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9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35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5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name-complex="Arial2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1"/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Object Viewer</text:p>
          </table:table-cell>
          <table:table-cell table:style-name="ce2"/>
          <table:table-cell/>
          <table:table-cell table:style-name="ce2" office:value-type="string">
            <text:p>Librarie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Parameters:</text:p>
          </table:table-cell>
          <table:table-cell table:style-name="ce3"/>
          <table:table-cell/>
          <table:table-cell table:style-name="ce3" office:value-type="string">
            <text:p>Load libraries from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../../b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Result: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formula="of:=INFO.OBBA.OBBA.OBCONTROLPANELSETVISIBLE([.C7])" office:value-type="boolean" office:boolean-value="true">
            <text:p>WAHR</text:p>
          </table:table-cell>
          <table:table-cell table:number-columns-repeated="2"/>
          <table:table-cell table:style-name="ce3" office:value-type="string">
            <text:p>Result: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CLASSES([.F7];[.F8])" office:value-type="string" office:string-value="/Users/fries/Documents/Development/finmath experiments/spreadsheets/Pseudo Random and Low Discrepancy Sequences/../../bin">
            <text:p>/Users/fries/Documents/Development/finmath experiments/spreadsheets/Pseudo Random and Low Discrepancy Sequences/../../bi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Obba Version</text:p>
          </table:table-cell>
          <table:table-cell table:style-name="ce5"/>
          <table:table-cell/>
          <table:table-cell table:style-name="ce2" office:value-type="string">
            <text:p>Reference cell below to ensure lib is loaded: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/>
          <table:table-cell table:style-name="ce9" table:formula="of:=IF(ISERROR([.F11]);NA()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Result: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7">
            <text:p>3.1.7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lton Sequence" table:style-name="ta1" table:print="false"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47" table:default-cell-style-name="Default"/>
        <table:table-column table:style-name="co5" table:number-columns-repeated="768" table:default-cell-style-name="Default"/>
        <table:table-row table:style-name="ro2">
          <table:table-cell table:style-name="ce1" table:number-columns-repeated="8"/>
          <table:table-cell table:style-name="ce10"/>
          <table:table-cell table:style-name="ce1" table:number-columns-repeated="247"/>
          <table:table-cell table:number-columns-repeated="768"/>
        </table:table-row>
        <table:table-row table:style-name="ro3">
          <table:table-cell table:style-name="ce12"/>
          <table:table-cell table:style-name="ce13" office:value-type="string">
            <text:p>This sheet illustrates two dimensional sampling points from a Halton sequence (by alternating – which is wrong)</text:p>
          </table:table-cell>
          <table:table-cell table:style-name="ce12" table:number-columns-repeated="6"/>
          <table:table-cell table:style-name="ce20"/>
          <table:table-cell table:style-name="ce12" table:number-columns-repeated="1014"/>
          <table:table-cell/>
        </table:table-row>
        <table:table-row table:style-name="ro2">
          <table:table-cell table:style-name="ce12"/>
          <table:table-cell table:style-name="ce14" office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2" table:number-columns-repeated="6"/>
          <table:table-cell table:style-name="ce20"/>
          <table:table-cell table:style-name="ce12" table:number-columns-repeated="1014"/>
          <table:table-cell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247"/>
          <table:table-cell table:number-columns-repeated="768"/>
        </table:table-row>
        <table:table-row table:style-name="ro2">
          <table:table-cell table:style-name="ce1"/>
          <table:table-cell table:style-name="ce2" office:value-type="string">
            <text:p>Halton Sequence</text:p>
          </table:table-cell>
          <table:table-cell table:style-name="ce2"/>
          <table:table-cell table:style-name="ce1" table:number-columns-repeated="4"/>
          <table:table-cell table:style-name="ce17" office:value-type="string">
            <text:p>Halton sequence</text:p>
          </table:table-cell>
          <table:table-cell table:style-name="ce21"/>
          <table:table-cell table:style-name="ce1"/>
          <table:table-cell table:style-name="ce17" office:value-type="string">
            <text:p>Composed 2 Dimenstional Sequence (wrong!)</text:p>
          </table:table-cell>
          <table:table-cell table:style-name="ce17"/>
          <table:table-cell table:style-name="ce21" table:number-columns-repeated="2"/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3"/>
          <table:table-cell table:style-name="ce10" table:number-columns-repeated="2"/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3" office:value-type="string">
            <text:p>Parameters:</text:p>
          </table:table-cell>
          <table:table-cell table:style-name="ce3"/>
          <table:table-cell table:style-name="ce1" table:number-columns-repeated="4"/>
          <table:table-cell table:style-name="ce18" office:value-type="string">
            <text:p>i</text:p>
          </table:table-cell>
          <table:table-cell table:style-name="ce22" office:value-type="string">
            <text:p>x</text:p>
          </table:table-cell>
          <table:table-cell table:style-name="ce24"/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22" office:value-type="string">
            <text:p>x1</text:p>
          </table:table-cell>
          <table:table-cell table:style-name="ce22" office:value-type="string">
            <text:p>x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" office:value-type="string">
            <text:p>base</text:p>
          </table:table-cell>
          <table:table-cell table:style-name="ce16" office:value-type="float" office:value="2">
            <text:p>2</text:p>
          </table:table-cell>
          <table:table-cell table:style-name="ce1" table:number-columns-repeated="4"/>
          <table:table-cell table:style-name="ce19" office:value-type="float" office:value="0">
            <text:p>0</text:p>
          </table:table-cell>
          <table:table-cell table:style-name="ce23" table:formula="of:=INFO.OBBA.OBBA.OBGET(INFO.OBBA.OBBA.OBCALL(&quot;&quot;;[.$B$12];&quot;getHaltonNumber&quot;;INFO.OBBA.OBBA.OBMAKE(&quot;&quot;;&quot;int&quot;;[.H8])))" office:value-type="float" office:value="0.5">
            <text:p>0,500</text:p>
          </table:table-cell>
          <table:table-cell table:style-name="ce1"/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3" table:formula="of:=INFO.OBBA.OBBA.OBGET(INFO.OBBA.OBBA.OBCALL(&quot;&quot;;[.$B$12];&quot;getHaltonNumber&quot;;INFO.OBBA.OBBA.OBMAKE(&quot;&quot;;&quot;int&quot;;[.K8])))" office:value-type="float" office:value="0.5">
            <text:p>0,500</text:p>
          </table:table-cell>
          <table:table-cell table:style-name="ce23" table:formula="of:=INFO.OBBA.OBBA.OBGET(INFO.OBBA.OBBA.OBCALL(&quot;&quot;;[.$B$12];&quot;getHaltonNumber&quot;;INFO.OBBA.OBBA.OBMAKE(&quot;&quot;;&quot;int&quot;;[.L8])))" office:value-type="float" office:value="0.25">
            <text:p>0,25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2"/>
          <table:table-cell table:style-name="ce16"/>
          <table:table-cell table:style-name="ce1" table:number-columns-repeated="4"/>
          <table:table-cell table:style-name="ce19" office:value-type="float" office:value="1">
            <text:p>1</text:p>
          </table:table-cell>
          <table:table-cell table:style-name="ce23" table:formula="of:=INFO.OBBA.OBBA.OBGET(INFO.OBBA.OBBA.OBCALL(&quot;&quot;;[.$B$12];&quot;getHaltonNumber&quot;;INFO.OBBA.OBBA.OBMAKE(&quot;&quot;;&quot;int&quot;;[.H9])))" office:value-type="float" office:value="0.25">
            <text:p>0,250</text:p>
          </table:table-cell>
          <table:table-cell table:style-name="ce1"/>
          <table:table-cell table:style-name="ce19" table:formula="of:=[.K8]+2" office:value-type="float" office:value="2">
            <text:p>2</text:p>
          </table:table-cell>
          <table:table-cell table:style-name="ce19" table:formula="of:=[.L8]+2" office:value-type="float" office:value="3">
            <text:p>3</text:p>
          </table:table-cell>
          <table:table-cell table:style-name="ce23" table:formula="of:=INFO.OBBA.OBBA.OBGET(INFO.OBBA.OBBA.OBCALL(&quot;&quot;;[.$B$12];&quot;getHaltonNumber&quot;;INFO.OBBA.OBBA.OBMAKE(&quot;&quot;;&quot;int&quot;;[.K9])))" office:value-type="float" office:value="0.75">
            <text:p>0,750</text:p>
          </table:table-cell>
          <table:table-cell table:style-name="ce23" table:formula="of:=INFO.OBBA.OBBA.OBGET(INFO.OBBA.OBBA.OBCALL(&quot;&quot;;[.$B$12];&quot;getHaltonNumber&quot;;INFO.OBBA.OBBA.OBMAKE(&quot;&quot;;&quot;int&quot;;[.L9])))" office:value-type="float" office:value="0.125">
            <text:p>0,12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">
            <text:p>2</text:p>
          </table:table-cell>
          <table:table-cell table:style-name="ce23" table:formula="of:=INFO.OBBA.OBBA.OBGET(INFO.OBBA.OBBA.OBCALL(&quot;&quot;;[.$B$12];&quot;getHaltonNumber&quot;;INFO.OBBA.OBBA.OBMAKE(&quot;&quot;;&quot;int&quot;;[.H10])))" office:value-type="float" office:value="0.75">
            <text:p>0,750</text:p>
          </table:table-cell>
          <table:table-cell table:style-name="ce1"/>
          <table:table-cell table:style-name="ce19" table:formula="of:=[.K9]+2" office:value-type="float" office:value="4">
            <text:p>4</text:p>
          </table:table-cell>
          <table:table-cell table:style-name="ce19" table:formula="of:=[.L9]+2" office:value-type="float" office:value="5">
            <text:p>5</text:p>
          </table:table-cell>
          <table:table-cell table:style-name="ce23" table:formula="of:=INFO.OBBA.OBBA.OBGET(INFO.OBBA.OBBA.OBCALL(&quot;&quot;;[.$B$12];&quot;getHaltonNumber&quot;;INFO.OBBA.OBBA.OBMAKE(&quot;&quot;;&quot;int&quot;;[.K10])))" office:value-type="float" office:value="0.625">
            <text:p>0,625</text:p>
          </table:table-cell>
          <table:table-cell table:style-name="ce23" table:formula="of:=INFO.OBBA.OBBA.OBGET(INFO.OBBA.OBBA.OBCALL(&quot;&quot;;[.$B$12];&quot;getHaltonNumber&quot;;INFO.OBBA.OBBA.OBMAKE(&quot;&quot;;&quot;int&quot;;[.L10])))" office:value-type="float" office:value="0.375">
            <text:p>0,37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3" office:value-type="string">
            <text:p>Object:</text:p>
          </table:table-cell>
          <table:table-cell table:style-name="ce3"/>
          <table:table-cell table:style-name="ce1" table:number-columns-repeated="4"/>
          <table:table-cell table:style-name="ce19" office:value-type="float" office:value="3">
            <text:p>3</text:p>
          </table:table-cell>
          <table:table-cell table:style-name="ce23" table:formula="of:=INFO.OBBA.OBBA.OBGET(INFO.OBBA.OBBA.OBCALL(&quot;&quot;;[.$B$12];&quot;getHaltonNumber&quot;;INFO.OBBA.OBBA.OBMAKE(&quot;&quot;;&quot;int&quot;;[.H11])))" office:value-type="float" office:value="0.125">
            <text:p>0,125</text:p>
          </table:table-cell>
          <table:table-cell table:style-name="ce1"/>
          <table:table-cell table:style-name="ce19" table:formula="of:=[.K10]+2" office:value-type="float" office:value="6">
            <text:p>6</text:p>
          </table:table-cell>
          <table:table-cell table:style-name="ce19" table:formula="of:=[.L10]+2" office:value-type="float" office:value="7">
            <text:p>7</text:p>
          </table:table-cell>
          <table:table-cell table:style-name="ce23" table:formula="of:=INFO.OBBA.OBBA.OBGET(INFO.OBBA.OBBA.OBCALL(&quot;&quot;;[.$B$12];&quot;getHaltonNumber&quot;;INFO.OBBA.OBBA.OBMAKE(&quot;&quot;;&quot;int&quot;;[.K11])))" office:value-type="float" office:value="0.875">
            <text:p>0,875</text:p>
          </table:table-cell>
          <table:table-cell table:style-name="ce23" table:formula="of:=INFO.OBBA.OBBA.OBGET(INFO.OBBA.OBBA.OBCALL(&quot;&quot;;[.$B$12];&quot;getHaltonNumber&quot;;INFO.OBBA.OBBA.OBMAKE(&quot;&quot;;&quot;int&quot;;[.L11])))" office:value-type="float" office:value="0.0625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5" table:formula="of:=INFO.OBBA.OBBA.OBMAKE(&quot;haltonSequence2&quot;;obLibs&amp;&quot;net.finmath.experiments.monteCarlo.lowDiscrepancySequence.HaltonSequence&quot;;INFO.OBBA.OBBA.OBMAKE(&quot;&quot;;&quot;int&quot;;[.C8]))" office:value-type="string" office:string-value="haltonSequence2 &#10;[6351]">
            <text:p>haltonSequence2 <text:line-break/>[6351]</text:p>
          </table:table-cell>
          <table:table-cell table:style-name="ce1" table:number-columns-repeated="5"/>
          <table:table-cell table:style-name="ce19" office:value-type="float" office:value="4">
            <text:p>4</text:p>
          </table:table-cell>
          <table:table-cell table:style-name="ce23" table:formula="of:=INFO.OBBA.OBBA.OBGET(INFO.OBBA.OBBA.OBCALL(&quot;&quot;;[.$B$12];&quot;getHaltonNumber&quot;;INFO.OBBA.OBBA.OBMAKE(&quot;&quot;;&quot;int&quot;;[.H12])))" office:value-type="float" office:value="0.625">
            <text:p>0,625</text:p>
          </table:table-cell>
          <table:table-cell table:style-name="ce1"/>
          <table:table-cell table:style-name="ce19" table:formula="of:=[.K11]+2" office:value-type="float" office:value="8">
            <text:p>8</text:p>
          </table:table-cell>
          <table:table-cell table:style-name="ce19" table:formula="of:=[.L11]+2" office:value-type="float" office:value="9">
            <text:p>9</text:p>
          </table:table-cell>
          <table:table-cell table:style-name="ce23" table:formula="of:=INFO.OBBA.OBBA.OBGET(INFO.OBBA.OBBA.OBCALL(&quot;&quot;;[.$B$12];&quot;getHaltonNumber&quot;;INFO.OBBA.OBBA.OBMAKE(&quot;&quot;;&quot;int&quot;;[.K12])))" office:value-type="float" office:value="0.5625">
            <text:p>0,563</text:p>
          </table:table-cell>
          <table:table-cell table:style-name="ce23" table:formula="of:=INFO.OBBA.OBBA.OBGET(INFO.OBBA.OBBA.OBCALL(&quot;&quot;;[.$B$12];&quot;getHaltonNumber&quot;;INFO.OBBA.OBBA.OBMAKE(&quot;&quot;;&quot;int&quot;;[.L12])))" office:value-type="float" office:value="0.3125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">
            <draw:frame table:end-cell-address="'Halton Sequence'.G31" table:end-x="1.2cm" table:end-y="0.084cm" draw:z-index="0" draw:style-name="gr1" svg:width="10.98cm" svg:height="7.426cm" svg:x="0.056cm" svg:y="0.344cm">
              <draw:object draw:notify-on-update-of-ranges="'Halton Sequence'.M8:'Halton Sequence'.M507 'Halton Sequence'.N8:'Halton Sequence'.N5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19" office:value-type="float" office:value="5">
            <text:p>5</text:p>
          </table:table-cell>
          <table:table-cell table:style-name="ce23" table:formula="of:=INFO.OBBA.OBBA.OBGET(INFO.OBBA.OBBA.OBCALL(&quot;&quot;;[.$B$12];&quot;getHaltonNumber&quot;;INFO.OBBA.OBBA.OBMAKE(&quot;&quot;;&quot;int&quot;;[.H13])))" office:value-type="float" office:value="0.375">
            <text:p>0,375</text:p>
          </table:table-cell>
          <table:table-cell table:style-name="ce1"/>
          <table:table-cell table:style-name="ce19" table:formula="of:=[.K12]+2" office:value-type="float" office:value="10">
            <text:p>10</text:p>
          </table:table-cell>
          <table:table-cell table:style-name="ce19" table:formula="of:=[.L12]+2" office:value-type="float" office:value="11">
            <text:p>11</text:p>
          </table:table-cell>
          <table:table-cell table:style-name="ce23" table:formula="of:=INFO.OBBA.OBBA.OBGET(INFO.OBBA.OBBA.OBCALL(&quot;&quot;;[.$B$12];&quot;getHaltonNumber&quot;;INFO.OBBA.OBBA.OBMAKE(&quot;&quot;;&quot;int&quot;;[.K13])))" office:value-type="float" office:value="0.8125">
            <text:p>0,813</text:p>
          </table:table-cell>
          <table:table-cell table:style-name="ce23" table:formula="of:=INFO.OBBA.OBBA.OBGET(INFO.OBBA.OBBA.OBCALL(&quot;&quot;;[.$B$12];&quot;getHaltonNumber&quot;;INFO.OBBA.OBBA.OBMAKE(&quot;&quot;;&quot;int&quot;;[.L13])))" office:value-type="float" office:value="0.1875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">
            <text:p>6</text:p>
          </table:table-cell>
          <table:table-cell table:style-name="ce23" table:formula="of:=INFO.OBBA.OBBA.OBGET(INFO.OBBA.OBBA.OBCALL(&quot;&quot;;[.$B$12];&quot;getHaltonNumber&quot;;INFO.OBBA.OBBA.OBMAKE(&quot;&quot;;&quot;int&quot;;[.H14])))" office:value-type="float" office:value="0.875">
            <text:p>0,875</text:p>
          </table:table-cell>
          <table:table-cell table:style-name="ce1"/>
          <table:table-cell table:style-name="ce19" table:formula="of:=[.K13]+2" office:value-type="float" office:value="12">
            <text:p>12</text:p>
          </table:table-cell>
          <table:table-cell table:style-name="ce19" table:formula="of:=[.L13]+2" office:value-type="float" office:value="13">
            <text:p>13</text:p>
          </table:table-cell>
          <table:table-cell table:style-name="ce23" table:formula="of:=INFO.OBBA.OBBA.OBGET(INFO.OBBA.OBBA.OBCALL(&quot;&quot;;[.$B$12];&quot;getHaltonNumber&quot;;INFO.OBBA.OBBA.OBMAKE(&quot;&quot;;&quot;int&quot;;[.K14])))" office:value-type="float" office:value="0.6875">
            <text:p>0,688</text:p>
          </table:table-cell>
          <table:table-cell table:style-name="ce23" table:formula="of:=INFO.OBBA.OBBA.OBGET(INFO.OBBA.OBBA.OBCALL(&quot;&quot;;[.$B$12];&quot;getHaltonNumber&quot;;INFO.OBBA.OBBA.OBMAKE(&quot;&quot;;&quot;int&quot;;[.L14])))" office:value-type="float" office:value="0.4375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">
            <text:p>7</text:p>
          </table:table-cell>
          <table:table-cell table:style-name="ce23" table:formula="of:=INFO.OBBA.OBBA.OBGET(INFO.OBBA.OBBA.OBCALL(&quot;&quot;;[.$B$12];&quot;getHaltonNumber&quot;;INFO.OBBA.OBBA.OBMAKE(&quot;&quot;;&quot;int&quot;;[.H15])))" office:value-type="float" office:value="0.0625">
            <text:p>0,063</text:p>
          </table:table-cell>
          <table:table-cell table:style-name="ce1"/>
          <table:table-cell table:style-name="ce19" table:formula="of:=[.K14]+2" office:value-type="float" office:value="14">
            <text:p>14</text:p>
          </table:table-cell>
          <table:table-cell table:style-name="ce19" table:formula="of:=[.L14]+2" office:value-type="float" office:value="15">
            <text:p>15</text:p>
          </table:table-cell>
          <table:table-cell table:style-name="ce23" table:formula="of:=INFO.OBBA.OBBA.OBGET(INFO.OBBA.OBBA.OBCALL(&quot;&quot;;[.$B$12];&quot;getHaltonNumber&quot;;INFO.OBBA.OBBA.OBMAKE(&quot;&quot;;&quot;int&quot;;[.K15])))" office:value-type="float" office:value="0.9375">
            <text:p>0,938</text:p>
          </table:table-cell>
          <table:table-cell table:style-name="ce23" table:formula="of:=INFO.OBBA.OBBA.OBGET(INFO.OBBA.OBBA.OBCALL(&quot;&quot;;[.$B$12];&quot;getHaltonNumber&quot;;INFO.OBBA.OBBA.OBMAKE(&quot;&quot;;&quot;int&quot;;[.L15])))" office:value-type="float" office:value="0.03125">
            <text:p>0,03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">
            <text:p>8</text:p>
          </table:table-cell>
          <table:table-cell table:style-name="ce23" table:formula="of:=INFO.OBBA.OBBA.OBGET(INFO.OBBA.OBBA.OBCALL(&quot;&quot;;[.$B$12];&quot;getHaltonNumber&quot;;INFO.OBBA.OBBA.OBMAKE(&quot;&quot;;&quot;int&quot;;[.H16])))" office:value-type="float" office:value="0.5625">
            <text:p>0,563</text:p>
          </table:table-cell>
          <table:table-cell table:style-name="ce1"/>
          <table:table-cell table:style-name="ce19" table:formula="of:=[.K15]+2" office:value-type="float" office:value="16">
            <text:p>16</text:p>
          </table:table-cell>
          <table:table-cell table:style-name="ce19" table:formula="of:=[.L15]+2" office:value-type="float" office:value="17">
            <text:p>17</text:p>
          </table:table-cell>
          <table:table-cell table:style-name="ce23" table:formula="of:=INFO.OBBA.OBBA.OBGET(INFO.OBBA.OBBA.OBCALL(&quot;&quot;;[.$B$12];&quot;getHaltonNumber&quot;;INFO.OBBA.OBBA.OBMAKE(&quot;&quot;;&quot;int&quot;;[.K16])))" office:value-type="float" office:value="0.53125">
            <text:p>0,531</text:p>
          </table:table-cell>
          <table:table-cell table:style-name="ce23" table:formula="of:=INFO.OBBA.OBBA.OBGET(INFO.OBBA.OBBA.OBCALL(&quot;&quot;;[.$B$12];&quot;getHaltonNumber&quot;;INFO.OBBA.OBBA.OBMAKE(&quot;&quot;;&quot;int&quot;;[.L16])))" office:value-type="float" office:value="0.28125">
            <text:p>0,28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">
            <text:p>9</text:p>
          </table:table-cell>
          <table:table-cell table:style-name="ce23" table:formula="of:=INFO.OBBA.OBBA.OBGET(INFO.OBBA.OBBA.OBCALL(&quot;&quot;;[.$B$12];&quot;getHaltonNumber&quot;;INFO.OBBA.OBBA.OBMAKE(&quot;&quot;;&quot;int&quot;;[.H17])))" office:value-type="float" office:value="0.3125">
            <text:p>0,313</text:p>
          </table:table-cell>
          <table:table-cell table:style-name="ce1"/>
          <table:table-cell table:style-name="ce19" table:formula="of:=[.K16]+2" office:value-type="float" office:value="18">
            <text:p>18</text:p>
          </table:table-cell>
          <table:table-cell table:style-name="ce19" table:formula="of:=[.L16]+2" office:value-type="float" office:value="19">
            <text:p>19</text:p>
          </table:table-cell>
          <table:table-cell table:style-name="ce23" table:formula="of:=INFO.OBBA.OBBA.OBGET(INFO.OBBA.OBBA.OBCALL(&quot;&quot;;[.$B$12];&quot;getHaltonNumber&quot;;INFO.OBBA.OBBA.OBMAKE(&quot;&quot;;&quot;int&quot;;[.K17])))" office:value-type="float" office:value="0.78125">
            <text:p>0,781</text:p>
          </table:table-cell>
          <table:table-cell table:style-name="ce23" table:formula="of:=INFO.OBBA.OBBA.OBGET(INFO.OBBA.OBBA.OBCALL(&quot;&quot;;[.$B$12];&quot;getHaltonNumber&quot;;INFO.OBBA.OBBA.OBMAKE(&quot;&quot;;&quot;int&quot;;[.L17])))" office:value-type="float" office:value="0.15625">
            <text:p>0,15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">
            <text:p>10</text:p>
          </table:table-cell>
          <table:table-cell table:style-name="ce23" table:formula="of:=INFO.OBBA.OBBA.OBGET(INFO.OBBA.OBBA.OBCALL(&quot;&quot;;[.$B$12];&quot;getHaltonNumber&quot;;INFO.OBBA.OBBA.OBMAKE(&quot;&quot;;&quot;int&quot;;[.H18])))" office:value-type="float" office:value="0.8125">
            <text:p>0,813</text:p>
          </table:table-cell>
          <table:table-cell table:style-name="ce1"/>
          <table:table-cell table:style-name="ce19" table:formula="of:=[.K17]+2" office:value-type="float" office:value="20">
            <text:p>20</text:p>
          </table:table-cell>
          <table:table-cell table:style-name="ce19" table:formula="of:=[.L17]+2" office:value-type="float" office:value="21">
            <text:p>21</text:p>
          </table:table-cell>
          <table:table-cell table:style-name="ce23" table:formula="of:=INFO.OBBA.OBBA.OBGET(INFO.OBBA.OBBA.OBCALL(&quot;&quot;;[.$B$12];&quot;getHaltonNumber&quot;;INFO.OBBA.OBBA.OBMAKE(&quot;&quot;;&quot;int&quot;;[.K18])))" office:value-type="float" office:value="0.65625">
            <text:p>0,656</text:p>
          </table:table-cell>
          <table:table-cell table:style-name="ce23" table:formula="of:=INFO.OBBA.OBBA.OBGET(INFO.OBBA.OBBA.OBCALL(&quot;&quot;;[.$B$12];&quot;getHaltonNumber&quot;;INFO.OBBA.OBBA.OBMAKE(&quot;&quot;;&quot;int&quot;;[.L18])))" office:value-type="float" office:value="0.40625">
            <text:p>0,40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">
            <text:p>11</text:p>
          </table:table-cell>
          <table:table-cell table:style-name="ce23" table:formula="of:=INFO.OBBA.OBBA.OBGET(INFO.OBBA.OBBA.OBCALL(&quot;&quot;;[.$B$12];&quot;getHaltonNumber&quot;;INFO.OBBA.OBBA.OBMAKE(&quot;&quot;;&quot;int&quot;;[.H19])))" office:value-type="float" office:value="0.1875">
            <text:p>0,188</text:p>
          </table:table-cell>
          <table:table-cell table:style-name="ce1"/>
          <table:table-cell table:style-name="ce19" table:formula="of:=[.K18]+2" office:value-type="float" office:value="22">
            <text:p>22</text:p>
          </table:table-cell>
          <table:table-cell table:style-name="ce19" table:formula="of:=[.L18]+2" office:value-type="float" office:value="23">
            <text:p>23</text:p>
          </table:table-cell>
          <table:table-cell table:style-name="ce23" table:formula="of:=INFO.OBBA.OBBA.OBGET(INFO.OBBA.OBBA.OBCALL(&quot;&quot;;[.$B$12];&quot;getHaltonNumber&quot;;INFO.OBBA.OBBA.OBMAKE(&quot;&quot;;&quot;int&quot;;[.K19])))" office:value-type="float" office:value="0.90625">
            <text:p>0,906</text:p>
          </table:table-cell>
          <table:table-cell table:style-name="ce23" table:formula="of:=INFO.OBBA.OBBA.OBGET(INFO.OBBA.OBBA.OBCALL(&quot;&quot;;[.$B$12];&quot;getHaltonNumber&quot;;INFO.OBBA.OBBA.OBMAKE(&quot;&quot;;&quot;int&quot;;[.L19])))" office:value-type="float" office:value="0.09375">
            <text:p>0,09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">
            <text:p>12</text:p>
          </table:table-cell>
          <table:table-cell table:style-name="ce23" table:formula="of:=INFO.OBBA.OBBA.OBGET(INFO.OBBA.OBBA.OBCALL(&quot;&quot;;[.$B$12];&quot;getHaltonNumber&quot;;INFO.OBBA.OBBA.OBMAKE(&quot;&quot;;&quot;int&quot;;[.H20])))" office:value-type="float" office:value="0.6875">
            <text:p>0,688</text:p>
          </table:table-cell>
          <table:table-cell table:style-name="ce1"/>
          <table:table-cell table:style-name="ce19" table:formula="of:=[.K19]+2" office:value-type="float" office:value="24">
            <text:p>24</text:p>
          </table:table-cell>
          <table:table-cell table:style-name="ce19" table:formula="of:=[.L19]+2" office:value-type="float" office:value="25">
            <text:p>25</text:p>
          </table:table-cell>
          <table:table-cell table:style-name="ce23" table:formula="of:=INFO.OBBA.OBBA.OBGET(INFO.OBBA.OBBA.OBCALL(&quot;&quot;;[.$B$12];&quot;getHaltonNumber&quot;;INFO.OBBA.OBBA.OBMAKE(&quot;&quot;;&quot;int&quot;;[.K20])))" office:value-type="float" office:value="0.59375">
            <text:p>0,594</text:p>
          </table:table-cell>
          <table:table-cell table:style-name="ce23" table:formula="of:=INFO.OBBA.OBBA.OBGET(INFO.OBBA.OBBA.OBCALL(&quot;&quot;;[.$B$12];&quot;getHaltonNumber&quot;;INFO.OBBA.OBBA.OBMAKE(&quot;&quot;;&quot;int&quot;;[.L20])))" office:value-type="float" office:value="0.34375">
            <text:p>0,34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">
            <text:p>13</text:p>
          </table:table-cell>
          <table:table-cell table:style-name="ce23" table:formula="of:=INFO.OBBA.OBBA.OBGET(INFO.OBBA.OBBA.OBCALL(&quot;&quot;;[.$B$12];&quot;getHaltonNumber&quot;;INFO.OBBA.OBBA.OBMAKE(&quot;&quot;;&quot;int&quot;;[.H21])))" office:value-type="float" office:value="0.4375">
            <text:p>0,438</text:p>
          </table:table-cell>
          <table:table-cell table:style-name="ce1"/>
          <table:table-cell table:style-name="ce19" table:formula="of:=[.K20]+2" office:value-type="float" office:value="26">
            <text:p>26</text:p>
          </table:table-cell>
          <table:table-cell table:style-name="ce19" table:formula="of:=[.L20]+2" office:value-type="float" office:value="27">
            <text:p>27</text:p>
          </table:table-cell>
          <table:table-cell table:style-name="ce23" table:formula="of:=INFO.OBBA.OBBA.OBGET(INFO.OBBA.OBBA.OBCALL(&quot;&quot;;[.$B$12];&quot;getHaltonNumber&quot;;INFO.OBBA.OBBA.OBMAKE(&quot;&quot;;&quot;int&quot;;[.K21])))" office:value-type="float" office:value="0.84375">
            <text:p>0,844</text:p>
          </table:table-cell>
          <table:table-cell table:style-name="ce23" table:formula="of:=INFO.OBBA.OBBA.OBGET(INFO.OBBA.OBBA.OBCALL(&quot;&quot;;[.$B$12];&quot;getHaltonNumber&quot;;INFO.OBBA.OBBA.OBMAKE(&quot;&quot;;&quot;int&quot;;[.L21])))" office:value-type="float" office:value="0.21875">
            <text:p>0,21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">
            <text:p>14</text:p>
          </table:table-cell>
          <table:table-cell table:style-name="ce23" table:formula="of:=INFO.OBBA.OBBA.OBGET(INFO.OBBA.OBBA.OBCALL(&quot;&quot;;[.$B$12];&quot;getHaltonNumber&quot;;INFO.OBBA.OBBA.OBMAKE(&quot;&quot;;&quot;int&quot;;[.H22])))" office:value-type="float" office:value="0.9375">
            <text:p>0,938</text:p>
          </table:table-cell>
          <table:table-cell table:style-name="ce1"/>
          <table:table-cell table:style-name="ce19" table:formula="of:=[.K21]+2" office:value-type="float" office:value="28">
            <text:p>28</text:p>
          </table:table-cell>
          <table:table-cell table:style-name="ce19" table:formula="of:=[.L21]+2" office:value-type="float" office:value="29">
            <text:p>29</text:p>
          </table:table-cell>
          <table:table-cell table:style-name="ce23" table:formula="of:=INFO.OBBA.OBBA.OBGET(INFO.OBBA.OBBA.OBCALL(&quot;&quot;;[.$B$12];&quot;getHaltonNumber&quot;;INFO.OBBA.OBBA.OBMAKE(&quot;&quot;;&quot;int&quot;;[.K22])))" office:value-type="float" office:value="0.71875">
            <text:p>0,719</text:p>
          </table:table-cell>
          <table:table-cell table:style-name="ce23" table:formula="of:=INFO.OBBA.OBBA.OBGET(INFO.OBBA.OBBA.OBCALL(&quot;&quot;;[.$B$12];&quot;getHaltonNumber&quot;;INFO.OBBA.OBBA.OBMAKE(&quot;&quot;;&quot;int&quot;;[.L22])))" office:value-type="float" office:value="0.46875">
            <text:p>0,46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">
            <text:p>15</text:p>
          </table:table-cell>
          <table:table-cell table:style-name="ce23" table:formula="of:=INFO.OBBA.OBBA.OBGET(INFO.OBBA.OBBA.OBCALL(&quot;&quot;;[.$B$12];&quot;getHaltonNumber&quot;;INFO.OBBA.OBBA.OBMAKE(&quot;&quot;;&quot;int&quot;;[.H23])))" office:value-type="float" office:value="0.03125">
            <text:p>0,031</text:p>
          </table:table-cell>
          <table:table-cell table:style-name="ce1"/>
          <table:table-cell table:style-name="ce19" table:formula="of:=[.K22]+2" office:value-type="float" office:value="30">
            <text:p>30</text:p>
          </table:table-cell>
          <table:table-cell table:style-name="ce19" table:formula="of:=[.L22]+2" office:value-type="float" office:value="31">
            <text:p>31</text:p>
          </table:table-cell>
          <table:table-cell table:style-name="ce23" table:formula="of:=INFO.OBBA.OBBA.OBGET(INFO.OBBA.OBBA.OBCALL(&quot;&quot;;[.$B$12];&quot;getHaltonNumber&quot;;INFO.OBBA.OBBA.OBMAKE(&quot;&quot;;&quot;int&quot;;[.K23])))" office:value-type="float" office:value="0.96875">
            <text:p>0,969</text:p>
          </table:table-cell>
          <table:table-cell table:style-name="ce23" table:formula="of:=INFO.OBBA.OBBA.OBGET(INFO.OBBA.OBBA.OBCALL(&quot;&quot;;[.$B$12];&quot;getHaltonNumber&quot;;INFO.OBBA.OBBA.OBMAKE(&quot;&quot;;&quot;int&quot;;[.L23])))" office:value-type="float" office:value="0.015625">
            <text:p>0,01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">
            <text:p>16</text:p>
          </table:table-cell>
          <table:table-cell table:style-name="ce23" table:formula="of:=INFO.OBBA.OBBA.OBGET(INFO.OBBA.OBBA.OBCALL(&quot;&quot;;[.$B$12];&quot;getHaltonNumber&quot;;INFO.OBBA.OBBA.OBMAKE(&quot;&quot;;&quot;int&quot;;[.H24])))" office:value-type="float" office:value="0.53125">
            <text:p>0,531</text:p>
          </table:table-cell>
          <table:table-cell table:style-name="ce1"/>
          <table:table-cell table:style-name="ce19" table:formula="of:=[.K23]+2" office:value-type="float" office:value="32">
            <text:p>32</text:p>
          </table:table-cell>
          <table:table-cell table:style-name="ce19" table:formula="of:=[.L23]+2" office:value-type="float" office:value="33">
            <text:p>33</text:p>
          </table:table-cell>
          <table:table-cell table:style-name="ce23" table:formula="of:=INFO.OBBA.OBBA.OBGET(INFO.OBBA.OBBA.OBCALL(&quot;&quot;;[.$B$12];&quot;getHaltonNumber&quot;;INFO.OBBA.OBBA.OBMAKE(&quot;&quot;;&quot;int&quot;;[.K24])))" office:value-type="float" office:value="0.515625">
            <text:p>0,516</text:p>
          </table:table-cell>
          <table:table-cell table:style-name="ce23" table:formula="of:=INFO.OBBA.OBBA.OBGET(INFO.OBBA.OBBA.OBCALL(&quot;&quot;;[.$B$12];&quot;getHaltonNumber&quot;;INFO.OBBA.OBBA.OBMAKE(&quot;&quot;;&quot;int&quot;;[.L24])))" office:value-type="float" office:value="0.265625">
            <text:p>0,26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">
            <text:p>17</text:p>
          </table:table-cell>
          <table:table-cell table:style-name="ce23" table:formula="of:=INFO.OBBA.OBBA.OBGET(INFO.OBBA.OBBA.OBCALL(&quot;&quot;;[.$B$12];&quot;getHaltonNumber&quot;;INFO.OBBA.OBBA.OBMAKE(&quot;&quot;;&quot;int&quot;;[.H25])))" office:value-type="float" office:value="0.28125">
            <text:p>0,281</text:p>
          </table:table-cell>
          <table:table-cell table:style-name="ce1"/>
          <table:table-cell table:style-name="ce19" table:formula="of:=[.K24]+2" office:value-type="float" office:value="34">
            <text:p>34</text:p>
          </table:table-cell>
          <table:table-cell table:style-name="ce19" table:formula="of:=[.L24]+2" office:value-type="float" office:value="35">
            <text:p>35</text:p>
          </table:table-cell>
          <table:table-cell table:style-name="ce23" table:formula="of:=INFO.OBBA.OBBA.OBGET(INFO.OBBA.OBBA.OBCALL(&quot;&quot;;[.$B$12];&quot;getHaltonNumber&quot;;INFO.OBBA.OBBA.OBMAKE(&quot;&quot;;&quot;int&quot;;[.K25])))" office:value-type="float" office:value="0.765625">
            <text:p>0,766</text:p>
          </table:table-cell>
          <table:table-cell table:style-name="ce23" table:formula="of:=INFO.OBBA.OBBA.OBGET(INFO.OBBA.OBBA.OBCALL(&quot;&quot;;[.$B$12];&quot;getHaltonNumber&quot;;INFO.OBBA.OBBA.OBMAKE(&quot;&quot;;&quot;int&quot;;[.L25])))" office:value-type="float" office:value="0.140625">
            <text:p>0,14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">
            <text:p>18</text:p>
          </table:table-cell>
          <table:table-cell table:style-name="ce23" table:formula="of:=INFO.OBBA.OBBA.OBGET(INFO.OBBA.OBBA.OBCALL(&quot;&quot;;[.$B$12];&quot;getHaltonNumber&quot;;INFO.OBBA.OBBA.OBMAKE(&quot;&quot;;&quot;int&quot;;[.H26])))" office:value-type="float" office:value="0.78125">
            <text:p>0,781</text:p>
          </table:table-cell>
          <table:table-cell table:style-name="ce1"/>
          <table:table-cell table:style-name="ce19" table:formula="of:=[.K25]+2" office:value-type="float" office:value="36">
            <text:p>36</text:p>
          </table:table-cell>
          <table:table-cell table:style-name="ce19" table:formula="of:=[.L25]+2" office:value-type="float" office:value="37">
            <text:p>37</text:p>
          </table:table-cell>
          <table:table-cell table:style-name="ce23" table:formula="of:=INFO.OBBA.OBBA.OBGET(INFO.OBBA.OBBA.OBCALL(&quot;&quot;;[.$B$12];&quot;getHaltonNumber&quot;;INFO.OBBA.OBBA.OBMAKE(&quot;&quot;;&quot;int&quot;;[.K26])))" office:value-type="float" office:value="0.640625">
            <text:p>0,641</text:p>
          </table:table-cell>
          <table:table-cell table:style-name="ce23" table:formula="of:=INFO.OBBA.OBBA.OBGET(INFO.OBBA.OBBA.OBCALL(&quot;&quot;;[.$B$12];&quot;getHaltonNumber&quot;;INFO.OBBA.OBBA.OBMAKE(&quot;&quot;;&quot;int&quot;;[.L26])))" office:value-type="float" office:value="0.390625">
            <text:p>0,39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">
            <text:p>19</text:p>
          </table:table-cell>
          <table:table-cell table:style-name="ce23" table:formula="of:=INFO.OBBA.OBBA.OBGET(INFO.OBBA.OBBA.OBCALL(&quot;&quot;;[.$B$12];&quot;getHaltonNumber&quot;;INFO.OBBA.OBBA.OBMAKE(&quot;&quot;;&quot;int&quot;;[.H27])))" office:value-type="float" office:value="0.15625">
            <text:p>0,156</text:p>
          </table:table-cell>
          <table:table-cell table:style-name="ce1"/>
          <table:table-cell table:style-name="ce19" table:formula="of:=[.K26]+2" office:value-type="float" office:value="38">
            <text:p>38</text:p>
          </table:table-cell>
          <table:table-cell table:style-name="ce19" table:formula="of:=[.L26]+2" office:value-type="float" office:value="39">
            <text:p>39</text:p>
          </table:table-cell>
          <table:table-cell table:style-name="ce23" table:formula="of:=INFO.OBBA.OBBA.OBGET(INFO.OBBA.OBBA.OBCALL(&quot;&quot;;[.$B$12];&quot;getHaltonNumber&quot;;INFO.OBBA.OBBA.OBMAKE(&quot;&quot;;&quot;int&quot;;[.K27])))" office:value-type="float" office:value="0.890625">
            <text:p>0,891</text:p>
          </table:table-cell>
          <table:table-cell table:style-name="ce23" table:formula="of:=INFO.OBBA.OBBA.OBGET(INFO.OBBA.OBBA.OBCALL(&quot;&quot;;[.$B$12];&quot;getHaltonNumber&quot;;INFO.OBBA.OBBA.OBMAKE(&quot;&quot;;&quot;int&quot;;[.L27])))" office:value-type="float" office:value="0.078125">
            <text:p>0,07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">
            <text:p>20</text:p>
          </table:table-cell>
          <table:table-cell table:style-name="ce23" table:formula="of:=INFO.OBBA.OBBA.OBGET(INFO.OBBA.OBBA.OBCALL(&quot;&quot;;[.$B$12];&quot;getHaltonNumber&quot;;INFO.OBBA.OBBA.OBMAKE(&quot;&quot;;&quot;int&quot;;[.H28])))" office:value-type="float" office:value="0.65625">
            <text:p>0,656</text:p>
          </table:table-cell>
          <table:table-cell table:style-name="ce1"/>
          <table:table-cell table:style-name="ce19" table:formula="of:=[.K27]+2" office:value-type="float" office:value="40">
            <text:p>40</text:p>
          </table:table-cell>
          <table:table-cell table:style-name="ce19" table:formula="of:=[.L27]+2" office:value-type="float" office:value="41">
            <text:p>41</text:p>
          </table:table-cell>
          <table:table-cell table:style-name="ce23" table:formula="of:=INFO.OBBA.OBBA.OBGET(INFO.OBBA.OBBA.OBCALL(&quot;&quot;;[.$B$12];&quot;getHaltonNumber&quot;;INFO.OBBA.OBBA.OBMAKE(&quot;&quot;;&quot;int&quot;;[.K28])))" office:value-type="float" office:value="0.578125">
            <text:p>0,578</text:p>
          </table:table-cell>
          <table:table-cell table:style-name="ce23" table:formula="of:=INFO.OBBA.OBBA.OBGET(INFO.OBBA.OBBA.OBCALL(&quot;&quot;;[.$B$12];&quot;getHaltonNumber&quot;;INFO.OBBA.OBBA.OBMAKE(&quot;&quot;;&quot;int&quot;;[.L28])))" office:value-type="float" office:value="0.328125">
            <text:p>0,32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">
            <text:p>21</text:p>
          </table:table-cell>
          <table:table-cell table:style-name="ce23" table:formula="of:=INFO.OBBA.OBBA.OBGET(INFO.OBBA.OBBA.OBCALL(&quot;&quot;;[.$B$12];&quot;getHaltonNumber&quot;;INFO.OBBA.OBBA.OBMAKE(&quot;&quot;;&quot;int&quot;;[.H29])))" office:value-type="float" office:value="0.40625">
            <text:p>0,406</text:p>
          </table:table-cell>
          <table:table-cell table:style-name="ce1"/>
          <table:table-cell table:style-name="ce19" table:formula="of:=[.K28]+2" office:value-type="float" office:value="42">
            <text:p>42</text:p>
          </table:table-cell>
          <table:table-cell table:style-name="ce19" table:formula="of:=[.L28]+2" office:value-type="float" office:value="43">
            <text:p>43</text:p>
          </table:table-cell>
          <table:table-cell table:style-name="ce23" table:formula="of:=INFO.OBBA.OBBA.OBGET(INFO.OBBA.OBBA.OBCALL(&quot;&quot;;[.$B$12];&quot;getHaltonNumber&quot;;INFO.OBBA.OBBA.OBMAKE(&quot;&quot;;&quot;int&quot;;[.K29])))" office:value-type="float" office:value="0.828125">
            <text:p>0,828</text:p>
          </table:table-cell>
          <table:table-cell table:style-name="ce23" table:formula="of:=INFO.OBBA.OBBA.OBGET(INFO.OBBA.OBBA.OBCALL(&quot;&quot;;[.$B$12];&quot;getHaltonNumber&quot;;INFO.OBBA.OBBA.OBMAKE(&quot;&quot;;&quot;int&quot;;[.L29])))" office:value-type="float" office:value="0.203125">
            <text:p>0,20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">
            <text:p>22</text:p>
          </table:table-cell>
          <table:table-cell table:style-name="ce23" table:formula="of:=INFO.OBBA.OBBA.OBGET(INFO.OBBA.OBBA.OBCALL(&quot;&quot;;[.$B$12];&quot;getHaltonNumber&quot;;INFO.OBBA.OBBA.OBMAKE(&quot;&quot;;&quot;int&quot;;[.H30])))" office:value-type="float" office:value="0.90625">
            <text:p>0,906</text:p>
          </table:table-cell>
          <table:table-cell table:style-name="ce1"/>
          <table:table-cell table:style-name="ce19" table:formula="of:=[.K29]+2" office:value-type="float" office:value="44">
            <text:p>44</text:p>
          </table:table-cell>
          <table:table-cell table:style-name="ce19" table:formula="of:=[.L29]+2" office:value-type="float" office:value="45">
            <text:p>45</text:p>
          </table:table-cell>
          <table:table-cell table:style-name="ce23" table:formula="of:=INFO.OBBA.OBBA.OBGET(INFO.OBBA.OBBA.OBCALL(&quot;&quot;;[.$B$12];&quot;getHaltonNumber&quot;;INFO.OBBA.OBBA.OBMAKE(&quot;&quot;;&quot;int&quot;;[.K30])))" office:value-type="float" office:value="0.703125">
            <text:p>0,703</text:p>
          </table:table-cell>
          <table:table-cell table:style-name="ce23" table:formula="of:=INFO.OBBA.OBBA.OBGET(INFO.OBBA.OBBA.OBCALL(&quot;&quot;;[.$B$12];&quot;getHaltonNumber&quot;;INFO.OBBA.OBBA.OBMAKE(&quot;&quot;;&quot;int&quot;;[.L30])))" office:value-type="float" office:value="0.453125">
            <text:p>0,45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">
            <text:p>23</text:p>
          </table:table-cell>
          <table:table-cell table:style-name="ce23" table:formula="of:=INFO.OBBA.OBBA.OBGET(INFO.OBBA.OBBA.OBCALL(&quot;&quot;;[.$B$12];&quot;getHaltonNumber&quot;;INFO.OBBA.OBBA.OBMAKE(&quot;&quot;;&quot;int&quot;;[.H31])))" office:value-type="float" office:value="0.09375">
            <text:p>0,094</text:p>
          </table:table-cell>
          <table:table-cell table:style-name="ce1"/>
          <table:table-cell table:style-name="ce19" table:formula="of:=[.K30]+2" office:value-type="float" office:value="46">
            <text:p>46</text:p>
          </table:table-cell>
          <table:table-cell table:style-name="ce19" table:formula="of:=[.L30]+2" office:value-type="float" office:value="47">
            <text:p>47</text:p>
          </table:table-cell>
          <table:table-cell table:style-name="ce23" table:formula="of:=INFO.OBBA.OBBA.OBGET(INFO.OBBA.OBBA.OBCALL(&quot;&quot;;[.$B$12];&quot;getHaltonNumber&quot;;INFO.OBBA.OBBA.OBMAKE(&quot;&quot;;&quot;int&quot;;[.K31])))" office:value-type="float" office:value="0.953125">
            <text:p>0,953</text:p>
          </table:table-cell>
          <table:table-cell table:style-name="ce23" table:formula="of:=INFO.OBBA.OBBA.OBGET(INFO.OBBA.OBBA.OBCALL(&quot;&quot;;[.$B$12];&quot;getHaltonNumber&quot;;INFO.OBBA.OBBA.OBMAKE(&quot;&quot;;&quot;int&quot;;[.L31])))" office:value-type="float" office:value="0.046875">
            <text:p>0,04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">
            <text:p>24</text:p>
          </table:table-cell>
          <table:table-cell table:style-name="ce23" table:formula="of:=INFO.OBBA.OBBA.OBGET(INFO.OBBA.OBBA.OBCALL(&quot;&quot;;[.$B$12];&quot;getHaltonNumber&quot;;INFO.OBBA.OBBA.OBMAKE(&quot;&quot;;&quot;int&quot;;[.H32])))" office:value-type="float" office:value="0.59375">
            <text:p>0,594</text:p>
          </table:table-cell>
          <table:table-cell table:style-name="ce1"/>
          <table:table-cell table:style-name="ce19" table:formula="of:=[.K31]+2" office:value-type="float" office:value="48">
            <text:p>48</text:p>
          </table:table-cell>
          <table:table-cell table:style-name="ce19" table:formula="of:=[.L31]+2" office:value-type="float" office:value="49">
            <text:p>49</text:p>
          </table:table-cell>
          <table:table-cell table:style-name="ce23" table:formula="of:=INFO.OBBA.OBBA.OBGET(INFO.OBBA.OBBA.OBCALL(&quot;&quot;;[.$B$12];&quot;getHaltonNumber&quot;;INFO.OBBA.OBBA.OBMAKE(&quot;&quot;;&quot;int&quot;;[.K32])))" office:value-type="float" office:value="0.546875">
            <text:p>0,547</text:p>
          </table:table-cell>
          <table:table-cell table:style-name="ce23" table:formula="of:=INFO.OBBA.OBBA.OBGET(INFO.OBBA.OBBA.OBCALL(&quot;&quot;;[.$B$12];&quot;getHaltonNumber&quot;;INFO.OBBA.OBBA.OBMAKE(&quot;&quot;;&quot;int&quot;;[.L32])))" office:value-type="float" office:value="0.296875">
            <text:p>0,29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">
            <text:p>25</text:p>
          </table:table-cell>
          <table:table-cell table:style-name="ce23" table:formula="of:=INFO.OBBA.OBBA.OBGET(INFO.OBBA.OBBA.OBCALL(&quot;&quot;;[.$B$12];&quot;getHaltonNumber&quot;;INFO.OBBA.OBBA.OBMAKE(&quot;&quot;;&quot;int&quot;;[.H33])))" office:value-type="float" office:value="0.34375">
            <text:p>0,344</text:p>
          </table:table-cell>
          <table:table-cell table:style-name="ce1"/>
          <table:table-cell table:style-name="ce19" table:formula="of:=[.K32]+2" office:value-type="float" office:value="50">
            <text:p>50</text:p>
          </table:table-cell>
          <table:table-cell table:style-name="ce19" table:formula="of:=[.L32]+2" office:value-type="float" office:value="51">
            <text:p>51</text:p>
          </table:table-cell>
          <table:table-cell table:style-name="ce23" table:formula="of:=INFO.OBBA.OBBA.OBGET(INFO.OBBA.OBBA.OBCALL(&quot;&quot;;[.$B$12];&quot;getHaltonNumber&quot;;INFO.OBBA.OBBA.OBMAKE(&quot;&quot;;&quot;int&quot;;[.K33])))" office:value-type="float" office:value="0.796875">
            <text:p>0,797</text:p>
          </table:table-cell>
          <table:table-cell table:style-name="ce23" table:formula="of:=INFO.OBBA.OBBA.OBGET(INFO.OBBA.OBBA.OBCALL(&quot;&quot;;[.$B$12];&quot;getHaltonNumber&quot;;INFO.OBBA.OBBA.OBMAKE(&quot;&quot;;&quot;int&quot;;[.L33])))" office:value-type="float" office:value="0.171875">
            <text:p>0,17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">
            <text:p>26</text:p>
          </table:table-cell>
          <table:table-cell table:style-name="ce23" table:formula="of:=INFO.OBBA.OBBA.OBGET(INFO.OBBA.OBBA.OBCALL(&quot;&quot;;[.$B$12];&quot;getHaltonNumber&quot;;INFO.OBBA.OBBA.OBMAKE(&quot;&quot;;&quot;int&quot;;[.H34])))" office:value-type="float" office:value="0.84375">
            <text:p>0,844</text:p>
          </table:table-cell>
          <table:table-cell table:style-name="ce1"/>
          <table:table-cell table:style-name="ce19" table:formula="of:=[.K33]+2" office:value-type="float" office:value="52">
            <text:p>52</text:p>
          </table:table-cell>
          <table:table-cell table:style-name="ce19" table:formula="of:=[.L33]+2" office:value-type="float" office:value="53">
            <text:p>53</text:p>
          </table:table-cell>
          <table:table-cell table:style-name="ce23" table:formula="of:=INFO.OBBA.OBBA.OBGET(INFO.OBBA.OBBA.OBCALL(&quot;&quot;;[.$B$12];&quot;getHaltonNumber&quot;;INFO.OBBA.OBBA.OBMAKE(&quot;&quot;;&quot;int&quot;;[.K34])))" office:value-type="float" office:value="0.671875">
            <text:p>0,672</text:p>
          </table:table-cell>
          <table:table-cell table:style-name="ce23" table:formula="of:=INFO.OBBA.OBBA.OBGET(INFO.OBBA.OBBA.OBCALL(&quot;&quot;;[.$B$12];&quot;getHaltonNumber&quot;;INFO.OBBA.OBBA.OBMAKE(&quot;&quot;;&quot;int&quot;;[.L34])))" office:value-type="float" office:value="0.421875">
            <text:p>0,42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">
            <text:p>27</text:p>
          </table:table-cell>
          <table:table-cell table:style-name="ce23" table:formula="of:=INFO.OBBA.OBBA.OBGET(INFO.OBBA.OBBA.OBCALL(&quot;&quot;;[.$B$12];&quot;getHaltonNumber&quot;;INFO.OBBA.OBBA.OBMAKE(&quot;&quot;;&quot;int&quot;;[.H35])))" office:value-type="float" office:value="0.21875">
            <text:p>0,219</text:p>
          </table:table-cell>
          <table:table-cell table:style-name="ce1"/>
          <table:table-cell table:style-name="ce19" table:formula="of:=[.K34]+2" office:value-type="float" office:value="54">
            <text:p>54</text:p>
          </table:table-cell>
          <table:table-cell table:style-name="ce19" table:formula="of:=[.L34]+2" office:value-type="float" office:value="55">
            <text:p>55</text:p>
          </table:table-cell>
          <table:table-cell table:style-name="ce23" table:formula="of:=INFO.OBBA.OBBA.OBGET(INFO.OBBA.OBBA.OBCALL(&quot;&quot;;[.$B$12];&quot;getHaltonNumber&quot;;INFO.OBBA.OBBA.OBMAKE(&quot;&quot;;&quot;int&quot;;[.K35])))" office:value-type="float" office:value="0.921875">
            <text:p>0,922</text:p>
          </table:table-cell>
          <table:table-cell table:style-name="ce23" table:formula="of:=INFO.OBBA.OBBA.OBGET(INFO.OBBA.OBBA.OBCALL(&quot;&quot;;[.$B$12];&quot;getHaltonNumber&quot;;INFO.OBBA.OBBA.OBMAKE(&quot;&quot;;&quot;int&quot;;[.L35])))" office:value-type="float" office:value="0.109375">
            <text:p>0,10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">
            <text:p>28</text:p>
          </table:table-cell>
          <table:table-cell table:style-name="ce23" table:formula="of:=INFO.OBBA.OBBA.OBGET(INFO.OBBA.OBBA.OBCALL(&quot;&quot;;[.$B$12];&quot;getHaltonNumber&quot;;INFO.OBBA.OBBA.OBMAKE(&quot;&quot;;&quot;int&quot;;[.H36])))" office:value-type="float" office:value="0.71875">
            <text:p>0,719</text:p>
          </table:table-cell>
          <table:table-cell table:style-name="ce1"/>
          <table:table-cell table:style-name="ce19" table:formula="of:=[.K35]+2" office:value-type="float" office:value="56">
            <text:p>56</text:p>
          </table:table-cell>
          <table:table-cell table:style-name="ce19" table:formula="of:=[.L35]+2" office:value-type="float" office:value="57">
            <text:p>57</text:p>
          </table:table-cell>
          <table:table-cell table:style-name="ce23" table:formula="of:=INFO.OBBA.OBBA.OBGET(INFO.OBBA.OBBA.OBCALL(&quot;&quot;;[.$B$12];&quot;getHaltonNumber&quot;;INFO.OBBA.OBBA.OBMAKE(&quot;&quot;;&quot;int&quot;;[.K36])))" office:value-type="float" office:value="0.609375">
            <text:p>0,609</text:p>
          </table:table-cell>
          <table:table-cell table:style-name="ce23" table:formula="of:=INFO.OBBA.OBBA.OBGET(INFO.OBBA.OBBA.OBCALL(&quot;&quot;;[.$B$12];&quot;getHaltonNumber&quot;;INFO.OBBA.OBBA.OBMAKE(&quot;&quot;;&quot;int&quot;;[.L36])))" office:value-type="float" office:value="0.359375">
            <text:p>0,35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">
            <text:p>29</text:p>
          </table:table-cell>
          <table:table-cell table:style-name="ce23" table:formula="of:=INFO.OBBA.OBBA.OBGET(INFO.OBBA.OBBA.OBCALL(&quot;&quot;;[.$B$12];&quot;getHaltonNumber&quot;;INFO.OBBA.OBBA.OBMAKE(&quot;&quot;;&quot;int&quot;;[.H37])))" office:value-type="float" office:value="0.46875">
            <text:p>0,469</text:p>
          </table:table-cell>
          <table:table-cell table:style-name="ce1"/>
          <table:table-cell table:style-name="ce19" table:formula="of:=[.K36]+2" office:value-type="float" office:value="58">
            <text:p>58</text:p>
          </table:table-cell>
          <table:table-cell table:style-name="ce19" table:formula="of:=[.L36]+2" office:value-type="float" office:value="59">
            <text:p>59</text:p>
          </table:table-cell>
          <table:table-cell table:style-name="ce23" table:formula="of:=INFO.OBBA.OBBA.OBGET(INFO.OBBA.OBBA.OBCALL(&quot;&quot;;[.$B$12];&quot;getHaltonNumber&quot;;INFO.OBBA.OBBA.OBMAKE(&quot;&quot;;&quot;int&quot;;[.K37])))" office:value-type="float" office:value="0.859375">
            <text:p>0,859</text:p>
          </table:table-cell>
          <table:table-cell table:style-name="ce23" table:formula="of:=INFO.OBBA.OBBA.OBGET(INFO.OBBA.OBBA.OBCALL(&quot;&quot;;[.$B$12];&quot;getHaltonNumber&quot;;INFO.OBBA.OBBA.OBMAKE(&quot;&quot;;&quot;int&quot;;[.L37])))" office:value-type="float" office:value="0.234375">
            <text:p>0,23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">
            <text:p>30</text:p>
          </table:table-cell>
          <table:table-cell table:style-name="ce23" table:formula="of:=INFO.OBBA.OBBA.OBGET(INFO.OBBA.OBBA.OBCALL(&quot;&quot;;[.$B$12];&quot;getHaltonNumber&quot;;INFO.OBBA.OBBA.OBMAKE(&quot;&quot;;&quot;int&quot;;[.H38])))" office:value-type="float" office:value="0.96875">
            <text:p>0,969</text:p>
          </table:table-cell>
          <table:table-cell table:style-name="ce1"/>
          <table:table-cell table:style-name="ce19" table:formula="of:=[.K37]+2" office:value-type="float" office:value="60">
            <text:p>60</text:p>
          </table:table-cell>
          <table:table-cell table:style-name="ce19" table:formula="of:=[.L37]+2" office:value-type="float" office:value="61">
            <text:p>61</text:p>
          </table:table-cell>
          <table:table-cell table:style-name="ce23" table:formula="of:=INFO.OBBA.OBBA.OBGET(INFO.OBBA.OBBA.OBCALL(&quot;&quot;;[.$B$12];&quot;getHaltonNumber&quot;;INFO.OBBA.OBBA.OBMAKE(&quot;&quot;;&quot;int&quot;;[.K38])))" office:value-type="float" office:value="0.734375">
            <text:p>0,734</text:p>
          </table:table-cell>
          <table:table-cell table:style-name="ce23" table:formula="of:=INFO.OBBA.OBBA.OBGET(INFO.OBBA.OBBA.OBCALL(&quot;&quot;;[.$B$12];&quot;getHaltonNumber&quot;;INFO.OBBA.OBBA.OBMAKE(&quot;&quot;;&quot;int&quot;;[.L38])))" office:value-type="float" office:value="0.484375">
            <text:p>0,48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">
            <text:p>31</text:p>
          </table:table-cell>
          <table:table-cell table:style-name="ce23" table:formula="of:=INFO.OBBA.OBBA.OBGET(INFO.OBBA.OBBA.OBCALL(&quot;&quot;;[.$B$12];&quot;getHaltonNumber&quot;;INFO.OBBA.OBBA.OBMAKE(&quot;&quot;;&quot;int&quot;;[.H39])))" office:value-type="float" office:value="0.015625">
            <text:p>0,016</text:p>
          </table:table-cell>
          <table:table-cell table:style-name="ce1"/>
          <table:table-cell table:style-name="ce19" table:formula="of:=[.K38]+2" office:value-type="float" office:value="62">
            <text:p>62</text:p>
          </table:table-cell>
          <table:table-cell table:style-name="ce19" table:formula="of:=[.L38]+2" office:value-type="float" office:value="63">
            <text:p>63</text:p>
          </table:table-cell>
          <table:table-cell table:style-name="ce23" table:formula="of:=INFO.OBBA.OBBA.OBGET(INFO.OBBA.OBBA.OBCALL(&quot;&quot;;[.$B$12];&quot;getHaltonNumber&quot;;INFO.OBBA.OBBA.OBMAKE(&quot;&quot;;&quot;int&quot;;[.K39])))" office:value-type="float" office:value="0.984375">
            <text:p>0,984</text:p>
          </table:table-cell>
          <table:table-cell table:style-name="ce23" table:formula="of:=INFO.OBBA.OBBA.OBGET(INFO.OBBA.OBBA.OBCALL(&quot;&quot;;[.$B$12];&quot;getHaltonNumber&quot;;INFO.OBBA.OBBA.OBMAKE(&quot;&quot;;&quot;int&quot;;[.L39])))" office:value-type="float" office:value="0.0078125">
            <text:p>0,00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">
            <text:p>32</text:p>
          </table:table-cell>
          <table:table-cell table:style-name="ce23" table:formula="of:=INFO.OBBA.OBBA.OBGET(INFO.OBBA.OBBA.OBCALL(&quot;&quot;;[.$B$12];&quot;getHaltonNumber&quot;;INFO.OBBA.OBBA.OBMAKE(&quot;&quot;;&quot;int&quot;;[.H40])))" office:value-type="float" office:value="0.515625">
            <text:p>0,516</text:p>
          </table:table-cell>
          <table:table-cell table:style-name="ce1"/>
          <table:table-cell table:style-name="ce19" table:formula="of:=[.K39]+2" office:value-type="float" office:value="64">
            <text:p>64</text:p>
          </table:table-cell>
          <table:table-cell table:style-name="ce19" table:formula="of:=[.L39]+2" office:value-type="float" office:value="65">
            <text:p>65</text:p>
          </table:table-cell>
          <table:table-cell table:style-name="ce23" table:formula="of:=INFO.OBBA.OBBA.OBGET(INFO.OBBA.OBBA.OBCALL(&quot;&quot;;[.$B$12];&quot;getHaltonNumber&quot;;INFO.OBBA.OBBA.OBMAKE(&quot;&quot;;&quot;int&quot;;[.K40])))" office:value-type="float" office:value="0.5078125">
            <text:p>0,508</text:p>
          </table:table-cell>
          <table:table-cell table:style-name="ce23" table:formula="of:=INFO.OBBA.OBBA.OBGET(INFO.OBBA.OBBA.OBCALL(&quot;&quot;;[.$B$12];&quot;getHaltonNumber&quot;;INFO.OBBA.OBBA.OBMAKE(&quot;&quot;;&quot;int&quot;;[.L40])))" office:value-type="float" office:value="0.2578125">
            <text:p>0,25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">
            <text:p>33</text:p>
          </table:table-cell>
          <table:table-cell table:style-name="ce23" table:formula="of:=INFO.OBBA.OBBA.OBGET(INFO.OBBA.OBBA.OBCALL(&quot;&quot;;[.$B$12];&quot;getHaltonNumber&quot;;INFO.OBBA.OBBA.OBMAKE(&quot;&quot;;&quot;int&quot;;[.H41])))" office:value-type="float" office:value="0.265625">
            <text:p>0,266</text:p>
          </table:table-cell>
          <table:table-cell table:style-name="ce1"/>
          <table:table-cell table:style-name="ce19" table:formula="of:=[.K40]+2" office:value-type="float" office:value="66">
            <text:p>66</text:p>
          </table:table-cell>
          <table:table-cell table:style-name="ce19" table:formula="of:=[.L40]+2" office:value-type="float" office:value="67">
            <text:p>67</text:p>
          </table:table-cell>
          <table:table-cell table:style-name="ce23" table:formula="of:=INFO.OBBA.OBBA.OBGET(INFO.OBBA.OBBA.OBCALL(&quot;&quot;;[.$B$12];&quot;getHaltonNumber&quot;;INFO.OBBA.OBBA.OBMAKE(&quot;&quot;;&quot;int&quot;;[.K41])))" office:value-type="float" office:value="0.7578125">
            <text:p>0,758</text:p>
          </table:table-cell>
          <table:table-cell table:style-name="ce23" table:formula="of:=INFO.OBBA.OBBA.OBGET(INFO.OBBA.OBBA.OBCALL(&quot;&quot;;[.$B$12];&quot;getHaltonNumber&quot;;INFO.OBBA.OBBA.OBMAKE(&quot;&quot;;&quot;int&quot;;[.L41])))" office:value-type="float" office:value="0.1328125">
            <text:p>0,13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">
            <text:p>34</text:p>
          </table:table-cell>
          <table:table-cell table:style-name="ce23" table:formula="of:=INFO.OBBA.OBBA.OBGET(INFO.OBBA.OBBA.OBCALL(&quot;&quot;;[.$B$12];&quot;getHaltonNumber&quot;;INFO.OBBA.OBBA.OBMAKE(&quot;&quot;;&quot;int&quot;;[.H42])))" office:value-type="float" office:value="0.765625">
            <text:p>0,766</text:p>
          </table:table-cell>
          <table:table-cell table:style-name="ce1"/>
          <table:table-cell table:style-name="ce19" table:formula="of:=[.K41]+2" office:value-type="float" office:value="68">
            <text:p>68</text:p>
          </table:table-cell>
          <table:table-cell table:style-name="ce19" table:formula="of:=[.L41]+2" office:value-type="float" office:value="69">
            <text:p>69</text:p>
          </table:table-cell>
          <table:table-cell table:style-name="ce23" table:formula="of:=INFO.OBBA.OBBA.OBGET(INFO.OBBA.OBBA.OBCALL(&quot;&quot;;[.$B$12];&quot;getHaltonNumber&quot;;INFO.OBBA.OBBA.OBMAKE(&quot;&quot;;&quot;int&quot;;[.K42])))" office:value-type="float" office:value="0.6328125">
            <text:p>0,633</text:p>
          </table:table-cell>
          <table:table-cell table:style-name="ce23" table:formula="of:=INFO.OBBA.OBBA.OBGET(INFO.OBBA.OBBA.OBCALL(&quot;&quot;;[.$B$12];&quot;getHaltonNumber&quot;;INFO.OBBA.OBBA.OBMAKE(&quot;&quot;;&quot;int&quot;;[.L42])))" office:value-type="float" office:value="0.3828125">
            <text:p>0,38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">
            <text:p>35</text:p>
          </table:table-cell>
          <table:table-cell table:style-name="ce23" table:formula="of:=INFO.OBBA.OBBA.OBGET(INFO.OBBA.OBBA.OBCALL(&quot;&quot;;[.$B$12];&quot;getHaltonNumber&quot;;INFO.OBBA.OBBA.OBMAKE(&quot;&quot;;&quot;int&quot;;[.H43])))" office:value-type="float" office:value="0.140625">
            <text:p>0,141</text:p>
          </table:table-cell>
          <table:table-cell table:style-name="ce1"/>
          <table:table-cell table:style-name="ce19" table:formula="of:=[.K42]+2" office:value-type="float" office:value="70">
            <text:p>70</text:p>
          </table:table-cell>
          <table:table-cell table:style-name="ce19" table:formula="of:=[.L42]+2" office:value-type="float" office:value="71">
            <text:p>71</text:p>
          </table:table-cell>
          <table:table-cell table:style-name="ce23" table:formula="of:=INFO.OBBA.OBBA.OBGET(INFO.OBBA.OBBA.OBCALL(&quot;&quot;;[.$B$12];&quot;getHaltonNumber&quot;;INFO.OBBA.OBBA.OBMAKE(&quot;&quot;;&quot;int&quot;;[.K43])))" office:value-type="float" office:value="0.8828125">
            <text:p>0,883</text:p>
          </table:table-cell>
          <table:table-cell table:style-name="ce23" table:formula="of:=INFO.OBBA.OBBA.OBGET(INFO.OBBA.OBBA.OBCALL(&quot;&quot;;[.$B$12];&quot;getHaltonNumber&quot;;INFO.OBBA.OBBA.OBMAKE(&quot;&quot;;&quot;int&quot;;[.L43])))" office:value-type="float" office:value="0.0703125">
            <text:p>0,07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">
            <text:p>36</text:p>
          </table:table-cell>
          <table:table-cell table:style-name="ce23" table:formula="of:=INFO.OBBA.OBBA.OBGET(INFO.OBBA.OBBA.OBCALL(&quot;&quot;;[.$B$12];&quot;getHaltonNumber&quot;;INFO.OBBA.OBBA.OBMAKE(&quot;&quot;;&quot;int&quot;;[.H44])))" office:value-type="float" office:value="0.640625">
            <text:p>0,641</text:p>
          </table:table-cell>
          <table:table-cell table:style-name="ce1"/>
          <table:table-cell table:style-name="ce19" table:formula="of:=[.K43]+2" office:value-type="float" office:value="72">
            <text:p>72</text:p>
          </table:table-cell>
          <table:table-cell table:style-name="ce19" table:formula="of:=[.L43]+2" office:value-type="float" office:value="73">
            <text:p>73</text:p>
          </table:table-cell>
          <table:table-cell table:style-name="ce23" table:formula="of:=INFO.OBBA.OBBA.OBGET(INFO.OBBA.OBBA.OBCALL(&quot;&quot;;[.$B$12];&quot;getHaltonNumber&quot;;INFO.OBBA.OBBA.OBMAKE(&quot;&quot;;&quot;int&quot;;[.K44])))" office:value-type="float" office:value="0.5703125">
            <text:p>0,570</text:p>
          </table:table-cell>
          <table:table-cell table:style-name="ce23" table:formula="of:=INFO.OBBA.OBBA.OBGET(INFO.OBBA.OBBA.OBCALL(&quot;&quot;;[.$B$12];&quot;getHaltonNumber&quot;;INFO.OBBA.OBBA.OBMAKE(&quot;&quot;;&quot;int&quot;;[.L44])))" office:value-type="float" office:value="0.3203125">
            <text:p>0,32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">
            <text:p>37</text:p>
          </table:table-cell>
          <table:table-cell table:style-name="ce23" table:formula="of:=INFO.OBBA.OBBA.OBGET(INFO.OBBA.OBBA.OBCALL(&quot;&quot;;[.$B$12];&quot;getHaltonNumber&quot;;INFO.OBBA.OBBA.OBMAKE(&quot;&quot;;&quot;int&quot;;[.H45])))" office:value-type="float" office:value="0.390625">
            <text:p>0,391</text:p>
          </table:table-cell>
          <table:table-cell table:style-name="ce1"/>
          <table:table-cell table:style-name="ce19" table:formula="of:=[.K44]+2" office:value-type="float" office:value="74">
            <text:p>74</text:p>
          </table:table-cell>
          <table:table-cell table:style-name="ce19" table:formula="of:=[.L44]+2" office:value-type="float" office:value="75">
            <text:p>75</text:p>
          </table:table-cell>
          <table:table-cell table:style-name="ce23" table:formula="of:=INFO.OBBA.OBBA.OBGET(INFO.OBBA.OBBA.OBCALL(&quot;&quot;;[.$B$12];&quot;getHaltonNumber&quot;;INFO.OBBA.OBBA.OBMAKE(&quot;&quot;;&quot;int&quot;;[.K45])))" office:value-type="float" office:value="0.8203125">
            <text:p>0,820</text:p>
          </table:table-cell>
          <table:table-cell table:style-name="ce23" table:formula="of:=INFO.OBBA.OBBA.OBGET(INFO.OBBA.OBBA.OBCALL(&quot;&quot;;[.$B$12];&quot;getHaltonNumber&quot;;INFO.OBBA.OBBA.OBMAKE(&quot;&quot;;&quot;int&quot;;[.L45])))" office:value-type="float" office:value="0.1953125">
            <text:p>0,19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">
            <text:p>38</text:p>
          </table:table-cell>
          <table:table-cell table:style-name="ce23" table:formula="of:=INFO.OBBA.OBBA.OBGET(INFO.OBBA.OBBA.OBCALL(&quot;&quot;;[.$B$12];&quot;getHaltonNumber&quot;;INFO.OBBA.OBBA.OBMAKE(&quot;&quot;;&quot;int&quot;;[.H46])))" office:value-type="float" office:value="0.890625">
            <text:p>0,891</text:p>
          </table:table-cell>
          <table:table-cell table:style-name="ce1"/>
          <table:table-cell table:style-name="ce19" table:formula="of:=[.K45]+2" office:value-type="float" office:value="76">
            <text:p>76</text:p>
          </table:table-cell>
          <table:table-cell table:style-name="ce19" table:formula="of:=[.L45]+2" office:value-type="float" office:value="77">
            <text:p>77</text:p>
          </table:table-cell>
          <table:table-cell table:style-name="ce23" table:formula="of:=INFO.OBBA.OBBA.OBGET(INFO.OBBA.OBBA.OBCALL(&quot;&quot;;[.$B$12];&quot;getHaltonNumber&quot;;INFO.OBBA.OBBA.OBMAKE(&quot;&quot;;&quot;int&quot;;[.K46])))" office:value-type="float" office:value="0.6953125">
            <text:p>0,695</text:p>
          </table:table-cell>
          <table:table-cell table:style-name="ce23" table:formula="of:=INFO.OBBA.OBBA.OBGET(INFO.OBBA.OBBA.OBCALL(&quot;&quot;;[.$B$12];&quot;getHaltonNumber&quot;;INFO.OBBA.OBBA.OBMAKE(&quot;&quot;;&quot;int&quot;;[.L46])))" office:value-type="float" office:value="0.4453125">
            <text:p>0,44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">
            <text:p>39</text:p>
          </table:table-cell>
          <table:table-cell table:style-name="ce23" table:formula="of:=INFO.OBBA.OBBA.OBGET(INFO.OBBA.OBBA.OBCALL(&quot;&quot;;[.$B$12];&quot;getHaltonNumber&quot;;INFO.OBBA.OBBA.OBMAKE(&quot;&quot;;&quot;int&quot;;[.H47])))" office:value-type="float" office:value="0.078125">
            <text:p>0,078</text:p>
          </table:table-cell>
          <table:table-cell table:style-name="ce1"/>
          <table:table-cell table:style-name="ce19" table:formula="of:=[.K46]+2" office:value-type="float" office:value="78">
            <text:p>78</text:p>
          </table:table-cell>
          <table:table-cell table:style-name="ce19" table:formula="of:=[.L46]+2" office:value-type="float" office:value="79">
            <text:p>79</text:p>
          </table:table-cell>
          <table:table-cell table:style-name="ce23" table:formula="of:=INFO.OBBA.OBBA.OBGET(INFO.OBBA.OBBA.OBCALL(&quot;&quot;;[.$B$12];&quot;getHaltonNumber&quot;;INFO.OBBA.OBBA.OBMAKE(&quot;&quot;;&quot;int&quot;;[.K47])))" office:value-type="float" office:value="0.9453125">
            <text:p>0,945</text:p>
          </table:table-cell>
          <table:table-cell table:style-name="ce23" table:formula="of:=INFO.OBBA.OBBA.OBGET(INFO.OBBA.OBBA.OBCALL(&quot;&quot;;[.$B$12];&quot;getHaltonNumber&quot;;INFO.OBBA.OBBA.OBMAKE(&quot;&quot;;&quot;int&quot;;[.L47])))" office:value-type="float" office:value="0.0390625">
            <text:p>0,03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">
            <text:p>40</text:p>
          </table:table-cell>
          <table:table-cell table:style-name="ce23" table:formula="of:=INFO.OBBA.OBBA.OBGET(INFO.OBBA.OBBA.OBCALL(&quot;&quot;;[.$B$12];&quot;getHaltonNumber&quot;;INFO.OBBA.OBBA.OBMAKE(&quot;&quot;;&quot;int&quot;;[.H48])))" office:value-type="float" office:value="0.578125">
            <text:p>0,578</text:p>
          </table:table-cell>
          <table:table-cell table:style-name="ce1"/>
          <table:table-cell table:style-name="ce19" table:formula="of:=[.K47]+2" office:value-type="float" office:value="80">
            <text:p>80</text:p>
          </table:table-cell>
          <table:table-cell table:style-name="ce19" table:formula="of:=[.L47]+2" office:value-type="float" office:value="81">
            <text:p>81</text:p>
          </table:table-cell>
          <table:table-cell table:style-name="ce23" table:formula="of:=INFO.OBBA.OBBA.OBGET(INFO.OBBA.OBBA.OBCALL(&quot;&quot;;[.$B$12];&quot;getHaltonNumber&quot;;INFO.OBBA.OBBA.OBMAKE(&quot;&quot;;&quot;int&quot;;[.K48])))" office:value-type="float" office:value="0.5390625">
            <text:p>0,539</text:p>
          </table:table-cell>
          <table:table-cell table:style-name="ce23" table:formula="of:=INFO.OBBA.OBBA.OBGET(INFO.OBBA.OBBA.OBCALL(&quot;&quot;;[.$B$12];&quot;getHaltonNumber&quot;;INFO.OBBA.OBBA.OBMAKE(&quot;&quot;;&quot;int&quot;;[.L48])))" office:value-type="float" office:value="0.2890625">
            <text:p>0,28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">
            <text:p>41</text:p>
          </table:table-cell>
          <table:table-cell table:style-name="ce23" table:formula="of:=INFO.OBBA.OBBA.OBGET(INFO.OBBA.OBBA.OBCALL(&quot;&quot;;[.$B$12];&quot;getHaltonNumber&quot;;INFO.OBBA.OBBA.OBMAKE(&quot;&quot;;&quot;int&quot;;[.H49])))" office:value-type="float" office:value="0.328125">
            <text:p>0,328</text:p>
          </table:table-cell>
          <table:table-cell table:style-name="ce1"/>
          <table:table-cell table:style-name="ce19" table:formula="of:=[.K48]+2" office:value-type="float" office:value="82">
            <text:p>82</text:p>
          </table:table-cell>
          <table:table-cell table:style-name="ce19" table:formula="of:=[.L48]+2" office:value-type="float" office:value="83">
            <text:p>83</text:p>
          </table:table-cell>
          <table:table-cell table:style-name="ce23" table:formula="of:=INFO.OBBA.OBBA.OBGET(INFO.OBBA.OBBA.OBCALL(&quot;&quot;;[.$B$12];&quot;getHaltonNumber&quot;;INFO.OBBA.OBBA.OBMAKE(&quot;&quot;;&quot;int&quot;;[.K49])))" office:value-type="float" office:value="0.7890625">
            <text:p>0,789</text:p>
          </table:table-cell>
          <table:table-cell table:style-name="ce23" table:formula="of:=INFO.OBBA.OBBA.OBGET(INFO.OBBA.OBBA.OBCALL(&quot;&quot;;[.$B$12];&quot;getHaltonNumber&quot;;INFO.OBBA.OBBA.OBMAKE(&quot;&quot;;&quot;int&quot;;[.L49])))" office:value-type="float" office:value="0.1640625">
            <text:p>0,16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">
            <text:p>42</text:p>
          </table:table-cell>
          <table:table-cell table:style-name="ce23" table:formula="of:=INFO.OBBA.OBBA.OBGET(INFO.OBBA.OBBA.OBCALL(&quot;&quot;;[.$B$12];&quot;getHaltonNumber&quot;;INFO.OBBA.OBBA.OBMAKE(&quot;&quot;;&quot;int&quot;;[.H50])))" office:value-type="float" office:value="0.828125">
            <text:p>0,828</text:p>
          </table:table-cell>
          <table:table-cell table:style-name="ce1"/>
          <table:table-cell table:style-name="ce19" table:formula="of:=[.K49]+2" office:value-type="float" office:value="84">
            <text:p>84</text:p>
          </table:table-cell>
          <table:table-cell table:style-name="ce19" table:formula="of:=[.L49]+2" office:value-type="float" office:value="85">
            <text:p>85</text:p>
          </table:table-cell>
          <table:table-cell table:style-name="ce23" table:formula="of:=INFO.OBBA.OBBA.OBGET(INFO.OBBA.OBBA.OBCALL(&quot;&quot;;[.$B$12];&quot;getHaltonNumber&quot;;INFO.OBBA.OBBA.OBMAKE(&quot;&quot;;&quot;int&quot;;[.K50])))" office:value-type="float" office:value="0.6640625">
            <text:p>0,664</text:p>
          </table:table-cell>
          <table:table-cell table:style-name="ce23" table:formula="of:=INFO.OBBA.OBBA.OBGET(INFO.OBBA.OBBA.OBCALL(&quot;&quot;;[.$B$12];&quot;getHaltonNumber&quot;;INFO.OBBA.OBBA.OBMAKE(&quot;&quot;;&quot;int&quot;;[.L50])))" office:value-type="float" office:value="0.4140625">
            <text:p>0,41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">
            <text:p>43</text:p>
          </table:table-cell>
          <table:table-cell table:style-name="ce23" table:formula="of:=INFO.OBBA.OBBA.OBGET(INFO.OBBA.OBBA.OBCALL(&quot;&quot;;[.$B$12];&quot;getHaltonNumber&quot;;INFO.OBBA.OBBA.OBMAKE(&quot;&quot;;&quot;int&quot;;[.H51])))" office:value-type="float" office:value="0.203125">
            <text:p>0,203</text:p>
          </table:table-cell>
          <table:table-cell table:style-name="ce1"/>
          <table:table-cell table:style-name="ce19" table:formula="of:=[.K50]+2" office:value-type="float" office:value="86">
            <text:p>86</text:p>
          </table:table-cell>
          <table:table-cell table:style-name="ce19" table:formula="of:=[.L50]+2" office:value-type="float" office:value="87">
            <text:p>87</text:p>
          </table:table-cell>
          <table:table-cell table:style-name="ce23" table:formula="of:=INFO.OBBA.OBBA.OBGET(INFO.OBBA.OBBA.OBCALL(&quot;&quot;;[.$B$12];&quot;getHaltonNumber&quot;;INFO.OBBA.OBBA.OBMAKE(&quot;&quot;;&quot;int&quot;;[.K51])))" office:value-type="float" office:value="0.9140625">
            <text:p>0,914</text:p>
          </table:table-cell>
          <table:table-cell table:style-name="ce23" table:formula="of:=INFO.OBBA.OBBA.OBGET(INFO.OBBA.OBBA.OBCALL(&quot;&quot;;[.$B$12];&quot;getHaltonNumber&quot;;INFO.OBBA.OBBA.OBMAKE(&quot;&quot;;&quot;int&quot;;[.L51])))" office:value-type="float" office:value="0.1015625">
            <text:p>0,10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">
            <text:p>44</text:p>
          </table:table-cell>
          <table:table-cell table:style-name="ce23" table:formula="of:=INFO.OBBA.OBBA.OBGET(INFO.OBBA.OBBA.OBCALL(&quot;&quot;;[.$B$12];&quot;getHaltonNumber&quot;;INFO.OBBA.OBBA.OBMAKE(&quot;&quot;;&quot;int&quot;;[.H52])))" office:value-type="float" office:value="0.703125">
            <text:p>0,703</text:p>
          </table:table-cell>
          <table:table-cell table:style-name="ce1"/>
          <table:table-cell table:style-name="ce19" table:formula="of:=[.K51]+2" office:value-type="float" office:value="88">
            <text:p>88</text:p>
          </table:table-cell>
          <table:table-cell table:style-name="ce19" table:formula="of:=[.L51]+2" office:value-type="float" office:value="89">
            <text:p>89</text:p>
          </table:table-cell>
          <table:table-cell table:style-name="ce23" table:formula="of:=INFO.OBBA.OBBA.OBGET(INFO.OBBA.OBBA.OBCALL(&quot;&quot;;[.$B$12];&quot;getHaltonNumber&quot;;INFO.OBBA.OBBA.OBMAKE(&quot;&quot;;&quot;int&quot;;[.K52])))" office:value-type="float" office:value="0.6015625">
            <text:p>0,602</text:p>
          </table:table-cell>
          <table:table-cell table:style-name="ce23" table:formula="of:=INFO.OBBA.OBBA.OBGET(INFO.OBBA.OBBA.OBCALL(&quot;&quot;;[.$B$12];&quot;getHaltonNumber&quot;;INFO.OBBA.OBBA.OBMAKE(&quot;&quot;;&quot;int&quot;;[.L52])))" office:value-type="float" office:value="0.3515625">
            <text:p>0,35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">
            <text:p>45</text:p>
          </table:table-cell>
          <table:table-cell table:style-name="ce23" table:formula="of:=INFO.OBBA.OBBA.OBGET(INFO.OBBA.OBBA.OBCALL(&quot;&quot;;[.$B$12];&quot;getHaltonNumber&quot;;INFO.OBBA.OBBA.OBMAKE(&quot;&quot;;&quot;int&quot;;[.H53])))" office:value-type="float" office:value="0.453125">
            <text:p>0,453</text:p>
          </table:table-cell>
          <table:table-cell table:style-name="ce1"/>
          <table:table-cell table:style-name="ce19" table:formula="of:=[.K52]+2" office:value-type="float" office:value="90">
            <text:p>90</text:p>
          </table:table-cell>
          <table:table-cell table:style-name="ce19" table:formula="of:=[.L52]+2" office:value-type="float" office:value="91">
            <text:p>91</text:p>
          </table:table-cell>
          <table:table-cell table:style-name="ce23" table:formula="of:=INFO.OBBA.OBBA.OBGET(INFO.OBBA.OBBA.OBCALL(&quot;&quot;;[.$B$12];&quot;getHaltonNumber&quot;;INFO.OBBA.OBBA.OBMAKE(&quot;&quot;;&quot;int&quot;;[.K53])))" office:value-type="float" office:value="0.8515625">
            <text:p>0,852</text:p>
          </table:table-cell>
          <table:table-cell table:style-name="ce23" table:formula="of:=INFO.OBBA.OBBA.OBGET(INFO.OBBA.OBBA.OBCALL(&quot;&quot;;[.$B$12];&quot;getHaltonNumber&quot;;INFO.OBBA.OBBA.OBMAKE(&quot;&quot;;&quot;int&quot;;[.L53])))" office:value-type="float" office:value="0.2265625">
            <text:p>0,22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">
            <text:p>46</text:p>
          </table:table-cell>
          <table:table-cell table:style-name="ce23" table:formula="of:=INFO.OBBA.OBBA.OBGET(INFO.OBBA.OBBA.OBCALL(&quot;&quot;;[.$B$12];&quot;getHaltonNumber&quot;;INFO.OBBA.OBBA.OBMAKE(&quot;&quot;;&quot;int&quot;;[.H54])))" office:value-type="float" office:value="0.953125">
            <text:p>0,953</text:p>
          </table:table-cell>
          <table:table-cell table:style-name="ce1"/>
          <table:table-cell table:style-name="ce19" table:formula="of:=[.K53]+2" office:value-type="float" office:value="92">
            <text:p>92</text:p>
          </table:table-cell>
          <table:table-cell table:style-name="ce19" table:formula="of:=[.L53]+2" office:value-type="float" office:value="93">
            <text:p>93</text:p>
          </table:table-cell>
          <table:table-cell table:style-name="ce23" table:formula="of:=INFO.OBBA.OBBA.OBGET(INFO.OBBA.OBBA.OBCALL(&quot;&quot;;[.$B$12];&quot;getHaltonNumber&quot;;INFO.OBBA.OBBA.OBMAKE(&quot;&quot;;&quot;int&quot;;[.K54])))" office:value-type="float" office:value="0.7265625">
            <text:p>0,727</text:p>
          </table:table-cell>
          <table:table-cell table:style-name="ce23" table:formula="of:=INFO.OBBA.OBBA.OBGET(INFO.OBBA.OBBA.OBCALL(&quot;&quot;;[.$B$12];&quot;getHaltonNumber&quot;;INFO.OBBA.OBBA.OBMAKE(&quot;&quot;;&quot;int&quot;;[.L54])))" office:value-type="float" office:value="0.4765625">
            <text:p>0,47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">
            <text:p>47</text:p>
          </table:table-cell>
          <table:table-cell table:style-name="ce23" table:formula="of:=INFO.OBBA.OBBA.OBGET(INFO.OBBA.OBBA.OBCALL(&quot;&quot;;[.$B$12];&quot;getHaltonNumber&quot;;INFO.OBBA.OBBA.OBMAKE(&quot;&quot;;&quot;int&quot;;[.H55])))" office:value-type="float" office:value="0.046875">
            <text:p>0,047</text:p>
          </table:table-cell>
          <table:table-cell table:style-name="ce1"/>
          <table:table-cell table:style-name="ce19" table:formula="of:=[.K54]+2" office:value-type="float" office:value="94">
            <text:p>94</text:p>
          </table:table-cell>
          <table:table-cell table:style-name="ce19" table:formula="of:=[.L54]+2" office:value-type="float" office:value="95">
            <text:p>95</text:p>
          </table:table-cell>
          <table:table-cell table:style-name="ce23" table:formula="of:=INFO.OBBA.OBBA.OBGET(INFO.OBBA.OBBA.OBCALL(&quot;&quot;;[.$B$12];&quot;getHaltonNumber&quot;;INFO.OBBA.OBBA.OBMAKE(&quot;&quot;;&quot;int&quot;;[.K55])))" office:value-type="float" office:value="0.9765625">
            <text:p>0,977</text:p>
          </table:table-cell>
          <table:table-cell table:style-name="ce23" table:formula="of:=INFO.OBBA.OBBA.OBGET(INFO.OBBA.OBBA.OBCALL(&quot;&quot;;[.$B$12];&quot;getHaltonNumber&quot;;INFO.OBBA.OBBA.OBMAKE(&quot;&quot;;&quot;int&quot;;[.L55])))" office:value-type="float" office:value="0.0234375">
            <text:p>0,02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">
            <text:p>48</text:p>
          </table:table-cell>
          <table:table-cell table:style-name="ce23" table:formula="of:=INFO.OBBA.OBBA.OBGET(INFO.OBBA.OBBA.OBCALL(&quot;&quot;;[.$B$12];&quot;getHaltonNumber&quot;;INFO.OBBA.OBBA.OBMAKE(&quot;&quot;;&quot;int&quot;;[.H56])))" office:value-type="float" office:value="0.546875">
            <text:p>0,547</text:p>
          </table:table-cell>
          <table:table-cell table:style-name="ce1"/>
          <table:table-cell table:style-name="ce19" table:formula="of:=[.K55]+2" office:value-type="float" office:value="96">
            <text:p>96</text:p>
          </table:table-cell>
          <table:table-cell table:style-name="ce19" table:formula="of:=[.L55]+2" office:value-type="float" office:value="97">
            <text:p>97</text:p>
          </table:table-cell>
          <table:table-cell table:style-name="ce23" table:formula="of:=INFO.OBBA.OBBA.OBGET(INFO.OBBA.OBBA.OBCALL(&quot;&quot;;[.$B$12];&quot;getHaltonNumber&quot;;INFO.OBBA.OBBA.OBMAKE(&quot;&quot;;&quot;int&quot;;[.K56])))" office:value-type="float" office:value="0.5234375">
            <text:p>0,523</text:p>
          </table:table-cell>
          <table:table-cell table:style-name="ce23" table:formula="of:=INFO.OBBA.OBBA.OBGET(INFO.OBBA.OBBA.OBCALL(&quot;&quot;;[.$B$12];&quot;getHaltonNumber&quot;;INFO.OBBA.OBBA.OBMAKE(&quot;&quot;;&quot;int&quot;;[.L56])))" office:value-type="float" office:value="0.2734375">
            <text:p>0,27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">
            <text:p>49</text:p>
          </table:table-cell>
          <table:table-cell table:style-name="ce23" table:formula="of:=INFO.OBBA.OBBA.OBGET(INFO.OBBA.OBBA.OBCALL(&quot;&quot;;[.$B$12];&quot;getHaltonNumber&quot;;INFO.OBBA.OBBA.OBMAKE(&quot;&quot;;&quot;int&quot;;[.H57])))" office:value-type="float" office:value="0.296875">
            <text:p>0,297</text:p>
          </table:table-cell>
          <table:table-cell table:style-name="ce1"/>
          <table:table-cell table:style-name="ce19" table:formula="of:=[.K56]+2" office:value-type="float" office:value="98">
            <text:p>98</text:p>
          </table:table-cell>
          <table:table-cell table:style-name="ce19" table:formula="of:=[.L56]+2" office:value-type="float" office:value="99">
            <text:p>99</text:p>
          </table:table-cell>
          <table:table-cell table:style-name="ce23" table:formula="of:=INFO.OBBA.OBBA.OBGET(INFO.OBBA.OBBA.OBCALL(&quot;&quot;;[.$B$12];&quot;getHaltonNumber&quot;;INFO.OBBA.OBBA.OBMAKE(&quot;&quot;;&quot;int&quot;;[.K57])))" office:value-type="float" office:value="0.7734375">
            <text:p>0,773</text:p>
          </table:table-cell>
          <table:table-cell table:style-name="ce23" table:formula="of:=INFO.OBBA.OBBA.OBGET(INFO.OBBA.OBBA.OBCALL(&quot;&quot;;[.$B$12];&quot;getHaltonNumber&quot;;INFO.OBBA.OBBA.OBMAKE(&quot;&quot;;&quot;int&quot;;[.L57])))" office:value-type="float" office:value="0.1484375">
            <text:p>0,14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0">
            <text:p>50</text:p>
          </table:table-cell>
          <table:table-cell table:style-name="ce23" table:formula="of:=INFO.OBBA.OBBA.OBGET(INFO.OBBA.OBBA.OBCALL(&quot;&quot;;[.$B$12];&quot;getHaltonNumber&quot;;INFO.OBBA.OBBA.OBMAKE(&quot;&quot;;&quot;int&quot;;[.H58])))" office:value-type="float" office:value="0.796875">
            <text:p>0,797</text:p>
          </table:table-cell>
          <table:table-cell table:style-name="ce1"/>
          <table:table-cell table:style-name="ce19" table:formula="of:=[.K57]+2" office:value-type="float" office:value="100">
            <text:p>100</text:p>
          </table:table-cell>
          <table:table-cell table:style-name="ce19" table:formula="of:=[.L57]+2" office:value-type="float" office:value="101">
            <text:p>101</text:p>
          </table:table-cell>
          <table:table-cell table:style-name="ce23" table:formula="of:=INFO.OBBA.OBBA.OBGET(INFO.OBBA.OBBA.OBCALL(&quot;&quot;;[.$B$12];&quot;getHaltonNumber&quot;;INFO.OBBA.OBBA.OBMAKE(&quot;&quot;;&quot;int&quot;;[.K58])))" office:value-type="float" office:value="0.6484375">
            <text:p>0,648</text:p>
          </table:table-cell>
          <table:table-cell table:style-name="ce23" table:formula="of:=INFO.OBBA.OBBA.OBGET(INFO.OBBA.OBBA.OBCALL(&quot;&quot;;[.$B$12];&quot;getHaltonNumber&quot;;INFO.OBBA.OBBA.OBMAKE(&quot;&quot;;&quot;int&quot;;[.L58])))" office:value-type="float" office:value="0.3984375">
            <text:p>0,39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1">
            <text:p>51</text:p>
          </table:table-cell>
          <table:table-cell table:style-name="ce23" table:formula="of:=INFO.OBBA.OBBA.OBGET(INFO.OBBA.OBBA.OBCALL(&quot;&quot;;[.$B$12];&quot;getHaltonNumber&quot;;INFO.OBBA.OBBA.OBMAKE(&quot;&quot;;&quot;int&quot;;[.H59])))" office:value-type="float" office:value="0.171875">
            <text:p>0,172</text:p>
          </table:table-cell>
          <table:table-cell table:style-name="ce1"/>
          <table:table-cell table:style-name="ce19" table:formula="of:=[.K58]+2" office:value-type="float" office:value="102">
            <text:p>102</text:p>
          </table:table-cell>
          <table:table-cell table:style-name="ce19" table:formula="of:=[.L58]+2" office:value-type="float" office:value="103">
            <text:p>103</text:p>
          </table:table-cell>
          <table:table-cell table:style-name="ce23" table:formula="of:=INFO.OBBA.OBBA.OBGET(INFO.OBBA.OBBA.OBCALL(&quot;&quot;;[.$B$12];&quot;getHaltonNumber&quot;;INFO.OBBA.OBBA.OBMAKE(&quot;&quot;;&quot;int&quot;;[.K59])))" office:value-type="float" office:value="0.8984375">
            <text:p>0,898</text:p>
          </table:table-cell>
          <table:table-cell table:style-name="ce23" table:formula="of:=INFO.OBBA.OBBA.OBGET(INFO.OBBA.OBBA.OBCALL(&quot;&quot;;[.$B$12];&quot;getHaltonNumber&quot;;INFO.OBBA.OBBA.OBMAKE(&quot;&quot;;&quot;int&quot;;[.L59])))" office:value-type="float" office:value="0.0859375">
            <text:p>0,08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2">
            <text:p>52</text:p>
          </table:table-cell>
          <table:table-cell table:style-name="ce23" table:formula="of:=INFO.OBBA.OBBA.OBGET(INFO.OBBA.OBBA.OBCALL(&quot;&quot;;[.$B$12];&quot;getHaltonNumber&quot;;INFO.OBBA.OBBA.OBMAKE(&quot;&quot;;&quot;int&quot;;[.H60])))" office:value-type="float" office:value="0.671875">
            <text:p>0,672</text:p>
          </table:table-cell>
          <table:table-cell table:style-name="ce1"/>
          <table:table-cell table:style-name="ce19" table:formula="of:=[.K59]+2" office:value-type="float" office:value="104">
            <text:p>104</text:p>
          </table:table-cell>
          <table:table-cell table:style-name="ce19" table:formula="of:=[.L59]+2" office:value-type="float" office:value="105">
            <text:p>105</text:p>
          </table:table-cell>
          <table:table-cell table:style-name="ce23" table:formula="of:=INFO.OBBA.OBBA.OBGET(INFO.OBBA.OBBA.OBCALL(&quot;&quot;;[.$B$12];&quot;getHaltonNumber&quot;;INFO.OBBA.OBBA.OBMAKE(&quot;&quot;;&quot;int&quot;;[.K60])))" office:value-type="float" office:value="0.5859375">
            <text:p>0,586</text:p>
          </table:table-cell>
          <table:table-cell table:style-name="ce23" table:formula="of:=INFO.OBBA.OBBA.OBGET(INFO.OBBA.OBBA.OBCALL(&quot;&quot;;[.$B$12];&quot;getHaltonNumber&quot;;INFO.OBBA.OBBA.OBMAKE(&quot;&quot;;&quot;int&quot;;[.L60])))" office:value-type="float" office:value="0.3359375">
            <text:p>0,33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3">
            <text:p>53</text:p>
          </table:table-cell>
          <table:table-cell table:style-name="ce23" table:formula="of:=INFO.OBBA.OBBA.OBGET(INFO.OBBA.OBBA.OBCALL(&quot;&quot;;[.$B$12];&quot;getHaltonNumber&quot;;INFO.OBBA.OBBA.OBMAKE(&quot;&quot;;&quot;int&quot;;[.H61])))" office:value-type="float" office:value="0.421875">
            <text:p>0,422</text:p>
          </table:table-cell>
          <table:table-cell table:style-name="ce1"/>
          <table:table-cell table:style-name="ce19" table:formula="of:=[.K60]+2" office:value-type="float" office:value="106">
            <text:p>106</text:p>
          </table:table-cell>
          <table:table-cell table:style-name="ce19" table:formula="of:=[.L60]+2" office:value-type="float" office:value="107">
            <text:p>107</text:p>
          </table:table-cell>
          <table:table-cell table:style-name="ce23" table:formula="of:=INFO.OBBA.OBBA.OBGET(INFO.OBBA.OBBA.OBCALL(&quot;&quot;;[.$B$12];&quot;getHaltonNumber&quot;;INFO.OBBA.OBBA.OBMAKE(&quot;&quot;;&quot;int&quot;;[.K61])))" office:value-type="float" office:value="0.8359375">
            <text:p>0,836</text:p>
          </table:table-cell>
          <table:table-cell table:style-name="ce23" table:formula="of:=INFO.OBBA.OBBA.OBGET(INFO.OBBA.OBBA.OBCALL(&quot;&quot;;[.$B$12];&quot;getHaltonNumber&quot;;INFO.OBBA.OBBA.OBMAKE(&quot;&quot;;&quot;int&quot;;[.L61])))" office:value-type="float" office:value="0.2109375">
            <text:p>0,21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4">
            <text:p>54</text:p>
          </table:table-cell>
          <table:table-cell table:style-name="ce23" table:formula="of:=INFO.OBBA.OBBA.OBGET(INFO.OBBA.OBBA.OBCALL(&quot;&quot;;[.$B$12];&quot;getHaltonNumber&quot;;INFO.OBBA.OBBA.OBMAKE(&quot;&quot;;&quot;int&quot;;[.H62])))" office:value-type="float" office:value="0.921875">
            <text:p>0,922</text:p>
          </table:table-cell>
          <table:table-cell table:style-name="ce1"/>
          <table:table-cell table:style-name="ce19" table:formula="of:=[.K61]+2" office:value-type="float" office:value="108">
            <text:p>108</text:p>
          </table:table-cell>
          <table:table-cell table:style-name="ce19" table:formula="of:=[.L61]+2" office:value-type="float" office:value="109">
            <text:p>109</text:p>
          </table:table-cell>
          <table:table-cell table:style-name="ce23" table:formula="of:=INFO.OBBA.OBBA.OBGET(INFO.OBBA.OBBA.OBCALL(&quot;&quot;;[.$B$12];&quot;getHaltonNumber&quot;;INFO.OBBA.OBBA.OBMAKE(&quot;&quot;;&quot;int&quot;;[.K62])))" office:value-type="float" office:value="0.7109375">
            <text:p>0,711</text:p>
          </table:table-cell>
          <table:table-cell table:style-name="ce23" table:formula="of:=INFO.OBBA.OBBA.OBGET(INFO.OBBA.OBBA.OBCALL(&quot;&quot;;[.$B$12];&quot;getHaltonNumber&quot;;INFO.OBBA.OBBA.OBMAKE(&quot;&quot;;&quot;int&quot;;[.L62])))" office:value-type="float" office:value="0.4609375">
            <text:p>0,46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5">
            <text:p>55</text:p>
          </table:table-cell>
          <table:table-cell table:style-name="ce23" table:formula="of:=INFO.OBBA.OBBA.OBGET(INFO.OBBA.OBBA.OBCALL(&quot;&quot;;[.$B$12];&quot;getHaltonNumber&quot;;INFO.OBBA.OBBA.OBMAKE(&quot;&quot;;&quot;int&quot;;[.H63])))" office:value-type="float" office:value="0.109375">
            <text:p>0,109</text:p>
          </table:table-cell>
          <table:table-cell table:style-name="ce1"/>
          <table:table-cell table:style-name="ce19" table:formula="of:=[.K62]+2" office:value-type="float" office:value="110">
            <text:p>110</text:p>
          </table:table-cell>
          <table:table-cell table:style-name="ce19" table:formula="of:=[.L62]+2" office:value-type="float" office:value="111">
            <text:p>111</text:p>
          </table:table-cell>
          <table:table-cell table:style-name="ce23" table:formula="of:=INFO.OBBA.OBBA.OBGET(INFO.OBBA.OBBA.OBCALL(&quot;&quot;;[.$B$12];&quot;getHaltonNumber&quot;;INFO.OBBA.OBBA.OBMAKE(&quot;&quot;;&quot;int&quot;;[.K63])))" office:value-type="float" office:value="0.9609375">
            <text:p>0,961</text:p>
          </table:table-cell>
          <table:table-cell table:style-name="ce23" table:formula="of:=INFO.OBBA.OBBA.OBGET(INFO.OBBA.OBBA.OBCALL(&quot;&quot;;[.$B$12];&quot;getHaltonNumber&quot;;INFO.OBBA.OBBA.OBMAKE(&quot;&quot;;&quot;int&quot;;[.L63])))" office:value-type="float" office:value="0.0546875">
            <text:p>0,05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6">
            <text:p>56</text:p>
          </table:table-cell>
          <table:table-cell table:style-name="ce23" table:formula="of:=INFO.OBBA.OBBA.OBGET(INFO.OBBA.OBBA.OBCALL(&quot;&quot;;[.$B$12];&quot;getHaltonNumber&quot;;INFO.OBBA.OBBA.OBMAKE(&quot;&quot;;&quot;int&quot;;[.H64])))" office:value-type="float" office:value="0.609375">
            <text:p>0,609</text:p>
          </table:table-cell>
          <table:table-cell table:style-name="ce1"/>
          <table:table-cell table:style-name="ce19" table:formula="of:=[.K63]+2" office:value-type="float" office:value="112">
            <text:p>112</text:p>
          </table:table-cell>
          <table:table-cell table:style-name="ce19" table:formula="of:=[.L63]+2" office:value-type="float" office:value="113">
            <text:p>113</text:p>
          </table:table-cell>
          <table:table-cell table:style-name="ce23" table:formula="of:=INFO.OBBA.OBBA.OBGET(INFO.OBBA.OBBA.OBCALL(&quot;&quot;;[.$B$12];&quot;getHaltonNumber&quot;;INFO.OBBA.OBBA.OBMAKE(&quot;&quot;;&quot;int&quot;;[.K64])))" office:value-type="float" office:value="0.5546875">
            <text:p>0,555</text:p>
          </table:table-cell>
          <table:table-cell table:style-name="ce23" table:formula="of:=INFO.OBBA.OBBA.OBGET(INFO.OBBA.OBBA.OBCALL(&quot;&quot;;[.$B$12];&quot;getHaltonNumber&quot;;INFO.OBBA.OBBA.OBMAKE(&quot;&quot;;&quot;int&quot;;[.L64])))" office:value-type="float" office:value="0.3046875">
            <text:p>0,30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7">
            <text:p>57</text:p>
          </table:table-cell>
          <table:table-cell table:style-name="ce23" table:formula="of:=INFO.OBBA.OBBA.OBGET(INFO.OBBA.OBBA.OBCALL(&quot;&quot;;[.$B$12];&quot;getHaltonNumber&quot;;INFO.OBBA.OBBA.OBMAKE(&quot;&quot;;&quot;int&quot;;[.H65])))" office:value-type="float" office:value="0.359375">
            <text:p>0,359</text:p>
          </table:table-cell>
          <table:table-cell table:style-name="ce1"/>
          <table:table-cell table:style-name="ce19" table:formula="of:=[.K64]+2" office:value-type="float" office:value="114">
            <text:p>114</text:p>
          </table:table-cell>
          <table:table-cell table:style-name="ce19" table:formula="of:=[.L64]+2" office:value-type="float" office:value="115">
            <text:p>115</text:p>
          </table:table-cell>
          <table:table-cell table:style-name="ce23" table:formula="of:=INFO.OBBA.OBBA.OBGET(INFO.OBBA.OBBA.OBCALL(&quot;&quot;;[.$B$12];&quot;getHaltonNumber&quot;;INFO.OBBA.OBBA.OBMAKE(&quot;&quot;;&quot;int&quot;;[.K65])))" office:value-type="float" office:value="0.8046875">
            <text:p>0,805</text:p>
          </table:table-cell>
          <table:table-cell table:style-name="ce23" table:formula="of:=INFO.OBBA.OBBA.OBGET(INFO.OBBA.OBBA.OBCALL(&quot;&quot;;[.$B$12];&quot;getHaltonNumber&quot;;INFO.OBBA.OBBA.OBMAKE(&quot;&quot;;&quot;int&quot;;[.L65])))" office:value-type="float" office:value="0.1796875">
            <text:p>0,18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8">
            <text:p>58</text:p>
          </table:table-cell>
          <table:table-cell table:style-name="ce23" table:formula="of:=INFO.OBBA.OBBA.OBGET(INFO.OBBA.OBBA.OBCALL(&quot;&quot;;[.$B$12];&quot;getHaltonNumber&quot;;INFO.OBBA.OBBA.OBMAKE(&quot;&quot;;&quot;int&quot;;[.H66])))" office:value-type="float" office:value="0.859375">
            <text:p>0,859</text:p>
          </table:table-cell>
          <table:table-cell table:style-name="ce1"/>
          <table:table-cell table:style-name="ce19" table:formula="of:=[.K65]+2" office:value-type="float" office:value="116">
            <text:p>116</text:p>
          </table:table-cell>
          <table:table-cell table:style-name="ce19" table:formula="of:=[.L65]+2" office:value-type="float" office:value="117">
            <text:p>117</text:p>
          </table:table-cell>
          <table:table-cell table:style-name="ce23" table:formula="of:=INFO.OBBA.OBBA.OBGET(INFO.OBBA.OBBA.OBCALL(&quot;&quot;;[.$B$12];&quot;getHaltonNumber&quot;;INFO.OBBA.OBBA.OBMAKE(&quot;&quot;;&quot;int&quot;;[.K66])))" office:value-type="float" office:value="0.6796875">
            <text:p>0,680</text:p>
          </table:table-cell>
          <table:table-cell table:style-name="ce23" table:formula="of:=INFO.OBBA.OBBA.OBGET(INFO.OBBA.OBBA.OBCALL(&quot;&quot;;[.$B$12];&quot;getHaltonNumber&quot;;INFO.OBBA.OBBA.OBMAKE(&quot;&quot;;&quot;int&quot;;[.L66])))" office:value-type="float" office:value="0.4296875">
            <text:p>0,43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59">
            <text:p>59</text:p>
          </table:table-cell>
          <table:table-cell table:style-name="ce23" table:formula="of:=INFO.OBBA.OBBA.OBGET(INFO.OBBA.OBBA.OBCALL(&quot;&quot;;[.$B$12];&quot;getHaltonNumber&quot;;INFO.OBBA.OBBA.OBMAKE(&quot;&quot;;&quot;int&quot;;[.H67])))" office:value-type="float" office:value="0.234375">
            <text:p>0,234</text:p>
          </table:table-cell>
          <table:table-cell table:style-name="ce1"/>
          <table:table-cell table:style-name="ce19" table:formula="of:=[.K66]+2" office:value-type="float" office:value="118">
            <text:p>118</text:p>
          </table:table-cell>
          <table:table-cell table:style-name="ce19" table:formula="of:=[.L66]+2" office:value-type="float" office:value="119">
            <text:p>119</text:p>
          </table:table-cell>
          <table:table-cell table:style-name="ce23" table:formula="of:=INFO.OBBA.OBBA.OBGET(INFO.OBBA.OBBA.OBCALL(&quot;&quot;;[.$B$12];&quot;getHaltonNumber&quot;;INFO.OBBA.OBBA.OBMAKE(&quot;&quot;;&quot;int&quot;;[.K67])))" office:value-type="float" office:value="0.9296875">
            <text:p>0,930</text:p>
          </table:table-cell>
          <table:table-cell table:style-name="ce23" table:formula="of:=INFO.OBBA.OBBA.OBGET(INFO.OBBA.OBBA.OBCALL(&quot;&quot;;[.$B$12];&quot;getHaltonNumber&quot;;INFO.OBBA.OBBA.OBMAKE(&quot;&quot;;&quot;int&quot;;[.L67])))" office:value-type="float" office:value="0.1171875">
            <text:p>0,11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0">
            <text:p>60</text:p>
          </table:table-cell>
          <table:table-cell table:style-name="ce23" table:formula="of:=INFO.OBBA.OBBA.OBGET(INFO.OBBA.OBBA.OBCALL(&quot;&quot;;[.$B$12];&quot;getHaltonNumber&quot;;INFO.OBBA.OBBA.OBMAKE(&quot;&quot;;&quot;int&quot;;[.H68])))" office:value-type="float" office:value="0.734375">
            <text:p>0,734</text:p>
          </table:table-cell>
          <table:table-cell table:style-name="ce1"/>
          <table:table-cell table:style-name="ce19" table:formula="of:=[.K67]+2" office:value-type="float" office:value="120">
            <text:p>120</text:p>
          </table:table-cell>
          <table:table-cell table:style-name="ce19" table:formula="of:=[.L67]+2" office:value-type="float" office:value="121">
            <text:p>121</text:p>
          </table:table-cell>
          <table:table-cell table:style-name="ce23" table:formula="of:=INFO.OBBA.OBBA.OBGET(INFO.OBBA.OBBA.OBCALL(&quot;&quot;;[.$B$12];&quot;getHaltonNumber&quot;;INFO.OBBA.OBBA.OBMAKE(&quot;&quot;;&quot;int&quot;;[.K68])))" office:value-type="float" office:value="0.6171875">
            <text:p>0,617</text:p>
          </table:table-cell>
          <table:table-cell table:style-name="ce23" table:formula="of:=INFO.OBBA.OBBA.OBGET(INFO.OBBA.OBBA.OBCALL(&quot;&quot;;[.$B$12];&quot;getHaltonNumber&quot;;INFO.OBBA.OBBA.OBMAKE(&quot;&quot;;&quot;int&quot;;[.L68])))" office:value-type="float" office:value="0.3671875">
            <text:p>0,36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1">
            <text:p>61</text:p>
          </table:table-cell>
          <table:table-cell table:style-name="ce23" table:formula="of:=INFO.OBBA.OBBA.OBGET(INFO.OBBA.OBBA.OBCALL(&quot;&quot;;[.$B$12];&quot;getHaltonNumber&quot;;INFO.OBBA.OBBA.OBMAKE(&quot;&quot;;&quot;int&quot;;[.H69])))" office:value-type="float" office:value="0.484375">
            <text:p>0,484</text:p>
          </table:table-cell>
          <table:table-cell table:style-name="ce1"/>
          <table:table-cell table:style-name="ce19" table:formula="of:=[.K68]+2" office:value-type="float" office:value="122">
            <text:p>122</text:p>
          </table:table-cell>
          <table:table-cell table:style-name="ce19" table:formula="of:=[.L68]+2" office:value-type="float" office:value="123">
            <text:p>123</text:p>
          </table:table-cell>
          <table:table-cell table:style-name="ce23" table:formula="of:=INFO.OBBA.OBBA.OBGET(INFO.OBBA.OBBA.OBCALL(&quot;&quot;;[.$B$12];&quot;getHaltonNumber&quot;;INFO.OBBA.OBBA.OBMAKE(&quot;&quot;;&quot;int&quot;;[.K69])))" office:value-type="float" office:value="0.8671875">
            <text:p>0,867</text:p>
          </table:table-cell>
          <table:table-cell table:style-name="ce23" table:formula="of:=INFO.OBBA.OBBA.OBGET(INFO.OBBA.OBBA.OBCALL(&quot;&quot;;[.$B$12];&quot;getHaltonNumber&quot;;INFO.OBBA.OBBA.OBMAKE(&quot;&quot;;&quot;int&quot;;[.L69])))" office:value-type="float" office:value="0.2421875">
            <text:p>0,24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2">
            <text:p>62</text:p>
          </table:table-cell>
          <table:table-cell table:style-name="ce23" table:formula="of:=INFO.OBBA.OBBA.OBGET(INFO.OBBA.OBBA.OBCALL(&quot;&quot;;[.$B$12];&quot;getHaltonNumber&quot;;INFO.OBBA.OBBA.OBMAKE(&quot;&quot;;&quot;int&quot;;[.H70])))" office:value-type="float" office:value="0.984375">
            <text:p>0,984</text:p>
          </table:table-cell>
          <table:table-cell table:style-name="ce1"/>
          <table:table-cell table:style-name="ce19" table:formula="of:=[.K69]+2" office:value-type="float" office:value="124">
            <text:p>124</text:p>
          </table:table-cell>
          <table:table-cell table:style-name="ce19" table:formula="of:=[.L69]+2" office:value-type="float" office:value="125">
            <text:p>125</text:p>
          </table:table-cell>
          <table:table-cell table:style-name="ce23" table:formula="of:=INFO.OBBA.OBBA.OBGET(INFO.OBBA.OBBA.OBCALL(&quot;&quot;;[.$B$12];&quot;getHaltonNumber&quot;;INFO.OBBA.OBBA.OBMAKE(&quot;&quot;;&quot;int&quot;;[.K70])))" office:value-type="float" office:value="0.7421875">
            <text:p>0,742</text:p>
          </table:table-cell>
          <table:table-cell table:style-name="ce23" table:formula="of:=INFO.OBBA.OBBA.OBGET(INFO.OBBA.OBBA.OBCALL(&quot;&quot;;[.$B$12];&quot;getHaltonNumber&quot;;INFO.OBBA.OBBA.OBMAKE(&quot;&quot;;&quot;int&quot;;[.L70])))" office:value-type="float" office:value="0.4921875">
            <text:p>0,49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3">
            <text:p>63</text:p>
          </table:table-cell>
          <table:table-cell table:style-name="ce23" table:formula="of:=INFO.OBBA.OBBA.OBGET(INFO.OBBA.OBBA.OBCALL(&quot;&quot;;[.$B$12];&quot;getHaltonNumber&quot;;INFO.OBBA.OBBA.OBMAKE(&quot;&quot;;&quot;int&quot;;[.H71])))" office:value-type="float" office:value="0.0078125">
            <text:p>0,008</text:p>
          </table:table-cell>
          <table:table-cell table:style-name="ce1"/>
          <table:table-cell table:style-name="ce19" table:formula="of:=[.K70]+2" office:value-type="float" office:value="126">
            <text:p>126</text:p>
          </table:table-cell>
          <table:table-cell table:style-name="ce19" table:formula="of:=[.L70]+2" office:value-type="float" office:value="127">
            <text:p>127</text:p>
          </table:table-cell>
          <table:table-cell table:style-name="ce23" table:formula="of:=INFO.OBBA.OBBA.OBGET(INFO.OBBA.OBBA.OBCALL(&quot;&quot;;[.$B$12];&quot;getHaltonNumber&quot;;INFO.OBBA.OBBA.OBMAKE(&quot;&quot;;&quot;int&quot;;[.K71])))" office:value-type="float" office:value="0.9921875">
            <text:p>0,992</text:p>
          </table:table-cell>
          <table:table-cell table:style-name="ce23" table:formula="of:=INFO.OBBA.OBBA.OBGET(INFO.OBBA.OBBA.OBCALL(&quot;&quot;;[.$B$12];&quot;getHaltonNumber&quot;;INFO.OBBA.OBBA.OBMAKE(&quot;&quot;;&quot;int&quot;;[.L71])))" office:value-type="float" office:value="0.00390625">
            <text:p>0,0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4">
            <text:p>64</text:p>
          </table:table-cell>
          <table:table-cell table:style-name="ce23" table:formula="of:=INFO.OBBA.OBBA.OBGET(INFO.OBBA.OBBA.OBCALL(&quot;&quot;;[.$B$12];&quot;getHaltonNumber&quot;;INFO.OBBA.OBBA.OBMAKE(&quot;&quot;;&quot;int&quot;;[.H72])))" office:value-type="float" office:value="0.5078125">
            <text:p>0,508</text:p>
          </table:table-cell>
          <table:table-cell table:style-name="ce1"/>
          <table:table-cell table:style-name="ce19" table:formula="of:=[.K71]+2" office:value-type="float" office:value="128">
            <text:p>128</text:p>
          </table:table-cell>
          <table:table-cell table:style-name="ce19" table:formula="of:=[.L71]+2" office:value-type="float" office:value="129">
            <text:p>129</text:p>
          </table:table-cell>
          <table:table-cell table:style-name="ce23" table:formula="of:=INFO.OBBA.OBBA.OBGET(INFO.OBBA.OBBA.OBCALL(&quot;&quot;;[.$B$12];&quot;getHaltonNumber&quot;;INFO.OBBA.OBBA.OBMAKE(&quot;&quot;;&quot;int&quot;;[.K72])))" office:value-type="float" office:value="0.50390625">
            <text:p>0,504</text:p>
          </table:table-cell>
          <table:table-cell table:style-name="ce23" table:formula="of:=INFO.OBBA.OBBA.OBGET(INFO.OBBA.OBBA.OBCALL(&quot;&quot;;[.$B$12];&quot;getHaltonNumber&quot;;INFO.OBBA.OBBA.OBMAKE(&quot;&quot;;&quot;int&quot;;[.L72])))" office:value-type="float" office:value="0.25390625">
            <text:p>0,2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5">
            <text:p>65</text:p>
          </table:table-cell>
          <table:table-cell table:style-name="ce23" table:formula="of:=INFO.OBBA.OBBA.OBGET(INFO.OBBA.OBBA.OBCALL(&quot;&quot;;[.$B$12];&quot;getHaltonNumber&quot;;INFO.OBBA.OBBA.OBMAKE(&quot;&quot;;&quot;int&quot;;[.H73])))" office:value-type="float" office:value="0.2578125">
            <text:p>0,258</text:p>
          </table:table-cell>
          <table:table-cell table:style-name="ce1"/>
          <table:table-cell table:style-name="ce19" table:formula="of:=[.K72]+2" office:value-type="float" office:value="130">
            <text:p>130</text:p>
          </table:table-cell>
          <table:table-cell table:style-name="ce19" table:formula="of:=[.L72]+2" office:value-type="float" office:value="131">
            <text:p>131</text:p>
          </table:table-cell>
          <table:table-cell table:style-name="ce23" table:formula="of:=INFO.OBBA.OBBA.OBGET(INFO.OBBA.OBBA.OBCALL(&quot;&quot;;[.$B$12];&quot;getHaltonNumber&quot;;INFO.OBBA.OBBA.OBMAKE(&quot;&quot;;&quot;int&quot;;[.K73])))" office:value-type="float" office:value="0.75390625">
            <text:p>0,754</text:p>
          </table:table-cell>
          <table:table-cell table:style-name="ce23" table:formula="of:=INFO.OBBA.OBBA.OBGET(INFO.OBBA.OBBA.OBCALL(&quot;&quot;;[.$B$12];&quot;getHaltonNumber&quot;;INFO.OBBA.OBBA.OBMAKE(&quot;&quot;;&quot;int&quot;;[.L73])))" office:value-type="float" office:value="0.12890625">
            <text:p>0,1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6">
            <text:p>66</text:p>
          </table:table-cell>
          <table:table-cell table:style-name="ce23" table:formula="of:=INFO.OBBA.OBBA.OBGET(INFO.OBBA.OBBA.OBCALL(&quot;&quot;;[.$B$12];&quot;getHaltonNumber&quot;;INFO.OBBA.OBBA.OBMAKE(&quot;&quot;;&quot;int&quot;;[.H74])))" office:value-type="float" office:value="0.7578125">
            <text:p>0,758</text:p>
          </table:table-cell>
          <table:table-cell table:style-name="ce1"/>
          <table:table-cell table:style-name="ce19" table:formula="of:=[.K73]+2" office:value-type="float" office:value="132">
            <text:p>132</text:p>
          </table:table-cell>
          <table:table-cell table:style-name="ce19" table:formula="of:=[.L73]+2" office:value-type="float" office:value="133">
            <text:p>133</text:p>
          </table:table-cell>
          <table:table-cell table:style-name="ce23" table:formula="of:=INFO.OBBA.OBBA.OBGET(INFO.OBBA.OBBA.OBCALL(&quot;&quot;;[.$B$12];&quot;getHaltonNumber&quot;;INFO.OBBA.OBBA.OBMAKE(&quot;&quot;;&quot;int&quot;;[.K74])))" office:value-type="float" office:value="0.62890625">
            <text:p>0,629</text:p>
          </table:table-cell>
          <table:table-cell table:style-name="ce23" table:formula="of:=INFO.OBBA.OBBA.OBGET(INFO.OBBA.OBBA.OBCALL(&quot;&quot;;[.$B$12];&quot;getHaltonNumber&quot;;INFO.OBBA.OBBA.OBMAKE(&quot;&quot;;&quot;int&quot;;[.L74])))" office:value-type="float" office:value="0.37890625">
            <text:p>0,3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7">
            <text:p>67</text:p>
          </table:table-cell>
          <table:table-cell table:style-name="ce23" table:formula="of:=INFO.OBBA.OBBA.OBGET(INFO.OBBA.OBBA.OBCALL(&quot;&quot;;[.$B$12];&quot;getHaltonNumber&quot;;INFO.OBBA.OBBA.OBMAKE(&quot;&quot;;&quot;int&quot;;[.H75])))" office:value-type="float" office:value="0.1328125">
            <text:p>0,133</text:p>
          </table:table-cell>
          <table:table-cell table:style-name="ce1"/>
          <table:table-cell table:style-name="ce19" table:formula="of:=[.K74]+2" office:value-type="float" office:value="134">
            <text:p>134</text:p>
          </table:table-cell>
          <table:table-cell table:style-name="ce19" table:formula="of:=[.L74]+2" office:value-type="float" office:value="135">
            <text:p>135</text:p>
          </table:table-cell>
          <table:table-cell table:style-name="ce23" table:formula="of:=INFO.OBBA.OBBA.OBGET(INFO.OBBA.OBBA.OBCALL(&quot;&quot;;[.$B$12];&quot;getHaltonNumber&quot;;INFO.OBBA.OBBA.OBMAKE(&quot;&quot;;&quot;int&quot;;[.K75])))" office:value-type="float" office:value="0.87890625">
            <text:p>0,879</text:p>
          </table:table-cell>
          <table:table-cell table:style-name="ce23" table:formula="of:=INFO.OBBA.OBBA.OBGET(INFO.OBBA.OBBA.OBCALL(&quot;&quot;;[.$B$12];&quot;getHaltonNumber&quot;;INFO.OBBA.OBBA.OBMAKE(&quot;&quot;;&quot;int&quot;;[.L75])))" office:value-type="float" office:value="0.06640625">
            <text:p>0,06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8">
            <text:p>68</text:p>
          </table:table-cell>
          <table:table-cell table:style-name="ce23" table:formula="of:=INFO.OBBA.OBBA.OBGET(INFO.OBBA.OBBA.OBCALL(&quot;&quot;;[.$B$12];&quot;getHaltonNumber&quot;;INFO.OBBA.OBBA.OBMAKE(&quot;&quot;;&quot;int&quot;;[.H76])))" office:value-type="float" office:value="0.6328125">
            <text:p>0,633</text:p>
          </table:table-cell>
          <table:table-cell table:style-name="ce1"/>
          <table:table-cell table:style-name="ce19" table:formula="of:=[.K75]+2" office:value-type="float" office:value="136">
            <text:p>136</text:p>
          </table:table-cell>
          <table:table-cell table:style-name="ce19" table:formula="of:=[.L75]+2" office:value-type="float" office:value="137">
            <text:p>137</text:p>
          </table:table-cell>
          <table:table-cell table:style-name="ce23" table:formula="of:=INFO.OBBA.OBBA.OBGET(INFO.OBBA.OBBA.OBCALL(&quot;&quot;;[.$B$12];&quot;getHaltonNumber&quot;;INFO.OBBA.OBBA.OBMAKE(&quot;&quot;;&quot;int&quot;;[.K76])))" office:value-type="float" office:value="0.56640625">
            <text:p>0,566</text:p>
          </table:table-cell>
          <table:table-cell table:style-name="ce23" table:formula="of:=INFO.OBBA.OBBA.OBGET(INFO.OBBA.OBBA.OBCALL(&quot;&quot;;[.$B$12];&quot;getHaltonNumber&quot;;INFO.OBBA.OBBA.OBMAKE(&quot;&quot;;&quot;int&quot;;[.L76])))" office:value-type="float" office:value="0.31640625">
            <text:p>0,31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69">
            <text:p>69</text:p>
          </table:table-cell>
          <table:table-cell table:style-name="ce23" table:formula="of:=INFO.OBBA.OBBA.OBGET(INFO.OBBA.OBBA.OBCALL(&quot;&quot;;[.$B$12];&quot;getHaltonNumber&quot;;INFO.OBBA.OBBA.OBMAKE(&quot;&quot;;&quot;int&quot;;[.H77])))" office:value-type="float" office:value="0.3828125">
            <text:p>0,383</text:p>
          </table:table-cell>
          <table:table-cell table:style-name="ce1"/>
          <table:table-cell table:style-name="ce19" table:formula="of:=[.K76]+2" office:value-type="float" office:value="138">
            <text:p>138</text:p>
          </table:table-cell>
          <table:table-cell table:style-name="ce19" table:formula="of:=[.L76]+2" office:value-type="float" office:value="139">
            <text:p>139</text:p>
          </table:table-cell>
          <table:table-cell table:style-name="ce23" table:formula="of:=INFO.OBBA.OBBA.OBGET(INFO.OBBA.OBBA.OBCALL(&quot;&quot;;[.$B$12];&quot;getHaltonNumber&quot;;INFO.OBBA.OBBA.OBMAKE(&quot;&quot;;&quot;int&quot;;[.K77])))" office:value-type="float" office:value="0.81640625">
            <text:p>0,816</text:p>
          </table:table-cell>
          <table:table-cell table:style-name="ce23" table:formula="of:=INFO.OBBA.OBBA.OBGET(INFO.OBBA.OBBA.OBCALL(&quot;&quot;;[.$B$12];&quot;getHaltonNumber&quot;;INFO.OBBA.OBBA.OBMAKE(&quot;&quot;;&quot;int&quot;;[.L77])))" office:value-type="float" office:value="0.19140625">
            <text:p>0,19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0">
            <text:p>70</text:p>
          </table:table-cell>
          <table:table-cell table:style-name="ce23" table:formula="of:=INFO.OBBA.OBBA.OBGET(INFO.OBBA.OBBA.OBCALL(&quot;&quot;;[.$B$12];&quot;getHaltonNumber&quot;;INFO.OBBA.OBBA.OBMAKE(&quot;&quot;;&quot;int&quot;;[.H78])))" office:value-type="float" office:value="0.8828125">
            <text:p>0,883</text:p>
          </table:table-cell>
          <table:table-cell table:style-name="ce1"/>
          <table:table-cell table:style-name="ce19" table:formula="of:=[.K77]+2" office:value-type="float" office:value="140">
            <text:p>140</text:p>
          </table:table-cell>
          <table:table-cell table:style-name="ce19" table:formula="of:=[.L77]+2" office:value-type="float" office:value="141">
            <text:p>141</text:p>
          </table:table-cell>
          <table:table-cell table:style-name="ce23" table:formula="of:=INFO.OBBA.OBBA.OBGET(INFO.OBBA.OBBA.OBCALL(&quot;&quot;;[.$B$12];&quot;getHaltonNumber&quot;;INFO.OBBA.OBBA.OBMAKE(&quot;&quot;;&quot;int&quot;;[.K78])))" office:value-type="float" office:value="0.69140625">
            <text:p>0,691</text:p>
          </table:table-cell>
          <table:table-cell table:style-name="ce23" table:formula="of:=INFO.OBBA.OBBA.OBGET(INFO.OBBA.OBBA.OBCALL(&quot;&quot;;[.$B$12];&quot;getHaltonNumber&quot;;INFO.OBBA.OBBA.OBMAKE(&quot;&quot;;&quot;int&quot;;[.L78])))" office:value-type="float" office:value="0.44140625">
            <text:p>0,44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1">
            <text:p>71</text:p>
          </table:table-cell>
          <table:table-cell table:style-name="ce23" table:formula="of:=INFO.OBBA.OBBA.OBGET(INFO.OBBA.OBBA.OBCALL(&quot;&quot;;[.$B$12];&quot;getHaltonNumber&quot;;INFO.OBBA.OBBA.OBMAKE(&quot;&quot;;&quot;int&quot;;[.H79])))" office:value-type="float" office:value="0.0703125">
            <text:p>0,070</text:p>
          </table:table-cell>
          <table:table-cell table:style-name="ce1"/>
          <table:table-cell table:style-name="ce19" table:formula="of:=[.K78]+2" office:value-type="float" office:value="142">
            <text:p>142</text:p>
          </table:table-cell>
          <table:table-cell table:style-name="ce19" table:formula="of:=[.L78]+2" office:value-type="float" office:value="143">
            <text:p>143</text:p>
          </table:table-cell>
          <table:table-cell table:style-name="ce23" table:formula="of:=INFO.OBBA.OBBA.OBGET(INFO.OBBA.OBBA.OBCALL(&quot;&quot;;[.$B$12];&quot;getHaltonNumber&quot;;INFO.OBBA.OBBA.OBMAKE(&quot;&quot;;&quot;int&quot;;[.K79])))" office:value-type="float" office:value="0.94140625">
            <text:p>0,941</text:p>
          </table:table-cell>
          <table:table-cell table:style-name="ce23" table:formula="of:=INFO.OBBA.OBBA.OBGET(INFO.OBBA.OBBA.OBCALL(&quot;&quot;;[.$B$12];&quot;getHaltonNumber&quot;;INFO.OBBA.OBBA.OBMAKE(&quot;&quot;;&quot;int&quot;;[.L79])))" office:value-type="float" office:value="0.03515625">
            <text:p>0,03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2">
            <text:p>72</text:p>
          </table:table-cell>
          <table:table-cell table:style-name="ce23" table:formula="of:=INFO.OBBA.OBBA.OBGET(INFO.OBBA.OBBA.OBCALL(&quot;&quot;;[.$B$12];&quot;getHaltonNumber&quot;;INFO.OBBA.OBBA.OBMAKE(&quot;&quot;;&quot;int&quot;;[.H80])))" office:value-type="float" office:value="0.5703125">
            <text:p>0,570</text:p>
          </table:table-cell>
          <table:table-cell table:style-name="ce1"/>
          <table:table-cell table:style-name="ce19" table:formula="of:=[.K79]+2" office:value-type="float" office:value="144">
            <text:p>144</text:p>
          </table:table-cell>
          <table:table-cell table:style-name="ce19" table:formula="of:=[.L79]+2" office:value-type="float" office:value="145">
            <text:p>145</text:p>
          </table:table-cell>
          <table:table-cell table:style-name="ce23" table:formula="of:=INFO.OBBA.OBBA.OBGET(INFO.OBBA.OBBA.OBCALL(&quot;&quot;;[.$B$12];&quot;getHaltonNumber&quot;;INFO.OBBA.OBBA.OBMAKE(&quot;&quot;;&quot;int&quot;;[.K80])))" office:value-type="float" office:value="0.53515625">
            <text:p>0,535</text:p>
          </table:table-cell>
          <table:table-cell table:style-name="ce23" table:formula="of:=INFO.OBBA.OBBA.OBGET(INFO.OBBA.OBBA.OBCALL(&quot;&quot;;[.$B$12];&quot;getHaltonNumber&quot;;INFO.OBBA.OBBA.OBMAKE(&quot;&quot;;&quot;int&quot;;[.L80])))" office:value-type="float" office:value="0.28515625">
            <text:p>0,28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3">
            <text:p>73</text:p>
          </table:table-cell>
          <table:table-cell table:style-name="ce23" table:formula="of:=INFO.OBBA.OBBA.OBGET(INFO.OBBA.OBBA.OBCALL(&quot;&quot;;[.$B$12];&quot;getHaltonNumber&quot;;INFO.OBBA.OBBA.OBMAKE(&quot;&quot;;&quot;int&quot;;[.H81])))" office:value-type="float" office:value="0.3203125">
            <text:p>0,320</text:p>
          </table:table-cell>
          <table:table-cell table:style-name="ce1"/>
          <table:table-cell table:style-name="ce19" table:formula="of:=[.K80]+2" office:value-type="float" office:value="146">
            <text:p>146</text:p>
          </table:table-cell>
          <table:table-cell table:style-name="ce19" table:formula="of:=[.L80]+2" office:value-type="float" office:value="147">
            <text:p>147</text:p>
          </table:table-cell>
          <table:table-cell table:style-name="ce23" table:formula="of:=INFO.OBBA.OBBA.OBGET(INFO.OBBA.OBBA.OBCALL(&quot;&quot;;[.$B$12];&quot;getHaltonNumber&quot;;INFO.OBBA.OBBA.OBMAKE(&quot;&quot;;&quot;int&quot;;[.K81])))" office:value-type="float" office:value="0.78515625">
            <text:p>0,785</text:p>
          </table:table-cell>
          <table:table-cell table:style-name="ce23" table:formula="of:=INFO.OBBA.OBBA.OBGET(INFO.OBBA.OBBA.OBCALL(&quot;&quot;;[.$B$12];&quot;getHaltonNumber&quot;;INFO.OBBA.OBBA.OBMAKE(&quot;&quot;;&quot;int&quot;;[.L81])))" office:value-type="float" office:value="0.16015625">
            <text:p>0,16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4">
            <text:p>74</text:p>
          </table:table-cell>
          <table:table-cell table:style-name="ce23" table:formula="of:=INFO.OBBA.OBBA.OBGET(INFO.OBBA.OBBA.OBCALL(&quot;&quot;;[.$B$12];&quot;getHaltonNumber&quot;;INFO.OBBA.OBBA.OBMAKE(&quot;&quot;;&quot;int&quot;;[.H82])))" office:value-type="float" office:value="0.8203125">
            <text:p>0,820</text:p>
          </table:table-cell>
          <table:table-cell table:style-name="ce1"/>
          <table:table-cell table:style-name="ce19" table:formula="of:=[.K81]+2" office:value-type="float" office:value="148">
            <text:p>148</text:p>
          </table:table-cell>
          <table:table-cell table:style-name="ce19" table:formula="of:=[.L81]+2" office:value-type="float" office:value="149">
            <text:p>149</text:p>
          </table:table-cell>
          <table:table-cell table:style-name="ce23" table:formula="of:=INFO.OBBA.OBBA.OBGET(INFO.OBBA.OBBA.OBCALL(&quot;&quot;;[.$B$12];&quot;getHaltonNumber&quot;;INFO.OBBA.OBBA.OBMAKE(&quot;&quot;;&quot;int&quot;;[.K82])))" office:value-type="float" office:value="0.66015625">
            <text:p>0,660</text:p>
          </table:table-cell>
          <table:table-cell table:style-name="ce23" table:formula="of:=INFO.OBBA.OBBA.OBGET(INFO.OBBA.OBBA.OBCALL(&quot;&quot;;[.$B$12];&quot;getHaltonNumber&quot;;INFO.OBBA.OBBA.OBMAKE(&quot;&quot;;&quot;int&quot;;[.L82])))" office:value-type="float" office:value="0.41015625">
            <text:p>0,41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5">
            <text:p>75</text:p>
          </table:table-cell>
          <table:table-cell table:style-name="ce23" table:formula="of:=INFO.OBBA.OBBA.OBGET(INFO.OBBA.OBBA.OBCALL(&quot;&quot;;[.$B$12];&quot;getHaltonNumber&quot;;INFO.OBBA.OBBA.OBMAKE(&quot;&quot;;&quot;int&quot;;[.H83])))" office:value-type="float" office:value="0.1953125">
            <text:p>0,195</text:p>
          </table:table-cell>
          <table:table-cell table:style-name="ce1"/>
          <table:table-cell table:style-name="ce19" table:formula="of:=[.K82]+2" office:value-type="float" office:value="150">
            <text:p>150</text:p>
          </table:table-cell>
          <table:table-cell table:style-name="ce19" table:formula="of:=[.L82]+2" office:value-type="float" office:value="151">
            <text:p>151</text:p>
          </table:table-cell>
          <table:table-cell table:style-name="ce23" table:formula="of:=INFO.OBBA.OBBA.OBGET(INFO.OBBA.OBBA.OBCALL(&quot;&quot;;[.$B$12];&quot;getHaltonNumber&quot;;INFO.OBBA.OBBA.OBMAKE(&quot;&quot;;&quot;int&quot;;[.K83])))" office:value-type="float" office:value="0.91015625">
            <text:p>0,910</text:p>
          </table:table-cell>
          <table:table-cell table:style-name="ce23" table:formula="of:=INFO.OBBA.OBBA.OBGET(INFO.OBBA.OBBA.OBCALL(&quot;&quot;;[.$B$12];&quot;getHaltonNumber&quot;;INFO.OBBA.OBBA.OBMAKE(&quot;&quot;;&quot;int&quot;;[.L83])))" office:value-type="float" office:value="0.09765625">
            <text:p>0,09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6">
            <text:p>76</text:p>
          </table:table-cell>
          <table:table-cell table:style-name="ce23" table:formula="of:=INFO.OBBA.OBBA.OBGET(INFO.OBBA.OBBA.OBCALL(&quot;&quot;;[.$B$12];&quot;getHaltonNumber&quot;;INFO.OBBA.OBBA.OBMAKE(&quot;&quot;;&quot;int&quot;;[.H84])))" office:value-type="float" office:value="0.6953125">
            <text:p>0,695</text:p>
          </table:table-cell>
          <table:table-cell table:style-name="ce1"/>
          <table:table-cell table:style-name="ce19" table:formula="of:=[.K83]+2" office:value-type="float" office:value="152">
            <text:p>152</text:p>
          </table:table-cell>
          <table:table-cell table:style-name="ce19" table:formula="of:=[.L83]+2" office:value-type="float" office:value="153">
            <text:p>153</text:p>
          </table:table-cell>
          <table:table-cell table:style-name="ce23" table:formula="of:=INFO.OBBA.OBBA.OBGET(INFO.OBBA.OBBA.OBCALL(&quot;&quot;;[.$B$12];&quot;getHaltonNumber&quot;;INFO.OBBA.OBBA.OBMAKE(&quot;&quot;;&quot;int&quot;;[.K84])))" office:value-type="float" office:value="0.59765625">
            <text:p>0,598</text:p>
          </table:table-cell>
          <table:table-cell table:style-name="ce23" table:formula="of:=INFO.OBBA.OBBA.OBGET(INFO.OBBA.OBBA.OBCALL(&quot;&quot;;[.$B$12];&quot;getHaltonNumber&quot;;INFO.OBBA.OBBA.OBMAKE(&quot;&quot;;&quot;int&quot;;[.L84])))" office:value-type="float" office:value="0.34765625">
            <text:p>0,34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7">
            <text:p>77</text:p>
          </table:table-cell>
          <table:table-cell table:style-name="ce23" table:formula="of:=INFO.OBBA.OBBA.OBGET(INFO.OBBA.OBBA.OBCALL(&quot;&quot;;[.$B$12];&quot;getHaltonNumber&quot;;INFO.OBBA.OBBA.OBMAKE(&quot;&quot;;&quot;int&quot;;[.H85])))" office:value-type="float" office:value="0.4453125">
            <text:p>0,445</text:p>
          </table:table-cell>
          <table:table-cell table:style-name="ce1"/>
          <table:table-cell table:style-name="ce19" table:formula="of:=[.K84]+2" office:value-type="float" office:value="154">
            <text:p>154</text:p>
          </table:table-cell>
          <table:table-cell table:style-name="ce19" table:formula="of:=[.L84]+2" office:value-type="float" office:value="155">
            <text:p>155</text:p>
          </table:table-cell>
          <table:table-cell table:style-name="ce23" table:formula="of:=INFO.OBBA.OBBA.OBGET(INFO.OBBA.OBBA.OBCALL(&quot;&quot;;[.$B$12];&quot;getHaltonNumber&quot;;INFO.OBBA.OBBA.OBMAKE(&quot;&quot;;&quot;int&quot;;[.K85])))" office:value-type="float" office:value="0.84765625">
            <text:p>0,848</text:p>
          </table:table-cell>
          <table:table-cell table:style-name="ce23" table:formula="of:=INFO.OBBA.OBBA.OBGET(INFO.OBBA.OBBA.OBCALL(&quot;&quot;;[.$B$12];&quot;getHaltonNumber&quot;;INFO.OBBA.OBBA.OBMAKE(&quot;&quot;;&quot;int&quot;;[.L85])))" office:value-type="float" office:value="0.22265625">
            <text:p>0,22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8">
            <text:p>78</text:p>
          </table:table-cell>
          <table:table-cell table:style-name="ce23" table:formula="of:=INFO.OBBA.OBBA.OBGET(INFO.OBBA.OBBA.OBCALL(&quot;&quot;;[.$B$12];&quot;getHaltonNumber&quot;;INFO.OBBA.OBBA.OBMAKE(&quot;&quot;;&quot;int&quot;;[.H86])))" office:value-type="float" office:value="0.9453125">
            <text:p>0,945</text:p>
          </table:table-cell>
          <table:table-cell table:style-name="ce1"/>
          <table:table-cell table:style-name="ce19" table:formula="of:=[.K85]+2" office:value-type="float" office:value="156">
            <text:p>156</text:p>
          </table:table-cell>
          <table:table-cell table:style-name="ce19" table:formula="of:=[.L85]+2" office:value-type="float" office:value="157">
            <text:p>157</text:p>
          </table:table-cell>
          <table:table-cell table:style-name="ce23" table:formula="of:=INFO.OBBA.OBBA.OBGET(INFO.OBBA.OBBA.OBCALL(&quot;&quot;;[.$B$12];&quot;getHaltonNumber&quot;;INFO.OBBA.OBBA.OBMAKE(&quot;&quot;;&quot;int&quot;;[.K86])))" office:value-type="float" office:value="0.72265625">
            <text:p>0,723</text:p>
          </table:table-cell>
          <table:table-cell table:style-name="ce23" table:formula="of:=INFO.OBBA.OBBA.OBGET(INFO.OBBA.OBBA.OBCALL(&quot;&quot;;[.$B$12];&quot;getHaltonNumber&quot;;INFO.OBBA.OBBA.OBMAKE(&quot;&quot;;&quot;int&quot;;[.L86])))" office:value-type="float" office:value="0.47265625">
            <text:p>0,47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79">
            <text:p>79</text:p>
          </table:table-cell>
          <table:table-cell table:style-name="ce23" table:formula="of:=INFO.OBBA.OBBA.OBGET(INFO.OBBA.OBBA.OBCALL(&quot;&quot;;[.$B$12];&quot;getHaltonNumber&quot;;INFO.OBBA.OBBA.OBMAKE(&quot;&quot;;&quot;int&quot;;[.H87])))" office:value-type="float" office:value="0.0390625">
            <text:p>0,039</text:p>
          </table:table-cell>
          <table:table-cell table:style-name="ce1"/>
          <table:table-cell table:style-name="ce19" table:formula="of:=[.K86]+2" office:value-type="float" office:value="158">
            <text:p>158</text:p>
          </table:table-cell>
          <table:table-cell table:style-name="ce19" table:formula="of:=[.L86]+2" office:value-type="float" office:value="159">
            <text:p>159</text:p>
          </table:table-cell>
          <table:table-cell table:style-name="ce23" table:formula="of:=INFO.OBBA.OBBA.OBGET(INFO.OBBA.OBBA.OBCALL(&quot;&quot;;[.$B$12];&quot;getHaltonNumber&quot;;INFO.OBBA.OBBA.OBMAKE(&quot;&quot;;&quot;int&quot;;[.K87])))" office:value-type="float" office:value="0.97265625">
            <text:p>0,973</text:p>
          </table:table-cell>
          <table:table-cell table:style-name="ce23" table:formula="of:=INFO.OBBA.OBBA.OBGET(INFO.OBBA.OBBA.OBCALL(&quot;&quot;;[.$B$12];&quot;getHaltonNumber&quot;;INFO.OBBA.OBBA.OBMAKE(&quot;&quot;;&quot;int&quot;;[.L87])))" office:value-type="float" office:value="0.01953125">
            <text:p>0,02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0">
            <text:p>80</text:p>
          </table:table-cell>
          <table:table-cell table:style-name="ce23" table:formula="of:=INFO.OBBA.OBBA.OBGET(INFO.OBBA.OBBA.OBCALL(&quot;&quot;;[.$B$12];&quot;getHaltonNumber&quot;;INFO.OBBA.OBBA.OBMAKE(&quot;&quot;;&quot;int&quot;;[.H88])))" office:value-type="float" office:value="0.5390625">
            <text:p>0,539</text:p>
          </table:table-cell>
          <table:table-cell table:style-name="ce1"/>
          <table:table-cell table:style-name="ce19" table:formula="of:=[.K87]+2" office:value-type="float" office:value="160">
            <text:p>160</text:p>
          </table:table-cell>
          <table:table-cell table:style-name="ce19" table:formula="of:=[.L87]+2" office:value-type="float" office:value="161">
            <text:p>161</text:p>
          </table:table-cell>
          <table:table-cell table:style-name="ce23" table:formula="of:=INFO.OBBA.OBBA.OBGET(INFO.OBBA.OBBA.OBCALL(&quot;&quot;;[.$B$12];&quot;getHaltonNumber&quot;;INFO.OBBA.OBBA.OBMAKE(&quot;&quot;;&quot;int&quot;;[.K88])))" office:value-type="float" office:value="0.51953125">
            <text:p>0,520</text:p>
          </table:table-cell>
          <table:table-cell table:style-name="ce23" table:formula="of:=INFO.OBBA.OBBA.OBGET(INFO.OBBA.OBBA.OBCALL(&quot;&quot;;[.$B$12];&quot;getHaltonNumber&quot;;INFO.OBBA.OBBA.OBMAKE(&quot;&quot;;&quot;int&quot;;[.L88])))" office:value-type="float" office:value="0.26953125">
            <text:p>0,27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1">
            <text:p>81</text:p>
          </table:table-cell>
          <table:table-cell table:style-name="ce23" table:formula="of:=INFO.OBBA.OBBA.OBGET(INFO.OBBA.OBBA.OBCALL(&quot;&quot;;[.$B$12];&quot;getHaltonNumber&quot;;INFO.OBBA.OBBA.OBMAKE(&quot;&quot;;&quot;int&quot;;[.H89])))" office:value-type="float" office:value="0.2890625">
            <text:p>0,289</text:p>
          </table:table-cell>
          <table:table-cell table:style-name="ce1"/>
          <table:table-cell table:style-name="ce19" table:formula="of:=[.K88]+2" office:value-type="float" office:value="162">
            <text:p>162</text:p>
          </table:table-cell>
          <table:table-cell table:style-name="ce19" table:formula="of:=[.L88]+2" office:value-type="float" office:value="163">
            <text:p>163</text:p>
          </table:table-cell>
          <table:table-cell table:style-name="ce23" table:formula="of:=INFO.OBBA.OBBA.OBGET(INFO.OBBA.OBBA.OBCALL(&quot;&quot;;[.$B$12];&quot;getHaltonNumber&quot;;INFO.OBBA.OBBA.OBMAKE(&quot;&quot;;&quot;int&quot;;[.K89])))" office:value-type="float" office:value="0.76953125">
            <text:p>0,770</text:p>
          </table:table-cell>
          <table:table-cell table:style-name="ce23" table:formula="of:=INFO.OBBA.OBBA.OBGET(INFO.OBBA.OBBA.OBCALL(&quot;&quot;;[.$B$12];&quot;getHaltonNumber&quot;;INFO.OBBA.OBBA.OBMAKE(&quot;&quot;;&quot;int&quot;;[.L89])))" office:value-type="float" office:value="0.14453125">
            <text:p>0,14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2">
            <text:p>82</text:p>
          </table:table-cell>
          <table:table-cell table:style-name="ce23" table:formula="of:=INFO.OBBA.OBBA.OBGET(INFO.OBBA.OBBA.OBCALL(&quot;&quot;;[.$B$12];&quot;getHaltonNumber&quot;;INFO.OBBA.OBBA.OBMAKE(&quot;&quot;;&quot;int&quot;;[.H90])))" office:value-type="float" office:value="0.7890625">
            <text:p>0,789</text:p>
          </table:table-cell>
          <table:table-cell table:style-name="ce1"/>
          <table:table-cell table:style-name="ce19" table:formula="of:=[.K89]+2" office:value-type="float" office:value="164">
            <text:p>164</text:p>
          </table:table-cell>
          <table:table-cell table:style-name="ce19" table:formula="of:=[.L89]+2" office:value-type="float" office:value="165">
            <text:p>165</text:p>
          </table:table-cell>
          <table:table-cell table:style-name="ce23" table:formula="of:=INFO.OBBA.OBBA.OBGET(INFO.OBBA.OBBA.OBCALL(&quot;&quot;;[.$B$12];&quot;getHaltonNumber&quot;;INFO.OBBA.OBBA.OBMAKE(&quot;&quot;;&quot;int&quot;;[.K90])))" office:value-type="float" office:value="0.64453125">
            <text:p>0,645</text:p>
          </table:table-cell>
          <table:table-cell table:style-name="ce23" table:formula="of:=INFO.OBBA.OBBA.OBGET(INFO.OBBA.OBBA.OBCALL(&quot;&quot;;[.$B$12];&quot;getHaltonNumber&quot;;INFO.OBBA.OBBA.OBMAKE(&quot;&quot;;&quot;int&quot;;[.L90])))" office:value-type="float" office:value="0.39453125">
            <text:p>0,39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3">
            <text:p>83</text:p>
          </table:table-cell>
          <table:table-cell table:style-name="ce23" table:formula="of:=INFO.OBBA.OBBA.OBGET(INFO.OBBA.OBBA.OBCALL(&quot;&quot;;[.$B$12];&quot;getHaltonNumber&quot;;INFO.OBBA.OBBA.OBMAKE(&quot;&quot;;&quot;int&quot;;[.H91])))" office:value-type="float" office:value="0.1640625">
            <text:p>0,164</text:p>
          </table:table-cell>
          <table:table-cell table:style-name="ce1"/>
          <table:table-cell table:style-name="ce19" table:formula="of:=[.K90]+2" office:value-type="float" office:value="166">
            <text:p>166</text:p>
          </table:table-cell>
          <table:table-cell table:style-name="ce19" table:formula="of:=[.L90]+2" office:value-type="float" office:value="167">
            <text:p>167</text:p>
          </table:table-cell>
          <table:table-cell table:style-name="ce23" table:formula="of:=INFO.OBBA.OBBA.OBGET(INFO.OBBA.OBBA.OBCALL(&quot;&quot;;[.$B$12];&quot;getHaltonNumber&quot;;INFO.OBBA.OBBA.OBMAKE(&quot;&quot;;&quot;int&quot;;[.K91])))" office:value-type="float" office:value="0.89453125">
            <text:p>0,895</text:p>
          </table:table-cell>
          <table:table-cell table:style-name="ce23" table:formula="of:=INFO.OBBA.OBBA.OBGET(INFO.OBBA.OBBA.OBCALL(&quot;&quot;;[.$B$12];&quot;getHaltonNumber&quot;;INFO.OBBA.OBBA.OBMAKE(&quot;&quot;;&quot;int&quot;;[.L91])))" office:value-type="float" office:value="0.08203125">
            <text:p>0,08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4">
            <text:p>84</text:p>
          </table:table-cell>
          <table:table-cell table:style-name="ce23" table:formula="of:=INFO.OBBA.OBBA.OBGET(INFO.OBBA.OBBA.OBCALL(&quot;&quot;;[.$B$12];&quot;getHaltonNumber&quot;;INFO.OBBA.OBBA.OBMAKE(&quot;&quot;;&quot;int&quot;;[.H92])))" office:value-type="float" office:value="0.6640625">
            <text:p>0,664</text:p>
          </table:table-cell>
          <table:table-cell table:style-name="ce1"/>
          <table:table-cell table:style-name="ce19" table:formula="of:=[.K91]+2" office:value-type="float" office:value="168">
            <text:p>168</text:p>
          </table:table-cell>
          <table:table-cell table:style-name="ce19" table:formula="of:=[.L91]+2" office:value-type="float" office:value="169">
            <text:p>169</text:p>
          </table:table-cell>
          <table:table-cell table:style-name="ce23" table:formula="of:=INFO.OBBA.OBBA.OBGET(INFO.OBBA.OBBA.OBCALL(&quot;&quot;;[.$B$12];&quot;getHaltonNumber&quot;;INFO.OBBA.OBBA.OBMAKE(&quot;&quot;;&quot;int&quot;;[.K92])))" office:value-type="float" office:value="0.58203125">
            <text:p>0,582</text:p>
          </table:table-cell>
          <table:table-cell table:style-name="ce23" table:formula="of:=INFO.OBBA.OBBA.OBGET(INFO.OBBA.OBBA.OBCALL(&quot;&quot;;[.$B$12];&quot;getHaltonNumber&quot;;INFO.OBBA.OBBA.OBMAKE(&quot;&quot;;&quot;int&quot;;[.L92])))" office:value-type="float" office:value="0.33203125">
            <text:p>0,33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5">
            <text:p>85</text:p>
          </table:table-cell>
          <table:table-cell table:style-name="ce23" table:formula="of:=INFO.OBBA.OBBA.OBGET(INFO.OBBA.OBBA.OBCALL(&quot;&quot;;[.$B$12];&quot;getHaltonNumber&quot;;INFO.OBBA.OBBA.OBMAKE(&quot;&quot;;&quot;int&quot;;[.H93])))" office:value-type="float" office:value="0.4140625">
            <text:p>0,414</text:p>
          </table:table-cell>
          <table:table-cell table:style-name="ce1"/>
          <table:table-cell table:style-name="ce19" table:formula="of:=[.K92]+2" office:value-type="float" office:value="170">
            <text:p>170</text:p>
          </table:table-cell>
          <table:table-cell table:style-name="ce19" table:formula="of:=[.L92]+2" office:value-type="float" office:value="171">
            <text:p>171</text:p>
          </table:table-cell>
          <table:table-cell table:style-name="ce23" table:formula="of:=INFO.OBBA.OBBA.OBGET(INFO.OBBA.OBBA.OBCALL(&quot;&quot;;[.$B$12];&quot;getHaltonNumber&quot;;INFO.OBBA.OBBA.OBMAKE(&quot;&quot;;&quot;int&quot;;[.K93])))" office:value-type="float" office:value="0.83203125">
            <text:p>0,832</text:p>
          </table:table-cell>
          <table:table-cell table:style-name="ce23" table:formula="of:=INFO.OBBA.OBBA.OBGET(INFO.OBBA.OBBA.OBCALL(&quot;&quot;;[.$B$12];&quot;getHaltonNumber&quot;;INFO.OBBA.OBBA.OBMAKE(&quot;&quot;;&quot;int&quot;;[.L93])))" office:value-type="float" office:value="0.20703125">
            <text:p>0,20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6">
            <text:p>86</text:p>
          </table:table-cell>
          <table:table-cell table:style-name="ce23" table:formula="of:=INFO.OBBA.OBBA.OBGET(INFO.OBBA.OBBA.OBCALL(&quot;&quot;;[.$B$12];&quot;getHaltonNumber&quot;;INFO.OBBA.OBBA.OBMAKE(&quot;&quot;;&quot;int&quot;;[.H94])))" office:value-type="float" office:value="0.9140625">
            <text:p>0,914</text:p>
          </table:table-cell>
          <table:table-cell table:style-name="ce1"/>
          <table:table-cell table:style-name="ce19" table:formula="of:=[.K93]+2" office:value-type="float" office:value="172">
            <text:p>172</text:p>
          </table:table-cell>
          <table:table-cell table:style-name="ce19" table:formula="of:=[.L93]+2" office:value-type="float" office:value="173">
            <text:p>173</text:p>
          </table:table-cell>
          <table:table-cell table:style-name="ce23" table:formula="of:=INFO.OBBA.OBBA.OBGET(INFO.OBBA.OBBA.OBCALL(&quot;&quot;;[.$B$12];&quot;getHaltonNumber&quot;;INFO.OBBA.OBBA.OBMAKE(&quot;&quot;;&quot;int&quot;;[.K94])))" office:value-type="float" office:value="0.70703125">
            <text:p>0,707</text:p>
          </table:table-cell>
          <table:table-cell table:style-name="ce23" table:formula="of:=INFO.OBBA.OBBA.OBGET(INFO.OBBA.OBBA.OBCALL(&quot;&quot;;[.$B$12];&quot;getHaltonNumber&quot;;INFO.OBBA.OBBA.OBMAKE(&quot;&quot;;&quot;int&quot;;[.L94])))" office:value-type="float" office:value="0.45703125">
            <text:p>0,45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7">
            <text:p>87</text:p>
          </table:table-cell>
          <table:table-cell table:style-name="ce23" table:formula="of:=INFO.OBBA.OBBA.OBGET(INFO.OBBA.OBBA.OBCALL(&quot;&quot;;[.$B$12];&quot;getHaltonNumber&quot;;INFO.OBBA.OBBA.OBMAKE(&quot;&quot;;&quot;int&quot;;[.H95])))" office:value-type="float" office:value="0.1015625">
            <text:p>0,102</text:p>
          </table:table-cell>
          <table:table-cell table:style-name="ce1"/>
          <table:table-cell table:style-name="ce19" table:formula="of:=[.K94]+2" office:value-type="float" office:value="174">
            <text:p>174</text:p>
          </table:table-cell>
          <table:table-cell table:style-name="ce19" table:formula="of:=[.L94]+2" office:value-type="float" office:value="175">
            <text:p>175</text:p>
          </table:table-cell>
          <table:table-cell table:style-name="ce23" table:formula="of:=INFO.OBBA.OBBA.OBGET(INFO.OBBA.OBBA.OBCALL(&quot;&quot;;[.$B$12];&quot;getHaltonNumber&quot;;INFO.OBBA.OBBA.OBMAKE(&quot;&quot;;&quot;int&quot;;[.K95])))" office:value-type="float" office:value="0.95703125">
            <text:p>0,957</text:p>
          </table:table-cell>
          <table:table-cell table:style-name="ce23" table:formula="of:=INFO.OBBA.OBBA.OBGET(INFO.OBBA.OBBA.OBCALL(&quot;&quot;;[.$B$12];&quot;getHaltonNumber&quot;;INFO.OBBA.OBBA.OBMAKE(&quot;&quot;;&quot;int&quot;;[.L95])))" office:value-type="float" office:value="0.05078125">
            <text:p>0,05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8">
            <text:p>88</text:p>
          </table:table-cell>
          <table:table-cell table:style-name="ce23" table:formula="of:=INFO.OBBA.OBBA.OBGET(INFO.OBBA.OBBA.OBCALL(&quot;&quot;;[.$B$12];&quot;getHaltonNumber&quot;;INFO.OBBA.OBBA.OBMAKE(&quot;&quot;;&quot;int&quot;;[.H96])))" office:value-type="float" office:value="0.6015625">
            <text:p>0,602</text:p>
          </table:table-cell>
          <table:table-cell table:style-name="ce1"/>
          <table:table-cell table:style-name="ce19" table:formula="of:=[.K95]+2" office:value-type="float" office:value="176">
            <text:p>176</text:p>
          </table:table-cell>
          <table:table-cell table:style-name="ce19" table:formula="of:=[.L95]+2" office:value-type="float" office:value="177">
            <text:p>177</text:p>
          </table:table-cell>
          <table:table-cell table:style-name="ce23" table:formula="of:=INFO.OBBA.OBBA.OBGET(INFO.OBBA.OBBA.OBCALL(&quot;&quot;;[.$B$12];&quot;getHaltonNumber&quot;;INFO.OBBA.OBBA.OBMAKE(&quot;&quot;;&quot;int&quot;;[.K96])))" office:value-type="float" office:value="0.55078125">
            <text:p>0,551</text:p>
          </table:table-cell>
          <table:table-cell table:style-name="ce23" table:formula="of:=INFO.OBBA.OBBA.OBGET(INFO.OBBA.OBBA.OBCALL(&quot;&quot;;[.$B$12];&quot;getHaltonNumber&quot;;INFO.OBBA.OBBA.OBMAKE(&quot;&quot;;&quot;int&quot;;[.L96])))" office:value-type="float" office:value="0.30078125">
            <text:p>0,30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89">
            <text:p>89</text:p>
          </table:table-cell>
          <table:table-cell table:style-name="ce23" table:formula="of:=INFO.OBBA.OBBA.OBGET(INFO.OBBA.OBBA.OBCALL(&quot;&quot;;[.$B$12];&quot;getHaltonNumber&quot;;INFO.OBBA.OBBA.OBMAKE(&quot;&quot;;&quot;int&quot;;[.H97])))" office:value-type="float" office:value="0.3515625">
            <text:p>0,352</text:p>
          </table:table-cell>
          <table:table-cell table:style-name="ce1"/>
          <table:table-cell table:style-name="ce19" table:formula="of:=[.K96]+2" office:value-type="float" office:value="178">
            <text:p>178</text:p>
          </table:table-cell>
          <table:table-cell table:style-name="ce19" table:formula="of:=[.L96]+2" office:value-type="float" office:value="179">
            <text:p>179</text:p>
          </table:table-cell>
          <table:table-cell table:style-name="ce23" table:formula="of:=INFO.OBBA.OBBA.OBGET(INFO.OBBA.OBBA.OBCALL(&quot;&quot;;[.$B$12];&quot;getHaltonNumber&quot;;INFO.OBBA.OBBA.OBMAKE(&quot;&quot;;&quot;int&quot;;[.K97])))" office:value-type="float" office:value="0.80078125">
            <text:p>0,801</text:p>
          </table:table-cell>
          <table:table-cell table:style-name="ce23" table:formula="of:=INFO.OBBA.OBBA.OBGET(INFO.OBBA.OBBA.OBCALL(&quot;&quot;;[.$B$12];&quot;getHaltonNumber&quot;;INFO.OBBA.OBBA.OBMAKE(&quot;&quot;;&quot;int&quot;;[.L97])))" office:value-type="float" office:value="0.17578125">
            <text:p>0,17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0">
            <text:p>90</text:p>
          </table:table-cell>
          <table:table-cell table:style-name="ce23" table:formula="of:=INFO.OBBA.OBBA.OBGET(INFO.OBBA.OBBA.OBCALL(&quot;&quot;;[.$B$12];&quot;getHaltonNumber&quot;;INFO.OBBA.OBBA.OBMAKE(&quot;&quot;;&quot;int&quot;;[.H98])))" office:value-type="float" office:value="0.8515625">
            <text:p>0,852</text:p>
          </table:table-cell>
          <table:table-cell table:style-name="ce1"/>
          <table:table-cell table:style-name="ce19" table:formula="of:=[.K97]+2" office:value-type="float" office:value="180">
            <text:p>180</text:p>
          </table:table-cell>
          <table:table-cell table:style-name="ce19" table:formula="of:=[.L97]+2" office:value-type="float" office:value="181">
            <text:p>181</text:p>
          </table:table-cell>
          <table:table-cell table:style-name="ce23" table:formula="of:=INFO.OBBA.OBBA.OBGET(INFO.OBBA.OBBA.OBCALL(&quot;&quot;;[.$B$12];&quot;getHaltonNumber&quot;;INFO.OBBA.OBBA.OBMAKE(&quot;&quot;;&quot;int&quot;;[.K98])))" office:value-type="float" office:value="0.67578125">
            <text:p>0,676</text:p>
          </table:table-cell>
          <table:table-cell table:style-name="ce23" table:formula="of:=INFO.OBBA.OBBA.OBGET(INFO.OBBA.OBBA.OBCALL(&quot;&quot;;[.$B$12];&quot;getHaltonNumber&quot;;INFO.OBBA.OBBA.OBMAKE(&quot;&quot;;&quot;int&quot;;[.L98])))" office:value-type="float" office:value="0.42578125">
            <text:p>0,42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1">
            <text:p>91</text:p>
          </table:table-cell>
          <table:table-cell table:style-name="ce23" table:formula="of:=INFO.OBBA.OBBA.OBGET(INFO.OBBA.OBBA.OBCALL(&quot;&quot;;[.$B$12];&quot;getHaltonNumber&quot;;INFO.OBBA.OBBA.OBMAKE(&quot;&quot;;&quot;int&quot;;[.H99])))" office:value-type="float" office:value="0.2265625">
            <text:p>0,227</text:p>
          </table:table-cell>
          <table:table-cell table:style-name="ce1"/>
          <table:table-cell table:style-name="ce19" table:formula="of:=[.K98]+2" office:value-type="float" office:value="182">
            <text:p>182</text:p>
          </table:table-cell>
          <table:table-cell table:style-name="ce19" table:formula="of:=[.L98]+2" office:value-type="float" office:value="183">
            <text:p>183</text:p>
          </table:table-cell>
          <table:table-cell table:style-name="ce23" table:formula="of:=INFO.OBBA.OBBA.OBGET(INFO.OBBA.OBBA.OBCALL(&quot;&quot;;[.$B$12];&quot;getHaltonNumber&quot;;INFO.OBBA.OBBA.OBMAKE(&quot;&quot;;&quot;int&quot;;[.K99])))" office:value-type="float" office:value="0.92578125">
            <text:p>0,926</text:p>
          </table:table-cell>
          <table:table-cell table:style-name="ce23" table:formula="of:=INFO.OBBA.OBBA.OBGET(INFO.OBBA.OBBA.OBCALL(&quot;&quot;;[.$B$12];&quot;getHaltonNumber&quot;;INFO.OBBA.OBBA.OBMAKE(&quot;&quot;;&quot;int&quot;;[.L99])))" office:value-type="float" office:value="0.11328125">
            <text:p>0,1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2">
            <text:p>92</text:p>
          </table:table-cell>
          <table:table-cell table:style-name="ce23" table:formula="of:=INFO.OBBA.OBBA.OBGET(INFO.OBBA.OBBA.OBCALL(&quot;&quot;;[.$B$12];&quot;getHaltonNumber&quot;;INFO.OBBA.OBBA.OBMAKE(&quot;&quot;;&quot;int&quot;;[.H100])))" office:value-type="float" office:value="0.7265625">
            <text:p>0,727</text:p>
          </table:table-cell>
          <table:table-cell table:style-name="ce1"/>
          <table:table-cell table:style-name="ce19" table:formula="of:=[.K99]+2" office:value-type="float" office:value="184">
            <text:p>184</text:p>
          </table:table-cell>
          <table:table-cell table:style-name="ce19" table:formula="of:=[.L99]+2" office:value-type="float" office:value="185">
            <text:p>185</text:p>
          </table:table-cell>
          <table:table-cell table:style-name="ce23" table:formula="of:=INFO.OBBA.OBBA.OBGET(INFO.OBBA.OBBA.OBCALL(&quot;&quot;;[.$B$12];&quot;getHaltonNumber&quot;;INFO.OBBA.OBBA.OBMAKE(&quot;&quot;;&quot;int&quot;;[.K100])))" office:value-type="float" office:value="0.61328125">
            <text:p>0,613</text:p>
          </table:table-cell>
          <table:table-cell table:style-name="ce23" table:formula="of:=INFO.OBBA.OBBA.OBGET(INFO.OBBA.OBBA.OBCALL(&quot;&quot;;[.$B$12];&quot;getHaltonNumber&quot;;INFO.OBBA.OBBA.OBMAKE(&quot;&quot;;&quot;int&quot;;[.L100])))" office:value-type="float" office:value="0.36328125">
            <text:p>0,3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3">
            <text:p>93</text:p>
          </table:table-cell>
          <table:table-cell table:style-name="ce23" table:formula="of:=INFO.OBBA.OBBA.OBGET(INFO.OBBA.OBBA.OBCALL(&quot;&quot;;[.$B$12];&quot;getHaltonNumber&quot;;INFO.OBBA.OBBA.OBMAKE(&quot;&quot;;&quot;int&quot;;[.H101])))" office:value-type="float" office:value="0.4765625">
            <text:p>0,477</text:p>
          </table:table-cell>
          <table:table-cell table:style-name="ce1"/>
          <table:table-cell table:style-name="ce19" table:formula="of:=[.K100]+2" office:value-type="float" office:value="186">
            <text:p>186</text:p>
          </table:table-cell>
          <table:table-cell table:style-name="ce19" table:formula="of:=[.L100]+2" office:value-type="float" office:value="187">
            <text:p>187</text:p>
          </table:table-cell>
          <table:table-cell table:style-name="ce23" table:formula="of:=INFO.OBBA.OBBA.OBGET(INFO.OBBA.OBBA.OBCALL(&quot;&quot;;[.$B$12];&quot;getHaltonNumber&quot;;INFO.OBBA.OBBA.OBMAKE(&quot;&quot;;&quot;int&quot;;[.K101])))" office:value-type="float" office:value="0.86328125">
            <text:p>0,863</text:p>
          </table:table-cell>
          <table:table-cell table:style-name="ce23" table:formula="of:=INFO.OBBA.OBBA.OBGET(INFO.OBBA.OBBA.OBCALL(&quot;&quot;;[.$B$12];&quot;getHaltonNumber&quot;;INFO.OBBA.OBBA.OBMAKE(&quot;&quot;;&quot;int&quot;;[.L101])))" office:value-type="float" office:value="0.23828125">
            <text:p>0,2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4">
            <text:p>94</text:p>
          </table:table-cell>
          <table:table-cell table:style-name="ce23" table:formula="of:=INFO.OBBA.OBBA.OBGET(INFO.OBBA.OBBA.OBCALL(&quot;&quot;;[.$B$12];&quot;getHaltonNumber&quot;;INFO.OBBA.OBBA.OBMAKE(&quot;&quot;;&quot;int&quot;;[.H102])))" office:value-type="float" office:value="0.9765625">
            <text:p>0,977</text:p>
          </table:table-cell>
          <table:table-cell table:style-name="ce1"/>
          <table:table-cell table:style-name="ce19" table:formula="of:=[.K101]+2" office:value-type="float" office:value="188">
            <text:p>188</text:p>
          </table:table-cell>
          <table:table-cell table:style-name="ce19" table:formula="of:=[.L101]+2" office:value-type="float" office:value="189">
            <text:p>189</text:p>
          </table:table-cell>
          <table:table-cell table:style-name="ce23" table:formula="of:=INFO.OBBA.OBBA.OBGET(INFO.OBBA.OBBA.OBCALL(&quot;&quot;;[.$B$12];&quot;getHaltonNumber&quot;;INFO.OBBA.OBBA.OBMAKE(&quot;&quot;;&quot;int&quot;;[.K102])))" office:value-type="float" office:value="0.73828125">
            <text:p>0,738</text:p>
          </table:table-cell>
          <table:table-cell table:style-name="ce23" table:formula="of:=INFO.OBBA.OBBA.OBGET(INFO.OBBA.OBBA.OBCALL(&quot;&quot;;[.$B$12];&quot;getHaltonNumber&quot;;INFO.OBBA.OBBA.OBMAKE(&quot;&quot;;&quot;int&quot;;[.L102])))" office:value-type="float" office:value="0.48828125">
            <text:p>0,4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5">
            <text:p>95</text:p>
          </table:table-cell>
          <table:table-cell table:style-name="ce23" table:formula="of:=INFO.OBBA.OBBA.OBGET(INFO.OBBA.OBBA.OBCALL(&quot;&quot;;[.$B$12];&quot;getHaltonNumber&quot;;INFO.OBBA.OBBA.OBMAKE(&quot;&quot;;&quot;int&quot;;[.H103])))" office:value-type="float" office:value="0.0234375">
            <text:p>0,023</text:p>
          </table:table-cell>
          <table:table-cell table:style-name="ce1"/>
          <table:table-cell table:style-name="ce19" table:formula="of:=[.K102]+2" office:value-type="float" office:value="190">
            <text:p>190</text:p>
          </table:table-cell>
          <table:table-cell table:style-name="ce19" table:formula="of:=[.L102]+2" office:value-type="float" office:value="191">
            <text:p>191</text:p>
          </table:table-cell>
          <table:table-cell table:style-name="ce23" table:formula="of:=INFO.OBBA.OBBA.OBGET(INFO.OBBA.OBBA.OBCALL(&quot;&quot;;[.$B$12];&quot;getHaltonNumber&quot;;INFO.OBBA.OBBA.OBMAKE(&quot;&quot;;&quot;int&quot;;[.K103])))" office:value-type="float" office:value="0.98828125">
            <text:p>0,988</text:p>
          </table:table-cell>
          <table:table-cell table:style-name="ce23" table:formula="of:=INFO.OBBA.OBBA.OBGET(INFO.OBBA.OBBA.OBCALL(&quot;&quot;;[.$B$12];&quot;getHaltonNumber&quot;;INFO.OBBA.OBBA.OBMAKE(&quot;&quot;;&quot;int&quot;;[.L103])))" office:value-type="float" office:value="0.01171875">
            <text:p>0,01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6">
            <text:p>96</text:p>
          </table:table-cell>
          <table:table-cell table:style-name="ce23" table:formula="of:=INFO.OBBA.OBBA.OBGET(INFO.OBBA.OBBA.OBCALL(&quot;&quot;;[.$B$12];&quot;getHaltonNumber&quot;;INFO.OBBA.OBBA.OBMAKE(&quot;&quot;;&quot;int&quot;;[.H104])))" office:value-type="float" office:value="0.5234375">
            <text:p>0,523</text:p>
          </table:table-cell>
          <table:table-cell table:style-name="ce1"/>
          <table:table-cell table:style-name="ce19" table:formula="of:=[.K103]+2" office:value-type="float" office:value="192">
            <text:p>192</text:p>
          </table:table-cell>
          <table:table-cell table:style-name="ce19" table:formula="of:=[.L103]+2" office:value-type="float" office:value="193">
            <text:p>193</text:p>
          </table:table-cell>
          <table:table-cell table:style-name="ce23" table:formula="of:=INFO.OBBA.OBBA.OBGET(INFO.OBBA.OBBA.OBCALL(&quot;&quot;;[.$B$12];&quot;getHaltonNumber&quot;;INFO.OBBA.OBBA.OBMAKE(&quot;&quot;;&quot;int&quot;;[.K104])))" office:value-type="float" office:value="0.51171875">
            <text:p>0,512</text:p>
          </table:table-cell>
          <table:table-cell table:style-name="ce23" table:formula="of:=INFO.OBBA.OBBA.OBGET(INFO.OBBA.OBBA.OBCALL(&quot;&quot;;[.$B$12];&quot;getHaltonNumber&quot;;INFO.OBBA.OBBA.OBMAKE(&quot;&quot;;&quot;int&quot;;[.L104])))" office:value-type="float" office:value="0.26171875">
            <text:p>0,26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7">
            <text:p>97</text:p>
          </table:table-cell>
          <table:table-cell table:style-name="ce23" table:formula="of:=INFO.OBBA.OBBA.OBGET(INFO.OBBA.OBBA.OBCALL(&quot;&quot;;[.$B$12];&quot;getHaltonNumber&quot;;INFO.OBBA.OBBA.OBMAKE(&quot;&quot;;&quot;int&quot;;[.H105])))" office:value-type="float" office:value="0.2734375">
            <text:p>0,273</text:p>
          </table:table-cell>
          <table:table-cell table:style-name="ce1"/>
          <table:table-cell table:style-name="ce19" table:formula="of:=[.K104]+2" office:value-type="float" office:value="194">
            <text:p>194</text:p>
          </table:table-cell>
          <table:table-cell table:style-name="ce19" table:formula="of:=[.L104]+2" office:value-type="float" office:value="195">
            <text:p>195</text:p>
          </table:table-cell>
          <table:table-cell table:style-name="ce23" table:formula="of:=INFO.OBBA.OBBA.OBGET(INFO.OBBA.OBBA.OBCALL(&quot;&quot;;[.$B$12];&quot;getHaltonNumber&quot;;INFO.OBBA.OBBA.OBMAKE(&quot;&quot;;&quot;int&quot;;[.K105])))" office:value-type="float" office:value="0.76171875">
            <text:p>0,762</text:p>
          </table:table-cell>
          <table:table-cell table:style-name="ce23" table:formula="of:=INFO.OBBA.OBBA.OBGET(INFO.OBBA.OBBA.OBCALL(&quot;&quot;;[.$B$12];&quot;getHaltonNumber&quot;;INFO.OBBA.OBBA.OBMAKE(&quot;&quot;;&quot;int&quot;;[.L105])))" office:value-type="float" office:value="0.13671875">
            <text:p>0,13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8">
            <text:p>98</text:p>
          </table:table-cell>
          <table:table-cell table:style-name="ce23" table:formula="of:=INFO.OBBA.OBBA.OBGET(INFO.OBBA.OBBA.OBCALL(&quot;&quot;;[.$B$12];&quot;getHaltonNumber&quot;;INFO.OBBA.OBBA.OBMAKE(&quot;&quot;;&quot;int&quot;;[.H106])))" office:value-type="float" office:value="0.7734375">
            <text:p>0,773</text:p>
          </table:table-cell>
          <table:table-cell table:style-name="ce1"/>
          <table:table-cell table:style-name="ce19" table:formula="of:=[.K105]+2" office:value-type="float" office:value="196">
            <text:p>196</text:p>
          </table:table-cell>
          <table:table-cell table:style-name="ce19" table:formula="of:=[.L105]+2" office:value-type="float" office:value="197">
            <text:p>197</text:p>
          </table:table-cell>
          <table:table-cell table:style-name="ce23" table:formula="of:=INFO.OBBA.OBBA.OBGET(INFO.OBBA.OBBA.OBCALL(&quot;&quot;;[.$B$12];&quot;getHaltonNumber&quot;;INFO.OBBA.OBBA.OBMAKE(&quot;&quot;;&quot;int&quot;;[.K106])))" office:value-type="float" office:value="0.63671875">
            <text:p>0,637</text:p>
          </table:table-cell>
          <table:table-cell table:style-name="ce23" table:formula="of:=INFO.OBBA.OBBA.OBGET(INFO.OBBA.OBBA.OBCALL(&quot;&quot;;[.$B$12];&quot;getHaltonNumber&quot;;INFO.OBBA.OBBA.OBMAKE(&quot;&quot;;&quot;int&quot;;[.L106])))" office:value-type="float" office:value="0.38671875">
            <text:p>0,38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99">
            <text:p>99</text:p>
          </table:table-cell>
          <table:table-cell table:style-name="ce23" table:formula="of:=INFO.OBBA.OBBA.OBGET(INFO.OBBA.OBBA.OBCALL(&quot;&quot;;[.$B$12];&quot;getHaltonNumber&quot;;INFO.OBBA.OBBA.OBMAKE(&quot;&quot;;&quot;int&quot;;[.H107])))" office:value-type="float" office:value="0.1484375">
            <text:p>0,148</text:p>
          </table:table-cell>
          <table:table-cell table:style-name="ce1"/>
          <table:table-cell table:style-name="ce19" table:formula="of:=[.K106]+2" office:value-type="float" office:value="198">
            <text:p>198</text:p>
          </table:table-cell>
          <table:table-cell table:style-name="ce19" table:formula="of:=[.L106]+2" office:value-type="float" office:value="199">
            <text:p>199</text:p>
          </table:table-cell>
          <table:table-cell table:style-name="ce23" table:formula="of:=INFO.OBBA.OBBA.OBGET(INFO.OBBA.OBBA.OBCALL(&quot;&quot;;[.$B$12];&quot;getHaltonNumber&quot;;INFO.OBBA.OBBA.OBMAKE(&quot;&quot;;&quot;int&quot;;[.K107])))" office:value-type="float" office:value="0.88671875">
            <text:p>0,887</text:p>
          </table:table-cell>
          <table:table-cell table:style-name="ce23" table:formula="of:=INFO.OBBA.OBBA.OBGET(INFO.OBBA.OBBA.OBCALL(&quot;&quot;;[.$B$12];&quot;getHaltonNumber&quot;;INFO.OBBA.OBBA.OBMAKE(&quot;&quot;;&quot;int&quot;;[.L107])))" office:value-type="float" office:value="0.07421875">
            <text:p>0,07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0">
            <text:p>100</text:p>
          </table:table-cell>
          <table:table-cell table:style-name="ce23" table:formula="of:=INFO.OBBA.OBBA.OBGET(INFO.OBBA.OBBA.OBCALL(&quot;&quot;;[.$B$12];&quot;getHaltonNumber&quot;;INFO.OBBA.OBBA.OBMAKE(&quot;&quot;;&quot;int&quot;;[.H108])))" office:value-type="float" office:value="0.6484375">
            <text:p>0,648</text:p>
          </table:table-cell>
          <table:table-cell table:style-name="ce1"/>
          <table:table-cell table:style-name="ce19" table:formula="of:=[.K107]+2" office:value-type="float" office:value="200">
            <text:p>200</text:p>
          </table:table-cell>
          <table:table-cell table:style-name="ce19" table:formula="of:=[.L107]+2" office:value-type="float" office:value="201">
            <text:p>201</text:p>
          </table:table-cell>
          <table:table-cell table:style-name="ce23" table:formula="of:=INFO.OBBA.OBBA.OBGET(INFO.OBBA.OBBA.OBCALL(&quot;&quot;;[.$B$12];&quot;getHaltonNumber&quot;;INFO.OBBA.OBBA.OBMAKE(&quot;&quot;;&quot;int&quot;;[.K108])))" office:value-type="float" office:value="0.57421875">
            <text:p>0,574</text:p>
          </table:table-cell>
          <table:table-cell table:style-name="ce23" table:formula="of:=INFO.OBBA.OBBA.OBGET(INFO.OBBA.OBBA.OBCALL(&quot;&quot;;[.$B$12];&quot;getHaltonNumber&quot;;INFO.OBBA.OBBA.OBMAKE(&quot;&quot;;&quot;int&quot;;[.L108])))" office:value-type="float" office:value="0.32421875">
            <text:p>0,32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1">
            <text:p>101</text:p>
          </table:table-cell>
          <table:table-cell table:style-name="ce23" table:formula="of:=INFO.OBBA.OBBA.OBGET(INFO.OBBA.OBBA.OBCALL(&quot;&quot;;[.$B$12];&quot;getHaltonNumber&quot;;INFO.OBBA.OBBA.OBMAKE(&quot;&quot;;&quot;int&quot;;[.H109])))" office:value-type="float" office:value="0.3984375">
            <text:p>0,398</text:p>
          </table:table-cell>
          <table:table-cell table:style-name="ce1"/>
          <table:table-cell table:style-name="ce19" table:formula="of:=[.K108]+2" office:value-type="float" office:value="202">
            <text:p>202</text:p>
          </table:table-cell>
          <table:table-cell table:style-name="ce19" table:formula="of:=[.L108]+2" office:value-type="float" office:value="203">
            <text:p>203</text:p>
          </table:table-cell>
          <table:table-cell table:style-name="ce23" table:formula="of:=INFO.OBBA.OBBA.OBGET(INFO.OBBA.OBBA.OBCALL(&quot;&quot;;[.$B$12];&quot;getHaltonNumber&quot;;INFO.OBBA.OBBA.OBMAKE(&quot;&quot;;&quot;int&quot;;[.K109])))" office:value-type="float" office:value="0.82421875">
            <text:p>0,824</text:p>
          </table:table-cell>
          <table:table-cell table:style-name="ce23" table:formula="of:=INFO.OBBA.OBBA.OBGET(INFO.OBBA.OBBA.OBCALL(&quot;&quot;;[.$B$12];&quot;getHaltonNumber&quot;;INFO.OBBA.OBBA.OBMAKE(&quot;&quot;;&quot;int&quot;;[.L109])))" office:value-type="float" office:value="0.19921875">
            <text:p>0,19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2">
            <text:p>102</text:p>
          </table:table-cell>
          <table:table-cell table:style-name="ce23" table:formula="of:=INFO.OBBA.OBBA.OBGET(INFO.OBBA.OBBA.OBCALL(&quot;&quot;;[.$B$12];&quot;getHaltonNumber&quot;;INFO.OBBA.OBBA.OBMAKE(&quot;&quot;;&quot;int&quot;;[.H110])))" office:value-type="float" office:value="0.8984375">
            <text:p>0,898</text:p>
          </table:table-cell>
          <table:table-cell table:style-name="ce1"/>
          <table:table-cell table:style-name="ce19" table:formula="of:=[.K109]+2" office:value-type="float" office:value="204">
            <text:p>204</text:p>
          </table:table-cell>
          <table:table-cell table:style-name="ce19" table:formula="of:=[.L109]+2" office:value-type="float" office:value="205">
            <text:p>205</text:p>
          </table:table-cell>
          <table:table-cell table:style-name="ce23" table:formula="of:=INFO.OBBA.OBBA.OBGET(INFO.OBBA.OBBA.OBCALL(&quot;&quot;;[.$B$12];&quot;getHaltonNumber&quot;;INFO.OBBA.OBBA.OBMAKE(&quot;&quot;;&quot;int&quot;;[.K110])))" office:value-type="float" office:value="0.69921875">
            <text:p>0,699</text:p>
          </table:table-cell>
          <table:table-cell table:style-name="ce23" table:formula="of:=INFO.OBBA.OBBA.OBGET(INFO.OBBA.OBBA.OBCALL(&quot;&quot;;[.$B$12];&quot;getHaltonNumber&quot;;INFO.OBBA.OBBA.OBMAKE(&quot;&quot;;&quot;int&quot;;[.L110])))" office:value-type="float" office:value="0.44921875">
            <text:p>0,44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3">
            <text:p>103</text:p>
          </table:table-cell>
          <table:table-cell table:style-name="ce23" table:formula="of:=INFO.OBBA.OBBA.OBGET(INFO.OBBA.OBBA.OBCALL(&quot;&quot;;[.$B$12];&quot;getHaltonNumber&quot;;INFO.OBBA.OBBA.OBMAKE(&quot;&quot;;&quot;int&quot;;[.H111])))" office:value-type="float" office:value="0.0859375">
            <text:p>0,086</text:p>
          </table:table-cell>
          <table:table-cell table:style-name="ce1"/>
          <table:table-cell table:style-name="ce19" table:formula="of:=[.K110]+2" office:value-type="float" office:value="206">
            <text:p>206</text:p>
          </table:table-cell>
          <table:table-cell table:style-name="ce19" table:formula="of:=[.L110]+2" office:value-type="float" office:value="207">
            <text:p>207</text:p>
          </table:table-cell>
          <table:table-cell table:style-name="ce23" table:formula="of:=INFO.OBBA.OBBA.OBGET(INFO.OBBA.OBBA.OBCALL(&quot;&quot;;[.$B$12];&quot;getHaltonNumber&quot;;INFO.OBBA.OBBA.OBMAKE(&quot;&quot;;&quot;int&quot;;[.K111])))" office:value-type="float" office:value="0.94921875">
            <text:p>0,949</text:p>
          </table:table-cell>
          <table:table-cell table:style-name="ce23" table:formula="of:=INFO.OBBA.OBBA.OBGET(INFO.OBBA.OBBA.OBCALL(&quot;&quot;;[.$B$12];&quot;getHaltonNumber&quot;;INFO.OBBA.OBBA.OBMAKE(&quot;&quot;;&quot;int&quot;;[.L111])))" office:value-type="float" office:value="0.04296875">
            <text:p>0,04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4">
            <text:p>104</text:p>
          </table:table-cell>
          <table:table-cell table:style-name="ce23" table:formula="of:=INFO.OBBA.OBBA.OBGET(INFO.OBBA.OBBA.OBCALL(&quot;&quot;;[.$B$12];&quot;getHaltonNumber&quot;;INFO.OBBA.OBBA.OBMAKE(&quot;&quot;;&quot;int&quot;;[.H112])))" office:value-type="float" office:value="0.5859375">
            <text:p>0,586</text:p>
          </table:table-cell>
          <table:table-cell table:style-name="ce1"/>
          <table:table-cell table:style-name="ce19" table:formula="of:=[.K111]+2" office:value-type="float" office:value="208">
            <text:p>208</text:p>
          </table:table-cell>
          <table:table-cell table:style-name="ce19" table:formula="of:=[.L111]+2" office:value-type="float" office:value="209">
            <text:p>209</text:p>
          </table:table-cell>
          <table:table-cell table:style-name="ce23" table:formula="of:=INFO.OBBA.OBBA.OBGET(INFO.OBBA.OBBA.OBCALL(&quot;&quot;;[.$B$12];&quot;getHaltonNumber&quot;;INFO.OBBA.OBBA.OBMAKE(&quot;&quot;;&quot;int&quot;;[.K112])))" office:value-type="float" office:value="0.54296875">
            <text:p>0,543</text:p>
          </table:table-cell>
          <table:table-cell table:style-name="ce23" table:formula="of:=INFO.OBBA.OBBA.OBGET(INFO.OBBA.OBBA.OBCALL(&quot;&quot;;[.$B$12];&quot;getHaltonNumber&quot;;INFO.OBBA.OBBA.OBMAKE(&quot;&quot;;&quot;int&quot;;[.L112])))" office:value-type="float" office:value="0.29296875">
            <text:p>0,29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5">
            <text:p>105</text:p>
          </table:table-cell>
          <table:table-cell table:style-name="ce23" table:formula="of:=INFO.OBBA.OBBA.OBGET(INFO.OBBA.OBBA.OBCALL(&quot;&quot;;[.$B$12];&quot;getHaltonNumber&quot;;INFO.OBBA.OBBA.OBMAKE(&quot;&quot;;&quot;int&quot;;[.H113])))" office:value-type="float" office:value="0.3359375">
            <text:p>0,336</text:p>
          </table:table-cell>
          <table:table-cell table:style-name="ce1"/>
          <table:table-cell table:style-name="ce19" table:formula="of:=[.K112]+2" office:value-type="float" office:value="210">
            <text:p>210</text:p>
          </table:table-cell>
          <table:table-cell table:style-name="ce19" table:formula="of:=[.L112]+2" office:value-type="float" office:value="211">
            <text:p>211</text:p>
          </table:table-cell>
          <table:table-cell table:style-name="ce23" table:formula="of:=INFO.OBBA.OBBA.OBGET(INFO.OBBA.OBBA.OBCALL(&quot;&quot;;[.$B$12];&quot;getHaltonNumber&quot;;INFO.OBBA.OBBA.OBMAKE(&quot;&quot;;&quot;int&quot;;[.K113])))" office:value-type="float" office:value="0.79296875">
            <text:p>0,793</text:p>
          </table:table-cell>
          <table:table-cell table:style-name="ce23" table:formula="of:=INFO.OBBA.OBBA.OBGET(INFO.OBBA.OBBA.OBCALL(&quot;&quot;;[.$B$12];&quot;getHaltonNumber&quot;;INFO.OBBA.OBBA.OBMAKE(&quot;&quot;;&quot;int&quot;;[.L113])))" office:value-type="float" office:value="0.16796875">
            <text:p>0,16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6">
            <text:p>106</text:p>
          </table:table-cell>
          <table:table-cell table:style-name="ce23" table:formula="of:=INFO.OBBA.OBBA.OBGET(INFO.OBBA.OBBA.OBCALL(&quot;&quot;;[.$B$12];&quot;getHaltonNumber&quot;;INFO.OBBA.OBBA.OBMAKE(&quot;&quot;;&quot;int&quot;;[.H114])))" office:value-type="float" office:value="0.8359375">
            <text:p>0,836</text:p>
          </table:table-cell>
          <table:table-cell table:style-name="ce1"/>
          <table:table-cell table:style-name="ce19" table:formula="of:=[.K113]+2" office:value-type="float" office:value="212">
            <text:p>212</text:p>
          </table:table-cell>
          <table:table-cell table:style-name="ce19" table:formula="of:=[.L113]+2" office:value-type="float" office:value="213">
            <text:p>213</text:p>
          </table:table-cell>
          <table:table-cell table:style-name="ce23" table:formula="of:=INFO.OBBA.OBBA.OBGET(INFO.OBBA.OBBA.OBCALL(&quot;&quot;;[.$B$12];&quot;getHaltonNumber&quot;;INFO.OBBA.OBBA.OBMAKE(&quot;&quot;;&quot;int&quot;;[.K114])))" office:value-type="float" office:value="0.66796875">
            <text:p>0,668</text:p>
          </table:table-cell>
          <table:table-cell table:style-name="ce23" table:formula="of:=INFO.OBBA.OBBA.OBGET(INFO.OBBA.OBBA.OBCALL(&quot;&quot;;[.$B$12];&quot;getHaltonNumber&quot;;INFO.OBBA.OBBA.OBMAKE(&quot;&quot;;&quot;int&quot;;[.L114])))" office:value-type="float" office:value="0.41796875">
            <text:p>0,41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7">
            <text:p>107</text:p>
          </table:table-cell>
          <table:table-cell table:style-name="ce23" table:formula="of:=INFO.OBBA.OBBA.OBGET(INFO.OBBA.OBBA.OBCALL(&quot;&quot;;[.$B$12];&quot;getHaltonNumber&quot;;INFO.OBBA.OBBA.OBMAKE(&quot;&quot;;&quot;int&quot;;[.H115])))" office:value-type="float" office:value="0.2109375">
            <text:p>0,211</text:p>
          </table:table-cell>
          <table:table-cell table:style-name="ce1"/>
          <table:table-cell table:style-name="ce19" table:formula="of:=[.K114]+2" office:value-type="float" office:value="214">
            <text:p>214</text:p>
          </table:table-cell>
          <table:table-cell table:style-name="ce19" table:formula="of:=[.L114]+2" office:value-type="float" office:value="215">
            <text:p>215</text:p>
          </table:table-cell>
          <table:table-cell table:style-name="ce23" table:formula="of:=INFO.OBBA.OBBA.OBGET(INFO.OBBA.OBBA.OBCALL(&quot;&quot;;[.$B$12];&quot;getHaltonNumber&quot;;INFO.OBBA.OBBA.OBMAKE(&quot;&quot;;&quot;int&quot;;[.K115])))" office:value-type="float" office:value="0.91796875">
            <text:p>0,918</text:p>
          </table:table-cell>
          <table:table-cell table:style-name="ce23" table:formula="of:=INFO.OBBA.OBBA.OBGET(INFO.OBBA.OBBA.OBCALL(&quot;&quot;;[.$B$12];&quot;getHaltonNumber&quot;;INFO.OBBA.OBBA.OBMAKE(&quot;&quot;;&quot;int&quot;;[.L115])))" office:value-type="float" office:value="0.10546875">
            <text:p>0,10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8">
            <text:p>108</text:p>
          </table:table-cell>
          <table:table-cell table:style-name="ce23" table:formula="of:=INFO.OBBA.OBBA.OBGET(INFO.OBBA.OBBA.OBCALL(&quot;&quot;;[.$B$12];&quot;getHaltonNumber&quot;;INFO.OBBA.OBBA.OBMAKE(&quot;&quot;;&quot;int&quot;;[.H116])))" office:value-type="float" office:value="0.7109375">
            <text:p>0,711</text:p>
          </table:table-cell>
          <table:table-cell table:style-name="ce1"/>
          <table:table-cell table:style-name="ce19" table:formula="of:=[.K115]+2" office:value-type="float" office:value="216">
            <text:p>216</text:p>
          </table:table-cell>
          <table:table-cell table:style-name="ce19" table:formula="of:=[.L115]+2" office:value-type="float" office:value="217">
            <text:p>217</text:p>
          </table:table-cell>
          <table:table-cell table:style-name="ce23" table:formula="of:=INFO.OBBA.OBBA.OBGET(INFO.OBBA.OBBA.OBCALL(&quot;&quot;;[.$B$12];&quot;getHaltonNumber&quot;;INFO.OBBA.OBBA.OBMAKE(&quot;&quot;;&quot;int&quot;;[.K116])))" office:value-type="float" office:value="0.60546875">
            <text:p>0,605</text:p>
          </table:table-cell>
          <table:table-cell table:style-name="ce23" table:formula="of:=INFO.OBBA.OBBA.OBGET(INFO.OBBA.OBBA.OBCALL(&quot;&quot;;[.$B$12];&quot;getHaltonNumber&quot;;INFO.OBBA.OBBA.OBMAKE(&quot;&quot;;&quot;int&quot;;[.L116])))" office:value-type="float" office:value="0.35546875">
            <text:p>0,35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09">
            <text:p>109</text:p>
          </table:table-cell>
          <table:table-cell table:style-name="ce23" table:formula="of:=INFO.OBBA.OBBA.OBGET(INFO.OBBA.OBBA.OBCALL(&quot;&quot;;[.$B$12];&quot;getHaltonNumber&quot;;INFO.OBBA.OBBA.OBMAKE(&quot;&quot;;&quot;int&quot;;[.H117])))" office:value-type="float" office:value="0.4609375">
            <text:p>0,461</text:p>
          </table:table-cell>
          <table:table-cell table:style-name="ce1"/>
          <table:table-cell table:style-name="ce19" table:formula="of:=[.K116]+2" office:value-type="float" office:value="218">
            <text:p>218</text:p>
          </table:table-cell>
          <table:table-cell table:style-name="ce19" table:formula="of:=[.L116]+2" office:value-type="float" office:value="219">
            <text:p>219</text:p>
          </table:table-cell>
          <table:table-cell table:style-name="ce23" table:formula="of:=INFO.OBBA.OBBA.OBGET(INFO.OBBA.OBBA.OBCALL(&quot;&quot;;[.$B$12];&quot;getHaltonNumber&quot;;INFO.OBBA.OBBA.OBMAKE(&quot;&quot;;&quot;int&quot;;[.K117])))" office:value-type="float" office:value="0.85546875">
            <text:p>0,855</text:p>
          </table:table-cell>
          <table:table-cell table:style-name="ce23" table:formula="of:=INFO.OBBA.OBBA.OBGET(INFO.OBBA.OBBA.OBCALL(&quot;&quot;;[.$B$12];&quot;getHaltonNumber&quot;;INFO.OBBA.OBBA.OBMAKE(&quot;&quot;;&quot;int&quot;;[.L117])))" office:value-type="float" office:value="0.23046875">
            <text:p>0,23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0">
            <text:p>110</text:p>
          </table:table-cell>
          <table:table-cell table:style-name="ce23" table:formula="of:=INFO.OBBA.OBBA.OBGET(INFO.OBBA.OBBA.OBCALL(&quot;&quot;;[.$B$12];&quot;getHaltonNumber&quot;;INFO.OBBA.OBBA.OBMAKE(&quot;&quot;;&quot;int&quot;;[.H118])))" office:value-type="float" office:value="0.9609375">
            <text:p>0,961</text:p>
          </table:table-cell>
          <table:table-cell table:style-name="ce1"/>
          <table:table-cell table:style-name="ce19" table:formula="of:=[.K117]+2" office:value-type="float" office:value="220">
            <text:p>220</text:p>
          </table:table-cell>
          <table:table-cell table:style-name="ce19" table:formula="of:=[.L117]+2" office:value-type="float" office:value="221">
            <text:p>221</text:p>
          </table:table-cell>
          <table:table-cell table:style-name="ce23" table:formula="of:=INFO.OBBA.OBBA.OBGET(INFO.OBBA.OBBA.OBCALL(&quot;&quot;;[.$B$12];&quot;getHaltonNumber&quot;;INFO.OBBA.OBBA.OBMAKE(&quot;&quot;;&quot;int&quot;;[.K118])))" office:value-type="float" office:value="0.73046875">
            <text:p>0,730</text:p>
          </table:table-cell>
          <table:table-cell table:style-name="ce23" table:formula="of:=INFO.OBBA.OBBA.OBGET(INFO.OBBA.OBBA.OBCALL(&quot;&quot;;[.$B$12];&quot;getHaltonNumber&quot;;INFO.OBBA.OBBA.OBMAKE(&quot;&quot;;&quot;int&quot;;[.L118])))" office:value-type="float" office:value="0.48046875">
            <text:p>0,48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1">
            <text:p>111</text:p>
          </table:table-cell>
          <table:table-cell table:style-name="ce23" table:formula="of:=INFO.OBBA.OBBA.OBGET(INFO.OBBA.OBBA.OBCALL(&quot;&quot;;[.$B$12];&quot;getHaltonNumber&quot;;INFO.OBBA.OBBA.OBMAKE(&quot;&quot;;&quot;int&quot;;[.H119])))" office:value-type="float" office:value="0.0546875">
            <text:p>0,055</text:p>
          </table:table-cell>
          <table:table-cell table:style-name="ce1"/>
          <table:table-cell table:style-name="ce19" table:formula="of:=[.K118]+2" office:value-type="float" office:value="222">
            <text:p>222</text:p>
          </table:table-cell>
          <table:table-cell table:style-name="ce19" table:formula="of:=[.L118]+2" office:value-type="float" office:value="223">
            <text:p>223</text:p>
          </table:table-cell>
          <table:table-cell table:style-name="ce23" table:formula="of:=INFO.OBBA.OBBA.OBGET(INFO.OBBA.OBBA.OBCALL(&quot;&quot;;[.$B$12];&quot;getHaltonNumber&quot;;INFO.OBBA.OBBA.OBMAKE(&quot;&quot;;&quot;int&quot;;[.K119])))" office:value-type="float" office:value="0.98046875">
            <text:p>0,980</text:p>
          </table:table-cell>
          <table:table-cell table:style-name="ce23" table:formula="of:=INFO.OBBA.OBBA.OBGET(INFO.OBBA.OBBA.OBCALL(&quot;&quot;;[.$B$12];&quot;getHaltonNumber&quot;;INFO.OBBA.OBBA.OBMAKE(&quot;&quot;;&quot;int&quot;;[.L119])))" office:value-type="float" office:value="0.02734375">
            <text:p>0,02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2">
            <text:p>112</text:p>
          </table:table-cell>
          <table:table-cell table:style-name="ce23" table:formula="of:=INFO.OBBA.OBBA.OBGET(INFO.OBBA.OBBA.OBCALL(&quot;&quot;;[.$B$12];&quot;getHaltonNumber&quot;;INFO.OBBA.OBBA.OBMAKE(&quot;&quot;;&quot;int&quot;;[.H120])))" office:value-type="float" office:value="0.5546875">
            <text:p>0,555</text:p>
          </table:table-cell>
          <table:table-cell table:style-name="ce1"/>
          <table:table-cell table:style-name="ce19" table:formula="of:=[.K119]+2" office:value-type="float" office:value="224">
            <text:p>224</text:p>
          </table:table-cell>
          <table:table-cell table:style-name="ce19" table:formula="of:=[.L119]+2" office:value-type="float" office:value="225">
            <text:p>225</text:p>
          </table:table-cell>
          <table:table-cell table:style-name="ce23" table:formula="of:=INFO.OBBA.OBBA.OBGET(INFO.OBBA.OBBA.OBCALL(&quot;&quot;;[.$B$12];&quot;getHaltonNumber&quot;;INFO.OBBA.OBBA.OBMAKE(&quot;&quot;;&quot;int&quot;;[.K120])))" office:value-type="float" office:value="0.52734375">
            <text:p>0,527</text:p>
          </table:table-cell>
          <table:table-cell table:style-name="ce23" table:formula="of:=INFO.OBBA.OBBA.OBGET(INFO.OBBA.OBBA.OBCALL(&quot;&quot;;[.$B$12];&quot;getHaltonNumber&quot;;INFO.OBBA.OBBA.OBMAKE(&quot;&quot;;&quot;int&quot;;[.L120])))" office:value-type="float" office:value="0.27734375">
            <text:p>0,27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3">
            <text:p>113</text:p>
          </table:table-cell>
          <table:table-cell table:style-name="ce23" table:formula="of:=INFO.OBBA.OBBA.OBGET(INFO.OBBA.OBBA.OBCALL(&quot;&quot;;[.$B$12];&quot;getHaltonNumber&quot;;INFO.OBBA.OBBA.OBMAKE(&quot;&quot;;&quot;int&quot;;[.H121])))" office:value-type="float" office:value="0.3046875">
            <text:p>0,305</text:p>
          </table:table-cell>
          <table:table-cell table:style-name="ce1"/>
          <table:table-cell table:style-name="ce19" table:formula="of:=[.K120]+2" office:value-type="float" office:value="226">
            <text:p>226</text:p>
          </table:table-cell>
          <table:table-cell table:style-name="ce19" table:formula="of:=[.L120]+2" office:value-type="float" office:value="227">
            <text:p>227</text:p>
          </table:table-cell>
          <table:table-cell table:style-name="ce23" table:formula="of:=INFO.OBBA.OBBA.OBGET(INFO.OBBA.OBBA.OBCALL(&quot;&quot;;[.$B$12];&quot;getHaltonNumber&quot;;INFO.OBBA.OBBA.OBMAKE(&quot;&quot;;&quot;int&quot;;[.K121])))" office:value-type="float" office:value="0.77734375">
            <text:p>0,777</text:p>
          </table:table-cell>
          <table:table-cell table:style-name="ce23" table:formula="of:=INFO.OBBA.OBBA.OBGET(INFO.OBBA.OBBA.OBCALL(&quot;&quot;;[.$B$12];&quot;getHaltonNumber&quot;;INFO.OBBA.OBBA.OBMAKE(&quot;&quot;;&quot;int&quot;;[.L121])))" office:value-type="float" office:value="0.15234375">
            <text:p>0,15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4">
            <text:p>114</text:p>
          </table:table-cell>
          <table:table-cell table:style-name="ce23" table:formula="of:=INFO.OBBA.OBBA.OBGET(INFO.OBBA.OBBA.OBCALL(&quot;&quot;;[.$B$12];&quot;getHaltonNumber&quot;;INFO.OBBA.OBBA.OBMAKE(&quot;&quot;;&quot;int&quot;;[.H122])))" office:value-type="float" office:value="0.8046875">
            <text:p>0,805</text:p>
          </table:table-cell>
          <table:table-cell table:style-name="ce1"/>
          <table:table-cell table:style-name="ce19" table:formula="of:=[.K121]+2" office:value-type="float" office:value="228">
            <text:p>228</text:p>
          </table:table-cell>
          <table:table-cell table:style-name="ce19" table:formula="of:=[.L121]+2" office:value-type="float" office:value="229">
            <text:p>229</text:p>
          </table:table-cell>
          <table:table-cell table:style-name="ce23" table:formula="of:=INFO.OBBA.OBBA.OBGET(INFO.OBBA.OBBA.OBCALL(&quot;&quot;;[.$B$12];&quot;getHaltonNumber&quot;;INFO.OBBA.OBBA.OBMAKE(&quot;&quot;;&quot;int&quot;;[.K122])))" office:value-type="float" office:value="0.65234375">
            <text:p>0,652</text:p>
          </table:table-cell>
          <table:table-cell table:style-name="ce23" table:formula="of:=INFO.OBBA.OBBA.OBGET(INFO.OBBA.OBBA.OBCALL(&quot;&quot;;[.$B$12];&quot;getHaltonNumber&quot;;INFO.OBBA.OBBA.OBMAKE(&quot;&quot;;&quot;int&quot;;[.L122])))" office:value-type="float" office:value="0.40234375">
            <text:p>0,40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5">
            <text:p>115</text:p>
          </table:table-cell>
          <table:table-cell table:style-name="ce23" table:formula="of:=INFO.OBBA.OBBA.OBGET(INFO.OBBA.OBBA.OBCALL(&quot;&quot;;[.$B$12];&quot;getHaltonNumber&quot;;INFO.OBBA.OBBA.OBMAKE(&quot;&quot;;&quot;int&quot;;[.H123])))" office:value-type="float" office:value="0.1796875">
            <text:p>0,180</text:p>
          </table:table-cell>
          <table:table-cell table:style-name="ce1"/>
          <table:table-cell table:style-name="ce19" table:formula="of:=[.K122]+2" office:value-type="float" office:value="230">
            <text:p>230</text:p>
          </table:table-cell>
          <table:table-cell table:style-name="ce19" table:formula="of:=[.L122]+2" office:value-type="float" office:value="231">
            <text:p>231</text:p>
          </table:table-cell>
          <table:table-cell table:style-name="ce23" table:formula="of:=INFO.OBBA.OBBA.OBGET(INFO.OBBA.OBBA.OBCALL(&quot;&quot;;[.$B$12];&quot;getHaltonNumber&quot;;INFO.OBBA.OBBA.OBMAKE(&quot;&quot;;&quot;int&quot;;[.K123])))" office:value-type="float" office:value="0.90234375">
            <text:p>0,902</text:p>
          </table:table-cell>
          <table:table-cell table:style-name="ce23" table:formula="of:=INFO.OBBA.OBBA.OBGET(INFO.OBBA.OBBA.OBCALL(&quot;&quot;;[.$B$12];&quot;getHaltonNumber&quot;;INFO.OBBA.OBBA.OBMAKE(&quot;&quot;;&quot;int&quot;;[.L123])))" office:value-type="float" office:value="0.08984375">
            <text:p>0,09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6">
            <text:p>116</text:p>
          </table:table-cell>
          <table:table-cell table:style-name="ce23" table:formula="of:=INFO.OBBA.OBBA.OBGET(INFO.OBBA.OBBA.OBCALL(&quot;&quot;;[.$B$12];&quot;getHaltonNumber&quot;;INFO.OBBA.OBBA.OBMAKE(&quot;&quot;;&quot;int&quot;;[.H124])))" office:value-type="float" office:value="0.6796875">
            <text:p>0,680</text:p>
          </table:table-cell>
          <table:table-cell table:style-name="ce1"/>
          <table:table-cell table:style-name="ce19" table:formula="of:=[.K123]+2" office:value-type="float" office:value="232">
            <text:p>232</text:p>
          </table:table-cell>
          <table:table-cell table:style-name="ce19" table:formula="of:=[.L123]+2" office:value-type="float" office:value="233">
            <text:p>233</text:p>
          </table:table-cell>
          <table:table-cell table:style-name="ce23" table:formula="of:=INFO.OBBA.OBBA.OBGET(INFO.OBBA.OBBA.OBCALL(&quot;&quot;;[.$B$12];&quot;getHaltonNumber&quot;;INFO.OBBA.OBBA.OBMAKE(&quot;&quot;;&quot;int&quot;;[.K124])))" office:value-type="float" office:value="0.58984375">
            <text:p>0,590</text:p>
          </table:table-cell>
          <table:table-cell table:style-name="ce23" table:formula="of:=INFO.OBBA.OBBA.OBGET(INFO.OBBA.OBBA.OBCALL(&quot;&quot;;[.$B$12];&quot;getHaltonNumber&quot;;INFO.OBBA.OBBA.OBMAKE(&quot;&quot;;&quot;int&quot;;[.L124])))" office:value-type="float" office:value="0.33984375">
            <text:p>0,34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7">
            <text:p>117</text:p>
          </table:table-cell>
          <table:table-cell table:style-name="ce23" table:formula="of:=INFO.OBBA.OBBA.OBGET(INFO.OBBA.OBBA.OBCALL(&quot;&quot;;[.$B$12];&quot;getHaltonNumber&quot;;INFO.OBBA.OBBA.OBMAKE(&quot;&quot;;&quot;int&quot;;[.H125])))" office:value-type="float" office:value="0.4296875">
            <text:p>0,430</text:p>
          </table:table-cell>
          <table:table-cell table:style-name="ce1"/>
          <table:table-cell table:style-name="ce19" table:formula="of:=[.K124]+2" office:value-type="float" office:value="234">
            <text:p>234</text:p>
          </table:table-cell>
          <table:table-cell table:style-name="ce19" table:formula="of:=[.L124]+2" office:value-type="float" office:value="235">
            <text:p>235</text:p>
          </table:table-cell>
          <table:table-cell table:style-name="ce23" table:formula="of:=INFO.OBBA.OBBA.OBGET(INFO.OBBA.OBBA.OBCALL(&quot;&quot;;[.$B$12];&quot;getHaltonNumber&quot;;INFO.OBBA.OBBA.OBMAKE(&quot;&quot;;&quot;int&quot;;[.K125])))" office:value-type="float" office:value="0.83984375">
            <text:p>0,840</text:p>
          </table:table-cell>
          <table:table-cell table:style-name="ce23" table:formula="of:=INFO.OBBA.OBBA.OBGET(INFO.OBBA.OBBA.OBCALL(&quot;&quot;;[.$B$12];&quot;getHaltonNumber&quot;;INFO.OBBA.OBBA.OBMAKE(&quot;&quot;;&quot;int&quot;;[.L125])))" office:value-type="float" office:value="0.21484375">
            <text:p>0,21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8">
            <text:p>118</text:p>
          </table:table-cell>
          <table:table-cell table:style-name="ce23" table:formula="of:=INFO.OBBA.OBBA.OBGET(INFO.OBBA.OBBA.OBCALL(&quot;&quot;;[.$B$12];&quot;getHaltonNumber&quot;;INFO.OBBA.OBBA.OBMAKE(&quot;&quot;;&quot;int&quot;;[.H126])))" office:value-type="float" office:value="0.9296875">
            <text:p>0,930</text:p>
          </table:table-cell>
          <table:table-cell table:style-name="ce1"/>
          <table:table-cell table:style-name="ce19" table:formula="of:=[.K125]+2" office:value-type="float" office:value="236">
            <text:p>236</text:p>
          </table:table-cell>
          <table:table-cell table:style-name="ce19" table:formula="of:=[.L125]+2" office:value-type="float" office:value="237">
            <text:p>237</text:p>
          </table:table-cell>
          <table:table-cell table:style-name="ce23" table:formula="of:=INFO.OBBA.OBBA.OBGET(INFO.OBBA.OBBA.OBCALL(&quot;&quot;;[.$B$12];&quot;getHaltonNumber&quot;;INFO.OBBA.OBBA.OBMAKE(&quot;&quot;;&quot;int&quot;;[.K126])))" office:value-type="float" office:value="0.71484375">
            <text:p>0,715</text:p>
          </table:table-cell>
          <table:table-cell table:style-name="ce23" table:formula="of:=INFO.OBBA.OBBA.OBGET(INFO.OBBA.OBBA.OBCALL(&quot;&quot;;[.$B$12];&quot;getHaltonNumber&quot;;INFO.OBBA.OBBA.OBMAKE(&quot;&quot;;&quot;int&quot;;[.L126])))" office:value-type="float" office:value="0.46484375">
            <text:p>0,46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19">
            <text:p>119</text:p>
          </table:table-cell>
          <table:table-cell table:style-name="ce23" table:formula="of:=INFO.OBBA.OBBA.OBGET(INFO.OBBA.OBBA.OBCALL(&quot;&quot;;[.$B$12];&quot;getHaltonNumber&quot;;INFO.OBBA.OBBA.OBMAKE(&quot;&quot;;&quot;int&quot;;[.H127])))" office:value-type="float" office:value="0.1171875">
            <text:p>0,117</text:p>
          </table:table-cell>
          <table:table-cell table:style-name="ce1"/>
          <table:table-cell table:style-name="ce19" table:formula="of:=[.K126]+2" office:value-type="float" office:value="238">
            <text:p>238</text:p>
          </table:table-cell>
          <table:table-cell table:style-name="ce19" table:formula="of:=[.L126]+2" office:value-type="float" office:value="239">
            <text:p>239</text:p>
          </table:table-cell>
          <table:table-cell table:style-name="ce23" table:formula="of:=INFO.OBBA.OBBA.OBGET(INFO.OBBA.OBBA.OBCALL(&quot;&quot;;[.$B$12];&quot;getHaltonNumber&quot;;INFO.OBBA.OBBA.OBMAKE(&quot;&quot;;&quot;int&quot;;[.K127])))" office:value-type="float" office:value="0.96484375">
            <text:p>0,965</text:p>
          </table:table-cell>
          <table:table-cell table:style-name="ce23" table:formula="of:=INFO.OBBA.OBBA.OBGET(INFO.OBBA.OBBA.OBCALL(&quot;&quot;;[.$B$12];&quot;getHaltonNumber&quot;;INFO.OBBA.OBBA.OBMAKE(&quot;&quot;;&quot;int&quot;;[.L127])))" office:value-type="float" office:value="0.05859375">
            <text:p>0,05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0">
            <text:p>120</text:p>
          </table:table-cell>
          <table:table-cell table:style-name="ce23" table:formula="of:=INFO.OBBA.OBBA.OBGET(INFO.OBBA.OBBA.OBCALL(&quot;&quot;;[.$B$12];&quot;getHaltonNumber&quot;;INFO.OBBA.OBBA.OBMAKE(&quot;&quot;;&quot;int&quot;;[.H128])))" office:value-type="float" office:value="0.6171875">
            <text:p>0,617</text:p>
          </table:table-cell>
          <table:table-cell table:style-name="ce1"/>
          <table:table-cell table:style-name="ce19" table:formula="of:=[.K127]+2" office:value-type="float" office:value="240">
            <text:p>240</text:p>
          </table:table-cell>
          <table:table-cell table:style-name="ce19" table:formula="of:=[.L127]+2" office:value-type="float" office:value="241">
            <text:p>241</text:p>
          </table:table-cell>
          <table:table-cell table:style-name="ce23" table:formula="of:=INFO.OBBA.OBBA.OBGET(INFO.OBBA.OBBA.OBCALL(&quot;&quot;;[.$B$12];&quot;getHaltonNumber&quot;;INFO.OBBA.OBBA.OBMAKE(&quot;&quot;;&quot;int&quot;;[.K128])))" office:value-type="float" office:value="0.55859375">
            <text:p>0,559</text:p>
          </table:table-cell>
          <table:table-cell table:style-name="ce23" table:formula="of:=INFO.OBBA.OBBA.OBGET(INFO.OBBA.OBBA.OBCALL(&quot;&quot;;[.$B$12];&quot;getHaltonNumber&quot;;INFO.OBBA.OBBA.OBMAKE(&quot;&quot;;&quot;int&quot;;[.L128])))" office:value-type="float" office:value="0.30859375">
            <text:p>0,30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1">
            <text:p>121</text:p>
          </table:table-cell>
          <table:table-cell table:style-name="ce23" table:formula="of:=INFO.OBBA.OBBA.OBGET(INFO.OBBA.OBBA.OBCALL(&quot;&quot;;[.$B$12];&quot;getHaltonNumber&quot;;INFO.OBBA.OBBA.OBMAKE(&quot;&quot;;&quot;int&quot;;[.H129])))" office:value-type="float" office:value="0.3671875">
            <text:p>0,367</text:p>
          </table:table-cell>
          <table:table-cell table:style-name="ce1"/>
          <table:table-cell table:style-name="ce19" table:formula="of:=[.K128]+2" office:value-type="float" office:value="242">
            <text:p>242</text:p>
          </table:table-cell>
          <table:table-cell table:style-name="ce19" table:formula="of:=[.L128]+2" office:value-type="float" office:value="243">
            <text:p>243</text:p>
          </table:table-cell>
          <table:table-cell table:style-name="ce23" table:formula="of:=INFO.OBBA.OBBA.OBGET(INFO.OBBA.OBBA.OBCALL(&quot;&quot;;[.$B$12];&quot;getHaltonNumber&quot;;INFO.OBBA.OBBA.OBMAKE(&quot;&quot;;&quot;int&quot;;[.K129])))" office:value-type="float" office:value="0.80859375">
            <text:p>0,809</text:p>
          </table:table-cell>
          <table:table-cell table:style-name="ce23" table:formula="of:=INFO.OBBA.OBBA.OBGET(INFO.OBBA.OBBA.OBCALL(&quot;&quot;;[.$B$12];&quot;getHaltonNumber&quot;;INFO.OBBA.OBBA.OBMAKE(&quot;&quot;;&quot;int&quot;;[.L129])))" office:value-type="float" office:value="0.18359375">
            <text:p>0,18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2">
            <text:p>122</text:p>
          </table:table-cell>
          <table:table-cell table:style-name="ce23" table:formula="of:=INFO.OBBA.OBBA.OBGET(INFO.OBBA.OBBA.OBCALL(&quot;&quot;;[.$B$12];&quot;getHaltonNumber&quot;;INFO.OBBA.OBBA.OBMAKE(&quot;&quot;;&quot;int&quot;;[.H130])))" office:value-type="float" office:value="0.8671875">
            <text:p>0,867</text:p>
          </table:table-cell>
          <table:table-cell table:style-name="ce1"/>
          <table:table-cell table:style-name="ce19" table:formula="of:=[.K129]+2" office:value-type="float" office:value="244">
            <text:p>244</text:p>
          </table:table-cell>
          <table:table-cell table:style-name="ce19" table:formula="of:=[.L129]+2" office:value-type="float" office:value="245">
            <text:p>245</text:p>
          </table:table-cell>
          <table:table-cell table:style-name="ce23" table:formula="of:=INFO.OBBA.OBBA.OBGET(INFO.OBBA.OBBA.OBCALL(&quot;&quot;;[.$B$12];&quot;getHaltonNumber&quot;;INFO.OBBA.OBBA.OBMAKE(&quot;&quot;;&quot;int&quot;;[.K130])))" office:value-type="float" office:value="0.68359375">
            <text:p>0,684</text:p>
          </table:table-cell>
          <table:table-cell table:style-name="ce23" table:formula="of:=INFO.OBBA.OBBA.OBGET(INFO.OBBA.OBBA.OBCALL(&quot;&quot;;[.$B$12];&quot;getHaltonNumber&quot;;INFO.OBBA.OBBA.OBMAKE(&quot;&quot;;&quot;int&quot;;[.L130])))" office:value-type="float" office:value="0.43359375">
            <text:p>0,43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3">
            <text:p>123</text:p>
          </table:table-cell>
          <table:table-cell table:style-name="ce23" table:formula="of:=INFO.OBBA.OBBA.OBGET(INFO.OBBA.OBBA.OBCALL(&quot;&quot;;[.$B$12];&quot;getHaltonNumber&quot;;INFO.OBBA.OBBA.OBMAKE(&quot;&quot;;&quot;int&quot;;[.H131])))" office:value-type="float" office:value="0.2421875">
            <text:p>0,242</text:p>
          </table:table-cell>
          <table:table-cell table:style-name="ce1"/>
          <table:table-cell table:style-name="ce19" table:formula="of:=[.K130]+2" office:value-type="float" office:value="246">
            <text:p>246</text:p>
          </table:table-cell>
          <table:table-cell table:style-name="ce19" table:formula="of:=[.L130]+2" office:value-type="float" office:value="247">
            <text:p>247</text:p>
          </table:table-cell>
          <table:table-cell table:style-name="ce23" table:formula="of:=INFO.OBBA.OBBA.OBGET(INFO.OBBA.OBBA.OBCALL(&quot;&quot;;[.$B$12];&quot;getHaltonNumber&quot;;INFO.OBBA.OBBA.OBMAKE(&quot;&quot;;&quot;int&quot;;[.K131])))" office:value-type="float" office:value="0.93359375">
            <text:p>0,934</text:p>
          </table:table-cell>
          <table:table-cell table:style-name="ce23" table:formula="of:=INFO.OBBA.OBBA.OBGET(INFO.OBBA.OBBA.OBCALL(&quot;&quot;;[.$B$12];&quot;getHaltonNumber&quot;;INFO.OBBA.OBBA.OBMAKE(&quot;&quot;;&quot;int&quot;;[.L131])))" office:value-type="float" office:value="0.12109375">
            <text:p>0,1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4">
            <text:p>124</text:p>
          </table:table-cell>
          <table:table-cell table:style-name="ce23" table:formula="of:=INFO.OBBA.OBBA.OBGET(INFO.OBBA.OBBA.OBCALL(&quot;&quot;;[.$B$12];&quot;getHaltonNumber&quot;;INFO.OBBA.OBBA.OBMAKE(&quot;&quot;;&quot;int&quot;;[.H132])))" office:value-type="float" office:value="0.7421875">
            <text:p>0,742</text:p>
          </table:table-cell>
          <table:table-cell table:style-name="ce1"/>
          <table:table-cell table:style-name="ce19" table:formula="of:=[.K131]+2" office:value-type="float" office:value="248">
            <text:p>248</text:p>
          </table:table-cell>
          <table:table-cell table:style-name="ce19" table:formula="of:=[.L131]+2" office:value-type="float" office:value="249">
            <text:p>249</text:p>
          </table:table-cell>
          <table:table-cell table:style-name="ce23" table:formula="of:=INFO.OBBA.OBBA.OBGET(INFO.OBBA.OBBA.OBCALL(&quot;&quot;;[.$B$12];&quot;getHaltonNumber&quot;;INFO.OBBA.OBBA.OBMAKE(&quot;&quot;;&quot;int&quot;;[.K132])))" office:value-type="float" office:value="0.62109375">
            <text:p>0,621</text:p>
          </table:table-cell>
          <table:table-cell table:style-name="ce23" table:formula="of:=INFO.OBBA.OBBA.OBGET(INFO.OBBA.OBBA.OBCALL(&quot;&quot;;[.$B$12];&quot;getHaltonNumber&quot;;INFO.OBBA.OBBA.OBMAKE(&quot;&quot;;&quot;int&quot;;[.L132])))" office:value-type="float" office:value="0.37109375">
            <text:p>0,3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5">
            <text:p>125</text:p>
          </table:table-cell>
          <table:table-cell table:style-name="ce23" table:formula="of:=INFO.OBBA.OBBA.OBGET(INFO.OBBA.OBBA.OBCALL(&quot;&quot;;[.$B$12];&quot;getHaltonNumber&quot;;INFO.OBBA.OBBA.OBMAKE(&quot;&quot;;&quot;int&quot;;[.H133])))" office:value-type="float" office:value="0.4921875">
            <text:p>0,492</text:p>
          </table:table-cell>
          <table:table-cell table:style-name="ce1"/>
          <table:table-cell table:style-name="ce19" table:formula="of:=[.K132]+2" office:value-type="float" office:value="250">
            <text:p>250</text:p>
          </table:table-cell>
          <table:table-cell table:style-name="ce19" table:formula="of:=[.L132]+2" office:value-type="float" office:value="251">
            <text:p>251</text:p>
          </table:table-cell>
          <table:table-cell table:style-name="ce23" table:formula="of:=INFO.OBBA.OBBA.OBGET(INFO.OBBA.OBBA.OBCALL(&quot;&quot;;[.$B$12];&quot;getHaltonNumber&quot;;INFO.OBBA.OBBA.OBMAKE(&quot;&quot;;&quot;int&quot;;[.K133])))" office:value-type="float" office:value="0.87109375">
            <text:p>0,871</text:p>
          </table:table-cell>
          <table:table-cell table:style-name="ce23" table:formula="of:=INFO.OBBA.OBBA.OBGET(INFO.OBBA.OBBA.OBCALL(&quot;&quot;;[.$B$12];&quot;getHaltonNumber&quot;;INFO.OBBA.OBBA.OBMAKE(&quot;&quot;;&quot;int&quot;;[.L133])))" office:value-type="float" office:value="0.24609375">
            <text:p>0,2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6">
            <text:p>126</text:p>
          </table:table-cell>
          <table:table-cell table:style-name="ce23" table:formula="of:=INFO.OBBA.OBBA.OBGET(INFO.OBBA.OBBA.OBCALL(&quot;&quot;;[.$B$12];&quot;getHaltonNumber&quot;;INFO.OBBA.OBBA.OBMAKE(&quot;&quot;;&quot;int&quot;;[.H134])))" office:value-type="float" office:value="0.9921875">
            <text:p>0,992</text:p>
          </table:table-cell>
          <table:table-cell table:style-name="ce1"/>
          <table:table-cell table:style-name="ce19" table:formula="of:=[.K133]+2" office:value-type="float" office:value="252">
            <text:p>252</text:p>
          </table:table-cell>
          <table:table-cell table:style-name="ce19" table:formula="of:=[.L133]+2" office:value-type="float" office:value="253">
            <text:p>253</text:p>
          </table:table-cell>
          <table:table-cell table:style-name="ce23" table:formula="of:=INFO.OBBA.OBBA.OBGET(INFO.OBBA.OBBA.OBCALL(&quot;&quot;;[.$B$12];&quot;getHaltonNumber&quot;;INFO.OBBA.OBBA.OBMAKE(&quot;&quot;;&quot;int&quot;;[.K134])))" office:value-type="float" office:value="0.74609375">
            <text:p>0,746</text:p>
          </table:table-cell>
          <table:table-cell table:style-name="ce23" table:formula="of:=INFO.OBBA.OBBA.OBGET(INFO.OBBA.OBBA.OBCALL(&quot;&quot;;[.$B$12];&quot;getHaltonNumber&quot;;INFO.OBBA.OBBA.OBMAKE(&quot;&quot;;&quot;int&quot;;[.L134])))" office:value-type="float" office:value="0.49609375">
            <text:p>0,4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7">
            <text:p>127</text:p>
          </table:table-cell>
          <table:table-cell table:style-name="ce23" table:formula="of:=INFO.OBBA.OBBA.OBGET(INFO.OBBA.OBBA.OBCALL(&quot;&quot;;[.$B$12];&quot;getHaltonNumber&quot;;INFO.OBBA.OBBA.OBMAKE(&quot;&quot;;&quot;int&quot;;[.H135])))" office:value-type="float" office:value="0.00390625">
            <text:p>0,004</text:p>
          </table:table-cell>
          <table:table-cell table:style-name="ce1"/>
          <table:table-cell table:style-name="ce19" table:formula="of:=[.K134]+2" office:value-type="float" office:value="254">
            <text:p>254</text:p>
          </table:table-cell>
          <table:table-cell table:style-name="ce19" table:formula="of:=[.L134]+2" office:value-type="float" office:value="255">
            <text:p>255</text:p>
          </table:table-cell>
          <table:table-cell table:style-name="ce23" table:formula="of:=INFO.OBBA.OBBA.OBGET(INFO.OBBA.OBBA.OBCALL(&quot;&quot;;[.$B$12];&quot;getHaltonNumber&quot;;INFO.OBBA.OBBA.OBMAKE(&quot;&quot;;&quot;int&quot;;[.K135])))" office:value-type="float" office:value="0.99609375">
            <text:p>0,996</text:p>
          </table:table-cell>
          <table:table-cell table:style-name="ce23" table:formula="of:=INFO.OBBA.OBBA.OBGET(INFO.OBBA.OBBA.OBCALL(&quot;&quot;;[.$B$12];&quot;getHaltonNumber&quot;;INFO.OBBA.OBBA.OBMAKE(&quot;&quot;;&quot;int&quot;;[.L135])))" office:value-type="float" office:value="0.001953125">
            <text:p>0,00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8">
            <text:p>128</text:p>
          </table:table-cell>
          <table:table-cell table:style-name="ce23" table:formula="of:=INFO.OBBA.OBBA.OBGET(INFO.OBBA.OBBA.OBCALL(&quot;&quot;;[.$B$12];&quot;getHaltonNumber&quot;;INFO.OBBA.OBBA.OBMAKE(&quot;&quot;;&quot;int&quot;;[.H136])))" office:value-type="float" office:value="0.50390625">
            <text:p>0,504</text:p>
          </table:table-cell>
          <table:table-cell table:style-name="ce1"/>
          <table:table-cell table:style-name="ce19" table:formula="of:=[.K135]+2" office:value-type="float" office:value="256">
            <text:p>256</text:p>
          </table:table-cell>
          <table:table-cell table:style-name="ce19" table:formula="of:=[.L135]+2" office:value-type="float" office:value="257">
            <text:p>257</text:p>
          </table:table-cell>
          <table:table-cell table:style-name="ce23" table:formula="of:=INFO.OBBA.OBBA.OBGET(INFO.OBBA.OBBA.OBCALL(&quot;&quot;;[.$B$12];&quot;getHaltonNumber&quot;;INFO.OBBA.OBBA.OBMAKE(&quot;&quot;;&quot;int&quot;;[.K136])))" office:value-type="float" office:value="0.501953125">
            <text:p>0,502</text:p>
          </table:table-cell>
          <table:table-cell table:style-name="ce23" table:formula="of:=INFO.OBBA.OBBA.OBGET(INFO.OBBA.OBBA.OBCALL(&quot;&quot;;[.$B$12];&quot;getHaltonNumber&quot;;INFO.OBBA.OBBA.OBMAKE(&quot;&quot;;&quot;int&quot;;[.L136])))" office:value-type="float" office:value="0.251953125">
            <text:p>0,25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29">
            <text:p>129</text:p>
          </table:table-cell>
          <table:table-cell table:style-name="ce23" table:formula="of:=INFO.OBBA.OBBA.OBGET(INFO.OBBA.OBBA.OBCALL(&quot;&quot;;[.$B$12];&quot;getHaltonNumber&quot;;INFO.OBBA.OBBA.OBMAKE(&quot;&quot;;&quot;int&quot;;[.H137])))" office:value-type="float" office:value="0.25390625">
            <text:p>0,254</text:p>
          </table:table-cell>
          <table:table-cell table:style-name="ce1"/>
          <table:table-cell table:style-name="ce19" table:formula="of:=[.K136]+2" office:value-type="float" office:value="258">
            <text:p>258</text:p>
          </table:table-cell>
          <table:table-cell table:style-name="ce19" table:formula="of:=[.L136]+2" office:value-type="float" office:value="259">
            <text:p>259</text:p>
          </table:table-cell>
          <table:table-cell table:style-name="ce23" table:formula="of:=INFO.OBBA.OBBA.OBGET(INFO.OBBA.OBBA.OBCALL(&quot;&quot;;[.$B$12];&quot;getHaltonNumber&quot;;INFO.OBBA.OBBA.OBMAKE(&quot;&quot;;&quot;int&quot;;[.K137])))" office:value-type="float" office:value="0.751953125">
            <text:p>0,752</text:p>
          </table:table-cell>
          <table:table-cell table:style-name="ce23" table:formula="of:=INFO.OBBA.OBBA.OBGET(INFO.OBBA.OBBA.OBCALL(&quot;&quot;;[.$B$12];&quot;getHaltonNumber&quot;;INFO.OBBA.OBBA.OBMAKE(&quot;&quot;;&quot;int&quot;;[.L137])))" office:value-type="float" office:value="0.126953125">
            <text:p>0,12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0">
            <text:p>130</text:p>
          </table:table-cell>
          <table:table-cell table:style-name="ce23" table:formula="of:=INFO.OBBA.OBBA.OBGET(INFO.OBBA.OBBA.OBCALL(&quot;&quot;;[.$B$12];&quot;getHaltonNumber&quot;;INFO.OBBA.OBBA.OBMAKE(&quot;&quot;;&quot;int&quot;;[.H138])))" office:value-type="float" office:value="0.75390625">
            <text:p>0,754</text:p>
          </table:table-cell>
          <table:table-cell table:style-name="ce1"/>
          <table:table-cell table:style-name="ce19" table:formula="of:=[.K137]+2" office:value-type="float" office:value="260">
            <text:p>260</text:p>
          </table:table-cell>
          <table:table-cell table:style-name="ce19" table:formula="of:=[.L137]+2" office:value-type="float" office:value="261">
            <text:p>261</text:p>
          </table:table-cell>
          <table:table-cell table:style-name="ce23" table:formula="of:=INFO.OBBA.OBBA.OBGET(INFO.OBBA.OBBA.OBCALL(&quot;&quot;;[.$B$12];&quot;getHaltonNumber&quot;;INFO.OBBA.OBBA.OBMAKE(&quot;&quot;;&quot;int&quot;;[.K138])))" office:value-type="float" office:value="0.626953125">
            <text:p>0,627</text:p>
          </table:table-cell>
          <table:table-cell table:style-name="ce23" table:formula="of:=INFO.OBBA.OBBA.OBGET(INFO.OBBA.OBBA.OBCALL(&quot;&quot;;[.$B$12];&quot;getHaltonNumber&quot;;INFO.OBBA.OBBA.OBMAKE(&quot;&quot;;&quot;int&quot;;[.L138])))" office:value-type="float" office:value="0.376953125">
            <text:p>0,37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1">
            <text:p>131</text:p>
          </table:table-cell>
          <table:table-cell table:style-name="ce23" table:formula="of:=INFO.OBBA.OBBA.OBGET(INFO.OBBA.OBBA.OBCALL(&quot;&quot;;[.$B$12];&quot;getHaltonNumber&quot;;INFO.OBBA.OBBA.OBMAKE(&quot;&quot;;&quot;int&quot;;[.H139])))" office:value-type="float" office:value="0.12890625">
            <text:p>0,129</text:p>
          </table:table-cell>
          <table:table-cell table:style-name="ce1"/>
          <table:table-cell table:style-name="ce19" table:formula="of:=[.K138]+2" office:value-type="float" office:value="262">
            <text:p>262</text:p>
          </table:table-cell>
          <table:table-cell table:style-name="ce19" table:formula="of:=[.L138]+2" office:value-type="float" office:value="263">
            <text:p>263</text:p>
          </table:table-cell>
          <table:table-cell table:style-name="ce23" table:formula="of:=INFO.OBBA.OBBA.OBGET(INFO.OBBA.OBBA.OBCALL(&quot;&quot;;[.$B$12];&quot;getHaltonNumber&quot;;INFO.OBBA.OBBA.OBMAKE(&quot;&quot;;&quot;int&quot;;[.K139])))" office:value-type="float" office:value="0.876953125">
            <text:p>0,877</text:p>
          </table:table-cell>
          <table:table-cell table:style-name="ce23" table:formula="of:=INFO.OBBA.OBBA.OBGET(INFO.OBBA.OBBA.OBCALL(&quot;&quot;;[.$B$12];&quot;getHaltonNumber&quot;;INFO.OBBA.OBBA.OBMAKE(&quot;&quot;;&quot;int&quot;;[.L139])))" office:value-type="float" office:value="0.064453125">
            <text:p>0,06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2">
            <text:p>132</text:p>
          </table:table-cell>
          <table:table-cell table:style-name="ce23" table:formula="of:=INFO.OBBA.OBBA.OBGET(INFO.OBBA.OBBA.OBCALL(&quot;&quot;;[.$B$12];&quot;getHaltonNumber&quot;;INFO.OBBA.OBBA.OBMAKE(&quot;&quot;;&quot;int&quot;;[.H140])))" office:value-type="float" office:value="0.62890625">
            <text:p>0,629</text:p>
          </table:table-cell>
          <table:table-cell table:style-name="ce1"/>
          <table:table-cell table:style-name="ce19" table:formula="of:=[.K139]+2" office:value-type="float" office:value="264">
            <text:p>264</text:p>
          </table:table-cell>
          <table:table-cell table:style-name="ce19" table:formula="of:=[.L139]+2" office:value-type="float" office:value="265">
            <text:p>265</text:p>
          </table:table-cell>
          <table:table-cell table:style-name="ce23" table:formula="of:=INFO.OBBA.OBBA.OBGET(INFO.OBBA.OBBA.OBCALL(&quot;&quot;;[.$B$12];&quot;getHaltonNumber&quot;;INFO.OBBA.OBBA.OBMAKE(&quot;&quot;;&quot;int&quot;;[.K140])))" office:value-type="float" office:value="0.564453125">
            <text:p>0,564</text:p>
          </table:table-cell>
          <table:table-cell table:style-name="ce23" table:formula="of:=INFO.OBBA.OBBA.OBGET(INFO.OBBA.OBBA.OBCALL(&quot;&quot;;[.$B$12];&quot;getHaltonNumber&quot;;INFO.OBBA.OBBA.OBMAKE(&quot;&quot;;&quot;int&quot;;[.L140])))" office:value-type="float" office:value="0.314453125">
            <text:p>0,31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3">
            <text:p>133</text:p>
          </table:table-cell>
          <table:table-cell table:style-name="ce23" table:formula="of:=INFO.OBBA.OBBA.OBGET(INFO.OBBA.OBBA.OBCALL(&quot;&quot;;[.$B$12];&quot;getHaltonNumber&quot;;INFO.OBBA.OBBA.OBMAKE(&quot;&quot;;&quot;int&quot;;[.H141])))" office:value-type="float" office:value="0.37890625">
            <text:p>0,379</text:p>
          </table:table-cell>
          <table:table-cell table:style-name="ce1"/>
          <table:table-cell table:style-name="ce19" table:formula="of:=[.K140]+2" office:value-type="float" office:value="266">
            <text:p>266</text:p>
          </table:table-cell>
          <table:table-cell table:style-name="ce19" table:formula="of:=[.L140]+2" office:value-type="float" office:value="267">
            <text:p>267</text:p>
          </table:table-cell>
          <table:table-cell table:style-name="ce23" table:formula="of:=INFO.OBBA.OBBA.OBGET(INFO.OBBA.OBBA.OBCALL(&quot;&quot;;[.$B$12];&quot;getHaltonNumber&quot;;INFO.OBBA.OBBA.OBMAKE(&quot;&quot;;&quot;int&quot;;[.K141])))" office:value-type="float" office:value="0.814453125">
            <text:p>0,814</text:p>
          </table:table-cell>
          <table:table-cell table:style-name="ce23" table:formula="of:=INFO.OBBA.OBBA.OBGET(INFO.OBBA.OBBA.OBCALL(&quot;&quot;;[.$B$12];&quot;getHaltonNumber&quot;;INFO.OBBA.OBBA.OBMAKE(&quot;&quot;;&quot;int&quot;;[.L141])))" office:value-type="float" office:value="0.189453125">
            <text:p>0,18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4">
            <text:p>134</text:p>
          </table:table-cell>
          <table:table-cell table:style-name="ce23" table:formula="of:=INFO.OBBA.OBBA.OBGET(INFO.OBBA.OBBA.OBCALL(&quot;&quot;;[.$B$12];&quot;getHaltonNumber&quot;;INFO.OBBA.OBBA.OBMAKE(&quot;&quot;;&quot;int&quot;;[.H142])))" office:value-type="float" office:value="0.87890625">
            <text:p>0,879</text:p>
          </table:table-cell>
          <table:table-cell table:style-name="ce1"/>
          <table:table-cell table:style-name="ce19" table:formula="of:=[.K141]+2" office:value-type="float" office:value="268">
            <text:p>268</text:p>
          </table:table-cell>
          <table:table-cell table:style-name="ce19" table:formula="of:=[.L141]+2" office:value-type="float" office:value="269">
            <text:p>269</text:p>
          </table:table-cell>
          <table:table-cell table:style-name="ce23" table:formula="of:=INFO.OBBA.OBBA.OBGET(INFO.OBBA.OBBA.OBCALL(&quot;&quot;;[.$B$12];&quot;getHaltonNumber&quot;;INFO.OBBA.OBBA.OBMAKE(&quot;&quot;;&quot;int&quot;;[.K142])))" office:value-type="float" office:value="0.689453125">
            <text:p>0,689</text:p>
          </table:table-cell>
          <table:table-cell table:style-name="ce23" table:formula="of:=INFO.OBBA.OBBA.OBGET(INFO.OBBA.OBBA.OBCALL(&quot;&quot;;[.$B$12];&quot;getHaltonNumber&quot;;INFO.OBBA.OBBA.OBMAKE(&quot;&quot;;&quot;int&quot;;[.L142])))" office:value-type="float" office:value="0.439453125">
            <text:p>0,43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5">
            <text:p>135</text:p>
          </table:table-cell>
          <table:table-cell table:style-name="ce23" table:formula="of:=INFO.OBBA.OBBA.OBGET(INFO.OBBA.OBBA.OBCALL(&quot;&quot;;[.$B$12];&quot;getHaltonNumber&quot;;INFO.OBBA.OBBA.OBMAKE(&quot;&quot;;&quot;int&quot;;[.H143])))" office:value-type="float" office:value="0.06640625">
            <text:p>0,066</text:p>
          </table:table-cell>
          <table:table-cell table:style-name="ce1"/>
          <table:table-cell table:style-name="ce19" table:formula="of:=[.K142]+2" office:value-type="float" office:value="270">
            <text:p>270</text:p>
          </table:table-cell>
          <table:table-cell table:style-name="ce19" table:formula="of:=[.L142]+2" office:value-type="float" office:value="271">
            <text:p>271</text:p>
          </table:table-cell>
          <table:table-cell table:style-name="ce23" table:formula="of:=INFO.OBBA.OBBA.OBGET(INFO.OBBA.OBBA.OBCALL(&quot;&quot;;[.$B$12];&quot;getHaltonNumber&quot;;INFO.OBBA.OBBA.OBMAKE(&quot;&quot;;&quot;int&quot;;[.K143])))" office:value-type="float" office:value="0.939453125">
            <text:p>0,939</text:p>
          </table:table-cell>
          <table:table-cell table:style-name="ce23" table:formula="of:=INFO.OBBA.OBBA.OBGET(INFO.OBBA.OBBA.OBCALL(&quot;&quot;;[.$B$12];&quot;getHaltonNumber&quot;;INFO.OBBA.OBBA.OBMAKE(&quot;&quot;;&quot;int&quot;;[.L143])))" office:value-type="float" office:value="0.033203125">
            <text:p>0,03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6">
            <text:p>136</text:p>
          </table:table-cell>
          <table:table-cell table:style-name="ce23" table:formula="of:=INFO.OBBA.OBBA.OBGET(INFO.OBBA.OBBA.OBCALL(&quot;&quot;;[.$B$12];&quot;getHaltonNumber&quot;;INFO.OBBA.OBBA.OBMAKE(&quot;&quot;;&quot;int&quot;;[.H144])))" office:value-type="float" office:value="0.56640625">
            <text:p>0,566</text:p>
          </table:table-cell>
          <table:table-cell table:style-name="ce1"/>
          <table:table-cell table:style-name="ce19" table:formula="of:=[.K143]+2" office:value-type="float" office:value="272">
            <text:p>272</text:p>
          </table:table-cell>
          <table:table-cell table:style-name="ce19" table:formula="of:=[.L143]+2" office:value-type="float" office:value="273">
            <text:p>273</text:p>
          </table:table-cell>
          <table:table-cell table:style-name="ce23" table:formula="of:=INFO.OBBA.OBBA.OBGET(INFO.OBBA.OBBA.OBCALL(&quot;&quot;;[.$B$12];&quot;getHaltonNumber&quot;;INFO.OBBA.OBBA.OBMAKE(&quot;&quot;;&quot;int&quot;;[.K144])))" office:value-type="float" office:value="0.533203125">
            <text:p>0,533</text:p>
          </table:table-cell>
          <table:table-cell table:style-name="ce23" table:formula="of:=INFO.OBBA.OBBA.OBGET(INFO.OBBA.OBBA.OBCALL(&quot;&quot;;[.$B$12];&quot;getHaltonNumber&quot;;INFO.OBBA.OBBA.OBMAKE(&quot;&quot;;&quot;int&quot;;[.L144])))" office:value-type="float" office:value="0.283203125">
            <text:p>0,28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7">
            <text:p>137</text:p>
          </table:table-cell>
          <table:table-cell table:style-name="ce23" table:formula="of:=INFO.OBBA.OBBA.OBGET(INFO.OBBA.OBBA.OBCALL(&quot;&quot;;[.$B$12];&quot;getHaltonNumber&quot;;INFO.OBBA.OBBA.OBMAKE(&quot;&quot;;&quot;int&quot;;[.H145])))" office:value-type="float" office:value="0.31640625">
            <text:p>0,316</text:p>
          </table:table-cell>
          <table:table-cell table:style-name="ce1"/>
          <table:table-cell table:style-name="ce19" table:formula="of:=[.K144]+2" office:value-type="float" office:value="274">
            <text:p>274</text:p>
          </table:table-cell>
          <table:table-cell table:style-name="ce19" table:formula="of:=[.L144]+2" office:value-type="float" office:value="275">
            <text:p>275</text:p>
          </table:table-cell>
          <table:table-cell table:style-name="ce23" table:formula="of:=INFO.OBBA.OBBA.OBGET(INFO.OBBA.OBBA.OBCALL(&quot;&quot;;[.$B$12];&quot;getHaltonNumber&quot;;INFO.OBBA.OBBA.OBMAKE(&quot;&quot;;&quot;int&quot;;[.K145])))" office:value-type="float" office:value="0.783203125">
            <text:p>0,783</text:p>
          </table:table-cell>
          <table:table-cell table:style-name="ce23" table:formula="of:=INFO.OBBA.OBBA.OBGET(INFO.OBBA.OBBA.OBCALL(&quot;&quot;;[.$B$12];&quot;getHaltonNumber&quot;;INFO.OBBA.OBBA.OBMAKE(&quot;&quot;;&quot;int&quot;;[.L145])))" office:value-type="float" office:value="0.158203125">
            <text:p>0,15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8">
            <text:p>138</text:p>
          </table:table-cell>
          <table:table-cell table:style-name="ce23" table:formula="of:=INFO.OBBA.OBBA.OBGET(INFO.OBBA.OBBA.OBCALL(&quot;&quot;;[.$B$12];&quot;getHaltonNumber&quot;;INFO.OBBA.OBBA.OBMAKE(&quot;&quot;;&quot;int&quot;;[.H146])))" office:value-type="float" office:value="0.81640625">
            <text:p>0,816</text:p>
          </table:table-cell>
          <table:table-cell table:style-name="ce1"/>
          <table:table-cell table:style-name="ce19" table:formula="of:=[.K145]+2" office:value-type="float" office:value="276">
            <text:p>276</text:p>
          </table:table-cell>
          <table:table-cell table:style-name="ce19" table:formula="of:=[.L145]+2" office:value-type="float" office:value="277">
            <text:p>277</text:p>
          </table:table-cell>
          <table:table-cell table:style-name="ce23" table:formula="of:=INFO.OBBA.OBBA.OBGET(INFO.OBBA.OBBA.OBCALL(&quot;&quot;;[.$B$12];&quot;getHaltonNumber&quot;;INFO.OBBA.OBBA.OBMAKE(&quot;&quot;;&quot;int&quot;;[.K146])))" office:value-type="float" office:value="0.658203125">
            <text:p>0,658</text:p>
          </table:table-cell>
          <table:table-cell table:style-name="ce23" table:formula="of:=INFO.OBBA.OBBA.OBGET(INFO.OBBA.OBBA.OBCALL(&quot;&quot;;[.$B$12];&quot;getHaltonNumber&quot;;INFO.OBBA.OBBA.OBMAKE(&quot;&quot;;&quot;int&quot;;[.L146])))" office:value-type="float" office:value="0.408203125">
            <text:p>0,40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39">
            <text:p>139</text:p>
          </table:table-cell>
          <table:table-cell table:style-name="ce23" table:formula="of:=INFO.OBBA.OBBA.OBGET(INFO.OBBA.OBBA.OBCALL(&quot;&quot;;[.$B$12];&quot;getHaltonNumber&quot;;INFO.OBBA.OBBA.OBMAKE(&quot;&quot;;&quot;int&quot;;[.H147])))" office:value-type="float" office:value="0.19140625">
            <text:p>0,191</text:p>
          </table:table-cell>
          <table:table-cell table:style-name="ce1"/>
          <table:table-cell table:style-name="ce19" table:formula="of:=[.K146]+2" office:value-type="float" office:value="278">
            <text:p>278</text:p>
          </table:table-cell>
          <table:table-cell table:style-name="ce19" table:formula="of:=[.L146]+2" office:value-type="float" office:value="279">
            <text:p>279</text:p>
          </table:table-cell>
          <table:table-cell table:style-name="ce23" table:formula="of:=INFO.OBBA.OBBA.OBGET(INFO.OBBA.OBBA.OBCALL(&quot;&quot;;[.$B$12];&quot;getHaltonNumber&quot;;INFO.OBBA.OBBA.OBMAKE(&quot;&quot;;&quot;int&quot;;[.K147])))" office:value-type="float" office:value="0.908203125">
            <text:p>0,908</text:p>
          </table:table-cell>
          <table:table-cell table:style-name="ce23" table:formula="of:=INFO.OBBA.OBBA.OBGET(INFO.OBBA.OBBA.OBCALL(&quot;&quot;;[.$B$12];&quot;getHaltonNumber&quot;;INFO.OBBA.OBBA.OBMAKE(&quot;&quot;;&quot;int&quot;;[.L147])))" office:value-type="float" office:value="0.095703125">
            <text:p>0,0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0">
            <text:p>140</text:p>
          </table:table-cell>
          <table:table-cell table:style-name="ce23" table:formula="of:=INFO.OBBA.OBBA.OBGET(INFO.OBBA.OBBA.OBCALL(&quot;&quot;;[.$B$12];&quot;getHaltonNumber&quot;;INFO.OBBA.OBBA.OBMAKE(&quot;&quot;;&quot;int&quot;;[.H148])))" office:value-type="float" office:value="0.69140625">
            <text:p>0,691</text:p>
          </table:table-cell>
          <table:table-cell table:style-name="ce1"/>
          <table:table-cell table:style-name="ce19" table:formula="of:=[.K147]+2" office:value-type="float" office:value="280">
            <text:p>280</text:p>
          </table:table-cell>
          <table:table-cell table:style-name="ce19" table:formula="of:=[.L147]+2" office:value-type="float" office:value="281">
            <text:p>281</text:p>
          </table:table-cell>
          <table:table-cell table:style-name="ce23" table:formula="of:=INFO.OBBA.OBBA.OBGET(INFO.OBBA.OBBA.OBCALL(&quot;&quot;;[.$B$12];&quot;getHaltonNumber&quot;;INFO.OBBA.OBBA.OBMAKE(&quot;&quot;;&quot;int&quot;;[.K148])))" office:value-type="float" office:value="0.595703125">
            <text:p>0,596</text:p>
          </table:table-cell>
          <table:table-cell table:style-name="ce23" table:formula="of:=INFO.OBBA.OBBA.OBGET(INFO.OBBA.OBBA.OBCALL(&quot;&quot;;[.$B$12];&quot;getHaltonNumber&quot;;INFO.OBBA.OBBA.OBMAKE(&quot;&quot;;&quot;int&quot;;[.L148])))" office:value-type="float" office:value="0.345703125">
            <text:p>0,3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1">
            <text:p>141</text:p>
          </table:table-cell>
          <table:table-cell table:style-name="ce23" table:formula="of:=INFO.OBBA.OBBA.OBGET(INFO.OBBA.OBBA.OBCALL(&quot;&quot;;[.$B$12];&quot;getHaltonNumber&quot;;INFO.OBBA.OBBA.OBMAKE(&quot;&quot;;&quot;int&quot;;[.H149])))" office:value-type="float" office:value="0.44140625">
            <text:p>0,441</text:p>
          </table:table-cell>
          <table:table-cell table:style-name="ce1"/>
          <table:table-cell table:style-name="ce19" table:formula="of:=[.K148]+2" office:value-type="float" office:value="282">
            <text:p>282</text:p>
          </table:table-cell>
          <table:table-cell table:style-name="ce19" table:formula="of:=[.L148]+2" office:value-type="float" office:value="283">
            <text:p>283</text:p>
          </table:table-cell>
          <table:table-cell table:style-name="ce23" table:formula="of:=INFO.OBBA.OBBA.OBGET(INFO.OBBA.OBBA.OBCALL(&quot;&quot;;[.$B$12];&quot;getHaltonNumber&quot;;INFO.OBBA.OBBA.OBMAKE(&quot;&quot;;&quot;int&quot;;[.K149])))" office:value-type="float" office:value="0.845703125">
            <text:p>0,846</text:p>
          </table:table-cell>
          <table:table-cell table:style-name="ce23" table:formula="of:=INFO.OBBA.OBBA.OBGET(INFO.OBBA.OBBA.OBCALL(&quot;&quot;;[.$B$12];&quot;getHaltonNumber&quot;;INFO.OBBA.OBBA.OBMAKE(&quot;&quot;;&quot;int&quot;;[.L149])))" office:value-type="float" office:value="0.220703125">
            <text:p>0,2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2">
            <text:p>142</text:p>
          </table:table-cell>
          <table:table-cell table:style-name="ce23" table:formula="of:=INFO.OBBA.OBBA.OBGET(INFO.OBBA.OBBA.OBCALL(&quot;&quot;;[.$B$12];&quot;getHaltonNumber&quot;;INFO.OBBA.OBBA.OBMAKE(&quot;&quot;;&quot;int&quot;;[.H150])))" office:value-type="float" office:value="0.94140625">
            <text:p>0,941</text:p>
          </table:table-cell>
          <table:table-cell table:style-name="ce1"/>
          <table:table-cell table:style-name="ce19" table:formula="of:=[.K149]+2" office:value-type="float" office:value="284">
            <text:p>284</text:p>
          </table:table-cell>
          <table:table-cell table:style-name="ce19" table:formula="of:=[.L149]+2" office:value-type="float" office:value="285">
            <text:p>285</text:p>
          </table:table-cell>
          <table:table-cell table:style-name="ce23" table:formula="of:=INFO.OBBA.OBBA.OBGET(INFO.OBBA.OBBA.OBCALL(&quot;&quot;;[.$B$12];&quot;getHaltonNumber&quot;;INFO.OBBA.OBBA.OBMAKE(&quot;&quot;;&quot;int&quot;;[.K150])))" office:value-type="float" office:value="0.720703125">
            <text:p>0,721</text:p>
          </table:table-cell>
          <table:table-cell table:style-name="ce23" table:formula="of:=INFO.OBBA.OBBA.OBGET(INFO.OBBA.OBBA.OBCALL(&quot;&quot;;[.$B$12];&quot;getHaltonNumber&quot;;INFO.OBBA.OBBA.OBMAKE(&quot;&quot;;&quot;int&quot;;[.L150])))" office:value-type="float" office:value="0.470703125">
            <text:p>0,4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3">
            <text:p>143</text:p>
          </table:table-cell>
          <table:table-cell table:style-name="ce23" table:formula="of:=INFO.OBBA.OBBA.OBGET(INFO.OBBA.OBBA.OBCALL(&quot;&quot;;[.$B$12];&quot;getHaltonNumber&quot;;INFO.OBBA.OBBA.OBMAKE(&quot;&quot;;&quot;int&quot;;[.H151])))" office:value-type="float" office:value="0.03515625">
            <text:p>0,035</text:p>
          </table:table-cell>
          <table:table-cell table:style-name="ce1"/>
          <table:table-cell table:style-name="ce19" table:formula="of:=[.K150]+2" office:value-type="float" office:value="286">
            <text:p>286</text:p>
          </table:table-cell>
          <table:table-cell table:style-name="ce19" table:formula="of:=[.L150]+2" office:value-type="float" office:value="287">
            <text:p>287</text:p>
          </table:table-cell>
          <table:table-cell table:style-name="ce23" table:formula="of:=INFO.OBBA.OBBA.OBGET(INFO.OBBA.OBBA.OBCALL(&quot;&quot;;[.$B$12];&quot;getHaltonNumber&quot;;INFO.OBBA.OBBA.OBMAKE(&quot;&quot;;&quot;int&quot;;[.K151])))" office:value-type="float" office:value="0.970703125">
            <text:p>0,971</text:p>
          </table:table-cell>
          <table:table-cell table:style-name="ce23" table:formula="of:=INFO.OBBA.OBBA.OBGET(INFO.OBBA.OBBA.OBCALL(&quot;&quot;;[.$B$12];&quot;getHaltonNumber&quot;;INFO.OBBA.OBBA.OBMAKE(&quot;&quot;;&quot;int&quot;;[.L151])))" office:value-type="float" office:value="0.017578125">
            <text:p>0,01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4">
            <text:p>144</text:p>
          </table:table-cell>
          <table:table-cell table:style-name="ce23" table:formula="of:=INFO.OBBA.OBBA.OBGET(INFO.OBBA.OBBA.OBCALL(&quot;&quot;;[.$B$12];&quot;getHaltonNumber&quot;;INFO.OBBA.OBBA.OBMAKE(&quot;&quot;;&quot;int&quot;;[.H152])))" office:value-type="float" office:value="0.53515625">
            <text:p>0,535</text:p>
          </table:table-cell>
          <table:table-cell table:style-name="ce1"/>
          <table:table-cell table:style-name="ce19" table:formula="of:=[.K151]+2" office:value-type="float" office:value="288">
            <text:p>288</text:p>
          </table:table-cell>
          <table:table-cell table:style-name="ce19" table:formula="of:=[.L151]+2" office:value-type="float" office:value="289">
            <text:p>289</text:p>
          </table:table-cell>
          <table:table-cell table:style-name="ce23" table:formula="of:=INFO.OBBA.OBBA.OBGET(INFO.OBBA.OBBA.OBCALL(&quot;&quot;;[.$B$12];&quot;getHaltonNumber&quot;;INFO.OBBA.OBBA.OBMAKE(&quot;&quot;;&quot;int&quot;;[.K152])))" office:value-type="float" office:value="0.517578125">
            <text:p>0,518</text:p>
          </table:table-cell>
          <table:table-cell table:style-name="ce23" table:formula="of:=INFO.OBBA.OBBA.OBGET(INFO.OBBA.OBBA.OBCALL(&quot;&quot;;[.$B$12];&quot;getHaltonNumber&quot;;INFO.OBBA.OBBA.OBMAKE(&quot;&quot;;&quot;int&quot;;[.L152])))" office:value-type="float" office:value="0.267578125">
            <text:p>0,26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5">
            <text:p>145</text:p>
          </table:table-cell>
          <table:table-cell table:style-name="ce23" table:formula="of:=INFO.OBBA.OBBA.OBGET(INFO.OBBA.OBBA.OBCALL(&quot;&quot;;[.$B$12];&quot;getHaltonNumber&quot;;INFO.OBBA.OBBA.OBMAKE(&quot;&quot;;&quot;int&quot;;[.H153])))" office:value-type="float" office:value="0.28515625">
            <text:p>0,285</text:p>
          </table:table-cell>
          <table:table-cell table:style-name="ce1"/>
          <table:table-cell table:style-name="ce19" table:formula="of:=[.K152]+2" office:value-type="float" office:value="290">
            <text:p>290</text:p>
          </table:table-cell>
          <table:table-cell table:style-name="ce19" table:formula="of:=[.L152]+2" office:value-type="float" office:value="291">
            <text:p>291</text:p>
          </table:table-cell>
          <table:table-cell table:style-name="ce23" table:formula="of:=INFO.OBBA.OBBA.OBGET(INFO.OBBA.OBBA.OBCALL(&quot;&quot;;[.$B$12];&quot;getHaltonNumber&quot;;INFO.OBBA.OBBA.OBMAKE(&quot;&quot;;&quot;int&quot;;[.K153])))" office:value-type="float" office:value="0.767578125">
            <text:p>0,768</text:p>
          </table:table-cell>
          <table:table-cell table:style-name="ce23" table:formula="of:=INFO.OBBA.OBBA.OBGET(INFO.OBBA.OBBA.OBCALL(&quot;&quot;;[.$B$12];&quot;getHaltonNumber&quot;;INFO.OBBA.OBBA.OBMAKE(&quot;&quot;;&quot;int&quot;;[.L153])))" office:value-type="float" office:value="0.142578125">
            <text:p>0,14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6">
            <text:p>146</text:p>
          </table:table-cell>
          <table:table-cell table:style-name="ce23" table:formula="of:=INFO.OBBA.OBBA.OBGET(INFO.OBBA.OBBA.OBCALL(&quot;&quot;;[.$B$12];&quot;getHaltonNumber&quot;;INFO.OBBA.OBBA.OBMAKE(&quot;&quot;;&quot;int&quot;;[.H154])))" office:value-type="float" office:value="0.78515625">
            <text:p>0,785</text:p>
          </table:table-cell>
          <table:table-cell table:style-name="ce1"/>
          <table:table-cell table:style-name="ce19" table:formula="of:=[.K153]+2" office:value-type="float" office:value="292">
            <text:p>292</text:p>
          </table:table-cell>
          <table:table-cell table:style-name="ce19" table:formula="of:=[.L153]+2" office:value-type="float" office:value="293">
            <text:p>293</text:p>
          </table:table-cell>
          <table:table-cell table:style-name="ce23" table:formula="of:=INFO.OBBA.OBBA.OBGET(INFO.OBBA.OBBA.OBCALL(&quot;&quot;;[.$B$12];&quot;getHaltonNumber&quot;;INFO.OBBA.OBBA.OBMAKE(&quot;&quot;;&quot;int&quot;;[.K154])))" office:value-type="float" office:value="0.642578125">
            <text:p>0,643</text:p>
          </table:table-cell>
          <table:table-cell table:style-name="ce23" table:formula="of:=INFO.OBBA.OBBA.OBGET(INFO.OBBA.OBBA.OBCALL(&quot;&quot;;[.$B$12];&quot;getHaltonNumber&quot;;INFO.OBBA.OBBA.OBMAKE(&quot;&quot;;&quot;int&quot;;[.L154])))" office:value-type="float" office:value="0.392578125">
            <text:p>0,39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7">
            <text:p>147</text:p>
          </table:table-cell>
          <table:table-cell table:style-name="ce23" table:formula="of:=INFO.OBBA.OBBA.OBGET(INFO.OBBA.OBBA.OBCALL(&quot;&quot;;[.$B$12];&quot;getHaltonNumber&quot;;INFO.OBBA.OBBA.OBMAKE(&quot;&quot;;&quot;int&quot;;[.H155])))" office:value-type="float" office:value="0.16015625">
            <text:p>0,160</text:p>
          </table:table-cell>
          <table:table-cell table:style-name="ce1"/>
          <table:table-cell table:style-name="ce19" table:formula="of:=[.K154]+2" office:value-type="float" office:value="294">
            <text:p>294</text:p>
          </table:table-cell>
          <table:table-cell table:style-name="ce19" table:formula="of:=[.L154]+2" office:value-type="float" office:value="295">
            <text:p>295</text:p>
          </table:table-cell>
          <table:table-cell table:style-name="ce23" table:formula="of:=INFO.OBBA.OBBA.OBGET(INFO.OBBA.OBBA.OBCALL(&quot;&quot;;[.$B$12];&quot;getHaltonNumber&quot;;INFO.OBBA.OBBA.OBMAKE(&quot;&quot;;&quot;int&quot;;[.K155])))" office:value-type="float" office:value="0.892578125">
            <text:p>0,893</text:p>
          </table:table-cell>
          <table:table-cell table:style-name="ce23" table:formula="of:=INFO.OBBA.OBBA.OBGET(INFO.OBBA.OBBA.OBCALL(&quot;&quot;;[.$B$12];&quot;getHaltonNumber&quot;;INFO.OBBA.OBBA.OBMAKE(&quot;&quot;;&quot;int&quot;;[.L155])))" office:value-type="float" office:value="0.080078125">
            <text:p>0,08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8">
            <text:p>148</text:p>
          </table:table-cell>
          <table:table-cell table:style-name="ce23" table:formula="of:=INFO.OBBA.OBBA.OBGET(INFO.OBBA.OBBA.OBCALL(&quot;&quot;;[.$B$12];&quot;getHaltonNumber&quot;;INFO.OBBA.OBBA.OBMAKE(&quot;&quot;;&quot;int&quot;;[.H156])))" office:value-type="float" office:value="0.66015625">
            <text:p>0,660</text:p>
          </table:table-cell>
          <table:table-cell table:style-name="ce1"/>
          <table:table-cell table:style-name="ce19" table:formula="of:=[.K155]+2" office:value-type="float" office:value="296">
            <text:p>296</text:p>
          </table:table-cell>
          <table:table-cell table:style-name="ce19" table:formula="of:=[.L155]+2" office:value-type="float" office:value="297">
            <text:p>297</text:p>
          </table:table-cell>
          <table:table-cell table:style-name="ce23" table:formula="of:=INFO.OBBA.OBBA.OBGET(INFO.OBBA.OBBA.OBCALL(&quot;&quot;;[.$B$12];&quot;getHaltonNumber&quot;;INFO.OBBA.OBBA.OBMAKE(&quot;&quot;;&quot;int&quot;;[.K156])))" office:value-type="float" office:value="0.580078125">
            <text:p>0,580</text:p>
          </table:table-cell>
          <table:table-cell table:style-name="ce23" table:formula="of:=INFO.OBBA.OBBA.OBGET(INFO.OBBA.OBBA.OBCALL(&quot;&quot;;[.$B$12];&quot;getHaltonNumber&quot;;INFO.OBBA.OBBA.OBMAKE(&quot;&quot;;&quot;int&quot;;[.L156])))" office:value-type="float" office:value="0.330078125">
            <text:p>0,33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49">
            <text:p>149</text:p>
          </table:table-cell>
          <table:table-cell table:style-name="ce23" table:formula="of:=INFO.OBBA.OBBA.OBGET(INFO.OBBA.OBBA.OBCALL(&quot;&quot;;[.$B$12];&quot;getHaltonNumber&quot;;INFO.OBBA.OBBA.OBMAKE(&quot;&quot;;&quot;int&quot;;[.H157])))" office:value-type="float" office:value="0.41015625">
            <text:p>0,410</text:p>
          </table:table-cell>
          <table:table-cell table:style-name="ce1"/>
          <table:table-cell table:style-name="ce19" table:formula="of:=[.K156]+2" office:value-type="float" office:value="298">
            <text:p>298</text:p>
          </table:table-cell>
          <table:table-cell table:style-name="ce19" table:formula="of:=[.L156]+2" office:value-type="float" office:value="299">
            <text:p>299</text:p>
          </table:table-cell>
          <table:table-cell table:style-name="ce23" table:formula="of:=INFO.OBBA.OBBA.OBGET(INFO.OBBA.OBBA.OBCALL(&quot;&quot;;[.$B$12];&quot;getHaltonNumber&quot;;INFO.OBBA.OBBA.OBMAKE(&quot;&quot;;&quot;int&quot;;[.K157])))" office:value-type="float" office:value="0.830078125">
            <text:p>0,830</text:p>
          </table:table-cell>
          <table:table-cell table:style-name="ce23" table:formula="of:=INFO.OBBA.OBBA.OBGET(INFO.OBBA.OBBA.OBCALL(&quot;&quot;;[.$B$12];&quot;getHaltonNumber&quot;;INFO.OBBA.OBBA.OBMAKE(&quot;&quot;;&quot;int&quot;;[.L157])))" office:value-type="float" office:value="0.205078125">
            <text:p>0,20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0">
            <text:p>150</text:p>
          </table:table-cell>
          <table:table-cell table:style-name="ce23" table:formula="of:=INFO.OBBA.OBBA.OBGET(INFO.OBBA.OBBA.OBCALL(&quot;&quot;;[.$B$12];&quot;getHaltonNumber&quot;;INFO.OBBA.OBBA.OBMAKE(&quot;&quot;;&quot;int&quot;;[.H158])))" office:value-type="float" office:value="0.91015625">
            <text:p>0,910</text:p>
          </table:table-cell>
          <table:table-cell table:style-name="ce1"/>
          <table:table-cell table:style-name="ce19" table:formula="of:=[.K157]+2" office:value-type="float" office:value="300">
            <text:p>300</text:p>
          </table:table-cell>
          <table:table-cell table:style-name="ce19" table:formula="of:=[.L157]+2" office:value-type="float" office:value="301">
            <text:p>301</text:p>
          </table:table-cell>
          <table:table-cell table:style-name="ce23" table:formula="of:=INFO.OBBA.OBBA.OBGET(INFO.OBBA.OBBA.OBCALL(&quot;&quot;;[.$B$12];&quot;getHaltonNumber&quot;;INFO.OBBA.OBBA.OBMAKE(&quot;&quot;;&quot;int&quot;;[.K158])))" office:value-type="float" office:value="0.705078125">
            <text:p>0,705</text:p>
          </table:table-cell>
          <table:table-cell table:style-name="ce23" table:formula="of:=INFO.OBBA.OBBA.OBGET(INFO.OBBA.OBBA.OBCALL(&quot;&quot;;[.$B$12];&quot;getHaltonNumber&quot;;INFO.OBBA.OBBA.OBMAKE(&quot;&quot;;&quot;int&quot;;[.L158])))" office:value-type="float" office:value="0.455078125">
            <text:p>0,45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1">
            <text:p>151</text:p>
          </table:table-cell>
          <table:table-cell table:style-name="ce23" table:formula="of:=INFO.OBBA.OBBA.OBGET(INFO.OBBA.OBBA.OBCALL(&quot;&quot;;[.$B$12];&quot;getHaltonNumber&quot;;INFO.OBBA.OBBA.OBMAKE(&quot;&quot;;&quot;int&quot;;[.H159])))" office:value-type="float" office:value="0.09765625">
            <text:p>0,098</text:p>
          </table:table-cell>
          <table:table-cell table:style-name="ce1"/>
          <table:table-cell table:style-name="ce19" table:formula="of:=[.K158]+2" office:value-type="float" office:value="302">
            <text:p>302</text:p>
          </table:table-cell>
          <table:table-cell table:style-name="ce19" table:formula="of:=[.L158]+2" office:value-type="float" office:value="303">
            <text:p>303</text:p>
          </table:table-cell>
          <table:table-cell table:style-name="ce23" table:formula="of:=INFO.OBBA.OBBA.OBGET(INFO.OBBA.OBBA.OBCALL(&quot;&quot;;[.$B$12];&quot;getHaltonNumber&quot;;INFO.OBBA.OBBA.OBMAKE(&quot;&quot;;&quot;int&quot;;[.K159])))" office:value-type="float" office:value="0.955078125">
            <text:p>0,955</text:p>
          </table:table-cell>
          <table:table-cell table:style-name="ce23" table:formula="of:=INFO.OBBA.OBBA.OBGET(INFO.OBBA.OBBA.OBCALL(&quot;&quot;;[.$B$12];&quot;getHaltonNumber&quot;;INFO.OBBA.OBBA.OBMAKE(&quot;&quot;;&quot;int&quot;;[.L159])))" office:value-type="float" office:value="0.048828125">
            <text:p>0,04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2">
            <text:p>152</text:p>
          </table:table-cell>
          <table:table-cell table:style-name="ce23" table:formula="of:=INFO.OBBA.OBBA.OBGET(INFO.OBBA.OBBA.OBCALL(&quot;&quot;;[.$B$12];&quot;getHaltonNumber&quot;;INFO.OBBA.OBBA.OBMAKE(&quot;&quot;;&quot;int&quot;;[.H160])))" office:value-type="float" office:value="0.59765625">
            <text:p>0,598</text:p>
          </table:table-cell>
          <table:table-cell table:style-name="ce1"/>
          <table:table-cell table:style-name="ce19" table:formula="of:=[.K159]+2" office:value-type="float" office:value="304">
            <text:p>304</text:p>
          </table:table-cell>
          <table:table-cell table:style-name="ce19" table:formula="of:=[.L159]+2" office:value-type="float" office:value="305">
            <text:p>305</text:p>
          </table:table-cell>
          <table:table-cell table:style-name="ce23" table:formula="of:=INFO.OBBA.OBBA.OBGET(INFO.OBBA.OBBA.OBCALL(&quot;&quot;;[.$B$12];&quot;getHaltonNumber&quot;;INFO.OBBA.OBBA.OBMAKE(&quot;&quot;;&quot;int&quot;;[.K160])))" office:value-type="float" office:value="0.548828125">
            <text:p>0,549</text:p>
          </table:table-cell>
          <table:table-cell table:style-name="ce23" table:formula="of:=INFO.OBBA.OBBA.OBGET(INFO.OBBA.OBBA.OBCALL(&quot;&quot;;[.$B$12];&quot;getHaltonNumber&quot;;INFO.OBBA.OBBA.OBMAKE(&quot;&quot;;&quot;int&quot;;[.L160])))" office:value-type="float" office:value="0.298828125">
            <text:p>0,29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3">
            <text:p>153</text:p>
          </table:table-cell>
          <table:table-cell table:style-name="ce23" table:formula="of:=INFO.OBBA.OBBA.OBGET(INFO.OBBA.OBBA.OBCALL(&quot;&quot;;[.$B$12];&quot;getHaltonNumber&quot;;INFO.OBBA.OBBA.OBMAKE(&quot;&quot;;&quot;int&quot;;[.H161])))" office:value-type="float" office:value="0.34765625">
            <text:p>0,348</text:p>
          </table:table-cell>
          <table:table-cell table:style-name="ce1"/>
          <table:table-cell table:style-name="ce19" table:formula="of:=[.K160]+2" office:value-type="float" office:value="306">
            <text:p>306</text:p>
          </table:table-cell>
          <table:table-cell table:style-name="ce19" table:formula="of:=[.L160]+2" office:value-type="float" office:value="307">
            <text:p>307</text:p>
          </table:table-cell>
          <table:table-cell table:style-name="ce23" table:formula="of:=INFO.OBBA.OBBA.OBGET(INFO.OBBA.OBBA.OBCALL(&quot;&quot;;[.$B$12];&quot;getHaltonNumber&quot;;INFO.OBBA.OBBA.OBMAKE(&quot;&quot;;&quot;int&quot;;[.K161])))" office:value-type="float" office:value="0.798828125">
            <text:p>0,799</text:p>
          </table:table-cell>
          <table:table-cell table:style-name="ce23" table:formula="of:=INFO.OBBA.OBBA.OBGET(INFO.OBBA.OBBA.OBCALL(&quot;&quot;;[.$B$12];&quot;getHaltonNumber&quot;;INFO.OBBA.OBBA.OBMAKE(&quot;&quot;;&quot;int&quot;;[.L161])))" office:value-type="float" office:value="0.173828125">
            <text:p>0,17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4">
            <text:p>154</text:p>
          </table:table-cell>
          <table:table-cell table:style-name="ce23" table:formula="of:=INFO.OBBA.OBBA.OBGET(INFO.OBBA.OBBA.OBCALL(&quot;&quot;;[.$B$12];&quot;getHaltonNumber&quot;;INFO.OBBA.OBBA.OBMAKE(&quot;&quot;;&quot;int&quot;;[.H162])))" office:value-type="float" office:value="0.84765625">
            <text:p>0,848</text:p>
          </table:table-cell>
          <table:table-cell table:style-name="ce1"/>
          <table:table-cell table:style-name="ce19" table:formula="of:=[.K161]+2" office:value-type="float" office:value="308">
            <text:p>308</text:p>
          </table:table-cell>
          <table:table-cell table:style-name="ce19" table:formula="of:=[.L161]+2" office:value-type="float" office:value="309">
            <text:p>309</text:p>
          </table:table-cell>
          <table:table-cell table:style-name="ce23" table:formula="of:=INFO.OBBA.OBBA.OBGET(INFO.OBBA.OBBA.OBCALL(&quot;&quot;;[.$B$12];&quot;getHaltonNumber&quot;;INFO.OBBA.OBBA.OBMAKE(&quot;&quot;;&quot;int&quot;;[.K162])))" office:value-type="float" office:value="0.673828125">
            <text:p>0,674</text:p>
          </table:table-cell>
          <table:table-cell table:style-name="ce23" table:formula="of:=INFO.OBBA.OBBA.OBGET(INFO.OBBA.OBBA.OBCALL(&quot;&quot;;[.$B$12];&quot;getHaltonNumber&quot;;INFO.OBBA.OBBA.OBMAKE(&quot;&quot;;&quot;int&quot;;[.L162])))" office:value-type="float" office:value="0.423828125">
            <text:p>0,42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5">
            <text:p>155</text:p>
          </table:table-cell>
          <table:table-cell table:style-name="ce23" table:formula="of:=INFO.OBBA.OBBA.OBGET(INFO.OBBA.OBBA.OBCALL(&quot;&quot;;[.$B$12];&quot;getHaltonNumber&quot;;INFO.OBBA.OBBA.OBMAKE(&quot;&quot;;&quot;int&quot;;[.H163])))" office:value-type="float" office:value="0.22265625">
            <text:p>0,223</text:p>
          </table:table-cell>
          <table:table-cell table:style-name="ce1"/>
          <table:table-cell table:style-name="ce19" table:formula="of:=[.K162]+2" office:value-type="float" office:value="310">
            <text:p>310</text:p>
          </table:table-cell>
          <table:table-cell table:style-name="ce19" table:formula="of:=[.L162]+2" office:value-type="float" office:value="311">
            <text:p>311</text:p>
          </table:table-cell>
          <table:table-cell table:style-name="ce23" table:formula="of:=INFO.OBBA.OBBA.OBGET(INFO.OBBA.OBBA.OBCALL(&quot;&quot;;[.$B$12];&quot;getHaltonNumber&quot;;INFO.OBBA.OBBA.OBMAKE(&quot;&quot;;&quot;int&quot;;[.K163])))" office:value-type="float" office:value="0.923828125">
            <text:p>0,924</text:p>
          </table:table-cell>
          <table:table-cell table:style-name="ce23" table:formula="of:=INFO.OBBA.OBBA.OBGET(INFO.OBBA.OBBA.OBCALL(&quot;&quot;;[.$B$12];&quot;getHaltonNumber&quot;;INFO.OBBA.OBBA.OBMAKE(&quot;&quot;;&quot;int&quot;;[.L163])))" office:value-type="float" office:value="0.111328125">
            <text:p>0,11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6">
            <text:p>156</text:p>
          </table:table-cell>
          <table:table-cell table:style-name="ce23" table:formula="of:=INFO.OBBA.OBBA.OBGET(INFO.OBBA.OBBA.OBCALL(&quot;&quot;;[.$B$12];&quot;getHaltonNumber&quot;;INFO.OBBA.OBBA.OBMAKE(&quot;&quot;;&quot;int&quot;;[.H164])))" office:value-type="float" office:value="0.72265625">
            <text:p>0,723</text:p>
          </table:table-cell>
          <table:table-cell table:style-name="ce1"/>
          <table:table-cell table:style-name="ce19" table:formula="of:=[.K163]+2" office:value-type="float" office:value="312">
            <text:p>312</text:p>
          </table:table-cell>
          <table:table-cell table:style-name="ce19" table:formula="of:=[.L163]+2" office:value-type="float" office:value="313">
            <text:p>313</text:p>
          </table:table-cell>
          <table:table-cell table:style-name="ce23" table:formula="of:=INFO.OBBA.OBBA.OBGET(INFO.OBBA.OBBA.OBCALL(&quot;&quot;;[.$B$12];&quot;getHaltonNumber&quot;;INFO.OBBA.OBBA.OBMAKE(&quot;&quot;;&quot;int&quot;;[.K164])))" office:value-type="float" office:value="0.611328125">
            <text:p>0,611</text:p>
          </table:table-cell>
          <table:table-cell table:style-name="ce23" table:formula="of:=INFO.OBBA.OBBA.OBGET(INFO.OBBA.OBBA.OBCALL(&quot;&quot;;[.$B$12];&quot;getHaltonNumber&quot;;INFO.OBBA.OBBA.OBMAKE(&quot;&quot;;&quot;int&quot;;[.L164])))" office:value-type="float" office:value="0.361328125">
            <text:p>0,36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7">
            <text:p>157</text:p>
          </table:table-cell>
          <table:table-cell table:style-name="ce23" table:formula="of:=INFO.OBBA.OBBA.OBGET(INFO.OBBA.OBBA.OBCALL(&quot;&quot;;[.$B$12];&quot;getHaltonNumber&quot;;INFO.OBBA.OBBA.OBMAKE(&quot;&quot;;&quot;int&quot;;[.H165])))" office:value-type="float" office:value="0.47265625">
            <text:p>0,473</text:p>
          </table:table-cell>
          <table:table-cell table:style-name="ce1"/>
          <table:table-cell table:style-name="ce19" table:formula="of:=[.K164]+2" office:value-type="float" office:value="314">
            <text:p>314</text:p>
          </table:table-cell>
          <table:table-cell table:style-name="ce19" table:formula="of:=[.L164]+2" office:value-type="float" office:value="315">
            <text:p>315</text:p>
          </table:table-cell>
          <table:table-cell table:style-name="ce23" table:formula="of:=INFO.OBBA.OBBA.OBGET(INFO.OBBA.OBBA.OBCALL(&quot;&quot;;[.$B$12];&quot;getHaltonNumber&quot;;INFO.OBBA.OBBA.OBMAKE(&quot;&quot;;&quot;int&quot;;[.K165])))" office:value-type="float" office:value="0.861328125">
            <text:p>0,861</text:p>
          </table:table-cell>
          <table:table-cell table:style-name="ce23" table:formula="of:=INFO.OBBA.OBBA.OBGET(INFO.OBBA.OBBA.OBCALL(&quot;&quot;;[.$B$12];&quot;getHaltonNumber&quot;;INFO.OBBA.OBBA.OBMAKE(&quot;&quot;;&quot;int&quot;;[.L165])))" office:value-type="float" office:value="0.236328125">
            <text:p>0,23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8">
            <text:p>158</text:p>
          </table:table-cell>
          <table:table-cell table:style-name="ce23" table:formula="of:=INFO.OBBA.OBBA.OBGET(INFO.OBBA.OBBA.OBCALL(&quot;&quot;;[.$B$12];&quot;getHaltonNumber&quot;;INFO.OBBA.OBBA.OBMAKE(&quot;&quot;;&quot;int&quot;;[.H166])))" office:value-type="float" office:value="0.97265625">
            <text:p>0,973</text:p>
          </table:table-cell>
          <table:table-cell table:style-name="ce1"/>
          <table:table-cell table:style-name="ce19" table:formula="of:=[.K165]+2" office:value-type="float" office:value="316">
            <text:p>316</text:p>
          </table:table-cell>
          <table:table-cell table:style-name="ce19" table:formula="of:=[.L165]+2" office:value-type="float" office:value="317">
            <text:p>317</text:p>
          </table:table-cell>
          <table:table-cell table:style-name="ce23" table:formula="of:=INFO.OBBA.OBBA.OBGET(INFO.OBBA.OBBA.OBCALL(&quot;&quot;;[.$B$12];&quot;getHaltonNumber&quot;;INFO.OBBA.OBBA.OBMAKE(&quot;&quot;;&quot;int&quot;;[.K166])))" office:value-type="float" office:value="0.736328125">
            <text:p>0,736</text:p>
          </table:table-cell>
          <table:table-cell table:style-name="ce23" table:formula="of:=INFO.OBBA.OBBA.OBGET(INFO.OBBA.OBBA.OBCALL(&quot;&quot;;[.$B$12];&quot;getHaltonNumber&quot;;INFO.OBBA.OBBA.OBMAKE(&quot;&quot;;&quot;int&quot;;[.L166])))" office:value-type="float" office:value="0.486328125">
            <text:p>0,48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59">
            <text:p>159</text:p>
          </table:table-cell>
          <table:table-cell table:style-name="ce23" table:formula="of:=INFO.OBBA.OBBA.OBGET(INFO.OBBA.OBBA.OBCALL(&quot;&quot;;[.$B$12];&quot;getHaltonNumber&quot;;INFO.OBBA.OBBA.OBMAKE(&quot;&quot;;&quot;int&quot;;[.H167])))" office:value-type="float" office:value="0.01953125">
            <text:p>0,020</text:p>
          </table:table-cell>
          <table:table-cell table:style-name="ce1"/>
          <table:table-cell table:style-name="ce19" table:formula="of:=[.K166]+2" office:value-type="float" office:value="318">
            <text:p>318</text:p>
          </table:table-cell>
          <table:table-cell table:style-name="ce19" table:formula="of:=[.L166]+2" office:value-type="float" office:value="319">
            <text:p>319</text:p>
          </table:table-cell>
          <table:table-cell table:style-name="ce23" table:formula="of:=INFO.OBBA.OBBA.OBGET(INFO.OBBA.OBBA.OBCALL(&quot;&quot;;[.$B$12];&quot;getHaltonNumber&quot;;INFO.OBBA.OBBA.OBMAKE(&quot;&quot;;&quot;int&quot;;[.K167])))" office:value-type="float" office:value="0.986328125">
            <text:p>0,986</text:p>
          </table:table-cell>
          <table:table-cell table:style-name="ce23" table:formula="of:=INFO.OBBA.OBBA.OBGET(INFO.OBBA.OBBA.OBCALL(&quot;&quot;;[.$B$12];&quot;getHaltonNumber&quot;;INFO.OBBA.OBBA.OBMAKE(&quot;&quot;;&quot;int&quot;;[.L167])))" office:value-type="float" office:value="0.009765625">
            <text:p>0,01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0">
            <text:p>160</text:p>
          </table:table-cell>
          <table:table-cell table:style-name="ce23" table:formula="of:=INFO.OBBA.OBBA.OBGET(INFO.OBBA.OBBA.OBCALL(&quot;&quot;;[.$B$12];&quot;getHaltonNumber&quot;;INFO.OBBA.OBBA.OBMAKE(&quot;&quot;;&quot;int&quot;;[.H168])))" office:value-type="float" office:value="0.51953125">
            <text:p>0,520</text:p>
          </table:table-cell>
          <table:table-cell table:style-name="ce1"/>
          <table:table-cell table:style-name="ce19" table:formula="of:=[.K167]+2" office:value-type="float" office:value="320">
            <text:p>320</text:p>
          </table:table-cell>
          <table:table-cell table:style-name="ce19" table:formula="of:=[.L167]+2" office:value-type="float" office:value="321">
            <text:p>321</text:p>
          </table:table-cell>
          <table:table-cell table:style-name="ce23" table:formula="of:=INFO.OBBA.OBBA.OBGET(INFO.OBBA.OBBA.OBCALL(&quot;&quot;;[.$B$12];&quot;getHaltonNumber&quot;;INFO.OBBA.OBBA.OBMAKE(&quot;&quot;;&quot;int&quot;;[.K168])))" office:value-type="float" office:value="0.509765625">
            <text:p>0,510</text:p>
          </table:table-cell>
          <table:table-cell table:style-name="ce23" table:formula="of:=INFO.OBBA.OBBA.OBGET(INFO.OBBA.OBBA.OBCALL(&quot;&quot;;[.$B$12];&quot;getHaltonNumber&quot;;INFO.OBBA.OBBA.OBMAKE(&quot;&quot;;&quot;int&quot;;[.L168])))" office:value-type="float" office:value="0.259765625">
            <text:p>0,26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1">
            <text:p>161</text:p>
          </table:table-cell>
          <table:table-cell table:style-name="ce23" table:formula="of:=INFO.OBBA.OBBA.OBGET(INFO.OBBA.OBBA.OBCALL(&quot;&quot;;[.$B$12];&quot;getHaltonNumber&quot;;INFO.OBBA.OBBA.OBMAKE(&quot;&quot;;&quot;int&quot;;[.H169])))" office:value-type="float" office:value="0.26953125">
            <text:p>0,270</text:p>
          </table:table-cell>
          <table:table-cell table:style-name="ce1"/>
          <table:table-cell table:style-name="ce19" table:formula="of:=[.K168]+2" office:value-type="float" office:value="322">
            <text:p>322</text:p>
          </table:table-cell>
          <table:table-cell table:style-name="ce19" table:formula="of:=[.L168]+2" office:value-type="float" office:value="323">
            <text:p>323</text:p>
          </table:table-cell>
          <table:table-cell table:style-name="ce23" table:formula="of:=INFO.OBBA.OBBA.OBGET(INFO.OBBA.OBBA.OBCALL(&quot;&quot;;[.$B$12];&quot;getHaltonNumber&quot;;INFO.OBBA.OBBA.OBMAKE(&quot;&quot;;&quot;int&quot;;[.K169])))" office:value-type="float" office:value="0.759765625">
            <text:p>0,760</text:p>
          </table:table-cell>
          <table:table-cell table:style-name="ce23" table:formula="of:=INFO.OBBA.OBBA.OBGET(INFO.OBBA.OBBA.OBCALL(&quot;&quot;;[.$B$12];&quot;getHaltonNumber&quot;;INFO.OBBA.OBBA.OBMAKE(&quot;&quot;;&quot;int&quot;;[.L169])))" office:value-type="float" office:value="0.134765625">
            <text:p>0,13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2">
            <text:p>162</text:p>
          </table:table-cell>
          <table:table-cell table:style-name="ce23" table:formula="of:=INFO.OBBA.OBBA.OBGET(INFO.OBBA.OBBA.OBCALL(&quot;&quot;;[.$B$12];&quot;getHaltonNumber&quot;;INFO.OBBA.OBBA.OBMAKE(&quot;&quot;;&quot;int&quot;;[.H170])))" office:value-type="float" office:value="0.76953125">
            <text:p>0,770</text:p>
          </table:table-cell>
          <table:table-cell table:style-name="ce1"/>
          <table:table-cell table:style-name="ce19" table:formula="of:=[.K169]+2" office:value-type="float" office:value="324">
            <text:p>324</text:p>
          </table:table-cell>
          <table:table-cell table:style-name="ce19" table:formula="of:=[.L169]+2" office:value-type="float" office:value="325">
            <text:p>325</text:p>
          </table:table-cell>
          <table:table-cell table:style-name="ce23" table:formula="of:=INFO.OBBA.OBBA.OBGET(INFO.OBBA.OBBA.OBCALL(&quot;&quot;;[.$B$12];&quot;getHaltonNumber&quot;;INFO.OBBA.OBBA.OBMAKE(&quot;&quot;;&quot;int&quot;;[.K170])))" office:value-type="float" office:value="0.634765625">
            <text:p>0,635</text:p>
          </table:table-cell>
          <table:table-cell table:style-name="ce23" table:formula="of:=INFO.OBBA.OBBA.OBGET(INFO.OBBA.OBBA.OBCALL(&quot;&quot;;[.$B$12];&quot;getHaltonNumber&quot;;INFO.OBBA.OBBA.OBMAKE(&quot;&quot;;&quot;int&quot;;[.L170])))" office:value-type="float" office:value="0.384765625">
            <text:p>0,38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3">
            <text:p>163</text:p>
          </table:table-cell>
          <table:table-cell table:style-name="ce23" table:formula="of:=INFO.OBBA.OBBA.OBGET(INFO.OBBA.OBBA.OBCALL(&quot;&quot;;[.$B$12];&quot;getHaltonNumber&quot;;INFO.OBBA.OBBA.OBMAKE(&quot;&quot;;&quot;int&quot;;[.H171])))" office:value-type="float" office:value="0.14453125">
            <text:p>0,145</text:p>
          </table:table-cell>
          <table:table-cell table:style-name="ce1"/>
          <table:table-cell table:style-name="ce19" table:formula="of:=[.K170]+2" office:value-type="float" office:value="326">
            <text:p>326</text:p>
          </table:table-cell>
          <table:table-cell table:style-name="ce19" table:formula="of:=[.L170]+2" office:value-type="float" office:value="327">
            <text:p>327</text:p>
          </table:table-cell>
          <table:table-cell table:style-name="ce23" table:formula="of:=INFO.OBBA.OBBA.OBGET(INFO.OBBA.OBBA.OBCALL(&quot;&quot;;[.$B$12];&quot;getHaltonNumber&quot;;INFO.OBBA.OBBA.OBMAKE(&quot;&quot;;&quot;int&quot;;[.K171])))" office:value-type="float" office:value="0.884765625">
            <text:p>0,885</text:p>
          </table:table-cell>
          <table:table-cell table:style-name="ce23" table:formula="of:=INFO.OBBA.OBBA.OBGET(INFO.OBBA.OBBA.OBCALL(&quot;&quot;;[.$B$12];&quot;getHaltonNumber&quot;;INFO.OBBA.OBBA.OBMAKE(&quot;&quot;;&quot;int&quot;;[.L171])))" office:value-type="float" office:value="0.072265625">
            <text:p>0,07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4">
            <text:p>164</text:p>
          </table:table-cell>
          <table:table-cell table:style-name="ce23" table:formula="of:=INFO.OBBA.OBBA.OBGET(INFO.OBBA.OBBA.OBCALL(&quot;&quot;;[.$B$12];&quot;getHaltonNumber&quot;;INFO.OBBA.OBBA.OBMAKE(&quot;&quot;;&quot;int&quot;;[.H172])))" office:value-type="float" office:value="0.64453125">
            <text:p>0,645</text:p>
          </table:table-cell>
          <table:table-cell table:style-name="ce1"/>
          <table:table-cell table:style-name="ce19" table:formula="of:=[.K171]+2" office:value-type="float" office:value="328">
            <text:p>328</text:p>
          </table:table-cell>
          <table:table-cell table:style-name="ce19" table:formula="of:=[.L171]+2" office:value-type="float" office:value="329">
            <text:p>329</text:p>
          </table:table-cell>
          <table:table-cell table:style-name="ce23" table:formula="of:=INFO.OBBA.OBBA.OBGET(INFO.OBBA.OBBA.OBCALL(&quot;&quot;;[.$B$12];&quot;getHaltonNumber&quot;;INFO.OBBA.OBBA.OBMAKE(&quot;&quot;;&quot;int&quot;;[.K172])))" office:value-type="float" office:value="0.572265625">
            <text:p>0,572</text:p>
          </table:table-cell>
          <table:table-cell table:style-name="ce23" table:formula="of:=INFO.OBBA.OBBA.OBGET(INFO.OBBA.OBBA.OBCALL(&quot;&quot;;[.$B$12];&quot;getHaltonNumber&quot;;INFO.OBBA.OBBA.OBMAKE(&quot;&quot;;&quot;int&quot;;[.L172])))" office:value-type="float" office:value="0.322265625">
            <text:p>0,32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5">
            <text:p>165</text:p>
          </table:table-cell>
          <table:table-cell table:style-name="ce23" table:formula="of:=INFO.OBBA.OBBA.OBGET(INFO.OBBA.OBBA.OBCALL(&quot;&quot;;[.$B$12];&quot;getHaltonNumber&quot;;INFO.OBBA.OBBA.OBMAKE(&quot;&quot;;&quot;int&quot;;[.H173])))" office:value-type="float" office:value="0.39453125">
            <text:p>0,395</text:p>
          </table:table-cell>
          <table:table-cell table:style-name="ce1"/>
          <table:table-cell table:style-name="ce19" table:formula="of:=[.K172]+2" office:value-type="float" office:value="330">
            <text:p>330</text:p>
          </table:table-cell>
          <table:table-cell table:style-name="ce19" table:formula="of:=[.L172]+2" office:value-type="float" office:value="331">
            <text:p>331</text:p>
          </table:table-cell>
          <table:table-cell table:style-name="ce23" table:formula="of:=INFO.OBBA.OBBA.OBGET(INFO.OBBA.OBBA.OBCALL(&quot;&quot;;[.$B$12];&quot;getHaltonNumber&quot;;INFO.OBBA.OBBA.OBMAKE(&quot;&quot;;&quot;int&quot;;[.K173])))" office:value-type="float" office:value="0.822265625">
            <text:p>0,822</text:p>
          </table:table-cell>
          <table:table-cell table:style-name="ce23" table:formula="of:=INFO.OBBA.OBBA.OBGET(INFO.OBBA.OBBA.OBCALL(&quot;&quot;;[.$B$12];&quot;getHaltonNumber&quot;;INFO.OBBA.OBBA.OBMAKE(&quot;&quot;;&quot;int&quot;;[.L173])))" office:value-type="float" office:value="0.197265625">
            <text:p>0,19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6">
            <text:p>166</text:p>
          </table:table-cell>
          <table:table-cell table:style-name="ce23" table:formula="of:=INFO.OBBA.OBBA.OBGET(INFO.OBBA.OBBA.OBCALL(&quot;&quot;;[.$B$12];&quot;getHaltonNumber&quot;;INFO.OBBA.OBBA.OBMAKE(&quot;&quot;;&quot;int&quot;;[.H174])))" office:value-type="float" office:value="0.89453125">
            <text:p>0,895</text:p>
          </table:table-cell>
          <table:table-cell table:style-name="ce1"/>
          <table:table-cell table:style-name="ce19" table:formula="of:=[.K173]+2" office:value-type="float" office:value="332">
            <text:p>332</text:p>
          </table:table-cell>
          <table:table-cell table:style-name="ce19" table:formula="of:=[.L173]+2" office:value-type="float" office:value="333">
            <text:p>333</text:p>
          </table:table-cell>
          <table:table-cell table:style-name="ce23" table:formula="of:=INFO.OBBA.OBBA.OBGET(INFO.OBBA.OBBA.OBCALL(&quot;&quot;;[.$B$12];&quot;getHaltonNumber&quot;;INFO.OBBA.OBBA.OBMAKE(&quot;&quot;;&quot;int&quot;;[.K174])))" office:value-type="float" office:value="0.697265625">
            <text:p>0,697</text:p>
          </table:table-cell>
          <table:table-cell table:style-name="ce23" table:formula="of:=INFO.OBBA.OBBA.OBGET(INFO.OBBA.OBBA.OBCALL(&quot;&quot;;[.$B$12];&quot;getHaltonNumber&quot;;INFO.OBBA.OBBA.OBMAKE(&quot;&quot;;&quot;int&quot;;[.L174])))" office:value-type="float" office:value="0.447265625">
            <text:p>0,44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7">
            <text:p>167</text:p>
          </table:table-cell>
          <table:table-cell table:style-name="ce23" table:formula="of:=INFO.OBBA.OBBA.OBGET(INFO.OBBA.OBBA.OBCALL(&quot;&quot;;[.$B$12];&quot;getHaltonNumber&quot;;INFO.OBBA.OBBA.OBMAKE(&quot;&quot;;&quot;int&quot;;[.H175])))" office:value-type="float" office:value="0.08203125">
            <text:p>0,082</text:p>
          </table:table-cell>
          <table:table-cell table:style-name="ce1"/>
          <table:table-cell table:style-name="ce19" table:formula="of:=[.K174]+2" office:value-type="float" office:value="334">
            <text:p>334</text:p>
          </table:table-cell>
          <table:table-cell table:style-name="ce19" table:formula="of:=[.L174]+2" office:value-type="float" office:value="335">
            <text:p>335</text:p>
          </table:table-cell>
          <table:table-cell table:style-name="ce23" table:formula="of:=INFO.OBBA.OBBA.OBGET(INFO.OBBA.OBBA.OBCALL(&quot;&quot;;[.$B$12];&quot;getHaltonNumber&quot;;INFO.OBBA.OBBA.OBMAKE(&quot;&quot;;&quot;int&quot;;[.K175])))" office:value-type="float" office:value="0.947265625">
            <text:p>0,947</text:p>
          </table:table-cell>
          <table:table-cell table:style-name="ce23" table:formula="of:=INFO.OBBA.OBBA.OBGET(INFO.OBBA.OBBA.OBCALL(&quot;&quot;;[.$B$12];&quot;getHaltonNumber&quot;;INFO.OBBA.OBBA.OBMAKE(&quot;&quot;;&quot;int&quot;;[.L175])))" office:value-type="float" office:value="0.041015625">
            <text:p>0,04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8">
            <text:p>168</text:p>
          </table:table-cell>
          <table:table-cell table:style-name="ce23" table:formula="of:=INFO.OBBA.OBBA.OBGET(INFO.OBBA.OBBA.OBCALL(&quot;&quot;;[.$B$12];&quot;getHaltonNumber&quot;;INFO.OBBA.OBBA.OBMAKE(&quot;&quot;;&quot;int&quot;;[.H176])))" office:value-type="float" office:value="0.58203125">
            <text:p>0,582</text:p>
          </table:table-cell>
          <table:table-cell table:style-name="ce1"/>
          <table:table-cell table:style-name="ce19" table:formula="of:=[.K175]+2" office:value-type="float" office:value="336">
            <text:p>336</text:p>
          </table:table-cell>
          <table:table-cell table:style-name="ce19" table:formula="of:=[.L175]+2" office:value-type="float" office:value="337">
            <text:p>337</text:p>
          </table:table-cell>
          <table:table-cell table:style-name="ce23" table:formula="of:=INFO.OBBA.OBBA.OBGET(INFO.OBBA.OBBA.OBCALL(&quot;&quot;;[.$B$12];&quot;getHaltonNumber&quot;;INFO.OBBA.OBBA.OBMAKE(&quot;&quot;;&quot;int&quot;;[.K176])))" office:value-type="float" office:value="0.541015625">
            <text:p>0,541</text:p>
          </table:table-cell>
          <table:table-cell table:style-name="ce23" table:formula="of:=INFO.OBBA.OBBA.OBGET(INFO.OBBA.OBBA.OBCALL(&quot;&quot;;[.$B$12];&quot;getHaltonNumber&quot;;INFO.OBBA.OBBA.OBMAKE(&quot;&quot;;&quot;int&quot;;[.L176])))" office:value-type="float" office:value="0.291015625">
            <text:p>0,29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69">
            <text:p>169</text:p>
          </table:table-cell>
          <table:table-cell table:style-name="ce23" table:formula="of:=INFO.OBBA.OBBA.OBGET(INFO.OBBA.OBBA.OBCALL(&quot;&quot;;[.$B$12];&quot;getHaltonNumber&quot;;INFO.OBBA.OBBA.OBMAKE(&quot;&quot;;&quot;int&quot;;[.H177])))" office:value-type="float" office:value="0.33203125">
            <text:p>0,332</text:p>
          </table:table-cell>
          <table:table-cell table:style-name="ce1"/>
          <table:table-cell table:style-name="ce19" table:formula="of:=[.K176]+2" office:value-type="float" office:value="338">
            <text:p>338</text:p>
          </table:table-cell>
          <table:table-cell table:style-name="ce19" table:formula="of:=[.L176]+2" office:value-type="float" office:value="339">
            <text:p>339</text:p>
          </table:table-cell>
          <table:table-cell table:style-name="ce23" table:formula="of:=INFO.OBBA.OBBA.OBGET(INFO.OBBA.OBBA.OBCALL(&quot;&quot;;[.$B$12];&quot;getHaltonNumber&quot;;INFO.OBBA.OBBA.OBMAKE(&quot;&quot;;&quot;int&quot;;[.K177])))" office:value-type="float" office:value="0.791015625">
            <text:p>0,791</text:p>
          </table:table-cell>
          <table:table-cell table:style-name="ce23" table:formula="of:=INFO.OBBA.OBBA.OBGET(INFO.OBBA.OBBA.OBCALL(&quot;&quot;;[.$B$12];&quot;getHaltonNumber&quot;;INFO.OBBA.OBBA.OBMAKE(&quot;&quot;;&quot;int&quot;;[.L177])))" office:value-type="float" office:value="0.166015625">
            <text:p>0,16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0">
            <text:p>170</text:p>
          </table:table-cell>
          <table:table-cell table:style-name="ce23" table:formula="of:=INFO.OBBA.OBBA.OBGET(INFO.OBBA.OBBA.OBCALL(&quot;&quot;;[.$B$12];&quot;getHaltonNumber&quot;;INFO.OBBA.OBBA.OBMAKE(&quot;&quot;;&quot;int&quot;;[.H178])))" office:value-type="float" office:value="0.83203125">
            <text:p>0,832</text:p>
          </table:table-cell>
          <table:table-cell table:style-name="ce1"/>
          <table:table-cell table:style-name="ce19" table:formula="of:=[.K177]+2" office:value-type="float" office:value="340">
            <text:p>340</text:p>
          </table:table-cell>
          <table:table-cell table:style-name="ce19" table:formula="of:=[.L177]+2" office:value-type="float" office:value="341">
            <text:p>341</text:p>
          </table:table-cell>
          <table:table-cell table:style-name="ce23" table:formula="of:=INFO.OBBA.OBBA.OBGET(INFO.OBBA.OBBA.OBCALL(&quot;&quot;;[.$B$12];&quot;getHaltonNumber&quot;;INFO.OBBA.OBBA.OBMAKE(&quot;&quot;;&quot;int&quot;;[.K178])))" office:value-type="float" office:value="0.666015625">
            <text:p>0,666</text:p>
          </table:table-cell>
          <table:table-cell table:style-name="ce23" table:formula="of:=INFO.OBBA.OBBA.OBGET(INFO.OBBA.OBBA.OBCALL(&quot;&quot;;[.$B$12];&quot;getHaltonNumber&quot;;INFO.OBBA.OBBA.OBMAKE(&quot;&quot;;&quot;int&quot;;[.L178])))" office:value-type="float" office:value="0.416015625">
            <text:p>0,41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1">
            <text:p>171</text:p>
          </table:table-cell>
          <table:table-cell table:style-name="ce23" table:formula="of:=INFO.OBBA.OBBA.OBGET(INFO.OBBA.OBBA.OBCALL(&quot;&quot;;[.$B$12];&quot;getHaltonNumber&quot;;INFO.OBBA.OBBA.OBMAKE(&quot;&quot;;&quot;int&quot;;[.H179])))" office:value-type="float" office:value="0.20703125">
            <text:p>0,207</text:p>
          </table:table-cell>
          <table:table-cell table:style-name="ce1"/>
          <table:table-cell table:style-name="ce19" table:formula="of:=[.K178]+2" office:value-type="float" office:value="342">
            <text:p>342</text:p>
          </table:table-cell>
          <table:table-cell table:style-name="ce19" table:formula="of:=[.L178]+2" office:value-type="float" office:value="343">
            <text:p>343</text:p>
          </table:table-cell>
          <table:table-cell table:style-name="ce23" table:formula="of:=INFO.OBBA.OBBA.OBGET(INFO.OBBA.OBBA.OBCALL(&quot;&quot;;[.$B$12];&quot;getHaltonNumber&quot;;INFO.OBBA.OBBA.OBMAKE(&quot;&quot;;&quot;int&quot;;[.K179])))" office:value-type="float" office:value="0.916015625">
            <text:p>0,916</text:p>
          </table:table-cell>
          <table:table-cell table:style-name="ce23" table:formula="of:=INFO.OBBA.OBBA.OBGET(INFO.OBBA.OBBA.OBCALL(&quot;&quot;;[.$B$12];&quot;getHaltonNumber&quot;;INFO.OBBA.OBBA.OBMAKE(&quot;&quot;;&quot;int&quot;;[.L179])))" office:value-type="float" office:value="0.103515625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2">
            <text:p>172</text:p>
          </table:table-cell>
          <table:table-cell table:style-name="ce23" table:formula="of:=INFO.OBBA.OBBA.OBGET(INFO.OBBA.OBBA.OBCALL(&quot;&quot;;[.$B$12];&quot;getHaltonNumber&quot;;INFO.OBBA.OBBA.OBMAKE(&quot;&quot;;&quot;int&quot;;[.H180])))" office:value-type="float" office:value="0.70703125">
            <text:p>0,707</text:p>
          </table:table-cell>
          <table:table-cell table:style-name="ce1"/>
          <table:table-cell table:style-name="ce19" table:formula="of:=[.K179]+2" office:value-type="float" office:value="344">
            <text:p>344</text:p>
          </table:table-cell>
          <table:table-cell table:style-name="ce19" table:formula="of:=[.L179]+2" office:value-type="float" office:value="345">
            <text:p>345</text:p>
          </table:table-cell>
          <table:table-cell table:style-name="ce23" table:formula="of:=INFO.OBBA.OBBA.OBGET(INFO.OBBA.OBBA.OBCALL(&quot;&quot;;[.$B$12];&quot;getHaltonNumber&quot;;INFO.OBBA.OBBA.OBMAKE(&quot;&quot;;&quot;int&quot;;[.K180])))" office:value-type="float" office:value="0.603515625">
            <text:p>0,604</text:p>
          </table:table-cell>
          <table:table-cell table:style-name="ce23" table:formula="of:=INFO.OBBA.OBBA.OBGET(INFO.OBBA.OBBA.OBCALL(&quot;&quot;;[.$B$12];&quot;getHaltonNumber&quot;;INFO.OBBA.OBBA.OBMAKE(&quot;&quot;;&quot;int&quot;;[.L180])))" office:value-type="float" office:value="0.353515625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3">
            <text:p>173</text:p>
          </table:table-cell>
          <table:table-cell table:style-name="ce23" table:formula="of:=INFO.OBBA.OBBA.OBGET(INFO.OBBA.OBBA.OBCALL(&quot;&quot;;[.$B$12];&quot;getHaltonNumber&quot;;INFO.OBBA.OBBA.OBMAKE(&quot;&quot;;&quot;int&quot;;[.H181])))" office:value-type="float" office:value="0.45703125">
            <text:p>0,457</text:p>
          </table:table-cell>
          <table:table-cell table:style-name="ce1"/>
          <table:table-cell table:style-name="ce19" table:formula="of:=[.K180]+2" office:value-type="float" office:value="346">
            <text:p>346</text:p>
          </table:table-cell>
          <table:table-cell table:style-name="ce19" table:formula="of:=[.L180]+2" office:value-type="float" office:value="347">
            <text:p>347</text:p>
          </table:table-cell>
          <table:table-cell table:style-name="ce23" table:formula="of:=INFO.OBBA.OBBA.OBGET(INFO.OBBA.OBBA.OBCALL(&quot;&quot;;[.$B$12];&quot;getHaltonNumber&quot;;INFO.OBBA.OBBA.OBMAKE(&quot;&quot;;&quot;int&quot;;[.K181])))" office:value-type="float" office:value="0.853515625">
            <text:p>0,854</text:p>
          </table:table-cell>
          <table:table-cell table:style-name="ce23" table:formula="of:=INFO.OBBA.OBBA.OBGET(INFO.OBBA.OBBA.OBCALL(&quot;&quot;;[.$B$12];&quot;getHaltonNumber&quot;;INFO.OBBA.OBBA.OBMAKE(&quot;&quot;;&quot;int&quot;;[.L181])))" office:value-type="float" office:value="0.228515625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4">
            <text:p>174</text:p>
          </table:table-cell>
          <table:table-cell table:style-name="ce23" table:formula="of:=INFO.OBBA.OBBA.OBGET(INFO.OBBA.OBBA.OBCALL(&quot;&quot;;[.$B$12];&quot;getHaltonNumber&quot;;INFO.OBBA.OBBA.OBMAKE(&quot;&quot;;&quot;int&quot;;[.H182])))" office:value-type="float" office:value="0.95703125">
            <text:p>0,957</text:p>
          </table:table-cell>
          <table:table-cell table:style-name="ce1"/>
          <table:table-cell table:style-name="ce19" table:formula="of:=[.K181]+2" office:value-type="float" office:value="348">
            <text:p>348</text:p>
          </table:table-cell>
          <table:table-cell table:style-name="ce19" table:formula="of:=[.L181]+2" office:value-type="float" office:value="349">
            <text:p>349</text:p>
          </table:table-cell>
          <table:table-cell table:style-name="ce23" table:formula="of:=INFO.OBBA.OBBA.OBGET(INFO.OBBA.OBBA.OBCALL(&quot;&quot;;[.$B$12];&quot;getHaltonNumber&quot;;INFO.OBBA.OBBA.OBMAKE(&quot;&quot;;&quot;int&quot;;[.K182])))" office:value-type="float" office:value="0.728515625">
            <text:p>0,729</text:p>
          </table:table-cell>
          <table:table-cell table:style-name="ce23" table:formula="of:=INFO.OBBA.OBBA.OBGET(INFO.OBBA.OBBA.OBCALL(&quot;&quot;;[.$B$12];&quot;getHaltonNumber&quot;;INFO.OBBA.OBBA.OBMAKE(&quot;&quot;;&quot;int&quot;;[.L182])))" office:value-type="float" office:value="0.478515625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5">
            <text:p>175</text:p>
          </table:table-cell>
          <table:table-cell table:style-name="ce23" table:formula="of:=INFO.OBBA.OBBA.OBGET(INFO.OBBA.OBBA.OBCALL(&quot;&quot;;[.$B$12];&quot;getHaltonNumber&quot;;INFO.OBBA.OBBA.OBMAKE(&quot;&quot;;&quot;int&quot;;[.H183])))" office:value-type="float" office:value="0.05078125">
            <text:p>0,051</text:p>
          </table:table-cell>
          <table:table-cell table:style-name="ce1"/>
          <table:table-cell table:style-name="ce19" table:formula="of:=[.K182]+2" office:value-type="float" office:value="350">
            <text:p>350</text:p>
          </table:table-cell>
          <table:table-cell table:style-name="ce19" table:formula="of:=[.L182]+2" office:value-type="float" office:value="351">
            <text:p>351</text:p>
          </table:table-cell>
          <table:table-cell table:style-name="ce23" table:formula="of:=INFO.OBBA.OBBA.OBGET(INFO.OBBA.OBBA.OBCALL(&quot;&quot;;[.$B$12];&quot;getHaltonNumber&quot;;INFO.OBBA.OBBA.OBMAKE(&quot;&quot;;&quot;int&quot;;[.K183])))" office:value-type="float" office:value="0.978515625">
            <text:p>0,979</text:p>
          </table:table-cell>
          <table:table-cell table:style-name="ce23" table:formula="of:=INFO.OBBA.OBBA.OBGET(INFO.OBBA.OBBA.OBCALL(&quot;&quot;;[.$B$12];&quot;getHaltonNumber&quot;;INFO.OBBA.OBBA.OBMAKE(&quot;&quot;;&quot;int&quot;;[.L183])))" office:value-type="float" office:value="0.025390625">
            <text:p>0,02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6">
            <text:p>176</text:p>
          </table:table-cell>
          <table:table-cell table:style-name="ce23" table:formula="of:=INFO.OBBA.OBBA.OBGET(INFO.OBBA.OBBA.OBCALL(&quot;&quot;;[.$B$12];&quot;getHaltonNumber&quot;;INFO.OBBA.OBBA.OBMAKE(&quot;&quot;;&quot;int&quot;;[.H184])))" office:value-type="float" office:value="0.55078125">
            <text:p>0,551</text:p>
          </table:table-cell>
          <table:table-cell table:style-name="ce1"/>
          <table:table-cell table:style-name="ce19" table:formula="of:=[.K183]+2" office:value-type="float" office:value="352">
            <text:p>352</text:p>
          </table:table-cell>
          <table:table-cell table:style-name="ce19" table:formula="of:=[.L183]+2" office:value-type="float" office:value="353">
            <text:p>353</text:p>
          </table:table-cell>
          <table:table-cell table:style-name="ce23" table:formula="of:=INFO.OBBA.OBBA.OBGET(INFO.OBBA.OBBA.OBCALL(&quot;&quot;;[.$B$12];&quot;getHaltonNumber&quot;;INFO.OBBA.OBBA.OBMAKE(&quot;&quot;;&quot;int&quot;;[.K184])))" office:value-type="float" office:value="0.525390625">
            <text:p>0,525</text:p>
          </table:table-cell>
          <table:table-cell table:style-name="ce23" table:formula="of:=INFO.OBBA.OBBA.OBGET(INFO.OBBA.OBBA.OBCALL(&quot;&quot;;[.$B$12];&quot;getHaltonNumber&quot;;INFO.OBBA.OBBA.OBMAKE(&quot;&quot;;&quot;int&quot;;[.L184])))" office:value-type="float" office:value="0.275390625">
            <text:p>0,27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7">
            <text:p>177</text:p>
          </table:table-cell>
          <table:table-cell table:style-name="ce23" table:formula="of:=INFO.OBBA.OBBA.OBGET(INFO.OBBA.OBBA.OBCALL(&quot;&quot;;[.$B$12];&quot;getHaltonNumber&quot;;INFO.OBBA.OBBA.OBMAKE(&quot;&quot;;&quot;int&quot;;[.H185])))" office:value-type="float" office:value="0.30078125">
            <text:p>0,301</text:p>
          </table:table-cell>
          <table:table-cell table:style-name="ce1"/>
          <table:table-cell table:style-name="ce19" table:formula="of:=[.K184]+2" office:value-type="float" office:value="354">
            <text:p>354</text:p>
          </table:table-cell>
          <table:table-cell table:style-name="ce19" table:formula="of:=[.L184]+2" office:value-type="float" office:value="355">
            <text:p>355</text:p>
          </table:table-cell>
          <table:table-cell table:style-name="ce23" table:formula="of:=INFO.OBBA.OBBA.OBGET(INFO.OBBA.OBBA.OBCALL(&quot;&quot;;[.$B$12];&quot;getHaltonNumber&quot;;INFO.OBBA.OBBA.OBMAKE(&quot;&quot;;&quot;int&quot;;[.K185])))" office:value-type="float" office:value="0.775390625">
            <text:p>0,775</text:p>
          </table:table-cell>
          <table:table-cell table:style-name="ce23" table:formula="of:=INFO.OBBA.OBBA.OBGET(INFO.OBBA.OBBA.OBCALL(&quot;&quot;;[.$B$12];&quot;getHaltonNumber&quot;;INFO.OBBA.OBBA.OBMAKE(&quot;&quot;;&quot;int&quot;;[.L185])))" office:value-type="float" office:value="0.150390625">
            <text:p>0,15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8">
            <text:p>178</text:p>
          </table:table-cell>
          <table:table-cell table:style-name="ce23" table:formula="of:=INFO.OBBA.OBBA.OBGET(INFO.OBBA.OBBA.OBCALL(&quot;&quot;;[.$B$12];&quot;getHaltonNumber&quot;;INFO.OBBA.OBBA.OBMAKE(&quot;&quot;;&quot;int&quot;;[.H186])))" office:value-type="float" office:value="0.80078125">
            <text:p>0,801</text:p>
          </table:table-cell>
          <table:table-cell table:style-name="ce1"/>
          <table:table-cell table:style-name="ce19" table:formula="of:=[.K185]+2" office:value-type="float" office:value="356">
            <text:p>356</text:p>
          </table:table-cell>
          <table:table-cell table:style-name="ce19" table:formula="of:=[.L185]+2" office:value-type="float" office:value="357">
            <text:p>357</text:p>
          </table:table-cell>
          <table:table-cell table:style-name="ce23" table:formula="of:=INFO.OBBA.OBBA.OBGET(INFO.OBBA.OBBA.OBCALL(&quot;&quot;;[.$B$12];&quot;getHaltonNumber&quot;;INFO.OBBA.OBBA.OBMAKE(&quot;&quot;;&quot;int&quot;;[.K186])))" office:value-type="float" office:value="0.650390625">
            <text:p>0,650</text:p>
          </table:table-cell>
          <table:table-cell table:style-name="ce23" table:formula="of:=INFO.OBBA.OBBA.OBGET(INFO.OBBA.OBBA.OBCALL(&quot;&quot;;[.$B$12];&quot;getHaltonNumber&quot;;INFO.OBBA.OBBA.OBMAKE(&quot;&quot;;&quot;int&quot;;[.L186])))" office:value-type="float" office:value="0.400390625">
            <text:p>0,40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79">
            <text:p>179</text:p>
          </table:table-cell>
          <table:table-cell table:style-name="ce23" table:formula="of:=INFO.OBBA.OBBA.OBGET(INFO.OBBA.OBBA.OBCALL(&quot;&quot;;[.$B$12];&quot;getHaltonNumber&quot;;INFO.OBBA.OBBA.OBMAKE(&quot;&quot;;&quot;int&quot;;[.H187])))" office:value-type="float" office:value="0.17578125">
            <text:p>0,176</text:p>
          </table:table-cell>
          <table:table-cell table:style-name="ce1"/>
          <table:table-cell table:style-name="ce19" table:formula="of:=[.K186]+2" office:value-type="float" office:value="358">
            <text:p>358</text:p>
          </table:table-cell>
          <table:table-cell table:style-name="ce19" table:formula="of:=[.L186]+2" office:value-type="float" office:value="359">
            <text:p>359</text:p>
          </table:table-cell>
          <table:table-cell table:style-name="ce23" table:formula="of:=INFO.OBBA.OBBA.OBGET(INFO.OBBA.OBBA.OBCALL(&quot;&quot;;[.$B$12];&quot;getHaltonNumber&quot;;INFO.OBBA.OBBA.OBMAKE(&quot;&quot;;&quot;int&quot;;[.K187])))" office:value-type="float" office:value="0.900390625">
            <text:p>0,900</text:p>
          </table:table-cell>
          <table:table-cell table:style-name="ce23" table:formula="of:=INFO.OBBA.OBBA.OBGET(INFO.OBBA.OBBA.OBCALL(&quot;&quot;;[.$B$12];&quot;getHaltonNumber&quot;;INFO.OBBA.OBBA.OBMAKE(&quot;&quot;;&quot;int&quot;;[.L187])))" office:value-type="float" office:value="0.087890625">
            <text:p>0,0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0">
            <text:p>180</text:p>
          </table:table-cell>
          <table:table-cell table:style-name="ce23" table:formula="of:=INFO.OBBA.OBBA.OBGET(INFO.OBBA.OBBA.OBCALL(&quot;&quot;;[.$B$12];&quot;getHaltonNumber&quot;;INFO.OBBA.OBBA.OBMAKE(&quot;&quot;;&quot;int&quot;;[.H188])))" office:value-type="float" office:value="0.67578125">
            <text:p>0,676</text:p>
          </table:table-cell>
          <table:table-cell table:style-name="ce1"/>
          <table:table-cell table:style-name="ce19" table:formula="of:=[.K187]+2" office:value-type="float" office:value="360">
            <text:p>360</text:p>
          </table:table-cell>
          <table:table-cell table:style-name="ce19" table:formula="of:=[.L187]+2" office:value-type="float" office:value="361">
            <text:p>361</text:p>
          </table:table-cell>
          <table:table-cell table:style-name="ce23" table:formula="of:=INFO.OBBA.OBBA.OBGET(INFO.OBBA.OBBA.OBCALL(&quot;&quot;;[.$B$12];&quot;getHaltonNumber&quot;;INFO.OBBA.OBBA.OBMAKE(&quot;&quot;;&quot;int&quot;;[.K188])))" office:value-type="float" office:value="0.587890625">
            <text:p>0,588</text:p>
          </table:table-cell>
          <table:table-cell table:style-name="ce23" table:formula="of:=INFO.OBBA.OBBA.OBGET(INFO.OBBA.OBBA.OBCALL(&quot;&quot;;[.$B$12];&quot;getHaltonNumber&quot;;INFO.OBBA.OBBA.OBMAKE(&quot;&quot;;&quot;int&quot;;[.L188])))" office:value-type="float" office:value="0.337890625">
            <text:p>0,3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1">
            <text:p>181</text:p>
          </table:table-cell>
          <table:table-cell table:style-name="ce23" table:formula="of:=INFO.OBBA.OBBA.OBGET(INFO.OBBA.OBBA.OBCALL(&quot;&quot;;[.$B$12];&quot;getHaltonNumber&quot;;INFO.OBBA.OBBA.OBMAKE(&quot;&quot;;&quot;int&quot;;[.H189])))" office:value-type="float" office:value="0.42578125">
            <text:p>0,426</text:p>
          </table:table-cell>
          <table:table-cell table:style-name="ce1"/>
          <table:table-cell table:style-name="ce19" table:formula="of:=[.K188]+2" office:value-type="float" office:value="362">
            <text:p>362</text:p>
          </table:table-cell>
          <table:table-cell table:style-name="ce19" table:formula="of:=[.L188]+2" office:value-type="float" office:value="363">
            <text:p>363</text:p>
          </table:table-cell>
          <table:table-cell table:style-name="ce23" table:formula="of:=INFO.OBBA.OBBA.OBGET(INFO.OBBA.OBBA.OBCALL(&quot;&quot;;[.$B$12];&quot;getHaltonNumber&quot;;INFO.OBBA.OBBA.OBMAKE(&quot;&quot;;&quot;int&quot;;[.K189])))" office:value-type="float" office:value="0.837890625">
            <text:p>0,838</text:p>
          </table:table-cell>
          <table:table-cell table:style-name="ce23" table:formula="of:=INFO.OBBA.OBBA.OBGET(INFO.OBBA.OBBA.OBCALL(&quot;&quot;;[.$B$12];&quot;getHaltonNumber&quot;;INFO.OBBA.OBBA.OBMAKE(&quot;&quot;;&quot;int&quot;;[.L189])))" office:value-type="float" office:value="0.212890625">
            <text:p>0,2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2">
            <text:p>182</text:p>
          </table:table-cell>
          <table:table-cell table:style-name="ce23" table:formula="of:=INFO.OBBA.OBBA.OBGET(INFO.OBBA.OBBA.OBCALL(&quot;&quot;;[.$B$12];&quot;getHaltonNumber&quot;;INFO.OBBA.OBBA.OBMAKE(&quot;&quot;;&quot;int&quot;;[.H190])))" office:value-type="float" office:value="0.92578125">
            <text:p>0,926</text:p>
          </table:table-cell>
          <table:table-cell table:style-name="ce1"/>
          <table:table-cell table:style-name="ce19" table:formula="of:=[.K189]+2" office:value-type="float" office:value="364">
            <text:p>364</text:p>
          </table:table-cell>
          <table:table-cell table:style-name="ce19" table:formula="of:=[.L189]+2" office:value-type="float" office:value="365">
            <text:p>365</text:p>
          </table:table-cell>
          <table:table-cell table:style-name="ce23" table:formula="of:=INFO.OBBA.OBBA.OBGET(INFO.OBBA.OBBA.OBCALL(&quot;&quot;;[.$B$12];&quot;getHaltonNumber&quot;;INFO.OBBA.OBBA.OBMAKE(&quot;&quot;;&quot;int&quot;;[.K190])))" office:value-type="float" office:value="0.712890625">
            <text:p>0,713</text:p>
          </table:table-cell>
          <table:table-cell table:style-name="ce23" table:formula="of:=INFO.OBBA.OBBA.OBGET(INFO.OBBA.OBBA.OBCALL(&quot;&quot;;[.$B$12];&quot;getHaltonNumber&quot;;INFO.OBBA.OBBA.OBMAKE(&quot;&quot;;&quot;int&quot;;[.L190])))" office:value-type="float" office:value="0.462890625">
            <text:p>0,4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3">
            <text:p>183</text:p>
          </table:table-cell>
          <table:table-cell table:style-name="ce23" table:formula="of:=INFO.OBBA.OBBA.OBGET(INFO.OBBA.OBBA.OBCALL(&quot;&quot;;[.$B$12];&quot;getHaltonNumber&quot;;INFO.OBBA.OBBA.OBMAKE(&quot;&quot;;&quot;int&quot;;[.H191])))" office:value-type="float" office:value="0.11328125">
            <text:p>0,113</text:p>
          </table:table-cell>
          <table:table-cell table:style-name="ce1"/>
          <table:table-cell table:style-name="ce19" table:formula="of:=[.K190]+2" office:value-type="float" office:value="366">
            <text:p>366</text:p>
          </table:table-cell>
          <table:table-cell table:style-name="ce19" table:formula="of:=[.L190]+2" office:value-type="float" office:value="367">
            <text:p>367</text:p>
          </table:table-cell>
          <table:table-cell table:style-name="ce23" table:formula="of:=INFO.OBBA.OBBA.OBGET(INFO.OBBA.OBBA.OBCALL(&quot;&quot;;[.$B$12];&quot;getHaltonNumber&quot;;INFO.OBBA.OBBA.OBMAKE(&quot;&quot;;&quot;int&quot;;[.K191])))" office:value-type="float" office:value="0.962890625">
            <text:p>0,963</text:p>
          </table:table-cell>
          <table:table-cell table:style-name="ce23" table:formula="of:=INFO.OBBA.OBBA.OBGET(INFO.OBBA.OBBA.OBCALL(&quot;&quot;;[.$B$12];&quot;getHaltonNumber&quot;;INFO.OBBA.OBBA.OBMAKE(&quot;&quot;;&quot;int&quot;;[.L191])))" office:value-type="float" office:value="0.056640625">
            <text:p>0,05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4">
            <text:p>184</text:p>
          </table:table-cell>
          <table:table-cell table:style-name="ce23" table:formula="of:=INFO.OBBA.OBBA.OBGET(INFO.OBBA.OBBA.OBCALL(&quot;&quot;;[.$B$12];&quot;getHaltonNumber&quot;;INFO.OBBA.OBBA.OBMAKE(&quot;&quot;;&quot;int&quot;;[.H192])))" office:value-type="float" office:value="0.61328125">
            <text:p>0,613</text:p>
          </table:table-cell>
          <table:table-cell table:style-name="ce1"/>
          <table:table-cell table:style-name="ce19" table:formula="of:=[.K191]+2" office:value-type="float" office:value="368">
            <text:p>368</text:p>
          </table:table-cell>
          <table:table-cell table:style-name="ce19" table:formula="of:=[.L191]+2" office:value-type="float" office:value="369">
            <text:p>369</text:p>
          </table:table-cell>
          <table:table-cell table:style-name="ce23" table:formula="of:=INFO.OBBA.OBBA.OBGET(INFO.OBBA.OBBA.OBCALL(&quot;&quot;;[.$B$12];&quot;getHaltonNumber&quot;;INFO.OBBA.OBBA.OBMAKE(&quot;&quot;;&quot;int&quot;;[.K192])))" office:value-type="float" office:value="0.556640625">
            <text:p>0,557</text:p>
          </table:table-cell>
          <table:table-cell table:style-name="ce23" table:formula="of:=INFO.OBBA.OBBA.OBGET(INFO.OBBA.OBBA.OBCALL(&quot;&quot;;[.$B$12];&quot;getHaltonNumber&quot;;INFO.OBBA.OBBA.OBMAKE(&quot;&quot;;&quot;int&quot;;[.L192])))" office:value-type="float" office:value="0.306640625">
            <text:p>0,30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5">
            <text:p>185</text:p>
          </table:table-cell>
          <table:table-cell table:style-name="ce23" table:formula="of:=INFO.OBBA.OBBA.OBGET(INFO.OBBA.OBBA.OBCALL(&quot;&quot;;[.$B$12];&quot;getHaltonNumber&quot;;INFO.OBBA.OBBA.OBMAKE(&quot;&quot;;&quot;int&quot;;[.H193])))" office:value-type="float" office:value="0.36328125">
            <text:p>0,363</text:p>
          </table:table-cell>
          <table:table-cell table:style-name="ce1"/>
          <table:table-cell table:style-name="ce19" table:formula="of:=[.K192]+2" office:value-type="float" office:value="370">
            <text:p>370</text:p>
          </table:table-cell>
          <table:table-cell table:style-name="ce19" table:formula="of:=[.L192]+2" office:value-type="float" office:value="371">
            <text:p>371</text:p>
          </table:table-cell>
          <table:table-cell table:style-name="ce23" table:formula="of:=INFO.OBBA.OBBA.OBGET(INFO.OBBA.OBBA.OBCALL(&quot;&quot;;[.$B$12];&quot;getHaltonNumber&quot;;INFO.OBBA.OBBA.OBMAKE(&quot;&quot;;&quot;int&quot;;[.K193])))" office:value-type="float" office:value="0.806640625">
            <text:p>0,807</text:p>
          </table:table-cell>
          <table:table-cell table:style-name="ce23" table:formula="of:=INFO.OBBA.OBBA.OBGET(INFO.OBBA.OBBA.OBCALL(&quot;&quot;;[.$B$12];&quot;getHaltonNumber&quot;;INFO.OBBA.OBBA.OBMAKE(&quot;&quot;;&quot;int&quot;;[.L193])))" office:value-type="float" office:value="0.181640625">
            <text:p>0,18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6">
            <text:p>186</text:p>
          </table:table-cell>
          <table:table-cell table:style-name="ce23" table:formula="of:=INFO.OBBA.OBBA.OBGET(INFO.OBBA.OBBA.OBCALL(&quot;&quot;;[.$B$12];&quot;getHaltonNumber&quot;;INFO.OBBA.OBBA.OBMAKE(&quot;&quot;;&quot;int&quot;;[.H194])))" office:value-type="float" office:value="0.86328125">
            <text:p>0,863</text:p>
          </table:table-cell>
          <table:table-cell table:style-name="ce1"/>
          <table:table-cell table:style-name="ce19" table:formula="of:=[.K193]+2" office:value-type="float" office:value="372">
            <text:p>372</text:p>
          </table:table-cell>
          <table:table-cell table:style-name="ce19" table:formula="of:=[.L193]+2" office:value-type="float" office:value="373">
            <text:p>373</text:p>
          </table:table-cell>
          <table:table-cell table:style-name="ce23" table:formula="of:=INFO.OBBA.OBBA.OBGET(INFO.OBBA.OBBA.OBCALL(&quot;&quot;;[.$B$12];&quot;getHaltonNumber&quot;;INFO.OBBA.OBBA.OBMAKE(&quot;&quot;;&quot;int&quot;;[.K194])))" office:value-type="float" office:value="0.681640625">
            <text:p>0,682</text:p>
          </table:table-cell>
          <table:table-cell table:style-name="ce23" table:formula="of:=INFO.OBBA.OBBA.OBGET(INFO.OBBA.OBBA.OBCALL(&quot;&quot;;[.$B$12];&quot;getHaltonNumber&quot;;INFO.OBBA.OBBA.OBMAKE(&quot;&quot;;&quot;int&quot;;[.L194])))" office:value-type="float" office:value="0.431640625">
            <text:p>0,43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7">
            <text:p>187</text:p>
          </table:table-cell>
          <table:table-cell table:style-name="ce23" table:formula="of:=INFO.OBBA.OBBA.OBGET(INFO.OBBA.OBBA.OBCALL(&quot;&quot;;[.$B$12];&quot;getHaltonNumber&quot;;INFO.OBBA.OBBA.OBMAKE(&quot;&quot;;&quot;int&quot;;[.H195])))" office:value-type="float" office:value="0.23828125">
            <text:p>0,238</text:p>
          </table:table-cell>
          <table:table-cell table:style-name="ce1"/>
          <table:table-cell table:style-name="ce19" table:formula="of:=[.K194]+2" office:value-type="float" office:value="374">
            <text:p>374</text:p>
          </table:table-cell>
          <table:table-cell table:style-name="ce19" table:formula="of:=[.L194]+2" office:value-type="float" office:value="375">
            <text:p>375</text:p>
          </table:table-cell>
          <table:table-cell table:style-name="ce23" table:formula="of:=INFO.OBBA.OBBA.OBGET(INFO.OBBA.OBBA.OBCALL(&quot;&quot;;[.$B$12];&quot;getHaltonNumber&quot;;INFO.OBBA.OBBA.OBMAKE(&quot;&quot;;&quot;int&quot;;[.K195])))" office:value-type="float" office:value="0.931640625">
            <text:p>0,932</text:p>
          </table:table-cell>
          <table:table-cell table:style-name="ce23" table:formula="of:=INFO.OBBA.OBBA.OBGET(INFO.OBBA.OBBA.OBCALL(&quot;&quot;;[.$B$12];&quot;getHaltonNumber&quot;;INFO.OBBA.OBBA.OBMAKE(&quot;&quot;;&quot;int&quot;;[.L195])))" office:value-type="float" office:value="0.119140625">
            <text:p>0,11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8">
            <text:p>188</text:p>
          </table:table-cell>
          <table:table-cell table:style-name="ce23" table:formula="of:=INFO.OBBA.OBBA.OBGET(INFO.OBBA.OBBA.OBCALL(&quot;&quot;;[.$B$12];&quot;getHaltonNumber&quot;;INFO.OBBA.OBBA.OBMAKE(&quot;&quot;;&quot;int&quot;;[.H196])))" office:value-type="float" office:value="0.73828125">
            <text:p>0,738</text:p>
          </table:table-cell>
          <table:table-cell table:style-name="ce1"/>
          <table:table-cell table:style-name="ce19" table:formula="of:=[.K195]+2" office:value-type="float" office:value="376">
            <text:p>376</text:p>
          </table:table-cell>
          <table:table-cell table:style-name="ce19" table:formula="of:=[.L195]+2" office:value-type="float" office:value="377">
            <text:p>377</text:p>
          </table:table-cell>
          <table:table-cell table:style-name="ce23" table:formula="of:=INFO.OBBA.OBBA.OBGET(INFO.OBBA.OBBA.OBCALL(&quot;&quot;;[.$B$12];&quot;getHaltonNumber&quot;;INFO.OBBA.OBBA.OBMAKE(&quot;&quot;;&quot;int&quot;;[.K196])))" office:value-type="float" office:value="0.619140625">
            <text:p>0,619</text:p>
          </table:table-cell>
          <table:table-cell table:style-name="ce23" table:formula="of:=INFO.OBBA.OBBA.OBGET(INFO.OBBA.OBBA.OBCALL(&quot;&quot;;[.$B$12];&quot;getHaltonNumber&quot;;INFO.OBBA.OBBA.OBMAKE(&quot;&quot;;&quot;int&quot;;[.L196])))" office:value-type="float" office:value="0.369140625">
            <text:p>0,36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89">
            <text:p>189</text:p>
          </table:table-cell>
          <table:table-cell table:style-name="ce23" table:formula="of:=INFO.OBBA.OBBA.OBGET(INFO.OBBA.OBBA.OBCALL(&quot;&quot;;[.$B$12];&quot;getHaltonNumber&quot;;INFO.OBBA.OBBA.OBMAKE(&quot;&quot;;&quot;int&quot;;[.H197])))" office:value-type="float" office:value="0.48828125">
            <text:p>0,488</text:p>
          </table:table-cell>
          <table:table-cell table:style-name="ce1"/>
          <table:table-cell table:style-name="ce19" table:formula="of:=[.K196]+2" office:value-type="float" office:value="378">
            <text:p>378</text:p>
          </table:table-cell>
          <table:table-cell table:style-name="ce19" table:formula="of:=[.L196]+2" office:value-type="float" office:value="379">
            <text:p>379</text:p>
          </table:table-cell>
          <table:table-cell table:style-name="ce23" table:formula="of:=INFO.OBBA.OBBA.OBGET(INFO.OBBA.OBBA.OBCALL(&quot;&quot;;[.$B$12];&quot;getHaltonNumber&quot;;INFO.OBBA.OBBA.OBMAKE(&quot;&quot;;&quot;int&quot;;[.K197])))" office:value-type="float" office:value="0.869140625">
            <text:p>0,869</text:p>
          </table:table-cell>
          <table:table-cell table:style-name="ce23" table:formula="of:=INFO.OBBA.OBBA.OBGET(INFO.OBBA.OBBA.OBCALL(&quot;&quot;;[.$B$12];&quot;getHaltonNumber&quot;;INFO.OBBA.OBBA.OBMAKE(&quot;&quot;;&quot;int&quot;;[.L197])))" office:value-type="float" office:value="0.244140625">
            <text:p>0,24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0">
            <text:p>190</text:p>
          </table:table-cell>
          <table:table-cell table:style-name="ce23" table:formula="of:=INFO.OBBA.OBBA.OBGET(INFO.OBBA.OBBA.OBCALL(&quot;&quot;;[.$B$12];&quot;getHaltonNumber&quot;;INFO.OBBA.OBBA.OBMAKE(&quot;&quot;;&quot;int&quot;;[.H198])))" office:value-type="float" office:value="0.98828125">
            <text:p>0,988</text:p>
          </table:table-cell>
          <table:table-cell table:style-name="ce1"/>
          <table:table-cell table:style-name="ce19" table:formula="of:=[.K197]+2" office:value-type="float" office:value="380">
            <text:p>380</text:p>
          </table:table-cell>
          <table:table-cell table:style-name="ce19" table:formula="of:=[.L197]+2" office:value-type="float" office:value="381">
            <text:p>381</text:p>
          </table:table-cell>
          <table:table-cell table:style-name="ce23" table:formula="of:=INFO.OBBA.OBBA.OBGET(INFO.OBBA.OBBA.OBCALL(&quot;&quot;;[.$B$12];&quot;getHaltonNumber&quot;;INFO.OBBA.OBBA.OBMAKE(&quot;&quot;;&quot;int&quot;;[.K198])))" office:value-type="float" office:value="0.744140625">
            <text:p>0,744</text:p>
          </table:table-cell>
          <table:table-cell table:style-name="ce23" table:formula="of:=INFO.OBBA.OBBA.OBGET(INFO.OBBA.OBBA.OBCALL(&quot;&quot;;[.$B$12];&quot;getHaltonNumber&quot;;INFO.OBBA.OBBA.OBMAKE(&quot;&quot;;&quot;int&quot;;[.L198])))" office:value-type="float" office:value="0.494140625">
            <text:p>0,49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1">
            <text:p>191</text:p>
          </table:table-cell>
          <table:table-cell table:style-name="ce23" table:formula="of:=INFO.OBBA.OBBA.OBGET(INFO.OBBA.OBBA.OBCALL(&quot;&quot;;[.$B$12];&quot;getHaltonNumber&quot;;INFO.OBBA.OBBA.OBMAKE(&quot;&quot;;&quot;int&quot;;[.H199])))" office:value-type="float" office:value="0.01171875">
            <text:p>0,012</text:p>
          </table:table-cell>
          <table:table-cell table:style-name="ce1"/>
          <table:table-cell table:style-name="ce19" table:formula="of:=[.K198]+2" office:value-type="float" office:value="382">
            <text:p>382</text:p>
          </table:table-cell>
          <table:table-cell table:style-name="ce19" table:formula="of:=[.L198]+2" office:value-type="float" office:value="383">
            <text:p>383</text:p>
          </table:table-cell>
          <table:table-cell table:style-name="ce23" table:formula="of:=INFO.OBBA.OBBA.OBGET(INFO.OBBA.OBBA.OBCALL(&quot;&quot;;[.$B$12];&quot;getHaltonNumber&quot;;INFO.OBBA.OBBA.OBMAKE(&quot;&quot;;&quot;int&quot;;[.K199])))" office:value-type="float" office:value="0.994140625">
            <text:p>0,994</text:p>
          </table:table-cell>
          <table:table-cell table:style-name="ce23" table:formula="of:=INFO.OBBA.OBBA.OBGET(INFO.OBBA.OBBA.OBCALL(&quot;&quot;;[.$B$12];&quot;getHaltonNumber&quot;;INFO.OBBA.OBBA.OBMAKE(&quot;&quot;;&quot;int&quot;;[.L199])))" office:value-type="float" office:value="0.005859375">
            <text:p>0,00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2">
            <text:p>192</text:p>
          </table:table-cell>
          <table:table-cell table:style-name="ce23" table:formula="of:=INFO.OBBA.OBBA.OBGET(INFO.OBBA.OBBA.OBCALL(&quot;&quot;;[.$B$12];&quot;getHaltonNumber&quot;;INFO.OBBA.OBBA.OBMAKE(&quot;&quot;;&quot;int&quot;;[.H200])))" office:value-type="float" office:value="0.51171875">
            <text:p>0,512</text:p>
          </table:table-cell>
          <table:table-cell table:style-name="ce1"/>
          <table:table-cell table:style-name="ce19" table:formula="of:=[.K199]+2" office:value-type="float" office:value="384">
            <text:p>384</text:p>
          </table:table-cell>
          <table:table-cell table:style-name="ce19" table:formula="of:=[.L199]+2" office:value-type="float" office:value="385">
            <text:p>385</text:p>
          </table:table-cell>
          <table:table-cell table:style-name="ce23" table:formula="of:=INFO.OBBA.OBBA.OBGET(INFO.OBBA.OBBA.OBCALL(&quot;&quot;;[.$B$12];&quot;getHaltonNumber&quot;;INFO.OBBA.OBBA.OBMAKE(&quot;&quot;;&quot;int&quot;;[.K200])))" office:value-type="float" office:value="0.505859375">
            <text:p>0,506</text:p>
          </table:table-cell>
          <table:table-cell table:style-name="ce23" table:formula="of:=INFO.OBBA.OBBA.OBGET(INFO.OBBA.OBBA.OBCALL(&quot;&quot;;[.$B$12];&quot;getHaltonNumber&quot;;INFO.OBBA.OBBA.OBMAKE(&quot;&quot;;&quot;int&quot;;[.L200])))" office:value-type="float" office:value="0.255859375">
            <text:p>0,25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3">
            <text:p>193</text:p>
          </table:table-cell>
          <table:table-cell table:style-name="ce23" table:formula="of:=INFO.OBBA.OBBA.OBGET(INFO.OBBA.OBBA.OBCALL(&quot;&quot;;[.$B$12];&quot;getHaltonNumber&quot;;INFO.OBBA.OBBA.OBMAKE(&quot;&quot;;&quot;int&quot;;[.H201])))" office:value-type="float" office:value="0.26171875">
            <text:p>0,262</text:p>
          </table:table-cell>
          <table:table-cell table:style-name="ce1"/>
          <table:table-cell table:style-name="ce19" table:formula="of:=[.K200]+2" office:value-type="float" office:value="386">
            <text:p>386</text:p>
          </table:table-cell>
          <table:table-cell table:style-name="ce19" table:formula="of:=[.L200]+2" office:value-type="float" office:value="387">
            <text:p>387</text:p>
          </table:table-cell>
          <table:table-cell table:style-name="ce23" table:formula="of:=INFO.OBBA.OBBA.OBGET(INFO.OBBA.OBBA.OBCALL(&quot;&quot;;[.$B$12];&quot;getHaltonNumber&quot;;INFO.OBBA.OBBA.OBMAKE(&quot;&quot;;&quot;int&quot;;[.K201])))" office:value-type="float" office:value="0.755859375">
            <text:p>0,756</text:p>
          </table:table-cell>
          <table:table-cell table:style-name="ce23" table:formula="of:=INFO.OBBA.OBBA.OBGET(INFO.OBBA.OBBA.OBCALL(&quot;&quot;;[.$B$12];&quot;getHaltonNumber&quot;;INFO.OBBA.OBBA.OBMAKE(&quot;&quot;;&quot;int&quot;;[.L201])))" office:value-type="float" office:value="0.130859375">
            <text:p>0,13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4">
            <text:p>194</text:p>
          </table:table-cell>
          <table:table-cell table:style-name="ce23" table:formula="of:=INFO.OBBA.OBBA.OBGET(INFO.OBBA.OBBA.OBCALL(&quot;&quot;;[.$B$12];&quot;getHaltonNumber&quot;;INFO.OBBA.OBBA.OBMAKE(&quot;&quot;;&quot;int&quot;;[.H202])))" office:value-type="float" office:value="0.76171875">
            <text:p>0,762</text:p>
          </table:table-cell>
          <table:table-cell table:style-name="ce1"/>
          <table:table-cell table:style-name="ce19" table:formula="of:=[.K201]+2" office:value-type="float" office:value="388">
            <text:p>388</text:p>
          </table:table-cell>
          <table:table-cell table:style-name="ce19" table:formula="of:=[.L201]+2" office:value-type="float" office:value="389">
            <text:p>389</text:p>
          </table:table-cell>
          <table:table-cell table:style-name="ce23" table:formula="of:=INFO.OBBA.OBBA.OBGET(INFO.OBBA.OBBA.OBCALL(&quot;&quot;;[.$B$12];&quot;getHaltonNumber&quot;;INFO.OBBA.OBBA.OBMAKE(&quot;&quot;;&quot;int&quot;;[.K202])))" office:value-type="float" office:value="0.630859375">
            <text:p>0,631</text:p>
          </table:table-cell>
          <table:table-cell table:style-name="ce23" table:formula="of:=INFO.OBBA.OBBA.OBGET(INFO.OBBA.OBBA.OBCALL(&quot;&quot;;[.$B$12];&quot;getHaltonNumber&quot;;INFO.OBBA.OBBA.OBMAKE(&quot;&quot;;&quot;int&quot;;[.L202])))" office:value-type="float" office:value="0.380859375">
            <text:p>0,38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5">
            <text:p>195</text:p>
          </table:table-cell>
          <table:table-cell table:style-name="ce23" table:formula="of:=INFO.OBBA.OBBA.OBGET(INFO.OBBA.OBBA.OBCALL(&quot;&quot;;[.$B$12];&quot;getHaltonNumber&quot;;INFO.OBBA.OBBA.OBMAKE(&quot;&quot;;&quot;int&quot;;[.H203])))" office:value-type="float" office:value="0.13671875">
            <text:p>0,137</text:p>
          </table:table-cell>
          <table:table-cell table:style-name="ce1"/>
          <table:table-cell table:style-name="ce19" table:formula="of:=[.K202]+2" office:value-type="float" office:value="390">
            <text:p>390</text:p>
          </table:table-cell>
          <table:table-cell table:style-name="ce19" table:formula="of:=[.L202]+2" office:value-type="float" office:value="391">
            <text:p>391</text:p>
          </table:table-cell>
          <table:table-cell table:style-name="ce23" table:formula="of:=INFO.OBBA.OBBA.OBGET(INFO.OBBA.OBBA.OBCALL(&quot;&quot;;[.$B$12];&quot;getHaltonNumber&quot;;INFO.OBBA.OBBA.OBMAKE(&quot;&quot;;&quot;int&quot;;[.K203])))" office:value-type="float" office:value="0.880859375">
            <text:p>0,881</text:p>
          </table:table-cell>
          <table:table-cell table:style-name="ce23" table:formula="of:=INFO.OBBA.OBBA.OBGET(INFO.OBBA.OBBA.OBCALL(&quot;&quot;;[.$B$12];&quot;getHaltonNumber&quot;;INFO.OBBA.OBBA.OBMAKE(&quot;&quot;;&quot;int&quot;;[.L203])))" office:value-type="float" office:value="0.068359375">
            <text:p>0,06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6">
            <text:p>196</text:p>
          </table:table-cell>
          <table:table-cell table:style-name="ce23" table:formula="of:=INFO.OBBA.OBBA.OBGET(INFO.OBBA.OBBA.OBCALL(&quot;&quot;;[.$B$12];&quot;getHaltonNumber&quot;;INFO.OBBA.OBBA.OBMAKE(&quot;&quot;;&quot;int&quot;;[.H204])))" office:value-type="float" office:value="0.63671875">
            <text:p>0,637</text:p>
          </table:table-cell>
          <table:table-cell table:style-name="ce1"/>
          <table:table-cell table:style-name="ce19" table:formula="of:=[.K203]+2" office:value-type="float" office:value="392">
            <text:p>392</text:p>
          </table:table-cell>
          <table:table-cell table:style-name="ce19" table:formula="of:=[.L203]+2" office:value-type="float" office:value="393">
            <text:p>393</text:p>
          </table:table-cell>
          <table:table-cell table:style-name="ce23" table:formula="of:=INFO.OBBA.OBBA.OBGET(INFO.OBBA.OBBA.OBCALL(&quot;&quot;;[.$B$12];&quot;getHaltonNumber&quot;;INFO.OBBA.OBBA.OBMAKE(&quot;&quot;;&quot;int&quot;;[.K204])))" office:value-type="float" office:value="0.568359375">
            <text:p>0,568</text:p>
          </table:table-cell>
          <table:table-cell table:style-name="ce23" table:formula="of:=INFO.OBBA.OBBA.OBGET(INFO.OBBA.OBBA.OBCALL(&quot;&quot;;[.$B$12];&quot;getHaltonNumber&quot;;INFO.OBBA.OBBA.OBMAKE(&quot;&quot;;&quot;int&quot;;[.L204])))" office:value-type="float" office:value="0.318359375">
            <text:p>0,31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7">
            <text:p>197</text:p>
          </table:table-cell>
          <table:table-cell table:style-name="ce23" table:formula="of:=INFO.OBBA.OBBA.OBGET(INFO.OBBA.OBBA.OBCALL(&quot;&quot;;[.$B$12];&quot;getHaltonNumber&quot;;INFO.OBBA.OBBA.OBMAKE(&quot;&quot;;&quot;int&quot;;[.H205])))" office:value-type="float" office:value="0.38671875">
            <text:p>0,387</text:p>
          </table:table-cell>
          <table:table-cell table:style-name="ce1"/>
          <table:table-cell table:style-name="ce19" table:formula="of:=[.K204]+2" office:value-type="float" office:value="394">
            <text:p>394</text:p>
          </table:table-cell>
          <table:table-cell table:style-name="ce19" table:formula="of:=[.L204]+2" office:value-type="float" office:value="395">
            <text:p>395</text:p>
          </table:table-cell>
          <table:table-cell table:style-name="ce23" table:formula="of:=INFO.OBBA.OBBA.OBGET(INFO.OBBA.OBBA.OBCALL(&quot;&quot;;[.$B$12];&quot;getHaltonNumber&quot;;INFO.OBBA.OBBA.OBMAKE(&quot;&quot;;&quot;int&quot;;[.K205])))" office:value-type="float" office:value="0.818359375">
            <text:p>0,818</text:p>
          </table:table-cell>
          <table:table-cell table:style-name="ce23" table:formula="of:=INFO.OBBA.OBBA.OBGET(INFO.OBBA.OBBA.OBCALL(&quot;&quot;;[.$B$12];&quot;getHaltonNumber&quot;;INFO.OBBA.OBBA.OBMAKE(&quot;&quot;;&quot;int&quot;;[.L205])))" office:value-type="float" office:value="0.193359375">
            <text:p>0,19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8">
            <text:p>198</text:p>
          </table:table-cell>
          <table:table-cell table:style-name="ce23" table:formula="of:=INFO.OBBA.OBBA.OBGET(INFO.OBBA.OBBA.OBCALL(&quot;&quot;;[.$B$12];&quot;getHaltonNumber&quot;;INFO.OBBA.OBBA.OBMAKE(&quot;&quot;;&quot;int&quot;;[.H206])))" office:value-type="float" office:value="0.88671875">
            <text:p>0,887</text:p>
          </table:table-cell>
          <table:table-cell table:style-name="ce1"/>
          <table:table-cell table:style-name="ce19" table:formula="of:=[.K205]+2" office:value-type="float" office:value="396">
            <text:p>396</text:p>
          </table:table-cell>
          <table:table-cell table:style-name="ce19" table:formula="of:=[.L205]+2" office:value-type="float" office:value="397">
            <text:p>397</text:p>
          </table:table-cell>
          <table:table-cell table:style-name="ce23" table:formula="of:=INFO.OBBA.OBBA.OBGET(INFO.OBBA.OBBA.OBCALL(&quot;&quot;;[.$B$12];&quot;getHaltonNumber&quot;;INFO.OBBA.OBBA.OBMAKE(&quot;&quot;;&quot;int&quot;;[.K206])))" office:value-type="float" office:value="0.693359375">
            <text:p>0,693</text:p>
          </table:table-cell>
          <table:table-cell table:style-name="ce23" table:formula="of:=INFO.OBBA.OBBA.OBGET(INFO.OBBA.OBBA.OBCALL(&quot;&quot;;[.$B$12];&quot;getHaltonNumber&quot;;INFO.OBBA.OBBA.OBMAKE(&quot;&quot;;&quot;int&quot;;[.L206])))" office:value-type="float" office:value="0.443359375">
            <text:p>0,44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199">
            <text:p>199</text:p>
          </table:table-cell>
          <table:table-cell table:style-name="ce23" table:formula="of:=INFO.OBBA.OBBA.OBGET(INFO.OBBA.OBBA.OBCALL(&quot;&quot;;[.$B$12];&quot;getHaltonNumber&quot;;INFO.OBBA.OBBA.OBMAKE(&quot;&quot;;&quot;int&quot;;[.H207])))" office:value-type="float" office:value="0.07421875">
            <text:p>0,074</text:p>
          </table:table-cell>
          <table:table-cell table:style-name="ce1"/>
          <table:table-cell table:style-name="ce19" table:formula="of:=[.K206]+2" office:value-type="float" office:value="398">
            <text:p>398</text:p>
          </table:table-cell>
          <table:table-cell table:style-name="ce19" table:formula="of:=[.L206]+2" office:value-type="float" office:value="399">
            <text:p>399</text:p>
          </table:table-cell>
          <table:table-cell table:style-name="ce23" table:formula="of:=INFO.OBBA.OBBA.OBGET(INFO.OBBA.OBBA.OBCALL(&quot;&quot;;[.$B$12];&quot;getHaltonNumber&quot;;INFO.OBBA.OBBA.OBMAKE(&quot;&quot;;&quot;int&quot;;[.K207])))" office:value-type="float" office:value="0.943359375">
            <text:p>0,943</text:p>
          </table:table-cell>
          <table:table-cell table:style-name="ce23" table:formula="of:=INFO.OBBA.OBBA.OBGET(INFO.OBBA.OBBA.OBCALL(&quot;&quot;;[.$B$12];&quot;getHaltonNumber&quot;;INFO.OBBA.OBBA.OBMAKE(&quot;&quot;;&quot;int&quot;;[.L207])))" office:value-type="float" office:value="0.037109375">
            <text:p>0,03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0">
            <text:p>200</text:p>
          </table:table-cell>
          <table:table-cell table:style-name="ce23" table:formula="of:=INFO.OBBA.OBBA.OBGET(INFO.OBBA.OBBA.OBCALL(&quot;&quot;;[.$B$12];&quot;getHaltonNumber&quot;;INFO.OBBA.OBBA.OBMAKE(&quot;&quot;;&quot;int&quot;;[.H208])))" office:value-type="float" office:value="0.57421875">
            <text:p>0,574</text:p>
          </table:table-cell>
          <table:table-cell table:style-name="ce1"/>
          <table:table-cell table:style-name="ce19" table:formula="of:=[.K207]+2" office:value-type="float" office:value="400">
            <text:p>400</text:p>
          </table:table-cell>
          <table:table-cell table:style-name="ce19" table:formula="of:=[.L207]+2" office:value-type="float" office:value="401">
            <text:p>401</text:p>
          </table:table-cell>
          <table:table-cell table:style-name="ce23" table:formula="of:=INFO.OBBA.OBBA.OBGET(INFO.OBBA.OBBA.OBCALL(&quot;&quot;;[.$B$12];&quot;getHaltonNumber&quot;;INFO.OBBA.OBBA.OBMAKE(&quot;&quot;;&quot;int&quot;;[.K208])))" office:value-type="float" office:value="0.537109375">
            <text:p>0,537</text:p>
          </table:table-cell>
          <table:table-cell table:style-name="ce23" table:formula="of:=INFO.OBBA.OBBA.OBGET(INFO.OBBA.OBBA.OBCALL(&quot;&quot;;[.$B$12];&quot;getHaltonNumber&quot;;INFO.OBBA.OBBA.OBMAKE(&quot;&quot;;&quot;int&quot;;[.L208])))" office:value-type="float" office:value="0.287109375">
            <text:p>0,28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1">
            <text:p>201</text:p>
          </table:table-cell>
          <table:table-cell table:style-name="ce23" table:formula="of:=INFO.OBBA.OBBA.OBGET(INFO.OBBA.OBBA.OBCALL(&quot;&quot;;[.$B$12];&quot;getHaltonNumber&quot;;INFO.OBBA.OBBA.OBMAKE(&quot;&quot;;&quot;int&quot;;[.H209])))" office:value-type="float" office:value="0.32421875">
            <text:p>0,324</text:p>
          </table:table-cell>
          <table:table-cell table:style-name="ce1"/>
          <table:table-cell table:style-name="ce19" table:formula="of:=[.K208]+2" office:value-type="float" office:value="402">
            <text:p>402</text:p>
          </table:table-cell>
          <table:table-cell table:style-name="ce19" table:formula="of:=[.L208]+2" office:value-type="float" office:value="403">
            <text:p>403</text:p>
          </table:table-cell>
          <table:table-cell table:style-name="ce23" table:formula="of:=INFO.OBBA.OBBA.OBGET(INFO.OBBA.OBBA.OBCALL(&quot;&quot;;[.$B$12];&quot;getHaltonNumber&quot;;INFO.OBBA.OBBA.OBMAKE(&quot;&quot;;&quot;int&quot;;[.K209])))" office:value-type="float" office:value="0.787109375">
            <text:p>0,787</text:p>
          </table:table-cell>
          <table:table-cell table:style-name="ce23" table:formula="of:=INFO.OBBA.OBBA.OBGET(INFO.OBBA.OBBA.OBCALL(&quot;&quot;;[.$B$12];&quot;getHaltonNumber&quot;;INFO.OBBA.OBBA.OBMAKE(&quot;&quot;;&quot;int&quot;;[.L209])))" office:value-type="float" office:value="0.162109375">
            <text:p>0,16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2">
            <text:p>202</text:p>
          </table:table-cell>
          <table:table-cell table:style-name="ce23" table:formula="of:=INFO.OBBA.OBBA.OBGET(INFO.OBBA.OBBA.OBCALL(&quot;&quot;;[.$B$12];&quot;getHaltonNumber&quot;;INFO.OBBA.OBBA.OBMAKE(&quot;&quot;;&quot;int&quot;;[.H210])))" office:value-type="float" office:value="0.82421875">
            <text:p>0,824</text:p>
          </table:table-cell>
          <table:table-cell table:style-name="ce1"/>
          <table:table-cell table:style-name="ce19" table:formula="of:=[.K209]+2" office:value-type="float" office:value="404">
            <text:p>404</text:p>
          </table:table-cell>
          <table:table-cell table:style-name="ce19" table:formula="of:=[.L209]+2" office:value-type="float" office:value="405">
            <text:p>405</text:p>
          </table:table-cell>
          <table:table-cell table:style-name="ce23" table:formula="of:=INFO.OBBA.OBBA.OBGET(INFO.OBBA.OBBA.OBCALL(&quot;&quot;;[.$B$12];&quot;getHaltonNumber&quot;;INFO.OBBA.OBBA.OBMAKE(&quot;&quot;;&quot;int&quot;;[.K210])))" office:value-type="float" office:value="0.662109375">
            <text:p>0,662</text:p>
          </table:table-cell>
          <table:table-cell table:style-name="ce23" table:formula="of:=INFO.OBBA.OBBA.OBGET(INFO.OBBA.OBBA.OBCALL(&quot;&quot;;[.$B$12];&quot;getHaltonNumber&quot;;INFO.OBBA.OBBA.OBMAKE(&quot;&quot;;&quot;int&quot;;[.L210])))" office:value-type="float" office:value="0.412109375">
            <text:p>0,41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3">
            <text:p>203</text:p>
          </table:table-cell>
          <table:table-cell table:style-name="ce23" table:formula="of:=INFO.OBBA.OBBA.OBGET(INFO.OBBA.OBBA.OBCALL(&quot;&quot;;[.$B$12];&quot;getHaltonNumber&quot;;INFO.OBBA.OBBA.OBMAKE(&quot;&quot;;&quot;int&quot;;[.H211])))" office:value-type="float" office:value="0.19921875">
            <text:p>0,199</text:p>
          </table:table-cell>
          <table:table-cell table:style-name="ce1"/>
          <table:table-cell table:style-name="ce19" table:formula="of:=[.K210]+2" office:value-type="float" office:value="406">
            <text:p>406</text:p>
          </table:table-cell>
          <table:table-cell table:style-name="ce19" table:formula="of:=[.L210]+2" office:value-type="float" office:value="407">
            <text:p>407</text:p>
          </table:table-cell>
          <table:table-cell table:style-name="ce23" table:formula="of:=INFO.OBBA.OBBA.OBGET(INFO.OBBA.OBBA.OBCALL(&quot;&quot;;[.$B$12];&quot;getHaltonNumber&quot;;INFO.OBBA.OBBA.OBMAKE(&quot;&quot;;&quot;int&quot;;[.K211])))" office:value-type="float" office:value="0.912109375">
            <text:p>0,912</text:p>
          </table:table-cell>
          <table:table-cell table:style-name="ce23" table:formula="of:=INFO.OBBA.OBBA.OBGET(INFO.OBBA.OBBA.OBCALL(&quot;&quot;;[.$B$12];&quot;getHaltonNumber&quot;;INFO.OBBA.OBBA.OBMAKE(&quot;&quot;;&quot;int&quot;;[.L211])))" office:value-type="float" office:value="0.099609375">
            <text:p>0,10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4">
            <text:p>204</text:p>
          </table:table-cell>
          <table:table-cell table:style-name="ce23" table:formula="of:=INFO.OBBA.OBBA.OBGET(INFO.OBBA.OBBA.OBCALL(&quot;&quot;;[.$B$12];&quot;getHaltonNumber&quot;;INFO.OBBA.OBBA.OBMAKE(&quot;&quot;;&quot;int&quot;;[.H212])))" office:value-type="float" office:value="0.69921875">
            <text:p>0,699</text:p>
          </table:table-cell>
          <table:table-cell table:style-name="ce1"/>
          <table:table-cell table:style-name="ce19" table:formula="of:=[.K211]+2" office:value-type="float" office:value="408">
            <text:p>408</text:p>
          </table:table-cell>
          <table:table-cell table:style-name="ce19" table:formula="of:=[.L211]+2" office:value-type="float" office:value="409">
            <text:p>409</text:p>
          </table:table-cell>
          <table:table-cell table:style-name="ce23" table:formula="of:=INFO.OBBA.OBBA.OBGET(INFO.OBBA.OBBA.OBCALL(&quot;&quot;;[.$B$12];&quot;getHaltonNumber&quot;;INFO.OBBA.OBBA.OBMAKE(&quot;&quot;;&quot;int&quot;;[.K212])))" office:value-type="float" office:value="0.599609375">
            <text:p>0,600</text:p>
          </table:table-cell>
          <table:table-cell table:style-name="ce23" table:formula="of:=INFO.OBBA.OBBA.OBGET(INFO.OBBA.OBBA.OBCALL(&quot;&quot;;[.$B$12];&quot;getHaltonNumber&quot;;INFO.OBBA.OBBA.OBMAKE(&quot;&quot;;&quot;int&quot;;[.L212])))" office:value-type="float" office:value="0.349609375">
            <text:p>0,35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5">
            <text:p>205</text:p>
          </table:table-cell>
          <table:table-cell table:style-name="ce23" table:formula="of:=INFO.OBBA.OBBA.OBGET(INFO.OBBA.OBBA.OBCALL(&quot;&quot;;[.$B$12];&quot;getHaltonNumber&quot;;INFO.OBBA.OBBA.OBMAKE(&quot;&quot;;&quot;int&quot;;[.H213])))" office:value-type="float" office:value="0.44921875">
            <text:p>0,449</text:p>
          </table:table-cell>
          <table:table-cell table:style-name="ce1"/>
          <table:table-cell table:style-name="ce19" table:formula="of:=[.K212]+2" office:value-type="float" office:value="410">
            <text:p>410</text:p>
          </table:table-cell>
          <table:table-cell table:style-name="ce19" table:formula="of:=[.L212]+2" office:value-type="float" office:value="411">
            <text:p>411</text:p>
          </table:table-cell>
          <table:table-cell table:style-name="ce23" table:formula="of:=INFO.OBBA.OBBA.OBGET(INFO.OBBA.OBBA.OBCALL(&quot;&quot;;[.$B$12];&quot;getHaltonNumber&quot;;INFO.OBBA.OBBA.OBMAKE(&quot;&quot;;&quot;int&quot;;[.K213])))" office:value-type="float" office:value="0.849609375">
            <text:p>0,850</text:p>
          </table:table-cell>
          <table:table-cell table:style-name="ce23" table:formula="of:=INFO.OBBA.OBBA.OBGET(INFO.OBBA.OBBA.OBCALL(&quot;&quot;;[.$B$12];&quot;getHaltonNumber&quot;;INFO.OBBA.OBBA.OBMAKE(&quot;&quot;;&quot;int&quot;;[.L213])))" office:value-type="float" office:value="0.224609375">
            <text:p>0,22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6">
            <text:p>206</text:p>
          </table:table-cell>
          <table:table-cell table:style-name="ce23" table:formula="of:=INFO.OBBA.OBBA.OBGET(INFO.OBBA.OBBA.OBCALL(&quot;&quot;;[.$B$12];&quot;getHaltonNumber&quot;;INFO.OBBA.OBBA.OBMAKE(&quot;&quot;;&quot;int&quot;;[.H214])))" office:value-type="float" office:value="0.94921875">
            <text:p>0,949</text:p>
          </table:table-cell>
          <table:table-cell table:style-name="ce1"/>
          <table:table-cell table:style-name="ce19" table:formula="of:=[.K213]+2" office:value-type="float" office:value="412">
            <text:p>412</text:p>
          </table:table-cell>
          <table:table-cell table:style-name="ce19" table:formula="of:=[.L213]+2" office:value-type="float" office:value="413">
            <text:p>413</text:p>
          </table:table-cell>
          <table:table-cell table:style-name="ce23" table:formula="of:=INFO.OBBA.OBBA.OBGET(INFO.OBBA.OBBA.OBCALL(&quot;&quot;;[.$B$12];&quot;getHaltonNumber&quot;;INFO.OBBA.OBBA.OBMAKE(&quot;&quot;;&quot;int&quot;;[.K214])))" office:value-type="float" office:value="0.724609375">
            <text:p>0,725</text:p>
          </table:table-cell>
          <table:table-cell table:style-name="ce23" table:formula="of:=INFO.OBBA.OBBA.OBGET(INFO.OBBA.OBBA.OBCALL(&quot;&quot;;[.$B$12];&quot;getHaltonNumber&quot;;INFO.OBBA.OBBA.OBMAKE(&quot;&quot;;&quot;int&quot;;[.L214])))" office:value-type="float" office:value="0.474609375">
            <text:p>0,47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7">
            <text:p>207</text:p>
          </table:table-cell>
          <table:table-cell table:style-name="ce23" table:formula="of:=INFO.OBBA.OBBA.OBGET(INFO.OBBA.OBBA.OBCALL(&quot;&quot;;[.$B$12];&quot;getHaltonNumber&quot;;INFO.OBBA.OBBA.OBMAKE(&quot;&quot;;&quot;int&quot;;[.H215])))" office:value-type="float" office:value="0.04296875">
            <text:p>0,043</text:p>
          </table:table-cell>
          <table:table-cell table:style-name="ce1"/>
          <table:table-cell table:style-name="ce19" table:formula="of:=[.K214]+2" office:value-type="float" office:value="414">
            <text:p>414</text:p>
          </table:table-cell>
          <table:table-cell table:style-name="ce19" table:formula="of:=[.L214]+2" office:value-type="float" office:value="415">
            <text:p>415</text:p>
          </table:table-cell>
          <table:table-cell table:style-name="ce23" table:formula="of:=INFO.OBBA.OBBA.OBGET(INFO.OBBA.OBBA.OBCALL(&quot;&quot;;[.$B$12];&quot;getHaltonNumber&quot;;INFO.OBBA.OBBA.OBMAKE(&quot;&quot;;&quot;int&quot;;[.K215])))" office:value-type="float" office:value="0.974609375">
            <text:p>0,975</text:p>
          </table:table-cell>
          <table:table-cell table:style-name="ce23" table:formula="of:=INFO.OBBA.OBBA.OBGET(INFO.OBBA.OBBA.OBCALL(&quot;&quot;;[.$B$12];&quot;getHaltonNumber&quot;;INFO.OBBA.OBBA.OBMAKE(&quot;&quot;;&quot;int&quot;;[.L215])))" office:value-type="float" office:value="0.021484375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8">
            <text:p>208</text:p>
          </table:table-cell>
          <table:table-cell table:style-name="ce23" table:formula="of:=INFO.OBBA.OBBA.OBGET(INFO.OBBA.OBBA.OBCALL(&quot;&quot;;[.$B$12];&quot;getHaltonNumber&quot;;INFO.OBBA.OBBA.OBMAKE(&quot;&quot;;&quot;int&quot;;[.H216])))" office:value-type="float" office:value="0.54296875">
            <text:p>0,543</text:p>
          </table:table-cell>
          <table:table-cell table:style-name="ce1"/>
          <table:table-cell table:style-name="ce19" table:formula="of:=[.K215]+2" office:value-type="float" office:value="416">
            <text:p>416</text:p>
          </table:table-cell>
          <table:table-cell table:style-name="ce19" table:formula="of:=[.L215]+2" office:value-type="float" office:value="417">
            <text:p>417</text:p>
          </table:table-cell>
          <table:table-cell table:style-name="ce23" table:formula="of:=INFO.OBBA.OBBA.OBGET(INFO.OBBA.OBBA.OBCALL(&quot;&quot;;[.$B$12];&quot;getHaltonNumber&quot;;INFO.OBBA.OBBA.OBMAKE(&quot;&quot;;&quot;int&quot;;[.K216])))" office:value-type="float" office:value="0.521484375">
            <text:p>0,521</text:p>
          </table:table-cell>
          <table:table-cell table:style-name="ce23" table:formula="of:=INFO.OBBA.OBBA.OBGET(INFO.OBBA.OBBA.OBCALL(&quot;&quot;;[.$B$12];&quot;getHaltonNumber&quot;;INFO.OBBA.OBBA.OBMAKE(&quot;&quot;;&quot;int&quot;;[.L216])))" office:value-type="float" office:value="0.271484375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09">
            <text:p>209</text:p>
          </table:table-cell>
          <table:table-cell table:style-name="ce23" table:formula="of:=INFO.OBBA.OBBA.OBGET(INFO.OBBA.OBBA.OBCALL(&quot;&quot;;[.$B$12];&quot;getHaltonNumber&quot;;INFO.OBBA.OBBA.OBMAKE(&quot;&quot;;&quot;int&quot;;[.H217])))" office:value-type="float" office:value="0.29296875">
            <text:p>0,293</text:p>
          </table:table-cell>
          <table:table-cell table:style-name="ce1"/>
          <table:table-cell table:style-name="ce19" table:formula="of:=[.K216]+2" office:value-type="float" office:value="418">
            <text:p>418</text:p>
          </table:table-cell>
          <table:table-cell table:style-name="ce19" table:formula="of:=[.L216]+2" office:value-type="float" office:value="419">
            <text:p>419</text:p>
          </table:table-cell>
          <table:table-cell table:style-name="ce23" table:formula="of:=INFO.OBBA.OBBA.OBGET(INFO.OBBA.OBBA.OBCALL(&quot;&quot;;[.$B$12];&quot;getHaltonNumber&quot;;INFO.OBBA.OBBA.OBMAKE(&quot;&quot;;&quot;int&quot;;[.K217])))" office:value-type="float" office:value="0.771484375">
            <text:p>0,771</text:p>
          </table:table-cell>
          <table:table-cell table:style-name="ce23" table:formula="of:=INFO.OBBA.OBBA.OBGET(INFO.OBBA.OBBA.OBCALL(&quot;&quot;;[.$B$12];&quot;getHaltonNumber&quot;;INFO.OBBA.OBBA.OBMAKE(&quot;&quot;;&quot;int&quot;;[.L217])))" office:value-type="float" office:value="0.146484375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0">
            <text:p>210</text:p>
          </table:table-cell>
          <table:table-cell table:style-name="ce23" table:formula="of:=INFO.OBBA.OBBA.OBGET(INFO.OBBA.OBBA.OBCALL(&quot;&quot;;[.$B$12];&quot;getHaltonNumber&quot;;INFO.OBBA.OBBA.OBMAKE(&quot;&quot;;&quot;int&quot;;[.H218])))" office:value-type="float" office:value="0.79296875">
            <text:p>0,793</text:p>
          </table:table-cell>
          <table:table-cell table:style-name="ce1"/>
          <table:table-cell table:style-name="ce19" table:formula="of:=[.K217]+2" office:value-type="float" office:value="420">
            <text:p>420</text:p>
          </table:table-cell>
          <table:table-cell table:style-name="ce19" table:formula="of:=[.L217]+2" office:value-type="float" office:value="421">
            <text:p>421</text:p>
          </table:table-cell>
          <table:table-cell table:style-name="ce23" table:formula="of:=INFO.OBBA.OBBA.OBGET(INFO.OBBA.OBBA.OBCALL(&quot;&quot;;[.$B$12];&quot;getHaltonNumber&quot;;INFO.OBBA.OBBA.OBMAKE(&quot;&quot;;&quot;int&quot;;[.K218])))" office:value-type="float" office:value="0.646484375">
            <text:p>0,646</text:p>
          </table:table-cell>
          <table:table-cell table:style-name="ce23" table:formula="of:=INFO.OBBA.OBBA.OBGET(INFO.OBBA.OBBA.OBCALL(&quot;&quot;;[.$B$12];&quot;getHaltonNumber&quot;;INFO.OBBA.OBBA.OBMAKE(&quot;&quot;;&quot;int&quot;;[.L218])))" office:value-type="float" office:value="0.396484375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1">
            <text:p>211</text:p>
          </table:table-cell>
          <table:table-cell table:style-name="ce23" table:formula="of:=INFO.OBBA.OBBA.OBGET(INFO.OBBA.OBBA.OBCALL(&quot;&quot;;[.$B$12];&quot;getHaltonNumber&quot;;INFO.OBBA.OBBA.OBMAKE(&quot;&quot;;&quot;int&quot;;[.H219])))" office:value-type="float" office:value="0.16796875">
            <text:p>0,168</text:p>
          </table:table-cell>
          <table:table-cell table:style-name="ce1"/>
          <table:table-cell table:style-name="ce19" table:formula="of:=[.K218]+2" office:value-type="float" office:value="422">
            <text:p>422</text:p>
          </table:table-cell>
          <table:table-cell table:style-name="ce19" table:formula="of:=[.L218]+2" office:value-type="float" office:value="423">
            <text:p>423</text:p>
          </table:table-cell>
          <table:table-cell table:style-name="ce23" table:formula="of:=INFO.OBBA.OBBA.OBGET(INFO.OBBA.OBBA.OBCALL(&quot;&quot;;[.$B$12];&quot;getHaltonNumber&quot;;INFO.OBBA.OBBA.OBMAKE(&quot;&quot;;&quot;int&quot;;[.K219])))" office:value-type="float" office:value="0.896484375">
            <text:p>0,896</text:p>
          </table:table-cell>
          <table:table-cell table:style-name="ce23" table:formula="of:=INFO.OBBA.OBBA.OBGET(INFO.OBBA.OBBA.OBCALL(&quot;&quot;;[.$B$12];&quot;getHaltonNumber&quot;;INFO.OBBA.OBBA.OBMAKE(&quot;&quot;;&quot;int&quot;;[.L219])))" office:value-type="float" office:value="0.083984375">
            <text:p>0,08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2">
            <text:p>212</text:p>
          </table:table-cell>
          <table:table-cell table:style-name="ce23" table:formula="of:=INFO.OBBA.OBBA.OBGET(INFO.OBBA.OBBA.OBCALL(&quot;&quot;;[.$B$12];&quot;getHaltonNumber&quot;;INFO.OBBA.OBBA.OBMAKE(&quot;&quot;;&quot;int&quot;;[.H220])))" office:value-type="float" office:value="0.66796875">
            <text:p>0,668</text:p>
          </table:table-cell>
          <table:table-cell table:style-name="ce1"/>
          <table:table-cell table:style-name="ce19" table:formula="of:=[.K219]+2" office:value-type="float" office:value="424">
            <text:p>424</text:p>
          </table:table-cell>
          <table:table-cell table:style-name="ce19" table:formula="of:=[.L219]+2" office:value-type="float" office:value="425">
            <text:p>425</text:p>
          </table:table-cell>
          <table:table-cell table:style-name="ce23" table:formula="of:=INFO.OBBA.OBBA.OBGET(INFO.OBBA.OBBA.OBCALL(&quot;&quot;;[.$B$12];&quot;getHaltonNumber&quot;;INFO.OBBA.OBBA.OBMAKE(&quot;&quot;;&quot;int&quot;;[.K220])))" office:value-type="float" office:value="0.583984375">
            <text:p>0,584</text:p>
          </table:table-cell>
          <table:table-cell table:style-name="ce23" table:formula="of:=INFO.OBBA.OBBA.OBGET(INFO.OBBA.OBBA.OBCALL(&quot;&quot;;[.$B$12];&quot;getHaltonNumber&quot;;INFO.OBBA.OBBA.OBMAKE(&quot;&quot;;&quot;int&quot;;[.L220])))" office:value-type="float" office:value="0.333984375">
            <text:p>0,33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3">
            <text:p>213</text:p>
          </table:table-cell>
          <table:table-cell table:style-name="ce23" table:formula="of:=INFO.OBBA.OBBA.OBGET(INFO.OBBA.OBBA.OBCALL(&quot;&quot;;[.$B$12];&quot;getHaltonNumber&quot;;INFO.OBBA.OBBA.OBMAKE(&quot;&quot;;&quot;int&quot;;[.H221])))" office:value-type="float" office:value="0.41796875">
            <text:p>0,418</text:p>
          </table:table-cell>
          <table:table-cell table:style-name="ce1"/>
          <table:table-cell table:style-name="ce19" table:formula="of:=[.K220]+2" office:value-type="float" office:value="426">
            <text:p>426</text:p>
          </table:table-cell>
          <table:table-cell table:style-name="ce19" table:formula="of:=[.L220]+2" office:value-type="float" office:value="427">
            <text:p>427</text:p>
          </table:table-cell>
          <table:table-cell table:style-name="ce23" table:formula="of:=INFO.OBBA.OBBA.OBGET(INFO.OBBA.OBBA.OBCALL(&quot;&quot;;[.$B$12];&quot;getHaltonNumber&quot;;INFO.OBBA.OBBA.OBMAKE(&quot;&quot;;&quot;int&quot;;[.K221])))" office:value-type="float" office:value="0.833984375">
            <text:p>0,834</text:p>
          </table:table-cell>
          <table:table-cell table:style-name="ce23" table:formula="of:=INFO.OBBA.OBBA.OBGET(INFO.OBBA.OBBA.OBCALL(&quot;&quot;;[.$B$12];&quot;getHaltonNumber&quot;;INFO.OBBA.OBBA.OBMAKE(&quot;&quot;;&quot;int&quot;;[.L221])))" office:value-type="float" office:value="0.208984375">
            <text:p>0,20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4">
            <text:p>214</text:p>
          </table:table-cell>
          <table:table-cell table:style-name="ce23" table:formula="of:=INFO.OBBA.OBBA.OBGET(INFO.OBBA.OBBA.OBCALL(&quot;&quot;;[.$B$12];&quot;getHaltonNumber&quot;;INFO.OBBA.OBBA.OBMAKE(&quot;&quot;;&quot;int&quot;;[.H222])))" office:value-type="float" office:value="0.91796875">
            <text:p>0,918</text:p>
          </table:table-cell>
          <table:table-cell table:style-name="ce1"/>
          <table:table-cell table:style-name="ce19" table:formula="of:=[.K221]+2" office:value-type="float" office:value="428">
            <text:p>428</text:p>
          </table:table-cell>
          <table:table-cell table:style-name="ce19" table:formula="of:=[.L221]+2" office:value-type="float" office:value="429">
            <text:p>429</text:p>
          </table:table-cell>
          <table:table-cell table:style-name="ce23" table:formula="of:=INFO.OBBA.OBBA.OBGET(INFO.OBBA.OBBA.OBCALL(&quot;&quot;;[.$B$12];&quot;getHaltonNumber&quot;;INFO.OBBA.OBBA.OBMAKE(&quot;&quot;;&quot;int&quot;;[.K222])))" office:value-type="float" office:value="0.708984375">
            <text:p>0,709</text:p>
          </table:table-cell>
          <table:table-cell table:style-name="ce23" table:formula="of:=INFO.OBBA.OBBA.OBGET(INFO.OBBA.OBBA.OBCALL(&quot;&quot;;[.$B$12];&quot;getHaltonNumber&quot;;INFO.OBBA.OBBA.OBMAKE(&quot;&quot;;&quot;int&quot;;[.L222])))" office:value-type="float" office:value="0.458984375">
            <text:p>0,45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5">
            <text:p>215</text:p>
          </table:table-cell>
          <table:table-cell table:style-name="ce23" table:formula="of:=INFO.OBBA.OBBA.OBGET(INFO.OBBA.OBBA.OBCALL(&quot;&quot;;[.$B$12];&quot;getHaltonNumber&quot;;INFO.OBBA.OBBA.OBMAKE(&quot;&quot;;&quot;int&quot;;[.H223])))" office:value-type="float" office:value="0.10546875">
            <text:p>0,105</text:p>
          </table:table-cell>
          <table:table-cell table:style-name="ce1"/>
          <table:table-cell table:style-name="ce19" table:formula="of:=[.K222]+2" office:value-type="float" office:value="430">
            <text:p>430</text:p>
          </table:table-cell>
          <table:table-cell table:style-name="ce19" table:formula="of:=[.L222]+2" office:value-type="float" office:value="431">
            <text:p>431</text:p>
          </table:table-cell>
          <table:table-cell table:style-name="ce23" table:formula="of:=INFO.OBBA.OBBA.OBGET(INFO.OBBA.OBBA.OBCALL(&quot;&quot;;[.$B$12];&quot;getHaltonNumber&quot;;INFO.OBBA.OBBA.OBMAKE(&quot;&quot;;&quot;int&quot;;[.K223])))" office:value-type="float" office:value="0.958984375">
            <text:p>0,959</text:p>
          </table:table-cell>
          <table:table-cell table:style-name="ce23" table:formula="of:=INFO.OBBA.OBBA.OBGET(INFO.OBBA.OBBA.OBCALL(&quot;&quot;;[.$B$12];&quot;getHaltonNumber&quot;;INFO.OBBA.OBBA.OBMAKE(&quot;&quot;;&quot;int&quot;;[.L223])))" office:value-type="float" office:value="0.052734375">
            <text:p>0,05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6">
            <text:p>216</text:p>
          </table:table-cell>
          <table:table-cell table:style-name="ce23" table:formula="of:=INFO.OBBA.OBBA.OBGET(INFO.OBBA.OBBA.OBCALL(&quot;&quot;;[.$B$12];&quot;getHaltonNumber&quot;;INFO.OBBA.OBBA.OBMAKE(&quot;&quot;;&quot;int&quot;;[.H224])))" office:value-type="float" office:value="0.60546875">
            <text:p>0,605</text:p>
          </table:table-cell>
          <table:table-cell table:style-name="ce1"/>
          <table:table-cell table:style-name="ce19" table:formula="of:=[.K223]+2" office:value-type="float" office:value="432">
            <text:p>432</text:p>
          </table:table-cell>
          <table:table-cell table:style-name="ce19" table:formula="of:=[.L223]+2" office:value-type="float" office:value="433">
            <text:p>433</text:p>
          </table:table-cell>
          <table:table-cell table:style-name="ce23" table:formula="of:=INFO.OBBA.OBBA.OBGET(INFO.OBBA.OBBA.OBCALL(&quot;&quot;;[.$B$12];&quot;getHaltonNumber&quot;;INFO.OBBA.OBBA.OBMAKE(&quot;&quot;;&quot;int&quot;;[.K224])))" office:value-type="float" office:value="0.552734375">
            <text:p>0,553</text:p>
          </table:table-cell>
          <table:table-cell table:style-name="ce23" table:formula="of:=INFO.OBBA.OBBA.OBGET(INFO.OBBA.OBBA.OBCALL(&quot;&quot;;[.$B$12];&quot;getHaltonNumber&quot;;INFO.OBBA.OBBA.OBMAKE(&quot;&quot;;&quot;int&quot;;[.L224])))" office:value-type="float" office:value="0.302734375">
            <text:p>0,30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7">
            <text:p>217</text:p>
          </table:table-cell>
          <table:table-cell table:style-name="ce23" table:formula="of:=INFO.OBBA.OBBA.OBGET(INFO.OBBA.OBBA.OBCALL(&quot;&quot;;[.$B$12];&quot;getHaltonNumber&quot;;INFO.OBBA.OBBA.OBMAKE(&quot;&quot;;&quot;int&quot;;[.H225])))" office:value-type="float" office:value="0.35546875">
            <text:p>0,355</text:p>
          </table:table-cell>
          <table:table-cell table:style-name="ce1"/>
          <table:table-cell table:style-name="ce19" table:formula="of:=[.K224]+2" office:value-type="float" office:value="434">
            <text:p>434</text:p>
          </table:table-cell>
          <table:table-cell table:style-name="ce19" table:formula="of:=[.L224]+2" office:value-type="float" office:value="435">
            <text:p>435</text:p>
          </table:table-cell>
          <table:table-cell table:style-name="ce23" table:formula="of:=INFO.OBBA.OBBA.OBGET(INFO.OBBA.OBBA.OBCALL(&quot;&quot;;[.$B$12];&quot;getHaltonNumber&quot;;INFO.OBBA.OBBA.OBMAKE(&quot;&quot;;&quot;int&quot;;[.K225])))" office:value-type="float" office:value="0.802734375">
            <text:p>0,803</text:p>
          </table:table-cell>
          <table:table-cell table:style-name="ce23" table:formula="of:=INFO.OBBA.OBBA.OBGET(INFO.OBBA.OBBA.OBCALL(&quot;&quot;;[.$B$12];&quot;getHaltonNumber&quot;;INFO.OBBA.OBBA.OBMAKE(&quot;&quot;;&quot;int&quot;;[.L225])))" office:value-type="float" office:value="0.177734375">
            <text:p>0,17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8">
            <text:p>218</text:p>
          </table:table-cell>
          <table:table-cell table:style-name="ce23" table:formula="of:=INFO.OBBA.OBBA.OBGET(INFO.OBBA.OBBA.OBCALL(&quot;&quot;;[.$B$12];&quot;getHaltonNumber&quot;;INFO.OBBA.OBBA.OBMAKE(&quot;&quot;;&quot;int&quot;;[.H226])))" office:value-type="float" office:value="0.85546875">
            <text:p>0,855</text:p>
          </table:table-cell>
          <table:table-cell table:style-name="ce1"/>
          <table:table-cell table:style-name="ce19" table:formula="of:=[.K225]+2" office:value-type="float" office:value="436">
            <text:p>436</text:p>
          </table:table-cell>
          <table:table-cell table:style-name="ce19" table:formula="of:=[.L225]+2" office:value-type="float" office:value="437">
            <text:p>437</text:p>
          </table:table-cell>
          <table:table-cell table:style-name="ce23" table:formula="of:=INFO.OBBA.OBBA.OBGET(INFO.OBBA.OBBA.OBCALL(&quot;&quot;;[.$B$12];&quot;getHaltonNumber&quot;;INFO.OBBA.OBBA.OBMAKE(&quot;&quot;;&quot;int&quot;;[.K226])))" office:value-type="float" office:value="0.677734375">
            <text:p>0,678</text:p>
          </table:table-cell>
          <table:table-cell table:style-name="ce23" table:formula="of:=INFO.OBBA.OBBA.OBGET(INFO.OBBA.OBBA.OBCALL(&quot;&quot;;[.$B$12];&quot;getHaltonNumber&quot;;INFO.OBBA.OBBA.OBMAKE(&quot;&quot;;&quot;int&quot;;[.L226])))" office:value-type="float" office:value="0.427734375">
            <text:p>0,42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19">
            <text:p>219</text:p>
          </table:table-cell>
          <table:table-cell table:style-name="ce23" table:formula="of:=INFO.OBBA.OBBA.OBGET(INFO.OBBA.OBBA.OBCALL(&quot;&quot;;[.$B$12];&quot;getHaltonNumber&quot;;INFO.OBBA.OBBA.OBMAKE(&quot;&quot;;&quot;int&quot;;[.H227])))" office:value-type="float" office:value="0.23046875">
            <text:p>0,230</text:p>
          </table:table-cell>
          <table:table-cell table:style-name="ce1"/>
          <table:table-cell table:style-name="ce19" table:formula="of:=[.K226]+2" office:value-type="float" office:value="438">
            <text:p>438</text:p>
          </table:table-cell>
          <table:table-cell table:style-name="ce19" table:formula="of:=[.L226]+2" office:value-type="float" office:value="439">
            <text:p>439</text:p>
          </table:table-cell>
          <table:table-cell table:style-name="ce23" table:formula="of:=INFO.OBBA.OBBA.OBGET(INFO.OBBA.OBBA.OBCALL(&quot;&quot;;[.$B$12];&quot;getHaltonNumber&quot;;INFO.OBBA.OBBA.OBMAKE(&quot;&quot;;&quot;int&quot;;[.K227])))" office:value-type="float" office:value="0.927734375">
            <text:p>0,928</text:p>
          </table:table-cell>
          <table:table-cell table:style-name="ce23" table:formula="of:=INFO.OBBA.OBBA.OBGET(INFO.OBBA.OBBA.OBCALL(&quot;&quot;;[.$B$12];&quot;getHaltonNumber&quot;;INFO.OBBA.OBBA.OBMAKE(&quot;&quot;;&quot;int&quot;;[.L227])))" office:value-type="float" office:value="0.115234375">
            <text:p>0,11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0">
            <text:p>220</text:p>
          </table:table-cell>
          <table:table-cell table:style-name="ce23" table:formula="of:=INFO.OBBA.OBBA.OBGET(INFO.OBBA.OBBA.OBCALL(&quot;&quot;;[.$B$12];&quot;getHaltonNumber&quot;;INFO.OBBA.OBBA.OBMAKE(&quot;&quot;;&quot;int&quot;;[.H228])))" office:value-type="float" office:value="0.73046875">
            <text:p>0,730</text:p>
          </table:table-cell>
          <table:table-cell table:style-name="ce1"/>
          <table:table-cell table:style-name="ce19" table:formula="of:=[.K227]+2" office:value-type="float" office:value="440">
            <text:p>440</text:p>
          </table:table-cell>
          <table:table-cell table:style-name="ce19" table:formula="of:=[.L227]+2" office:value-type="float" office:value="441">
            <text:p>441</text:p>
          </table:table-cell>
          <table:table-cell table:style-name="ce23" table:formula="of:=INFO.OBBA.OBBA.OBGET(INFO.OBBA.OBBA.OBCALL(&quot;&quot;;[.$B$12];&quot;getHaltonNumber&quot;;INFO.OBBA.OBBA.OBMAKE(&quot;&quot;;&quot;int&quot;;[.K228])))" office:value-type="float" office:value="0.615234375">
            <text:p>0,615</text:p>
          </table:table-cell>
          <table:table-cell table:style-name="ce23" table:formula="of:=INFO.OBBA.OBBA.OBGET(INFO.OBBA.OBBA.OBCALL(&quot;&quot;;[.$B$12];&quot;getHaltonNumber&quot;;INFO.OBBA.OBBA.OBMAKE(&quot;&quot;;&quot;int&quot;;[.L228])))" office:value-type="float" office:value="0.365234375">
            <text:p>0,36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1">
            <text:p>221</text:p>
          </table:table-cell>
          <table:table-cell table:style-name="ce23" table:formula="of:=INFO.OBBA.OBBA.OBGET(INFO.OBBA.OBBA.OBCALL(&quot;&quot;;[.$B$12];&quot;getHaltonNumber&quot;;INFO.OBBA.OBBA.OBMAKE(&quot;&quot;;&quot;int&quot;;[.H229])))" office:value-type="float" office:value="0.48046875">
            <text:p>0,480</text:p>
          </table:table-cell>
          <table:table-cell table:style-name="ce1"/>
          <table:table-cell table:style-name="ce19" table:formula="of:=[.K228]+2" office:value-type="float" office:value="442">
            <text:p>442</text:p>
          </table:table-cell>
          <table:table-cell table:style-name="ce19" table:formula="of:=[.L228]+2" office:value-type="float" office:value="443">
            <text:p>443</text:p>
          </table:table-cell>
          <table:table-cell table:style-name="ce23" table:formula="of:=INFO.OBBA.OBBA.OBGET(INFO.OBBA.OBBA.OBCALL(&quot;&quot;;[.$B$12];&quot;getHaltonNumber&quot;;INFO.OBBA.OBBA.OBMAKE(&quot;&quot;;&quot;int&quot;;[.K229])))" office:value-type="float" office:value="0.865234375">
            <text:p>0,865</text:p>
          </table:table-cell>
          <table:table-cell table:style-name="ce23" table:formula="of:=INFO.OBBA.OBBA.OBGET(INFO.OBBA.OBBA.OBCALL(&quot;&quot;;[.$B$12];&quot;getHaltonNumber&quot;;INFO.OBBA.OBBA.OBMAKE(&quot;&quot;;&quot;int&quot;;[.L229])))" office:value-type="float" office:value="0.240234375">
            <text:p>0,24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2">
            <text:p>222</text:p>
          </table:table-cell>
          <table:table-cell table:style-name="ce23" table:formula="of:=INFO.OBBA.OBBA.OBGET(INFO.OBBA.OBBA.OBCALL(&quot;&quot;;[.$B$12];&quot;getHaltonNumber&quot;;INFO.OBBA.OBBA.OBMAKE(&quot;&quot;;&quot;int&quot;;[.H230])))" office:value-type="float" office:value="0.98046875">
            <text:p>0,980</text:p>
          </table:table-cell>
          <table:table-cell table:style-name="ce1"/>
          <table:table-cell table:style-name="ce19" table:formula="of:=[.K229]+2" office:value-type="float" office:value="444">
            <text:p>444</text:p>
          </table:table-cell>
          <table:table-cell table:style-name="ce19" table:formula="of:=[.L229]+2" office:value-type="float" office:value="445">
            <text:p>445</text:p>
          </table:table-cell>
          <table:table-cell table:style-name="ce23" table:formula="of:=INFO.OBBA.OBBA.OBGET(INFO.OBBA.OBBA.OBCALL(&quot;&quot;;[.$B$12];&quot;getHaltonNumber&quot;;INFO.OBBA.OBBA.OBMAKE(&quot;&quot;;&quot;int&quot;;[.K230])))" office:value-type="float" office:value="0.740234375">
            <text:p>0,740</text:p>
          </table:table-cell>
          <table:table-cell table:style-name="ce23" table:formula="of:=INFO.OBBA.OBBA.OBGET(INFO.OBBA.OBBA.OBCALL(&quot;&quot;;[.$B$12];&quot;getHaltonNumber&quot;;INFO.OBBA.OBBA.OBMAKE(&quot;&quot;;&quot;int&quot;;[.L230])))" office:value-type="float" office:value="0.490234375">
            <text:p>0,49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3">
            <text:p>223</text:p>
          </table:table-cell>
          <table:table-cell table:style-name="ce23" table:formula="of:=INFO.OBBA.OBBA.OBGET(INFO.OBBA.OBBA.OBCALL(&quot;&quot;;[.$B$12];&quot;getHaltonNumber&quot;;INFO.OBBA.OBBA.OBMAKE(&quot;&quot;;&quot;int&quot;;[.H231])))" office:value-type="float" office:value="0.02734375">
            <text:p>0,027</text:p>
          </table:table-cell>
          <table:table-cell table:style-name="ce1"/>
          <table:table-cell table:style-name="ce19" table:formula="of:=[.K230]+2" office:value-type="float" office:value="446">
            <text:p>446</text:p>
          </table:table-cell>
          <table:table-cell table:style-name="ce19" table:formula="of:=[.L230]+2" office:value-type="float" office:value="447">
            <text:p>447</text:p>
          </table:table-cell>
          <table:table-cell table:style-name="ce23" table:formula="of:=INFO.OBBA.OBBA.OBGET(INFO.OBBA.OBBA.OBCALL(&quot;&quot;;[.$B$12];&quot;getHaltonNumber&quot;;INFO.OBBA.OBBA.OBMAKE(&quot;&quot;;&quot;int&quot;;[.K231])))" office:value-type="float" office:value="0.990234375">
            <text:p>0,990</text:p>
          </table:table-cell>
          <table:table-cell table:style-name="ce23" table:formula="of:=INFO.OBBA.OBBA.OBGET(INFO.OBBA.OBBA.OBCALL(&quot;&quot;;[.$B$12];&quot;getHaltonNumber&quot;;INFO.OBBA.OBBA.OBMAKE(&quot;&quot;;&quot;int&quot;;[.L231])))" office:value-type="float" office:value="0.013671875">
            <text:p>0,01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4">
            <text:p>224</text:p>
          </table:table-cell>
          <table:table-cell table:style-name="ce23" table:formula="of:=INFO.OBBA.OBBA.OBGET(INFO.OBBA.OBBA.OBCALL(&quot;&quot;;[.$B$12];&quot;getHaltonNumber&quot;;INFO.OBBA.OBBA.OBMAKE(&quot;&quot;;&quot;int&quot;;[.H232])))" office:value-type="float" office:value="0.52734375">
            <text:p>0,527</text:p>
          </table:table-cell>
          <table:table-cell table:style-name="ce1"/>
          <table:table-cell table:style-name="ce19" table:formula="of:=[.K231]+2" office:value-type="float" office:value="448">
            <text:p>448</text:p>
          </table:table-cell>
          <table:table-cell table:style-name="ce19" table:formula="of:=[.L231]+2" office:value-type="float" office:value="449">
            <text:p>449</text:p>
          </table:table-cell>
          <table:table-cell table:style-name="ce23" table:formula="of:=INFO.OBBA.OBBA.OBGET(INFO.OBBA.OBBA.OBCALL(&quot;&quot;;[.$B$12];&quot;getHaltonNumber&quot;;INFO.OBBA.OBBA.OBMAKE(&quot;&quot;;&quot;int&quot;;[.K232])))" office:value-type="float" office:value="0.513671875">
            <text:p>0,514</text:p>
          </table:table-cell>
          <table:table-cell table:style-name="ce23" table:formula="of:=INFO.OBBA.OBBA.OBGET(INFO.OBBA.OBBA.OBCALL(&quot;&quot;;[.$B$12];&quot;getHaltonNumber&quot;;INFO.OBBA.OBBA.OBMAKE(&quot;&quot;;&quot;int&quot;;[.L232])))" office:value-type="float" office:value="0.263671875">
            <text:p>0,26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5">
            <text:p>225</text:p>
          </table:table-cell>
          <table:table-cell table:style-name="ce23" table:formula="of:=INFO.OBBA.OBBA.OBGET(INFO.OBBA.OBBA.OBCALL(&quot;&quot;;[.$B$12];&quot;getHaltonNumber&quot;;INFO.OBBA.OBBA.OBMAKE(&quot;&quot;;&quot;int&quot;;[.H233])))" office:value-type="float" office:value="0.27734375">
            <text:p>0,277</text:p>
          </table:table-cell>
          <table:table-cell table:style-name="ce1"/>
          <table:table-cell table:style-name="ce19" table:formula="of:=[.K232]+2" office:value-type="float" office:value="450">
            <text:p>450</text:p>
          </table:table-cell>
          <table:table-cell table:style-name="ce19" table:formula="of:=[.L232]+2" office:value-type="float" office:value="451">
            <text:p>451</text:p>
          </table:table-cell>
          <table:table-cell table:style-name="ce23" table:formula="of:=INFO.OBBA.OBBA.OBGET(INFO.OBBA.OBBA.OBCALL(&quot;&quot;;[.$B$12];&quot;getHaltonNumber&quot;;INFO.OBBA.OBBA.OBMAKE(&quot;&quot;;&quot;int&quot;;[.K233])))" office:value-type="float" office:value="0.763671875">
            <text:p>0,764</text:p>
          </table:table-cell>
          <table:table-cell table:style-name="ce23" table:formula="of:=INFO.OBBA.OBBA.OBGET(INFO.OBBA.OBBA.OBCALL(&quot;&quot;;[.$B$12];&quot;getHaltonNumber&quot;;INFO.OBBA.OBBA.OBMAKE(&quot;&quot;;&quot;int&quot;;[.L233])))" office:value-type="float" office:value="0.138671875">
            <text:p>0,13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6">
            <text:p>226</text:p>
          </table:table-cell>
          <table:table-cell table:style-name="ce23" table:formula="of:=INFO.OBBA.OBBA.OBGET(INFO.OBBA.OBBA.OBCALL(&quot;&quot;;[.$B$12];&quot;getHaltonNumber&quot;;INFO.OBBA.OBBA.OBMAKE(&quot;&quot;;&quot;int&quot;;[.H234])))" office:value-type="float" office:value="0.77734375">
            <text:p>0,777</text:p>
          </table:table-cell>
          <table:table-cell table:style-name="ce1"/>
          <table:table-cell table:style-name="ce19" table:formula="of:=[.K233]+2" office:value-type="float" office:value="452">
            <text:p>452</text:p>
          </table:table-cell>
          <table:table-cell table:style-name="ce19" table:formula="of:=[.L233]+2" office:value-type="float" office:value="453">
            <text:p>453</text:p>
          </table:table-cell>
          <table:table-cell table:style-name="ce23" table:formula="of:=INFO.OBBA.OBBA.OBGET(INFO.OBBA.OBBA.OBCALL(&quot;&quot;;[.$B$12];&quot;getHaltonNumber&quot;;INFO.OBBA.OBBA.OBMAKE(&quot;&quot;;&quot;int&quot;;[.K234])))" office:value-type="float" office:value="0.638671875">
            <text:p>0,639</text:p>
          </table:table-cell>
          <table:table-cell table:style-name="ce23" table:formula="of:=INFO.OBBA.OBBA.OBGET(INFO.OBBA.OBBA.OBCALL(&quot;&quot;;[.$B$12];&quot;getHaltonNumber&quot;;INFO.OBBA.OBBA.OBMAKE(&quot;&quot;;&quot;int&quot;;[.L234])))" office:value-type="float" office:value="0.388671875">
            <text:p>0,38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7">
            <text:p>227</text:p>
          </table:table-cell>
          <table:table-cell table:style-name="ce23" table:formula="of:=INFO.OBBA.OBBA.OBGET(INFO.OBBA.OBBA.OBCALL(&quot;&quot;;[.$B$12];&quot;getHaltonNumber&quot;;INFO.OBBA.OBBA.OBMAKE(&quot;&quot;;&quot;int&quot;;[.H235])))" office:value-type="float" office:value="0.15234375">
            <text:p>0,152</text:p>
          </table:table-cell>
          <table:table-cell table:style-name="ce1"/>
          <table:table-cell table:style-name="ce19" table:formula="of:=[.K234]+2" office:value-type="float" office:value="454">
            <text:p>454</text:p>
          </table:table-cell>
          <table:table-cell table:style-name="ce19" table:formula="of:=[.L234]+2" office:value-type="float" office:value="455">
            <text:p>455</text:p>
          </table:table-cell>
          <table:table-cell table:style-name="ce23" table:formula="of:=INFO.OBBA.OBBA.OBGET(INFO.OBBA.OBBA.OBCALL(&quot;&quot;;[.$B$12];&quot;getHaltonNumber&quot;;INFO.OBBA.OBBA.OBMAKE(&quot;&quot;;&quot;int&quot;;[.K235])))" office:value-type="float" office:value="0.888671875">
            <text:p>0,889</text:p>
          </table:table-cell>
          <table:table-cell table:style-name="ce23" table:formula="of:=INFO.OBBA.OBBA.OBGET(INFO.OBBA.OBBA.OBCALL(&quot;&quot;;[.$B$12];&quot;getHaltonNumber&quot;;INFO.OBBA.OBBA.OBMAKE(&quot;&quot;;&quot;int&quot;;[.L235])))" office:value-type="float" office:value="0.076171875">
            <text:p>0,07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8">
            <text:p>228</text:p>
          </table:table-cell>
          <table:table-cell table:style-name="ce23" table:formula="of:=INFO.OBBA.OBBA.OBGET(INFO.OBBA.OBBA.OBCALL(&quot;&quot;;[.$B$12];&quot;getHaltonNumber&quot;;INFO.OBBA.OBBA.OBMAKE(&quot;&quot;;&quot;int&quot;;[.H236])))" office:value-type="float" office:value="0.65234375">
            <text:p>0,652</text:p>
          </table:table-cell>
          <table:table-cell table:style-name="ce1"/>
          <table:table-cell table:style-name="ce19" table:formula="of:=[.K235]+2" office:value-type="float" office:value="456">
            <text:p>456</text:p>
          </table:table-cell>
          <table:table-cell table:style-name="ce19" table:formula="of:=[.L235]+2" office:value-type="float" office:value="457">
            <text:p>457</text:p>
          </table:table-cell>
          <table:table-cell table:style-name="ce23" table:formula="of:=INFO.OBBA.OBBA.OBGET(INFO.OBBA.OBBA.OBCALL(&quot;&quot;;[.$B$12];&quot;getHaltonNumber&quot;;INFO.OBBA.OBBA.OBMAKE(&quot;&quot;;&quot;int&quot;;[.K236])))" office:value-type="float" office:value="0.576171875">
            <text:p>0,576</text:p>
          </table:table-cell>
          <table:table-cell table:style-name="ce23" table:formula="of:=INFO.OBBA.OBBA.OBGET(INFO.OBBA.OBBA.OBCALL(&quot;&quot;;[.$B$12];&quot;getHaltonNumber&quot;;INFO.OBBA.OBBA.OBMAKE(&quot;&quot;;&quot;int&quot;;[.L236])))" office:value-type="float" office:value="0.326171875">
            <text:p>0,32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29">
            <text:p>229</text:p>
          </table:table-cell>
          <table:table-cell table:style-name="ce23" table:formula="of:=INFO.OBBA.OBBA.OBGET(INFO.OBBA.OBBA.OBCALL(&quot;&quot;;[.$B$12];&quot;getHaltonNumber&quot;;INFO.OBBA.OBBA.OBMAKE(&quot;&quot;;&quot;int&quot;;[.H237])))" office:value-type="float" office:value="0.40234375">
            <text:p>0,402</text:p>
          </table:table-cell>
          <table:table-cell table:style-name="ce1"/>
          <table:table-cell table:style-name="ce19" table:formula="of:=[.K236]+2" office:value-type="float" office:value="458">
            <text:p>458</text:p>
          </table:table-cell>
          <table:table-cell table:style-name="ce19" table:formula="of:=[.L236]+2" office:value-type="float" office:value="459">
            <text:p>459</text:p>
          </table:table-cell>
          <table:table-cell table:style-name="ce23" table:formula="of:=INFO.OBBA.OBBA.OBGET(INFO.OBBA.OBBA.OBCALL(&quot;&quot;;[.$B$12];&quot;getHaltonNumber&quot;;INFO.OBBA.OBBA.OBMAKE(&quot;&quot;;&quot;int&quot;;[.K237])))" office:value-type="float" office:value="0.826171875">
            <text:p>0,826</text:p>
          </table:table-cell>
          <table:table-cell table:style-name="ce23" table:formula="of:=INFO.OBBA.OBBA.OBGET(INFO.OBBA.OBBA.OBCALL(&quot;&quot;;[.$B$12];&quot;getHaltonNumber&quot;;INFO.OBBA.OBBA.OBMAKE(&quot;&quot;;&quot;int&quot;;[.L237])))" office:value-type="float" office:value="0.201171875">
            <text:p>0,20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0">
            <text:p>230</text:p>
          </table:table-cell>
          <table:table-cell table:style-name="ce23" table:formula="of:=INFO.OBBA.OBBA.OBGET(INFO.OBBA.OBBA.OBCALL(&quot;&quot;;[.$B$12];&quot;getHaltonNumber&quot;;INFO.OBBA.OBBA.OBMAKE(&quot;&quot;;&quot;int&quot;;[.H238])))" office:value-type="float" office:value="0.90234375">
            <text:p>0,902</text:p>
          </table:table-cell>
          <table:table-cell table:style-name="ce1"/>
          <table:table-cell table:style-name="ce19" table:formula="of:=[.K237]+2" office:value-type="float" office:value="460">
            <text:p>460</text:p>
          </table:table-cell>
          <table:table-cell table:style-name="ce19" table:formula="of:=[.L237]+2" office:value-type="float" office:value="461">
            <text:p>461</text:p>
          </table:table-cell>
          <table:table-cell table:style-name="ce23" table:formula="of:=INFO.OBBA.OBBA.OBGET(INFO.OBBA.OBBA.OBCALL(&quot;&quot;;[.$B$12];&quot;getHaltonNumber&quot;;INFO.OBBA.OBBA.OBMAKE(&quot;&quot;;&quot;int&quot;;[.K238])))" office:value-type="float" office:value="0.701171875">
            <text:p>0,701</text:p>
          </table:table-cell>
          <table:table-cell table:style-name="ce23" table:formula="of:=INFO.OBBA.OBBA.OBGET(INFO.OBBA.OBBA.OBCALL(&quot;&quot;;[.$B$12];&quot;getHaltonNumber&quot;;INFO.OBBA.OBBA.OBMAKE(&quot;&quot;;&quot;int&quot;;[.L238])))" office:value-type="float" office:value="0.451171875">
            <text:p>0,45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1">
            <text:p>231</text:p>
          </table:table-cell>
          <table:table-cell table:style-name="ce23" table:formula="of:=INFO.OBBA.OBBA.OBGET(INFO.OBBA.OBBA.OBCALL(&quot;&quot;;[.$B$12];&quot;getHaltonNumber&quot;;INFO.OBBA.OBBA.OBMAKE(&quot;&quot;;&quot;int&quot;;[.H239])))" office:value-type="float" office:value="0.08984375">
            <text:p>0,090</text:p>
          </table:table-cell>
          <table:table-cell table:style-name="ce1"/>
          <table:table-cell table:style-name="ce19" table:formula="of:=[.K238]+2" office:value-type="float" office:value="462">
            <text:p>462</text:p>
          </table:table-cell>
          <table:table-cell table:style-name="ce19" table:formula="of:=[.L238]+2" office:value-type="float" office:value="463">
            <text:p>463</text:p>
          </table:table-cell>
          <table:table-cell table:style-name="ce23" table:formula="of:=INFO.OBBA.OBBA.OBGET(INFO.OBBA.OBBA.OBCALL(&quot;&quot;;[.$B$12];&quot;getHaltonNumber&quot;;INFO.OBBA.OBBA.OBMAKE(&quot;&quot;;&quot;int&quot;;[.K239])))" office:value-type="float" office:value="0.951171875">
            <text:p>0,951</text:p>
          </table:table-cell>
          <table:table-cell table:style-name="ce23" table:formula="of:=INFO.OBBA.OBBA.OBGET(INFO.OBBA.OBBA.OBCALL(&quot;&quot;;[.$B$12];&quot;getHaltonNumber&quot;;INFO.OBBA.OBBA.OBMAKE(&quot;&quot;;&quot;int&quot;;[.L239])))" office:value-type="float" office:value="0.044921875">
            <text:p>0,04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2">
            <text:p>232</text:p>
          </table:table-cell>
          <table:table-cell table:style-name="ce23" table:formula="of:=INFO.OBBA.OBBA.OBGET(INFO.OBBA.OBBA.OBCALL(&quot;&quot;;[.$B$12];&quot;getHaltonNumber&quot;;INFO.OBBA.OBBA.OBMAKE(&quot;&quot;;&quot;int&quot;;[.H240])))" office:value-type="float" office:value="0.58984375">
            <text:p>0,590</text:p>
          </table:table-cell>
          <table:table-cell table:style-name="ce1"/>
          <table:table-cell table:style-name="ce19" table:formula="of:=[.K239]+2" office:value-type="float" office:value="464">
            <text:p>464</text:p>
          </table:table-cell>
          <table:table-cell table:style-name="ce19" table:formula="of:=[.L239]+2" office:value-type="float" office:value="465">
            <text:p>465</text:p>
          </table:table-cell>
          <table:table-cell table:style-name="ce23" table:formula="of:=INFO.OBBA.OBBA.OBGET(INFO.OBBA.OBBA.OBCALL(&quot;&quot;;[.$B$12];&quot;getHaltonNumber&quot;;INFO.OBBA.OBBA.OBMAKE(&quot;&quot;;&quot;int&quot;;[.K240])))" office:value-type="float" office:value="0.544921875">
            <text:p>0,545</text:p>
          </table:table-cell>
          <table:table-cell table:style-name="ce23" table:formula="of:=INFO.OBBA.OBBA.OBGET(INFO.OBBA.OBBA.OBCALL(&quot;&quot;;[.$B$12];&quot;getHaltonNumber&quot;;INFO.OBBA.OBBA.OBMAKE(&quot;&quot;;&quot;int&quot;;[.L240])))" office:value-type="float" office:value="0.294921875">
            <text:p>0,29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3">
            <text:p>233</text:p>
          </table:table-cell>
          <table:table-cell table:style-name="ce23" table:formula="of:=INFO.OBBA.OBBA.OBGET(INFO.OBBA.OBBA.OBCALL(&quot;&quot;;[.$B$12];&quot;getHaltonNumber&quot;;INFO.OBBA.OBBA.OBMAKE(&quot;&quot;;&quot;int&quot;;[.H241])))" office:value-type="float" office:value="0.33984375">
            <text:p>0,340</text:p>
          </table:table-cell>
          <table:table-cell table:style-name="ce1"/>
          <table:table-cell table:style-name="ce19" table:formula="of:=[.K240]+2" office:value-type="float" office:value="466">
            <text:p>466</text:p>
          </table:table-cell>
          <table:table-cell table:style-name="ce19" table:formula="of:=[.L240]+2" office:value-type="float" office:value="467">
            <text:p>467</text:p>
          </table:table-cell>
          <table:table-cell table:style-name="ce23" table:formula="of:=INFO.OBBA.OBBA.OBGET(INFO.OBBA.OBBA.OBCALL(&quot;&quot;;[.$B$12];&quot;getHaltonNumber&quot;;INFO.OBBA.OBBA.OBMAKE(&quot;&quot;;&quot;int&quot;;[.K241])))" office:value-type="float" office:value="0.794921875">
            <text:p>0,795</text:p>
          </table:table-cell>
          <table:table-cell table:style-name="ce23" table:formula="of:=INFO.OBBA.OBBA.OBGET(INFO.OBBA.OBBA.OBCALL(&quot;&quot;;[.$B$12];&quot;getHaltonNumber&quot;;INFO.OBBA.OBBA.OBMAKE(&quot;&quot;;&quot;int&quot;;[.L241])))" office:value-type="float" office:value="0.169921875">
            <text:p>0,17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4">
            <text:p>234</text:p>
          </table:table-cell>
          <table:table-cell table:style-name="ce23" table:formula="of:=INFO.OBBA.OBBA.OBGET(INFO.OBBA.OBBA.OBCALL(&quot;&quot;;[.$B$12];&quot;getHaltonNumber&quot;;INFO.OBBA.OBBA.OBMAKE(&quot;&quot;;&quot;int&quot;;[.H242])))" office:value-type="float" office:value="0.83984375">
            <text:p>0,840</text:p>
          </table:table-cell>
          <table:table-cell table:style-name="ce1"/>
          <table:table-cell table:style-name="ce19" table:formula="of:=[.K241]+2" office:value-type="float" office:value="468">
            <text:p>468</text:p>
          </table:table-cell>
          <table:table-cell table:style-name="ce19" table:formula="of:=[.L241]+2" office:value-type="float" office:value="469">
            <text:p>469</text:p>
          </table:table-cell>
          <table:table-cell table:style-name="ce23" table:formula="of:=INFO.OBBA.OBBA.OBGET(INFO.OBBA.OBBA.OBCALL(&quot;&quot;;[.$B$12];&quot;getHaltonNumber&quot;;INFO.OBBA.OBBA.OBMAKE(&quot;&quot;;&quot;int&quot;;[.K242])))" office:value-type="float" office:value="0.669921875">
            <text:p>0,670</text:p>
          </table:table-cell>
          <table:table-cell table:style-name="ce23" table:formula="of:=INFO.OBBA.OBBA.OBGET(INFO.OBBA.OBBA.OBCALL(&quot;&quot;;[.$B$12];&quot;getHaltonNumber&quot;;INFO.OBBA.OBBA.OBMAKE(&quot;&quot;;&quot;int&quot;;[.L242])))" office:value-type="float" office:value="0.419921875">
            <text:p>0,42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5">
            <text:p>235</text:p>
          </table:table-cell>
          <table:table-cell table:style-name="ce23" table:formula="of:=INFO.OBBA.OBBA.OBGET(INFO.OBBA.OBBA.OBCALL(&quot;&quot;;[.$B$12];&quot;getHaltonNumber&quot;;INFO.OBBA.OBBA.OBMAKE(&quot;&quot;;&quot;int&quot;;[.H243])))" office:value-type="float" office:value="0.21484375">
            <text:p>0,215</text:p>
          </table:table-cell>
          <table:table-cell table:style-name="ce1"/>
          <table:table-cell table:style-name="ce19" table:formula="of:=[.K242]+2" office:value-type="float" office:value="470">
            <text:p>470</text:p>
          </table:table-cell>
          <table:table-cell table:style-name="ce19" table:formula="of:=[.L242]+2" office:value-type="float" office:value="471">
            <text:p>471</text:p>
          </table:table-cell>
          <table:table-cell table:style-name="ce23" table:formula="of:=INFO.OBBA.OBBA.OBGET(INFO.OBBA.OBBA.OBCALL(&quot;&quot;;[.$B$12];&quot;getHaltonNumber&quot;;INFO.OBBA.OBBA.OBMAKE(&quot;&quot;;&quot;int&quot;;[.K243])))" office:value-type="float" office:value="0.919921875">
            <text:p>0,920</text:p>
          </table:table-cell>
          <table:table-cell table:style-name="ce23" table:formula="of:=INFO.OBBA.OBBA.OBGET(INFO.OBBA.OBBA.OBCALL(&quot;&quot;;[.$B$12];&quot;getHaltonNumber&quot;;INFO.OBBA.OBBA.OBMAKE(&quot;&quot;;&quot;int&quot;;[.L243])))" office:value-type="float" office:value="0.107421875">
            <text:p>0,10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6">
            <text:p>236</text:p>
          </table:table-cell>
          <table:table-cell table:style-name="ce23" table:formula="of:=INFO.OBBA.OBBA.OBGET(INFO.OBBA.OBBA.OBCALL(&quot;&quot;;[.$B$12];&quot;getHaltonNumber&quot;;INFO.OBBA.OBBA.OBMAKE(&quot;&quot;;&quot;int&quot;;[.H244])))" office:value-type="float" office:value="0.71484375">
            <text:p>0,715</text:p>
          </table:table-cell>
          <table:table-cell table:style-name="ce1"/>
          <table:table-cell table:style-name="ce19" table:formula="of:=[.K243]+2" office:value-type="float" office:value="472">
            <text:p>472</text:p>
          </table:table-cell>
          <table:table-cell table:style-name="ce19" table:formula="of:=[.L243]+2" office:value-type="float" office:value="473">
            <text:p>473</text:p>
          </table:table-cell>
          <table:table-cell table:style-name="ce23" table:formula="of:=INFO.OBBA.OBBA.OBGET(INFO.OBBA.OBBA.OBCALL(&quot;&quot;;[.$B$12];&quot;getHaltonNumber&quot;;INFO.OBBA.OBBA.OBMAKE(&quot;&quot;;&quot;int&quot;;[.K244])))" office:value-type="float" office:value="0.607421875">
            <text:p>0,607</text:p>
          </table:table-cell>
          <table:table-cell table:style-name="ce23" table:formula="of:=INFO.OBBA.OBBA.OBGET(INFO.OBBA.OBBA.OBCALL(&quot;&quot;;[.$B$12];&quot;getHaltonNumber&quot;;INFO.OBBA.OBBA.OBMAKE(&quot;&quot;;&quot;int&quot;;[.L244])))" office:value-type="float" office:value="0.357421875">
            <text:p>0,35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7">
            <text:p>237</text:p>
          </table:table-cell>
          <table:table-cell table:style-name="ce23" table:formula="of:=INFO.OBBA.OBBA.OBGET(INFO.OBBA.OBBA.OBCALL(&quot;&quot;;[.$B$12];&quot;getHaltonNumber&quot;;INFO.OBBA.OBBA.OBMAKE(&quot;&quot;;&quot;int&quot;;[.H245])))" office:value-type="float" office:value="0.46484375">
            <text:p>0,465</text:p>
          </table:table-cell>
          <table:table-cell table:style-name="ce1"/>
          <table:table-cell table:style-name="ce19" table:formula="of:=[.K244]+2" office:value-type="float" office:value="474">
            <text:p>474</text:p>
          </table:table-cell>
          <table:table-cell table:style-name="ce19" table:formula="of:=[.L244]+2" office:value-type="float" office:value="475">
            <text:p>475</text:p>
          </table:table-cell>
          <table:table-cell table:style-name="ce23" table:formula="of:=INFO.OBBA.OBBA.OBGET(INFO.OBBA.OBBA.OBCALL(&quot;&quot;;[.$B$12];&quot;getHaltonNumber&quot;;INFO.OBBA.OBBA.OBMAKE(&quot;&quot;;&quot;int&quot;;[.K245])))" office:value-type="float" office:value="0.857421875">
            <text:p>0,857</text:p>
          </table:table-cell>
          <table:table-cell table:style-name="ce23" table:formula="of:=INFO.OBBA.OBBA.OBGET(INFO.OBBA.OBBA.OBCALL(&quot;&quot;;[.$B$12];&quot;getHaltonNumber&quot;;INFO.OBBA.OBBA.OBMAKE(&quot;&quot;;&quot;int&quot;;[.L245])))" office:value-type="float" office:value="0.232421875">
            <text:p>0,23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8">
            <text:p>238</text:p>
          </table:table-cell>
          <table:table-cell table:style-name="ce23" table:formula="of:=INFO.OBBA.OBBA.OBGET(INFO.OBBA.OBBA.OBCALL(&quot;&quot;;[.$B$12];&quot;getHaltonNumber&quot;;INFO.OBBA.OBBA.OBMAKE(&quot;&quot;;&quot;int&quot;;[.H246])))" office:value-type="float" office:value="0.96484375">
            <text:p>0,965</text:p>
          </table:table-cell>
          <table:table-cell table:style-name="ce1"/>
          <table:table-cell table:style-name="ce19" table:formula="of:=[.K245]+2" office:value-type="float" office:value="476">
            <text:p>476</text:p>
          </table:table-cell>
          <table:table-cell table:style-name="ce19" table:formula="of:=[.L245]+2" office:value-type="float" office:value="477">
            <text:p>477</text:p>
          </table:table-cell>
          <table:table-cell table:style-name="ce23" table:formula="of:=INFO.OBBA.OBBA.OBGET(INFO.OBBA.OBBA.OBCALL(&quot;&quot;;[.$B$12];&quot;getHaltonNumber&quot;;INFO.OBBA.OBBA.OBMAKE(&quot;&quot;;&quot;int&quot;;[.K246])))" office:value-type="float" office:value="0.732421875">
            <text:p>0,732</text:p>
          </table:table-cell>
          <table:table-cell table:style-name="ce23" table:formula="of:=INFO.OBBA.OBBA.OBGET(INFO.OBBA.OBBA.OBCALL(&quot;&quot;;[.$B$12];&quot;getHaltonNumber&quot;;INFO.OBBA.OBBA.OBMAKE(&quot;&quot;;&quot;int&quot;;[.L246])))" office:value-type="float" office:value="0.482421875">
            <text:p>0,48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39">
            <text:p>239</text:p>
          </table:table-cell>
          <table:table-cell table:style-name="ce23" table:formula="of:=INFO.OBBA.OBBA.OBGET(INFO.OBBA.OBBA.OBCALL(&quot;&quot;;[.$B$12];&quot;getHaltonNumber&quot;;INFO.OBBA.OBBA.OBMAKE(&quot;&quot;;&quot;int&quot;;[.H247])))" office:value-type="float" office:value="0.05859375">
            <text:p>0,059</text:p>
          </table:table-cell>
          <table:table-cell table:style-name="ce1"/>
          <table:table-cell table:style-name="ce19" table:formula="of:=[.K246]+2" office:value-type="float" office:value="478">
            <text:p>478</text:p>
          </table:table-cell>
          <table:table-cell table:style-name="ce19" table:formula="of:=[.L246]+2" office:value-type="float" office:value="479">
            <text:p>479</text:p>
          </table:table-cell>
          <table:table-cell table:style-name="ce23" table:formula="of:=INFO.OBBA.OBBA.OBGET(INFO.OBBA.OBBA.OBCALL(&quot;&quot;;[.$B$12];&quot;getHaltonNumber&quot;;INFO.OBBA.OBBA.OBMAKE(&quot;&quot;;&quot;int&quot;;[.K247])))" office:value-type="float" office:value="0.982421875">
            <text:p>0,982</text:p>
          </table:table-cell>
          <table:table-cell table:style-name="ce23" table:formula="of:=INFO.OBBA.OBBA.OBGET(INFO.OBBA.OBBA.OBCALL(&quot;&quot;;[.$B$12];&quot;getHaltonNumber&quot;;INFO.OBBA.OBBA.OBMAKE(&quot;&quot;;&quot;int&quot;;[.L247])))" office:value-type="float" office:value="0.029296875">
            <text:p>0,0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0">
            <text:p>240</text:p>
          </table:table-cell>
          <table:table-cell table:style-name="ce23" table:formula="of:=INFO.OBBA.OBBA.OBGET(INFO.OBBA.OBBA.OBCALL(&quot;&quot;;[.$B$12];&quot;getHaltonNumber&quot;;INFO.OBBA.OBBA.OBMAKE(&quot;&quot;;&quot;int&quot;;[.H248])))" office:value-type="float" office:value="0.55859375">
            <text:p>0,559</text:p>
          </table:table-cell>
          <table:table-cell table:style-name="ce1"/>
          <table:table-cell table:style-name="ce19" table:formula="of:=[.K247]+2" office:value-type="float" office:value="480">
            <text:p>480</text:p>
          </table:table-cell>
          <table:table-cell table:style-name="ce19" table:formula="of:=[.L247]+2" office:value-type="float" office:value="481">
            <text:p>481</text:p>
          </table:table-cell>
          <table:table-cell table:style-name="ce23" table:formula="of:=INFO.OBBA.OBBA.OBGET(INFO.OBBA.OBBA.OBCALL(&quot;&quot;;[.$B$12];&quot;getHaltonNumber&quot;;INFO.OBBA.OBBA.OBMAKE(&quot;&quot;;&quot;int&quot;;[.K248])))" office:value-type="float" office:value="0.529296875">
            <text:p>0,529</text:p>
          </table:table-cell>
          <table:table-cell table:style-name="ce23" table:formula="of:=INFO.OBBA.OBBA.OBGET(INFO.OBBA.OBBA.OBCALL(&quot;&quot;;[.$B$12];&quot;getHaltonNumber&quot;;INFO.OBBA.OBBA.OBMAKE(&quot;&quot;;&quot;int&quot;;[.L248])))" office:value-type="float" office:value="0.279296875">
            <text:p>0,2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1">
            <text:p>241</text:p>
          </table:table-cell>
          <table:table-cell table:style-name="ce23" table:formula="of:=INFO.OBBA.OBBA.OBGET(INFO.OBBA.OBBA.OBCALL(&quot;&quot;;[.$B$12];&quot;getHaltonNumber&quot;;INFO.OBBA.OBBA.OBMAKE(&quot;&quot;;&quot;int&quot;;[.H249])))" office:value-type="float" office:value="0.30859375">
            <text:p>0,309</text:p>
          </table:table-cell>
          <table:table-cell table:style-name="ce1"/>
          <table:table-cell table:style-name="ce19" table:formula="of:=[.K248]+2" office:value-type="float" office:value="482">
            <text:p>482</text:p>
          </table:table-cell>
          <table:table-cell table:style-name="ce19" table:formula="of:=[.L248]+2" office:value-type="float" office:value="483">
            <text:p>483</text:p>
          </table:table-cell>
          <table:table-cell table:style-name="ce23" table:formula="of:=INFO.OBBA.OBBA.OBGET(INFO.OBBA.OBBA.OBCALL(&quot;&quot;;[.$B$12];&quot;getHaltonNumber&quot;;INFO.OBBA.OBBA.OBMAKE(&quot;&quot;;&quot;int&quot;;[.K249])))" office:value-type="float" office:value="0.779296875">
            <text:p>0,779</text:p>
          </table:table-cell>
          <table:table-cell table:style-name="ce23" table:formula="of:=INFO.OBBA.OBBA.OBGET(INFO.OBBA.OBBA.OBCALL(&quot;&quot;;[.$B$12];&quot;getHaltonNumber&quot;;INFO.OBBA.OBBA.OBMAKE(&quot;&quot;;&quot;int&quot;;[.L249])))" office:value-type="float" office:value="0.154296875">
            <text:p>0,1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2">
            <text:p>242</text:p>
          </table:table-cell>
          <table:table-cell table:style-name="ce23" table:formula="of:=INFO.OBBA.OBBA.OBGET(INFO.OBBA.OBBA.OBCALL(&quot;&quot;;[.$B$12];&quot;getHaltonNumber&quot;;INFO.OBBA.OBBA.OBMAKE(&quot;&quot;;&quot;int&quot;;[.H250])))" office:value-type="float" office:value="0.80859375">
            <text:p>0,809</text:p>
          </table:table-cell>
          <table:table-cell table:style-name="ce1"/>
          <table:table-cell table:style-name="ce19" table:formula="of:=[.K249]+2" office:value-type="float" office:value="484">
            <text:p>484</text:p>
          </table:table-cell>
          <table:table-cell table:style-name="ce19" table:formula="of:=[.L249]+2" office:value-type="float" office:value="485">
            <text:p>485</text:p>
          </table:table-cell>
          <table:table-cell table:style-name="ce23" table:formula="of:=INFO.OBBA.OBBA.OBGET(INFO.OBBA.OBBA.OBCALL(&quot;&quot;;[.$B$12];&quot;getHaltonNumber&quot;;INFO.OBBA.OBBA.OBMAKE(&quot;&quot;;&quot;int&quot;;[.K250])))" office:value-type="float" office:value="0.654296875">
            <text:p>0,654</text:p>
          </table:table-cell>
          <table:table-cell table:style-name="ce23" table:formula="of:=INFO.OBBA.OBBA.OBGET(INFO.OBBA.OBBA.OBCALL(&quot;&quot;;[.$B$12];&quot;getHaltonNumber&quot;;INFO.OBBA.OBBA.OBMAKE(&quot;&quot;;&quot;int&quot;;[.L250])))" office:value-type="float" office:value="0.404296875">
            <text:p>0,4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3">
            <text:p>243</text:p>
          </table:table-cell>
          <table:table-cell table:style-name="ce23" table:formula="of:=INFO.OBBA.OBBA.OBGET(INFO.OBBA.OBBA.OBCALL(&quot;&quot;;[.$B$12];&quot;getHaltonNumber&quot;;INFO.OBBA.OBBA.OBMAKE(&quot;&quot;;&quot;int&quot;;[.H251])))" office:value-type="float" office:value="0.18359375">
            <text:p>0,184</text:p>
          </table:table-cell>
          <table:table-cell table:style-name="ce1"/>
          <table:table-cell table:style-name="ce19" table:formula="of:=[.K250]+2" office:value-type="float" office:value="486">
            <text:p>486</text:p>
          </table:table-cell>
          <table:table-cell table:style-name="ce19" table:formula="of:=[.L250]+2" office:value-type="float" office:value="487">
            <text:p>487</text:p>
          </table:table-cell>
          <table:table-cell table:style-name="ce23" table:formula="of:=INFO.OBBA.OBBA.OBGET(INFO.OBBA.OBBA.OBCALL(&quot;&quot;;[.$B$12];&quot;getHaltonNumber&quot;;INFO.OBBA.OBBA.OBMAKE(&quot;&quot;;&quot;int&quot;;[.K251])))" office:value-type="float" office:value="0.904296875">
            <text:p>0,904</text:p>
          </table:table-cell>
          <table:table-cell table:style-name="ce23" table:formula="of:=INFO.OBBA.OBBA.OBGET(INFO.OBBA.OBBA.OBCALL(&quot;&quot;;[.$B$12];&quot;getHaltonNumber&quot;;INFO.OBBA.OBBA.OBMAKE(&quot;&quot;;&quot;int&quot;;[.L251])))" office:value-type="float" office:value="0.091796875">
            <text:p>0,09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4">
            <text:p>244</text:p>
          </table:table-cell>
          <table:table-cell table:style-name="ce23" table:formula="of:=INFO.OBBA.OBBA.OBGET(INFO.OBBA.OBBA.OBCALL(&quot;&quot;;[.$B$12];&quot;getHaltonNumber&quot;;INFO.OBBA.OBBA.OBMAKE(&quot;&quot;;&quot;int&quot;;[.H252])))" office:value-type="float" office:value="0.68359375">
            <text:p>0,684</text:p>
          </table:table-cell>
          <table:table-cell table:style-name="ce1"/>
          <table:table-cell table:style-name="ce19" table:formula="of:=[.K251]+2" office:value-type="float" office:value="488">
            <text:p>488</text:p>
          </table:table-cell>
          <table:table-cell table:style-name="ce19" table:formula="of:=[.L251]+2" office:value-type="float" office:value="489">
            <text:p>489</text:p>
          </table:table-cell>
          <table:table-cell table:style-name="ce23" table:formula="of:=INFO.OBBA.OBBA.OBGET(INFO.OBBA.OBBA.OBCALL(&quot;&quot;;[.$B$12];&quot;getHaltonNumber&quot;;INFO.OBBA.OBBA.OBMAKE(&quot;&quot;;&quot;int&quot;;[.K252])))" office:value-type="float" office:value="0.591796875">
            <text:p>0,592</text:p>
          </table:table-cell>
          <table:table-cell table:style-name="ce23" table:formula="of:=INFO.OBBA.OBBA.OBGET(INFO.OBBA.OBBA.OBCALL(&quot;&quot;;[.$B$12];&quot;getHaltonNumber&quot;;INFO.OBBA.OBBA.OBMAKE(&quot;&quot;;&quot;int&quot;;[.L252])))" office:value-type="float" office:value="0.341796875">
            <text:p>0,34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5">
            <text:p>245</text:p>
          </table:table-cell>
          <table:table-cell table:style-name="ce23" table:formula="of:=INFO.OBBA.OBBA.OBGET(INFO.OBBA.OBBA.OBCALL(&quot;&quot;;[.$B$12];&quot;getHaltonNumber&quot;;INFO.OBBA.OBBA.OBMAKE(&quot;&quot;;&quot;int&quot;;[.H253])))" office:value-type="float" office:value="0.43359375">
            <text:p>0,434</text:p>
          </table:table-cell>
          <table:table-cell table:style-name="ce1"/>
          <table:table-cell table:style-name="ce19" table:formula="of:=[.K252]+2" office:value-type="float" office:value="490">
            <text:p>490</text:p>
          </table:table-cell>
          <table:table-cell table:style-name="ce19" table:formula="of:=[.L252]+2" office:value-type="float" office:value="491">
            <text:p>491</text:p>
          </table:table-cell>
          <table:table-cell table:style-name="ce23" table:formula="of:=INFO.OBBA.OBBA.OBGET(INFO.OBBA.OBBA.OBCALL(&quot;&quot;;[.$B$12];&quot;getHaltonNumber&quot;;INFO.OBBA.OBBA.OBMAKE(&quot;&quot;;&quot;int&quot;;[.K253])))" office:value-type="float" office:value="0.841796875">
            <text:p>0,842</text:p>
          </table:table-cell>
          <table:table-cell table:style-name="ce23" table:formula="of:=INFO.OBBA.OBBA.OBGET(INFO.OBBA.OBBA.OBCALL(&quot;&quot;;[.$B$12];&quot;getHaltonNumber&quot;;INFO.OBBA.OBBA.OBMAKE(&quot;&quot;;&quot;int&quot;;[.L253])))" office:value-type="float" office:value="0.216796875">
            <text:p>0,21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6">
            <text:p>246</text:p>
          </table:table-cell>
          <table:table-cell table:style-name="ce23" table:formula="of:=INFO.OBBA.OBBA.OBGET(INFO.OBBA.OBBA.OBCALL(&quot;&quot;;[.$B$12];&quot;getHaltonNumber&quot;;INFO.OBBA.OBBA.OBMAKE(&quot;&quot;;&quot;int&quot;;[.H254])))" office:value-type="float" office:value="0.93359375">
            <text:p>0,934</text:p>
          </table:table-cell>
          <table:table-cell table:style-name="ce1"/>
          <table:table-cell table:style-name="ce19" table:formula="of:=[.K253]+2" office:value-type="float" office:value="492">
            <text:p>492</text:p>
          </table:table-cell>
          <table:table-cell table:style-name="ce19" table:formula="of:=[.L253]+2" office:value-type="float" office:value="493">
            <text:p>493</text:p>
          </table:table-cell>
          <table:table-cell table:style-name="ce23" table:formula="of:=INFO.OBBA.OBBA.OBGET(INFO.OBBA.OBBA.OBCALL(&quot;&quot;;[.$B$12];&quot;getHaltonNumber&quot;;INFO.OBBA.OBBA.OBMAKE(&quot;&quot;;&quot;int&quot;;[.K254])))" office:value-type="float" office:value="0.716796875">
            <text:p>0,717</text:p>
          </table:table-cell>
          <table:table-cell table:style-name="ce23" table:formula="of:=INFO.OBBA.OBBA.OBGET(INFO.OBBA.OBBA.OBCALL(&quot;&quot;;[.$B$12];&quot;getHaltonNumber&quot;;INFO.OBBA.OBBA.OBMAKE(&quot;&quot;;&quot;int&quot;;[.L254])))" office:value-type="float" office:value="0.466796875">
            <text:p>0,46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7">
            <text:p>247</text:p>
          </table:table-cell>
          <table:table-cell table:style-name="ce23" table:formula="of:=INFO.OBBA.OBBA.OBGET(INFO.OBBA.OBBA.OBCALL(&quot;&quot;;[.$B$12];&quot;getHaltonNumber&quot;;INFO.OBBA.OBBA.OBMAKE(&quot;&quot;;&quot;int&quot;;[.H255])))" office:value-type="float" office:value="0.12109375">
            <text:p>0,121</text:p>
          </table:table-cell>
          <table:table-cell table:style-name="ce1"/>
          <table:table-cell table:style-name="ce19" table:formula="of:=[.K254]+2" office:value-type="float" office:value="494">
            <text:p>494</text:p>
          </table:table-cell>
          <table:table-cell table:style-name="ce19" table:formula="of:=[.L254]+2" office:value-type="float" office:value="495">
            <text:p>495</text:p>
          </table:table-cell>
          <table:table-cell table:style-name="ce23" table:formula="of:=INFO.OBBA.OBBA.OBGET(INFO.OBBA.OBBA.OBCALL(&quot;&quot;;[.$B$12];&quot;getHaltonNumber&quot;;INFO.OBBA.OBBA.OBMAKE(&quot;&quot;;&quot;int&quot;;[.K255])))" office:value-type="float" office:value="0.966796875">
            <text:p>0,967</text:p>
          </table:table-cell>
          <table:table-cell table:style-name="ce23" table:formula="of:=INFO.OBBA.OBBA.OBGET(INFO.OBBA.OBBA.OBCALL(&quot;&quot;;[.$B$12];&quot;getHaltonNumber&quot;;INFO.OBBA.OBBA.OBMAKE(&quot;&quot;;&quot;int&quot;;[.L255])))" office:value-type="float" office:value="0.060546875">
            <text:p>0,06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8">
            <text:p>248</text:p>
          </table:table-cell>
          <table:table-cell table:style-name="ce23" table:formula="of:=INFO.OBBA.OBBA.OBGET(INFO.OBBA.OBBA.OBCALL(&quot;&quot;;[.$B$12];&quot;getHaltonNumber&quot;;INFO.OBBA.OBBA.OBMAKE(&quot;&quot;;&quot;int&quot;;[.H256])))" office:value-type="float" office:value="0.62109375">
            <text:p>0,621</text:p>
          </table:table-cell>
          <table:table-cell table:style-name="ce1"/>
          <table:table-cell table:style-name="ce19" table:formula="of:=[.K255]+2" office:value-type="float" office:value="496">
            <text:p>496</text:p>
          </table:table-cell>
          <table:table-cell table:style-name="ce19" table:formula="of:=[.L255]+2" office:value-type="float" office:value="497">
            <text:p>497</text:p>
          </table:table-cell>
          <table:table-cell table:style-name="ce23" table:formula="of:=INFO.OBBA.OBBA.OBGET(INFO.OBBA.OBBA.OBCALL(&quot;&quot;;[.$B$12];&quot;getHaltonNumber&quot;;INFO.OBBA.OBBA.OBMAKE(&quot;&quot;;&quot;int&quot;;[.K256])))" office:value-type="float" office:value="0.560546875">
            <text:p>0,561</text:p>
          </table:table-cell>
          <table:table-cell table:style-name="ce23" table:formula="of:=INFO.OBBA.OBBA.OBGET(INFO.OBBA.OBBA.OBCALL(&quot;&quot;;[.$B$12];&quot;getHaltonNumber&quot;;INFO.OBBA.OBBA.OBMAKE(&quot;&quot;;&quot;int&quot;;[.L256])))" office:value-type="float" office:value="0.310546875">
            <text:p>0,31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49">
            <text:p>249</text:p>
          </table:table-cell>
          <table:table-cell table:style-name="ce23" table:formula="of:=INFO.OBBA.OBBA.OBGET(INFO.OBBA.OBBA.OBCALL(&quot;&quot;;[.$B$12];&quot;getHaltonNumber&quot;;INFO.OBBA.OBBA.OBMAKE(&quot;&quot;;&quot;int&quot;;[.H257])))" office:value-type="float" office:value="0.37109375">
            <text:p>0,371</text:p>
          </table:table-cell>
          <table:table-cell table:style-name="ce1"/>
          <table:table-cell table:style-name="ce19" table:formula="of:=[.K256]+2" office:value-type="float" office:value="498">
            <text:p>498</text:p>
          </table:table-cell>
          <table:table-cell table:style-name="ce19" table:formula="of:=[.L256]+2" office:value-type="float" office:value="499">
            <text:p>499</text:p>
          </table:table-cell>
          <table:table-cell table:style-name="ce23" table:formula="of:=INFO.OBBA.OBBA.OBGET(INFO.OBBA.OBBA.OBCALL(&quot;&quot;;[.$B$12];&quot;getHaltonNumber&quot;;INFO.OBBA.OBBA.OBMAKE(&quot;&quot;;&quot;int&quot;;[.K257])))" office:value-type="float" office:value="0.810546875">
            <text:p>0,811</text:p>
          </table:table-cell>
          <table:table-cell table:style-name="ce23" table:formula="of:=INFO.OBBA.OBBA.OBGET(INFO.OBBA.OBBA.OBCALL(&quot;&quot;;[.$B$12];&quot;getHaltonNumber&quot;;INFO.OBBA.OBBA.OBMAKE(&quot;&quot;;&quot;int&quot;;[.L257])))" office:value-type="float" office:value="0.185546875">
            <text:p>0,18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0">
            <text:p>250</text:p>
          </table:table-cell>
          <table:table-cell table:style-name="ce23" table:formula="of:=INFO.OBBA.OBBA.OBGET(INFO.OBBA.OBBA.OBCALL(&quot;&quot;;[.$B$12];&quot;getHaltonNumber&quot;;INFO.OBBA.OBBA.OBMAKE(&quot;&quot;;&quot;int&quot;;[.H258])))" office:value-type="float" office:value="0.87109375">
            <text:p>0,871</text:p>
          </table:table-cell>
          <table:table-cell table:style-name="ce1"/>
          <table:table-cell table:style-name="ce19" table:formula="of:=[.K257]+2" office:value-type="float" office:value="500">
            <text:p>500</text:p>
          </table:table-cell>
          <table:table-cell table:style-name="ce19" table:formula="of:=[.L257]+2" office:value-type="float" office:value="501">
            <text:p>501</text:p>
          </table:table-cell>
          <table:table-cell table:style-name="ce23" table:formula="of:=INFO.OBBA.OBBA.OBGET(INFO.OBBA.OBBA.OBCALL(&quot;&quot;;[.$B$12];&quot;getHaltonNumber&quot;;INFO.OBBA.OBBA.OBMAKE(&quot;&quot;;&quot;int&quot;;[.K258])))" office:value-type="float" office:value="0.685546875">
            <text:p>0,686</text:p>
          </table:table-cell>
          <table:table-cell table:style-name="ce23" table:formula="of:=INFO.OBBA.OBBA.OBGET(INFO.OBBA.OBBA.OBCALL(&quot;&quot;;[.$B$12];&quot;getHaltonNumber&quot;;INFO.OBBA.OBBA.OBMAKE(&quot;&quot;;&quot;int&quot;;[.L258])))" office:value-type="float" office:value="0.435546875">
            <text:p>0,43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1">
            <text:p>251</text:p>
          </table:table-cell>
          <table:table-cell table:style-name="ce23" table:formula="of:=INFO.OBBA.OBBA.OBGET(INFO.OBBA.OBBA.OBCALL(&quot;&quot;;[.$B$12];&quot;getHaltonNumber&quot;;INFO.OBBA.OBBA.OBMAKE(&quot;&quot;;&quot;int&quot;;[.H259])))" office:value-type="float" office:value="0.24609375">
            <text:p>0,246</text:p>
          </table:table-cell>
          <table:table-cell table:style-name="ce1"/>
          <table:table-cell table:style-name="ce19" table:formula="of:=[.K258]+2" office:value-type="float" office:value="502">
            <text:p>502</text:p>
          </table:table-cell>
          <table:table-cell table:style-name="ce19" table:formula="of:=[.L258]+2" office:value-type="float" office:value="503">
            <text:p>503</text:p>
          </table:table-cell>
          <table:table-cell table:style-name="ce23" table:formula="of:=INFO.OBBA.OBBA.OBGET(INFO.OBBA.OBBA.OBCALL(&quot;&quot;;[.$B$12];&quot;getHaltonNumber&quot;;INFO.OBBA.OBBA.OBMAKE(&quot;&quot;;&quot;int&quot;;[.K259])))" office:value-type="float" office:value="0.935546875">
            <text:p>0,936</text:p>
          </table:table-cell>
          <table:table-cell table:style-name="ce23" table:formula="of:=INFO.OBBA.OBBA.OBGET(INFO.OBBA.OBBA.OBCALL(&quot;&quot;;[.$B$12];&quot;getHaltonNumber&quot;;INFO.OBBA.OBBA.OBMAKE(&quot;&quot;;&quot;int&quot;;[.L259])))" office:value-type="float" office:value="0.123046875">
            <text:p>0,12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2">
            <text:p>252</text:p>
          </table:table-cell>
          <table:table-cell table:style-name="ce23" table:formula="of:=INFO.OBBA.OBBA.OBGET(INFO.OBBA.OBBA.OBCALL(&quot;&quot;;[.$B$12];&quot;getHaltonNumber&quot;;INFO.OBBA.OBBA.OBMAKE(&quot;&quot;;&quot;int&quot;;[.H260])))" office:value-type="float" office:value="0.74609375">
            <text:p>0,746</text:p>
          </table:table-cell>
          <table:table-cell table:style-name="ce1"/>
          <table:table-cell table:style-name="ce19" table:formula="of:=[.K259]+2" office:value-type="float" office:value="504">
            <text:p>504</text:p>
          </table:table-cell>
          <table:table-cell table:style-name="ce19" table:formula="of:=[.L259]+2" office:value-type="float" office:value="505">
            <text:p>505</text:p>
          </table:table-cell>
          <table:table-cell table:style-name="ce23" table:formula="of:=INFO.OBBA.OBBA.OBGET(INFO.OBBA.OBBA.OBCALL(&quot;&quot;;[.$B$12];&quot;getHaltonNumber&quot;;INFO.OBBA.OBBA.OBMAKE(&quot;&quot;;&quot;int&quot;;[.K260])))" office:value-type="float" office:value="0.623046875">
            <text:p>0,623</text:p>
          </table:table-cell>
          <table:table-cell table:style-name="ce23" table:formula="of:=INFO.OBBA.OBBA.OBGET(INFO.OBBA.OBBA.OBCALL(&quot;&quot;;[.$B$12];&quot;getHaltonNumber&quot;;INFO.OBBA.OBBA.OBMAKE(&quot;&quot;;&quot;int&quot;;[.L260])))" office:value-type="float" office:value="0.373046875">
            <text:p>0,37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3">
            <text:p>253</text:p>
          </table:table-cell>
          <table:table-cell table:style-name="ce23" table:formula="of:=INFO.OBBA.OBBA.OBGET(INFO.OBBA.OBBA.OBCALL(&quot;&quot;;[.$B$12];&quot;getHaltonNumber&quot;;INFO.OBBA.OBBA.OBMAKE(&quot;&quot;;&quot;int&quot;;[.H261])))" office:value-type="float" office:value="0.49609375">
            <text:p>0,496</text:p>
          </table:table-cell>
          <table:table-cell table:style-name="ce1"/>
          <table:table-cell table:style-name="ce19" table:formula="of:=[.K260]+2" office:value-type="float" office:value="506">
            <text:p>506</text:p>
          </table:table-cell>
          <table:table-cell table:style-name="ce19" table:formula="of:=[.L260]+2" office:value-type="float" office:value="507">
            <text:p>507</text:p>
          </table:table-cell>
          <table:table-cell table:style-name="ce23" table:formula="of:=INFO.OBBA.OBBA.OBGET(INFO.OBBA.OBBA.OBCALL(&quot;&quot;;[.$B$12];&quot;getHaltonNumber&quot;;INFO.OBBA.OBBA.OBMAKE(&quot;&quot;;&quot;int&quot;;[.K261])))" office:value-type="float" office:value="0.873046875">
            <text:p>0,873</text:p>
          </table:table-cell>
          <table:table-cell table:style-name="ce23" table:formula="of:=INFO.OBBA.OBBA.OBGET(INFO.OBBA.OBBA.OBCALL(&quot;&quot;;[.$B$12];&quot;getHaltonNumber&quot;;INFO.OBBA.OBBA.OBMAKE(&quot;&quot;;&quot;int&quot;;[.L261])))" office:value-type="float" office:value="0.248046875">
            <text:p>0,24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4">
            <text:p>254</text:p>
          </table:table-cell>
          <table:table-cell table:style-name="ce23" table:formula="of:=INFO.OBBA.OBBA.OBGET(INFO.OBBA.OBBA.OBCALL(&quot;&quot;;[.$B$12];&quot;getHaltonNumber&quot;;INFO.OBBA.OBBA.OBMAKE(&quot;&quot;;&quot;int&quot;;[.H262])))" office:value-type="float" office:value="0.99609375">
            <text:p>0,996</text:p>
          </table:table-cell>
          <table:table-cell table:style-name="ce1"/>
          <table:table-cell table:style-name="ce19" table:formula="of:=[.K261]+2" office:value-type="float" office:value="508">
            <text:p>508</text:p>
          </table:table-cell>
          <table:table-cell table:style-name="ce19" table:formula="of:=[.L261]+2" office:value-type="float" office:value="509">
            <text:p>509</text:p>
          </table:table-cell>
          <table:table-cell table:style-name="ce23" table:formula="of:=INFO.OBBA.OBBA.OBGET(INFO.OBBA.OBBA.OBCALL(&quot;&quot;;[.$B$12];&quot;getHaltonNumber&quot;;INFO.OBBA.OBBA.OBMAKE(&quot;&quot;;&quot;int&quot;;[.K262])))" office:value-type="float" office:value="0.748046875">
            <text:p>0,748</text:p>
          </table:table-cell>
          <table:table-cell table:style-name="ce23" table:formula="of:=INFO.OBBA.OBBA.OBGET(INFO.OBBA.OBBA.OBCALL(&quot;&quot;;[.$B$12];&quot;getHaltonNumber&quot;;INFO.OBBA.OBBA.OBMAKE(&quot;&quot;;&quot;int&quot;;[.L262])))" office:value-type="float" office:value="0.498046875">
            <text:p>0,49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5">
            <text:p>255</text:p>
          </table:table-cell>
          <table:table-cell table:style-name="ce23" table:formula="of:=INFO.OBBA.OBBA.OBGET(INFO.OBBA.OBBA.OBCALL(&quot;&quot;;[.$B$12];&quot;getHaltonNumber&quot;;INFO.OBBA.OBBA.OBMAKE(&quot;&quot;;&quot;int&quot;;[.H263])))" office:value-type="float" office:value="0.001953125">
            <text:p>0,002</text:p>
          </table:table-cell>
          <table:table-cell table:style-name="ce1"/>
          <table:table-cell table:style-name="ce19" table:formula="of:=[.K262]+2" office:value-type="float" office:value="510">
            <text:p>510</text:p>
          </table:table-cell>
          <table:table-cell table:style-name="ce19" table:formula="of:=[.L262]+2" office:value-type="float" office:value="511">
            <text:p>511</text:p>
          </table:table-cell>
          <table:table-cell table:style-name="ce23" table:formula="of:=INFO.OBBA.OBBA.OBGET(INFO.OBBA.OBBA.OBCALL(&quot;&quot;;[.$B$12];&quot;getHaltonNumber&quot;;INFO.OBBA.OBBA.OBMAKE(&quot;&quot;;&quot;int&quot;;[.K263])))" office:value-type="float" office:value="0.998046875">
            <text:p>0,998</text:p>
          </table:table-cell>
          <table:table-cell table:style-name="ce23" table:formula="of:=INFO.OBBA.OBBA.OBGET(INFO.OBBA.OBBA.OBCALL(&quot;&quot;;[.$B$12];&quot;getHaltonNumber&quot;;INFO.OBBA.OBBA.OBMAKE(&quot;&quot;;&quot;int&quot;;[.L263])))" office:value-type="float" office:value="0.0009765625">
            <text:p>0,00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6">
            <text:p>256</text:p>
          </table:table-cell>
          <table:table-cell table:style-name="ce23" table:formula="of:=INFO.OBBA.OBBA.OBGET(INFO.OBBA.OBBA.OBCALL(&quot;&quot;;[.$B$12];&quot;getHaltonNumber&quot;;INFO.OBBA.OBBA.OBMAKE(&quot;&quot;;&quot;int&quot;;[.H264])))" office:value-type="float" office:value="0.501953125">
            <text:p>0,502</text:p>
          </table:table-cell>
          <table:table-cell table:style-name="ce1"/>
          <table:table-cell table:style-name="ce19" table:formula="of:=[.K263]+2" office:value-type="float" office:value="512">
            <text:p>512</text:p>
          </table:table-cell>
          <table:table-cell table:style-name="ce19" table:formula="of:=[.L263]+2" office:value-type="float" office:value="513">
            <text:p>513</text:p>
          </table:table-cell>
          <table:table-cell table:style-name="ce23" table:formula="of:=INFO.OBBA.OBBA.OBGET(INFO.OBBA.OBBA.OBCALL(&quot;&quot;;[.$B$12];&quot;getHaltonNumber&quot;;INFO.OBBA.OBBA.OBMAKE(&quot;&quot;;&quot;int&quot;;[.K264])))" office:value-type="float" office:value="0.5009765625">
            <text:p>0,501</text:p>
          </table:table-cell>
          <table:table-cell table:style-name="ce23" table:formula="of:=INFO.OBBA.OBBA.OBGET(INFO.OBBA.OBBA.OBCALL(&quot;&quot;;[.$B$12];&quot;getHaltonNumber&quot;;INFO.OBBA.OBBA.OBMAKE(&quot;&quot;;&quot;int&quot;;[.L264])))" office:value-type="float" office:value="0.2509765625">
            <text:p>0,25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7">
            <text:p>257</text:p>
          </table:table-cell>
          <table:table-cell table:style-name="ce23" table:formula="of:=INFO.OBBA.OBBA.OBGET(INFO.OBBA.OBBA.OBCALL(&quot;&quot;;[.$B$12];&quot;getHaltonNumber&quot;;INFO.OBBA.OBBA.OBMAKE(&quot;&quot;;&quot;int&quot;;[.H265])))" office:value-type="float" office:value="0.251953125">
            <text:p>0,252</text:p>
          </table:table-cell>
          <table:table-cell table:style-name="ce1"/>
          <table:table-cell table:style-name="ce19" table:formula="of:=[.K264]+2" office:value-type="float" office:value="514">
            <text:p>514</text:p>
          </table:table-cell>
          <table:table-cell table:style-name="ce19" table:formula="of:=[.L264]+2" office:value-type="float" office:value="515">
            <text:p>515</text:p>
          </table:table-cell>
          <table:table-cell table:style-name="ce23" table:formula="of:=INFO.OBBA.OBBA.OBGET(INFO.OBBA.OBBA.OBCALL(&quot;&quot;;[.$B$12];&quot;getHaltonNumber&quot;;INFO.OBBA.OBBA.OBMAKE(&quot;&quot;;&quot;int&quot;;[.K265])))" office:value-type="float" office:value="0.7509765625">
            <text:p>0,751</text:p>
          </table:table-cell>
          <table:table-cell table:style-name="ce23" table:formula="of:=INFO.OBBA.OBBA.OBGET(INFO.OBBA.OBBA.OBCALL(&quot;&quot;;[.$B$12];&quot;getHaltonNumber&quot;;INFO.OBBA.OBBA.OBMAKE(&quot;&quot;;&quot;int&quot;;[.L265])))" office:value-type="float" office:value="0.1259765625">
            <text:p>0,12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8">
            <text:p>258</text:p>
          </table:table-cell>
          <table:table-cell table:style-name="ce23" table:formula="of:=INFO.OBBA.OBBA.OBGET(INFO.OBBA.OBBA.OBCALL(&quot;&quot;;[.$B$12];&quot;getHaltonNumber&quot;;INFO.OBBA.OBBA.OBMAKE(&quot;&quot;;&quot;int&quot;;[.H266])))" office:value-type="float" office:value="0.751953125">
            <text:p>0,752</text:p>
          </table:table-cell>
          <table:table-cell table:style-name="ce1"/>
          <table:table-cell table:style-name="ce19" table:formula="of:=[.K265]+2" office:value-type="float" office:value="516">
            <text:p>516</text:p>
          </table:table-cell>
          <table:table-cell table:style-name="ce19" table:formula="of:=[.L265]+2" office:value-type="float" office:value="517">
            <text:p>517</text:p>
          </table:table-cell>
          <table:table-cell table:style-name="ce23" table:formula="of:=INFO.OBBA.OBBA.OBGET(INFO.OBBA.OBBA.OBCALL(&quot;&quot;;[.$B$12];&quot;getHaltonNumber&quot;;INFO.OBBA.OBBA.OBMAKE(&quot;&quot;;&quot;int&quot;;[.K266])))" office:value-type="float" office:value="0.6259765625">
            <text:p>0,626</text:p>
          </table:table-cell>
          <table:table-cell table:style-name="ce23" table:formula="of:=INFO.OBBA.OBBA.OBGET(INFO.OBBA.OBBA.OBCALL(&quot;&quot;;[.$B$12];&quot;getHaltonNumber&quot;;INFO.OBBA.OBBA.OBMAKE(&quot;&quot;;&quot;int&quot;;[.L266])))" office:value-type="float" office:value="0.3759765625">
            <text:p>0,37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59">
            <text:p>259</text:p>
          </table:table-cell>
          <table:table-cell table:style-name="ce23" table:formula="of:=INFO.OBBA.OBBA.OBGET(INFO.OBBA.OBBA.OBCALL(&quot;&quot;;[.$B$12];&quot;getHaltonNumber&quot;;INFO.OBBA.OBBA.OBMAKE(&quot;&quot;;&quot;int&quot;;[.H267])))" office:value-type="float" office:value="0.126953125">
            <text:p>0,127</text:p>
          </table:table-cell>
          <table:table-cell table:style-name="ce1"/>
          <table:table-cell table:style-name="ce19" table:formula="of:=[.K266]+2" office:value-type="float" office:value="518">
            <text:p>518</text:p>
          </table:table-cell>
          <table:table-cell table:style-name="ce19" table:formula="of:=[.L266]+2" office:value-type="float" office:value="519">
            <text:p>519</text:p>
          </table:table-cell>
          <table:table-cell table:style-name="ce23" table:formula="of:=INFO.OBBA.OBBA.OBGET(INFO.OBBA.OBBA.OBCALL(&quot;&quot;;[.$B$12];&quot;getHaltonNumber&quot;;INFO.OBBA.OBBA.OBMAKE(&quot;&quot;;&quot;int&quot;;[.K267])))" office:value-type="float" office:value="0.8759765625">
            <text:p>0,876</text:p>
          </table:table-cell>
          <table:table-cell table:style-name="ce23" table:formula="of:=INFO.OBBA.OBBA.OBGET(INFO.OBBA.OBBA.OBCALL(&quot;&quot;;[.$B$12];&quot;getHaltonNumber&quot;;INFO.OBBA.OBBA.OBMAKE(&quot;&quot;;&quot;int&quot;;[.L267])))" office:value-type="float" office:value="0.0634765625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0">
            <text:p>260</text:p>
          </table:table-cell>
          <table:table-cell table:style-name="ce23" table:formula="of:=INFO.OBBA.OBBA.OBGET(INFO.OBBA.OBBA.OBCALL(&quot;&quot;;[.$B$12];&quot;getHaltonNumber&quot;;INFO.OBBA.OBBA.OBMAKE(&quot;&quot;;&quot;int&quot;;[.H268])))" office:value-type="float" office:value="0.626953125">
            <text:p>0,627</text:p>
          </table:table-cell>
          <table:table-cell table:style-name="ce1"/>
          <table:table-cell table:style-name="ce19" table:formula="of:=[.K267]+2" office:value-type="float" office:value="520">
            <text:p>520</text:p>
          </table:table-cell>
          <table:table-cell table:style-name="ce19" table:formula="of:=[.L267]+2" office:value-type="float" office:value="521">
            <text:p>521</text:p>
          </table:table-cell>
          <table:table-cell table:style-name="ce23" table:formula="of:=INFO.OBBA.OBBA.OBGET(INFO.OBBA.OBBA.OBCALL(&quot;&quot;;[.$B$12];&quot;getHaltonNumber&quot;;INFO.OBBA.OBBA.OBMAKE(&quot;&quot;;&quot;int&quot;;[.K268])))" office:value-type="float" office:value="0.5634765625">
            <text:p>0,563</text:p>
          </table:table-cell>
          <table:table-cell table:style-name="ce23" table:formula="of:=INFO.OBBA.OBBA.OBGET(INFO.OBBA.OBBA.OBCALL(&quot;&quot;;[.$B$12];&quot;getHaltonNumber&quot;;INFO.OBBA.OBBA.OBMAKE(&quot;&quot;;&quot;int&quot;;[.L268])))" office:value-type="float" office:value="0.3134765625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1">
            <text:p>261</text:p>
          </table:table-cell>
          <table:table-cell table:style-name="ce23" table:formula="of:=INFO.OBBA.OBBA.OBGET(INFO.OBBA.OBBA.OBCALL(&quot;&quot;;[.$B$12];&quot;getHaltonNumber&quot;;INFO.OBBA.OBBA.OBMAKE(&quot;&quot;;&quot;int&quot;;[.H269])))" office:value-type="float" office:value="0.376953125">
            <text:p>0,377</text:p>
          </table:table-cell>
          <table:table-cell table:style-name="ce1"/>
          <table:table-cell table:style-name="ce19" table:formula="of:=[.K268]+2" office:value-type="float" office:value="522">
            <text:p>522</text:p>
          </table:table-cell>
          <table:table-cell table:style-name="ce19" table:formula="of:=[.L268]+2" office:value-type="float" office:value="523">
            <text:p>523</text:p>
          </table:table-cell>
          <table:table-cell table:style-name="ce23" table:formula="of:=INFO.OBBA.OBBA.OBGET(INFO.OBBA.OBBA.OBCALL(&quot;&quot;;[.$B$12];&quot;getHaltonNumber&quot;;INFO.OBBA.OBBA.OBMAKE(&quot;&quot;;&quot;int&quot;;[.K269])))" office:value-type="float" office:value="0.8134765625">
            <text:p>0,813</text:p>
          </table:table-cell>
          <table:table-cell table:style-name="ce23" table:formula="of:=INFO.OBBA.OBBA.OBGET(INFO.OBBA.OBBA.OBCALL(&quot;&quot;;[.$B$12];&quot;getHaltonNumber&quot;;INFO.OBBA.OBBA.OBMAKE(&quot;&quot;;&quot;int&quot;;[.L269])))" office:value-type="float" office:value="0.1884765625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2">
            <text:p>262</text:p>
          </table:table-cell>
          <table:table-cell table:style-name="ce23" table:formula="of:=INFO.OBBA.OBBA.OBGET(INFO.OBBA.OBBA.OBCALL(&quot;&quot;;[.$B$12];&quot;getHaltonNumber&quot;;INFO.OBBA.OBBA.OBMAKE(&quot;&quot;;&quot;int&quot;;[.H270])))" office:value-type="float" office:value="0.876953125">
            <text:p>0,877</text:p>
          </table:table-cell>
          <table:table-cell table:style-name="ce1"/>
          <table:table-cell table:style-name="ce19" table:formula="of:=[.K269]+2" office:value-type="float" office:value="524">
            <text:p>524</text:p>
          </table:table-cell>
          <table:table-cell table:style-name="ce19" table:formula="of:=[.L269]+2" office:value-type="float" office:value="525">
            <text:p>525</text:p>
          </table:table-cell>
          <table:table-cell table:style-name="ce23" table:formula="of:=INFO.OBBA.OBBA.OBGET(INFO.OBBA.OBBA.OBCALL(&quot;&quot;;[.$B$12];&quot;getHaltonNumber&quot;;INFO.OBBA.OBBA.OBMAKE(&quot;&quot;;&quot;int&quot;;[.K270])))" office:value-type="float" office:value="0.6884765625">
            <text:p>0,688</text:p>
          </table:table-cell>
          <table:table-cell table:style-name="ce23" table:formula="of:=INFO.OBBA.OBBA.OBGET(INFO.OBBA.OBBA.OBCALL(&quot;&quot;;[.$B$12];&quot;getHaltonNumber&quot;;INFO.OBBA.OBBA.OBMAKE(&quot;&quot;;&quot;int&quot;;[.L270])))" office:value-type="float" office:value="0.4384765625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3">
            <text:p>263</text:p>
          </table:table-cell>
          <table:table-cell table:style-name="ce23" table:formula="of:=INFO.OBBA.OBBA.OBGET(INFO.OBBA.OBBA.OBCALL(&quot;&quot;;[.$B$12];&quot;getHaltonNumber&quot;;INFO.OBBA.OBBA.OBMAKE(&quot;&quot;;&quot;int&quot;;[.H271])))" office:value-type="float" office:value="0.064453125">
            <text:p>0,064</text:p>
          </table:table-cell>
          <table:table-cell table:style-name="ce1"/>
          <table:table-cell table:style-name="ce19" table:formula="of:=[.K270]+2" office:value-type="float" office:value="526">
            <text:p>526</text:p>
          </table:table-cell>
          <table:table-cell table:style-name="ce19" table:formula="of:=[.L270]+2" office:value-type="float" office:value="527">
            <text:p>527</text:p>
          </table:table-cell>
          <table:table-cell table:style-name="ce23" table:formula="of:=INFO.OBBA.OBBA.OBGET(INFO.OBBA.OBBA.OBCALL(&quot;&quot;;[.$B$12];&quot;getHaltonNumber&quot;;INFO.OBBA.OBBA.OBMAKE(&quot;&quot;;&quot;int&quot;;[.K271])))" office:value-type="float" office:value="0.9384765625">
            <text:p>0,938</text:p>
          </table:table-cell>
          <table:table-cell table:style-name="ce23" table:formula="of:=INFO.OBBA.OBBA.OBGET(INFO.OBBA.OBBA.OBCALL(&quot;&quot;;[.$B$12];&quot;getHaltonNumber&quot;;INFO.OBBA.OBBA.OBMAKE(&quot;&quot;;&quot;int&quot;;[.L271])))" office:value-type="float" office:value="0.0322265625">
            <text:p>0,03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4">
            <text:p>264</text:p>
          </table:table-cell>
          <table:table-cell table:style-name="ce23" table:formula="of:=INFO.OBBA.OBBA.OBGET(INFO.OBBA.OBBA.OBCALL(&quot;&quot;;[.$B$12];&quot;getHaltonNumber&quot;;INFO.OBBA.OBBA.OBMAKE(&quot;&quot;;&quot;int&quot;;[.H272])))" office:value-type="float" office:value="0.564453125">
            <text:p>0,564</text:p>
          </table:table-cell>
          <table:table-cell table:style-name="ce1"/>
          <table:table-cell table:style-name="ce19" table:formula="of:=[.K271]+2" office:value-type="float" office:value="528">
            <text:p>528</text:p>
          </table:table-cell>
          <table:table-cell table:style-name="ce19" table:formula="of:=[.L271]+2" office:value-type="float" office:value="529">
            <text:p>529</text:p>
          </table:table-cell>
          <table:table-cell table:style-name="ce23" table:formula="of:=INFO.OBBA.OBBA.OBGET(INFO.OBBA.OBBA.OBCALL(&quot;&quot;;[.$B$12];&quot;getHaltonNumber&quot;;INFO.OBBA.OBBA.OBMAKE(&quot;&quot;;&quot;int&quot;;[.K272])))" office:value-type="float" office:value="0.5322265625">
            <text:p>0,532</text:p>
          </table:table-cell>
          <table:table-cell table:style-name="ce23" table:formula="of:=INFO.OBBA.OBBA.OBGET(INFO.OBBA.OBBA.OBCALL(&quot;&quot;;[.$B$12];&quot;getHaltonNumber&quot;;INFO.OBBA.OBBA.OBMAKE(&quot;&quot;;&quot;int&quot;;[.L272])))" office:value-type="float" office:value="0.2822265625">
            <text:p>0,28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5">
            <text:p>265</text:p>
          </table:table-cell>
          <table:table-cell table:style-name="ce23" table:formula="of:=INFO.OBBA.OBBA.OBGET(INFO.OBBA.OBBA.OBCALL(&quot;&quot;;[.$B$12];&quot;getHaltonNumber&quot;;INFO.OBBA.OBBA.OBMAKE(&quot;&quot;;&quot;int&quot;;[.H273])))" office:value-type="float" office:value="0.314453125">
            <text:p>0,314</text:p>
          </table:table-cell>
          <table:table-cell table:style-name="ce1"/>
          <table:table-cell table:style-name="ce19" table:formula="of:=[.K272]+2" office:value-type="float" office:value="530">
            <text:p>530</text:p>
          </table:table-cell>
          <table:table-cell table:style-name="ce19" table:formula="of:=[.L272]+2" office:value-type="float" office:value="531">
            <text:p>531</text:p>
          </table:table-cell>
          <table:table-cell table:style-name="ce23" table:formula="of:=INFO.OBBA.OBBA.OBGET(INFO.OBBA.OBBA.OBCALL(&quot;&quot;;[.$B$12];&quot;getHaltonNumber&quot;;INFO.OBBA.OBBA.OBMAKE(&quot;&quot;;&quot;int&quot;;[.K273])))" office:value-type="float" office:value="0.7822265625">
            <text:p>0,782</text:p>
          </table:table-cell>
          <table:table-cell table:style-name="ce23" table:formula="of:=INFO.OBBA.OBBA.OBGET(INFO.OBBA.OBBA.OBCALL(&quot;&quot;;[.$B$12];&quot;getHaltonNumber&quot;;INFO.OBBA.OBBA.OBMAKE(&quot;&quot;;&quot;int&quot;;[.L273])))" office:value-type="float" office:value="0.1572265625">
            <text:p>0,15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6">
            <text:p>266</text:p>
          </table:table-cell>
          <table:table-cell table:style-name="ce23" table:formula="of:=INFO.OBBA.OBBA.OBGET(INFO.OBBA.OBBA.OBCALL(&quot;&quot;;[.$B$12];&quot;getHaltonNumber&quot;;INFO.OBBA.OBBA.OBMAKE(&quot;&quot;;&quot;int&quot;;[.H274])))" office:value-type="float" office:value="0.814453125">
            <text:p>0,814</text:p>
          </table:table-cell>
          <table:table-cell table:style-name="ce1"/>
          <table:table-cell table:style-name="ce19" table:formula="of:=[.K273]+2" office:value-type="float" office:value="532">
            <text:p>532</text:p>
          </table:table-cell>
          <table:table-cell table:style-name="ce19" table:formula="of:=[.L273]+2" office:value-type="float" office:value="533">
            <text:p>533</text:p>
          </table:table-cell>
          <table:table-cell table:style-name="ce23" table:formula="of:=INFO.OBBA.OBBA.OBGET(INFO.OBBA.OBBA.OBCALL(&quot;&quot;;[.$B$12];&quot;getHaltonNumber&quot;;INFO.OBBA.OBBA.OBMAKE(&quot;&quot;;&quot;int&quot;;[.K274])))" office:value-type="float" office:value="0.6572265625">
            <text:p>0,657</text:p>
          </table:table-cell>
          <table:table-cell table:style-name="ce23" table:formula="of:=INFO.OBBA.OBBA.OBGET(INFO.OBBA.OBBA.OBCALL(&quot;&quot;;[.$B$12];&quot;getHaltonNumber&quot;;INFO.OBBA.OBBA.OBMAKE(&quot;&quot;;&quot;int&quot;;[.L274])))" office:value-type="float" office:value="0.4072265625">
            <text:p>0,40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7">
            <text:p>267</text:p>
          </table:table-cell>
          <table:table-cell table:style-name="ce23" table:formula="of:=INFO.OBBA.OBBA.OBGET(INFO.OBBA.OBBA.OBCALL(&quot;&quot;;[.$B$12];&quot;getHaltonNumber&quot;;INFO.OBBA.OBBA.OBMAKE(&quot;&quot;;&quot;int&quot;;[.H275])))" office:value-type="float" office:value="0.189453125">
            <text:p>0,189</text:p>
          </table:table-cell>
          <table:table-cell table:style-name="ce1"/>
          <table:table-cell table:style-name="ce19" table:formula="of:=[.K274]+2" office:value-type="float" office:value="534">
            <text:p>534</text:p>
          </table:table-cell>
          <table:table-cell table:style-name="ce19" table:formula="of:=[.L274]+2" office:value-type="float" office:value="535">
            <text:p>535</text:p>
          </table:table-cell>
          <table:table-cell table:style-name="ce23" table:formula="of:=INFO.OBBA.OBBA.OBGET(INFO.OBBA.OBBA.OBCALL(&quot;&quot;;[.$B$12];&quot;getHaltonNumber&quot;;INFO.OBBA.OBBA.OBMAKE(&quot;&quot;;&quot;int&quot;;[.K275])))" office:value-type="float" office:value="0.9072265625">
            <text:p>0,907</text:p>
          </table:table-cell>
          <table:table-cell table:style-name="ce23" table:formula="of:=INFO.OBBA.OBBA.OBGET(INFO.OBBA.OBBA.OBCALL(&quot;&quot;;[.$B$12];&quot;getHaltonNumber&quot;;INFO.OBBA.OBBA.OBMAKE(&quot;&quot;;&quot;int&quot;;[.L275])))" office:value-type="float" office:value="0.0947265625">
            <text:p>0,09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8">
            <text:p>268</text:p>
          </table:table-cell>
          <table:table-cell table:style-name="ce23" table:formula="of:=INFO.OBBA.OBBA.OBGET(INFO.OBBA.OBBA.OBCALL(&quot;&quot;;[.$B$12];&quot;getHaltonNumber&quot;;INFO.OBBA.OBBA.OBMAKE(&quot;&quot;;&quot;int&quot;;[.H276])))" office:value-type="float" office:value="0.689453125">
            <text:p>0,689</text:p>
          </table:table-cell>
          <table:table-cell table:style-name="ce1"/>
          <table:table-cell table:style-name="ce19" table:formula="of:=[.K275]+2" office:value-type="float" office:value="536">
            <text:p>536</text:p>
          </table:table-cell>
          <table:table-cell table:style-name="ce19" table:formula="of:=[.L275]+2" office:value-type="float" office:value="537">
            <text:p>537</text:p>
          </table:table-cell>
          <table:table-cell table:style-name="ce23" table:formula="of:=INFO.OBBA.OBBA.OBGET(INFO.OBBA.OBBA.OBCALL(&quot;&quot;;[.$B$12];&quot;getHaltonNumber&quot;;INFO.OBBA.OBBA.OBMAKE(&quot;&quot;;&quot;int&quot;;[.K276])))" office:value-type="float" office:value="0.5947265625">
            <text:p>0,595</text:p>
          </table:table-cell>
          <table:table-cell table:style-name="ce23" table:formula="of:=INFO.OBBA.OBBA.OBGET(INFO.OBBA.OBBA.OBCALL(&quot;&quot;;[.$B$12];&quot;getHaltonNumber&quot;;INFO.OBBA.OBBA.OBMAKE(&quot;&quot;;&quot;int&quot;;[.L276])))" office:value-type="float" office:value="0.3447265625">
            <text:p>0,34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69">
            <text:p>269</text:p>
          </table:table-cell>
          <table:table-cell table:style-name="ce23" table:formula="of:=INFO.OBBA.OBBA.OBGET(INFO.OBBA.OBBA.OBCALL(&quot;&quot;;[.$B$12];&quot;getHaltonNumber&quot;;INFO.OBBA.OBBA.OBMAKE(&quot;&quot;;&quot;int&quot;;[.H277])))" office:value-type="float" office:value="0.439453125">
            <text:p>0,439</text:p>
          </table:table-cell>
          <table:table-cell table:style-name="ce1"/>
          <table:table-cell table:style-name="ce19" table:formula="of:=[.K276]+2" office:value-type="float" office:value="538">
            <text:p>538</text:p>
          </table:table-cell>
          <table:table-cell table:style-name="ce19" table:formula="of:=[.L276]+2" office:value-type="float" office:value="539">
            <text:p>539</text:p>
          </table:table-cell>
          <table:table-cell table:style-name="ce23" table:formula="of:=INFO.OBBA.OBBA.OBGET(INFO.OBBA.OBBA.OBCALL(&quot;&quot;;[.$B$12];&quot;getHaltonNumber&quot;;INFO.OBBA.OBBA.OBMAKE(&quot;&quot;;&quot;int&quot;;[.K277])))" office:value-type="float" office:value="0.8447265625">
            <text:p>0,845</text:p>
          </table:table-cell>
          <table:table-cell table:style-name="ce23" table:formula="of:=INFO.OBBA.OBBA.OBGET(INFO.OBBA.OBBA.OBCALL(&quot;&quot;;[.$B$12];&quot;getHaltonNumber&quot;;INFO.OBBA.OBBA.OBMAKE(&quot;&quot;;&quot;int&quot;;[.L277])))" office:value-type="float" office:value="0.2197265625">
            <text:p>0,22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0">
            <text:p>270</text:p>
          </table:table-cell>
          <table:table-cell table:style-name="ce23" table:formula="of:=INFO.OBBA.OBBA.OBGET(INFO.OBBA.OBBA.OBCALL(&quot;&quot;;[.$B$12];&quot;getHaltonNumber&quot;;INFO.OBBA.OBBA.OBMAKE(&quot;&quot;;&quot;int&quot;;[.H278])))" office:value-type="float" office:value="0.939453125">
            <text:p>0,939</text:p>
          </table:table-cell>
          <table:table-cell table:style-name="ce1"/>
          <table:table-cell table:style-name="ce19" table:formula="of:=[.K277]+2" office:value-type="float" office:value="540">
            <text:p>540</text:p>
          </table:table-cell>
          <table:table-cell table:style-name="ce19" table:formula="of:=[.L277]+2" office:value-type="float" office:value="541">
            <text:p>541</text:p>
          </table:table-cell>
          <table:table-cell table:style-name="ce23" table:formula="of:=INFO.OBBA.OBBA.OBGET(INFO.OBBA.OBBA.OBCALL(&quot;&quot;;[.$B$12];&quot;getHaltonNumber&quot;;INFO.OBBA.OBBA.OBMAKE(&quot;&quot;;&quot;int&quot;;[.K278])))" office:value-type="float" office:value="0.7197265625">
            <text:p>0,720</text:p>
          </table:table-cell>
          <table:table-cell table:style-name="ce23" table:formula="of:=INFO.OBBA.OBBA.OBGET(INFO.OBBA.OBBA.OBCALL(&quot;&quot;;[.$B$12];&quot;getHaltonNumber&quot;;INFO.OBBA.OBBA.OBMAKE(&quot;&quot;;&quot;int&quot;;[.L278])))" office:value-type="float" office:value="0.4697265625">
            <text:p>0,47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1">
            <text:p>271</text:p>
          </table:table-cell>
          <table:table-cell table:style-name="ce23" table:formula="of:=INFO.OBBA.OBBA.OBGET(INFO.OBBA.OBBA.OBCALL(&quot;&quot;;[.$B$12];&quot;getHaltonNumber&quot;;INFO.OBBA.OBBA.OBMAKE(&quot;&quot;;&quot;int&quot;;[.H279])))" office:value-type="float" office:value="0.033203125">
            <text:p>0,033</text:p>
          </table:table-cell>
          <table:table-cell table:style-name="ce1"/>
          <table:table-cell table:style-name="ce19" table:formula="of:=[.K278]+2" office:value-type="float" office:value="542">
            <text:p>542</text:p>
          </table:table-cell>
          <table:table-cell table:style-name="ce19" table:formula="of:=[.L278]+2" office:value-type="float" office:value="543">
            <text:p>543</text:p>
          </table:table-cell>
          <table:table-cell table:style-name="ce23" table:formula="of:=INFO.OBBA.OBBA.OBGET(INFO.OBBA.OBBA.OBCALL(&quot;&quot;;[.$B$12];&quot;getHaltonNumber&quot;;INFO.OBBA.OBBA.OBMAKE(&quot;&quot;;&quot;int&quot;;[.K279])))" office:value-type="float" office:value="0.9697265625">
            <text:p>0,970</text:p>
          </table:table-cell>
          <table:table-cell table:style-name="ce23" table:formula="of:=INFO.OBBA.OBBA.OBGET(INFO.OBBA.OBBA.OBCALL(&quot;&quot;;[.$B$12];&quot;getHaltonNumber&quot;;INFO.OBBA.OBBA.OBMAKE(&quot;&quot;;&quot;int&quot;;[.L279])))" office:value-type="float" office:value="0.0166015625">
            <text:p>0,01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2">
            <text:p>272</text:p>
          </table:table-cell>
          <table:table-cell table:style-name="ce23" table:formula="of:=INFO.OBBA.OBBA.OBGET(INFO.OBBA.OBBA.OBCALL(&quot;&quot;;[.$B$12];&quot;getHaltonNumber&quot;;INFO.OBBA.OBBA.OBMAKE(&quot;&quot;;&quot;int&quot;;[.H280])))" office:value-type="float" office:value="0.533203125">
            <text:p>0,533</text:p>
          </table:table-cell>
          <table:table-cell table:style-name="ce1"/>
          <table:table-cell table:style-name="ce19" table:formula="of:=[.K279]+2" office:value-type="float" office:value="544">
            <text:p>544</text:p>
          </table:table-cell>
          <table:table-cell table:style-name="ce19" table:formula="of:=[.L279]+2" office:value-type="float" office:value="545">
            <text:p>545</text:p>
          </table:table-cell>
          <table:table-cell table:style-name="ce23" table:formula="of:=INFO.OBBA.OBBA.OBGET(INFO.OBBA.OBBA.OBCALL(&quot;&quot;;[.$B$12];&quot;getHaltonNumber&quot;;INFO.OBBA.OBBA.OBMAKE(&quot;&quot;;&quot;int&quot;;[.K280])))" office:value-type="float" office:value="0.5166015625">
            <text:p>0,517</text:p>
          </table:table-cell>
          <table:table-cell table:style-name="ce23" table:formula="of:=INFO.OBBA.OBBA.OBGET(INFO.OBBA.OBBA.OBCALL(&quot;&quot;;[.$B$12];&quot;getHaltonNumber&quot;;INFO.OBBA.OBBA.OBMAKE(&quot;&quot;;&quot;int&quot;;[.L280])))" office:value-type="float" office:value="0.2666015625">
            <text:p>0,26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3">
            <text:p>273</text:p>
          </table:table-cell>
          <table:table-cell table:style-name="ce23" table:formula="of:=INFO.OBBA.OBBA.OBGET(INFO.OBBA.OBBA.OBCALL(&quot;&quot;;[.$B$12];&quot;getHaltonNumber&quot;;INFO.OBBA.OBBA.OBMAKE(&quot;&quot;;&quot;int&quot;;[.H281])))" office:value-type="float" office:value="0.283203125">
            <text:p>0,283</text:p>
          </table:table-cell>
          <table:table-cell table:style-name="ce1"/>
          <table:table-cell table:style-name="ce19" table:formula="of:=[.K280]+2" office:value-type="float" office:value="546">
            <text:p>546</text:p>
          </table:table-cell>
          <table:table-cell table:style-name="ce19" table:formula="of:=[.L280]+2" office:value-type="float" office:value="547">
            <text:p>547</text:p>
          </table:table-cell>
          <table:table-cell table:style-name="ce23" table:formula="of:=INFO.OBBA.OBBA.OBGET(INFO.OBBA.OBBA.OBCALL(&quot;&quot;;[.$B$12];&quot;getHaltonNumber&quot;;INFO.OBBA.OBBA.OBMAKE(&quot;&quot;;&quot;int&quot;;[.K281])))" office:value-type="float" office:value="0.7666015625">
            <text:p>0,767</text:p>
          </table:table-cell>
          <table:table-cell table:style-name="ce23" table:formula="of:=INFO.OBBA.OBBA.OBGET(INFO.OBBA.OBBA.OBCALL(&quot;&quot;;[.$B$12];&quot;getHaltonNumber&quot;;INFO.OBBA.OBBA.OBMAKE(&quot;&quot;;&quot;int&quot;;[.L281])))" office:value-type="float" office:value="0.1416015625">
            <text:p>0,14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4">
            <text:p>274</text:p>
          </table:table-cell>
          <table:table-cell table:style-name="ce23" table:formula="of:=INFO.OBBA.OBBA.OBGET(INFO.OBBA.OBBA.OBCALL(&quot;&quot;;[.$B$12];&quot;getHaltonNumber&quot;;INFO.OBBA.OBBA.OBMAKE(&quot;&quot;;&quot;int&quot;;[.H282])))" office:value-type="float" office:value="0.783203125">
            <text:p>0,783</text:p>
          </table:table-cell>
          <table:table-cell table:style-name="ce1"/>
          <table:table-cell table:style-name="ce19" table:formula="of:=[.K281]+2" office:value-type="float" office:value="548">
            <text:p>548</text:p>
          </table:table-cell>
          <table:table-cell table:style-name="ce19" table:formula="of:=[.L281]+2" office:value-type="float" office:value="549">
            <text:p>549</text:p>
          </table:table-cell>
          <table:table-cell table:style-name="ce23" table:formula="of:=INFO.OBBA.OBBA.OBGET(INFO.OBBA.OBBA.OBCALL(&quot;&quot;;[.$B$12];&quot;getHaltonNumber&quot;;INFO.OBBA.OBBA.OBMAKE(&quot;&quot;;&quot;int&quot;;[.K282])))" office:value-type="float" office:value="0.6416015625">
            <text:p>0,642</text:p>
          </table:table-cell>
          <table:table-cell table:style-name="ce23" table:formula="of:=INFO.OBBA.OBBA.OBGET(INFO.OBBA.OBBA.OBCALL(&quot;&quot;;[.$B$12];&quot;getHaltonNumber&quot;;INFO.OBBA.OBBA.OBMAKE(&quot;&quot;;&quot;int&quot;;[.L282])))" office:value-type="float" office:value="0.3916015625">
            <text:p>0,39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5">
            <text:p>275</text:p>
          </table:table-cell>
          <table:table-cell table:style-name="ce23" table:formula="of:=INFO.OBBA.OBBA.OBGET(INFO.OBBA.OBBA.OBCALL(&quot;&quot;;[.$B$12];&quot;getHaltonNumber&quot;;INFO.OBBA.OBBA.OBMAKE(&quot;&quot;;&quot;int&quot;;[.H283])))" office:value-type="float" office:value="0.158203125">
            <text:p>0,158</text:p>
          </table:table-cell>
          <table:table-cell table:style-name="ce1"/>
          <table:table-cell table:style-name="ce19" table:formula="of:=[.K282]+2" office:value-type="float" office:value="550">
            <text:p>550</text:p>
          </table:table-cell>
          <table:table-cell table:style-name="ce19" table:formula="of:=[.L282]+2" office:value-type="float" office:value="551">
            <text:p>551</text:p>
          </table:table-cell>
          <table:table-cell table:style-name="ce23" table:formula="of:=INFO.OBBA.OBBA.OBGET(INFO.OBBA.OBBA.OBCALL(&quot;&quot;;[.$B$12];&quot;getHaltonNumber&quot;;INFO.OBBA.OBBA.OBMAKE(&quot;&quot;;&quot;int&quot;;[.K283])))" office:value-type="float" office:value="0.8916015625">
            <text:p>0,892</text:p>
          </table:table-cell>
          <table:table-cell table:style-name="ce23" table:formula="of:=INFO.OBBA.OBBA.OBGET(INFO.OBBA.OBBA.OBCALL(&quot;&quot;;[.$B$12];&quot;getHaltonNumber&quot;;INFO.OBBA.OBBA.OBMAKE(&quot;&quot;;&quot;int&quot;;[.L283])))" office:value-type="float" office:value="0.0791015625">
            <text:p>0,0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6">
            <text:p>276</text:p>
          </table:table-cell>
          <table:table-cell table:style-name="ce23" table:formula="of:=INFO.OBBA.OBBA.OBGET(INFO.OBBA.OBBA.OBCALL(&quot;&quot;;[.$B$12];&quot;getHaltonNumber&quot;;INFO.OBBA.OBBA.OBMAKE(&quot;&quot;;&quot;int&quot;;[.H284])))" office:value-type="float" office:value="0.658203125">
            <text:p>0,658</text:p>
          </table:table-cell>
          <table:table-cell table:style-name="ce1"/>
          <table:table-cell table:style-name="ce19" table:formula="of:=[.K283]+2" office:value-type="float" office:value="552">
            <text:p>552</text:p>
          </table:table-cell>
          <table:table-cell table:style-name="ce19" table:formula="of:=[.L283]+2" office:value-type="float" office:value="553">
            <text:p>553</text:p>
          </table:table-cell>
          <table:table-cell table:style-name="ce23" table:formula="of:=INFO.OBBA.OBBA.OBGET(INFO.OBBA.OBBA.OBCALL(&quot;&quot;;[.$B$12];&quot;getHaltonNumber&quot;;INFO.OBBA.OBBA.OBMAKE(&quot;&quot;;&quot;int&quot;;[.K284])))" office:value-type="float" office:value="0.5791015625">
            <text:p>0,579</text:p>
          </table:table-cell>
          <table:table-cell table:style-name="ce23" table:formula="of:=INFO.OBBA.OBBA.OBGET(INFO.OBBA.OBBA.OBCALL(&quot;&quot;;[.$B$12];&quot;getHaltonNumber&quot;;INFO.OBBA.OBBA.OBMAKE(&quot;&quot;;&quot;int&quot;;[.L284])))" office:value-type="float" office:value="0.3291015625">
            <text:p>0,3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7">
            <text:p>277</text:p>
          </table:table-cell>
          <table:table-cell table:style-name="ce23" table:formula="of:=INFO.OBBA.OBBA.OBGET(INFO.OBBA.OBBA.OBCALL(&quot;&quot;;[.$B$12];&quot;getHaltonNumber&quot;;INFO.OBBA.OBBA.OBMAKE(&quot;&quot;;&quot;int&quot;;[.H285])))" office:value-type="float" office:value="0.408203125">
            <text:p>0,408</text:p>
          </table:table-cell>
          <table:table-cell table:style-name="ce1"/>
          <table:table-cell table:style-name="ce19" table:formula="of:=[.K284]+2" office:value-type="float" office:value="554">
            <text:p>554</text:p>
          </table:table-cell>
          <table:table-cell table:style-name="ce19" table:formula="of:=[.L284]+2" office:value-type="float" office:value="555">
            <text:p>555</text:p>
          </table:table-cell>
          <table:table-cell table:style-name="ce23" table:formula="of:=INFO.OBBA.OBBA.OBGET(INFO.OBBA.OBBA.OBCALL(&quot;&quot;;[.$B$12];&quot;getHaltonNumber&quot;;INFO.OBBA.OBBA.OBMAKE(&quot;&quot;;&quot;int&quot;;[.K285])))" office:value-type="float" office:value="0.8291015625">
            <text:p>0,829</text:p>
          </table:table-cell>
          <table:table-cell table:style-name="ce23" table:formula="of:=INFO.OBBA.OBBA.OBGET(INFO.OBBA.OBBA.OBCALL(&quot;&quot;;[.$B$12];&quot;getHaltonNumber&quot;;INFO.OBBA.OBBA.OBMAKE(&quot;&quot;;&quot;int&quot;;[.L285])))" office:value-type="float" office:value="0.2041015625">
            <text:p>0,2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8">
            <text:p>278</text:p>
          </table:table-cell>
          <table:table-cell table:style-name="ce23" table:formula="of:=INFO.OBBA.OBBA.OBGET(INFO.OBBA.OBBA.OBCALL(&quot;&quot;;[.$B$12];&quot;getHaltonNumber&quot;;INFO.OBBA.OBBA.OBMAKE(&quot;&quot;;&quot;int&quot;;[.H286])))" office:value-type="float" office:value="0.908203125">
            <text:p>0,908</text:p>
          </table:table-cell>
          <table:table-cell table:style-name="ce1"/>
          <table:table-cell table:style-name="ce19" table:formula="of:=[.K285]+2" office:value-type="float" office:value="556">
            <text:p>556</text:p>
          </table:table-cell>
          <table:table-cell table:style-name="ce19" table:formula="of:=[.L285]+2" office:value-type="float" office:value="557">
            <text:p>557</text:p>
          </table:table-cell>
          <table:table-cell table:style-name="ce23" table:formula="of:=INFO.OBBA.OBBA.OBGET(INFO.OBBA.OBBA.OBCALL(&quot;&quot;;[.$B$12];&quot;getHaltonNumber&quot;;INFO.OBBA.OBBA.OBMAKE(&quot;&quot;;&quot;int&quot;;[.K286])))" office:value-type="float" office:value="0.7041015625">
            <text:p>0,704</text:p>
          </table:table-cell>
          <table:table-cell table:style-name="ce23" table:formula="of:=INFO.OBBA.OBBA.OBGET(INFO.OBBA.OBBA.OBCALL(&quot;&quot;;[.$B$12];&quot;getHaltonNumber&quot;;INFO.OBBA.OBBA.OBMAKE(&quot;&quot;;&quot;int&quot;;[.L286])))" office:value-type="float" office:value="0.4541015625">
            <text:p>0,4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79">
            <text:p>279</text:p>
          </table:table-cell>
          <table:table-cell table:style-name="ce23" table:formula="of:=INFO.OBBA.OBBA.OBGET(INFO.OBBA.OBBA.OBCALL(&quot;&quot;;[.$B$12];&quot;getHaltonNumber&quot;;INFO.OBBA.OBBA.OBMAKE(&quot;&quot;;&quot;int&quot;;[.H287])))" office:value-type="float" office:value="0.095703125">
            <text:p>0,096</text:p>
          </table:table-cell>
          <table:table-cell table:style-name="ce1"/>
          <table:table-cell table:style-name="ce19" table:formula="of:=[.K286]+2" office:value-type="float" office:value="558">
            <text:p>558</text:p>
          </table:table-cell>
          <table:table-cell table:style-name="ce19" table:formula="of:=[.L286]+2" office:value-type="float" office:value="559">
            <text:p>559</text:p>
          </table:table-cell>
          <table:table-cell table:style-name="ce23" table:formula="of:=INFO.OBBA.OBBA.OBGET(INFO.OBBA.OBBA.OBCALL(&quot;&quot;;[.$B$12];&quot;getHaltonNumber&quot;;INFO.OBBA.OBBA.OBMAKE(&quot;&quot;;&quot;int&quot;;[.K287])))" office:value-type="float" office:value="0.9541015625">
            <text:p>0,954</text:p>
          </table:table-cell>
          <table:table-cell table:style-name="ce23" table:formula="of:=INFO.OBBA.OBBA.OBGET(INFO.OBBA.OBBA.OBCALL(&quot;&quot;;[.$B$12];&quot;getHaltonNumber&quot;;INFO.OBBA.OBBA.OBMAKE(&quot;&quot;;&quot;int&quot;;[.L287])))" office:value-type="float" office:value="0.0478515625">
            <text:p>0,04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0">
            <text:p>280</text:p>
          </table:table-cell>
          <table:table-cell table:style-name="ce23" table:formula="of:=INFO.OBBA.OBBA.OBGET(INFO.OBBA.OBBA.OBCALL(&quot;&quot;;[.$B$12];&quot;getHaltonNumber&quot;;INFO.OBBA.OBBA.OBMAKE(&quot;&quot;;&quot;int&quot;;[.H288])))" office:value-type="float" office:value="0.595703125">
            <text:p>0,596</text:p>
          </table:table-cell>
          <table:table-cell table:style-name="ce1"/>
          <table:table-cell table:style-name="ce19" table:formula="of:=[.K287]+2" office:value-type="float" office:value="560">
            <text:p>560</text:p>
          </table:table-cell>
          <table:table-cell table:style-name="ce19" table:formula="of:=[.L287]+2" office:value-type="float" office:value="561">
            <text:p>561</text:p>
          </table:table-cell>
          <table:table-cell table:style-name="ce23" table:formula="of:=INFO.OBBA.OBBA.OBGET(INFO.OBBA.OBBA.OBCALL(&quot;&quot;;[.$B$12];&quot;getHaltonNumber&quot;;INFO.OBBA.OBBA.OBMAKE(&quot;&quot;;&quot;int&quot;;[.K288])))" office:value-type="float" office:value="0.5478515625">
            <text:p>0,548</text:p>
          </table:table-cell>
          <table:table-cell table:style-name="ce23" table:formula="of:=INFO.OBBA.OBBA.OBGET(INFO.OBBA.OBBA.OBCALL(&quot;&quot;;[.$B$12];&quot;getHaltonNumber&quot;;INFO.OBBA.OBBA.OBMAKE(&quot;&quot;;&quot;int&quot;;[.L288])))" office:value-type="float" office:value="0.2978515625">
            <text:p>0,29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1">
            <text:p>281</text:p>
          </table:table-cell>
          <table:table-cell table:style-name="ce23" table:formula="of:=INFO.OBBA.OBBA.OBGET(INFO.OBBA.OBBA.OBCALL(&quot;&quot;;[.$B$12];&quot;getHaltonNumber&quot;;INFO.OBBA.OBBA.OBMAKE(&quot;&quot;;&quot;int&quot;;[.H289])))" office:value-type="float" office:value="0.345703125">
            <text:p>0,346</text:p>
          </table:table-cell>
          <table:table-cell table:style-name="ce1"/>
          <table:table-cell table:style-name="ce19" table:formula="of:=[.K288]+2" office:value-type="float" office:value="562">
            <text:p>562</text:p>
          </table:table-cell>
          <table:table-cell table:style-name="ce19" table:formula="of:=[.L288]+2" office:value-type="float" office:value="563">
            <text:p>563</text:p>
          </table:table-cell>
          <table:table-cell table:style-name="ce23" table:formula="of:=INFO.OBBA.OBBA.OBGET(INFO.OBBA.OBBA.OBCALL(&quot;&quot;;[.$B$12];&quot;getHaltonNumber&quot;;INFO.OBBA.OBBA.OBMAKE(&quot;&quot;;&quot;int&quot;;[.K289])))" office:value-type="float" office:value="0.7978515625">
            <text:p>0,798</text:p>
          </table:table-cell>
          <table:table-cell table:style-name="ce23" table:formula="of:=INFO.OBBA.OBBA.OBGET(INFO.OBBA.OBBA.OBCALL(&quot;&quot;;[.$B$12];&quot;getHaltonNumber&quot;;INFO.OBBA.OBBA.OBMAKE(&quot;&quot;;&quot;int&quot;;[.L289])))" office:value-type="float" office:value="0.1728515625">
            <text:p>0,17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2">
            <text:p>282</text:p>
          </table:table-cell>
          <table:table-cell table:style-name="ce23" table:formula="of:=INFO.OBBA.OBBA.OBGET(INFO.OBBA.OBBA.OBCALL(&quot;&quot;;[.$B$12];&quot;getHaltonNumber&quot;;INFO.OBBA.OBBA.OBMAKE(&quot;&quot;;&quot;int&quot;;[.H290])))" office:value-type="float" office:value="0.845703125">
            <text:p>0,846</text:p>
          </table:table-cell>
          <table:table-cell table:style-name="ce1"/>
          <table:table-cell table:style-name="ce19" table:formula="of:=[.K289]+2" office:value-type="float" office:value="564">
            <text:p>564</text:p>
          </table:table-cell>
          <table:table-cell table:style-name="ce19" table:formula="of:=[.L289]+2" office:value-type="float" office:value="565">
            <text:p>565</text:p>
          </table:table-cell>
          <table:table-cell table:style-name="ce23" table:formula="of:=INFO.OBBA.OBBA.OBGET(INFO.OBBA.OBBA.OBCALL(&quot;&quot;;[.$B$12];&quot;getHaltonNumber&quot;;INFO.OBBA.OBBA.OBMAKE(&quot;&quot;;&quot;int&quot;;[.K290])))" office:value-type="float" office:value="0.6728515625">
            <text:p>0,673</text:p>
          </table:table-cell>
          <table:table-cell table:style-name="ce23" table:formula="of:=INFO.OBBA.OBBA.OBGET(INFO.OBBA.OBBA.OBCALL(&quot;&quot;;[.$B$12];&quot;getHaltonNumber&quot;;INFO.OBBA.OBBA.OBMAKE(&quot;&quot;;&quot;int&quot;;[.L290])))" office:value-type="float" office:value="0.4228515625">
            <text:p>0,42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3">
            <text:p>283</text:p>
          </table:table-cell>
          <table:table-cell table:style-name="ce23" table:formula="of:=INFO.OBBA.OBBA.OBGET(INFO.OBBA.OBBA.OBCALL(&quot;&quot;;[.$B$12];&quot;getHaltonNumber&quot;;INFO.OBBA.OBBA.OBMAKE(&quot;&quot;;&quot;int&quot;;[.H291])))" office:value-type="float" office:value="0.220703125">
            <text:p>0,221</text:p>
          </table:table-cell>
          <table:table-cell table:style-name="ce1"/>
          <table:table-cell table:style-name="ce19" table:formula="of:=[.K290]+2" office:value-type="float" office:value="566">
            <text:p>566</text:p>
          </table:table-cell>
          <table:table-cell table:style-name="ce19" table:formula="of:=[.L290]+2" office:value-type="float" office:value="567">
            <text:p>567</text:p>
          </table:table-cell>
          <table:table-cell table:style-name="ce23" table:formula="of:=INFO.OBBA.OBBA.OBGET(INFO.OBBA.OBBA.OBCALL(&quot;&quot;;[.$B$12];&quot;getHaltonNumber&quot;;INFO.OBBA.OBBA.OBMAKE(&quot;&quot;;&quot;int&quot;;[.K291])))" office:value-type="float" office:value="0.9228515625">
            <text:p>0,923</text:p>
          </table:table-cell>
          <table:table-cell table:style-name="ce23" table:formula="of:=INFO.OBBA.OBBA.OBGET(INFO.OBBA.OBBA.OBCALL(&quot;&quot;;[.$B$12];&quot;getHaltonNumber&quot;;INFO.OBBA.OBBA.OBMAKE(&quot;&quot;;&quot;int&quot;;[.L291])))" office:value-type="float" office:value="0.1103515625">
            <text:p>0,11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4">
            <text:p>284</text:p>
          </table:table-cell>
          <table:table-cell table:style-name="ce23" table:formula="of:=INFO.OBBA.OBBA.OBGET(INFO.OBBA.OBBA.OBCALL(&quot;&quot;;[.$B$12];&quot;getHaltonNumber&quot;;INFO.OBBA.OBBA.OBMAKE(&quot;&quot;;&quot;int&quot;;[.H292])))" office:value-type="float" office:value="0.720703125">
            <text:p>0,721</text:p>
          </table:table-cell>
          <table:table-cell table:style-name="ce1"/>
          <table:table-cell table:style-name="ce19" table:formula="of:=[.K291]+2" office:value-type="float" office:value="568">
            <text:p>568</text:p>
          </table:table-cell>
          <table:table-cell table:style-name="ce19" table:formula="of:=[.L291]+2" office:value-type="float" office:value="569">
            <text:p>569</text:p>
          </table:table-cell>
          <table:table-cell table:style-name="ce23" table:formula="of:=INFO.OBBA.OBBA.OBGET(INFO.OBBA.OBBA.OBCALL(&quot;&quot;;[.$B$12];&quot;getHaltonNumber&quot;;INFO.OBBA.OBBA.OBMAKE(&quot;&quot;;&quot;int&quot;;[.K292])))" office:value-type="float" office:value="0.6103515625">
            <text:p>0,610</text:p>
          </table:table-cell>
          <table:table-cell table:style-name="ce23" table:formula="of:=INFO.OBBA.OBBA.OBGET(INFO.OBBA.OBBA.OBCALL(&quot;&quot;;[.$B$12];&quot;getHaltonNumber&quot;;INFO.OBBA.OBBA.OBMAKE(&quot;&quot;;&quot;int&quot;;[.L292])))" office:value-type="float" office:value="0.3603515625">
            <text:p>0,36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5">
            <text:p>285</text:p>
          </table:table-cell>
          <table:table-cell table:style-name="ce23" table:formula="of:=INFO.OBBA.OBBA.OBGET(INFO.OBBA.OBBA.OBCALL(&quot;&quot;;[.$B$12];&quot;getHaltonNumber&quot;;INFO.OBBA.OBBA.OBMAKE(&quot;&quot;;&quot;int&quot;;[.H293])))" office:value-type="float" office:value="0.470703125">
            <text:p>0,471</text:p>
          </table:table-cell>
          <table:table-cell table:style-name="ce1"/>
          <table:table-cell table:style-name="ce19" table:formula="of:=[.K292]+2" office:value-type="float" office:value="570">
            <text:p>570</text:p>
          </table:table-cell>
          <table:table-cell table:style-name="ce19" table:formula="of:=[.L292]+2" office:value-type="float" office:value="571">
            <text:p>571</text:p>
          </table:table-cell>
          <table:table-cell table:style-name="ce23" table:formula="of:=INFO.OBBA.OBBA.OBGET(INFO.OBBA.OBBA.OBCALL(&quot;&quot;;[.$B$12];&quot;getHaltonNumber&quot;;INFO.OBBA.OBBA.OBMAKE(&quot;&quot;;&quot;int&quot;;[.K293])))" office:value-type="float" office:value="0.8603515625">
            <text:p>0,860</text:p>
          </table:table-cell>
          <table:table-cell table:style-name="ce23" table:formula="of:=INFO.OBBA.OBBA.OBGET(INFO.OBBA.OBBA.OBCALL(&quot;&quot;;[.$B$12];&quot;getHaltonNumber&quot;;INFO.OBBA.OBBA.OBMAKE(&quot;&quot;;&quot;int&quot;;[.L293])))" office:value-type="float" office:value="0.2353515625">
            <text:p>0,23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6">
            <text:p>286</text:p>
          </table:table-cell>
          <table:table-cell table:style-name="ce23" table:formula="of:=INFO.OBBA.OBBA.OBGET(INFO.OBBA.OBBA.OBCALL(&quot;&quot;;[.$B$12];&quot;getHaltonNumber&quot;;INFO.OBBA.OBBA.OBMAKE(&quot;&quot;;&quot;int&quot;;[.H294])))" office:value-type="float" office:value="0.970703125">
            <text:p>0,971</text:p>
          </table:table-cell>
          <table:table-cell table:style-name="ce1"/>
          <table:table-cell table:style-name="ce19" table:formula="of:=[.K293]+2" office:value-type="float" office:value="572">
            <text:p>572</text:p>
          </table:table-cell>
          <table:table-cell table:style-name="ce19" table:formula="of:=[.L293]+2" office:value-type="float" office:value="573">
            <text:p>573</text:p>
          </table:table-cell>
          <table:table-cell table:style-name="ce23" table:formula="of:=INFO.OBBA.OBBA.OBGET(INFO.OBBA.OBBA.OBCALL(&quot;&quot;;[.$B$12];&quot;getHaltonNumber&quot;;INFO.OBBA.OBBA.OBMAKE(&quot;&quot;;&quot;int&quot;;[.K294])))" office:value-type="float" office:value="0.7353515625">
            <text:p>0,735</text:p>
          </table:table-cell>
          <table:table-cell table:style-name="ce23" table:formula="of:=INFO.OBBA.OBBA.OBGET(INFO.OBBA.OBBA.OBCALL(&quot;&quot;;[.$B$12];&quot;getHaltonNumber&quot;;INFO.OBBA.OBBA.OBMAKE(&quot;&quot;;&quot;int&quot;;[.L294])))" office:value-type="float" office:value="0.4853515625">
            <text:p>0,48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7">
            <text:p>287</text:p>
          </table:table-cell>
          <table:table-cell table:style-name="ce23" table:formula="of:=INFO.OBBA.OBBA.OBGET(INFO.OBBA.OBBA.OBCALL(&quot;&quot;;[.$B$12];&quot;getHaltonNumber&quot;;INFO.OBBA.OBBA.OBMAKE(&quot;&quot;;&quot;int&quot;;[.H295])))" office:value-type="float" office:value="0.017578125">
            <text:p>0,018</text:p>
          </table:table-cell>
          <table:table-cell table:style-name="ce1"/>
          <table:table-cell table:style-name="ce19" table:formula="of:=[.K294]+2" office:value-type="float" office:value="574">
            <text:p>574</text:p>
          </table:table-cell>
          <table:table-cell table:style-name="ce19" table:formula="of:=[.L294]+2" office:value-type="float" office:value="575">
            <text:p>575</text:p>
          </table:table-cell>
          <table:table-cell table:style-name="ce23" table:formula="of:=INFO.OBBA.OBBA.OBGET(INFO.OBBA.OBBA.OBCALL(&quot;&quot;;[.$B$12];&quot;getHaltonNumber&quot;;INFO.OBBA.OBBA.OBMAKE(&quot;&quot;;&quot;int&quot;;[.K295])))" office:value-type="float" office:value="0.9853515625">
            <text:p>0,985</text:p>
          </table:table-cell>
          <table:table-cell table:style-name="ce23" table:formula="of:=INFO.OBBA.OBBA.OBGET(INFO.OBBA.OBBA.OBCALL(&quot;&quot;;[.$B$12];&quot;getHaltonNumber&quot;;INFO.OBBA.OBBA.OBMAKE(&quot;&quot;;&quot;int&quot;;[.L295])))" office:value-type="float" office:value="0.0087890625">
            <text:p>0,00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8">
            <text:p>288</text:p>
          </table:table-cell>
          <table:table-cell table:style-name="ce23" table:formula="of:=INFO.OBBA.OBBA.OBGET(INFO.OBBA.OBBA.OBCALL(&quot;&quot;;[.$B$12];&quot;getHaltonNumber&quot;;INFO.OBBA.OBBA.OBMAKE(&quot;&quot;;&quot;int&quot;;[.H296])))" office:value-type="float" office:value="0.517578125">
            <text:p>0,518</text:p>
          </table:table-cell>
          <table:table-cell table:style-name="ce1"/>
          <table:table-cell table:style-name="ce19" table:formula="of:=[.K295]+2" office:value-type="float" office:value="576">
            <text:p>576</text:p>
          </table:table-cell>
          <table:table-cell table:style-name="ce19" table:formula="of:=[.L295]+2" office:value-type="float" office:value="577">
            <text:p>577</text:p>
          </table:table-cell>
          <table:table-cell table:style-name="ce23" table:formula="of:=INFO.OBBA.OBBA.OBGET(INFO.OBBA.OBBA.OBCALL(&quot;&quot;;[.$B$12];&quot;getHaltonNumber&quot;;INFO.OBBA.OBBA.OBMAKE(&quot;&quot;;&quot;int&quot;;[.K296])))" office:value-type="float" office:value="0.5087890625">
            <text:p>0,509</text:p>
          </table:table-cell>
          <table:table-cell table:style-name="ce23" table:formula="of:=INFO.OBBA.OBBA.OBGET(INFO.OBBA.OBBA.OBCALL(&quot;&quot;;[.$B$12];&quot;getHaltonNumber&quot;;INFO.OBBA.OBBA.OBMAKE(&quot;&quot;;&quot;int&quot;;[.L296])))" office:value-type="float" office:value="0.2587890625">
            <text:p>0,25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89">
            <text:p>289</text:p>
          </table:table-cell>
          <table:table-cell table:style-name="ce23" table:formula="of:=INFO.OBBA.OBBA.OBGET(INFO.OBBA.OBBA.OBCALL(&quot;&quot;;[.$B$12];&quot;getHaltonNumber&quot;;INFO.OBBA.OBBA.OBMAKE(&quot;&quot;;&quot;int&quot;;[.H297])))" office:value-type="float" office:value="0.267578125">
            <text:p>0,268</text:p>
          </table:table-cell>
          <table:table-cell table:style-name="ce1"/>
          <table:table-cell table:style-name="ce19" table:formula="of:=[.K296]+2" office:value-type="float" office:value="578">
            <text:p>578</text:p>
          </table:table-cell>
          <table:table-cell table:style-name="ce19" table:formula="of:=[.L296]+2" office:value-type="float" office:value="579">
            <text:p>579</text:p>
          </table:table-cell>
          <table:table-cell table:style-name="ce23" table:formula="of:=INFO.OBBA.OBBA.OBGET(INFO.OBBA.OBBA.OBCALL(&quot;&quot;;[.$B$12];&quot;getHaltonNumber&quot;;INFO.OBBA.OBBA.OBMAKE(&quot;&quot;;&quot;int&quot;;[.K297])))" office:value-type="float" office:value="0.7587890625">
            <text:p>0,759</text:p>
          </table:table-cell>
          <table:table-cell table:style-name="ce23" table:formula="of:=INFO.OBBA.OBBA.OBGET(INFO.OBBA.OBBA.OBCALL(&quot;&quot;;[.$B$12];&quot;getHaltonNumber&quot;;INFO.OBBA.OBBA.OBMAKE(&quot;&quot;;&quot;int&quot;;[.L297])))" office:value-type="float" office:value="0.1337890625">
            <text:p>0,13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0">
            <text:p>290</text:p>
          </table:table-cell>
          <table:table-cell table:style-name="ce23" table:formula="of:=INFO.OBBA.OBBA.OBGET(INFO.OBBA.OBBA.OBCALL(&quot;&quot;;[.$B$12];&quot;getHaltonNumber&quot;;INFO.OBBA.OBBA.OBMAKE(&quot;&quot;;&quot;int&quot;;[.H298])))" office:value-type="float" office:value="0.767578125">
            <text:p>0,768</text:p>
          </table:table-cell>
          <table:table-cell table:style-name="ce1"/>
          <table:table-cell table:style-name="ce19" table:formula="of:=[.K297]+2" office:value-type="float" office:value="580">
            <text:p>580</text:p>
          </table:table-cell>
          <table:table-cell table:style-name="ce19" table:formula="of:=[.L297]+2" office:value-type="float" office:value="581">
            <text:p>581</text:p>
          </table:table-cell>
          <table:table-cell table:style-name="ce23" table:formula="of:=INFO.OBBA.OBBA.OBGET(INFO.OBBA.OBBA.OBCALL(&quot;&quot;;[.$B$12];&quot;getHaltonNumber&quot;;INFO.OBBA.OBBA.OBMAKE(&quot;&quot;;&quot;int&quot;;[.K298])))" office:value-type="float" office:value="0.6337890625">
            <text:p>0,634</text:p>
          </table:table-cell>
          <table:table-cell table:style-name="ce23" table:formula="of:=INFO.OBBA.OBBA.OBGET(INFO.OBBA.OBBA.OBCALL(&quot;&quot;;[.$B$12];&quot;getHaltonNumber&quot;;INFO.OBBA.OBBA.OBMAKE(&quot;&quot;;&quot;int&quot;;[.L298])))" office:value-type="float" office:value="0.3837890625">
            <text:p>0,38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1">
            <text:p>291</text:p>
          </table:table-cell>
          <table:table-cell table:style-name="ce23" table:formula="of:=INFO.OBBA.OBBA.OBGET(INFO.OBBA.OBBA.OBCALL(&quot;&quot;;[.$B$12];&quot;getHaltonNumber&quot;;INFO.OBBA.OBBA.OBMAKE(&quot;&quot;;&quot;int&quot;;[.H299])))" office:value-type="float" office:value="0.142578125">
            <text:p>0,143</text:p>
          </table:table-cell>
          <table:table-cell table:style-name="ce1"/>
          <table:table-cell table:style-name="ce19" table:formula="of:=[.K298]+2" office:value-type="float" office:value="582">
            <text:p>582</text:p>
          </table:table-cell>
          <table:table-cell table:style-name="ce19" table:formula="of:=[.L298]+2" office:value-type="float" office:value="583">
            <text:p>583</text:p>
          </table:table-cell>
          <table:table-cell table:style-name="ce23" table:formula="of:=INFO.OBBA.OBBA.OBGET(INFO.OBBA.OBBA.OBCALL(&quot;&quot;;[.$B$12];&quot;getHaltonNumber&quot;;INFO.OBBA.OBBA.OBMAKE(&quot;&quot;;&quot;int&quot;;[.K299])))" office:value-type="float" office:value="0.8837890625">
            <text:p>0,884</text:p>
          </table:table-cell>
          <table:table-cell table:style-name="ce23" table:formula="of:=INFO.OBBA.OBBA.OBGET(INFO.OBBA.OBBA.OBCALL(&quot;&quot;;[.$B$12];&quot;getHaltonNumber&quot;;INFO.OBBA.OBBA.OBMAKE(&quot;&quot;;&quot;int&quot;;[.L299])))" office:value-type="float" office:value="0.0712890625">
            <text:p>0,0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2">
            <text:p>292</text:p>
          </table:table-cell>
          <table:table-cell table:style-name="ce23" table:formula="of:=INFO.OBBA.OBBA.OBGET(INFO.OBBA.OBBA.OBCALL(&quot;&quot;;[.$B$12];&quot;getHaltonNumber&quot;;INFO.OBBA.OBBA.OBMAKE(&quot;&quot;;&quot;int&quot;;[.H300])))" office:value-type="float" office:value="0.642578125">
            <text:p>0,643</text:p>
          </table:table-cell>
          <table:table-cell table:style-name="ce1"/>
          <table:table-cell table:style-name="ce19" table:formula="of:=[.K299]+2" office:value-type="float" office:value="584">
            <text:p>584</text:p>
          </table:table-cell>
          <table:table-cell table:style-name="ce19" table:formula="of:=[.L299]+2" office:value-type="float" office:value="585">
            <text:p>585</text:p>
          </table:table-cell>
          <table:table-cell table:style-name="ce23" table:formula="of:=INFO.OBBA.OBBA.OBGET(INFO.OBBA.OBBA.OBCALL(&quot;&quot;;[.$B$12];&quot;getHaltonNumber&quot;;INFO.OBBA.OBBA.OBMAKE(&quot;&quot;;&quot;int&quot;;[.K300])))" office:value-type="float" office:value="0.5712890625">
            <text:p>0,571</text:p>
          </table:table-cell>
          <table:table-cell table:style-name="ce23" table:formula="of:=INFO.OBBA.OBBA.OBGET(INFO.OBBA.OBBA.OBCALL(&quot;&quot;;[.$B$12];&quot;getHaltonNumber&quot;;INFO.OBBA.OBBA.OBMAKE(&quot;&quot;;&quot;int&quot;;[.L300])))" office:value-type="float" office:value="0.3212890625">
            <text:p>0,3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3">
            <text:p>293</text:p>
          </table:table-cell>
          <table:table-cell table:style-name="ce23" table:formula="of:=INFO.OBBA.OBBA.OBGET(INFO.OBBA.OBBA.OBCALL(&quot;&quot;;[.$B$12];&quot;getHaltonNumber&quot;;INFO.OBBA.OBBA.OBMAKE(&quot;&quot;;&quot;int&quot;;[.H301])))" office:value-type="float" office:value="0.392578125">
            <text:p>0,393</text:p>
          </table:table-cell>
          <table:table-cell table:style-name="ce1"/>
          <table:table-cell table:style-name="ce19" table:formula="of:=[.K300]+2" office:value-type="float" office:value="586">
            <text:p>586</text:p>
          </table:table-cell>
          <table:table-cell table:style-name="ce19" table:formula="of:=[.L300]+2" office:value-type="float" office:value="587">
            <text:p>587</text:p>
          </table:table-cell>
          <table:table-cell table:style-name="ce23" table:formula="of:=INFO.OBBA.OBBA.OBGET(INFO.OBBA.OBBA.OBCALL(&quot;&quot;;[.$B$12];&quot;getHaltonNumber&quot;;INFO.OBBA.OBBA.OBMAKE(&quot;&quot;;&quot;int&quot;;[.K301])))" office:value-type="float" office:value="0.8212890625">
            <text:p>0,821</text:p>
          </table:table-cell>
          <table:table-cell table:style-name="ce23" table:formula="of:=INFO.OBBA.OBBA.OBGET(INFO.OBBA.OBBA.OBCALL(&quot;&quot;;[.$B$12];&quot;getHaltonNumber&quot;;INFO.OBBA.OBBA.OBMAKE(&quot;&quot;;&quot;int&quot;;[.L301])))" office:value-type="float" office:value="0.1962890625">
            <text:p>0,1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4">
            <text:p>294</text:p>
          </table:table-cell>
          <table:table-cell table:style-name="ce23" table:formula="of:=INFO.OBBA.OBBA.OBGET(INFO.OBBA.OBBA.OBCALL(&quot;&quot;;[.$B$12];&quot;getHaltonNumber&quot;;INFO.OBBA.OBBA.OBMAKE(&quot;&quot;;&quot;int&quot;;[.H302])))" office:value-type="float" office:value="0.892578125">
            <text:p>0,893</text:p>
          </table:table-cell>
          <table:table-cell table:style-name="ce1"/>
          <table:table-cell table:style-name="ce19" table:formula="of:=[.K301]+2" office:value-type="float" office:value="588">
            <text:p>588</text:p>
          </table:table-cell>
          <table:table-cell table:style-name="ce19" table:formula="of:=[.L301]+2" office:value-type="float" office:value="589">
            <text:p>589</text:p>
          </table:table-cell>
          <table:table-cell table:style-name="ce23" table:formula="of:=INFO.OBBA.OBBA.OBGET(INFO.OBBA.OBBA.OBCALL(&quot;&quot;;[.$B$12];&quot;getHaltonNumber&quot;;INFO.OBBA.OBBA.OBMAKE(&quot;&quot;;&quot;int&quot;;[.K302])))" office:value-type="float" office:value="0.6962890625">
            <text:p>0,696</text:p>
          </table:table-cell>
          <table:table-cell table:style-name="ce23" table:formula="of:=INFO.OBBA.OBBA.OBGET(INFO.OBBA.OBBA.OBCALL(&quot;&quot;;[.$B$12];&quot;getHaltonNumber&quot;;INFO.OBBA.OBBA.OBMAKE(&quot;&quot;;&quot;int&quot;;[.L302])))" office:value-type="float" office:value="0.4462890625">
            <text:p>0,4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5">
            <text:p>295</text:p>
          </table:table-cell>
          <table:table-cell table:style-name="ce23" table:formula="of:=INFO.OBBA.OBBA.OBGET(INFO.OBBA.OBBA.OBCALL(&quot;&quot;;[.$B$12];&quot;getHaltonNumber&quot;;INFO.OBBA.OBBA.OBMAKE(&quot;&quot;;&quot;int&quot;;[.H303])))" office:value-type="float" office:value="0.080078125">
            <text:p>0,080</text:p>
          </table:table-cell>
          <table:table-cell table:style-name="ce1"/>
          <table:table-cell table:style-name="ce19" table:formula="of:=[.K302]+2" office:value-type="float" office:value="590">
            <text:p>590</text:p>
          </table:table-cell>
          <table:table-cell table:style-name="ce19" table:formula="of:=[.L302]+2" office:value-type="float" office:value="591">
            <text:p>591</text:p>
          </table:table-cell>
          <table:table-cell table:style-name="ce23" table:formula="of:=INFO.OBBA.OBBA.OBGET(INFO.OBBA.OBBA.OBCALL(&quot;&quot;;[.$B$12];&quot;getHaltonNumber&quot;;INFO.OBBA.OBBA.OBMAKE(&quot;&quot;;&quot;int&quot;;[.K303])))" office:value-type="float" office:value="0.9462890625">
            <text:p>0,946</text:p>
          </table:table-cell>
          <table:table-cell table:style-name="ce23" table:formula="of:=INFO.OBBA.OBBA.OBGET(INFO.OBBA.OBBA.OBCALL(&quot;&quot;;[.$B$12];&quot;getHaltonNumber&quot;;INFO.OBBA.OBBA.OBMAKE(&quot;&quot;;&quot;int&quot;;[.L303])))" office:value-type="float" office:value="0.0400390625">
            <text:p>0,04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6">
            <text:p>296</text:p>
          </table:table-cell>
          <table:table-cell table:style-name="ce23" table:formula="of:=INFO.OBBA.OBBA.OBGET(INFO.OBBA.OBBA.OBCALL(&quot;&quot;;[.$B$12];&quot;getHaltonNumber&quot;;INFO.OBBA.OBBA.OBMAKE(&quot;&quot;;&quot;int&quot;;[.H304])))" office:value-type="float" office:value="0.580078125">
            <text:p>0,580</text:p>
          </table:table-cell>
          <table:table-cell table:style-name="ce1"/>
          <table:table-cell table:style-name="ce19" table:formula="of:=[.K303]+2" office:value-type="float" office:value="592">
            <text:p>592</text:p>
          </table:table-cell>
          <table:table-cell table:style-name="ce19" table:formula="of:=[.L303]+2" office:value-type="float" office:value="593">
            <text:p>593</text:p>
          </table:table-cell>
          <table:table-cell table:style-name="ce23" table:formula="of:=INFO.OBBA.OBBA.OBGET(INFO.OBBA.OBBA.OBCALL(&quot;&quot;;[.$B$12];&quot;getHaltonNumber&quot;;INFO.OBBA.OBBA.OBMAKE(&quot;&quot;;&quot;int&quot;;[.K304])))" office:value-type="float" office:value="0.5400390625">
            <text:p>0,540</text:p>
          </table:table-cell>
          <table:table-cell table:style-name="ce23" table:formula="of:=INFO.OBBA.OBBA.OBGET(INFO.OBBA.OBBA.OBCALL(&quot;&quot;;[.$B$12];&quot;getHaltonNumber&quot;;INFO.OBBA.OBBA.OBMAKE(&quot;&quot;;&quot;int&quot;;[.L304])))" office:value-type="float" office:value="0.2900390625">
            <text:p>0,29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7">
            <text:p>297</text:p>
          </table:table-cell>
          <table:table-cell table:style-name="ce23" table:formula="of:=INFO.OBBA.OBBA.OBGET(INFO.OBBA.OBBA.OBCALL(&quot;&quot;;[.$B$12];&quot;getHaltonNumber&quot;;INFO.OBBA.OBBA.OBMAKE(&quot;&quot;;&quot;int&quot;;[.H305])))" office:value-type="float" office:value="0.330078125">
            <text:p>0,330</text:p>
          </table:table-cell>
          <table:table-cell table:style-name="ce1"/>
          <table:table-cell table:style-name="ce19" table:formula="of:=[.K304]+2" office:value-type="float" office:value="594">
            <text:p>594</text:p>
          </table:table-cell>
          <table:table-cell table:style-name="ce19" table:formula="of:=[.L304]+2" office:value-type="float" office:value="595">
            <text:p>595</text:p>
          </table:table-cell>
          <table:table-cell table:style-name="ce23" table:formula="of:=INFO.OBBA.OBBA.OBGET(INFO.OBBA.OBBA.OBCALL(&quot;&quot;;[.$B$12];&quot;getHaltonNumber&quot;;INFO.OBBA.OBBA.OBMAKE(&quot;&quot;;&quot;int&quot;;[.K305])))" office:value-type="float" office:value="0.7900390625">
            <text:p>0,790</text:p>
          </table:table-cell>
          <table:table-cell table:style-name="ce23" table:formula="of:=INFO.OBBA.OBBA.OBGET(INFO.OBBA.OBBA.OBCALL(&quot;&quot;;[.$B$12];&quot;getHaltonNumber&quot;;INFO.OBBA.OBBA.OBMAKE(&quot;&quot;;&quot;int&quot;;[.L305])))" office:value-type="float" office:value="0.1650390625">
            <text:p>0,16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8">
            <text:p>298</text:p>
          </table:table-cell>
          <table:table-cell table:style-name="ce23" table:formula="of:=INFO.OBBA.OBBA.OBGET(INFO.OBBA.OBBA.OBCALL(&quot;&quot;;[.$B$12];&quot;getHaltonNumber&quot;;INFO.OBBA.OBBA.OBMAKE(&quot;&quot;;&quot;int&quot;;[.H306])))" office:value-type="float" office:value="0.830078125">
            <text:p>0,830</text:p>
          </table:table-cell>
          <table:table-cell table:style-name="ce1"/>
          <table:table-cell table:style-name="ce19" table:formula="of:=[.K305]+2" office:value-type="float" office:value="596">
            <text:p>596</text:p>
          </table:table-cell>
          <table:table-cell table:style-name="ce19" table:formula="of:=[.L305]+2" office:value-type="float" office:value="597">
            <text:p>597</text:p>
          </table:table-cell>
          <table:table-cell table:style-name="ce23" table:formula="of:=INFO.OBBA.OBBA.OBGET(INFO.OBBA.OBBA.OBCALL(&quot;&quot;;[.$B$12];&quot;getHaltonNumber&quot;;INFO.OBBA.OBBA.OBMAKE(&quot;&quot;;&quot;int&quot;;[.K306])))" office:value-type="float" office:value="0.6650390625">
            <text:p>0,665</text:p>
          </table:table-cell>
          <table:table-cell table:style-name="ce23" table:formula="of:=INFO.OBBA.OBBA.OBGET(INFO.OBBA.OBBA.OBCALL(&quot;&quot;;[.$B$12];&quot;getHaltonNumber&quot;;INFO.OBBA.OBBA.OBMAKE(&quot;&quot;;&quot;int&quot;;[.L306])))" office:value-type="float" office:value="0.4150390625">
            <text:p>0,41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299">
            <text:p>299</text:p>
          </table:table-cell>
          <table:table-cell table:style-name="ce23" table:formula="of:=INFO.OBBA.OBBA.OBGET(INFO.OBBA.OBBA.OBCALL(&quot;&quot;;[.$B$12];&quot;getHaltonNumber&quot;;INFO.OBBA.OBBA.OBMAKE(&quot;&quot;;&quot;int&quot;;[.H307])))" office:value-type="float" office:value="0.205078125">
            <text:p>0,205</text:p>
          </table:table-cell>
          <table:table-cell table:style-name="ce1"/>
          <table:table-cell table:style-name="ce19" table:formula="of:=[.K306]+2" office:value-type="float" office:value="598">
            <text:p>598</text:p>
          </table:table-cell>
          <table:table-cell table:style-name="ce19" table:formula="of:=[.L306]+2" office:value-type="float" office:value="599">
            <text:p>599</text:p>
          </table:table-cell>
          <table:table-cell table:style-name="ce23" table:formula="of:=INFO.OBBA.OBBA.OBGET(INFO.OBBA.OBBA.OBCALL(&quot;&quot;;[.$B$12];&quot;getHaltonNumber&quot;;INFO.OBBA.OBBA.OBMAKE(&quot;&quot;;&quot;int&quot;;[.K307])))" office:value-type="float" office:value="0.9150390625">
            <text:p>0,915</text:p>
          </table:table-cell>
          <table:table-cell table:style-name="ce23" table:formula="of:=INFO.OBBA.OBBA.OBGET(INFO.OBBA.OBBA.OBCALL(&quot;&quot;;[.$B$12];&quot;getHaltonNumber&quot;;INFO.OBBA.OBBA.OBMAKE(&quot;&quot;;&quot;int&quot;;[.L307])))" office:value-type="float" office:value="0.1025390625">
            <text:p>0,10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0">
            <text:p>300</text:p>
          </table:table-cell>
          <table:table-cell table:style-name="ce23" table:formula="of:=INFO.OBBA.OBBA.OBGET(INFO.OBBA.OBBA.OBCALL(&quot;&quot;;[.$B$12];&quot;getHaltonNumber&quot;;INFO.OBBA.OBBA.OBMAKE(&quot;&quot;;&quot;int&quot;;[.H308])))" office:value-type="float" office:value="0.705078125">
            <text:p>0,705</text:p>
          </table:table-cell>
          <table:table-cell table:style-name="ce1"/>
          <table:table-cell table:style-name="ce19" table:formula="of:=[.K307]+2" office:value-type="float" office:value="600">
            <text:p>600</text:p>
          </table:table-cell>
          <table:table-cell table:style-name="ce19" table:formula="of:=[.L307]+2" office:value-type="float" office:value="601">
            <text:p>601</text:p>
          </table:table-cell>
          <table:table-cell table:style-name="ce23" table:formula="of:=INFO.OBBA.OBBA.OBGET(INFO.OBBA.OBBA.OBCALL(&quot;&quot;;[.$B$12];&quot;getHaltonNumber&quot;;INFO.OBBA.OBBA.OBMAKE(&quot;&quot;;&quot;int&quot;;[.K308])))" office:value-type="float" office:value="0.6025390625">
            <text:p>0,603</text:p>
          </table:table-cell>
          <table:table-cell table:style-name="ce23" table:formula="of:=INFO.OBBA.OBBA.OBGET(INFO.OBBA.OBBA.OBCALL(&quot;&quot;;[.$B$12];&quot;getHaltonNumber&quot;;INFO.OBBA.OBBA.OBMAKE(&quot;&quot;;&quot;int&quot;;[.L308])))" office:value-type="float" office:value="0.3525390625">
            <text:p>0,35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1">
            <text:p>301</text:p>
          </table:table-cell>
          <table:table-cell table:style-name="ce23" table:formula="of:=INFO.OBBA.OBBA.OBGET(INFO.OBBA.OBBA.OBCALL(&quot;&quot;;[.$B$12];&quot;getHaltonNumber&quot;;INFO.OBBA.OBBA.OBMAKE(&quot;&quot;;&quot;int&quot;;[.H309])))" office:value-type="float" office:value="0.455078125">
            <text:p>0,455</text:p>
          </table:table-cell>
          <table:table-cell table:style-name="ce1"/>
          <table:table-cell table:style-name="ce19" table:formula="of:=[.K308]+2" office:value-type="float" office:value="602">
            <text:p>602</text:p>
          </table:table-cell>
          <table:table-cell table:style-name="ce19" table:formula="of:=[.L308]+2" office:value-type="float" office:value="603">
            <text:p>603</text:p>
          </table:table-cell>
          <table:table-cell table:style-name="ce23" table:formula="of:=INFO.OBBA.OBBA.OBGET(INFO.OBBA.OBBA.OBCALL(&quot;&quot;;[.$B$12];&quot;getHaltonNumber&quot;;INFO.OBBA.OBBA.OBMAKE(&quot;&quot;;&quot;int&quot;;[.K309])))" office:value-type="float" office:value="0.8525390625">
            <text:p>0,853</text:p>
          </table:table-cell>
          <table:table-cell table:style-name="ce23" table:formula="of:=INFO.OBBA.OBBA.OBGET(INFO.OBBA.OBBA.OBCALL(&quot;&quot;;[.$B$12];&quot;getHaltonNumber&quot;;INFO.OBBA.OBBA.OBMAKE(&quot;&quot;;&quot;int&quot;;[.L309])))" office:value-type="float" office:value="0.2275390625">
            <text:p>0,22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2">
            <text:p>302</text:p>
          </table:table-cell>
          <table:table-cell table:style-name="ce23" table:formula="of:=INFO.OBBA.OBBA.OBGET(INFO.OBBA.OBBA.OBCALL(&quot;&quot;;[.$B$12];&quot;getHaltonNumber&quot;;INFO.OBBA.OBBA.OBMAKE(&quot;&quot;;&quot;int&quot;;[.H310])))" office:value-type="float" office:value="0.955078125">
            <text:p>0,955</text:p>
          </table:table-cell>
          <table:table-cell table:style-name="ce1"/>
          <table:table-cell table:style-name="ce19" table:formula="of:=[.K309]+2" office:value-type="float" office:value="604">
            <text:p>604</text:p>
          </table:table-cell>
          <table:table-cell table:style-name="ce19" table:formula="of:=[.L309]+2" office:value-type="float" office:value="605">
            <text:p>605</text:p>
          </table:table-cell>
          <table:table-cell table:style-name="ce23" table:formula="of:=INFO.OBBA.OBBA.OBGET(INFO.OBBA.OBBA.OBCALL(&quot;&quot;;[.$B$12];&quot;getHaltonNumber&quot;;INFO.OBBA.OBBA.OBMAKE(&quot;&quot;;&quot;int&quot;;[.K310])))" office:value-type="float" office:value="0.7275390625">
            <text:p>0,728</text:p>
          </table:table-cell>
          <table:table-cell table:style-name="ce23" table:formula="of:=INFO.OBBA.OBBA.OBGET(INFO.OBBA.OBBA.OBCALL(&quot;&quot;;[.$B$12];&quot;getHaltonNumber&quot;;INFO.OBBA.OBBA.OBMAKE(&quot;&quot;;&quot;int&quot;;[.L310])))" office:value-type="float" office:value="0.4775390625">
            <text:p>0,47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3">
            <text:p>303</text:p>
          </table:table-cell>
          <table:table-cell table:style-name="ce23" table:formula="of:=INFO.OBBA.OBBA.OBGET(INFO.OBBA.OBBA.OBCALL(&quot;&quot;;[.$B$12];&quot;getHaltonNumber&quot;;INFO.OBBA.OBBA.OBMAKE(&quot;&quot;;&quot;int&quot;;[.H311])))" office:value-type="float" office:value="0.048828125">
            <text:p>0,049</text:p>
          </table:table-cell>
          <table:table-cell table:style-name="ce1"/>
          <table:table-cell table:style-name="ce19" table:formula="of:=[.K310]+2" office:value-type="float" office:value="606">
            <text:p>606</text:p>
          </table:table-cell>
          <table:table-cell table:style-name="ce19" table:formula="of:=[.L310]+2" office:value-type="float" office:value="607">
            <text:p>607</text:p>
          </table:table-cell>
          <table:table-cell table:style-name="ce23" table:formula="of:=INFO.OBBA.OBBA.OBGET(INFO.OBBA.OBBA.OBCALL(&quot;&quot;;[.$B$12];&quot;getHaltonNumber&quot;;INFO.OBBA.OBBA.OBMAKE(&quot;&quot;;&quot;int&quot;;[.K311])))" office:value-type="float" office:value="0.9775390625">
            <text:p>0,978</text:p>
          </table:table-cell>
          <table:table-cell table:style-name="ce23" table:formula="of:=INFO.OBBA.OBBA.OBGET(INFO.OBBA.OBBA.OBCALL(&quot;&quot;;[.$B$12];&quot;getHaltonNumber&quot;;INFO.OBBA.OBBA.OBMAKE(&quot;&quot;;&quot;int&quot;;[.L311])))" office:value-type="float" office:value="0.0244140625">
            <text:p>0,02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4">
            <text:p>304</text:p>
          </table:table-cell>
          <table:table-cell table:style-name="ce23" table:formula="of:=INFO.OBBA.OBBA.OBGET(INFO.OBBA.OBBA.OBCALL(&quot;&quot;;[.$B$12];&quot;getHaltonNumber&quot;;INFO.OBBA.OBBA.OBMAKE(&quot;&quot;;&quot;int&quot;;[.H312])))" office:value-type="float" office:value="0.548828125">
            <text:p>0,549</text:p>
          </table:table-cell>
          <table:table-cell table:style-name="ce1"/>
          <table:table-cell table:style-name="ce19" table:formula="of:=[.K311]+2" office:value-type="float" office:value="608">
            <text:p>608</text:p>
          </table:table-cell>
          <table:table-cell table:style-name="ce19" table:formula="of:=[.L311]+2" office:value-type="float" office:value="609">
            <text:p>609</text:p>
          </table:table-cell>
          <table:table-cell table:style-name="ce23" table:formula="of:=INFO.OBBA.OBBA.OBGET(INFO.OBBA.OBBA.OBCALL(&quot;&quot;;[.$B$12];&quot;getHaltonNumber&quot;;INFO.OBBA.OBBA.OBMAKE(&quot;&quot;;&quot;int&quot;;[.K312])))" office:value-type="float" office:value="0.5244140625">
            <text:p>0,524</text:p>
          </table:table-cell>
          <table:table-cell table:style-name="ce23" table:formula="of:=INFO.OBBA.OBBA.OBGET(INFO.OBBA.OBBA.OBCALL(&quot;&quot;;[.$B$12];&quot;getHaltonNumber&quot;;INFO.OBBA.OBBA.OBMAKE(&quot;&quot;;&quot;int&quot;;[.L312])))" office:value-type="float" office:value="0.2744140625">
            <text:p>0,27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5">
            <text:p>305</text:p>
          </table:table-cell>
          <table:table-cell table:style-name="ce23" table:formula="of:=INFO.OBBA.OBBA.OBGET(INFO.OBBA.OBBA.OBCALL(&quot;&quot;;[.$B$12];&quot;getHaltonNumber&quot;;INFO.OBBA.OBBA.OBMAKE(&quot;&quot;;&quot;int&quot;;[.H313])))" office:value-type="float" office:value="0.298828125">
            <text:p>0,299</text:p>
          </table:table-cell>
          <table:table-cell table:style-name="ce1"/>
          <table:table-cell table:style-name="ce19" table:formula="of:=[.K312]+2" office:value-type="float" office:value="610">
            <text:p>610</text:p>
          </table:table-cell>
          <table:table-cell table:style-name="ce19" table:formula="of:=[.L312]+2" office:value-type="float" office:value="611">
            <text:p>611</text:p>
          </table:table-cell>
          <table:table-cell table:style-name="ce23" table:formula="of:=INFO.OBBA.OBBA.OBGET(INFO.OBBA.OBBA.OBCALL(&quot;&quot;;[.$B$12];&quot;getHaltonNumber&quot;;INFO.OBBA.OBBA.OBMAKE(&quot;&quot;;&quot;int&quot;;[.K313])))" office:value-type="float" office:value="0.7744140625">
            <text:p>0,774</text:p>
          </table:table-cell>
          <table:table-cell table:style-name="ce23" table:formula="of:=INFO.OBBA.OBBA.OBGET(INFO.OBBA.OBBA.OBCALL(&quot;&quot;;[.$B$12];&quot;getHaltonNumber&quot;;INFO.OBBA.OBBA.OBMAKE(&quot;&quot;;&quot;int&quot;;[.L313])))" office:value-type="float" office:value="0.1494140625">
            <text:p>0,14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6">
            <text:p>306</text:p>
          </table:table-cell>
          <table:table-cell table:style-name="ce23" table:formula="of:=INFO.OBBA.OBBA.OBGET(INFO.OBBA.OBBA.OBCALL(&quot;&quot;;[.$B$12];&quot;getHaltonNumber&quot;;INFO.OBBA.OBBA.OBMAKE(&quot;&quot;;&quot;int&quot;;[.H314])))" office:value-type="float" office:value="0.798828125">
            <text:p>0,799</text:p>
          </table:table-cell>
          <table:table-cell table:style-name="ce1"/>
          <table:table-cell table:style-name="ce19" table:formula="of:=[.K313]+2" office:value-type="float" office:value="612">
            <text:p>612</text:p>
          </table:table-cell>
          <table:table-cell table:style-name="ce19" table:formula="of:=[.L313]+2" office:value-type="float" office:value="613">
            <text:p>613</text:p>
          </table:table-cell>
          <table:table-cell table:style-name="ce23" table:formula="of:=INFO.OBBA.OBBA.OBGET(INFO.OBBA.OBBA.OBCALL(&quot;&quot;;[.$B$12];&quot;getHaltonNumber&quot;;INFO.OBBA.OBBA.OBMAKE(&quot;&quot;;&quot;int&quot;;[.K314])))" office:value-type="float" office:value="0.6494140625">
            <text:p>0,649</text:p>
          </table:table-cell>
          <table:table-cell table:style-name="ce23" table:formula="of:=INFO.OBBA.OBBA.OBGET(INFO.OBBA.OBBA.OBCALL(&quot;&quot;;[.$B$12];&quot;getHaltonNumber&quot;;INFO.OBBA.OBBA.OBMAKE(&quot;&quot;;&quot;int&quot;;[.L314])))" office:value-type="float" office:value="0.3994140625">
            <text:p>0,39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7">
            <text:p>307</text:p>
          </table:table-cell>
          <table:table-cell table:style-name="ce23" table:formula="of:=INFO.OBBA.OBBA.OBGET(INFO.OBBA.OBBA.OBCALL(&quot;&quot;;[.$B$12];&quot;getHaltonNumber&quot;;INFO.OBBA.OBBA.OBMAKE(&quot;&quot;;&quot;int&quot;;[.H315])))" office:value-type="float" office:value="0.173828125">
            <text:p>0,174</text:p>
          </table:table-cell>
          <table:table-cell table:style-name="ce1"/>
          <table:table-cell table:style-name="ce19" table:formula="of:=[.K314]+2" office:value-type="float" office:value="614">
            <text:p>614</text:p>
          </table:table-cell>
          <table:table-cell table:style-name="ce19" table:formula="of:=[.L314]+2" office:value-type="float" office:value="615">
            <text:p>615</text:p>
          </table:table-cell>
          <table:table-cell table:style-name="ce23" table:formula="of:=INFO.OBBA.OBBA.OBGET(INFO.OBBA.OBBA.OBCALL(&quot;&quot;;[.$B$12];&quot;getHaltonNumber&quot;;INFO.OBBA.OBBA.OBMAKE(&quot;&quot;;&quot;int&quot;;[.K315])))" office:value-type="float" office:value="0.8994140625">
            <text:p>0,899</text:p>
          </table:table-cell>
          <table:table-cell table:style-name="ce23" table:formula="of:=INFO.OBBA.OBBA.OBGET(INFO.OBBA.OBBA.OBCALL(&quot;&quot;;[.$B$12];&quot;getHaltonNumber&quot;;INFO.OBBA.OBBA.OBMAKE(&quot;&quot;;&quot;int&quot;;[.L315])))" office:value-type="float" office:value="0.0869140625">
            <text:p>0,08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8">
            <text:p>308</text:p>
          </table:table-cell>
          <table:table-cell table:style-name="ce23" table:formula="of:=INFO.OBBA.OBBA.OBGET(INFO.OBBA.OBBA.OBCALL(&quot;&quot;;[.$B$12];&quot;getHaltonNumber&quot;;INFO.OBBA.OBBA.OBMAKE(&quot;&quot;;&quot;int&quot;;[.H316])))" office:value-type="float" office:value="0.673828125">
            <text:p>0,674</text:p>
          </table:table-cell>
          <table:table-cell table:style-name="ce1"/>
          <table:table-cell table:style-name="ce19" table:formula="of:=[.K315]+2" office:value-type="float" office:value="616">
            <text:p>616</text:p>
          </table:table-cell>
          <table:table-cell table:style-name="ce19" table:formula="of:=[.L315]+2" office:value-type="float" office:value="617">
            <text:p>617</text:p>
          </table:table-cell>
          <table:table-cell table:style-name="ce23" table:formula="of:=INFO.OBBA.OBBA.OBGET(INFO.OBBA.OBBA.OBCALL(&quot;&quot;;[.$B$12];&quot;getHaltonNumber&quot;;INFO.OBBA.OBBA.OBMAKE(&quot;&quot;;&quot;int&quot;;[.K316])))" office:value-type="float" office:value="0.5869140625">
            <text:p>0,587</text:p>
          </table:table-cell>
          <table:table-cell table:style-name="ce23" table:formula="of:=INFO.OBBA.OBBA.OBGET(INFO.OBBA.OBBA.OBCALL(&quot;&quot;;[.$B$12];&quot;getHaltonNumber&quot;;INFO.OBBA.OBBA.OBMAKE(&quot;&quot;;&quot;int&quot;;[.L316])))" office:value-type="float" office:value="0.3369140625">
            <text:p>0,33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09">
            <text:p>309</text:p>
          </table:table-cell>
          <table:table-cell table:style-name="ce23" table:formula="of:=INFO.OBBA.OBBA.OBGET(INFO.OBBA.OBBA.OBCALL(&quot;&quot;;[.$B$12];&quot;getHaltonNumber&quot;;INFO.OBBA.OBBA.OBMAKE(&quot;&quot;;&quot;int&quot;;[.H317])))" office:value-type="float" office:value="0.423828125">
            <text:p>0,424</text:p>
          </table:table-cell>
          <table:table-cell table:style-name="ce1"/>
          <table:table-cell table:style-name="ce19" table:formula="of:=[.K316]+2" office:value-type="float" office:value="618">
            <text:p>618</text:p>
          </table:table-cell>
          <table:table-cell table:style-name="ce19" table:formula="of:=[.L316]+2" office:value-type="float" office:value="619">
            <text:p>619</text:p>
          </table:table-cell>
          <table:table-cell table:style-name="ce23" table:formula="of:=INFO.OBBA.OBBA.OBGET(INFO.OBBA.OBBA.OBCALL(&quot;&quot;;[.$B$12];&quot;getHaltonNumber&quot;;INFO.OBBA.OBBA.OBMAKE(&quot;&quot;;&quot;int&quot;;[.K317])))" office:value-type="float" office:value="0.8369140625">
            <text:p>0,837</text:p>
          </table:table-cell>
          <table:table-cell table:style-name="ce23" table:formula="of:=INFO.OBBA.OBBA.OBGET(INFO.OBBA.OBBA.OBCALL(&quot;&quot;;[.$B$12];&quot;getHaltonNumber&quot;;INFO.OBBA.OBBA.OBMAKE(&quot;&quot;;&quot;int&quot;;[.L317])))" office:value-type="float" office:value="0.2119140625">
            <text:p>0,21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0">
            <text:p>310</text:p>
          </table:table-cell>
          <table:table-cell table:style-name="ce23" table:formula="of:=INFO.OBBA.OBBA.OBGET(INFO.OBBA.OBBA.OBCALL(&quot;&quot;;[.$B$12];&quot;getHaltonNumber&quot;;INFO.OBBA.OBBA.OBMAKE(&quot;&quot;;&quot;int&quot;;[.H318])))" office:value-type="float" office:value="0.923828125">
            <text:p>0,924</text:p>
          </table:table-cell>
          <table:table-cell table:style-name="ce1"/>
          <table:table-cell table:style-name="ce19" table:formula="of:=[.K317]+2" office:value-type="float" office:value="620">
            <text:p>620</text:p>
          </table:table-cell>
          <table:table-cell table:style-name="ce19" table:formula="of:=[.L317]+2" office:value-type="float" office:value="621">
            <text:p>621</text:p>
          </table:table-cell>
          <table:table-cell table:style-name="ce23" table:formula="of:=INFO.OBBA.OBBA.OBGET(INFO.OBBA.OBBA.OBCALL(&quot;&quot;;[.$B$12];&quot;getHaltonNumber&quot;;INFO.OBBA.OBBA.OBMAKE(&quot;&quot;;&quot;int&quot;;[.K318])))" office:value-type="float" office:value="0.7119140625">
            <text:p>0,712</text:p>
          </table:table-cell>
          <table:table-cell table:style-name="ce23" table:formula="of:=INFO.OBBA.OBBA.OBGET(INFO.OBBA.OBBA.OBCALL(&quot;&quot;;[.$B$12];&quot;getHaltonNumber&quot;;INFO.OBBA.OBBA.OBMAKE(&quot;&quot;;&quot;int&quot;;[.L318])))" office:value-type="float" office:value="0.4619140625">
            <text:p>0,46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1">
            <text:p>311</text:p>
          </table:table-cell>
          <table:table-cell table:style-name="ce23" table:formula="of:=INFO.OBBA.OBBA.OBGET(INFO.OBBA.OBBA.OBCALL(&quot;&quot;;[.$B$12];&quot;getHaltonNumber&quot;;INFO.OBBA.OBBA.OBMAKE(&quot;&quot;;&quot;int&quot;;[.H319])))" office:value-type="float" office:value="0.111328125">
            <text:p>0,111</text:p>
          </table:table-cell>
          <table:table-cell table:style-name="ce1"/>
          <table:table-cell table:style-name="ce19" table:formula="of:=[.K318]+2" office:value-type="float" office:value="622">
            <text:p>622</text:p>
          </table:table-cell>
          <table:table-cell table:style-name="ce19" table:formula="of:=[.L318]+2" office:value-type="float" office:value="623">
            <text:p>623</text:p>
          </table:table-cell>
          <table:table-cell table:style-name="ce23" table:formula="of:=INFO.OBBA.OBBA.OBGET(INFO.OBBA.OBBA.OBCALL(&quot;&quot;;[.$B$12];&quot;getHaltonNumber&quot;;INFO.OBBA.OBBA.OBMAKE(&quot;&quot;;&quot;int&quot;;[.K319])))" office:value-type="float" office:value="0.9619140625">
            <text:p>0,962</text:p>
          </table:table-cell>
          <table:table-cell table:style-name="ce23" table:formula="of:=INFO.OBBA.OBBA.OBGET(INFO.OBBA.OBBA.OBCALL(&quot;&quot;;[.$B$12];&quot;getHaltonNumber&quot;;INFO.OBBA.OBBA.OBMAKE(&quot;&quot;;&quot;int&quot;;[.L319])))" office:value-type="float" office:value="0.0556640625">
            <text:p>0,05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2">
            <text:p>312</text:p>
          </table:table-cell>
          <table:table-cell table:style-name="ce23" table:formula="of:=INFO.OBBA.OBBA.OBGET(INFO.OBBA.OBBA.OBCALL(&quot;&quot;;[.$B$12];&quot;getHaltonNumber&quot;;INFO.OBBA.OBBA.OBMAKE(&quot;&quot;;&quot;int&quot;;[.H320])))" office:value-type="float" office:value="0.611328125">
            <text:p>0,611</text:p>
          </table:table-cell>
          <table:table-cell table:style-name="ce1"/>
          <table:table-cell table:style-name="ce19" table:formula="of:=[.K319]+2" office:value-type="float" office:value="624">
            <text:p>624</text:p>
          </table:table-cell>
          <table:table-cell table:style-name="ce19" table:formula="of:=[.L319]+2" office:value-type="float" office:value="625">
            <text:p>625</text:p>
          </table:table-cell>
          <table:table-cell table:style-name="ce23" table:formula="of:=INFO.OBBA.OBBA.OBGET(INFO.OBBA.OBBA.OBCALL(&quot;&quot;;[.$B$12];&quot;getHaltonNumber&quot;;INFO.OBBA.OBBA.OBMAKE(&quot;&quot;;&quot;int&quot;;[.K320])))" office:value-type="float" office:value="0.5556640625">
            <text:p>0,556</text:p>
          </table:table-cell>
          <table:table-cell table:style-name="ce23" table:formula="of:=INFO.OBBA.OBBA.OBGET(INFO.OBBA.OBBA.OBCALL(&quot;&quot;;[.$B$12];&quot;getHaltonNumber&quot;;INFO.OBBA.OBBA.OBMAKE(&quot;&quot;;&quot;int&quot;;[.L320])))" office:value-type="float" office:value="0.3056640625">
            <text:p>0,30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3">
            <text:p>313</text:p>
          </table:table-cell>
          <table:table-cell table:style-name="ce23" table:formula="of:=INFO.OBBA.OBBA.OBGET(INFO.OBBA.OBBA.OBCALL(&quot;&quot;;[.$B$12];&quot;getHaltonNumber&quot;;INFO.OBBA.OBBA.OBMAKE(&quot;&quot;;&quot;int&quot;;[.H321])))" office:value-type="float" office:value="0.361328125">
            <text:p>0,361</text:p>
          </table:table-cell>
          <table:table-cell table:style-name="ce1"/>
          <table:table-cell table:style-name="ce19" table:formula="of:=[.K320]+2" office:value-type="float" office:value="626">
            <text:p>626</text:p>
          </table:table-cell>
          <table:table-cell table:style-name="ce19" table:formula="of:=[.L320]+2" office:value-type="float" office:value="627">
            <text:p>627</text:p>
          </table:table-cell>
          <table:table-cell table:style-name="ce23" table:formula="of:=INFO.OBBA.OBBA.OBGET(INFO.OBBA.OBBA.OBCALL(&quot;&quot;;[.$B$12];&quot;getHaltonNumber&quot;;INFO.OBBA.OBBA.OBMAKE(&quot;&quot;;&quot;int&quot;;[.K321])))" office:value-type="float" office:value="0.8056640625">
            <text:p>0,806</text:p>
          </table:table-cell>
          <table:table-cell table:style-name="ce23" table:formula="of:=INFO.OBBA.OBBA.OBGET(INFO.OBBA.OBBA.OBCALL(&quot;&quot;;[.$B$12];&quot;getHaltonNumber&quot;;INFO.OBBA.OBBA.OBMAKE(&quot;&quot;;&quot;int&quot;;[.L321])))" office:value-type="float" office:value="0.1806640625">
            <text:p>0,18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4">
            <text:p>314</text:p>
          </table:table-cell>
          <table:table-cell table:style-name="ce23" table:formula="of:=INFO.OBBA.OBBA.OBGET(INFO.OBBA.OBBA.OBCALL(&quot;&quot;;[.$B$12];&quot;getHaltonNumber&quot;;INFO.OBBA.OBBA.OBMAKE(&quot;&quot;;&quot;int&quot;;[.H322])))" office:value-type="float" office:value="0.861328125">
            <text:p>0,861</text:p>
          </table:table-cell>
          <table:table-cell table:style-name="ce1"/>
          <table:table-cell table:style-name="ce19" table:formula="of:=[.K321]+2" office:value-type="float" office:value="628">
            <text:p>628</text:p>
          </table:table-cell>
          <table:table-cell table:style-name="ce19" table:formula="of:=[.L321]+2" office:value-type="float" office:value="629">
            <text:p>629</text:p>
          </table:table-cell>
          <table:table-cell table:style-name="ce23" table:formula="of:=INFO.OBBA.OBBA.OBGET(INFO.OBBA.OBBA.OBCALL(&quot;&quot;;[.$B$12];&quot;getHaltonNumber&quot;;INFO.OBBA.OBBA.OBMAKE(&quot;&quot;;&quot;int&quot;;[.K322])))" office:value-type="float" office:value="0.6806640625">
            <text:p>0,681</text:p>
          </table:table-cell>
          <table:table-cell table:style-name="ce23" table:formula="of:=INFO.OBBA.OBBA.OBGET(INFO.OBBA.OBBA.OBCALL(&quot;&quot;;[.$B$12];&quot;getHaltonNumber&quot;;INFO.OBBA.OBBA.OBMAKE(&quot;&quot;;&quot;int&quot;;[.L322])))" office:value-type="float" office:value="0.4306640625">
            <text:p>0,43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5">
            <text:p>315</text:p>
          </table:table-cell>
          <table:table-cell table:style-name="ce23" table:formula="of:=INFO.OBBA.OBBA.OBGET(INFO.OBBA.OBBA.OBCALL(&quot;&quot;;[.$B$12];&quot;getHaltonNumber&quot;;INFO.OBBA.OBBA.OBMAKE(&quot;&quot;;&quot;int&quot;;[.H323])))" office:value-type="float" office:value="0.236328125">
            <text:p>0,236</text:p>
          </table:table-cell>
          <table:table-cell table:style-name="ce1"/>
          <table:table-cell table:style-name="ce19" table:formula="of:=[.K322]+2" office:value-type="float" office:value="630">
            <text:p>630</text:p>
          </table:table-cell>
          <table:table-cell table:style-name="ce19" table:formula="of:=[.L322]+2" office:value-type="float" office:value="631">
            <text:p>631</text:p>
          </table:table-cell>
          <table:table-cell table:style-name="ce23" table:formula="of:=INFO.OBBA.OBBA.OBGET(INFO.OBBA.OBBA.OBCALL(&quot;&quot;;[.$B$12];&quot;getHaltonNumber&quot;;INFO.OBBA.OBBA.OBMAKE(&quot;&quot;;&quot;int&quot;;[.K323])))" office:value-type="float" office:value="0.9306640625">
            <text:p>0,931</text:p>
          </table:table-cell>
          <table:table-cell table:style-name="ce23" table:formula="of:=INFO.OBBA.OBBA.OBGET(INFO.OBBA.OBBA.OBCALL(&quot;&quot;;[.$B$12];&quot;getHaltonNumber&quot;;INFO.OBBA.OBBA.OBMAKE(&quot;&quot;;&quot;int&quot;;[.L323])))" office:value-type="float" office:value="0.1181640625">
            <text:p>0,11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6">
            <text:p>316</text:p>
          </table:table-cell>
          <table:table-cell table:style-name="ce23" table:formula="of:=INFO.OBBA.OBBA.OBGET(INFO.OBBA.OBBA.OBCALL(&quot;&quot;;[.$B$12];&quot;getHaltonNumber&quot;;INFO.OBBA.OBBA.OBMAKE(&quot;&quot;;&quot;int&quot;;[.H324])))" office:value-type="float" office:value="0.736328125">
            <text:p>0,736</text:p>
          </table:table-cell>
          <table:table-cell table:style-name="ce1"/>
          <table:table-cell table:style-name="ce19" table:formula="of:=[.K323]+2" office:value-type="float" office:value="632">
            <text:p>632</text:p>
          </table:table-cell>
          <table:table-cell table:style-name="ce19" table:formula="of:=[.L323]+2" office:value-type="float" office:value="633">
            <text:p>633</text:p>
          </table:table-cell>
          <table:table-cell table:style-name="ce23" table:formula="of:=INFO.OBBA.OBBA.OBGET(INFO.OBBA.OBBA.OBCALL(&quot;&quot;;[.$B$12];&quot;getHaltonNumber&quot;;INFO.OBBA.OBBA.OBMAKE(&quot;&quot;;&quot;int&quot;;[.K324])))" office:value-type="float" office:value="0.6181640625">
            <text:p>0,618</text:p>
          </table:table-cell>
          <table:table-cell table:style-name="ce23" table:formula="of:=INFO.OBBA.OBBA.OBGET(INFO.OBBA.OBBA.OBCALL(&quot;&quot;;[.$B$12];&quot;getHaltonNumber&quot;;INFO.OBBA.OBBA.OBMAKE(&quot;&quot;;&quot;int&quot;;[.L324])))" office:value-type="float" office:value="0.3681640625">
            <text:p>0,36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7">
            <text:p>317</text:p>
          </table:table-cell>
          <table:table-cell table:style-name="ce23" table:formula="of:=INFO.OBBA.OBBA.OBGET(INFO.OBBA.OBBA.OBCALL(&quot;&quot;;[.$B$12];&quot;getHaltonNumber&quot;;INFO.OBBA.OBBA.OBMAKE(&quot;&quot;;&quot;int&quot;;[.H325])))" office:value-type="float" office:value="0.486328125">
            <text:p>0,486</text:p>
          </table:table-cell>
          <table:table-cell table:style-name="ce1"/>
          <table:table-cell table:style-name="ce19" table:formula="of:=[.K324]+2" office:value-type="float" office:value="634">
            <text:p>634</text:p>
          </table:table-cell>
          <table:table-cell table:style-name="ce19" table:formula="of:=[.L324]+2" office:value-type="float" office:value="635">
            <text:p>635</text:p>
          </table:table-cell>
          <table:table-cell table:style-name="ce23" table:formula="of:=INFO.OBBA.OBBA.OBGET(INFO.OBBA.OBBA.OBCALL(&quot;&quot;;[.$B$12];&quot;getHaltonNumber&quot;;INFO.OBBA.OBBA.OBMAKE(&quot;&quot;;&quot;int&quot;;[.K325])))" office:value-type="float" office:value="0.8681640625">
            <text:p>0,868</text:p>
          </table:table-cell>
          <table:table-cell table:style-name="ce23" table:formula="of:=INFO.OBBA.OBBA.OBGET(INFO.OBBA.OBBA.OBCALL(&quot;&quot;;[.$B$12];&quot;getHaltonNumber&quot;;INFO.OBBA.OBBA.OBMAKE(&quot;&quot;;&quot;int&quot;;[.L325])))" office:value-type="float" office:value="0.2431640625">
            <text:p>0,24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8">
            <text:p>318</text:p>
          </table:table-cell>
          <table:table-cell table:style-name="ce23" table:formula="of:=INFO.OBBA.OBBA.OBGET(INFO.OBBA.OBBA.OBCALL(&quot;&quot;;[.$B$12];&quot;getHaltonNumber&quot;;INFO.OBBA.OBBA.OBMAKE(&quot;&quot;;&quot;int&quot;;[.H326])))" office:value-type="float" office:value="0.986328125">
            <text:p>0,986</text:p>
          </table:table-cell>
          <table:table-cell table:style-name="ce1"/>
          <table:table-cell table:style-name="ce19" table:formula="of:=[.K325]+2" office:value-type="float" office:value="636">
            <text:p>636</text:p>
          </table:table-cell>
          <table:table-cell table:style-name="ce19" table:formula="of:=[.L325]+2" office:value-type="float" office:value="637">
            <text:p>637</text:p>
          </table:table-cell>
          <table:table-cell table:style-name="ce23" table:formula="of:=INFO.OBBA.OBBA.OBGET(INFO.OBBA.OBBA.OBCALL(&quot;&quot;;[.$B$12];&quot;getHaltonNumber&quot;;INFO.OBBA.OBBA.OBMAKE(&quot;&quot;;&quot;int&quot;;[.K326])))" office:value-type="float" office:value="0.7431640625">
            <text:p>0,743</text:p>
          </table:table-cell>
          <table:table-cell table:style-name="ce23" table:formula="of:=INFO.OBBA.OBBA.OBGET(INFO.OBBA.OBBA.OBCALL(&quot;&quot;;[.$B$12];&quot;getHaltonNumber&quot;;INFO.OBBA.OBBA.OBMAKE(&quot;&quot;;&quot;int&quot;;[.L326])))" office:value-type="float" office:value="0.4931640625">
            <text:p>0,49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19">
            <text:p>319</text:p>
          </table:table-cell>
          <table:table-cell table:style-name="ce23" table:formula="of:=INFO.OBBA.OBBA.OBGET(INFO.OBBA.OBBA.OBCALL(&quot;&quot;;[.$B$12];&quot;getHaltonNumber&quot;;INFO.OBBA.OBBA.OBMAKE(&quot;&quot;;&quot;int&quot;;[.H327])))" office:value-type="float" office:value="0.009765625">
            <text:p>0,010</text:p>
          </table:table-cell>
          <table:table-cell table:style-name="ce1"/>
          <table:table-cell table:style-name="ce19" table:formula="of:=[.K326]+2" office:value-type="float" office:value="638">
            <text:p>638</text:p>
          </table:table-cell>
          <table:table-cell table:style-name="ce19" table:formula="of:=[.L326]+2" office:value-type="float" office:value="639">
            <text:p>639</text:p>
          </table:table-cell>
          <table:table-cell table:style-name="ce23" table:formula="of:=INFO.OBBA.OBBA.OBGET(INFO.OBBA.OBBA.OBCALL(&quot;&quot;;[.$B$12];&quot;getHaltonNumber&quot;;INFO.OBBA.OBBA.OBMAKE(&quot;&quot;;&quot;int&quot;;[.K327])))" office:value-type="float" office:value="0.9931640625">
            <text:p>0,993</text:p>
          </table:table-cell>
          <table:table-cell table:style-name="ce23" table:formula="of:=INFO.OBBA.OBBA.OBGET(INFO.OBBA.OBBA.OBCALL(&quot;&quot;;[.$B$12];&quot;getHaltonNumber&quot;;INFO.OBBA.OBBA.OBMAKE(&quot;&quot;;&quot;int&quot;;[.L327])))" office:value-type="float" office:value="0.0048828125">
            <text:p>0,00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0">
            <text:p>320</text:p>
          </table:table-cell>
          <table:table-cell table:style-name="ce23" table:formula="of:=INFO.OBBA.OBBA.OBGET(INFO.OBBA.OBBA.OBCALL(&quot;&quot;;[.$B$12];&quot;getHaltonNumber&quot;;INFO.OBBA.OBBA.OBMAKE(&quot;&quot;;&quot;int&quot;;[.H328])))" office:value-type="float" office:value="0.509765625">
            <text:p>0,510</text:p>
          </table:table-cell>
          <table:table-cell table:style-name="ce1"/>
          <table:table-cell table:style-name="ce19" table:formula="of:=[.K327]+2" office:value-type="float" office:value="640">
            <text:p>640</text:p>
          </table:table-cell>
          <table:table-cell table:style-name="ce19" table:formula="of:=[.L327]+2" office:value-type="float" office:value="641">
            <text:p>641</text:p>
          </table:table-cell>
          <table:table-cell table:style-name="ce23" table:formula="of:=INFO.OBBA.OBBA.OBGET(INFO.OBBA.OBBA.OBCALL(&quot;&quot;;[.$B$12];&quot;getHaltonNumber&quot;;INFO.OBBA.OBBA.OBMAKE(&quot;&quot;;&quot;int&quot;;[.K328])))" office:value-type="float" office:value="0.5048828125">
            <text:p>0,505</text:p>
          </table:table-cell>
          <table:table-cell table:style-name="ce23" table:formula="of:=INFO.OBBA.OBBA.OBGET(INFO.OBBA.OBBA.OBCALL(&quot;&quot;;[.$B$12];&quot;getHaltonNumber&quot;;INFO.OBBA.OBBA.OBMAKE(&quot;&quot;;&quot;int&quot;;[.L328])))" office:value-type="float" office:value="0.2548828125">
            <text:p>0,25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1">
            <text:p>321</text:p>
          </table:table-cell>
          <table:table-cell table:style-name="ce23" table:formula="of:=INFO.OBBA.OBBA.OBGET(INFO.OBBA.OBBA.OBCALL(&quot;&quot;;[.$B$12];&quot;getHaltonNumber&quot;;INFO.OBBA.OBBA.OBMAKE(&quot;&quot;;&quot;int&quot;;[.H329])))" office:value-type="float" office:value="0.259765625">
            <text:p>0,260</text:p>
          </table:table-cell>
          <table:table-cell table:style-name="ce1"/>
          <table:table-cell table:style-name="ce19" table:formula="of:=[.K328]+2" office:value-type="float" office:value="642">
            <text:p>642</text:p>
          </table:table-cell>
          <table:table-cell table:style-name="ce19" table:formula="of:=[.L328]+2" office:value-type="float" office:value="643">
            <text:p>643</text:p>
          </table:table-cell>
          <table:table-cell table:style-name="ce23" table:formula="of:=INFO.OBBA.OBBA.OBGET(INFO.OBBA.OBBA.OBCALL(&quot;&quot;;[.$B$12];&quot;getHaltonNumber&quot;;INFO.OBBA.OBBA.OBMAKE(&quot;&quot;;&quot;int&quot;;[.K329])))" office:value-type="float" office:value="0.7548828125">
            <text:p>0,755</text:p>
          </table:table-cell>
          <table:table-cell table:style-name="ce23" table:formula="of:=INFO.OBBA.OBBA.OBGET(INFO.OBBA.OBBA.OBCALL(&quot;&quot;;[.$B$12];&quot;getHaltonNumber&quot;;INFO.OBBA.OBBA.OBMAKE(&quot;&quot;;&quot;int&quot;;[.L329])))" office:value-type="float" office:value="0.1298828125">
            <text:p>0,13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2">
            <text:p>322</text:p>
          </table:table-cell>
          <table:table-cell table:style-name="ce23" table:formula="of:=INFO.OBBA.OBBA.OBGET(INFO.OBBA.OBBA.OBCALL(&quot;&quot;;[.$B$12];&quot;getHaltonNumber&quot;;INFO.OBBA.OBBA.OBMAKE(&quot;&quot;;&quot;int&quot;;[.H330])))" office:value-type="float" office:value="0.759765625">
            <text:p>0,760</text:p>
          </table:table-cell>
          <table:table-cell table:style-name="ce1"/>
          <table:table-cell table:style-name="ce19" table:formula="of:=[.K329]+2" office:value-type="float" office:value="644">
            <text:p>644</text:p>
          </table:table-cell>
          <table:table-cell table:style-name="ce19" table:formula="of:=[.L329]+2" office:value-type="float" office:value="645">
            <text:p>645</text:p>
          </table:table-cell>
          <table:table-cell table:style-name="ce23" table:formula="of:=INFO.OBBA.OBBA.OBGET(INFO.OBBA.OBBA.OBCALL(&quot;&quot;;[.$B$12];&quot;getHaltonNumber&quot;;INFO.OBBA.OBBA.OBMAKE(&quot;&quot;;&quot;int&quot;;[.K330])))" office:value-type="float" office:value="0.6298828125">
            <text:p>0,630</text:p>
          </table:table-cell>
          <table:table-cell table:style-name="ce23" table:formula="of:=INFO.OBBA.OBBA.OBGET(INFO.OBBA.OBBA.OBCALL(&quot;&quot;;[.$B$12];&quot;getHaltonNumber&quot;;INFO.OBBA.OBBA.OBMAKE(&quot;&quot;;&quot;int&quot;;[.L330])))" office:value-type="float" office:value="0.3798828125">
            <text:p>0,38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3">
            <text:p>323</text:p>
          </table:table-cell>
          <table:table-cell table:style-name="ce23" table:formula="of:=INFO.OBBA.OBBA.OBGET(INFO.OBBA.OBBA.OBCALL(&quot;&quot;;[.$B$12];&quot;getHaltonNumber&quot;;INFO.OBBA.OBBA.OBMAKE(&quot;&quot;;&quot;int&quot;;[.H331])))" office:value-type="float" office:value="0.134765625">
            <text:p>0,135</text:p>
          </table:table-cell>
          <table:table-cell table:style-name="ce1"/>
          <table:table-cell table:style-name="ce19" table:formula="of:=[.K330]+2" office:value-type="float" office:value="646">
            <text:p>646</text:p>
          </table:table-cell>
          <table:table-cell table:style-name="ce19" table:formula="of:=[.L330]+2" office:value-type="float" office:value="647">
            <text:p>647</text:p>
          </table:table-cell>
          <table:table-cell table:style-name="ce23" table:formula="of:=INFO.OBBA.OBBA.OBGET(INFO.OBBA.OBBA.OBCALL(&quot;&quot;;[.$B$12];&quot;getHaltonNumber&quot;;INFO.OBBA.OBBA.OBMAKE(&quot;&quot;;&quot;int&quot;;[.K331])))" office:value-type="float" office:value="0.8798828125">
            <text:p>0,880</text:p>
          </table:table-cell>
          <table:table-cell table:style-name="ce23" table:formula="of:=INFO.OBBA.OBBA.OBGET(INFO.OBBA.OBBA.OBCALL(&quot;&quot;;[.$B$12];&quot;getHaltonNumber&quot;;INFO.OBBA.OBBA.OBMAKE(&quot;&quot;;&quot;int&quot;;[.L331])))" office:value-type="float" office:value="0.0673828125">
            <text:p>0,06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4">
            <text:p>324</text:p>
          </table:table-cell>
          <table:table-cell table:style-name="ce23" table:formula="of:=INFO.OBBA.OBBA.OBGET(INFO.OBBA.OBBA.OBCALL(&quot;&quot;;[.$B$12];&quot;getHaltonNumber&quot;;INFO.OBBA.OBBA.OBMAKE(&quot;&quot;;&quot;int&quot;;[.H332])))" office:value-type="float" office:value="0.634765625">
            <text:p>0,635</text:p>
          </table:table-cell>
          <table:table-cell table:style-name="ce1"/>
          <table:table-cell table:style-name="ce19" table:formula="of:=[.K331]+2" office:value-type="float" office:value="648">
            <text:p>648</text:p>
          </table:table-cell>
          <table:table-cell table:style-name="ce19" table:formula="of:=[.L331]+2" office:value-type="float" office:value="649">
            <text:p>649</text:p>
          </table:table-cell>
          <table:table-cell table:style-name="ce23" table:formula="of:=INFO.OBBA.OBBA.OBGET(INFO.OBBA.OBBA.OBCALL(&quot;&quot;;[.$B$12];&quot;getHaltonNumber&quot;;INFO.OBBA.OBBA.OBMAKE(&quot;&quot;;&quot;int&quot;;[.K332])))" office:value-type="float" office:value="0.5673828125">
            <text:p>0,567</text:p>
          </table:table-cell>
          <table:table-cell table:style-name="ce23" table:formula="of:=INFO.OBBA.OBBA.OBGET(INFO.OBBA.OBBA.OBCALL(&quot;&quot;;[.$B$12];&quot;getHaltonNumber&quot;;INFO.OBBA.OBBA.OBMAKE(&quot;&quot;;&quot;int&quot;;[.L332])))" office:value-type="float" office:value="0.3173828125">
            <text:p>0,31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5">
            <text:p>325</text:p>
          </table:table-cell>
          <table:table-cell table:style-name="ce23" table:formula="of:=INFO.OBBA.OBBA.OBGET(INFO.OBBA.OBBA.OBCALL(&quot;&quot;;[.$B$12];&quot;getHaltonNumber&quot;;INFO.OBBA.OBBA.OBMAKE(&quot;&quot;;&quot;int&quot;;[.H333])))" office:value-type="float" office:value="0.384765625">
            <text:p>0,385</text:p>
          </table:table-cell>
          <table:table-cell table:style-name="ce1"/>
          <table:table-cell table:style-name="ce19" table:formula="of:=[.K332]+2" office:value-type="float" office:value="650">
            <text:p>650</text:p>
          </table:table-cell>
          <table:table-cell table:style-name="ce19" table:formula="of:=[.L332]+2" office:value-type="float" office:value="651">
            <text:p>651</text:p>
          </table:table-cell>
          <table:table-cell table:style-name="ce23" table:formula="of:=INFO.OBBA.OBBA.OBGET(INFO.OBBA.OBBA.OBCALL(&quot;&quot;;[.$B$12];&quot;getHaltonNumber&quot;;INFO.OBBA.OBBA.OBMAKE(&quot;&quot;;&quot;int&quot;;[.K333])))" office:value-type="float" office:value="0.8173828125">
            <text:p>0,817</text:p>
          </table:table-cell>
          <table:table-cell table:style-name="ce23" table:formula="of:=INFO.OBBA.OBBA.OBGET(INFO.OBBA.OBBA.OBCALL(&quot;&quot;;[.$B$12];&quot;getHaltonNumber&quot;;INFO.OBBA.OBBA.OBMAKE(&quot;&quot;;&quot;int&quot;;[.L333])))" office:value-type="float" office:value="0.1923828125">
            <text:p>0,19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6">
            <text:p>326</text:p>
          </table:table-cell>
          <table:table-cell table:style-name="ce23" table:formula="of:=INFO.OBBA.OBBA.OBGET(INFO.OBBA.OBBA.OBCALL(&quot;&quot;;[.$B$12];&quot;getHaltonNumber&quot;;INFO.OBBA.OBBA.OBMAKE(&quot;&quot;;&quot;int&quot;;[.H334])))" office:value-type="float" office:value="0.884765625">
            <text:p>0,885</text:p>
          </table:table-cell>
          <table:table-cell table:style-name="ce1"/>
          <table:table-cell table:style-name="ce19" table:formula="of:=[.K333]+2" office:value-type="float" office:value="652">
            <text:p>652</text:p>
          </table:table-cell>
          <table:table-cell table:style-name="ce19" table:formula="of:=[.L333]+2" office:value-type="float" office:value="653">
            <text:p>653</text:p>
          </table:table-cell>
          <table:table-cell table:style-name="ce23" table:formula="of:=INFO.OBBA.OBBA.OBGET(INFO.OBBA.OBBA.OBCALL(&quot;&quot;;[.$B$12];&quot;getHaltonNumber&quot;;INFO.OBBA.OBBA.OBMAKE(&quot;&quot;;&quot;int&quot;;[.K334])))" office:value-type="float" office:value="0.6923828125">
            <text:p>0,692</text:p>
          </table:table-cell>
          <table:table-cell table:style-name="ce23" table:formula="of:=INFO.OBBA.OBBA.OBGET(INFO.OBBA.OBBA.OBCALL(&quot;&quot;;[.$B$12];&quot;getHaltonNumber&quot;;INFO.OBBA.OBBA.OBMAKE(&quot;&quot;;&quot;int&quot;;[.L334])))" office:value-type="float" office:value="0.4423828125">
            <text:p>0,44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7">
            <text:p>327</text:p>
          </table:table-cell>
          <table:table-cell table:style-name="ce23" table:formula="of:=INFO.OBBA.OBBA.OBGET(INFO.OBBA.OBBA.OBCALL(&quot;&quot;;[.$B$12];&quot;getHaltonNumber&quot;;INFO.OBBA.OBBA.OBMAKE(&quot;&quot;;&quot;int&quot;;[.H335])))" office:value-type="float" office:value="0.072265625">
            <text:p>0,072</text:p>
          </table:table-cell>
          <table:table-cell table:style-name="ce1"/>
          <table:table-cell table:style-name="ce19" table:formula="of:=[.K334]+2" office:value-type="float" office:value="654">
            <text:p>654</text:p>
          </table:table-cell>
          <table:table-cell table:style-name="ce19" table:formula="of:=[.L334]+2" office:value-type="float" office:value="655">
            <text:p>655</text:p>
          </table:table-cell>
          <table:table-cell table:style-name="ce23" table:formula="of:=INFO.OBBA.OBBA.OBGET(INFO.OBBA.OBBA.OBCALL(&quot;&quot;;[.$B$12];&quot;getHaltonNumber&quot;;INFO.OBBA.OBBA.OBMAKE(&quot;&quot;;&quot;int&quot;;[.K335])))" office:value-type="float" office:value="0.9423828125">
            <text:p>0,942</text:p>
          </table:table-cell>
          <table:table-cell table:style-name="ce23" table:formula="of:=INFO.OBBA.OBBA.OBGET(INFO.OBBA.OBBA.OBCALL(&quot;&quot;;[.$B$12];&quot;getHaltonNumber&quot;;INFO.OBBA.OBBA.OBMAKE(&quot;&quot;;&quot;int&quot;;[.L335])))" office:value-type="float" office:value="0.0361328125">
            <text:p>0,03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8">
            <text:p>328</text:p>
          </table:table-cell>
          <table:table-cell table:style-name="ce23" table:formula="of:=INFO.OBBA.OBBA.OBGET(INFO.OBBA.OBBA.OBCALL(&quot;&quot;;[.$B$12];&quot;getHaltonNumber&quot;;INFO.OBBA.OBBA.OBMAKE(&quot;&quot;;&quot;int&quot;;[.H336])))" office:value-type="float" office:value="0.572265625">
            <text:p>0,572</text:p>
          </table:table-cell>
          <table:table-cell table:style-name="ce1"/>
          <table:table-cell table:style-name="ce19" table:formula="of:=[.K335]+2" office:value-type="float" office:value="656">
            <text:p>656</text:p>
          </table:table-cell>
          <table:table-cell table:style-name="ce19" table:formula="of:=[.L335]+2" office:value-type="float" office:value="657">
            <text:p>657</text:p>
          </table:table-cell>
          <table:table-cell table:style-name="ce23" table:formula="of:=INFO.OBBA.OBBA.OBGET(INFO.OBBA.OBBA.OBCALL(&quot;&quot;;[.$B$12];&quot;getHaltonNumber&quot;;INFO.OBBA.OBBA.OBMAKE(&quot;&quot;;&quot;int&quot;;[.K336])))" office:value-type="float" office:value="0.5361328125">
            <text:p>0,536</text:p>
          </table:table-cell>
          <table:table-cell table:style-name="ce23" table:formula="of:=INFO.OBBA.OBBA.OBGET(INFO.OBBA.OBBA.OBCALL(&quot;&quot;;[.$B$12];&quot;getHaltonNumber&quot;;INFO.OBBA.OBBA.OBMAKE(&quot;&quot;;&quot;int&quot;;[.L336])))" office:value-type="float" office:value="0.2861328125">
            <text:p>0,28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29">
            <text:p>329</text:p>
          </table:table-cell>
          <table:table-cell table:style-name="ce23" table:formula="of:=INFO.OBBA.OBBA.OBGET(INFO.OBBA.OBBA.OBCALL(&quot;&quot;;[.$B$12];&quot;getHaltonNumber&quot;;INFO.OBBA.OBBA.OBMAKE(&quot;&quot;;&quot;int&quot;;[.H337])))" office:value-type="float" office:value="0.322265625">
            <text:p>0,322</text:p>
          </table:table-cell>
          <table:table-cell table:style-name="ce1"/>
          <table:table-cell table:style-name="ce19" table:formula="of:=[.K336]+2" office:value-type="float" office:value="658">
            <text:p>658</text:p>
          </table:table-cell>
          <table:table-cell table:style-name="ce19" table:formula="of:=[.L336]+2" office:value-type="float" office:value="659">
            <text:p>659</text:p>
          </table:table-cell>
          <table:table-cell table:style-name="ce23" table:formula="of:=INFO.OBBA.OBBA.OBGET(INFO.OBBA.OBBA.OBCALL(&quot;&quot;;[.$B$12];&quot;getHaltonNumber&quot;;INFO.OBBA.OBBA.OBMAKE(&quot;&quot;;&quot;int&quot;;[.K337])))" office:value-type="float" office:value="0.7861328125">
            <text:p>0,786</text:p>
          </table:table-cell>
          <table:table-cell table:style-name="ce23" table:formula="of:=INFO.OBBA.OBBA.OBGET(INFO.OBBA.OBBA.OBCALL(&quot;&quot;;[.$B$12];&quot;getHaltonNumber&quot;;INFO.OBBA.OBBA.OBMAKE(&quot;&quot;;&quot;int&quot;;[.L337])))" office:value-type="float" office:value="0.1611328125">
            <text:p>0,16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0">
            <text:p>330</text:p>
          </table:table-cell>
          <table:table-cell table:style-name="ce23" table:formula="of:=INFO.OBBA.OBBA.OBGET(INFO.OBBA.OBBA.OBCALL(&quot;&quot;;[.$B$12];&quot;getHaltonNumber&quot;;INFO.OBBA.OBBA.OBMAKE(&quot;&quot;;&quot;int&quot;;[.H338])))" office:value-type="float" office:value="0.822265625">
            <text:p>0,822</text:p>
          </table:table-cell>
          <table:table-cell table:style-name="ce1"/>
          <table:table-cell table:style-name="ce19" table:formula="of:=[.K337]+2" office:value-type="float" office:value="660">
            <text:p>660</text:p>
          </table:table-cell>
          <table:table-cell table:style-name="ce19" table:formula="of:=[.L337]+2" office:value-type="float" office:value="661">
            <text:p>661</text:p>
          </table:table-cell>
          <table:table-cell table:style-name="ce23" table:formula="of:=INFO.OBBA.OBBA.OBGET(INFO.OBBA.OBBA.OBCALL(&quot;&quot;;[.$B$12];&quot;getHaltonNumber&quot;;INFO.OBBA.OBBA.OBMAKE(&quot;&quot;;&quot;int&quot;;[.K338])))" office:value-type="float" office:value="0.6611328125">
            <text:p>0,661</text:p>
          </table:table-cell>
          <table:table-cell table:style-name="ce23" table:formula="of:=INFO.OBBA.OBBA.OBGET(INFO.OBBA.OBBA.OBCALL(&quot;&quot;;[.$B$12];&quot;getHaltonNumber&quot;;INFO.OBBA.OBBA.OBMAKE(&quot;&quot;;&quot;int&quot;;[.L338])))" office:value-type="float" office:value="0.4111328125">
            <text:p>0,41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1">
            <text:p>331</text:p>
          </table:table-cell>
          <table:table-cell table:style-name="ce23" table:formula="of:=INFO.OBBA.OBBA.OBGET(INFO.OBBA.OBBA.OBCALL(&quot;&quot;;[.$B$12];&quot;getHaltonNumber&quot;;INFO.OBBA.OBBA.OBMAKE(&quot;&quot;;&quot;int&quot;;[.H339])))" office:value-type="float" office:value="0.197265625">
            <text:p>0,197</text:p>
          </table:table-cell>
          <table:table-cell table:style-name="ce1"/>
          <table:table-cell table:style-name="ce19" table:formula="of:=[.K338]+2" office:value-type="float" office:value="662">
            <text:p>662</text:p>
          </table:table-cell>
          <table:table-cell table:style-name="ce19" table:formula="of:=[.L338]+2" office:value-type="float" office:value="663">
            <text:p>663</text:p>
          </table:table-cell>
          <table:table-cell table:style-name="ce23" table:formula="of:=INFO.OBBA.OBBA.OBGET(INFO.OBBA.OBBA.OBCALL(&quot;&quot;;[.$B$12];&quot;getHaltonNumber&quot;;INFO.OBBA.OBBA.OBMAKE(&quot;&quot;;&quot;int&quot;;[.K339])))" office:value-type="float" office:value="0.9111328125">
            <text:p>0,911</text:p>
          </table:table-cell>
          <table:table-cell table:style-name="ce23" table:formula="of:=INFO.OBBA.OBBA.OBGET(INFO.OBBA.OBBA.OBCALL(&quot;&quot;;[.$B$12];&quot;getHaltonNumber&quot;;INFO.OBBA.OBBA.OBMAKE(&quot;&quot;;&quot;int&quot;;[.L339])))" office:value-type="float" office:value="0.0986328125">
            <text:p>0,09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2">
            <text:p>332</text:p>
          </table:table-cell>
          <table:table-cell table:style-name="ce23" table:formula="of:=INFO.OBBA.OBBA.OBGET(INFO.OBBA.OBBA.OBCALL(&quot;&quot;;[.$B$12];&quot;getHaltonNumber&quot;;INFO.OBBA.OBBA.OBMAKE(&quot;&quot;;&quot;int&quot;;[.H340])))" office:value-type="float" office:value="0.697265625">
            <text:p>0,697</text:p>
          </table:table-cell>
          <table:table-cell table:style-name="ce1"/>
          <table:table-cell table:style-name="ce19" table:formula="of:=[.K339]+2" office:value-type="float" office:value="664">
            <text:p>664</text:p>
          </table:table-cell>
          <table:table-cell table:style-name="ce19" table:formula="of:=[.L339]+2" office:value-type="float" office:value="665">
            <text:p>665</text:p>
          </table:table-cell>
          <table:table-cell table:style-name="ce23" table:formula="of:=INFO.OBBA.OBBA.OBGET(INFO.OBBA.OBBA.OBCALL(&quot;&quot;;[.$B$12];&quot;getHaltonNumber&quot;;INFO.OBBA.OBBA.OBMAKE(&quot;&quot;;&quot;int&quot;;[.K340])))" office:value-type="float" office:value="0.5986328125">
            <text:p>0,599</text:p>
          </table:table-cell>
          <table:table-cell table:style-name="ce23" table:formula="of:=INFO.OBBA.OBBA.OBGET(INFO.OBBA.OBBA.OBCALL(&quot;&quot;;[.$B$12];&quot;getHaltonNumber&quot;;INFO.OBBA.OBBA.OBMAKE(&quot;&quot;;&quot;int&quot;;[.L340])))" office:value-type="float" office:value="0.3486328125">
            <text:p>0,34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3">
            <text:p>333</text:p>
          </table:table-cell>
          <table:table-cell table:style-name="ce23" table:formula="of:=INFO.OBBA.OBBA.OBGET(INFO.OBBA.OBBA.OBCALL(&quot;&quot;;[.$B$12];&quot;getHaltonNumber&quot;;INFO.OBBA.OBBA.OBMAKE(&quot;&quot;;&quot;int&quot;;[.H341])))" office:value-type="float" office:value="0.447265625">
            <text:p>0,447</text:p>
          </table:table-cell>
          <table:table-cell table:style-name="ce1"/>
          <table:table-cell table:style-name="ce19" table:formula="of:=[.K340]+2" office:value-type="float" office:value="666">
            <text:p>666</text:p>
          </table:table-cell>
          <table:table-cell table:style-name="ce19" table:formula="of:=[.L340]+2" office:value-type="float" office:value="667">
            <text:p>667</text:p>
          </table:table-cell>
          <table:table-cell table:style-name="ce23" table:formula="of:=INFO.OBBA.OBBA.OBGET(INFO.OBBA.OBBA.OBCALL(&quot;&quot;;[.$B$12];&quot;getHaltonNumber&quot;;INFO.OBBA.OBBA.OBMAKE(&quot;&quot;;&quot;int&quot;;[.K341])))" office:value-type="float" office:value="0.8486328125">
            <text:p>0,849</text:p>
          </table:table-cell>
          <table:table-cell table:style-name="ce23" table:formula="of:=INFO.OBBA.OBBA.OBGET(INFO.OBBA.OBBA.OBCALL(&quot;&quot;;[.$B$12];&quot;getHaltonNumber&quot;;INFO.OBBA.OBBA.OBMAKE(&quot;&quot;;&quot;int&quot;;[.L341])))" office:value-type="float" office:value="0.2236328125">
            <text:p>0,22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4">
            <text:p>334</text:p>
          </table:table-cell>
          <table:table-cell table:style-name="ce23" table:formula="of:=INFO.OBBA.OBBA.OBGET(INFO.OBBA.OBBA.OBCALL(&quot;&quot;;[.$B$12];&quot;getHaltonNumber&quot;;INFO.OBBA.OBBA.OBMAKE(&quot;&quot;;&quot;int&quot;;[.H342])))" office:value-type="float" office:value="0.947265625">
            <text:p>0,947</text:p>
          </table:table-cell>
          <table:table-cell table:style-name="ce1"/>
          <table:table-cell table:style-name="ce19" table:formula="of:=[.K341]+2" office:value-type="float" office:value="668">
            <text:p>668</text:p>
          </table:table-cell>
          <table:table-cell table:style-name="ce19" table:formula="of:=[.L341]+2" office:value-type="float" office:value="669">
            <text:p>669</text:p>
          </table:table-cell>
          <table:table-cell table:style-name="ce23" table:formula="of:=INFO.OBBA.OBBA.OBGET(INFO.OBBA.OBBA.OBCALL(&quot;&quot;;[.$B$12];&quot;getHaltonNumber&quot;;INFO.OBBA.OBBA.OBMAKE(&quot;&quot;;&quot;int&quot;;[.K342])))" office:value-type="float" office:value="0.7236328125">
            <text:p>0,724</text:p>
          </table:table-cell>
          <table:table-cell table:style-name="ce23" table:formula="of:=INFO.OBBA.OBBA.OBGET(INFO.OBBA.OBBA.OBCALL(&quot;&quot;;[.$B$12];&quot;getHaltonNumber&quot;;INFO.OBBA.OBBA.OBMAKE(&quot;&quot;;&quot;int&quot;;[.L342])))" office:value-type="float" office:value="0.4736328125">
            <text:p>0,47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5">
            <text:p>335</text:p>
          </table:table-cell>
          <table:table-cell table:style-name="ce23" table:formula="of:=INFO.OBBA.OBBA.OBGET(INFO.OBBA.OBBA.OBCALL(&quot;&quot;;[.$B$12];&quot;getHaltonNumber&quot;;INFO.OBBA.OBBA.OBMAKE(&quot;&quot;;&quot;int&quot;;[.H343])))" office:value-type="float" office:value="0.041015625">
            <text:p>0,041</text:p>
          </table:table-cell>
          <table:table-cell table:style-name="ce1"/>
          <table:table-cell table:style-name="ce19" table:formula="of:=[.K342]+2" office:value-type="float" office:value="670">
            <text:p>670</text:p>
          </table:table-cell>
          <table:table-cell table:style-name="ce19" table:formula="of:=[.L342]+2" office:value-type="float" office:value="671">
            <text:p>671</text:p>
          </table:table-cell>
          <table:table-cell table:style-name="ce23" table:formula="of:=INFO.OBBA.OBBA.OBGET(INFO.OBBA.OBBA.OBCALL(&quot;&quot;;[.$B$12];&quot;getHaltonNumber&quot;;INFO.OBBA.OBBA.OBMAKE(&quot;&quot;;&quot;int&quot;;[.K343])))" office:value-type="float" office:value="0.9736328125">
            <text:p>0,974</text:p>
          </table:table-cell>
          <table:table-cell table:style-name="ce23" table:formula="of:=INFO.OBBA.OBBA.OBGET(INFO.OBBA.OBBA.OBCALL(&quot;&quot;;[.$B$12];&quot;getHaltonNumber&quot;;INFO.OBBA.OBBA.OBMAKE(&quot;&quot;;&quot;int&quot;;[.L343])))" office:value-type="float" office:value="0.0205078125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6">
            <text:p>336</text:p>
          </table:table-cell>
          <table:table-cell table:style-name="ce23" table:formula="of:=INFO.OBBA.OBBA.OBGET(INFO.OBBA.OBBA.OBCALL(&quot;&quot;;[.$B$12];&quot;getHaltonNumber&quot;;INFO.OBBA.OBBA.OBMAKE(&quot;&quot;;&quot;int&quot;;[.H344])))" office:value-type="float" office:value="0.541015625">
            <text:p>0,541</text:p>
          </table:table-cell>
          <table:table-cell table:style-name="ce1"/>
          <table:table-cell table:style-name="ce19" table:formula="of:=[.K343]+2" office:value-type="float" office:value="672">
            <text:p>672</text:p>
          </table:table-cell>
          <table:table-cell table:style-name="ce19" table:formula="of:=[.L343]+2" office:value-type="float" office:value="673">
            <text:p>673</text:p>
          </table:table-cell>
          <table:table-cell table:style-name="ce23" table:formula="of:=INFO.OBBA.OBBA.OBGET(INFO.OBBA.OBBA.OBCALL(&quot;&quot;;[.$B$12];&quot;getHaltonNumber&quot;;INFO.OBBA.OBBA.OBMAKE(&quot;&quot;;&quot;int&quot;;[.K344])))" office:value-type="float" office:value="0.5205078125">
            <text:p>0,521</text:p>
          </table:table-cell>
          <table:table-cell table:style-name="ce23" table:formula="of:=INFO.OBBA.OBBA.OBGET(INFO.OBBA.OBBA.OBCALL(&quot;&quot;;[.$B$12];&quot;getHaltonNumber&quot;;INFO.OBBA.OBBA.OBMAKE(&quot;&quot;;&quot;int&quot;;[.L344])))" office:value-type="float" office:value="0.2705078125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7">
            <text:p>337</text:p>
          </table:table-cell>
          <table:table-cell table:style-name="ce23" table:formula="of:=INFO.OBBA.OBBA.OBGET(INFO.OBBA.OBBA.OBCALL(&quot;&quot;;[.$B$12];&quot;getHaltonNumber&quot;;INFO.OBBA.OBBA.OBMAKE(&quot;&quot;;&quot;int&quot;;[.H345])))" office:value-type="float" office:value="0.291015625">
            <text:p>0,291</text:p>
          </table:table-cell>
          <table:table-cell table:style-name="ce1"/>
          <table:table-cell table:style-name="ce19" table:formula="of:=[.K344]+2" office:value-type="float" office:value="674">
            <text:p>674</text:p>
          </table:table-cell>
          <table:table-cell table:style-name="ce19" table:formula="of:=[.L344]+2" office:value-type="float" office:value="675">
            <text:p>675</text:p>
          </table:table-cell>
          <table:table-cell table:style-name="ce23" table:formula="of:=INFO.OBBA.OBBA.OBGET(INFO.OBBA.OBBA.OBCALL(&quot;&quot;;[.$B$12];&quot;getHaltonNumber&quot;;INFO.OBBA.OBBA.OBMAKE(&quot;&quot;;&quot;int&quot;;[.K345])))" office:value-type="float" office:value="0.7705078125">
            <text:p>0,771</text:p>
          </table:table-cell>
          <table:table-cell table:style-name="ce23" table:formula="of:=INFO.OBBA.OBBA.OBGET(INFO.OBBA.OBBA.OBCALL(&quot;&quot;;[.$B$12];&quot;getHaltonNumber&quot;;INFO.OBBA.OBBA.OBMAKE(&quot;&quot;;&quot;int&quot;;[.L345])))" office:value-type="float" office:value="0.1455078125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8">
            <text:p>338</text:p>
          </table:table-cell>
          <table:table-cell table:style-name="ce23" table:formula="of:=INFO.OBBA.OBBA.OBGET(INFO.OBBA.OBBA.OBCALL(&quot;&quot;;[.$B$12];&quot;getHaltonNumber&quot;;INFO.OBBA.OBBA.OBMAKE(&quot;&quot;;&quot;int&quot;;[.H346])))" office:value-type="float" office:value="0.791015625">
            <text:p>0,791</text:p>
          </table:table-cell>
          <table:table-cell table:style-name="ce1"/>
          <table:table-cell table:style-name="ce19" table:formula="of:=[.K345]+2" office:value-type="float" office:value="676">
            <text:p>676</text:p>
          </table:table-cell>
          <table:table-cell table:style-name="ce19" table:formula="of:=[.L345]+2" office:value-type="float" office:value="677">
            <text:p>677</text:p>
          </table:table-cell>
          <table:table-cell table:style-name="ce23" table:formula="of:=INFO.OBBA.OBBA.OBGET(INFO.OBBA.OBBA.OBCALL(&quot;&quot;;[.$B$12];&quot;getHaltonNumber&quot;;INFO.OBBA.OBBA.OBMAKE(&quot;&quot;;&quot;int&quot;;[.K346])))" office:value-type="float" office:value="0.6455078125">
            <text:p>0,646</text:p>
          </table:table-cell>
          <table:table-cell table:style-name="ce23" table:formula="of:=INFO.OBBA.OBBA.OBGET(INFO.OBBA.OBBA.OBCALL(&quot;&quot;;[.$B$12];&quot;getHaltonNumber&quot;;INFO.OBBA.OBBA.OBMAKE(&quot;&quot;;&quot;int&quot;;[.L346])))" office:value-type="float" office:value="0.3955078125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39">
            <text:p>339</text:p>
          </table:table-cell>
          <table:table-cell table:style-name="ce23" table:formula="of:=INFO.OBBA.OBBA.OBGET(INFO.OBBA.OBBA.OBCALL(&quot;&quot;;[.$B$12];&quot;getHaltonNumber&quot;;INFO.OBBA.OBBA.OBMAKE(&quot;&quot;;&quot;int&quot;;[.H347])))" office:value-type="float" office:value="0.166015625">
            <text:p>0,166</text:p>
          </table:table-cell>
          <table:table-cell table:style-name="ce1"/>
          <table:table-cell table:style-name="ce19" table:formula="of:=[.K346]+2" office:value-type="float" office:value="678">
            <text:p>678</text:p>
          </table:table-cell>
          <table:table-cell table:style-name="ce19" table:formula="of:=[.L346]+2" office:value-type="float" office:value="679">
            <text:p>679</text:p>
          </table:table-cell>
          <table:table-cell table:style-name="ce23" table:formula="of:=INFO.OBBA.OBBA.OBGET(INFO.OBBA.OBBA.OBCALL(&quot;&quot;;[.$B$12];&quot;getHaltonNumber&quot;;INFO.OBBA.OBBA.OBMAKE(&quot;&quot;;&quot;int&quot;;[.K347])))" office:value-type="float" office:value="0.8955078125">
            <text:p>0,896</text:p>
          </table:table-cell>
          <table:table-cell table:style-name="ce23" table:formula="of:=INFO.OBBA.OBBA.OBGET(INFO.OBBA.OBBA.OBCALL(&quot;&quot;;[.$B$12];&quot;getHaltonNumber&quot;;INFO.OBBA.OBBA.OBMAKE(&quot;&quot;;&quot;int&quot;;[.L347])))" office:value-type="float" office:value="0.0830078125">
            <text:p>0,08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0">
            <text:p>340</text:p>
          </table:table-cell>
          <table:table-cell table:style-name="ce23" table:formula="of:=INFO.OBBA.OBBA.OBGET(INFO.OBBA.OBBA.OBCALL(&quot;&quot;;[.$B$12];&quot;getHaltonNumber&quot;;INFO.OBBA.OBBA.OBMAKE(&quot;&quot;;&quot;int&quot;;[.H348])))" office:value-type="float" office:value="0.666015625">
            <text:p>0,666</text:p>
          </table:table-cell>
          <table:table-cell table:style-name="ce1"/>
          <table:table-cell table:style-name="ce19" table:formula="of:=[.K347]+2" office:value-type="float" office:value="680">
            <text:p>680</text:p>
          </table:table-cell>
          <table:table-cell table:style-name="ce19" table:formula="of:=[.L347]+2" office:value-type="float" office:value="681">
            <text:p>681</text:p>
          </table:table-cell>
          <table:table-cell table:style-name="ce23" table:formula="of:=INFO.OBBA.OBBA.OBGET(INFO.OBBA.OBBA.OBCALL(&quot;&quot;;[.$B$12];&quot;getHaltonNumber&quot;;INFO.OBBA.OBBA.OBMAKE(&quot;&quot;;&quot;int&quot;;[.K348])))" office:value-type="float" office:value="0.5830078125">
            <text:p>0,583</text:p>
          </table:table-cell>
          <table:table-cell table:style-name="ce23" table:formula="of:=INFO.OBBA.OBBA.OBGET(INFO.OBBA.OBBA.OBCALL(&quot;&quot;;[.$B$12];&quot;getHaltonNumber&quot;;INFO.OBBA.OBBA.OBMAKE(&quot;&quot;;&quot;int&quot;;[.L348])))" office:value-type="float" office:value="0.3330078125">
            <text:p>0,33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1">
            <text:p>341</text:p>
          </table:table-cell>
          <table:table-cell table:style-name="ce23" table:formula="of:=INFO.OBBA.OBBA.OBGET(INFO.OBBA.OBBA.OBCALL(&quot;&quot;;[.$B$12];&quot;getHaltonNumber&quot;;INFO.OBBA.OBBA.OBMAKE(&quot;&quot;;&quot;int&quot;;[.H349])))" office:value-type="float" office:value="0.416015625">
            <text:p>0,416</text:p>
          </table:table-cell>
          <table:table-cell table:style-name="ce1"/>
          <table:table-cell table:style-name="ce19" table:formula="of:=[.K348]+2" office:value-type="float" office:value="682">
            <text:p>682</text:p>
          </table:table-cell>
          <table:table-cell table:style-name="ce19" table:formula="of:=[.L348]+2" office:value-type="float" office:value="683">
            <text:p>683</text:p>
          </table:table-cell>
          <table:table-cell table:style-name="ce23" table:formula="of:=INFO.OBBA.OBBA.OBGET(INFO.OBBA.OBBA.OBCALL(&quot;&quot;;[.$B$12];&quot;getHaltonNumber&quot;;INFO.OBBA.OBBA.OBMAKE(&quot;&quot;;&quot;int&quot;;[.K349])))" office:value-type="float" office:value="0.8330078125">
            <text:p>0,833</text:p>
          </table:table-cell>
          <table:table-cell table:style-name="ce23" table:formula="of:=INFO.OBBA.OBBA.OBGET(INFO.OBBA.OBBA.OBCALL(&quot;&quot;;[.$B$12];&quot;getHaltonNumber&quot;;INFO.OBBA.OBBA.OBMAKE(&quot;&quot;;&quot;int&quot;;[.L349])))" office:value-type="float" office:value="0.2080078125">
            <text:p>0,20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2">
            <text:p>342</text:p>
          </table:table-cell>
          <table:table-cell table:style-name="ce23" table:formula="of:=INFO.OBBA.OBBA.OBGET(INFO.OBBA.OBBA.OBCALL(&quot;&quot;;[.$B$12];&quot;getHaltonNumber&quot;;INFO.OBBA.OBBA.OBMAKE(&quot;&quot;;&quot;int&quot;;[.H350])))" office:value-type="float" office:value="0.916015625">
            <text:p>0,916</text:p>
          </table:table-cell>
          <table:table-cell table:style-name="ce1"/>
          <table:table-cell table:style-name="ce19" table:formula="of:=[.K349]+2" office:value-type="float" office:value="684">
            <text:p>684</text:p>
          </table:table-cell>
          <table:table-cell table:style-name="ce19" table:formula="of:=[.L349]+2" office:value-type="float" office:value="685">
            <text:p>685</text:p>
          </table:table-cell>
          <table:table-cell table:style-name="ce23" table:formula="of:=INFO.OBBA.OBBA.OBGET(INFO.OBBA.OBBA.OBCALL(&quot;&quot;;[.$B$12];&quot;getHaltonNumber&quot;;INFO.OBBA.OBBA.OBMAKE(&quot;&quot;;&quot;int&quot;;[.K350])))" office:value-type="float" office:value="0.7080078125">
            <text:p>0,708</text:p>
          </table:table-cell>
          <table:table-cell table:style-name="ce23" table:formula="of:=INFO.OBBA.OBBA.OBGET(INFO.OBBA.OBBA.OBCALL(&quot;&quot;;[.$B$12];&quot;getHaltonNumber&quot;;INFO.OBBA.OBBA.OBMAKE(&quot;&quot;;&quot;int&quot;;[.L350])))" office:value-type="float" office:value="0.4580078125">
            <text:p>0,45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3">
            <text:p>343</text:p>
          </table:table-cell>
          <table:table-cell table:style-name="ce23" table:formula="of:=INFO.OBBA.OBBA.OBGET(INFO.OBBA.OBBA.OBCALL(&quot;&quot;;[.$B$12];&quot;getHaltonNumber&quot;;INFO.OBBA.OBBA.OBMAKE(&quot;&quot;;&quot;int&quot;;[.H351])))" office:value-type="float" office:value="0.103515625">
            <text:p>0,104</text:p>
          </table:table-cell>
          <table:table-cell table:style-name="ce1"/>
          <table:table-cell table:style-name="ce19" table:formula="of:=[.K350]+2" office:value-type="float" office:value="686">
            <text:p>686</text:p>
          </table:table-cell>
          <table:table-cell table:style-name="ce19" table:formula="of:=[.L350]+2" office:value-type="float" office:value="687">
            <text:p>687</text:p>
          </table:table-cell>
          <table:table-cell table:style-name="ce23" table:formula="of:=INFO.OBBA.OBBA.OBGET(INFO.OBBA.OBBA.OBCALL(&quot;&quot;;[.$B$12];&quot;getHaltonNumber&quot;;INFO.OBBA.OBBA.OBMAKE(&quot;&quot;;&quot;int&quot;;[.K351])))" office:value-type="float" office:value="0.9580078125">
            <text:p>0,958</text:p>
          </table:table-cell>
          <table:table-cell table:style-name="ce23" table:formula="of:=INFO.OBBA.OBBA.OBGET(INFO.OBBA.OBBA.OBCALL(&quot;&quot;;[.$B$12];&quot;getHaltonNumber&quot;;INFO.OBBA.OBBA.OBMAKE(&quot;&quot;;&quot;int&quot;;[.L351])))" office:value-type="float" office:value="0.0517578125">
            <text:p>0,05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4">
            <text:p>344</text:p>
          </table:table-cell>
          <table:table-cell table:style-name="ce23" table:formula="of:=INFO.OBBA.OBBA.OBGET(INFO.OBBA.OBBA.OBCALL(&quot;&quot;;[.$B$12];&quot;getHaltonNumber&quot;;INFO.OBBA.OBBA.OBMAKE(&quot;&quot;;&quot;int&quot;;[.H352])))" office:value-type="float" office:value="0.603515625">
            <text:p>0,604</text:p>
          </table:table-cell>
          <table:table-cell table:style-name="ce1"/>
          <table:table-cell table:style-name="ce19" table:formula="of:=[.K351]+2" office:value-type="float" office:value="688">
            <text:p>688</text:p>
          </table:table-cell>
          <table:table-cell table:style-name="ce19" table:formula="of:=[.L351]+2" office:value-type="float" office:value="689">
            <text:p>689</text:p>
          </table:table-cell>
          <table:table-cell table:style-name="ce23" table:formula="of:=INFO.OBBA.OBBA.OBGET(INFO.OBBA.OBBA.OBCALL(&quot;&quot;;[.$B$12];&quot;getHaltonNumber&quot;;INFO.OBBA.OBBA.OBMAKE(&quot;&quot;;&quot;int&quot;;[.K352])))" office:value-type="float" office:value="0.5517578125">
            <text:p>0,552</text:p>
          </table:table-cell>
          <table:table-cell table:style-name="ce23" table:formula="of:=INFO.OBBA.OBBA.OBGET(INFO.OBBA.OBBA.OBCALL(&quot;&quot;;[.$B$12];&quot;getHaltonNumber&quot;;INFO.OBBA.OBBA.OBMAKE(&quot;&quot;;&quot;int&quot;;[.L352])))" office:value-type="float" office:value="0.3017578125">
            <text:p>0,30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5">
            <text:p>345</text:p>
          </table:table-cell>
          <table:table-cell table:style-name="ce23" table:formula="of:=INFO.OBBA.OBBA.OBGET(INFO.OBBA.OBBA.OBCALL(&quot;&quot;;[.$B$12];&quot;getHaltonNumber&quot;;INFO.OBBA.OBBA.OBMAKE(&quot;&quot;;&quot;int&quot;;[.H353])))" office:value-type="float" office:value="0.353515625">
            <text:p>0,354</text:p>
          </table:table-cell>
          <table:table-cell table:style-name="ce1"/>
          <table:table-cell table:style-name="ce19" table:formula="of:=[.K352]+2" office:value-type="float" office:value="690">
            <text:p>690</text:p>
          </table:table-cell>
          <table:table-cell table:style-name="ce19" table:formula="of:=[.L352]+2" office:value-type="float" office:value="691">
            <text:p>691</text:p>
          </table:table-cell>
          <table:table-cell table:style-name="ce23" table:formula="of:=INFO.OBBA.OBBA.OBGET(INFO.OBBA.OBBA.OBCALL(&quot;&quot;;[.$B$12];&quot;getHaltonNumber&quot;;INFO.OBBA.OBBA.OBMAKE(&quot;&quot;;&quot;int&quot;;[.K353])))" office:value-type="float" office:value="0.8017578125">
            <text:p>0,802</text:p>
          </table:table-cell>
          <table:table-cell table:style-name="ce23" table:formula="of:=INFO.OBBA.OBBA.OBGET(INFO.OBBA.OBBA.OBCALL(&quot;&quot;;[.$B$12];&quot;getHaltonNumber&quot;;INFO.OBBA.OBBA.OBMAKE(&quot;&quot;;&quot;int&quot;;[.L353])))" office:value-type="float" office:value="0.1767578125">
            <text:p>0,17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6">
            <text:p>346</text:p>
          </table:table-cell>
          <table:table-cell table:style-name="ce23" table:formula="of:=INFO.OBBA.OBBA.OBGET(INFO.OBBA.OBBA.OBCALL(&quot;&quot;;[.$B$12];&quot;getHaltonNumber&quot;;INFO.OBBA.OBBA.OBMAKE(&quot;&quot;;&quot;int&quot;;[.H354])))" office:value-type="float" office:value="0.853515625">
            <text:p>0,854</text:p>
          </table:table-cell>
          <table:table-cell table:style-name="ce1"/>
          <table:table-cell table:style-name="ce19" table:formula="of:=[.K353]+2" office:value-type="float" office:value="692">
            <text:p>692</text:p>
          </table:table-cell>
          <table:table-cell table:style-name="ce19" table:formula="of:=[.L353]+2" office:value-type="float" office:value="693">
            <text:p>693</text:p>
          </table:table-cell>
          <table:table-cell table:style-name="ce23" table:formula="of:=INFO.OBBA.OBBA.OBGET(INFO.OBBA.OBBA.OBCALL(&quot;&quot;;[.$B$12];&quot;getHaltonNumber&quot;;INFO.OBBA.OBBA.OBMAKE(&quot;&quot;;&quot;int&quot;;[.K354])))" office:value-type="float" office:value="0.6767578125">
            <text:p>0,677</text:p>
          </table:table-cell>
          <table:table-cell table:style-name="ce23" table:formula="of:=INFO.OBBA.OBBA.OBGET(INFO.OBBA.OBBA.OBCALL(&quot;&quot;;[.$B$12];&quot;getHaltonNumber&quot;;INFO.OBBA.OBBA.OBMAKE(&quot;&quot;;&quot;int&quot;;[.L354])))" office:value-type="float" office:value="0.4267578125">
            <text:p>0,42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7">
            <text:p>347</text:p>
          </table:table-cell>
          <table:table-cell table:style-name="ce23" table:formula="of:=INFO.OBBA.OBBA.OBGET(INFO.OBBA.OBBA.OBCALL(&quot;&quot;;[.$B$12];&quot;getHaltonNumber&quot;;INFO.OBBA.OBBA.OBMAKE(&quot;&quot;;&quot;int&quot;;[.H355])))" office:value-type="float" office:value="0.228515625">
            <text:p>0,229</text:p>
          </table:table-cell>
          <table:table-cell table:style-name="ce1"/>
          <table:table-cell table:style-name="ce19" table:formula="of:=[.K354]+2" office:value-type="float" office:value="694">
            <text:p>694</text:p>
          </table:table-cell>
          <table:table-cell table:style-name="ce19" table:formula="of:=[.L354]+2" office:value-type="float" office:value="695">
            <text:p>695</text:p>
          </table:table-cell>
          <table:table-cell table:style-name="ce23" table:formula="of:=INFO.OBBA.OBBA.OBGET(INFO.OBBA.OBBA.OBCALL(&quot;&quot;;[.$B$12];&quot;getHaltonNumber&quot;;INFO.OBBA.OBBA.OBMAKE(&quot;&quot;;&quot;int&quot;;[.K355])))" office:value-type="float" office:value="0.9267578125">
            <text:p>0,927</text:p>
          </table:table-cell>
          <table:table-cell table:style-name="ce23" table:formula="of:=INFO.OBBA.OBBA.OBGET(INFO.OBBA.OBBA.OBCALL(&quot;&quot;;[.$B$12];&quot;getHaltonNumber&quot;;INFO.OBBA.OBBA.OBMAKE(&quot;&quot;;&quot;int&quot;;[.L355])))" office:value-type="float" office:value="0.1142578125">
            <text:p>0,11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8">
            <text:p>348</text:p>
          </table:table-cell>
          <table:table-cell table:style-name="ce23" table:formula="of:=INFO.OBBA.OBBA.OBGET(INFO.OBBA.OBBA.OBCALL(&quot;&quot;;[.$B$12];&quot;getHaltonNumber&quot;;INFO.OBBA.OBBA.OBMAKE(&quot;&quot;;&quot;int&quot;;[.H356])))" office:value-type="float" office:value="0.728515625">
            <text:p>0,729</text:p>
          </table:table-cell>
          <table:table-cell table:style-name="ce1"/>
          <table:table-cell table:style-name="ce19" table:formula="of:=[.K355]+2" office:value-type="float" office:value="696">
            <text:p>696</text:p>
          </table:table-cell>
          <table:table-cell table:style-name="ce19" table:formula="of:=[.L355]+2" office:value-type="float" office:value="697">
            <text:p>697</text:p>
          </table:table-cell>
          <table:table-cell table:style-name="ce23" table:formula="of:=INFO.OBBA.OBBA.OBGET(INFO.OBBA.OBBA.OBCALL(&quot;&quot;;[.$B$12];&quot;getHaltonNumber&quot;;INFO.OBBA.OBBA.OBMAKE(&quot;&quot;;&quot;int&quot;;[.K356])))" office:value-type="float" office:value="0.6142578125">
            <text:p>0,614</text:p>
          </table:table-cell>
          <table:table-cell table:style-name="ce23" table:formula="of:=INFO.OBBA.OBBA.OBGET(INFO.OBBA.OBBA.OBCALL(&quot;&quot;;[.$B$12];&quot;getHaltonNumber&quot;;INFO.OBBA.OBBA.OBMAKE(&quot;&quot;;&quot;int&quot;;[.L356])))" office:value-type="float" office:value="0.3642578125">
            <text:p>0,36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49">
            <text:p>349</text:p>
          </table:table-cell>
          <table:table-cell table:style-name="ce23" table:formula="of:=INFO.OBBA.OBBA.OBGET(INFO.OBBA.OBBA.OBCALL(&quot;&quot;;[.$B$12];&quot;getHaltonNumber&quot;;INFO.OBBA.OBBA.OBMAKE(&quot;&quot;;&quot;int&quot;;[.H357])))" office:value-type="float" office:value="0.478515625">
            <text:p>0,479</text:p>
          </table:table-cell>
          <table:table-cell table:style-name="ce1"/>
          <table:table-cell table:style-name="ce19" table:formula="of:=[.K356]+2" office:value-type="float" office:value="698">
            <text:p>698</text:p>
          </table:table-cell>
          <table:table-cell table:style-name="ce19" table:formula="of:=[.L356]+2" office:value-type="float" office:value="699">
            <text:p>699</text:p>
          </table:table-cell>
          <table:table-cell table:style-name="ce23" table:formula="of:=INFO.OBBA.OBBA.OBGET(INFO.OBBA.OBBA.OBCALL(&quot;&quot;;[.$B$12];&quot;getHaltonNumber&quot;;INFO.OBBA.OBBA.OBMAKE(&quot;&quot;;&quot;int&quot;;[.K357])))" office:value-type="float" office:value="0.8642578125">
            <text:p>0,864</text:p>
          </table:table-cell>
          <table:table-cell table:style-name="ce23" table:formula="of:=INFO.OBBA.OBBA.OBGET(INFO.OBBA.OBBA.OBCALL(&quot;&quot;;[.$B$12];&quot;getHaltonNumber&quot;;INFO.OBBA.OBBA.OBMAKE(&quot;&quot;;&quot;int&quot;;[.L357])))" office:value-type="float" office:value="0.2392578125">
            <text:p>0,23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0">
            <text:p>350</text:p>
          </table:table-cell>
          <table:table-cell table:style-name="ce23" table:formula="of:=INFO.OBBA.OBBA.OBGET(INFO.OBBA.OBBA.OBCALL(&quot;&quot;;[.$B$12];&quot;getHaltonNumber&quot;;INFO.OBBA.OBBA.OBMAKE(&quot;&quot;;&quot;int&quot;;[.H358])))" office:value-type="float" office:value="0.978515625">
            <text:p>0,979</text:p>
          </table:table-cell>
          <table:table-cell table:style-name="ce1"/>
          <table:table-cell table:style-name="ce19" table:formula="of:=[.K357]+2" office:value-type="float" office:value="700">
            <text:p>700</text:p>
          </table:table-cell>
          <table:table-cell table:style-name="ce19" table:formula="of:=[.L357]+2" office:value-type="float" office:value="701">
            <text:p>701</text:p>
          </table:table-cell>
          <table:table-cell table:style-name="ce23" table:formula="of:=INFO.OBBA.OBBA.OBGET(INFO.OBBA.OBBA.OBCALL(&quot;&quot;;[.$B$12];&quot;getHaltonNumber&quot;;INFO.OBBA.OBBA.OBMAKE(&quot;&quot;;&quot;int&quot;;[.K358])))" office:value-type="float" office:value="0.7392578125">
            <text:p>0,739</text:p>
          </table:table-cell>
          <table:table-cell table:style-name="ce23" table:formula="of:=INFO.OBBA.OBBA.OBGET(INFO.OBBA.OBBA.OBCALL(&quot;&quot;;[.$B$12];&quot;getHaltonNumber&quot;;INFO.OBBA.OBBA.OBMAKE(&quot;&quot;;&quot;int&quot;;[.L358])))" office:value-type="float" office:value="0.4892578125">
            <text:p>0,48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1">
            <text:p>351</text:p>
          </table:table-cell>
          <table:table-cell table:style-name="ce23" table:formula="of:=INFO.OBBA.OBBA.OBGET(INFO.OBBA.OBBA.OBCALL(&quot;&quot;;[.$B$12];&quot;getHaltonNumber&quot;;INFO.OBBA.OBBA.OBMAKE(&quot;&quot;;&quot;int&quot;;[.H359])))" office:value-type="float" office:value="0.025390625">
            <text:p>0,025</text:p>
          </table:table-cell>
          <table:table-cell table:style-name="ce1"/>
          <table:table-cell table:style-name="ce19" table:formula="of:=[.K358]+2" office:value-type="float" office:value="702">
            <text:p>702</text:p>
          </table:table-cell>
          <table:table-cell table:style-name="ce19" table:formula="of:=[.L358]+2" office:value-type="float" office:value="703">
            <text:p>703</text:p>
          </table:table-cell>
          <table:table-cell table:style-name="ce23" table:formula="of:=INFO.OBBA.OBBA.OBGET(INFO.OBBA.OBBA.OBCALL(&quot;&quot;;[.$B$12];&quot;getHaltonNumber&quot;;INFO.OBBA.OBBA.OBMAKE(&quot;&quot;;&quot;int&quot;;[.K359])))" office:value-type="float" office:value="0.9892578125">
            <text:p>0,989</text:p>
          </table:table-cell>
          <table:table-cell table:style-name="ce23" table:formula="of:=INFO.OBBA.OBBA.OBGET(INFO.OBBA.OBBA.OBCALL(&quot;&quot;;[.$B$12];&quot;getHaltonNumber&quot;;INFO.OBBA.OBBA.OBMAKE(&quot;&quot;;&quot;int&quot;;[.L359])))" office:value-type="float" office:value="0.0126953125">
            <text:p>0,0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2">
            <text:p>352</text:p>
          </table:table-cell>
          <table:table-cell table:style-name="ce23" table:formula="of:=INFO.OBBA.OBBA.OBGET(INFO.OBBA.OBBA.OBCALL(&quot;&quot;;[.$B$12];&quot;getHaltonNumber&quot;;INFO.OBBA.OBBA.OBMAKE(&quot;&quot;;&quot;int&quot;;[.H360])))" office:value-type="float" office:value="0.525390625">
            <text:p>0,525</text:p>
          </table:table-cell>
          <table:table-cell table:style-name="ce1"/>
          <table:table-cell table:style-name="ce19" table:formula="of:=[.K359]+2" office:value-type="float" office:value="704">
            <text:p>704</text:p>
          </table:table-cell>
          <table:table-cell table:style-name="ce19" table:formula="of:=[.L359]+2" office:value-type="float" office:value="705">
            <text:p>705</text:p>
          </table:table-cell>
          <table:table-cell table:style-name="ce23" table:formula="of:=INFO.OBBA.OBBA.OBGET(INFO.OBBA.OBBA.OBCALL(&quot;&quot;;[.$B$12];&quot;getHaltonNumber&quot;;INFO.OBBA.OBBA.OBMAKE(&quot;&quot;;&quot;int&quot;;[.K360])))" office:value-type="float" office:value="0.5126953125">
            <text:p>0,513</text:p>
          </table:table-cell>
          <table:table-cell table:style-name="ce23" table:formula="of:=INFO.OBBA.OBBA.OBGET(INFO.OBBA.OBBA.OBCALL(&quot;&quot;;[.$B$12];&quot;getHaltonNumber&quot;;INFO.OBBA.OBBA.OBMAKE(&quot;&quot;;&quot;int&quot;;[.L360])))" office:value-type="float" office:value="0.2626953125">
            <text:p>0,2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3">
            <text:p>353</text:p>
          </table:table-cell>
          <table:table-cell table:style-name="ce23" table:formula="of:=INFO.OBBA.OBBA.OBGET(INFO.OBBA.OBBA.OBCALL(&quot;&quot;;[.$B$12];&quot;getHaltonNumber&quot;;INFO.OBBA.OBBA.OBMAKE(&quot;&quot;;&quot;int&quot;;[.H361])))" office:value-type="float" office:value="0.275390625">
            <text:p>0,275</text:p>
          </table:table-cell>
          <table:table-cell table:style-name="ce1"/>
          <table:table-cell table:style-name="ce19" table:formula="of:=[.K360]+2" office:value-type="float" office:value="706">
            <text:p>706</text:p>
          </table:table-cell>
          <table:table-cell table:style-name="ce19" table:formula="of:=[.L360]+2" office:value-type="float" office:value="707">
            <text:p>707</text:p>
          </table:table-cell>
          <table:table-cell table:style-name="ce23" table:formula="of:=INFO.OBBA.OBBA.OBGET(INFO.OBBA.OBBA.OBCALL(&quot;&quot;;[.$B$12];&quot;getHaltonNumber&quot;;INFO.OBBA.OBBA.OBMAKE(&quot;&quot;;&quot;int&quot;;[.K361])))" office:value-type="float" office:value="0.7626953125">
            <text:p>0,763</text:p>
          </table:table-cell>
          <table:table-cell table:style-name="ce23" table:formula="of:=INFO.OBBA.OBBA.OBGET(INFO.OBBA.OBBA.OBCALL(&quot;&quot;;[.$B$12];&quot;getHaltonNumber&quot;;INFO.OBBA.OBBA.OBMAKE(&quot;&quot;;&quot;int&quot;;[.L361])))" office:value-type="float" office:value="0.1376953125">
            <text:p>0,1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4">
            <text:p>354</text:p>
          </table:table-cell>
          <table:table-cell table:style-name="ce23" table:formula="of:=INFO.OBBA.OBBA.OBGET(INFO.OBBA.OBBA.OBCALL(&quot;&quot;;[.$B$12];&quot;getHaltonNumber&quot;;INFO.OBBA.OBBA.OBMAKE(&quot;&quot;;&quot;int&quot;;[.H362])))" office:value-type="float" office:value="0.775390625">
            <text:p>0,775</text:p>
          </table:table-cell>
          <table:table-cell table:style-name="ce1"/>
          <table:table-cell table:style-name="ce19" table:formula="of:=[.K361]+2" office:value-type="float" office:value="708">
            <text:p>708</text:p>
          </table:table-cell>
          <table:table-cell table:style-name="ce19" table:formula="of:=[.L361]+2" office:value-type="float" office:value="709">
            <text:p>709</text:p>
          </table:table-cell>
          <table:table-cell table:style-name="ce23" table:formula="of:=INFO.OBBA.OBBA.OBGET(INFO.OBBA.OBBA.OBCALL(&quot;&quot;;[.$B$12];&quot;getHaltonNumber&quot;;INFO.OBBA.OBBA.OBMAKE(&quot;&quot;;&quot;int&quot;;[.K362])))" office:value-type="float" office:value="0.6376953125">
            <text:p>0,638</text:p>
          </table:table-cell>
          <table:table-cell table:style-name="ce23" table:formula="of:=INFO.OBBA.OBBA.OBGET(INFO.OBBA.OBBA.OBCALL(&quot;&quot;;[.$B$12];&quot;getHaltonNumber&quot;;INFO.OBBA.OBBA.OBMAKE(&quot;&quot;;&quot;int&quot;;[.L362])))" office:value-type="float" office:value="0.3876953125">
            <text:p>0,3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5">
            <text:p>355</text:p>
          </table:table-cell>
          <table:table-cell table:style-name="ce23" table:formula="of:=INFO.OBBA.OBBA.OBGET(INFO.OBBA.OBBA.OBCALL(&quot;&quot;;[.$B$12];&quot;getHaltonNumber&quot;;INFO.OBBA.OBBA.OBMAKE(&quot;&quot;;&quot;int&quot;;[.H363])))" office:value-type="float" office:value="0.150390625">
            <text:p>0,150</text:p>
          </table:table-cell>
          <table:table-cell table:style-name="ce1"/>
          <table:table-cell table:style-name="ce19" table:formula="of:=[.K362]+2" office:value-type="float" office:value="710">
            <text:p>710</text:p>
          </table:table-cell>
          <table:table-cell table:style-name="ce19" table:formula="of:=[.L362]+2" office:value-type="float" office:value="711">
            <text:p>711</text:p>
          </table:table-cell>
          <table:table-cell table:style-name="ce23" table:formula="of:=INFO.OBBA.OBBA.OBGET(INFO.OBBA.OBBA.OBCALL(&quot;&quot;;[.$B$12];&quot;getHaltonNumber&quot;;INFO.OBBA.OBBA.OBMAKE(&quot;&quot;;&quot;int&quot;;[.K363])))" office:value-type="float" office:value="0.8876953125">
            <text:p>0,888</text:p>
          </table:table-cell>
          <table:table-cell table:style-name="ce23" table:formula="of:=INFO.OBBA.OBBA.OBGET(INFO.OBBA.OBBA.OBCALL(&quot;&quot;;[.$B$12];&quot;getHaltonNumber&quot;;INFO.OBBA.OBBA.OBMAKE(&quot;&quot;;&quot;int&quot;;[.L363])))" office:value-type="float" office:value="0.0751953125">
            <text:p>0,07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6">
            <text:p>356</text:p>
          </table:table-cell>
          <table:table-cell table:style-name="ce23" table:formula="of:=INFO.OBBA.OBBA.OBGET(INFO.OBBA.OBBA.OBCALL(&quot;&quot;;[.$B$12];&quot;getHaltonNumber&quot;;INFO.OBBA.OBBA.OBMAKE(&quot;&quot;;&quot;int&quot;;[.H364])))" office:value-type="float" office:value="0.650390625">
            <text:p>0,650</text:p>
          </table:table-cell>
          <table:table-cell table:style-name="ce1"/>
          <table:table-cell table:style-name="ce19" table:formula="of:=[.K363]+2" office:value-type="float" office:value="712">
            <text:p>712</text:p>
          </table:table-cell>
          <table:table-cell table:style-name="ce19" table:formula="of:=[.L363]+2" office:value-type="float" office:value="713">
            <text:p>713</text:p>
          </table:table-cell>
          <table:table-cell table:style-name="ce23" table:formula="of:=INFO.OBBA.OBBA.OBGET(INFO.OBBA.OBBA.OBCALL(&quot;&quot;;[.$B$12];&quot;getHaltonNumber&quot;;INFO.OBBA.OBBA.OBMAKE(&quot;&quot;;&quot;int&quot;;[.K364])))" office:value-type="float" office:value="0.5751953125">
            <text:p>0,575</text:p>
          </table:table-cell>
          <table:table-cell table:style-name="ce23" table:formula="of:=INFO.OBBA.OBBA.OBGET(INFO.OBBA.OBBA.OBCALL(&quot;&quot;;[.$B$12];&quot;getHaltonNumber&quot;;INFO.OBBA.OBBA.OBMAKE(&quot;&quot;;&quot;int&quot;;[.L364])))" office:value-type="float" office:value="0.3251953125">
            <text:p>0,32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7">
            <text:p>357</text:p>
          </table:table-cell>
          <table:table-cell table:style-name="ce23" table:formula="of:=INFO.OBBA.OBBA.OBGET(INFO.OBBA.OBBA.OBCALL(&quot;&quot;;[.$B$12];&quot;getHaltonNumber&quot;;INFO.OBBA.OBBA.OBMAKE(&quot;&quot;;&quot;int&quot;;[.H365])))" office:value-type="float" office:value="0.400390625">
            <text:p>0,400</text:p>
          </table:table-cell>
          <table:table-cell table:style-name="ce1"/>
          <table:table-cell table:style-name="ce19" table:formula="of:=[.K364]+2" office:value-type="float" office:value="714">
            <text:p>714</text:p>
          </table:table-cell>
          <table:table-cell table:style-name="ce19" table:formula="of:=[.L364]+2" office:value-type="float" office:value="715">
            <text:p>715</text:p>
          </table:table-cell>
          <table:table-cell table:style-name="ce23" table:formula="of:=INFO.OBBA.OBBA.OBGET(INFO.OBBA.OBBA.OBCALL(&quot;&quot;;[.$B$12];&quot;getHaltonNumber&quot;;INFO.OBBA.OBBA.OBMAKE(&quot;&quot;;&quot;int&quot;;[.K365])))" office:value-type="float" office:value="0.8251953125">
            <text:p>0,825</text:p>
          </table:table-cell>
          <table:table-cell table:style-name="ce23" table:formula="of:=INFO.OBBA.OBBA.OBGET(INFO.OBBA.OBBA.OBCALL(&quot;&quot;;[.$B$12];&quot;getHaltonNumber&quot;;INFO.OBBA.OBBA.OBMAKE(&quot;&quot;;&quot;int&quot;;[.L365])))" office:value-type="float" office:value="0.2001953125">
            <text:p>0,20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8">
            <text:p>358</text:p>
          </table:table-cell>
          <table:table-cell table:style-name="ce23" table:formula="of:=INFO.OBBA.OBBA.OBGET(INFO.OBBA.OBBA.OBCALL(&quot;&quot;;[.$B$12];&quot;getHaltonNumber&quot;;INFO.OBBA.OBBA.OBMAKE(&quot;&quot;;&quot;int&quot;;[.H366])))" office:value-type="float" office:value="0.900390625">
            <text:p>0,900</text:p>
          </table:table-cell>
          <table:table-cell table:style-name="ce1"/>
          <table:table-cell table:style-name="ce19" table:formula="of:=[.K365]+2" office:value-type="float" office:value="716">
            <text:p>716</text:p>
          </table:table-cell>
          <table:table-cell table:style-name="ce19" table:formula="of:=[.L365]+2" office:value-type="float" office:value="717">
            <text:p>717</text:p>
          </table:table-cell>
          <table:table-cell table:style-name="ce23" table:formula="of:=INFO.OBBA.OBBA.OBGET(INFO.OBBA.OBBA.OBCALL(&quot;&quot;;[.$B$12];&quot;getHaltonNumber&quot;;INFO.OBBA.OBBA.OBMAKE(&quot;&quot;;&quot;int&quot;;[.K366])))" office:value-type="float" office:value="0.7001953125">
            <text:p>0,700</text:p>
          </table:table-cell>
          <table:table-cell table:style-name="ce23" table:formula="of:=INFO.OBBA.OBBA.OBGET(INFO.OBBA.OBBA.OBCALL(&quot;&quot;;[.$B$12];&quot;getHaltonNumber&quot;;INFO.OBBA.OBBA.OBMAKE(&quot;&quot;;&quot;int&quot;;[.L366])))" office:value-type="float" office:value="0.4501953125">
            <text:p>0,45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59">
            <text:p>359</text:p>
          </table:table-cell>
          <table:table-cell table:style-name="ce23" table:formula="of:=INFO.OBBA.OBBA.OBGET(INFO.OBBA.OBBA.OBCALL(&quot;&quot;;[.$B$12];&quot;getHaltonNumber&quot;;INFO.OBBA.OBBA.OBMAKE(&quot;&quot;;&quot;int&quot;;[.H367])))" office:value-type="float" office:value="0.087890625">
            <text:p>0,088</text:p>
          </table:table-cell>
          <table:table-cell table:style-name="ce1"/>
          <table:table-cell table:style-name="ce19" table:formula="of:=[.K366]+2" office:value-type="float" office:value="718">
            <text:p>718</text:p>
          </table:table-cell>
          <table:table-cell table:style-name="ce19" table:formula="of:=[.L366]+2" office:value-type="float" office:value="719">
            <text:p>719</text:p>
          </table:table-cell>
          <table:table-cell table:style-name="ce23" table:formula="of:=INFO.OBBA.OBBA.OBGET(INFO.OBBA.OBBA.OBCALL(&quot;&quot;;[.$B$12];&quot;getHaltonNumber&quot;;INFO.OBBA.OBBA.OBMAKE(&quot;&quot;;&quot;int&quot;;[.K367])))" office:value-type="float" office:value="0.9501953125">
            <text:p>0,950</text:p>
          </table:table-cell>
          <table:table-cell table:style-name="ce23" table:formula="of:=INFO.OBBA.OBBA.OBGET(INFO.OBBA.OBBA.OBCALL(&quot;&quot;;[.$B$12];&quot;getHaltonNumber&quot;;INFO.OBBA.OBBA.OBMAKE(&quot;&quot;;&quot;int&quot;;[.L367])))" office:value-type="float" office:value="0.0439453125">
            <text:p>0,04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0">
            <text:p>360</text:p>
          </table:table-cell>
          <table:table-cell table:style-name="ce23" table:formula="of:=INFO.OBBA.OBBA.OBGET(INFO.OBBA.OBBA.OBCALL(&quot;&quot;;[.$B$12];&quot;getHaltonNumber&quot;;INFO.OBBA.OBBA.OBMAKE(&quot;&quot;;&quot;int&quot;;[.H368])))" office:value-type="float" office:value="0.587890625">
            <text:p>0,588</text:p>
          </table:table-cell>
          <table:table-cell table:style-name="ce1"/>
          <table:table-cell table:style-name="ce19" table:formula="of:=[.K367]+2" office:value-type="float" office:value="720">
            <text:p>720</text:p>
          </table:table-cell>
          <table:table-cell table:style-name="ce19" table:formula="of:=[.L367]+2" office:value-type="float" office:value="721">
            <text:p>721</text:p>
          </table:table-cell>
          <table:table-cell table:style-name="ce23" table:formula="of:=INFO.OBBA.OBBA.OBGET(INFO.OBBA.OBBA.OBCALL(&quot;&quot;;[.$B$12];&quot;getHaltonNumber&quot;;INFO.OBBA.OBBA.OBMAKE(&quot;&quot;;&quot;int&quot;;[.K368])))" office:value-type="float" office:value="0.5439453125">
            <text:p>0,544</text:p>
          </table:table-cell>
          <table:table-cell table:style-name="ce23" table:formula="of:=INFO.OBBA.OBBA.OBGET(INFO.OBBA.OBBA.OBCALL(&quot;&quot;;[.$B$12];&quot;getHaltonNumber&quot;;INFO.OBBA.OBBA.OBMAKE(&quot;&quot;;&quot;int&quot;;[.L368])))" office:value-type="float" office:value="0.2939453125">
            <text:p>0,29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1">
            <text:p>361</text:p>
          </table:table-cell>
          <table:table-cell table:style-name="ce23" table:formula="of:=INFO.OBBA.OBBA.OBGET(INFO.OBBA.OBBA.OBCALL(&quot;&quot;;[.$B$12];&quot;getHaltonNumber&quot;;INFO.OBBA.OBBA.OBMAKE(&quot;&quot;;&quot;int&quot;;[.H369])))" office:value-type="float" office:value="0.337890625">
            <text:p>0,338</text:p>
          </table:table-cell>
          <table:table-cell table:style-name="ce1"/>
          <table:table-cell table:style-name="ce19" table:formula="of:=[.K368]+2" office:value-type="float" office:value="722">
            <text:p>722</text:p>
          </table:table-cell>
          <table:table-cell table:style-name="ce19" table:formula="of:=[.L368]+2" office:value-type="float" office:value="723">
            <text:p>723</text:p>
          </table:table-cell>
          <table:table-cell table:style-name="ce23" table:formula="of:=INFO.OBBA.OBBA.OBGET(INFO.OBBA.OBBA.OBCALL(&quot;&quot;;[.$B$12];&quot;getHaltonNumber&quot;;INFO.OBBA.OBBA.OBMAKE(&quot;&quot;;&quot;int&quot;;[.K369])))" office:value-type="float" office:value="0.7939453125">
            <text:p>0,794</text:p>
          </table:table-cell>
          <table:table-cell table:style-name="ce23" table:formula="of:=INFO.OBBA.OBBA.OBGET(INFO.OBBA.OBBA.OBCALL(&quot;&quot;;[.$B$12];&quot;getHaltonNumber&quot;;INFO.OBBA.OBBA.OBMAKE(&quot;&quot;;&quot;int&quot;;[.L369])))" office:value-type="float" office:value="0.1689453125">
            <text:p>0,16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2">
            <text:p>362</text:p>
          </table:table-cell>
          <table:table-cell table:style-name="ce23" table:formula="of:=INFO.OBBA.OBBA.OBGET(INFO.OBBA.OBBA.OBCALL(&quot;&quot;;[.$B$12];&quot;getHaltonNumber&quot;;INFO.OBBA.OBBA.OBMAKE(&quot;&quot;;&quot;int&quot;;[.H370])))" office:value-type="float" office:value="0.837890625">
            <text:p>0,838</text:p>
          </table:table-cell>
          <table:table-cell table:style-name="ce1"/>
          <table:table-cell table:style-name="ce19" table:formula="of:=[.K369]+2" office:value-type="float" office:value="724">
            <text:p>724</text:p>
          </table:table-cell>
          <table:table-cell table:style-name="ce19" table:formula="of:=[.L369]+2" office:value-type="float" office:value="725">
            <text:p>725</text:p>
          </table:table-cell>
          <table:table-cell table:style-name="ce23" table:formula="of:=INFO.OBBA.OBBA.OBGET(INFO.OBBA.OBBA.OBCALL(&quot;&quot;;[.$B$12];&quot;getHaltonNumber&quot;;INFO.OBBA.OBBA.OBMAKE(&quot;&quot;;&quot;int&quot;;[.K370])))" office:value-type="float" office:value="0.6689453125">
            <text:p>0,669</text:p>
          </table:table-cell>
          <table:table-cell table:style-name="ce23" table:formula="of:=INFO.OBBA.OBBA.OBGET(INFO.OBBA.OBBA.OBCALL(&quot;&quot;;[.$B$12];&quot;getHaltonNumber&quot;;INFO.OBBA.OBBA.OBMAKE(&quot;&quot;;&quot;int&quot;;[.L370])))" office:value-type="float" office:value="0.4189453125">
            <text:p>0,41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3">
            <text:p>363</text:p>
          </table:table-cell>
          <table:table-cell table:style-name="ce23" table:formula="of:=INFO.OBBA.OBBA.OBGET(INFO.OBBA.OBBA.OBCALL(&quot;&quot;;[.$B$12];&quot;getHaltonNumber&quot;;INFO.OBBA.OBBA.OBMAKE(&quot;&quot;;&quot;int&quot;;[.H371])))" office:value-type="float" office:value="0.212890625">
            <text:p>0,213</text:p>
          </table:table-cell>
          <table:table-cell table:style-name="ce1"/>
          <table:table-cell table:style-name="ce19" table:formula="of:=[.K370]+2" office:value-type="float" office:value="726">
            <text:p>726</text:p>
          </table:table-cell>
          <table:table-cell table:style-name="ce19" table:formula="of:=[.L370]+2" office:value-type="float" office:value="727">
            <text:p>727</text:p>
          </table:table-cell>
          <table:table-cell table:style-name="ce23" table:formula="of:=INFO.OBBA.OBBA.OBGET(INFO.OBBA.OBBA.OBCALL(&quot;&quot;;[.$B$12];&quot;getHaltonNumber&quot;;INFO.OBBA.OBBA.OBMAKE(&quot;&quot;;&quot;int&quot;;[.K371])))" office:value-type="float" office:value="0.9189453125">
            <text:p>0,919</text:p>
          </table:table-cell>
          <table:table-cell table:style-name="ce23" table:formula="of:=INFO.OBBA.OBBA.OBGET(INFO.OBBA.OBBA.OBCALL(&quot;&quot;;[.$B$12];&quot;getHaltonNumber&quot;;INFO.OBBA.OBBA.OBMAKE(&quot;&quot;;&quot;int&quot;;[.L371])))" office:value-type="float" office:value="0.1064453125">
            <text:p>0,10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4">
            <text:p>364</text:p>
          </table:table-cell>
          <table:table-cell table:style-name="ce23" table:formula="of:=INFO.OBBA.OBBA.OBGET(INFO.OBBA.OBBA.OBCALL(&quot;&quot;;[.$B$12];&quot;getHaltonNumber&quot;;INFO.OBBA.OBBA.OBMAKE(&quot;&quot;;&quot;int&quot;;[.H372])))" office:value-type="float" office:value="0.712890625">
            <text:p>0,713</text:p>
          </table:table-cell>
          <table:table-cell table:style-name="ce1"/>
          <table:table-cell table:style-name="ce19" table:formula="of:=[.K371]+2" office:value-type="float" office:value="728">
            <text:p>728</text:p>
          </table:table-cell>
          <table:table-cell table:style-name="ce19" table:formula="of:=[.L371]+2" office:value-type="float" office:value="729">
            <text:p>729</text:p>
          </table:table-cell>
          <table:table-cell table:style-name="ce23" table:formula="of:=INFO.OBBA.OBBA.OBGET(INFO.OBBA.OBBA.OBCALL(&quot;&quot;;[.$B$12];&quot;getHaltonNumber&quot;;INFO.OBBA.OBBA.OBMAKE(&quot;&quot;;&quot;int&quot;;[.K372])))" office:value-type="float" office:value="0.6064453125">
            <text:p>0,606</text:p>
          </table:table-cell>
          <table:table-cell table:style-name="ce23" table:formula="of:=INFO.OBBA.OBBA.OBGET(INFO.OBBA.OBBA.OBCALL(&quot;&quot;;[.$B$12];&quot;getHaltonNumber&quot;;INFO.OBBA.OBBA.OBMAKE(&quot;&quot;;&quot;int&quot;;[.L372])))" office:value-type="float" office:value="0.3564453125">
            <text:p>0,35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5">
            <text:p>365</text:p>
          </table:table-cell>
          <table:table-cell table:style-name="ce23" table:formula="of:=INFO.OBBA.OBBA.OBGET(INFO.OBBA.OBBA.OBCALL(&quot;&quot;;[.$B$12];&quot;getHaltonNumber&quot;;INFO.OBBA.OBBA.OBMAKE(&quot;&quot;;&quot;int&quot;;[.H373])))" office:value-type="float" office:value="0.462890625">
            <text:p>0,463</text:p>
          </table:table-cell>
          <table:table-cell table:style-name="ce1"/>
          <table:table-cell table:style-name="ce19" table:formula="of:=[.K372]+2" office:value-type="float" office:value="730">
            <text:p>730</text:p>
          </table:table-cell>
          <table:table-cell table:style-name="ce19" table:formula="of:=[.L372]+2" office:value-type="float" office:value="731">
            <text:p>731</text:p>
          </table:table-cell>
          <table:table-cell table:style-name="ce23" table:formula="of:=INFO.OBBA.OBBA.OBGET(INFO.OBBA.OBBA.OBCALL(&quot;&quot;;[.$B$12];&quot;getHaltonNumber&quot;;INFO.OBBA.OBBA.OBMAKE(&quot;&quot;;&quot;int&quot;;[.K373])))" office:value-type="float" office:value="0.8564453125">
            <text:p>0,856</text:p>
          </table:table-cell>
          <table:table-cell table:style-name="ce23" table:formula="of:=INFO.OBBA.OBBA.OBGET(INFO.OBBA.OBBA.OBCALL(&quot;&quot;;[.$B$12];&quot;getHaltonNumber&quot;;INFO.OBBA.OBBA.OBMAKE(&quot;&quot;;&quot;int&quot;;[.L373])))" office:value-type="float" office:value="0.2314453125">
            <text:p>0,23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6">
            <text:p>366</text:p>
          </table:table-cell>
          <table:table-cell table:style-name="ce23" table:formula="of:=INFO.OBBA.OBBA.OBGET(INFO.OBBA.OBBA.OBCALL(&quot;&quot;;[.$B$12];&quot;getHaltonNumber&quot;;INFO.OBBA.OBBA.OBMAKE(&quot;&quot;;&quot;int&quot;;[.H374])))" office:value-type="float" office:value="0.962890625">
            <text:p>0,963</text:p>
          </table:table-cell>
          <table:table-cell table:style-name="ce1"/>
          <table:table-cell table:style-name="ce19" table:formula="of:=[.K373]+2" office:value-type="float" office:value="732">
            <text:p>732</text:p>
          </table:table-cell>
          <table:table-cell table:style-name="ce19" table:formula="of:=[.L373]+2" office:value-type="float" office:value="733">
            <text:p>733</text:p>
          </table:table-cell>
          <table:table-cell table:style-name="ce23" table:formula="of:=INFO.OBBA.OBBA.OBGET(INFO.OBBA.OBBA.OBCALL(&quot;&quot;;[.$B$12];&quot;getHaltonNumber&quot;;INFO.OBBA.OBBA.OBMAKE(&quot;&quot;;&quot;int&quot;;[.K374])))" office:value-type="float" office:value="0.7314453125">
            <text:p>0,731</text:p>
          </table:table-cell>
          <table:table-cell table:style-name="ce23" table:formula="of:=INFO.OBBA.OBBA.OBGET(INFO.OBBA.OBBA.OBCALL(&quot;&quot;;[.$B$12];&quot;getHaltonNumber&quot;;INFO.OBBA.OBBA.OBMAKE(&quot;&quot;;&quot;int&quot;;[.L374])))" office:value-type="float" office:value="0.4814453125">
            <text:p>0,48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7">
            <text:p>367</text:p>
          </table:table-cell>
          <table:table-cell table:style-name="ce23" table:formula="of:=INFO.OBBA.OBBA.OBGET(INFO.OBBA.OBBA.OBCALL(&quot;&quot;;[.$B$12];&quot;getHaltonNumber&quot;;INFO.OBBA.OBBA.OBMAKE(&quot;&quot;;&quot;int&quot;;[.H375])))" office:value-type="float" office:value="0.056640625">
            <text:p>0,057</text:p>
          </table:table-cell>
          <table:table-cell table:style-name="ce1"/>
          <table:table-cell table:style-name="ce19" table:formula="of:=[.K374]+2" office:value-type="float" office:value="734">
            <text:p>734</text:p>
          </table:table-cell>
          <table:table-cell table:style-name="ce19" table:formula="of:=[.L374]+2" office:value-type="float" office:value="735">
            <text:p>735</text:p>
          </table:table-cell>
          <table:table-cell table:style-name="ce23" table:formula="of:=INFO.OBBA.OBBA.OBGET(INFO.OBBA.OBBA.OBCALL(&quot;&quot;;[.$B$12];&quot;getHaltonNumber&quot;;INFO.OBBA.OBBA.OBMAKE(&quot;&quot;;&quot;int&quot;;[.K375])))" office:value-type="float" office:value="0.9814453125">
            <text:p>0,981</text:p>
          </table:table-cell>
          <table:table-cell table:style-name="ce23" table:formula="of:=INFO.OBBA.OBBA.OBGET(INFO.OBBA.OBBA.OBCALL(&quot;&quot;;[.$B$12];&quot;getHaltonNumber&quot;;INFO.OBBA.OBBA.OBMAKE(&quot;&quot;;&quot;int&quot;;[.L375])))" office:value-type="float" office:value="0.0283203125">
            <text:p>0,02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8">
            <text:p>368</text:p>
          </table:table-cell>
          <table:table-cell table:style-name="ce23" table:formula="of:=INFO.OBBA.OBBA.OBGET(INFO.OBBA.OBBA.OBCALL(&quot;&quot;;[.$B$12];&quot;getHaltonNumber&quot;;INFO.OBBA.OBBA.OBMAKE(&quot;&quot;;&quot;int&quot;;[.H376])))" office:value-type="float" office:value="0.556640625">
            <text:p>0,557</text:p>
          </table:table-cell>
          <table:table-cell table:style-name="ce1"/>
          <table:table-cell table:style-name="ce19" table:formula="of:=[.K375]+2" office:value-type="float" office:value="736">
            <text:p>736</text:p>
          </table:table-cell>
          <table:table-cell table:style-name="ce19" table:formula="of:=[.L375]+2" office:value-type="float" office:value="737">
            <text:p>737</text:p>
          </table:table-cell>
          <table:table-cell table:style-name="ce23" table:formula="of:=INFO.OBBA.OBBA.OBGET(INFO.OBBA.OBBA.OBCALL(&quot;&quot;;[.$B$12];&quot;getHaltonNumber&quot;;INFO.OBBA.OBBA.OBMAKE(&quot;&quot;;&quot;int&quot;;[.K376])))" office:value-type="float" office:value="0.5283203125">
            <text:p>0,528</text:p>
          </table:table-cell>
          <table:table-cell table:style-name="ce23" table:formula="of:=INFO.OBBA.OBBA.OBGET(INFO.OBBA.OBBA.OBCALL(&quot;&quot;;[.$B$12];&quot;getHaltonNumber&quot;;INFO.OBBA.OBBA.OBMAKE(&quot;&quot;;&quot;int&quot;;[.L376])))" office:value-type="float" office:value="0.2783203125">
            <text:p>0,27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69">
            <text:p>369</text:p>
          </table:table-cell>
          <table:table-cell table:style-name="ce23" table:formula="of:=INFO.OBBA.OBBA.OBGET(INFO.OBBA.OBBA.OBCALL(&quot;&quot;;[.$B$12];&quot;getHaltonNumber&quot;;INFO.OBBA.OBBA.OBMAKE(&quot;&quot;;&quot;int&quot;;[.H377])))" office:value-type="float" office:value="0.306640625">
            <text:p>0,307</text:p>
          </table:table-cell>
          <table:table-cell table:style-name="ce1"/>
          <table:table-cell table:style-name="ce19" table:formula="of:=[.K376]+2" office:value-type="float" office:value="738">
            <text:p>738</text:p>
          </table:table-cell>
          <table:table-cell table:style-name="ce19" table:formula="of:=[.L376]+2" office:value-type="float" office:value="739">
            <text:p>739</text:p>
          </table:table-cell>
          <table:table-cell table:style-name="ce23" table:formula="of:=INFO.OBBA.OBBA.OBGET(INFO.OBBA.OBBA.OBCALL(&quot;&quot;;[.$B$12];&quot;getHaltonNumber&quot;;INFO.OBBA.OBBA.OBMAKE(&quot;&quot;;&quot;int&quot;;[.K377])))" office:value-type="float" office:value="0.7783203125">
            <text:p>0,778</text:p>
          </table:table-cell>
          <table:table-cell table:style-name="ce23" table:formula="of:=INFO.OBBA.OBBA.OBGET(INFO.OBBA.OBBA.OBCALL(&quot;&quot;;[.$B$12];&quot;getHaltonNumber&quot;;INFO.OBBA.OBBA.OBMAKE(&quot;&quot;;&quot;int&quot;;[.L377])))" office:value-type="float" office:value="0.1533203125">
            <text:p>0,15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0">
            <text:p>370</text:p>
          </table:table-cell>
          <table:table-cell table:style-name="ce23" table:formula="of:=INFO.OBBA.OBBA.OBGET(INFO.OBBA.OBBA.OBCALL(&quot;&quot;;[.$B$12];&quot;getHaltonNumber&quot;;INFO.OBBA.OBBA.OBMAKE(&quot;&quot;;&quot;int&quot;;[.H378])))" office:value-type="float" office:value="0.806640625">
            <text:p>0,807</text:p>
          </table:table-cell>
          <table:table-cell table:style-name="ce1"/>
          <table:table-cell table:style-name="ce19" table:formula="of:=[.K377]+2" office:value-type="float" office:value="740">
            <text:p>740</text:p>
          </table:table-cell>
          <table:table-cell table:style-name="ce19" table:formula="of:=[.L377]+2" office:value-type="float" office:value="741">
            <text:p>741</text:p>
          </table:table-cell>
          <table:table-cell table:style-name="ce23" table:formula="of:=INFO.OBBA.OBBA.OBGET(INFO.OBBA.OBBA.OBCALL(&quot;&quot;;[.$B$12];&quot;getHaltonNumber&quot;;INFO.OBBA.OBBA.OBMAKE(&quot;&quot;;&quot;int&quot;;[.K378])))" office:value-type="float" office:value="0.6533203125">
            <text:p>0,653</text:p>
          </table:table-cell>
          <table:table-cell table:style-name="ce23" table:formula="of:=INFO.OBBA.OBBA.OBGET(INFO.OBBA.OBBA.OBCALL(&quot;&quot;;[.$B$12];&quot;getHaltonNumber&quot;;INFO.OBBA.OBBA.OBMAKE(&quot;&quot;;&quot;int&quot;;[.L378])))" office:value-type="float" office:value="0.4033203125">
            <text:p>0,40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1">
            <text:p>371</text:p>
          </table:table-cell>
          <table:table-cell table:style-name="ce23" table:formula="of:=INFO.OBBA.OBBA.OBGET(INFO.OBBA.OBBA.OBCALL(&quot;&quot;;[.$B$12];&quot;getHaltonNumber&quot;;INFO.OBBA.OBBA.OBMAKE(&quot;&quot;;&quot;int&quot;;[.H379])))" office:value-type="float" office:value="0.181640625">
            <text:p>0,182</text:p>
          </table:table-cell>
          <table:table-cell table:style-name="ce1"/>
          <table:table-cell table:style-name="ce19" table:formula="of:=[.K378]+2" office:value-type="float" office:value="742">
            <text:p>742</text:p>
          </table:table-cell>
          <table:table-cell table:style-name="ce19" table:formula="of:=[.L378]+2" office:value-type="float" office:value="743">
            <text:p>743</text:p>
          </table:table-cell>
          <table:table-cell table:style-name="ce23" table:formula="of:=INFO.OBBA.OBBA.OBGET(INFO.OBBA.OBBA.OBCALL(&quot;&quot;;[.$B$12];&quot;getHaltonNumber&quot;;INFO.OBBA.OBBA.OBMAKE(&quot;&quot;;&quot;int&quot;;[.K379])))" office:value-type="float" office:value="0.9033203125">
            <text:p>0,903</text:p>
          </table:table-cell>
          <table:table-cell table:style-name="ce23" table:formula="of:=INFO.OBBA.OBBA.OBGET(INFO.OBBA.OBBA.OBCALL(&quot;&quot;;[.$B$12];&quot;getHaltonNumber&quot;;INFO.OBBA.OBBA.OBMAKE(&quot;&quot;;&quot;int&quot;;[.L379])))" office:value-type="float" office:value="0.0908203125">
            <text:p>0,09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2">
            <text:p>372</text:p>
          </table:table-cell>
          <table:table-cell table:style-name="ce23" table:formula="of:=INFO.OBBA.OBBA.OBGET(INFO.OBBA.OBBA.OBCALL(&quot;&quot;;[.$B$12];&quot;getHaltonNumber&quot;;INFO.OBBA.OBBA.OBMAKE(&quot;&quot;;&quot;int&quot;;[.H380])))" office:value-type="float" office:value="0.681640625">
            <text:p>0,682</text:p>
          </table:table-cell>
          <table:table-cell table:style-name="ce1"/>
          <table:table-cell table:style-name="ce19" table:formula="of:=[.K379]+2" office:value-type="float" office:value="744">
            <text:p>744</text:p>
          </table:table-cell>
          <table:table-cell table:style-name="ce19" table:formula="of:=[.L379]+2" office:value-type="float" office:value="745">
            <text:p>745</text:p>
          </table:table-cell>
          <table:table-cell table:style-name="ce23" table:formula="of:=INFO.OBBA.OBBA.OBGET(INFO.OBBA.OBBA.OBCALL(&quot;&quot;;[.$B$12];&quot;getHaltonNumber&quot;;INFO.OBBA.OBBA.OBMAKE(&quot;&quot;;&quot;int&quot;;[.K380])))" office:value-type="float" office:value="0.5908203125">
            <text:p>0,591</text:p>
          </table:table-cell>
          <table:table-cell table:style-name="ce23" table:formula="of:=INFO.OBBA.OBBA.OBGET(INFO.OBBA.OBBA.OBCALL(&quot;&quot;;[.$B$12];&quot;getHaltonNumber&quot;;INFO.OBBA.OBBA.OBMAKE(&quot;&quot;;&quot;int&quot;;[.L380])))" office:value-type="float" office:value="0.3408203125">
            <text:p>0,34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3">
            <text:p>373</text:p>
          </table:table-cell>
          <table:table-cell table:style-name="ce23" table:formula="of:=INFO.OBBA.OBBA.OBGET(INFO.OBBA.OBBA.OBCALL(&quot;&quot;;[.$B$12];&quot;getHaltonNumber&quot;;INFO.OBBA.OBBA.OBMAKE(&quot;&quot;;&quot;int&quot;;[.H381])))" office:value-type="float" office:value="0.431640625">
            <text:p>0,432</text:p>
          </table:table-cell>
          <table:table-cell table:style-name="ce1"/>
          <table:table-cell table:style-name="ce19" table:formula="of:=[.K380]+2" office:value-type="float" office:value="746">
            <text:p>746</text:p>
          </table:table-cell>
          <table:table-cell table:style-name="ce19" table:formula="of:=[.L380]+2" office:value-type="float" office:value="747">
            <text:p>747</text:p>
          </table:table-cell>
          <table:table-cell table:style-name="ce23" table:formula="of:=INFO.OBBA.OBBA.OBGET(INFO.OBBA.OBBA.OBCALL(&quot;&quot;;[.$B$12];&quot;getHaltonNumber&quot;;INFO.OBBA.OBBA.OBMAKE(&quot;&quot;;&quot;int&quot;;[.K381])))" office:value-type="float" office:value="0.8408203125">
            <text:p>0,841</text:p>
          </table:table-cell>
          <table:table-cell table:style-name="ce23" table:formula="of:=INFO.OBBA.OBBA.OBGET(INFO.OBBA.OBBA.OBCALL(&quot;&quot;;[.$B$12];&quot;getHaltonNumber&quot;;INFO.OBBA.OBBA.OBMAKE(&quot;&quot;;&quot;int&quot;;[.L381])))" office:value-type="float" office:value="0.2158203125">
            <text:p>0,21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4">
            <text:p>374</text:p>
          </table:table-cell>
          <table:table-cell table:style-name="ce23" table:formula="of:=INFO.OBBA.OBBA.OBGET(INFO.OBBA.OBBA.OBCALL(&quot;&quot;;[.$B$12];&quot;getHaltonNumber&quot;;INFO.OBBA.OBBA.OBMAKE(&quot;&quot;;&quot;int&quot;;[.H382])))" office:value-type="float" office:value="0.931640625">
            <text:p>0,932</text:p>
          </table:table-cell>
          <table:table-cell table:style-name="ce1"/>
          <table:table-cell table:style-name="ce19" table:formula="of:=[.K381]+2" office:value-type="float" office:value="748">
            <text:p>748</text:p>
          </table:table-cell>
          <table:table-cell table:style-name="ce19" table:formula="of:=[.L381]+2" office:value-type="float" office:value="749">
            <text:p>749</text:p>
          </table:table-cell>
          <table:table-cell table:style-name="ce23" table:formula="of:=INFO.OBBA.OBBA.OBGET(INFO.OBBA.OBBA.OBCALL(&quot;&quot;;[.$B$12];&quot;getHaltonNumber&quot;;INFO.OBBA.OBBA.OBMAKE(&quot;&quot;;&quot;int&quot;;[.K382])))" office:value-type="float" office:value="0.7158203125">
            <text:p>0,716</text:p>
          </table:table-cell>
          <table:table-cell table:style-name="ce23" table:formula="of:=INFO.OBBA.OBBA.OBGET(INFO.OBBA.OBBA.OBCALL(&quot;&quot;;[.$B$12];&quot;getHaltonNumber&quot;;INFO.OBBA.OBBA.OBMAKE(&quot;&quot;;&quot;int&quot;;[.L382])))" office:value-type="float" office:value="0.4658203125">
            <text:p>0,46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5">
            <text:p>375</text:p>
          </table:table-cell>
          <table:table-cell table:style-name="ce23" table:formula="of:=INFO.OBBA.OBBA.OBGET(INFO.OBBA.OBBA.OBCALL(&quot;&quot;;[.$B$12];&quot;getHaltonNumber&quot;;INFO.OBBA.OBBA.OBMAKE(&quot;&quot;;&quot;int&quot;;[.H383])))" office:value-type="float" office:value="0.119140625">
            <text:p>0,119</text:p>
          </table:table-cell>
          <table:table-cell table:style-name="ce1"/>
          <table:table-cell table:style-name="ce19" table:formula="of:=[.K382]+2" office:value-type="float" office:value="750">
            <text:p>750</text:p>
          </table:table-cell>
          <table:table-cell table:style-name="ce19" table:formula="of:=[.L382]+2" office:value-type="float" office:value="751">
            <text:p>751</text:p>
          </table:table-cell>
          <table:table-cell table:style-name="ce23" table:formula="of:=INFO.OBBA.OBBA.OBGET(INFO.OBBA.OBBA.OBCALL(&quot;&quot;;[.$B$12];&quot;getHaltonNumber&quot;;INFO.OBBA.OBBA.OBMAKE(&quot;&quot;;&quot;int&quot;;[.K383])))" office:value-type="float" office:value="0.9658203125">
            <text:p>0,966</text:p>
          </table:table-cell>
          <table:table-cell table:style-name="ce23" table:formula="of:=INFO.OBBA.OBBA.OBGET(INFO.OBBA.OBBA.OBCALL(&quot;&quot;;[.$B$12];&quot;getHaltonNumber&quot;;INFO.OBBA.OBBA.OBMAKE(&quot;&quot;;&quot;int&quot;;[.L383])))" office:value-type="float" office:value="0.0595703125">
            <text:p>0,06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6">
            <text:p>376</text:p>
          </table:table-cell>
          <table:table-cell table:style-name="ce23" table:formula="of:=INFO.OBBA.OBBA.OBGET(INFO.OBBA.OBBA.OBCALL(&quot;&quot;;[.$B$12];&quot;getHaltonNumber&quot;;INFO.OBBA.OBBA.OBMAKE(&quot;&quot;;&quot;int&quot;;[.H384])))" office:value-type="float" office:value="0.619140625">
            <text:p>0,619</text:p>
          </table:table-cell>
          <table:table-cell table:style-name="ce1"/>
          <table:table-cell table:style-name="ce19" table:formula="of:=[.K383]+2" office:value-type="float" office:value="752">
            <text:p>752</text:p>
          </table:table-cell>
          <table:table-cell table:style-name="ce19" table:formula="of:=[.L383]+2" office:value-type="float" office:value="753">
            <text:p>753</text:p>
          </table:table-cell>
          <table:table-cell table:style-name="ce23" table:formula="of:=INFO.OBBA.OBBA.OBGET(INFO.OBBA.OBBA.OBCALL(&quot;&quot;;[.$B$12];&quot;getHaltonNumber&quot;;INFO.OBBA.OBBA.OBMAKE(&quot;&quot;;&quot;int&quot;;[.K384])))" office:value-type="float" office:value="0.5595703125">
            <text:p>0,560</text:p>
          </table:table-cell>
          <table:table-cell table:style-name="ce23" table:formula="of:=INFO.OBBA.OBBA.OBGET(INFO.OBBA.OBBA.OBCALL(&quot;&quot;;[.$B$12];&quot;getHaltonNumber&quot;;INFO.OBBA.OBBA.OBMAKE(&quot;&quot;;&quot;int&quot;;[.L384])))" office:value-type="float" office:value="0.3095703125">
            <text:p>0,31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7">
            <text:p>377</text:p>
          </table:table-cell>
          <table:table-cell table:style-name="ce23" table:formula="of:=INFO.OBBA.OBBA.OBGET(INFO.OBBA.OBBA.OBCALL(&quot;&quot;;[.$B$12];&quot;getHaltonNumber&quot;;INFO.OBBA.OBBA.OBMAKE(&quot;&quot;;&quot;int&quot;;[.H385])))" office:value-type="float" office:value="0.369140625">
            <text:p>0,369</text:p>
          </table:table-cell>
          <table:table-cell table:style-name="ce1"/>
          <table:table-cell table:style-name="ce19" table:formula="of:=[.K384]+2" office:value-type="float" office:value="754">
            <text:p>754</text:p>
          </table:table-cell>
          <table:table-cell table:style-name="ce19" table:formula="of:=[.L384]+2" office:value-type="float" office:value="755">
            <text:p>755</text:p>
          </table:table-cell>
          <table:table-cell table:style-name="ce23" table:formula="of:=INFO.OBBA.OBBA.OBGET(INFO.OBBA.OBBA.OBCALL(&quot;&quot;;[.$B$12];&quot;getHaltonNumber&quot;;INFO.OBBA.OBBA.OBMAKE(&quot;&quot;;&quot;int&quot;;[.K385])))" office:value-type="float" office:value="0.8095703125">
            <text:p>0,810</text:p>
          </table:table-cell>
          <table:table-cell table:style-name="ce23" table:formula="of:=INFO.OBBA.OBBA.OBGET(INFO.OBBA.OBBA.OBCALL(&quot;&quot;;[.$B$12];&quot;getHaltonNumber&quot;;INFO.OBBA.OBBA.OBMAKE(&quot;&quot;;&quot;int&quot;;[.L385])))" office:value-type="float" office:value="0.1845703125">
            <text:p>0,18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8">
            <text:p>378</text:p>
          </table:table-cell>
          <table:table-cell table:style-name="ce23" table:formula="of:=INFO.OBBA.OBBA.OBGET(INFO.OBBA.OBBA.OBCALL(&quot;&quot;;[.$B$12];&quot;getHaltonNumber&quot;;INFO.OBBA.OBBA.OBMAKE(&quot;&quot;;&quot;int&quot;;[.H386])))" office:value-type="float" office:value="0.869140625">
            <text:p>0,869</text:p>
          </table:table-cell>
          <table:table-cell table:style-name="ce1"/>
          <table:table-cell table:style-name="ce19" table:formula="of:=[.K385]+2" office:value-type="float" office:value="756">
            <text:p>756</text:p>
          </table:table-cell>
          <table:table-cell table:style-name="ce19" table:formula="of:=[.L385]+2" office:value-type="float" office:value="757">
            <text:p>757</text:p>
          </table:table-cell>
          <table:table-cell table:style-name="ce23" table:formula="of:=INFO.OBBA.OBBA.OBGET(INFO.OBBA.OBBA.OBCALL(&quot;&quot;;[.$B$12];&quot;getHaltonNumber&quot;;INFO.OBBA.OBBA.OBMAKE(&quot;&quot;;&quot;int&quot;;[.K386])))" office:value-type="float" office:value="0.6845703125">
            <text:p>0,685</text:p>
          </table:table-cell>
          <table:table-cell table:style-name="ce23" table:formula="of:=INFO.OBBA.OBBA.OBGET(INFO.OBBA.OBBA.OBCALL(&quot;&quot;;[.$B$12];&quot;getHaltonNumber&quot;;INFO.OBBA.OBBA.OBMAKE(&quot;&quot;;&quot;int&quot;;[.L386])))" office:value-type="float" office:value="0.4345703125">
            <text:p>0,43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79">
            <text:p>379</text:p>
          </table:table-cell>
          <table:table-cell table:style-name="ce23" table:formula="of:=INFO.OBBA.OBBA.OBGET(INFO.OBBA.OBBA.OBCALL(&quot;&quot;;[.$B$12];&quot;getHaltonNumber&quot;;INFO.OBBA.OBBA.OBMAKE(&quot;&quot;;&quot;int&quot;;[.H387])))" office:value-type="float" office:value="0.244140625">
            <text:p>0,244</text:p>
          </table:table-cell>
          <table:table-cell table:style-name="ce1"/>
          <table:table-cell table:style-name="ce19" table:formula="of:=[.K386]+2" office:value-type="float" office:value="758">
            <text:p>758</text:p>
          </table:table-cell>
          <table:table-cell table:style-name="ce19" table:formula="of:=[.L386]+2" office:value-type="float" office:value="759">
            <text:p>759</text:p>
          </table:table-cell>
          <table:table-cell table:style-name="ce23" table:formula="of:=INFO.OBBA.OBBA.OBGET(INFO.OBBA.OBBA.OBCALL(&quot;&quot;;[.$B$12];&quot;getHaltonNumber&quot;;INFO.OBBA.OBBA.OBMAKE(&quot;&quot;;&quot;int&quot;;[.K387])))" office:value-type="float" office:value="0.9345703125">
            <text:p>0,935</text:p>
          </table:table-cell>
          <table:table-cell table:style-name="ce23" table:formula="of:=INFO.OBBA.OBBA.OBGET(INFO.OBBA.OBBA.OBCALL(&quot;&quot;;[.$B$12];&quot;getHaltonNumber&quot;;INFO.OBBA.OBBA.OBMAKE(&quot;&quot;;&quot;int&quot;;[.L387])))" office:value-type="float" office:value="0.1220703125">
            <text:p>0,12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0">
            <text:p>380</text:p>
          </table:table-cell>
          <table:table-cell table:style-name="ce23" table:formula="of:=INFO.OBBA.OBBA.OBGET(INFO.OBBA.OBBA.OBCALL(&quot;&quot;;[.$B$12];&quot;getHaltonNumber&quot;;INFO.OBBA.OBBA.OBMAKE(&quot;&quot;;&quot;int&quot;;[.H388])))" office:value-type="float" office:value="0.744140625">
            <text:p>0,744</text:p>
          </table:table-cell>
          <table:table-cell table:style-name="ce1"/>
          <table:table-cell table:style-name="ce19" table:formula="of:=[.K387]+2" office:value-type="float" office:value="760">
            <text:p>760</text:p>
          </table:table-cell>
          <table:table-cell table:style-name="ce19" table:formula="of:=[.L387]+2" office:value-type="float" office:value="761">
            <text:p>761</text:p>
          </table:table-cell>
          <table:table-cell table:style-name="ce23" table:formula="of:=INFO.OBBA.OBBA.OBGET(INFO.OBBA.OBBA.OBCALL(&quot;&quot;;[.$B$12];&quot;getHaltonNumber&quot;;INFO.OBBA.OBBA.OBMAKE(&quot;&quot;;&quot;int&quot;;[.K388])))" office:value-type="float" office:value="0.6220703125">
            <text:p>0,622</text:p>
          </table:table-cell>
          <table:table-cell table:style-name="ce23" table:formula="of:=INFO.OBBA.OBBA.OBGET(INFO.OBBA.OBBA.OBCALL(&quot;&quot;;[.$B$12];&quot;getHaltonNumber&quot;;INFO.OBBA.OBBA.OBMAKE(&quot;&quot;;&quot;int&quot;;[.L388])))" office:value-type="float" office:value="0.3720703125">
            <text:p>0,37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1">
            <text:p>381</text:p>
          </table:table-cell>
          <table:table-cell table:style-name="ce23" table:formula="of:=INFO.OBBA.OBBA.OBGET(INFO.OBBA.OBBA.OBCALL(&quot;&quot;;[.$B$12];&quot;getHaltonNumber&quot;;INFO.OBBA.OBBA.OBMAKE(&quot;&quot;;&quot;int&quot;;[.H389])))" office:value-type="float" office:value="0.494140625">
            <text:p>0,494</text:p>
          </table:table-cell>
          <table:table-cell table:style-name="ce1"/>
          <table:table-cell table:style-name="ce19" table:formula="of:=[.K388]+2" office:value-type="float" office:value="762">
            <text:p>762</text:p>
          </table:table-cell>
          <table:table-cell table:style-name="ce19" table:formula="of:=[.L388]+2" office:value-type="float" office:value="763">
            <text:p>763</text:p>
          </table:table-cell>
          <table:table-cell table:style-name="ce23" table:formula="of:=INFO.OBBA.OBBA.OBGET(INFO.OBBA.OBBA.OBCALL(&quot;&quot;;[.$B$12];&quot;getHaltonNumber&quot;;INFO.OBBA.OBBA.OBMAKE(&quot;&quot;;&quot;int&quot;;[.K389])))" office:value-type="float" office:value="0.8720703125">
            <text:p>0,872</text:p>
          </table:table-cell>
          <table:table-cell table:style-name="ce23" table:formula="of:=INFO.OBBA.OBBA.OBGET(INFO.OBBA.OBBA.OBCALL(&quot;&quot;;[.$B$12];&quot;getHaltonNumber&quot;;INFO.OBBA.OBBA.OBMAKE(&quot;&quot;;&quot;int&quot;;[.L389])))" office:value-type="float" office:value="0.2470703125">
            <text:p>0,24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2">
            <text:p>382</text:p>
          </table:table-cell>
          <table:table-cell table:style-name="ce23" table:formula="of:=INFO.OBBA.OBBA.OBGET(INFO.OBBA.OBBA.OBCALL(&quot;&quot;;[.$B$12];&quot;getHaltonNumber&quot;;INFO.OBBA.OBBA.OBMAKE(&quot;&quot;;&quot;int&quot;;[.H390])))" office:value-type="float" office:value="0.994140625">
            <text:p>0,994</text:p>
          </table:table-cell>
          <table:table-cell table:style-name="ce1"/>
          <table:table-cell table:style-name="ce19" table:formula="of:=[.K389]+2" office:value-type="float" office:value="764">
            <text:p>764</text:p>
          </table:table-cell>
          <table:table-cell table:style-name="ce19" table:formula="of:=[.L389]+2" office:value-type="float" office:value="765">
            <text:p>765</text:p>
          </table:table-cell>
          <table:table-cell table:style-name="ce23" table:formula="of:=INFO.OBBA.OBBA.OBGET(INFO.OBBA.OBBA.OBCALL(&quot;&quot;;[.$B$12];&quot;getHaltonNumber&quot;;INFO.OBBA.OBBA.OBMAKE(&quot;&quot;;&quot;int&quot;;[.K390])))" office:value-type="float" office:value="0.7470703125">
            <text:p>0,747</text:p>
          </table:table-cell>
          <table:table-cell table:style-name="ce23" table:formula="of:=INFO.OBBA.OBBA.OBGET(INFO.OBBA.OBBA.OBCALL(&quot;&quot;;[.$B$12];&quot;getHaltonNumber&quot;;INFO.OBBA.OBBA.OBMAKE(&quot;&quot;;&quot;int&quot;;[.L390])))" office:value-type="float" office:value="0.4970703125">
            <text:p>0,49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3">
            <text:p>383</text:p>
          </table:table-cell>
          <table:table-cell table:style-name="ce23" table:formula="of:=INFO.OBBA.OBBA.OBGET(INFO.OBBA.OBBA.OBCALL(&quot;&quot;;[.$B$12];&quot;getHaltonNumber&quot;;INFO.OBBA.OBBA.OBMAKE(&quot;&quot;;&quot;int&quot;;[.H391])))" office:value-type="float" office:value="0.005859375">
            <text:p>0,006</text:p>
          </table:table-cell>
          <table:table-cell table:style-name="ce1"/>
          <table:table-cell table:style-name="ce19" table:formula="of:=[.K390]+2" office:value-type="float" office:value="766">
            <text:p>766</text:p>
          </table:table-cell>
          <table:table-cell table:style-name="ce19" table:formula="of:=[.L390]+2" office:value-type="float" office:value="767">
            <text:p>767</text:p>
          </table:table-cell>
          <table:table-cell table:style-name="ce23" table:formula="of:=INFO.OBBA.OBBA.OBGET(INFO.OBBA.OBBA.OBCALL(&quot;&quot;;[.$B$12];&quot;getHaltonNumber&quot;;INFO.OBBA.OBBA.OBMAKE(&quot;&quot;;&quot;int&quot;;[.K391])))" office:value-type="float" office:value="0.9970703125">
            <text:p>0,997</text:p>
          </table:table-cell>
          <table:table-cell table:style-name="ce23" table:formula="of:=INFO.OBBA.OBBA.OBGET(INFO.OBBA.OBBA.OBCALL(&quot;&quot;;[.$B$12];&quot;getHaltonNumber&quot;;INFO.OBBA.OBBA.OBMAKE(&quot;&quot;;&quot;int&quot;;[.L391])))" office:value-type="float" office:value="0.0029296875">
            <text:p>0,00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4">
            <text:p>384</text:p>
          </table:table-cell>
          <table:table-cell table:style-name="ce23" table:formula="of:=INFO.OBBA.OBBA.OBGET(INFO.OBBA.OBBA.OBCALL(&quot;&quot;;[.$B$12];&quot;getHaltonNumber&quot;;INFO.OBBA.OBBA.OBMAKE(&quot;&quot;;&quot;int&quot;;[.H392])))" office:value-type="float" office:value="0.505859375">
            <text:p>0,506</text:p>
          </table:table-cell>
          <table:table-cell table:style-name="ce1"/>
          <table:table-cell table:style-name="ce19" table:formula="of:=[.K391]+2" office:value-type="float" office:value="768">
            <text:p>768</text:p>
          </table:table-cell>
          <table:table-cell table:style-name="ce19" table:formula="of:=[.L391]+2" office:value-type="float" office:value="769">
            <text:p>769</text:p>
          </table:table-cell>
          <table:table-cell table:style-name="ce23" table:formula="of:=INFO.OBBA.OBBA.OBGET(INFO.OBBA.OBBA.OBCALL(&quot;&quot;;[.$B$12];&quot;getHaltonNumber&quot;;INFO.OBBA.OBBA.OBMAKE(&quot;&quot;;&quot;int&quot;;[.K392])))" office:value-type="float" office:value="0.5029296875">
            <text:p>0,503</text:p>
          </table:table-cell>
          <table:table-cell table:style-name="ce23" table:formula="of:=INFO.OBBA.OBBA.OBGET(INFO.OBBA.OBBA.OBCALL(&quot;&quot;;[.$B$12];&quot;getHaltonNumber&quot;;INFO.OBBA.OBBA.OBMAKE(&quot;&quot;;&quot;int&quot;;[.L392])))" office:value-type="float" office:value="0.2529296875">
            <text:p>0,25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5">
            <text:p>385</text:p>
          </table:table-cell>
          <table:table-cell table:style-name="ce23" table:formula="of:=INFO.OBBA.OBBA.OBGET(INFO.OBBA.OBBA.OBCALL(&quot;&quot;;[.$B$12];&quot;getHaltonNumber&quot;;INFO.OBBA.OBBA.OBMAKE(&quot;&quot;;&quot;int&quot;;[.H393])))" office:value-type="float" office:value="0.255859375">
            <text:p>0,256</text:p>
          </table:table-cell>
          <table:table-cell table:style-name="ce1"/>
          <table:table-cell table:style-name="ce19" table:formula="of:=[.K392]+2" office:value-type="float" office:value="770">
            <text:p>770</text:p>
          </table:table-cell>
          <table:table-cell table:style-name="ce19" table:formula="of:=[.L392]+2" office:value-type="float" office:value="771">
            <text:p>771</text:p>
          </table:table-cell>
          <table:table-cell table:style-name="ce23" table:formula="of:=INFO.OBBA.OBBA.OBGET(INFO.OBBA.OBBA.OBCALL(&quot;&quot;;[.$B$12];&quot;getHaltonNumber&quot;;INFO.OBBA.OBBA.OBMAKE(&quot;&quot;;&quot;int&quot;;[.K393])))" office:value-type="float" office:value="0.7529296875">
            <text:p>0,753</text:p>
          </table:table-cell>
          <table:table-cell table:style-name="ce23" table:formula="of:=INFO.OBBA.OBBA.OBGET(INFO.OBBA.OBBA.OBCALL(&quot;&quot;;[.$B$12];&quot;getHaltonNumber&quot;;INFO.OBBA.OBBA.OBMAKE(&quot;&quot;;&quot;int&quot;;[.L393])))" office:value-type="float" office:value="0.1279296875">
            <text:p>0,12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6">
            <text:p>386</text:p>
          </table:table-cell>
          <table:table-cell table:style-name="ce23" table:formula="of:=INFO.OBBA.OBBA.OBGET(INFO.OBBA.OBBA.OBCALL(&quot;&quot;;[.$B$12];&quot;getHaltonNumber&quot;;INFO.OBBA.OBBA.OBMAKE(&quot;&quot;;&quot;int&quot;;[.H394])))" office:value-type="float" office:value="0.755859375">
            <text:p>0,756</text:p>
          </table:table-cell>
          <table:table-cell table:style-name="ce1"/>
          <table:table-cell table:style-name="ce19" table:formula="of:=[.K393]+2" office:value-type="float" office:value="772">
            <text:p>772</text:p>
          </table:table-cell>
          <table:table-cell table:style-name="ce19" table:formula="of:=[.L393]+2" office:value-type="float" office:value="773">
            <text:p>773</text:p>
          </table:table-cell>
          <table:table-cell table:style-name="ce23" table:formula="of:=INFO.OBBA.OBBA.OBGET(INFO.OBBA.OBBA.OBCALL(&quot;&quot;;[.$B$12];&quot;getHaltonNumber&quot;;INFO.OBBA.OBBA.OBMAKE(&quot;&quot;;&quot;int&quot;;[.K394])))" office:value-type="float" office:value="0.6279296875">
            <text:p>0,628</text:p>
          </table:table-cell>
          <table:table-cell table:style-name="ce23" table:formula="of:=INFO.OBBA.OBBA.OBGET(INFO.OBBA.OBBA.OBCALL(&quot;&quot;;[.$B$12];&quot;getHaltonNumber&quot;;INFO.OBBA.OBBA.OBMAKE(&quot;&quot;;&quot;int&quot;;[.L394])))" office:value-type="float" office:value="0.3779296875">
            <text:p>0,37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7">
            <text:p>387</text:p>
          </table:table-cell>
          <table:table-cell table:style-name="ce23" table:formula="of:=INFO.OBBA.OBBA.OBGET(INFO.OBBA.OBBA.OBCALL(&quot;&quot;;[.$B$12];&quot;getHaltonNumber&quot;;INFO.OBBA.OBBA.OBMAKE(&quot;&quot;;&quot;int&quot;;[.H395])))" office:value-type="float" office:value="0.130859375">
            <text:p>0,131</text:p>
          </table:table-cell>
          <table:table-cell table:style-name="ce1"/>
          <table:table-cell table:style-name="ce19" table:formula="of:=[.K394]+2" office:value-type="float" office:value="774">
            <text:p>774</text:p>
          </table:table-cell>
          <table:table-cell table:style-name="ce19" table:formula="of:=[.L394]+2" office:value-type="float" office:value="775">
            <text:p>775</text:p>
          </table:table-cell>
          <table:table-cell table:style-name="ce23" table:formula="of:=INFO.OBBA.OBBA.OBGET(INFO.OBBA.OBBA.OBCALL(&quot;&quot;;[.$B$12];&quot;getHaltonNumber&quot;;INFO.OBBA.OBBA.OBMAKE(&quot;&quot;;&quot;int&quot;;[.K395])))" office:value-type="float" office:value="0.8779296875">
            <text:p>0,878</text:p>
          </table:table-cell>
          <table:table-cell table:style-name="ce23" table:formula="of:=INFO.OBBA.OBBA.OBGET(INFO.OBBA.OBBA.OBCALL(&quot;&quot;;[.$B$12];&quot;getHaltonNumber&quot;;INFO.OBBA.OBBA.OBMAKE(&quot;&quot;;&quot;int&quot;;[.L395])))" office:value-type="float" office:value="0.0654296875">
            <text:p>0,06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8">
            <text:p>388</text:p>
          </table:table-cell>
          <table:table-cell table:style-name="ce23" table:formula="of:=INFO.OBBA.OBBA.OBGET(INFO.OBBA.OBBA.OBCALL(&quot;&quot;;[.$B$12];&quot;getHaltonNumber&quot;;INFO.OBBA.OBBA.OBMAKE(&quot;&quot;;&quot;int&quot;;[.H396])))" office:value-type="float" office:value="0.630859375">
            <text:p>0,631</text:p>
          </table:table-cell>
          <table:table-cell table:style-name="ce1"/>
          <table:table-cell table:style-name="ce19" table:formula="of:=[.K395]+2" office:value-type="float" office:value="776">
            <text:p>776</text:p>
          </table:table-cell>
          <table:table-cell table:style-name="ce19" table:formula="of:=[.L395]+2" office:value-type="float" office:value="777">
            <text:p>777</text:p>
          </table:table-cell>
          <table:table-cell table:style-name="ce23" table:formula="of:=INFO.OBBA.OBBA.OBGET(INFO.OBBA.OBBA.OBCALL(&quot;&quot;;[.$B$12];&quot;getHaltonNumber&quot;;INFO.OBBA.OBBA.OBMAKE(&quot;&quot;;&quot;int&quot;;[.K396])))" office:value-type="float" office:value="0.5654296875">
            <text:p>0,565</text:p>
          </table:table-cell>
          <table:table-cell table:style-name="ce23" table:formula="of:=INFO.OBBA.OBBA.OBGET(INFO.OBBA.OBBA.OBCALL(&quot;&quot;;[.$B$12];&quot;getHaltonNumber&quot;;INFO.OBBA.OBBA.OBMAKE(&quot;&quot;;&quot;int&quot;;[.L396])))" office:value-type="float" office:value="0.3154296875">
            <text:p>0,31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89">
            <text:p>389</text:p>
          </table:table-cell>
          <table:table-cell table:style-name="ce23" table:formula="of:=INFO.OBBA.OBBA.OBGET(INFO.OBBA.OBBA.OBCALL(&quot;&quot;;[.$B$12];&quot;getHaltonNumber&quot;;INFO.OBBA.OBBA.OBMAKE(&quot;&quot;;&quot;int&quot;;[.H397])))" office:value-type="float" office:value="0.380859375">
            <text:p>0,381</text:p>
          </table:table-cell>
          <table:table-cell table:style-name="ce1"/>
          <table:table-cell table:style-name="ce19" table:formula="of:=[.K396]+2" office:value-type="float" office:value="778">
            <text:p>778</text:p>
          </table:table-cell>
          <table:table-cell table:style-name="ce19" table:formula="of:=[.L396]+2" office:value-type="float" office:value="779">
            <text:p>779</text:p>
          </table:table-cell>
          <table:table-cell table:style-name="ce23" table:formula="of:=INFO.OBBA.OBBA.OBGET(INFO.OBBA.OBBA.OBCALL(&quot;&quot;;[.$B$12];&quot;getHaltonNumber&quot;;INFO.OBBA.OBBA.OBMAKE(&quot;&quot;;&quot;int&quot;;[.K397])))" office:value-type="float" office:value="0.8154296875">
            <text:p>0,815</text:p>
          </table:table-cell>
          <table:table-cell table:style-name="ce23" table:formula="of:=INFO.OBBA.OBBA.OBGET(INFO.OBBA.OBBA.OBCALL(&quot;&quot;;[.$B$12];&quot;getHaltonNumber&quot;;INFO.OBBA.OBBA.OBMAKE(&quot;&quot;;&quot;int&quot;;[.L397])))" office:value-type="float" office:value="0.1904296875">
            <text:p>0,19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0">
            <text:p>390</text:p>
          </table:table-cell>
          <table:table-cell table:style-name="ce23" table:formula="of:=INFO.OBBA.OBBA.OBGET(INFO.OBBA.OBBA.OBCALL(&quot;&quot;;[.$B$12];&quot;getHaltonNumber&quot;;INFO.OBBA.OBBA.OBMAKE(&quot;&quot;;&quot;int&quot;;[.H398])))" office:value-type="float" office:value="0.880859375">
            <text:p>0,881</text:p>
          </table:table-cell>
          <table:table-cell table:style-name="ce1"/>
          <table:table-cell table:style-name="ce19" table:formula="of:=[.K397]+2" office:value-type="float" office:value="780">
            <text:p>780</text:p>
          </table:table-cell>
          <table:table-cell table:style-name="ce19" table:formula="of:=[.L397]+2" office:value-type="float" office:value="781">
            <text:p>781</text:p>
          </table:table-cell>
          <table:table-cell table:style-name="ce23" table:formula="of:=INFO.OBBA.OBBA.OBGET(INFO.OBBA.OBBA.OBCALL(&quot;&quot;;[.$B$12];&quot;getHaltonNumber&quot;;INFO.OBBA.OBBA.OBMAKE(&quot;&quot;;&quot;int&quot;;[.K398])))" office:value-type="float" office:value="0.6904296875">
            <text:p>0,690</text:p>
          </table:table-cell>
          <table:table-cell table:style-name="ce23" table:formula="of:=INFO.OBBA.OBBA.OBGET(INFO.OBBA.OBBA.OBCALL(&quot;&quot;;[.$B$12];&quot;getHaltonNumber&quot;;INFO.OBBA.OBBA.OBMAKE(&quot;&quot;;&quot;int&quot;;[.L398])))" office:value-type="float" office:value="0.4404296875">
            <text:p>0,44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1">
            <text:p>391</text:p>
          </table:table-cell>
          <table:table-cell table:style-name="ce23" table:formula="of:=INFO.OBBA.OBBA.OBGET(INFO.OBBA.OBBA.OBCALL(&quot;&quot;;[.$B$12];&quot;getHaltonNumber&quot;;INFO.OBBA.OBBA.OBMAKE(&quot;&quot;;&quot;int&quot;;[.H399])))" office:value-type="float" office:value="0.068359375">
            <text:p>0,068</text:p>
          </table:table-cell>
          <table:table-cell table:style-name="ce1"/>
          <table:table-cell table:style-name="ce19" table:formula="of:=[.K398]+2" office:value-type="float" office:value="782">
            <text:p>782</text:p>
          </table:table-cell>
          <table:table-cell table:style-name="ce19" table:formula="of:=[.L398]+2" office:value-type="float" office:value="783">
            <text:p>783</text:p>
          </table:table-cell>
          <table:table-cell table:style-name="ce23" table:formula="of:=INFO.OBBA.OBBA.OBGET(INFO.OBBA.OBBA.OBCALL(&quot;&quot;;[.$B$12];&quot;getHaltonNumber&quot;;INFO.OBBA.OBBA.OBMAKE(&quot;&quot;;&quot;int&quot;;[.K399])))" office:value-type="float" office:value="0.9404296875">
            <text:p>0,940</text:p>
          </table:table-cell>
          <table:table-cell table:style-name="ce23" table:formula="of:=INFO.OBBA.OBBA.OBGET(INFO.OBBA.OBBA.OBCALL(&quot;&quot;;[.$B$12];&quot;getHaltonNumber&quot;;INFO.OBBA.OBBA.OBMAKE(&quot;&quot;;&quot;int&quot;;[.L399])))" office:value-type="float" office:value="0.0341796875">
            <text:p>0,03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2">
            <text:p>392</text:p>
          </table:table-cell>
          <table:table-cell table:style-name="ce23" table:formula="of:=INFO.OBBA.OBBA.OBGET(INFO.OBBA.OBBA.OBCALL(&quot;&quot;;[.$B$12];&quot;getHaltonNumber&quot;;INFO.OBBA.OBBA.OBMAKE(&quot;&quot;;&quot;int&quot;;[.H400])))" office:value-type="float" office:value="0.568359375">
            <text:p>0,568</text:p>
          </table:table-cell>
          <table:table-cell table:style-name="ce1"/>
          <table:table-cell table:style-name="ce19" table:formula="of:=[.K399]+2" office:value-type="float" office:value="784">
            <text:p>784</text:p>
          </table:table-cell>
          <table:table-cell table:style-name="ce19" table:formula="of:=[.L399]+2" office:value-type="float" office:value="785">
            <text:p>785</text:p>
          </table:table-cell>
          <table:table-cell table:style-name="ce23" table:formula="of:=INFO.OBBA.OBBA.OBGET(INFO.OBBA.OBBA.OBCALL(&quot;&quot;;[.$B$12];&quot;getHaltonNumber&quot;;INFO.OBBA.OBBA.OBMAKE(&quot;&quot;;&quot;int&quot;;[.K400])))" office:value-type="float" office:value="0.5341796875">
            <text:p>0,534</text:p>
          </table:table-cell>
          <table:table-cell table:style-name="ce23" table:formula="of:=INFO.OBBA.OBBA.OBGET(INFO.OBBA.OBBA.OBCALL(&quot;&quot;;[.$B$12];&quot;getHaltonNumber&quot;;INFO.OBBA.OBBA.OBMAKE(&quot;&quot;;&quot;int&quot;;[.L400])))" office:value-type="float" office:value="0.2841796875">
            <text:p>0,28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3">
            <text:p>393</text:p>
          </table:table-cell>
          <table:table-cell table:style-name="ce23" table:formula="of:=INFO.OBBA.OBBA.OBGET(INFO.OBBA.OBBA.OBCALL(&quot;&quot;;[.$B$12];&quot;getHaltonNumber&quot;;INFO.OBBA.OBBA.OBMAKE(&quot;&quot;;&quot;int&quot;;[.H401])))" office:value-type="float" office:value="0.318359375">
            <text:p>0,318</text:p>
          </table:table-cell>
          <table:table-cell table:style-name="ce1"/>
          <table:table-cell table:style-name="ce19" table:formula="of:=[.K400]+2" office:value-type="float" office:value="786">
            <text:p>786</text:p>
          </table:table-cell>
          <table:table-cell table:style-name="ce19" table:formula="of:=[.L400]+2" office:value-type="float" office:value="787">
            <text:p>787</text:p>
          </table:table-cell>
          <table:table-cell table:style-name="ce23" table:formula="of:=INFO.OBBA.OBBA.OBGET(INFO.OBBA.OBBA.OBCALL(&quot;&quot;;[.$B$12];&quot;getHaltonNumber&quot;;INFO.OBBA.OBBA.OBMAKE(&quot;&quot;;&quot;int&quot;;[.K401])))" office:value-type="float" office:value="0.7841796875">
            <text:p>0,784</text:p>
          </table:table-cell>
          <table:table-cell table:style-name="ce23" table:formula="of:=INFO.OBBA.OBBA.OBGET(INFO.OBBA.OBBA.OBCALL(&quot;&quot;;[.$B$12];&quot;getHaltonNumber&quot;;INFO.OBBA.OBBA.OBMAKE(&quot;&quot;;&quot;int&quot;;[.L401])))" office:value-type="float" office:value="0.1591796875">
            <text:p>0,15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4">
            <text:p>394</text:p>
          </table:table-cell>
          <table:table-cell table:style-name="ce23" table:formula="of:=INFO.OBBA.OBBA.OBGET(INFO.OBBA.OBBA.OBCALL(&quot;&quot;;[.$B$12];&quot;getHaltonNumber&quot;;INFO.OBBA.OBBA.OBMAKE(&quot;&quot;;&quot;int&quot;;[.H402])))" office:value-type="float" office:value="0.818359375">
            <text:p>0,818</text:p>
          </table:table-cell>
          <table:table-cell table:style-name="ce1"/>
          <table:table-cell table:style-name="ce19" table:formula="of:=[.K401]+2" office:value-type="float" office:value="788">
            <text:p>788</text:p>
          </table:table-cell>
          <table:table-cell table:style-name="ce19" table:formula="of:=[.L401]+2" office:value-type="float" office:value="789">
            <text:p>789</text:p>
          </table:table-cell>
          <table:table-cell table:style-name="ce23" table:formula="of:=INFO.OBBA.OBBA.OBGET(INFO.OBBA.OBBA.OBCALL(&quot;&quot;;[.$B$12];&quot;getHaltonNumber&quot;;INFO.OBBA.OBBA.OBMAKE(&quot;&quot;;&quot;int&quot;;[.K402])))" office:value-type="float" office:value="0.6591796875">
            <text:p>0,659</text:p>
          </table:table-cell>
          <table:table-cell table:style-name="ce23" table:formula="of:=INFO.OBBA.OBBA.OBGET(INFO.OBBA.OBBA.OBCALL(&quot;&quot;;[.$B$12];&quot;getHaltonNumber&quot;;INFO.OBBA.OBBA.OBMAKE(&quot;&quot;;&quot;int&quot;;[.L402])))" office:value-type="float" office:value="0.4091796875">
            <text:p>0,40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5">
            <text:p>395</text:p>
          </table:table-cell>
          <table:table-cell table:style-name="ce23" table:formula="of:=INFO.OBBA.OBBA.OBGET(INFO.OBBA.OBBA.OBCALL(&quot;&quot;;[.$B$12];&quot;getHaltonNumber&quot;;INFO.OBBA.OBBA.OBMAKE(&quot;&quot;;&quot;int&quot;;[.H403])))" office:value-type="float" office:value="0.193359375">
            <text:p>0,193</text:p>
          </table:table-cell>
          <table:table-cell table:style-name="ce1"/>
          <table:table-cell table:style-name="ce19" table:formula="of:=[.K402]+2" office:value-type="float" office:value="790">
            <text:p>790</text:p>
          </table:table-cell>
          <table:table-cell table:style-name="ce19" table:formula="of:=[.L402]+2" office:value-type="float" office:value="791">
            <text:p>791</text:p>
          </table:table-cell>
          <table:table-cell table:style-name="ce23" table:formula="of:=INFO.OBBA.OBBA.OBGET(INFO.OBBA.OBBA.OBCALL(&quot;&quot;;[.$B$12];&quot;getHaltonNumber&quot;;INFO.OBBA.OBBA.OBMAKE(&quot;&quot;;&quot;int&quot;;[.K403])))" office:value-type="float" office:value="0.9091796875">
            <text:p>0,909</text:p>
          </table:table-cell>
          <table:table-cell table:style-name="ce23" table:formula="of:=INFO.OBBA.OBBA.OBGET(INFO.OBBA.OBBA.OBCALL(&quot;&quot;;[.$B$12];&quot;getHaltonNumber&quot;;INFO.OBBA.OBBA.OBMAKE(&quot;&quot;;&quot;int&quot;;[.L403])))" office:value-type="float" office:value="0.0966796875">
            <text:p>0,09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6">
            <text:p>396</text:p>
          </table:table-cell>
          <table:table-cell table:style-name="ce23" table:formula="of:=INFO.OBBA.OBBA.OBGET(INFO.OBBA.OBBA.OBCALL(&quot;&quot;;[.$B$12];&quot;getHaltonNumber&quot;;INFO.OBBA.OBBA.OBMAKE(&quot;&quot;;&quot;int&quot;;[.H404])))" office:value-type="float" office:value="0.693359375">
            <text:p>0,693</text:p>
          </table:table-cell>
          <table:table-cell table:style-name="ce1"/>
          <table:table-cell table:style-name="ce19" table:formula="of:=[.K403]+2" office:value-type="float" office:value="792">
            <text:p>792</text:p>
          </table:table-cell>
          <table:table-cell table:style-name="ce19" table:formula="of:=[.L403]+2" office:value-type="float" office:value="793">
            <text:p>793</text:p>
          </table:table-cell>
          <table:table-cell table:style-name="ce23" table:formula="of:=INFO.OBBA.OBBA.OBGET(INFO.OBBA.OBBA.OBCALL(&quot;&quot;;[.$B$12];&quot;getHaltonNumber&quot;;INFO.OBBA.OBBA.OBMAKE(&quot;&quot;;&quot;int&quot;;[.K404])))" office:value-type="float" office:value="0.5966796875">
            <text:p>0,597</text:p>
          </table:table-cell>
          <table:table-cell table:style-name="ce23" table:formula="of:=INFO.OBBA.OBBA.OBGET(INFO.OBBA.OBBA.OBCALL(&quot;&quot;;[.$B$12];&quot;getHaltonNumber&quot;;INFO.OBBA.OBBA.OBMAKE(&quot;&quot;;&quot;int&quot;;[.L404])))" office:value-type="float" office:value="0.3466796875">
            <text:p>0,34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7">
            <text:p>397</text:p>
          </table:table-cell>
          <table:table-cell table:style-name="ce23" table:formula="of:=INFO.OBBA.OBBA.OBGET(INFO.OBBA.OBBA.OBCALL(&quot;&quot;;[.$B$12];&quot;getHaltonNumber&quot;;INFO.OBBA.OBBA.OBMAKE(&quot;&quot;;&quot;int&quot;;[.H405])))" office:value-type="float" office:value="0.443359375">
            <text:p>0,443</text:p>
          </table:table-cell>
          <table:table-cell table:style-name="ce1"/>
          <table:table-cell table:style-name="ce19" table:formula="of:=[.K404]+2" office:value-type="float" office:value="794">
            <text:p>794</text:p>
          </table:table-cell>
          <table:table-cell table:style-name="ce19" table:formula="of:=[.L404]+2" office:value-type="float" office:value="795">
            <text:p>795</text:p>
          </table:table-cell>
          <table:table-cell table:style-name="ce23" table:formula="of:=INFO.OBBA.OBBA.OBGET(INFO.OBBA.OBBA.OBCALL(&quot;&quot;;[.$B$12];&quot;getHaltonNumber&quot;;INFO.OBBA.OBBA.OBMAKE(&quot;&quot;;&quot;int&quot;;[.K405])))" office:value-type="float" office:value="0.8466796875">
            <text:p>0,847</text:p>
          </table:table-cell>
          <table:table-cell table:style-name="ce23" table:formula="of:=INFO.OBBA.OBBA.OBGET(INFO.OBBA.OBBA.OBCALL(&quot;&quot;;[.$B$12];&quot;getHaltonNumber&quot;;INFO.OBBA.OBBA.OBMAKE(&quot;&quot;;&quot;int&quot;;[.L405])))" office:value-type="float" office:value="0.2216796875">
            <text:p>0,22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8">
            <text:p>398</text:p>
          </table:table-cell>
          <table:table-cell table:style-name="ce23" table:formula="of:=INFO.OBBA.OBBA.OBGET(INFO.OBBA.OBBA.OBCALL(&quot;&quot;;[.$B$12];&quot;getHaltonNumber&quot;;INFO.OBBA.OBBA.OBMAKE(&quot;&quot;;&quot;int&quot;;[.H406])))" office:value-type="float" office:value="0.943359375">
            <text:p>0,943</text:p>
          </table:table-cell>
          <table:table-cell table:style-name="ce1"/>
          <table:table-cell table:style-name="ce19" table:formula="of:=[.K405]+2" office:value-type="float" office:value="796">
            <text:p>796</text:p>
          </table:table-cell>
          <table:table-cell table:style-name="ce19" table:formula="of:=[.L405]+2" office:value-type="float" office:value="797">
            <text:p>797</text:p>
          </table:table-cell>
          <table:table-cell table:style-name="ce23" table:formula="of:=INFO.OBBA.OBBA.OBGET(INFO.OBBA.OBBA.OBCALL(&quot;&quot;;[.$B$12];&quot;getHaltonNumber&quot;;INFO.OBBA.OBBA.OBMAKE(&quot;&quot;;&quot;int&quot;;[.K406])))" office:value-type="float" office:value="0.7216796875">
            <text:p>0,722</text:p>
          </table:table-cell>
          <table:table-cell table:style-name="ce23" table:formula="of:=INFO.OBBA.OBBA.OBGET(INFO.OBBA.OBBA.OBCALL(&quot;&quot;;[.$B$12];&quot;getHaltonNumber&quot;;INFO.OBBA.OBBA.OBMAKE(&quot;&quot;;&quot;int&quot;;[.L406])))" office:value-type="float" office:value="0.4716796875">
            <text:p>0,47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399">
            <text:p>399</text:p>
          </table:table-cell>
          <table:table-cell table:style-name="ce23" table:formula="of:=INFO.OBBA.OBBA.OBGET(INFO.OBBA.OBBA.OBCALL(&quot;&quot;;[.$B$12];&quot;getHaltonNumber&quot;;INFO.OBBA.OBBA.OBMAKE(&quot;&quot;;&quot;int&quot;;[.H407])))" office:value-type="float" office:value="0.037109375">
            <text:p>0,037</text:p>
          </table:table-cell>
          <table:table-cell table:style-name="ce1"/>
          <table:table-cell table:style-name="ce19" table:formula="of:=[.K406]+2" office:value-type="float" office:value="798">
            <text:p>798</text:p>
          </table:table-cell>
          <table:table-cell table:style-name="ce19" table:formula="of:=[.L406]+2" office:value-type="float" office:value="799">
            <text:p>799</text:p>
          </table:table-cell>
          <table:table-cell table:style-name="ce23" table:formula="of:=INFO.OBBA.OBBA.OBGET(INFO.OBBA.OBBA.OBCALL(&quot;&quot;;[.$B$12];&quot;getHaltonNumber&quot;;INFO.OBBA.OBBA.OBMAKE(&quot;&quot;;&quot;int&quot;;[.K407])))" office:value-type="float" office:value="0.9716796875">
            <text:p>0,972</text:p>
          </table:table-cell>
          <table:table-cell table:style-name="ce23" table:formula="of:=INFO.OBBA.OBBA.OBGET(INFO.OBBA.OBBA.OBCALL(&quot;&quot;;[.$B$12];&quot;getHaltonNumber&quot;;INFO.OBBA.OBBA.OBMAKE(&quot;&quot;;&quot;int&quot;;[.L407])))" office:value-type="float" office:value="0.0185546875">
            <text:p>0,01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0">
            <text:p>400</text:p>
          </table:table-cell>
          <table:table-cell table:style-name="ce23" table:formula="of:=INFO.OBBA.OBBA.OBGET(INFO.OBBA.OBBA.OBCALL(&quot;&quot;;[.$B$12];&quot;getHaltonNumber&quot;;INFO.OBBA.OBBA.OBMAKE(&quot;&quot;;&quot;int&quot;;[.H408])))" office:value-type="float" office:value="0.537109375">
            <text:p>0,537</text:p>
          </table:table-cell>
          <table:table-cell table:style-name="ce1"/>
          <table:table-cell table:style-name="ce19" table:formula="of:=[.K407]+2" office:value-type="float" office:value="800">
            <text:p>800</text:p>
          </table:table-cell>
          <table:table-cell table:style-name="ce19" table:formula="of:=[.L407]+2" office:value-type="float" office:value="801">
            <text:p>801</text:p>
          </table:table-cell>
          <table:table-cell table:style-name="ce23" table:formula="of:=INFO.OBBA.OBBA.OBGET(INFO.OBBA.OBBA.OBCALL(&quot;&quot;;[.$B$12];&quot;getHaltonNumber&quot;;INFO.OBBA.OBBA.OBMAKE(&quot;&quot;;&quot;int&quot;;[.K408])))" office:value-type="float" office:value="0.5185546875">
            <text:p>0,519</text:p>
          </table:table-cell>
          <table:table-cell table:style-name="ce23" table:formula="of:=INFO.OBBA.OBBA.OBGET(INFO.OBBA.OBBA.OBCALL(&quot;&quot;;[.$B$12];&quot;getHaltonNumber&quot;;INFO.OBBA.OBBA.OBMAKE(&quot;&quot;;&quot;int&quot;;[.L408])))" office:value-type="float" office:value="0.2685546875">
            <text:p>0,26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1">
            <text:p>401</text:p>
          </table:table-cell>
          <table:table-cell table:style-name="ce23" table:formula="of:=INFO.OBBA.OBBA.OBGET(INFO.OBBA.OBBA.OBCALL(&quot;&quot;;[.$B$12];&quot;getHaltonNumber&quot;;INFO.OBBA.OBBA.OBMAKE(&quot;&quot;;&quot;int&quot;;[.H409])))" office:value-type="float" office:value="0.287109375">
            <text:p>0,287</text:p>
          </table:table-cell>
          <table:table-cell table:style-name="ce1"/>
          <table:table-cell table:style-name="ce19" table:formula="of:=[.K408]+2" office:value-type="float" office:value="802">
            <text:p>802</text:p>
          </table:table-cell>
          <table:table-cell table:style-name="ce19" table:formula="of:=[.L408]+2" office:value-type="float" office:value="803">
            <text:p>803</text:p>
          </table:table-cell>
          <table:table-cell table:style-name="ce23" table:formula="of:=INFO.OBBA.OBBA.OBGET(INFO.OBBA.OBBA.OBCALL(&quot;&quot;;[.$B$12];&quot;getHaltonNumber&quot;;INFO.OBBA.OBBA.OBMAKE(&quot;&quot;;&quot;int&quot;;[.K409])))" office:value-type="float" office:value="0.7685546875">
            <text:p>0,769</text:p>
          </table:table-cell>
          <table:table-cell table:style-name="ce23" table:formula="of:=INFO.OBBA.OBBA.OBGET(INFO.OBBA.OBBA.OBCALL(&quot;&quot;;[.$B$12];&quot;getHaltonNumber&quot;;INFO.OBBA.OBBA.OBMAKE(&quot;&quot;;&quot;int&quot;;[.L409])))" office:value-type="float" office:value="0.1435546875">
            <text:p>0,14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2">
            <text:p>402</text:p>
          </table:table-cell>
          <table:table-cell table:style-name="ce23" table:formula="of:=INFO.OBBA.OBBA.OBGET(INFO.OBBA.OBBA.OBCALL(&quot;&quot;;[.$B$12];&quot;getHaltonNumber&quot;;INFO.OBBA.OBBA.OBMAKE(&quot;&quot;;&quot;int&quot;;[.H410])))" office:value-type="float" office:value="0.787109375">
            <text:p>0,787</text:p>
          </table:table-cell>
          <table:table-cell table:style-name="ce1"/>
          <table:table-cell table:style-name="ce19" table:formula="of:=[.K409]+2" office:value-type="float" office:value="804">
            <text:p>804</text:p>
          </table:table-cell>
          <table:table-cell table:style-name="ce19" table:formula="of:=[.L409]+2" office:value-type="float" office:value="805">
            <text:p>805</text:p>
          </table:table-cell>
          <table:table-cell table:style-name="ce23" table:formula="of:=INFO.OBBA.OBBA.OBGET(INFO.OBBA.OBBA.OBCALL(&quot;&quot;;[.$B$12];&quot;getHaltonNumber&quot;;INFO.OBBA.OBBA.OBMAKE(&quot;&quot;;&quot;int&quot;;[.K410])))" office:value-type="float" office:value="0.6435546875">
            <text:p>0,644</text:p>
          </table:table-cell>
          <table:table-cell table:style-name="ce23" table:formula="of:=INFO.OBBA.OBBA.OBGET(INFO.OBBA.OBBA.OBCALL(&quot;&quot;;[.$B$12];&quot;getHaltonNumber&quot;;INFO.OBBA.OBBA.OBMAKE(&quot;&quot;;&quot;int&quot;;[.L410])))" office:value-type="float" office:value="0.3935546875">
            <text:p>0,39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3">
            <text:p>403</text:p>
          </table:table-cell>
          <table:table-cell table:style-name="ce23" table:formula="of:=INFO.OBBA.OBBA.OBGET(INFO.OBBA.OBBA.OBCALL(&quot;&quot;;[.$B$12];&quot;getHaltonNumber&quot;;INFO.OBBA.OBBA.OBMAKE(&quot;&quot;;&quot;int&quot;;[.H411])))" office:value-type="float" office:value="0.162109375">
            <text:p>0,162</text:p>
          </table:table-cell>
          <table:table-cell table:style-name="ce1"/>
          <table:table-cell table:style-name="ce19" table:formula="of:=[.K410]+2" office:value-type="float" office:value="806">
            <text:p>806</text:p>
          </table:table-cell>
          <table:table-cell table:style-name="ce19" table:formula="of:=[.L410]+2" office:value-type="float" office:value="807">
            <text:p>807</text:p>
          </table:table-cell>
          <table:table-cell table:style-name="ce23" table:formula="of:=INFO.OBBA.OBBA.OBGET(INFO.OBBA.OBBA.OBCALL(&quot;&quot;;[.$B$12];&quot;getHaltonNumber&quot;;INFO.OBBA.OBBA.OBMAKE(&quot;&quot;;&quot;int&quot;;[.K411])))" office:value-type="float" office:value="0.8935546875">
            <text:p>0,894</text:p>
          </table:table-cell>
          <table:table-cell table:style-name="ce23" table:formula="of:=INFO.OBBA.OBBA.OBGET(INFO.OBBA.OBBA.OBCALL(&quot;&quot;;[.$B$12];&quot;getHaltonNumber&quot;;INFO.OBBA.OBBA.OBMAKE(&quot;&quot;;&quot;int&quot;;[.L411])))" office:value-type="float" office:value="0.0810546875">
            <text:p>0,08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4">
            <text:p>404</text:p>
          </table:table-cell>
          <table:table-cell table:style-name="ce23" table:formula="of:=INFO.OBBA.OBBA.OBGET(INFO.OBBA.OBBA.OBCALL(&quot;&quot;;[.$B$12];&quot;getHaltonNumber&quot;;INFO.OBBA.OBBA.OBMAKE(&quot;&quot;;&quot;int&quot;;[.H412])))" office:value-type="float" office:value="0.662109375">
            <text:p>0,662</text:p>
          </table:table-cell>
          <table:table-cell table:style-name="ce1"/>
          <table:table-cell table:style-name="ce19" table:formula="of:=[.K411]+2" office:value-type="float" office:value="808">
            <text:p>808</text:p>
          </table:table-cell>
          <table:table-cell table:style-name="ce19" table:formula="of:=[.L411]+2" office:value-type="float" office:value="809">
            <text:p>809</text:p>
          </table:table-cell>
          <table:table-cell table:style-name="ce23" table:formula="of:=INFO.OBBA.OBBA.OBGET(INFO.OBBA.OBBA.OBCALL(&quot;&quot;;[.$B$12];&quot;getHaltonNumber&quot;;INFO.OBBA.OBBA.OBMAKE(&quot;&quot;;&quot;int&quot;;[.K412])))" office:value-type="float" office:value="0.5810546875">
            <text:p>0,581</text:p>
          </table:table-cell>
          <table:table-cell table:style-name="ce23" table:formula="of:=INFO.OBBA.OBBA.OBGET(INFO.OBBA.OBBA.OBCALL(&quot;&quot;;[.$B$12];&quot;getHaltonNumber&quot;;INFO.OBBA.OBBA.OBMAKE(&quot;&quot;;&quot;int&quot;;[.L412])))" office:value-type="float" office:value="0.3310546875">
            <text:p>0,33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5">
            <text:p>405</text:p>
          </table:table-cell>
          <table:table-cell table:style-name="ce23" table:formula="of:=INFO.OBBA.OBBA.OBGET(INFO.OBBA.OBBA.OBCALL(&quot;&quot;;[.$B$12];&quot;getHaltonNumber&quot;;INFO.OBBA.OBBA.OBMAKE(&quot;&quot;;&quot;int&quot;;[.H413])))" office:value-type="float" office:value="0.412109375">
            <text:p>0,412</text:p>
          </table:table-cell>
          <table:table-cell table:style-name="ce1"/>
          <table:table-cell table:style-name="ce19" table:formula="of:=[.K412]+2" office:value-type="float" office:value="810">
            <text:p>810</text:p>
          </table:table-cell>
          <table:table-cell table:style-name="ce19" table:formula="of:=[.L412]+2" office:value-type="float" office:value="811">
            <text:p>811</text:p>
          </table:table-cell>
          <table:table-cell table:style-name="ce23" table:formula="of:=INFO.OBBA.OBBA.OBGET(INFO.OBBA.OBBA.OBCALL(&quot;&quot;;[.$B$12];&quot;getHaltonNumber&quot;;INFO.OBBA.OBBA.OBMAKE(&quot;&quot;;&quot;int&quot;;[.K413])))" office:value-type="float" office:value="0.8310546875">
            <text:p>0,831</text:p>
          </table:table-cell>
          <table:table-cell table:style-name="ce23" table:formula="of:=INFO.OBBA.OBBA.OBGET(INFO.OBBA.OBBA.OBCALL(&quot;&quot;;[.$B$12];&quot;getHaltonNumber&quot;;INFO.OBBA.OBBA.OBMAKE(&quot;&quot;;&quot;int&quot;;[.L413])))" office:value-type="float" office:value="0.2060546875">
            <text:p>0,20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6">
            <text:p>406</text:p>
          </table:table-cell>
          <table:table-cell table:style-name="ce23" table:formula="of:=INFO.OBBA.OBBA.OBGET(INFO.OBBA.OBBA.OBCALL(&quot;&quot;;[.$B$12];&quot;getHaltonNumber&quot;;INFO.OBBA.OBBA.OBMAKE(&quot;&quot;;&quot;int&quot;;[.H414])))" office:value-type="float" office:value="0.912109375">
            <text:p>0,912</text:p>
          </table:table-cell>
          <table:table-cell table:style-name="ce1"/>
          <table:table-cell table:style-name="ce19" table:formula="of:=[.K413]+2" office:value-type="float" office:value="812">
            <text:p>812</text:p>
          </table:table-cell>
          <table:table-cell table:style-name="ce19" table:formula="of:=[.L413]+2" office:value-type="float" office:value="813">
            <text:p>813</text:p>
          </table:table-cell>
          <table:table-cell table:style-name="ce23" table:formula="of:=INFO.OBBA.OBBA.OBGET(INFO.OBBA.OBBA.OBCALL(&quot;&quot;;[.$B$12];&quot;getHaltonNumber&quot;;INFO.OBBA.OBBA.OBMAKE(&quot;&quot;;&quot;int&quot;;[.K414])))" office:value-type="float" office:value="0.7060546875">
            <text:p>0,706</text:p>
          </table:table-cell>
          <table:table-cell table:style-name="ce23" table:formula="of:=INFO.OBBA.OBBA.OBGET(INFO.OBBA.OBBA.OBCALL(&quot;&quot;;[.$B$12];&quot;getHaltonNumber&quot;;INFO.OBBA.OBBA.OBMAKE(&quot;&quot;;&quot;int&quot;;[.L414])))" office:value-type="float" office:value="0.4560546875">
            <text:p>0,45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7">
            <text:p>407</text:p>
          </table:table-cell>
          <table:table-cell table:style-name="ce23" table:formula="of:=INFO.OBBA.OBBA.OBGET(INFO.OBBA.OBBA.OBCALL(&quot;&quot;;[.$B$12];&quot;getHaltonNumber&quot;;INFO.OBBA.OBBA.OBMAKE(&quot;&quot;;&quot;int&quot;;[.H415])))" office:value-type="float" office:value="0.099609375">
            <text:p>0,100</text:p>
          </table:table-cell>
          <table:table-cell table:style-name="ce1"/>
          <table:table-cell table:style-name="ce19" table:formula="of:=[.K414]+2" office:value-type="float" office:value="814">
            <text:p>814</text:p>
          </table:table-cell>
          <table:table-cell table:style-name="ce19" table:formula="of:=[.L414]+2" office:value-type="float" office:value="815">
            <text:p>815</text:p>
          </table:table-cell>
          <table:table-cell table:style-name="ce23" table:formula="of:=INFO.OBBA.OBBA.OBGET(INFO.OBBA.OBBA.OBCALL(&quot;&quot;;[.$B$12];&quot;getHaltonNumber&quot;;INFO.OBBA.OBBA.OBMAKE(&quot;&quot;;&quot;int&quot;;[.K415])))" office:value-type="float" office:value="0.9560546875">
            <text:p>0,956</text:p>
          </table:table-cell>
          <table:table-cell table:style-name="ce23" table:formula="of:=INFO.OBBA.OBBA.OBGET(INFO.OBBA.OBBA.OBCALL(&quot;&quot;;[.$B$12];&quot;getHaltonNumber&quot;;INFO.OBBA.OBBA.OBMAKE(&quot;&quot;;&quot;int&quot;;[.L415])))" office:value-type="float" office:value="0.0498046875">
            <text:p>0,05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8">
            <text:p>408</text:p>
          </table:table-cell>
          <table:table-cell table:style-name="ce23" table:formula="of:=INFO.OBBA.OBBA.OBGET(INFO.OBBA.OBBA.OBCALL(&quot;&quot;;[.$B$12];&quot;getHaltonNumber&quot;;INFO.OBBA.OBBA.OBMAKE(&quot;&quot;;&quot;int&quot;;[.H416])))" office:value-type="float" office:value="0.599609375">
            <text:p>0,600</text:p>
          </table:table-cell>
          <table:table-cell table:style-name="ce1"/>
          <table:table-cell table:style-name="ce19" table:formula="of:=[.K415]+2" office:value-type="float" office:value="816">
            <text:p>816</text:p>
          </table:table-cell>
          <table:table-cell table:style-name="ce19" table:formula="of:=[.L415]+2" office:value-type="float" office:value="817">
            <text:p>817</text:p>
          </table:table-cell>
          <table:table-cell table:style-name="ce23" table:formula="of:=INFO.OBBA.OBBA.OBGET(INFO.OBBA.OBBA.OBCALL(&quot;&quot;;[.$B$12];&quot;getHaltonNumber&quot;;INFO.OBBA.OBBA.OBMAKE(&quot;&quot;;&quot;int&quot;;[.K416])))" office:value-type="float" office:value="0.5498046875">
            <text:p>0,550</text:p>
          </table:table-cell>
          <table:table-cell table:style-name="ce23" table:formula="of:=INFO.OBBA.OBBA.OBGET(INFO.OBBA.OBBA.OBCALL(&quot;&quot;;[.$B$12];&quot;getHaltonNumber&quot;;INFO.OBBA.OBBA.OBMAKE(&quot;&quot;;&quot;int&quot;;[.L416])))" office:value-type="float" office:value="0.2998046875">
            <text:p>0,30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09">
            <text:p>409</text:p>
          </table:table-cell>
          <table:table-cell table:style-name="ce23" table:formula="of:=INFO.OBBA.OBBA.OBGET(INFO.OBBA.OBBA.OBCALL(&quot;&quot;;[.$B$12];&quot;getHaltonNumber&quot;;INFO.OBBA.OBBA.OBMAKE(&quot;&quot;;&quot;int&quot;;[.H417])))" office:value-type="float" office:value="0.349609375">
            <text:p>0,350</text:p>
          </table:table-cell>
          <table:table-cell table:style-name="ce1"/>
          <table:table-cell table:style-name="ce19" table:formula="of:=[.K416]+2" office:value-type="float" office:value="818">
            <text:p>818</text:p>
          </table:table-cell>
          <table:table-cell table:style-name="ce19" table:formula="of:=[.L416]+2" office:value-type="float" office:value="819">
            <text:p>819</text:p>
          </table:table-cell>
          <table:table-cell table:style-name="ce23" table:formula="of:=INFO.OBBA.OBBA.OBGET(INFO.OBBA.OBBA.OBCALL(&quot;&quot;;[.$B$12];&quot;getHaltonNumber&quot;;INFO.OBBA.OBBA.OBMAKE(&quot;&quot;;&quot;int&quot;;[.K417])))" office:value-type="float" office:value="0.7998046875">
            <text:p>0,800</text:p>
          </table:table-cell>
          <table:table-cell table:style-name="ce23" table:formula="of:=INFO.OBBA.OBBA.OBGET(INFO.OBBA.OBBA.OBCALL(&quot;&quot;;[.$B$12];&quot;getHaltonNumber&quot;;INFO.OBBA.OBBA.OBMAKE(&quot;&quot;;&quot;int&quot;;[.L417])))" office:value-type="float" office:value="0.1748046875">
            <text:p>0,17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0">
            <text:p>410</text:p>
          </table:table-cell>
          <table:table-cell table:style-name="ce23" table:formula="of:=INFO.OBBA.OBBA.OBGET(INFO.OBBA.OBBA.OBCALL(&quot;&quot;;[.$B$12];&quot;getHaltonNumber&quot;;INFO.OBBA.OBBA.OBMAKE(&quot;&quot;;&quot;int&quot;;[.H418])))" office:value-type="float" office:value="0.849609375">
            <text:p>0,850</text:p>
          </table:table-cell>
          <table:table-cell table:style-name="ce1"/>
          <table:table-cell table:style-name="ce19" table:formula="of:=[.K417]+2" office:value-type="float" office:value="820">
            <text:p>820</text:p>
          </table:table-cell>
          <table:table-cell table:style-name="ce19" table:formula="of:=[.L417]+2" office:value-type="float" office:value="821">
            <text:p>821</text:p>
          </table:table-cell>
          <table:table-cell table:style-name="ce23" table:formula="of:=INFO.OBBA.OBBA.OBGET(INFO.OBBA.OBBA.OBCALL(&quot;&quot;;[.$B$12];&quot;getHaltonNumber&quot;;INFO.OBBA.OBBA.OBMAKE(&quot;&quot;;&quot;int&quot;;[.K418])))" office:value-type="float" office:value="0.6748046875">
            <text:p>0,675</text:p>
          </table:table-cell>
          <table:table-cell table:style-name="ce23" table:formula="of:=INFO.OBBA.OBBA.OBGET(INFO.OBBA.OBBA.OBCALL(&quot;&quot;;[.$B$12];&quot;getHaltonNumber&quot;;INFO.OBBA.OBBA.OBMAKE(&quot;&quot;;&quot;int&quot;;[.L418])))" office:value-type="float" office:value="0.4248046875">
            <text:p>0,42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1">
            <text:p>411</text:p>
          </table:table-cell>
          <table:table-cell table:style-name="ce23" table:formula="of:=INFO.OBBA.OBBA.OBGET(INFO.OBBA.OBBA.OBCALL(&quot;&quot;;[.$B$12];&quot;getHaltonNumber&quot;;INFO.OBBA.OBBA.OBMAKE(&quot;&quot;;&quot;int&quot;;[.H419])))" office:value-type="float" office:value="0.224609375">
            <text:p>0,225</text:p>
          </table:table-cell>
          <table:table-cell table:style-name="ce1"/>
          <table:table-cell table:style-name="ce19" table:formula="of:=[.K418]+2" office:value-type="float" office:value="822">
            <text:p>822</text:p>
          </table:table-cell>
          <table:table-cell table:style-name="ce19" table:formula="of:=[.L418]+2" office:value-type="float" office:value="823">
            <text:p>823</text:p>
          </table:table-cell>
          <table:table-cell table:style-name="ce23" table:formula="of:=INFO.OBBA.OBBA.OBGET(INFO.OBBA.OBBA.OBCALL(&quot;&quot;;[.$B$12];&quot;getHaltonNumber&quot;;INFO.OBBA.OBBA.OBMAKE(&quot;&quot;;&quot;int&quot;;[.K419])))" office:value-type="float" office:value="0.9248046875">
            <text:p>0,925</text:p>
          </table:table-cell>
          <table:table-cell table:style-name="ce23" table:formula="of:=INFO.OBBA.OBBA.OBGET(INFO.OBBA.OBBA.OBCALL(&quot;&quot;;[.$B$12];&quot;getHaltonNumber&quot;;INFO.OBBA.OBBA.OBMAKE(&quot;&quot;;&quot;int&quot;;[.L419])))" office:value-type="float" office:value="0.1123046875">
            <text:p>0,11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2">
            <text:p>412</text:p>
          </table:table-cell>
          <table:table-cell table:style-name="ce23" table:formula="of:=INFO.OBBA.OBBA.OBGET(INFO.OBBA.OBBA.OBCALL(&quot;&quot;;[.$B$12];&quot;getHaltonNumber&quot;;INFO.OBBA.OBBA.OBMAKE(&quot;&quot;;&quot;int&quot;;[.H420])))" office:value-type="float" office:value="0.724609375">
            <text:p>0,725</text:p>
          </table:table-cell>
          <table:table-cell table:style-name="ce1"/>
          <table:table-cell table:style-name="ce19" table:formula="of:=[.K419]+2" office:value-type="float" office:value="824">
            <text:p>824</text:p>
          </table:table-cell>
          <table:table-cell table:style-name="ce19" table:formula="of:=[.L419]+2" office:value-type="float" office:value="825">
            <text:p>825</text:p>
          </table:table-cell>
          <table:table-cell table:style-name="ce23" table:formula="of:=INFO.OBBA.OBBA.OBGET(INFO.OBBA.OBBA.OBCALL(&quot;&quot;;[.$B$12];&quot;getHaltonNumber&quot;;INFO.OBBA.OBBA.OBMAKE(&quot;&quot;;&quot;int&quot;;[.K420])))" office:value-type="float" office:value="0.6123046875">
            <text:p>0,612</text:p>
          </table:table-cell>
          <table:table-cell table:style-name="ce23" table:formula="of:=INFO.OBBA.OBBA.OBGET(INFO.OBBA.OBBA.OBCALL(&quot;&quot;;[.$B$12];&quot;getHaltonNumber&quot;;INFO.OBBA.OBBA.OBMAKE(&quot;&quot;;&quot;int&quot;;[.L420])))" office:value-type="float" office:value="0.3623046875">
            <text:p>0,36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3">
            <text:p>413</text:p>
          </table:table-cell>
          <table:table-cell table:style-name="ce23" table:formula="of:=INFO.OBBA.OBBA.OBGET(INFO.OBBA.OBBA.OBCALL(&quot;&quot;;[.$B$12];&quot;getHaltonNumber&quot;;INFO.OBBA.OBBA.OBMAKE(&quot;&quot;;&quot;int&quot;;[.H421])))" office:value-type="float" office:value="0.474609375">
            <text:p>0,475</text:p>
          </table:table-cell>
          <table:table-cell table:style-name="ce1"/>
          <table:table-cell table:style-name="ce19" table:formula="of:=[.K420]+2" office:value-type="float" office:value="826">
            <text:p>826</text:p>
          </table:table-cell>
          <table:table-cell table:style-name="ce19" table:formula="of:=[.L420]+2" office:value-type="float" office:value="827">
            <text:p>827</text:p>
          </table:table-cell>
          <table:table-cell table:style-name="ce23" table:formula="of:=INFO.OBBA.OBBA.OBGET(INFO.OBBA.OBBA.OBCALL(&quot;&quot;;[.$B$12];&quot;getHaltonNumber&quot;;INFO.OBBA.OBBA.OBMAKE(&quot;&quot;;&quot;int&quot;;[.K421])))" office:value-type="float" office:value="0.8623046875">
            <text:p>0,862</text:p>
          </table:table-cell>
          <table:table-cell table:style-name="ce23" table:formula="of:=INFO.OBBA.OBBA.OBGET(INFO.OBBA.OBBA.OBCALL(&quot;&quot;;[.$B$12];&quot;getHaltonNumber&quot;;INFO.OBBA.OBBA.OBMAKE(&quot;&quot;;&quot;int&quot;;[.L421])))" office:value-type="float" office:value="0.2373046875">
            <text:p>0,23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4">
            <text:p>414</text:p>
          </table:table-cell>
          <table:table-cell table:style-name="ce23" table:formula="of:=INFO.OBBA.OBBA.OBGET(INFO.OBBA.OBBA.OBCALL(&quot;&quot;;[.$B$12];&quot;getHaltonNumber&quot;;INFO.OBBA.OBBA.OBMAKE(&quot;&quot;;&quot;int&quot;;[.H422])))" office:value-type="float" office:value="0.974609375">
            <text:p>0,975</text:p>
          </table:table-cell>
          <table:table-cell table:style-name="ce1"/>
          <table:table-cell table:style-name="ce19" table:formula="of:=[.K421]+2" office:value-type="float" office:value="828">
            <text:p>828</text:p>
          </table:table-cell>
          <table:table-cell table:style-name="ce19" table:formula="of:=[.L421]+2" office:value-type="float" office:value="829">
            <text:p>829</text:p>
          </table:table-cell>
          <table:table-cell table:style-name="ce23" table:formula="of:=INFO.OBBA.OBBA.OBGET(INFO.OBBA.OBBA.OBCALL(&quot;&quot;;[.$B$12];&quot;getHaltonNumber&quot;;INFO.OBBA.OBBA.OBMAKE(&quot;&quot;;&quot;int&quot;;[.K422])))" office:value-type="float" office:value="0.7373046875">
            <text:p>0,737</text:p>
          </table:table-cell>
          <table:table-cell table:style-name="ce23" table:formula="of:=INFO.OBBA.OBBA.OBGET(INFO.OBBA.OBBA.OBCALL(&quot;&quot;;[.$B$12];&quot;getHaltonNumber&quot;;INFO.OBBA.OBBA.OBMAKE(&quot;&quot;;&quot;int&quot;;[.L422])))" office:value-type="float" office:value="0.4873046875">
            <text:p>0,48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5">
            <text:p>415</text:p>
          </table:table-cell>
          <table:table-cell table:style-name="ce23" table:formula="of:=INFO.OBBA.OBBA.OBGET(INFO.OBBA.OBBA.OBCALL(&quot;&quot;;[.$B$12];&quot;getHaltonNumber&quot;;INFO.OBBA.OBBA.OBMAKE(&quot;&quot;;&quot;int&quot;;[.H423])))" office:value-type="float" office:value="0.021484375">
            <text:p>0,021</text:p>
          </table:table-cell>
          <table:table-cell table:style-name="ce1"/>
          <table:table-cell table:style-name="ce19" table:formula="of:=[.K422]+2" office:value-type="float" office:value="830">
            <text:p>830</text:p>
          </table:table-cell>
          <table:table-cell table:style-name="ce19" table:formula="of:=[.L422]+2" office:value-type="float" office:value="831">
            <text:p>831</text:p>
          </table:table-cell>
          <table:table-cell table:style-name="ce23" table:formula="of:=INFO.OBBA.OBBA.OBGET(INFO.OBBA.OBBA.OBCALL(&quot;&quot;;[.$B$12];&quot;getHaltonNumber&quot;;INFO.OBBA.OBBA.OBMAKE(&quot;&quot;;&quot;int&quot;;[.K423])))" office:value-type="float" office:value="0.9873046875">
            <text:p>0,987</text:p>
          </table:table-cell>
          <table:table-cell table:style-name="ce23" table:formula="of:=INFO.OBBA.OBBA.OBGET(INFO.OBBA.OBBA.OBCALL(&quot;&quot;;[.$B$12];&quot;getHaltonNumber&quot;;INFO.OBBA.OBBA.OBMAKE(&quot;&quot;;&quot;int&quot;;[.L423])))" office:value-type="float" office:value="0.0107421875">
            <text:p>0,01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6">
            <text:p>416</text:p>
          </table:table-cell>
          <table:table-cell table:style-name="ce23" table:formula="of:=INFO.OBBA.OBBA.OBGET(INFO.OBBA.OBBA.OBCALL(&quot;&quot;;[.$B$12];&quot;getHaltonNumber&quot;;INFO.OBBA.OBBA.OBMAKE(&quot;&quot;;&quot;int&quot;;[.H424])))" office:value-type="float" office:value="0.521484375">
            <text:p>0,521</text:p>
          </table:table-cell>
          <table:table-cell table:style-name="ce1"/>
          <table:table-cell table:style-name="ce19" table:formula="of:=[.K423]+2" office:value-type="float" office:value="832">
            <text:p>832</text:p>
          </table:table-cell>
          <table:table-cell table:style-name="ce19" table:formula="of:=[.L423]+2" office:value-type="float" office:value="833">
            <text:p>833</text:p>
          </table:table-cell>
          <table:table-cell table:style-name="ce23" table:formula="of:=INFO.OBBA.OBBA.OBGET(INFO.OBBA.OBBA.OBCALL(&quot;&quot;;[.$B$12];&quot;getHaltonNumber&quot;;INFO.OBBA.OBBA.OBMAKE(&quot;&quot;;&quot;int&quot;;[.K424])))" office:value-type="float" office:value="0.5107421875">
            <text:p>0,511</text:p>
          </table:table-cell>
          <table:table-cell table:style-name="ce23" table:formula="of:=INFO.OBBA.OBBA.OBGET(INFO.OBBA.OBBA.OBCALL(&quot;&quot;;[.$B$12];&quot;getHaltonNumber&quot;;INFO.OBBA.OBBA.OBMAKE(&quot;&quot;;&quot;int&quot;;[.L424])))" office:value-type="float" office:value="0.2607421875">
            <text:p>0,26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7">
            <text:p>417</text:p>
          </table:table-cell>
          <table:table-cell table:style-name="ce23" table:formula="of:=INFO.OBBA.OBBA.OBGET(INFO.OBBA.OBBA.OBCALL(&quot;&quot;;[.$B$12];&quot;getHaltonNumber&quot;;INFO.OBBA.OBBA.OBMAKE(&quot;&quot;;&quot;int&quot;;[.H425])))" office:value-type="float" office:value="0.271484375">
            <text:p>0,271</text:p>
          </table:table-cell>
          <table:table-cell table:style-name="ce1"/>
          <table:table-cell table:style-name="ce19" table:formula="of:=[.K424]+2" office:value-type="float" office:value="834">
            <text:p>834</text:p>
          </table:table-cell>
          <table:table-cell table:style-name="ce19" table:formula="of:=[.L424]+2" office:value-type="float" office:value="835">
            <text:p>835</text:p>
          </table:table-cell>
          <table:table-cell table:style-name="ce23" table:formula="of:=INFO.OBBA.OBBA.OBGET(INFO.OBBA.OBBA.OBCALL(&quot;&quot;;[.$B$12];&quot;getHaltonNumber&quot;;INFO.OBBA.OBBA.OBMAKE(&quot;&quot;;&quot;int&quot;;[.K425])))" office:value-type="float" office:value="0.7607421875">
            <text:p>0,761</text:p>
          </table:table-cell>
          <table:table-cell table:style-name="ce23" table:formula="of:=INFO.OBBA.OBBA.OBGET(INFO.OBBA.OBBA.OBCALL(&quot;&quot;;[.$B$12];&quot;getHaltonNumber&quot;;INFO.OBBA.OBBA.OBMAKE(&quot;&quot;;&quot;int&quot;;[.L425])))" office:value-type="float" office:value="0.1357421875">
            <text:p>0,13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8">
            <text:p>418</text:p>
          </table:table-cell>
          <table:table-cell table:style-name="ce23" table:formula="of:=INFO.OBBA.OBBA.OBGET(INFO.OBBA.OBBA.OBCALL(&quot;&quot;;[.$B$12];&quot;getHaltonNumber&quot;;INFO.OBBA.OBBA.OBMAKE(&quot;&quot;;&quot;int&quot;;[.H426])))" office:value-type="float" office:value="0.771484375">
            <text:p>0,771</text:p>
          </table:table-cell>
          <table:table-cell table:style-name="ce1"/>
          <table:table-cell table:style-name="ce19" table:formula="of:=[.K425]+2" office:value-type="float" office:value="836">
            <text:p>836</text:p>
          </table:table-cell>
          <table:table-cell table:style-name="ce19" table:formula="of:=[.L425]+2" office:value-type="float" office:value="837">
            <text:p>837</text:p>
          </table:table-cell>
          <table:table-cell table:style-name="ce23" table:formula="of:=INFO.OBBA.OBBA.OBGET(INFO.OBBA.OBBA.OBCALL(&quot;&quot;;[.$B$12];&quot;getHaltonNumber&quot;;INFO.OBBA.OBBA.OBMAKE(&quot;&quot;;&quot;int&quot;;[.K426])))" office:value-type="float" office:value="0.6357421875">
            <text:p>0,636</text:p>
          </table:table-cell>
          <table:table-cell table:style-name="ce23" table:formula="of:=INFO.OBBA.OBBA.OBGET(INFO.OBBA.OBBA.OBCALL(&quot;&quot;;[.$B$12];&quot;getHaltonNumber&quot;;INFO.OBBA.OBBA.OBMAKE(&quot;&quot;;&quot;int&quot;;[.L426])))" office:value-type="float" office:value="0.3857421875">
            <text:p>0,38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19">
            <text:p>419</text:p>
          </table:table-cell>
          <table:table-cell table:style-name="ce23" table:formula="of:=INFO.OBBA.OBBA.OBGET(INFO.OBBA.OBBA.OBCALL(&quot;&quot;;[.$B$12];&quot;getHaltonNumber&quot;;INFO.OBBA.OBBA.OBMAKE(&quot;&quot;;&quot;int&quot;;[.H427])))" office:value-type="float" office:value="0.146484375">
            <text:p>0,146</text:p>
          </table:table-cell>
          <table:table-cell table:style-name="ce1"/>
          <table:table-cell table:style-name="ce19" table:formula="of:=[.K426]+2" office:value-type="float" office:value="838">
            <text:p>838</text:p>
          </table:table-cell>
          <table:table-cell table:style-name="ce19" table:formula="of:=[.L426]+2" office:value-type="float" office:value="839">
            <text:p>839</text:p>
          </table:table-cell>
          <table:table-cell table:style-name="ce23" table:formula="of:=INFO.OBBA.OBBA.OBGET(INFO.OBBA.OBBA.OBCALL(&quot;&quot;;[.$B$12];&quot;getHaltonNumber&quot;;INFO.OBBA.OBBA.OBMAKE(&quot;&quot;;&quot;int&quot;;[.K427])))" office:value-type="float" office:value="0.8857421875">
            <text:p>0,886</text:p>
          </table:table-cell>
          <table:table-cell table:style-name="ce23" table:formula="of:=INFO.OBBA.OBBA.OBGET(INFO.OBBA.OBBA.OBCALL(&quot;&quot;;[.$B$12];&quot;getHaltonNumber&quot;;INFO.OBBA.OBBA.OBMAKE(&quot;&quot;;&quot;int&quot;;[.L427])))" office:value-type="float" office:value="0.0732421875">
            <text:p>0,07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0">
            <text:p>420</text:p>
          </table:table-cell>
          <table:table-cell table:style-name="ce23" table:formula="of:=INFO.OBBA.OBBA.OBGET(INFO.OBBA.OBBA.OBCALL(&quot;&quot;;[.$B$12];&quot;getHaltonNumber&quot;;INFO.OBBA.OBBA.OBMAKE(&quot;&quot;;&quot;int&quot;;[.H428])))" office:value-type="float" office:value="0.646484375">
            <text:p>0,646</text:p>
          </table:table-cell>
          <table:table-cell table:style-name="ce1"/>
          <table:table-cell table:style-name="ce19" table:formula="of:=[.K427]+2" office:value-type="float" office:value="840">
            <text:p>840</text:p>
          </table:table-cell>
          <table:table-cell table:style-name="ce19" table:formula="of:=[.L427]+2" office:value-type="float" office:value="841">
            <text:p>841</text:p>
          </table:table-cell>
          <table:table-cell table:style-name="ce23" table:formula="of:=INFO.OBBA.OBBA.OBGET(INFO.OBBA.OBBA.OBCALL(&quot;&quot;;[.$B$12];&quot;getHaltonNumber&quot;;INFO.OBBA.OBBA.OBMAKE(&quot;&quot;;&quot;int&quot;;[.K428])))" office:value-type="float" office:value="0.5732421875">
            <text:p>0,573</text:p>
          </table:table-cell>
          <table:table-cell table:style-name="ce23" table:formula="of:=INFO.OBBA.OBBA.OBGET(INFO.OBBA.OBBA.OBCALL(&quot;&quot;;[.$B$12];&quot;getHaltonNumber&quot;;INFO.OBBA.OBBA.OBMAKE(&quot;&quot;;&quot;int&quot;;[.L428])))" office:value-type="float" office:value="0.3232421875">
            <text:p>0,32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1">
            <text:p>421</text:p>
          </table:table-cell>
          <table:table-cell table:style-name="ce23" table:formula="of:=INFO.OBBA.OBBA.OBGET(INFO.OBBA.OBBA.OBCALL(&quot;&quot;;[.$B$12];&quot;getHaltonNumber&quot;;INFO.OBBA.OBBA.OBMAKE(&quot;&quot;;&quot;int&quot;;[.H429])))" office:value-type="float" office:value="0.396484375">
            <text:p>0,396</text:p>
          </table:table-cell>
          <table:table-cell table:style-name="ce1"/>
          <table:table-cell table:style-name="ce19" table:formula="of:=[.K428]+2" office:value-type="float" office:value="842">
            <text:p>842</text:p>
          </table:table-cell>
          <table:table-cell table:style-name="ce19" table:formula="of:=[.L428]+2" office:value-type="float" office:value="843">
            <text:p>843</text:p>
          </table:table-cell>
          <table:table-cell table:style-name="ce23" table:formula="of:=INFO.OBBA.OBBA.OBGET(INFO.OBBA.OBBA.OBCALL(&quot;&quot;;[.$B$12];&quot;getHaltonNumber&quot;;INFO.OBBA.OBBA.OBMAKE(&quot;&quot;;&quot;int&quot;;[.K429])))" office:value-type="float" office:value="0.8232421875">
            <text:p>0,823</text:p>
          </table:table-cell>
          <table:table-cell table:style-name="ce23" table:formula="of:=INFO.OBBA.OBBA.OBGET(INFO.OBBA.OBBA.OBCALL(&quot;&quot;;[.$B$12];&quot;getHaltonNumber&quot;;INFO.OBBA.OBBA.OBMAKE(&quot;&quot;;&quot;int&quot;;[.L429])))" office:value-type="float" office:value="0.1982421875">
            <text:p>0,19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2">
            <text:p>422</text:p>
          </table:table-cell>
          <table:table-cell table:style-name="ce23" table:formula="of:=INFO.OBBA.OBBA.OBGET(INFO.OBBA.OBBA.OBCALL(&quot;&quot;;[.$B$12];&quot;getHaltonNumber&quot;;INFO.OBBA.OBBA.OBMAKE(&quot;&quot;;&quot;int&quot;;[.H430])))" office:value-type="float" office:value="0.896484375">
            <text:p>0,896</text:p>
          </table:table-cell>
          <table:table-cell table:style-name="ce1"/>
          <table:table-cell table:style-name="ce19" table:formula="of:=[.K429]+2" office:value-type="float" office:value="844">
            <text:p>844</text:p>
          </table:table-cell>
          <table:table-cell table:style-name="ce19" table:formula="of:=[.L429]+2" office:value-type="float" office:value="845">
            <text:p>845</text:p>
          </table:table-cell>
          <table:table-cell table:style-name="ce23" table:formula="of:=INFO.OBBA.OBBA.OBGET(INFO.OBBA.OBBA.OBCALL(&quot;&quot;;[.$B$12];&quot;getHaltonNumber&quot;;INFO.OBBA.OBBA.OBMAKE(&quot;&quot;;&quot;int&quot;;[.K430])))" office:value-type="float" office:value="0.6982421875">
            <text:p>0,698</text:p>
          </table:table-cell>
          <table:table-cell table:style-name="ce23" table:formula="of:=INFO.OBBA.OBBA.OBGET(INFO.OBBA.OBBA.OBCALL(&quot;&quot;;[.$B$12];&quot;getHaltonNumber&quot;;INFO.OBBA.OBBA.OBMAKE(&quot;&quot;;&quot;int&quot;;[.L430])))" office:value-type="float" office:value="0.4482421875">
            <text:p>0,44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3">
            <text:p>423</text:p>
          </table:table-cell>
          <table:table-cell table:style-name="ce23" table:formula="of:=INFO.OBBA.OBBA.OBGET(INFO.OBBA.OBBA.OBCALL(&quot;&quot;;[.$B$12];&quot;getHaltonNumber&quot;;INFO.OBBA.OBBA.OBMAKE(&quot;&quot;;&quot;int&quot;;[.H431])))" office:value-type="float" office:value="0.083984375">
            <text:p>0,084</text:p>
          </table:table-cell>
          <table:table-cell table:style-name="ce1"/>
          <table:table-cell table:style-name="ce19" table:formula="of:=[.K430]+2" office:value-type="float" office:value="846">
            <text:p>846</text:p>
          </table:table-cell>
          <table:table-cell table:style-name="ce19" table:formula="of:=[.L430]+2" office:value-type="float" office:value="847">
            <text:p>847</text:p>
          </table:table-cell>
          <table:table-cell table:style-name="ce23" table:formula="of:=INFO.OBBA.OBBA.OBGET(INFO.OBBA.OBBA.OBCALL(&quot;&quot;;[.$B$12];&quot;getHaltonNumber&quot;;INFO.OBBA.OBBA.OBMAKE(&quot;&quot;;&quot;int&quot;;[.K431])))" office:value-type="float" office:value="0.9482421875">
            <text:p>0,948</text:p>
          </table:table-cell>
          <table:table-cell table:style-name="ce23" table:formula="of:=INFO.OBBA.OBBA.OBGET(INFO.OBBA.OBBA.OBCALL(&quot;&quot;;[.$B$12];&quot;getHaltonNumber&quot;;INFO.OBBA.OBBA.OBMAKE(&quot;&quot;;&quot;int&quot;;[.L431])))" office:value-type="float" office:value="0.0419921875">
            <text:p>0,04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4">
            <text:p>424</text:p>
          </table:table-cell>
          <table:table-cell table:style-name="ce23" table:formula="of:=INFO.OBBA.OBBA.OBGET(INFO.OBBA.OBBA.OBCALL(&quot;&quot;;[.$B$12];&quot;getHaltonNumber&quot;;INFO.OBBA.OBBA.OBMAKE(&quot;&quot;;&quot;int&quot;;[.H432])))" office:value-type="float" office:value="0.583984375">
            <text:p>0,584</text:p>
          </table:table-cell>
          <table:table-cell table:style-name="ce1"/>
          <table:table-cell table:style-name="ce19" table:formula="of:=[.K431]+2" office:value-type="float" office:value="848">
            <text:p>848</text:p>
          </table:table-cell>
          <table:table-cell table:style-name="ce19" table:formula="of:=[.L431]+2" office:value-type="float" office:value="849">
            <text:p>849</text:p>
          </table:table-cell>
          <table:table-cell table:style-name="ce23" table:formula="of:=INFO.OBBA.OBBA.OBGET(INFO.OBBA.OBBA.OBCALL(&quot;&quot;;[.$B$12];&quot;getHaltonNumber&quot;;INFO.OBBA.OBBA.OBMAKE(&quot;&quot;;&quot;int&quot;;[.K432])))" office:value-type="float" office:value="0.5419921875">
            <text:p>0,542</text:p>
          </table:table-cell>
          <table:table-cell table:style-name="ce23" table:formula="of:=INFO.OBBA.OBBA.OBGET(INFO.OBBA.OBBA.OBCALL(&quot;&quot;;[.$B$12];&quot;getHaltonNumber&quot;;INFO.OBBA.OBBA.OBMAKE(&quot;&quot;;&quot;int&quot;;[.L432])))" office:value-type="float" office:value="0.2919921875">
            <text:p>0,29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5">
            <text:p>425</text:p>
          </table:table-cell>
          <table:table-cell table:style-name="ce23" table:formula="of:=INFO.OBBA.OBBA.OBGET(INFO.OBBA.OBBA.OBCALL(&quot;&quot;;[.$B$12];&quot;getHaltonNumber&quot;;INFO.OBBA.OBBA.OBMAKE(&quot;&quot;;&quot;int&quot;;[.H433])))" office:value-type="float" office:value="0.333984375">
            <text:p>0,334</text:p>
          </table:table-cell>
          <table:table-cell table:style-name="ce1"/>
          <table:table-cell table:style-name="ce19" table:formula="of:=[.K432]+2" office:value-type="float" office:value="850">
            <text:p>850</text:p>
          </table:table-cell>
          <table:table-cell table:style-name="ce19" table:formula="of:=[.L432]+2" office:value-type="float" office:value="851">
            <text:p>851</text:p>
          </table:table-cell>
          <table:table-cell table:style-name="ce23" table:formula="of:=INFO.OBBA.OBBA.OBGET(INFO.OBBA.OBBA.OBCALL(&quot;&quot;;[.$B$12];&quot;getHaltonNumber&quot;;INFO.OBBA.OBBA.OBMAKE(&quot;&quot;;&quot;int&quot;;[.K433])))" office:value-type="float" office:value="0.7919921875">
            <text:p>0,792</text:p>
          </table:table-cell>
          <table:table-cell table:style-name="ce23" table:formula="of:=INFO.OBBA.OBBA.OBGET(INFO.OBBA.OBBA.OBCALL(&quot;&quot;;[.$B$12];&quot;getHaltonNumber&quot;;INFO.OBBA.OBBA.OBMAKE(&quot;&quot;;&quot;int&quot;;[.L433])))" office:value-type="float" office:value="0.1669921875">
            <text:p>0,16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6">
            <text:p>426</text:p>
          </table:table-cell>
          <table:table-cell table:style-name="ce23" table:formula="of:=INFO.OBBA.OBBA.OBGET(INFO.OBBA.OBBA.OBCALL(&quot;&quot;;[.$B$12];&quot;getHaltonNumber&quot;;INFO.OBBA.OBBA.OBMAKE(&quot;&quot;;&quot;int&quot;;[.H434])))" office:value-type="float" office:value="0.833984375">
            <text:p>0,834</text:p>
          </table:table-cell>
          <table:table-cell table:style-name="ce1"/>
          <table:table-cell table:style-name="ce19" table:formula="of:=[.K433]+2" office:value-type="float" office:value="852">
            <text:p>852</text:p>
          </table:table-cell>
          <table:table-cell table:style-name="ce19" table:formula="of:=[.L433]+2" office:value-type="float" office:value="853">
            <text:p>853</text:p>
          </table:table-cell>
          <table:table-cell table:style-name="ce23" table:formula="of:=INFO.OBBA.OBBA.OBGET(INFO.OBBA.OBBA.OBCALL(&quot;&quot;;[.$B$12];&quot;getHaltonNumber&quot;;INFO.OBBA.OBBA.OBMAKE(&quot;&quot;;&quot;int&quot;;[.K434])))" office:value-type="float" office:value="0.6669921875">
            <text:p>0,667</text:p>
          </table:table-cell>
          <table:table-cell table:style-name="ce23" table:formula="of:=INFO.OBBA.OBBA.OBGET(INFO.OBBA.OBBA.OBCALL(&quot;&quot;;[.$B$12];&quot;getHaltonNumber&quot;;INFO.OBBA.OBBA.OBMAKE(&quot;&quot;;&quot;int&quot;;[.L434])))" office:value-type="float" office:value="0.4169921875">
            <text:p>0,41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7">
            <text:p>427</text:p>
          </table:table-cell>
          <table:table-cell table:style-name="ce23" table:formula="of:=INFO.OBBA.OBBA.OBGET(INFO.OBBA.OBBA.OBCALL(&quot;&quot;;[.$B$12];&quot;getHaltonNumber&quot;;INFO.OBBA.OBBA.OBMAKE(&quot;&quot;;&quot;int&quot;;[.H435])))" office:value-type="float" office:value="0.208984375">
            <text:p>0,209</text:p>
          </table:table-cell>
          <table:table-cell table:style-name="ce1"/>
          <table:table-cell table:style-name="ce19" table:formula="of:=[.K434]+2" office:value-type="float" office:value="854">
            <text:p>854</text:p>
          </table:table-cell>
          <table:table-cell table:style-name="ce19" table:formula="of:=[.L434]+2" office:value-type="float" office:value="855">
            <text:p>855</text:p>
          </table:table-cell>
          <table:table-cell table:style-name="ce23" table:formula="of:=INFO.OBBA.OBBA.OBGET(INFO.OBBA.OBBA.OBCALL(&quot;&quot;;[.$B$12];&quot;getHaltonNumber&quot;;INFO.OBBA.OBBA.OBMAKE(&quot;&quot;;&quot;int&quot;;[.K435])))" office:value-type="float" office:value="0.9169921875">
            <text:p>0,917</text:p>
          </table:table-cell>
          <table:table-cell table:style-name="ce23" table:formula="of:=INFO.OBBA.OBBA.OBGET(INFO.OBBA.OBBA.OBCALL(&quot;&quot;;[.$B$12];&quot;getHaltonNumber&quot;;INFO.OBBA.OBBA.OBMAKE(&quot;&quot;;&quot;int&quot;;[.L435])))" office:value-type="float" office:value="0.1044921875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8">
            <text:p>428</text:p>
          </table:table-cell>
          <table:table-cell table:style-name="ce23" table:formula="of:=INFO.OBBA.OBBA.OBGET(INFO.OBBA.OBBA.OBCALL(&quot;&quot;;[.$B$12];&quot;getHaltonNumber&quot;;INFO.OBBA.OBBA.OBMAKE(&quot;&quot;;&quot;int&quot;;[.H436])))" office:value-type="float" office:value="0.708984375">
            <text:p>0,709</text:p>
          </table:table-cell>
          <table:table-cell table:style-name="ce1"/>
          <table:table-cell table:style-name="ce19" table:formula="of:=[.K435]+2" office:value-type="float" office:value="856">
            <text:p>856</text:p>
          </table:table-cell>
          <table:table-cell table:style-name="ce19" table:formula="of:=[.L435]+2" office:value-type="float" office:value="857">
            <text:p>857</text:p>
          </table:table-cell>
          <table:table-cell table:style-name="ce23" table:formula="of:=INFO.OBBA.OBBA.OBGET(INFO.OBBA.OBBA.OBCALL(&quot;&quot;;[.$B$12];&quot;getHaltonNumber&quot;;INFO.OBBA.OBBA.OBMAKE(&quot;&quot;;&quot;int&quot;;[.K436])))" office:value-type="float" office:value="0.6044921875">
            <text:p>0,604</text:p>
          </table:table-cell>
          <table:table-cell table:style-name="ce23" table:formula="of:=INFO.OBBA.OBBA.OBGET(INFO.OBBA.OBBA.OBCALL(&quot;&quot;;[.$B$12];&quot;getHaltonNumber&quot;;INFO.OBBA.OBBA.OBMAKE(&quot;&quot;;&quot;int&quot;;[.L436])))" office:value-type="float" office:value="0.3544921875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29">
            <text:p>429</text:p>
          </table:table-cell>
          <table:table-cell table:style-name="ce23" table:formula="of:=INFO.OBBA.OBBA.OBGET(INFO.OBBA.OBBA.OBCALL(&quot;&quot;;[.$B$12];&quot;getHaltonNumber&quot;;INFO.OBBA.OBBA.OBMAKE(&quot;&quot;;&quot;int&quot;;[.H437])))" office:value-type="float" office:value="0.458984375">
            <text:p>0,459</text:p>
          </table:table-cell>
          <table:table-cell table:style-name="ce1"/>
          <table:table-cell table:style-name="ce19" table:formula="of:=[.K436]+2" office:value-type="float" office:value="858">
            <text:p>858</text:p>
          </table:table-cell>
          <table:table-cell table:style-name="ce19" table:formula="of:=[.L436]+2" office:value-type="float" office:value="859">
            <text:p>859</text:p>
          </table:table-cell>
          <table:table-cell table:style-name="ce23" table:formula="of:=INFO.OBBA.OBBA.OBGET(INFO.OBBA.OBBA.OBCALL(&quot;&quot;;[.$B$12];&quot;getHaltonNumber&quot;;INFO.OBBA.OBBA.OBMAKE(&quot;&quot;;&quot;int&quot;;[.K437])))" office:value-type="float" office:value="0.8544921875">
            <text:p>0,854</text:p>
          </table:table-cell>
          <table:table-cell table:style-name="ce23" table:formula="of:=INFO.OBBA.OBBA.OBGET(INFO.OBBA.OBBA.OBCALL(&quot;&quot;;[.$B$12];&quot;getHaltonNumber&quot;;INFO.OBBA.OBBA.OBMAKE(&quot;&quot;;&quot;int&quot;;[.L437])))" office:value-type="float" office:value="0.2294921875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0">
            <text:p>430</text:p>
          </table:table-cell>
          <table:table-cell table:style-name="ce23" table:formula="of:=INFO.OBBA.OBBA.OBGET(INFO.OBBA.OBBA.OBCALL(&quot;&quot;;[.$B$12];&quot;getHaltonNumber&quot;;INFO.OBBA.OBBA.OBMAKE(&quot;&quot;;&quot;int&quot;;[.H438])))" office:value-type="float" office:value="0.958984375">
            <text:p>0,959</text:p>
          </table:table-cell>
          <table:table-cell table:style-name="ce1"/>
          <table:table-cell table:style-name="ce19" table:formula="of:=[.K437]+2" office:value-type="float" office:value="860">
            <text:p>860</text:p>
          </table:table-cell>
          <table:table-cell table:style-name="ce19" table:formula="of:=[.L437]+2" office:value-type="float" office:value="861">
            <text:p>861</text:p>
          </table:table-cell>
          <table:table-cell table:style-name="ce23" table:formula="of:=INFO.OBBA.OBBA.OBGET(INFO.OBBA.OBBA.OBCALL(&quot;&quot;;[.$B$12];&quot;getHaltonNumber&quot;;INFO.OBBA.OBBA.OBMAKE(&quot;&quot;;&quot;int&quot;;[.K438])))" office:value-type="float" office:value="0.7294921875">
            <text:p>0,729</text:p>
          </table:table-cell>
          <table:table-cell table:style-name="ce23" table:formula="of:=INFO.OBBA.OBBA.OBGET(INFO.OBBA.OBBA.OBCALL(&quot;&quot;;[.$B$12];&quot;getHaltonNumber&quot;;INFO.OBBA.OBBA.OBMAKE(&quot;&quot;;&quot;int&quot;;[.L438])))" office:value-type="float" office:value="0.4794921875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1">
            <text:p>431</text:p>
          </table:table-cell>
          <table:table-cell table:style-name="ce23" table:formula="of:=INFO.OBBA.OBBA.OBGET(INFO.OBBA.OBBA.OBCALL(&quot;&quot;;[.$B$12];&quot;getHaltonNumber&quot;;INFO.OBBA.OBBA.OBMAKE(&quot;&quot;;&quot;int&quot;;[.H439])))" office:value-type="float" office:value="0.052734375">
            <text:p>0,053</text:p>
          </table:table-cell>
          <table:table-cell table:style-name="ce1"/>
          <table:table-cell table:style-name="ce19" table:formula="of:=[.K438]+2" office:value-type="float" office:value="862">
            <text:p>862</text:p>
          </table:table-cell>
          <table:table-cell table:style-name="ce19" table:formula="of:=[.L438]+2" office:value-type="float" office:value="863">
            <text:p>863</text:p>
          </table:table-cell>
          <table:table-cell table:style-name="ce23" table:formula="of:=INFO.OBBA.OBBA.OBGET(INFO.OBBA.OBBA.OBCALL(&quot;&quot;;[.$B$12];&quot;getHaltonNumber&quot;;INFO.OBBA.OBBA.OBMAKE(&quot;&quot;;&quot;int&quot;;[.K439])))" office:value-type="float" office:value="0.9794921875">
            <text:p>0,979</text:p>
          </table:table-cell>
          <table:table-cell table:style-name="ce23" table:formula="of:=INFO.OBBA.OBBA.OBGET(INFO.OBBA.OBBA.OBCALL(&quot;&quot;;[.$B$12];&quot;getHaltonNumber&quot;;INFO.OBBA.OBBA.OBMAKE(&quot;&quot;;&quot;int&quot;;[.L439])))" office:value-type="float" office:value="0.0263671875">
            <text:p>0,02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2">
            <text:p>432</text:p>
          </table:table-cell>
          <table:table-cell table:style-name="ce23" table:formula="of:=INFO.OBBA.OBBA.OBGET(INFO.OBBA.OBBA.OBCALL(&quot;&quot;;[.$B$12];&quot;getHaltonNumber&quot;;INFO.OBBA.OBBA.OBMAKE(&quot;&quot;;&quot;int&quot;;[.H440])))" office:value-type="float" office:value="0.552734375">
            <text:p>0,553</text:p>
          </table:table-cell>
          <table:table-cell table:style-name="ce1"/>
          <table:table-cell table:style-name="ce19" table:formula="of:=[.K439]+2" office:value-type="float" office:value="864">
            <text:p>864</text:p>
          </table:table-cell>
          <table:table-cell table:style-name="ce19" table:formula="of:=[.L439]+2" office:value-type="float" office:value="865">
            <text:p>865</text:p>
          </table:table-cell>
          <table:table-cell table:style-name="ce23" table:formula="of:=INFO.OBBA.OBBA.OBGET(INFO.OBBA.OBBA.OBCALL(&quot;&quot;;[.$B$12];&quot;getHaltonNumber&quot;;INFO.OBBA.OBBA.OBMAKE(&quot;&quot;;&quot;int&quot;;[.K440])))" office:value-type="float" office:value="0.5263671875">
            <text:p>0,526</text:p>
          </table:table-cell>
          <table:table-cell table:style-name="ce23" table:formula="of:=INFO.OBBA.OBBA.OBGET(INFO.OBBA.OBBA.OBCALL(&quot;&quot;;[.$B$12];&quot;getHaltonNumber&quot;;INFO.OBBA.OBBA.OBMAKE(&quot;&quot;;&quot;int&quot;;[.L440])))" office:value-type="float" office:value="0.2763671875">
            <text:p>0,27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3">
            <text:p>433</text:p>
          </table:table-cell>
          <table:table-cell table:style-name="ce23" table:formula="of:=INFO.OBBA.OBBA.OBGET(INFO.OBBA.OBBA.OBCALL(&quot;&quot;;[.$B$12];&quot;getHaltonNumber&quot;;INFO.OBBA.OBBA.OBMAKE(&quot;&quot;;&quot;int&quot;;[.H441])))" office:value-type="float" office:value="0.302734375">
            <text:p>0,303</text:p>
          </table:table-cell>
          <table:table-cell table:style-name="ce1"/>
          <table:table-cell table:style-name="ce19" table:formula="of:=[.K440]+2" office:value-type="float" office:value="866">
            <text:p>866</text:p>
          </table:table-cell>
          <table:table-cell table:style-name="ce19" table:formula="of:=[.L440]+2" office:value-type="float" office:value="867">
            <text:p>867</text:p>
          </table:table-cell>
          <table:table-cell table:style-name="ce23" table:formula="of:=INFO.OBBA.OBBA.OBGET(INFO.OBBA.OBBA.OBCALL(&quot;&quot;;[.$B$12];&quot;getHaltonNumber&quot;;INFO.OBBA.OBBA.OBMAKE(&quot;&quot;;&quot;int&quot;;[.K441])))" office:value-type="float" office:value="0.7763671875">
            <text:p>0,776</text:p>
          </table:table-cell>
          <table:table-cell table:style-name="ce23" table:formula="of:=INFO.OBBA.OBBA.OBGET(INFO.OBBA.OBBA.OBCALL(&quot;&quot;;[.$B$12];&quot;getHaltonNumber&quot;;INFO.OBBA.OBBA.OBMAKE(&quot;&quot;;&quot;int&quot;;[.L441])))" office:value-type="float" office:value="0.1513671875">
            <text:p>0,15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4">
            <text:p>434</text:p>
          </table:table-cell>
          <table:table-cell table:style-name="ce23" table:formula="of:=INFO.OBBA.OBBA.OBGET(INFO.OBBA.OBBA.OBCALL(&quot;&quot;;[.$B$12];&quot;getHaltonNumber&quot;;INFO.OBBA.OBBA.OBMAKE(&quot;&quot;;&quot;int&quot;;[.H442])))" office:value-type="float" office:value="0.802734375">
            <text:p>0,803</text:p>
          </table:table-cell>
          <table:table-cell table:style-name="ce1"/>
          <table:table-cell table:style-name="ce19" table:formula="of:=[.K441]+2" office:value-type="float" office:value="868">
            <text:p>868</text:p>
          </table:table-cell>
          <table:table-cell table:style-name="ce19" table:formula="of:=[.L441]+2" office:value-type="float" office:value="869">
            <text:p>869</text:p>
          </table:table-cell>
          <table:table-cell table:style-name="ce23" table:formula="of:=INFO.OBBA.OBBA.OBGET(INFO.OBBA.OBBA.OBCALL(&quot;&quot;;[.$B$12];&quot;getHaltonNumber&quot;;INFO.OBBA.OBBA.OBMAKE(&quot;&quot;;&quot;int&quot;;[.K442])))" office:value-type="float" office:value="0.6513671875">
            <text:p>0,651</text:p>
          </table:table-cell>
          <table:table-cell table:style-name="ce23" table:formula="of:=INFO.OBBA.OBBA.OBGET(INFO.OBBA.OBBA.OBCALL(&quot;&quot;;[.$B$12];&quot;getHaltonNumber&quot;;INFO.OBBA.OBBA.OBMAKE(&quot;&quot;;&quot;int&quot;;[.L442])))" office:value-type="float" office:value="0.4013671875">
            <text:p>0,40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5">
            <text:p>435</text:p>
          </table:table-cell>
          <table:table-cell table:style-name="ce23" table:formula="of:=INFO.OBBA.OBBA.OBGET(INFO.OBBA.OBBA.OBCALL(&quot;&quot;;[.$B$12];&quot;getHaltonNumber&quot;;INFO.OBBA.OBBA.OBMAKE(&quot;&quot;;&quot;int&quot;;[.H443])))" office:value-type="float" office:value="0.177734375">
            <text:p>0,178</text:p>
          </table:table-cell>
          <table:table-cell table:style-name="ce1"/>
          <table:table-cell table:style-name="ce19" table:formula="of:=[.K442]+2" office:value-type="float" office:value="870">
            <text:p>870</text:p>
          </table:table-cell>
          <table:table-cell table:style-name="ce19" table:formula="of:=[.L442]+2" office:value-type="float" office:value="871">
            <text:p>871</text:p>
          </table:table-cell>
          <table:table-cell table:style-name="ce23" table:formula="of:=INFO.OBBA.OBBA.OBGET(INFO.OBBA.OBBA.OBCALL(&quot;&quot;;[.$B$12];&quot;getHaltonNumber&quot;;INFO.OBBA.OBBA.OBMAKE(&quot;&quot;;&quot;int&quot;;[.K443])))" office:value-type="float" office:value="0.9013671875">
            <text:p>0,901</text:p>
          </table:table-cell>
          <table:table-cell table:style-name="ce23" table:formula="of:=INFO.OBBA.OBBA.OBGET(INFO.OBBA.OBBA.OBCALL(&quot;&quot;;[.$B$12];&quot;getHaltonNumber&quot;;INFO.OBBA.OBBA.OBMAKE(&quot;&quot;;&quot;int&quot;;[.L443])))" office:value-type="float" office:value="0.0888671875">
            <text:p>0,08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6">
            <text:p>436</text:p>
          </table:table-cell>
          <table:table-cell table:style-name="ce23" table:formula="of:=INFO.OBBA.OBBA.OBGET(INFO.OBBA.OBBA.OBCALL(&quot;&quot;;[.$B$12];&quot;getHaltonNumber&quot;;INFO.OBBA.OBBA.OBMAKE(&quot;&quot;;&quot;int&quot;;[.H444])))" office:value-type="float" office:value="0.677734375">
            <text:p>0,678</text:p>
          </table:table-cell>
          <table:table-cell table:style-name="ce1"/>
          <table:table-cell table:style-name="ce19" table:formula="of:=[.K443]+2" office:value-type="float" office:value="872">
            <text:p>872</text:p>
          </table:table-cell>
          <table:table-cell table:style-name="ce19" table:formula="of:=[.L443]+2" office:value-type="float" office:value="873">
            <text:p>873</text:p>
          </table:table-cell>
          <table:table-cell table:style-name="ce23" table:formula="of:=INFO.OBBA.OBBA.OBGET(INFO.OBBA.OBBA.OBCALL(&quot;&quot;;[.$B$12];&quot;getHaltonNumber&quot;;INFO.OBBA.OBBA.OBMAKE(&quot;&quot;;&quot;int&quot;;[.K444])))" office:value-type="float" office:value="0.5888671875">
            <text:p>0,589</text:p>
          </table:table-cell>
          <table:table-cell table:style-name="ce23" table:formula="of:=INFO.OBBA.OBBA.OBGET(INFO.OBBA.OBBA.OBCALL(&quot;&quot;;[.$B$12];&quot;getHaltonNumber&quot;;INFO.OBBA.OBBA.OBMAKE(&quot;&quot;;&quot;int&quot;;[.L444])))" office:value-type="float" office:value="0.3388671875">
            <text:p>0,33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7">
            <text:p>437</text:p>
          </table:table-cell>
          <table:table-cell table:style-name="ce23" table:formula="of:=INFO.OBBA.OBBA.OBGET(INFO.OBBA.OBBA.OBCALL(&quot;&quot;;[.$B$12];&quot;getHaltonNumber&quot;;INFO.OBBA.OBBA.OBMAKE(&quot;&quot;;&quot;int&quot;;[.H445])))" office:value-type="float" office:value="0.427734375">
            <text:p>0,428</text:p>
          </table:table-cell>
          <table:table-cell table:style-name="ce1"/>
          <table:table-cell table:style-name="ce19" table:formula="of:=[.K444]+2" office:value-type="float" office:value="874">
            <text:p>874</text:p>
          </table:table-cell>
          <table:table-cell table:style-name="ce19" table:formula="of:=[.L444]+2" office:value-type="float" office:value="875">
            <text:p>875</text:p>
          </table:table-cell>
          <table:table-cell table:style-name="ce23" table:formula="of:=INFO.OBBA.OBBA.OBGET(INFO.OBBA.OBBA.OBCALL(&quot;&quot;;[.$B$12];&quot;getHaltonNumber&quot;;INFO.OBBA.OBBA.OBMAKE(&quot;&quot;;&quot;int&quot;;[.K445])))" office:value-type="float" office:value="0.8388671875">
            <text:p>0,839</text:p>
          </table:table-cell>
          <table:table-cell table:style-name="ce23" table:formula="of:=INFO.OBBA.OBBA.OBGET(INFO.OBBA.OBBA.OBCALL(&quot;&quot;;[.$B$12];&quot;getHaltonNumber&quot;;INFO.OBBA.OBBA.OBMAKE(&quot;&quot;;&quot;int&quot;;[.L445])))" office:value-type="float" office:value="0.2138671875">
            <text:p>0,21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8">
            <text:p>438</text:p>
          </table:table-cell>
          <table:table-cell table:style-name="ce23" table:formula="of:=INFO.OBBA.OBBA.OBGET(INFO.OBBA.OBBA.OBCALL(&quot;&quot;;[.$B$12];&quot;getHaltonNumber&quot;;INFO.OBBA.OBBA.OBMAKE(&quot;&quot;;&quot;int&quot;;[.H446])))" office:value-type="float" office:value="0.927734375">
            <text:p>0,928</text:p>
          </table:table-cell>
          <table:table-cell table:style-name="ce1"/>
          <table:table-cell table:style-name="ce19" table:formula="of:=[.K445]+2" office:value-type="float" office:value="876">
            <text:p>876</text:p>
          </table:table-cell>
          <table:table-cell table:style-name="ce19" table:formula="of:=[.L445]+2" office:value-type="float" office:value="877">
            <text:p>877</text:p>
          </table:table-cell>
          <table:table-cell table:style-name="ce23" table:formula="of:=INFO.OBBA.OBBA.OBGET(INFO.OBBA.OBBA.OBCALL(&quot;&quot;;[.$B$12];&quot;getHaltonNumber&quot;;INFO.OBBA.OBBA.OBMAKE(&quot;&quot;;&quot;int&quot;;[.K446])))" office:value-type="float" office:value="0.7138671875">
            <text:p>0,714</text:p>
          </table:table-cell>
          <table:table-cell table:style-name="ce23" table:formula="of:=INFO.OBBA.OBBA.OBGET(INFO.OBBA.OBBA.OBCALL(&quot;&quot;;[.$B$12];&quot;getHaltonNumber&quot;;INFO.OBBA.OBBA.OBMAKE(&quot;&quot;;&quot;int&quot;;[.L446])))" office:value-type="float" office:value="0.4638671875">
            <text:p>0,46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39">
            <text:p>439</text:p>
          </table:table-cell>
          <table:table-cell table:style-name="ce23" table:formula="of:=INFO.OBBA.OBBA.OBGET(INFO.OBBA.OBBA.OBCALL(&quot;&quot;;[.$B$12];&quot;getHaltonNumber&quot;;INFO.OBBA.OBBA.OBMAKE(&quot;&quot;;&quot;int&quot;;[.H447])))" office:value-type="float" office:value="0.115234375">
            <text:p>0,115</text:p>
          </table:table-cell>
          <table:table-cell table:style-name="ce1"/>
          <table:table-cell table:style-name="ce19" table:formula="of:=[.K446]+2" office:value-type="float" office:value="878">
            <text:p>878</text:p>
          </table:table-cell>
          <table:table-cell table:style-name="ce19" table:formula="of:=[.L446]+2" office:value-type="float" office:value="879">
            <text:p>879</text:p>
          </table:table-cell>
          <table:table-cell table:style-name="ce23" table:formula="of:=INFO.OBBA.OBBA.OBGET(INFO.OBBA.OBBA.OBCALL(&quot;&quot;;[.$B$12];&quot;getHaltonNumber&quot;;INFO.OBBA.OBBA.OBMAKE(&quot;&quot;;&quot;int&quot;;[.K447])))" office:value-type="float" office:value="0.9638671875">
            <text:p>0,964</text:p>
          </table:table-cell>
          <table:table-cell table:style-name="ce23" table:formula="of:=INFO.OBBA.OBBA.OBGET(INFO.OBBA.OBBA.OBCALL(&quot;&quot;;[.$B$12];&quot;getHaltonNumber&quot;;INFO.OBBA.OBBA.OBMAKE(&quot;&quot;;&quot;int&quot;;[.L447])))" office:value-type="float" office:value="0.0576171875">
            <text:p>0,05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0">
            <text:p>440</text:p>
          </table:table-cell>
          <table:table-cell table:style-name="ce23" table:formula="of:=INFO.OBBA.OBBA.OBGET(INFO.OBBA.OBBA.OBCALL(&quot;&quot;;[.$B$12];&quot;getHaltonNumber&quot;;INFO.OBBA.OBBA.OBMAKE(&quot;&quot;;&quot;int&quot;;[.H448])))" office:value-type="float" office:value="0.615234375">
            <text:p>0,615</text:p>
          </table:table-cell>
          <table:table-cell table:style-name="ce1"/>
          <table:table-cell table:style-name="ce19" table:formula="of:=[.K447]+2" office:value-type="float" office:value="880">
            <text:p>880</text:p>
          </table:table-cell>
          <table:table-cell table:style-name="ce19" table:formula="of:=[.L447]+2" office:value-type="float" office:value="881">
            <text:p>881</text:p>
          </table:table-cell>
          <table:table-cell table:style-name="ce23" table:formula="of:=INFO.OBBA.OBBA.OBGET(INFO.OBBA.OBBA.OBCALL(&quot;&quot;;[.$B$12];&quot;getHaltonNumber&quot;;INFO.OBBA.OBBA.OBMAKE(&quot;&quot;;&quot;int&quot;;[.K448])))" office:value-type="float" office:value="0.5576171875">
            <text:p>0,558</text:p>
          </table:table-cell>
          <table:table-cell table:style-name="ce23" table:formula="of:=INFO.OBBA.OBBA.OBGET(INFO.OBBA.OBBA.OBCALL(&quot;&quot;;[.$B$12];&quot;getHaltonNumber&quot;;INFO.OBBA.OBBA.OBMAKE(&quot;&quot;;&quot;int&quot;;[.L448])))" office:value-type="float" office:value="0.3076171875">
            <text:p>0,30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1">
            <text:p>441</text:p>
          </table:table-cell>
          <table:table-cell table:style-name="ce23" table:formula="of:=INFO.OBBA.OBBA.OBGET(INFO.OBBA.OBBA.OBCALL(&quot;&quot;;[.$B$12];&quot;getHaltonNumber&quot;;INFO.OBBA.OBBA.OBMAKE(&quot;&quot;;&quot;int&quot;;[.H449])))" office:value-type="float" office:value="0.365234375">
            <text:p>0,365</text:p>
          </table:table-cell>
          <table:table-cell table:style-name="ce1"/>
          <table:table-cell table:style-name="ce19" table:formula="of:=[.K448]+2" office:value-type="float" office:value="882">
            <text:p>882</text:p>
          </table:table-cell>
          <table:table-cell table:style-name="ce19" table:formula="of:=[.L448]+2" office:value-type="float" office:value="883">
            <text:p>883</text:p>
          </table:table-cell>
          <table:table-cell table:style-name="ce23" table:formula="of:=INFO.OBBA.OBBA.OBGET(INFO.OBBA.OBBA.OBCALL(&quot;&quot;;[.$B$12];&quot;getHaltonNumber&quot;;INFO.OBBA.OBBA.OBMAKE(&quot;&quot;;&quot;int&quot;;[.K449])))" office:value-type="float" office:value="0.8076171875">
            <text:p>0,808</text:p>
          </table:table-cell>
          <table:table-cell table:style-name="ce23" table:formula="of:=INFO.OBBA.OBBA.OBGET(INFO.OBBA.OBBA.OBCALL(&quot;&quot;;[.$B$12];&quot;getHaltonNumber&quot;;INFO.OBBA.OBBA.OBMAKE(&quot;&quot;;&quot;int&quot;;[.L449])))" office:value-type="float" office:value="0.1826171875">
            <text:p>0,18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2">
            <text:p>442</text:p>
          </table:table-cell>
          <table:table-cell table:style-name="ce23" table:formula="of:=INFO.OBBA.OBBA.OBGET(INFO.OBBA.OBBA.OBCALL(&quot;&quot;;[.$B$12];&quot;getHaltonNumber&quot;;INFO.OBBA.OBBA.OBMAKE(&quot;&quot;;&quot;int&quot;;[.H450])))" office:value-type="float" office:value="0.865234375">
            <text:p>0,865</text:p>
          </table:table-cell>
          <table:table-cell table:style-name="ce1"/>
          <table:table-cell table:style-name="ce19" table:formula="of:=[.K449]+2" office:value-type="float" office:value="884">
            <text:p>884</text:p>
          </table:table-cell>
          <table:table-cell table:style-name="ce19" table:formula="of:=[.L449]+2" office:value-type="float" office:value="885">
            <text:p>885</text:p>
          </table:table-cell>
          <table:table-cell table:style-name="ce23" table:formula="of:=INFO.OBBA.OBBA.OBGET(INFO.OBBA.OBBA.OBCALL(&quot;&quot;;[.$B$12];&quot;getHaltonNumber&quot;;INFO.OBBA.OBBA.OBMAKE(&quot;&quot;;&quot;int&quot;;[.K450])))" office:value-type="float" office:value="0.6826171875">
            <text:p>0,683</text:p>
          </table:table-cell>
          <table:table-cell table:style-name="ce23" table:formula="of:=INFO.OBBA.OBBA.OBGET(INFO.OBBA.OBBA.OBCALL(&quot;&quot;;[.$B$12];&quot;getHaltonNumber&quot;;INFO.OBBA.OBBA.OBMAKE(&quot;&quot;;&quot;int&quot;;[.L450])))" office:value-type="float" office:value="0.4326171875">
            <text:p>0,43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3">
            <text:p>443</text:p>
          </table:table-cell>
          <table:table-cell table:style-name="ce23" table:formula="of:=INFO.OBBA.OBBA.OBGET(INFO.OBBA.OBBA.OBCALL(&quot;&quot;;[.$B$12];&quot;getHaltonNumber&quot;;INFO.OBBA.OBBA.OBMAKE(&quot;&quot;;&quot;int&quot;;[.H451])))" office:value-type="float" office:value="0.240234375">
            <text:p>0,240</text:p>
          </table:table-cell>
          <table:table-cell table:style-name="ce1"/>
          <table:table-cell table:style-name="ce19" table:formula="of:=[.K450]+2" office:value-type="float" office:value="886">
            <text:p>886</text:p>
          </table:table-cell>
          <table:table-cell table:style-name="ce19" table:formula="of:=[.L450]+2" office:value-type="float" office:value="887">
            <text:p>887</text:p>
          </table:table-cell>
          <table:table-cell table:style-name="ce23" table:formula="of:=INFO.OBBA.OBBA.OBGET(INFO.OBBA.OBBA.OBCALL(&quot;&quot;;[.$B$12];&quot;getHaltonNumber&quot;;INFO.OBBA.OBBA.OBMAKE(&quot;&quot;;&quot;int&quot;;[.K451])))" office:value-type="float" office:value="0.9326171875">
            <text:p>0,933</text:p>
          </table:table-cell>
          <table:table-cell table:style-name="ce23" table:formula="of:=INFO.OBBA.OBBA.OBGET(INFO.OBBA.OBBA.OBCALL(&quot;&quot;;[.$B$12];&quot;getHaltonNumber&quot;;INFO.OBBA.OBBA.OBMAKE(&quot;&quot;;&quot;int&quot;;[.L451])))" office:value-type="float" office:value="0.1201171875">
            <text:p>0,12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4">
            <text:p>444</text:p>
          </table:table-cell>
          <table:table-cell table:style-name="ce23" table:formula="of:=INFO.OBBA.OBBA.OBGET(INFO.OBBA.OBBA.OBCALL(&quot;&quot;;[.$B$12];&quot;getHaltonNumber&quot;;INFO.OBBA.OBBA.OBMAKE(&quot;&quot;;&quot;int&quot;;[.H452])))" office:value-type="float" office:value="0.740234375">
            <text:p>0,740</text:p>
          </table:table-cell>
          <table:table-cell table:style-name="ce1"/>
          <table:table-cell table:style-name="ce19" table:formula="of:=[.K451]+2" office:value-type="float" office:value="888">
            <text:p>888</text:p>
          </table:table-cell>
          <table:table-cell table:style-name="ce19" table:formula="of:=[.L451]+2" office:value-type="float" office:value="889">
            <text:p>889</text:p>
          </table:table-cell>
          <table:table-cell table:style-name="ce23" table:formula="of:=INFO.OBBA.OBBA.OBGET(INFO.OBBA.OBBA.OBCALL(&quot;&quot;;[.$B$12];&quot;getHaltonNumber&quot;;INFO.OBBA.OBBA.OBMAKE(&quot;&quot;;&quot;int&quot;;[.K452])))" office:value-type="float" office:value="0.6201171875">
            <text:p>0,620</text:p>
          </table:table-cell>
          <table:table-cell table:style-name="ce23" table:formula="of:=INFO.OBBA.OBBA.OBGET(INFO.OBBA.OBBA.OBCALL(&quot;&quot;;[.$B$12];&quot;getHaltonNumber&quot;;INFO.OBBA.OBBA.OBMAKE(&quot;&quot;;&quot;int&quot;;[.L452])))" office:value-type="float" office:value="0.3701171875">
            <text:p>0,37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5">
            <text:p>445</text:p>
          </table:table-cell>
          <table:table-cell table:style-name="ce23" table:formula="of:=INFO.OBBA.OBBA.OBGET(INFO.OBBA.OBBA.OBCALL(&quot;&quot;;[.$B$12];&quot;getHaltonNumber&quot;;INFO.OBBA.OBBA.OBMAKE(&quot;&quot;;&quot;int&quot;;[.H453])))" office:value-type="float" office:value="0.490234375">
            <text:p>0,490</text:p>
          </table:table-cell>
          <table:table-cell table:style-name="ce1"/>
          <table:table-cell table:style-name="ce19" table:formula="of:=[.K452]+2" office:value-type="float" office:value="890">
            <text:p>890</text:p>
          </table:table-cell>
          <table:table-cell table:style-name="ce19" table:formula="of:=[.L452]+2" office:value-type="float" office:value="891">
            <text:p>891</text:p>
          </table:table-cell>
          <table:table-cell table:style-name="ce23" table:formula="of:=INFO.OBBA.OBBA.OBGET(INFO.OBBA.OBBA.OBCALL(&quot;&quot;;[.$B$12];&quot;getHaltonNumber&quot;;INFO.OBBA.OBBA.OBMAKE(&quot;&quot;;&quot;int&quot;;[.K453])))" office:value-type="float" office:value="0.8701171875">
            <text:p>0,870</text:p>
          </table:table-cell>
          <table:table-cell table:style-name="ce23" table:formula="of:=INFO.OBBA.OBBA.OBGET(INFO.OBBA.OBBA.OBCALL(&quot;&quot;;[.$B$12];&quot;getHaltonNumber&quot;;INFO.OBBA.OBBA.OBMAKE(&quot;&quot;;&quot;int&quot;;[.L453])))" office:value-type="float" office:value="0.2451171875">
            <text:p>0,24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6">
            <text:p>446</text:p>
          </table:table-cell>
          <table:table-cell table:style-name="ce23" table:formula="of:=INFO.OBBA.OBBA.OBGET(INFO.OBBA.OBBA.OBCALL(&quot;&quot;;[.$B$12];&quot;getHaltonNumber&quot;;INFO.OBBA.OBBA.OBMAKE(&quot;&quot;;&quot;int&quot;;[.H454])))" office:value-type="float" office:value="0.990234375">
            <text:p>0,990</text:p>
          </table:table-cell>
          <table:table-cell table:style-name="ce1"/>
          <table:table-cell table:style-name="ce19" table:formula="of:=[.K453]+2" office:value-type="float" office:value="892">
            <text:p>892</text:p>
          </table:table-cell>
          <table:table-cell table:style-name="ce19" table:formula="of:=[.L453]+2" office:value-type="float" office:value="893">
            <text:p>893</text:p>
          </table:table-cell>
          <table:table-cell table:style-name="ce23" table:formula="of:=INFO.OBBA.OBBA.OBGET(INFO.OBBA.OBBA.OBCALL(&quot;&quot;;[.$B$12];&quot;getHaltonNumber&quot;;INFO.OBBA.OBBA.OBMAKE(&quot;&quot;;&quot;int&quot;;[.K454])))" office:value-type="float" office:value="0.7451171875">
            <text:p>0,745</text:p>
          </table:table-cell>
          <table:table-cell table:style-name="ce23" table:formula="of:=INFO.OBBA.OBBA.OBGET(INFO.OBBA.OBBA.OBCALL(&quot;&quot;;[.$B$12];&quot;getHaltonNumber&quot;;INFO.OBBA.OBBA.OBMAKE(&quot;&quot;;&quot;int&quot;;[.L454])))" office:value-type="float" office:value="0.4951171875">
            <text:p>0,49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7">
            <text:p>447</text:p>
          </table:table-cell>
          <table:table-cell table:style-name="ce23" table:formula="of:=INFO.OBBA.OBBA.OBGET(INFO.OBBA.OBBA.OBCALL(&quot;&quot;;[.$B$12];&quot;getHaltonNumber&quot;;INFO.OBBA.OBBA.OBMAKE(&quot;&quot;;&quot;int&quot;;[.H455])))" office:value-type="float" office:value="0.013671875">
            <text:p>0,014</text:p>
          </table:table-cell>
          <table:table-cell table:style-name="ce1"/>
          <table:table-cell table:style-name="ce19" table:formula="of:=[.K454]+2" office:value-type="float" office:value="894">
            <text:p>894</text:p>
          </table:table-cell>
          <table:table-cell table:style-name="ce19" table:formula="of:=[.L454]+2" office:value-type="float" office:value="895">
            <text:p>895</text:p>
          </table:table-cell>
          <table:table-cell table:style-name="ce23" table:formula="of:=INFO.OBBA.OBBA.OBGET(INFO.OBBA.OBBA.OBCALL(&quot;&quot;;[.$B$12];&quot;getHaltonNumber&quot;;INFO.OBBA.OBBA.OBMAKE(&quot;&quot;;&quot;int&quot;;[.K455])))" office:value-type="float" office:value="0.9951171875">
            <text:p>0,995</text:p>
          </table:table-cell>
          <table:table-cell table:style-name="ce23" table:formula="of:=INFO.OBBA.OBBA.OBGET(INFO.OBBA.OBBA.OBCALL(&quot;&quot;;[.$B$12];&quot;getHaltonNumber&quot;;INFO.OBBA.OBBA.OBMAKE(&quot;&quot;;&quot;int&quot;;[.L455])))" office:value-type="float" office:value="0.0068359375">
            <text:p>0,00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8">
            <text:p>448</text:p>
          </table:table-cell>
          <table:table-cell table:style-name="ce23" table:formula="of:=INFO.OBBA.OBBA.OBGET(INFO.OBBA.OBBA.OBCALL(&quot;&quot;;[.$B$12];&quot;getHaltonNumber&quot;;INFO.OBBA.OBBA.OBMAKE(&quot;&quot;;&quot;int&quot;;[.H456])))" office:value-type="float" office:value="0.513671875">
            <text:p>0,514</text:p>
          </table:table-cell>
          <table:table-cell table:style-name="ce1"/>
          <table:table-cell table:style-name="ce19" table:formula="of:=[.K455]+2" office:value-type="float" office:value="896">
            <text:p>896</text:p>
          </table:table-cell>
          <table:table-cell table:style-name="ce19" table:formula="of:=[.L455]+2" office:value-type="float" office:value="897">
            <text:p>897</text:p>
          </table:table-cell>
          <table:table-cell table:style-name="ce23" table:formula="of:=INFO.OBBA.OBBA.OBGET(INFO.OBBA.OBBA.OBCALL(&quot;&quot;;[.$B$12];&quot;getHaltonNumber&quot;;INFO.OBBA.OBBA.OBMAKE(&quot;&quot;;&quot;int&quot;;[.K456])))" office:value-type="float" office:value="0.5068359375">
            <text:p>0,507</text:p>
          </table:table-cell>
          <table:table-cell table:style-name="ce23" table:formula="of:=INFO.OBBA.OBBA.OBGET(INFO.OBBA.OBBA.OBCALL(&quot;&quot;;[.$B$12];&quot;getHaltonNumber&quot;;INFO.OBBA.OBBA.OBMAKE(&quot;&quot;;&quot;int&quot;;[.L456])))" office:value-type="float" office:value="0.2568359375">
            <text:p>0,25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49">
            <text:p>449</text:p>
          </table:table-cell>
          <table:table-cell table:style-name="ce23" table:formula="of:=INFO.OBBA.OBBA.OBGET(INFO.OBBA.OBBA.OBCALL(&quot;&quot;;[.$B$12];&quot;getHaltonNumber&quot;;INFO.OBBA.OBBA.OBMAKE(&quot;&quot;;&quot;int&quot;;[.H457])))" office:value-type="float" office:value="0.263671875">
            <text:p>0,264</text:p>
          </table:table-cell>
          <table:table-cell table:style-name="ce1"/>
          <table:table-cell table:style-name="ce19" table:formula="of:=[.K456]+2" office:value-type="float" office:value="898">
            <text:p>898</text:p>
          </table:table-cell>
          <table:table-cell table:style-name="ce19" table:formula="of:=[.L456]+2" office:value-type="float" office:value="899">
            <text:p>899</text:p>
          </table:table-cell>
          <table:table-cell table:style-name="ce23" table:formula="of:=INFO.OBBA.OBBA.OBGET(INFO.OBBA.OBBA.OBCALL(&quot;&quot;;[.$B$12];&quot;getHaltonNumber&quot;;INFO.OBBA.OBBA.OBMAKE(&quot;&quot;;&quot;int&quot;;[.K457])))" office:value-type="float" office:value="0.7568359375">
            <text:p>0,757</text:p>
          </table:table-cell>
          <table:table-cell table:style-name="ce23" table:formula="of:=INFO.OBBA.OBBA.OBGET(INFO.OBBA.OBBA.OBCALL(&quot;&quot;;[.$B$12];&quot;getHaltonNumber&quot;;INFO.OBBA.OBBA.OBMAKE(&quot;&quot;;&quot;int&quot;;[.L457])))" office:value-type="float" office:value="0.1318359375">
            <text:p>0,13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0">
            <text:p>450</text:p>
          </table:table-cell>
          <table:table-cell table:style-name="ce23" table:formula="of:=INFO.OBBA.OBBA.OBGET(INFO.OBBA.OBBA.OBCALL(&quot;&quot;;[.$B$12];&quot;getHaltonNumber&quot;;INFO.OBBA.OBBA.OBMAKE(&quot;&quot;;&quot;int&quot;;[.H458])))" office:value-type="float" office:value="0.763671875">
            <text:p>0,764</text:p>
          </table:table-cell>
          <table:table-cell table:style-name="ce1"/>
          <table:table-cell table:style-name="ce19" table:formula="of:=[.K457]+2" office:value-type="float" office:value="900">
            <text:p>900</text:p>
          </table:table-cell>
          <table:table-cell table:style-name="ce19" table:formula="of:=[.L457]+2" office:value-type="float" office:value="901">
            <text:p>901</text:p>
          </table:table-cell>
          <table:table-cell table:style-name="ce23" table:formula="of:=INFO.OBBA.OBBA.OBGET(INFO.OBBA.OBBA.OBCALL(&quot;&quot;;[.$B$12];&quot;getHaltonNumber&quot;;INFO.OBBA.OBBA.OBMAKE(&quot;&quot;;&quot;int&quot;;[.K458])))" office:value-type="float" office:value="0.6318359375">
            <text:p>0,632</text:p>
          </table:table-cell>
          <table:table-cell table:style-name="ce23" table:formula="of:=INFO.OBBA.OBBA.OBGET(INFO.OBBA.OBBA.OBCALL(&quot;&quot;;[.$B$12];&quot;getHaltonNumber&quot;;INFO.OBBA.OBBA.OBMAKE(&quot;&quot;;&quot;int&quot;;[.L458])))" office:value-type="float" office:value="0.3818359375">
            <text:p>0,38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1">
            <text:p>451</text:p>
          </table:table-cell>
          <table:table-cell table:style-name="ce23" table:formula="of:=INFO.OBBA.OBBA.OBGET(INFO.OBBA.OBBA.OBCALL(&quot;&quot;;[.$B$12];&quot;getHaltonNumber&quot;;INFO.OBBA.OBBA.OBMAKE(&quot;&quot;;&quot;int&quot;;[.H459])))" office:value-type="float" office:value="0.138671875">
            <text:p>0,139</text:p>
          </table:table-cell>
          <table:table-cell table:style-name="ce1"/>
          <table:table-cell table:style-name="ce19" table:formula="of:=[.K458]+2" office:value-type="float" office:value="902">
            <text:p>902</text:p>
          </table:table-cell>
          <table:table-cell table:style-name="ce19" table:formula="of:=[.L458]+2" office:value-type="float" office:value="903">
            <text:p>903</text:p>
          </table:table-cell>
          <table:table-cell table:style-name="ce23" table:formula="of:=INFO.OBBA.OBBA.OBGET(INFO.OBBA.OBBA.OBCALL(&quot;&quot;;[.$B$12];&quot;getHaltonNumber&quot;;INFO.OBBA.OBBA.OBMAKE(&quot;&quot;;&quot;int&quot;;[.K459])))" office:value-type="float" office:value="0.8818359375">
            <text:p>0,882</text:p>
          </table:table-cell>
          <table:table-cell table:style-name="ce23" table:formula="of:=INFO.OBBA.OBBA.OBGET(INFO.OBBA.OBBA.OBCALL(&quot;&quot;;[.$B$12];&quot;getHaltonNumber&quot;;INFO.OBBA.OBBA.OBMAKE(&quot;&quot;;&quot;int&quot;;[.L459])))" office:value-type="float" office:value="0.0693359375">
            <text:p>0,06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2">
            <text:p>452</text:p>
          </table:table-cell>
          <table:table-cell table:style-name="ce23" table:formula="of:=INFO.OBBA.OBBA.OBGET(INFO.OBBA.OBBA.OBCALL(&quot;&quot;;[.$B$12];&quot;getHaltonNumber&quot;;INFO.OBBA.OBBA.OBMAKE(&quot;&quot;;&quot;int&quot;;[.H460])))" office:value-type="float" office:value="0.638671875">
            <text:p>0,639</text:p>
          </table:table-cell>
          <table:table-cell table:style-name="ce1"/>
          <table:table-cell table:style-name="ce19" table:formula="of:=[.K459]+2" office:value-type="float" office:value="904">
            <text:p>904</text:p>
          </table:table-cell>
          <table:table-cell table:style-name="ce19" table:formula="of:=[.L459]+2" office:value-type="float" office:value="905">
            <text:p>905</text:p>
          </table:table-cell>
          <table:table-cell table:style-name="ce23" table:formula="of:=INFO.OBBA.OBBA.OBGET(INFO.OBBA.OBBA.OBCALL(&quot;&quot;;[.$B$12];&quot;getHaltonNumber&quot;;INFO.OBBA.OBBA.OBMAKE(&quot;&quot;;&quot;int&quot;;[.K460])))" office:value-type="float" office:value="0.5693359375">
            <text:p>0,569</text:p>
          </table:table-cell>
          <table:table-cell table:style-name="ce23" table:formula="of:=INFO.OBBA.OBBA.OBGET(INFO.OBBA.OBBA.OBCALL(&quot;&quot;;[.$B$12];&quot;getHaltonNumber&quot;;INFO.OBBA.OBBA.OBMAKE(&quot;&quot;;&quot;int&quot;;[.L460])))" office:value-type="float" office:value="0.3193359375">
            <text:p>0,31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3">
            <text:p>453</text:p>
          </table:table-cell>
          <table:table-cell table:style-name="ce23" table:formula="of:=INFO.OBBA.OBBA.OBGET(INFO.OBBA.OBBA.OBCALL(&quot;&quot;;[.$B$12];&quot;getHaltonNumber&quot;;INFO.OBBA.OBBA.OBMAKE(&quot;&quot;;&quot;int&quot;;[.H461])))" office:value-type="float" office:value="0.388671875">
            <text:p>0,389</text:p>
          </table:table-cell>
          <table:table-cell table:style-name="ce1"/>
          <table:table-cell table:style-name="ce19" table:formula="of:=[.K460]+2" office:value-type="float" office:value="906">
            <text:p>906</text:p>
          </table:table-cell>
          <table:table-cell table:style-name="ce19" table:formula="of:=[.L460]+2" office:value-type="float" office:value="907">
            <text:p>907</text:p>
          </table:table-cell>
          <table:table-cell table:style-name="ce23" table:formula="of:=INFO.OBBA.OBBA.OBGET(INFO.OBBA.OBBA.OBCALL(&quot;&quot;;[.$B$12];&quot;getHaltonNumber&quot;;INFO.OBBA.OBBA.OBMAKE(&quot;&quot;;&quot;int&quot;;[.K461])))" office:value-type="float" office:value="0.8193359375">
            <text:p>0,819</text:p>
          </table:table-cell>
          <table:table-cell table:style-name="ce23" table:formula="of:=INFO.OBBA.OBBA.OBGET(INFO.OBBA.OBBA.OBCALL(&quot;&quot;;[.$B$12];&quot;getHaltonNumber&quot;;INFO.OBBA.OBBA.OBMAKE(&quot;&quot;;&quot;int&quot;;[.L461])))" office:value-type="float" office:value="0.1943359375">
            <text:p>0,19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4">
            <text:p>454</text:p>
          </table:table-cell>
          <table:table-cell table:style-name="ce23" table:formula="of:=INFO.OBBA.OBBA.OBGET(INFO.OBBA.OBBA.OBCALL(&quot;&quot;;[.$B$12];&quot;getHaltonNumber&quot;;INFO.OBBA.OBBA.OBMAKE(&quot;&quot;;&quot;int&quot;;[.H462])))" office:value-type="float" office:value="0.888671875">
            <text:p>0,889</text:p>
          </table:table-cell>
          <table:table-cell table:style-name="ce1"/>
          <table:table-cell table:style-name="ce19" table:formula="of:=[.K461]+2" office:value-type="float" office:value="908">
            <text:p>908</text:p>
          </table:table-cell>
          <table:table-cell table:style-name="ce19" table:formula="of:=[.L461]+2" office:value-type="float" office:value="909">
            <text:p>909</text:p>
          </table:table-cell>
          <table:table-cell table:style-name="ce23" table:formula="of:=INFO.OBBA.OBBA.OBGET(INFO.OBBA.OBBA.OBCALL(&quot;&quot;;[.$B$12];&quot;getHaltonNumber&quot;;INFO.OBBA.OBBA.OBMAKE(&quot;&quot;;&quot;int&quot;;[.K462])))" office:value-type="float" office:value="0.6943359375">
            <text:p>0,694</text:p>
          </table:table-cell>
          <table:table-cell table:style-name="ce23" table:formula="of:=INFO.OBBA.OBBA.OBGET(INFO.OBBA.OBBA.OBCALL(&quot;&quot;;[.$B$12];&quot;getHaltonNumber&quot;;INFO.OBBA.OBBA.OBMAKE(&quot;&quot;;&quot;int&quot;;[.L462])))" office:value-type="float" office:value="0.4443359375">
            <text:p>0,44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5">
            <text:p>455</text:p>
          </table:table-cell>
          <table:table-cell table:style-name="ce23" table:formula="of:=INFO.OBBA.OBBA.OBGET(INFO.OBBA.OBBA.OBCALL(&quot;&quot;;[.$B$12];&quot;getHaltonNumber&quot;;INFO.OBBA.OBBA.OBMAKE(&quot;&quot;;&quot;int&quot;;[.H463])))" office:value-type="float" office:value="0.076171875">
            <text:p>0,076</text:p>
          </table:table-cell>
          <table:table-cell table:style-name="ce1"/>
          <table:table-cell table:style-name="ce19" table:formula="of:=[.K462]+2" office:value-type="float" office:value="910">
            <text:p>910</text:p>
          </table:table-cell>
          <table:table-cell table:style-name="ce19" table:formula="of:=[.L462]+2" office:value-type="float" office:value="911">
            <text:p>911</text:p>
          </table:table-cell>
          <table:table-cell table:style-name="ce23" table:formula="of:=INFO.OBBA.OBBA.OBGET(INFO.OBBA.OBBA.OBCALL(&quot;&quot;;[.$B$12];&quot;getHaltonNumber&quot;;INFO.OBBA.OBBA.OBMAKE(&quot;&quot;;&quot;int&quot;;[.K463])))" office:value-type="float" office:value="0.9443359375">
            <text:p>0,944</text:p>
          </table:table-cell>
          <table:table-cell table:style-name="ce23" table:formula="of:=INFO.OBBA.OBBA.OBGET(INFO.OBBA.OBBA.OBCALL(&quot;&quot;;[.$B$12];&quot;getHaltonNumber&quot;;INFO.OBBA.OBBA.OBMAKE(&quot;&quot;;&quot;int&quot;;[.L463])))" office:value-type="float" office:value="0.0380859375">
            <text:p>0,03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6">
            <text:p>456</text:p>
          </table:table-cell>
          <table:table-cell table:style-name="ce23" table:formula="of:=INFO.OBBA.OBBA.OBGET(INFO.OBBA.OBBA.OBCALL(&quot;&quot;;[.$B$12];&quot;getHaltonNumber&quot;;INFO.OBBA.OBBA.OBMAKE(&quot;&quot;;&quot;int&quot;;[.H464])))" office:value-type="float" office:value="0.576171875">
            <text:p>0,576</text:p>
          </table:table-cell>
          <table:table-cell table:style-name="ce1"/>
          <table:table-cell table:style-name="ce19" table:formula="of:=[.K463]+2" office:value-type="float" office:value="912">
            <text:p>912</text:p>
          </table:table-cell>
          <table:table-cell table:style-name="ce19" table:formula="of:=[.L463]+2" office:value-type="float" office:value="913">
            <text:p>913</text:p>
          </table:table-cell>
          <table:table-cell table:style-name="ce23" table:formula="of:=INFO.OBBA.OBBA.OBGET(INFO.OBBA.OBBA.OBCALL(&quot;&quot;;[.$B$12];&quot;getHaltonNumber&quot;;INFO.OBBA.OBBA.OBMAKE(&quot;&quot;;&quot;int&quot;;[.K464])))" office:value-type="float" office:value="0.5380859375">
            <text:p>0,538</text:p>
          </table:table-cell>
          <table:table-cell table:style-name="ce23" table:formula="of:=INFO.OBBA.OBBA.OBGET(INFO.OBBA.OBBA.OBCALL(&quot;&quot;;[.$B$12];&quot;getHaltonNumber&quot;;INFO.OBBA.OBBA.OBMAKE(&quot;&quot;;&quot;int&quot;;[.L464])))" office:value-type="float" office:value="0.2880859375">
            <text:p>0,28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7">
            <text:p>457</text:p>
          </table:table-cell>
          <table:table-cell table:style-name="ce23" table:formula="of:=INFO.OBBA.OBBA.OBGET(INFO.OBBA.OBBA.OBCALL(&quot;&quot;;[.$B$12];&quot;getHaltonNumber&quot;;INFO.OBBA.OBBA.OBMAKE(&quot;&quot;;&quot;int&quot;;[.H465])))" office:value-type="float" office:value="0.326171875">
            <text:p>0,326</text:p>
          </table:table-cell>
          <table:table-cell table:style-name="ce1"/>
          <table:table-cell table:style-name="ce19" table:formula="of:=[.K464]+2" office:value-type="float" office:value="914">
            <text:p>914</text:p>
          </table:table-cell>
          <table:table-cell table:style-name="ce19" table:formula="of:=[.L464]+2" office:value-type="float" office:value="915">
            <text:p>915</text:p>
          </table:table-cell>
          <table:table-cell table:style-name="ce23" table:formula="of:=INFO.OBBA.OBBA.OBGET(INFO.OBBA.OBBA.OBCALL(&quot;&quot;;[.$B$12];&quot;getHaltonNumber&quot;;INFO.OBBA.OBBA.OBMAKE(&quot;&quot;;&quot;int&quot;;[.K465])))" office:value-type="float" office:value="0.7880859375">
            <text:p>0,788</text:p>
          </table:table-cell>
          <table:table-cell table:style-name="ce23" table:formula="of:=INFO.OBBA.OBBA.OBGET(INFO.OBBA.OBBA.OBCALL(&quot;&quot;;[.$B$12];&quot;getHaltonNumber&quot;;INFO.OBBA.OBBA.OBMAKE(&quot;&quot;;&quot;int&quot;;[.L465])))" office:value-type="float" office:value="0.1630859375">
            <text:p>0,16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8">
            <text:p>458</text:p>
          </table:table-cell>
          <table:table-cell table:style-name="ce23" table:formula="of:=INFO.OBBA.OBBA.OBGET(INFO.OBBA.OBBA.OBCALL(&quot;&quot;;[.$B$12];&quot;getHaltonNumber&quot;;INFO.OBBA.OBBA.OBMAKE(&quot;&quot;;&quot;int&quot;;[.H466])))" office:value-type="float" office:value="0.826171875">
            <text:p>0,826</text:p>
          </table:table-cell>
          <table:table-cell table:style-name="ce1"/>
          <table:table-cell table:style-name="ce19" table:formula="of:=[.K465]+2" office:value-type="float" office:value="916">
            <text:p>916</text:p>
          </table:table-cell>
          <table:table-cell table:style-name="ce19" table:formula="of:=[.L465]+2" office:value-type="float" office:value="917">
            <text:p>917</text:p>
          </table:table-cell>
          <table:table-cell table:style-name="ce23" table:formula="of:=INFO.OBBA.OBBA.OBGET(INFO.OBBA.OBBA.OBCALL(&quot;&quot;;[.$B$12];&quot;getHaltonNumber&quot;;INFO.OBBA.OBBA.OBMAKE(&quot;&quot;;&quot;int&quot;;[.K466])))" office:value-type="float" office:value="0.6630859375">
            <text:p>0,663</text:p>
          </table:table-cell>
          <table:table-cell table:style-name="ce23" table:formula="of:=INFO.OBBA.OBBA.OBGET(INFO.OBBA.OBBA.OBCALL(&quot;&quot;;[.$B$12];&quot;getHaltonNumber&quot;;INFO.OBBA.OBBA.OBMAKE(&quot;&quot;;&quot;int&quot;;[.L466])))" office:value-type="float" office:value="0.4130859375">
            <text:p>0,41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59">
            <text:p>459</text:p>
          </table:table-cell>
          <table:table-cell table:style-name="ce23" table:formula="of:=INFO.OBBA.OBBA.OBGET(INFO.OBBA.OBBA.OBCALL(&quot;&quot;;[.$B$12];&quot;getHaltonNumber&quot;;INFO.OBBA.OBBA.OBMAKE(&quot;&quot;;&quot;int&quot;;[.H467])))" office:value-type="float" office:value="0.201171875">
            <text:p>0,201</text:p>
          </table:table-cell>
          <table:table-cell table:style-name="ce1"/>
          <table:table-cell table:style-name="ce19" table:formula="of:=[.K466]+2" office:value-type="float" office:value="918">
            <text:p>918</text:p>
          </table:table-cell>
          <table:table-cell table:style-name="ce19" table:formula="of:=[.L466]+2" office:value-type="float" office:value="919">
            <text:p>919</text:p>
          </table:table-cell>
          <table:table-cell table:style-name="ce23" table:formula="of:=INFO.OBBA.OBBA.OBGET(INFO.OBBA.OBBA.OBCALL(&quot;&quot;;[.$B$12];&quot;getHaltonNumber&quot;;INFO.OBBA.OBBA.OBMAKE(&quot;&quot;;&quot;int&quot;;[.K467])))" office:value-type="float" office:value="0.9130859375">
            <text:p>0,913</text:p>
          </table:table-cell>
          <table:table-cell table:style-name="ce23" table:formula="of:=INFO.OBBA.OBBA.OBGET(INFO.OBBA.OBBA.OBCALL(&quot;&quot;;[.$B$12];&quot;getHaltonNumber&quot;;INFO.OBBA.OBBA.OBMAKE(&quot;&quot;;&quot;int&quot;;[.L467])))" office:value-type="float" office:value="0.1005859375">
            <text:p>0,10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0">
            <text:p>460</text:p>
          </table:table-cell>
          <table:table-cell table:style-name="ce23" table:formula="of:=INFO.OBBA.OBBA.OBGET(INFO.OBBA.OBBA.OBCALL(&quot;&quot;;[.$B$12];&quot;getHaltonNumber&quot;;INFO.OBBA.OBBA.OBMAKE(&quot;&quot;;&quot;int&quot;;[.H468])))" office:value-type="float" office:value="0.701171875">
            <text:p>0,701</text:p>
          </table:table-cell>
          <table:table-cell table:style-name="ce1"/>
          <table:table-cell table:style-name="ce19" table:formula="of:=[.K467]+2" office:value-type="float" office:value="920">
            <text:p>920</text:p>
          </table:table-cell>
          <table:table-cell table:style-name="ce19" table:formula="of:=[.L467]+2" office:value-type="float" office:value="921">
            <text:p>921</text:p>
          </table:table-cell>
          <table:table-cell table:style-name="ce23" table:formula="of:=INFO.OBBA.OBBA.OBGET(INFO.OBBA.OBBA.OBCALL(&quot;&quot;;[.$B$12];&quot;getHaltonNumber&quot;;INFO.OBBA.OBBA.OBMAKE(&quot;&quot;;&quot;int&quot;;[.K468])))" office:value-type="float" office:value="0.6005859375">
            <text:p>0,601</text:p>
          </table:table-cell>
          <table:table-cell table:style-name="ce23" table:formula="of:=INFO.OBBA.OBBA.OBGET(INFO.OBBA.OBBA.OBCALL(&quot;&quot;;[.$B$12];&quot;getHaltonNumber&quot;;INFO.OBBA.OBBA.OBMAKE(&quot;&quot;;&quot;int&quot;;[.L468])))" office:value-type="float" office:value="0.3505859375">
            <text:p>0,35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1">
            <text:p>461</text:p>
          </table:table-cell>
          <table:table-cell table:style-name="ce23" table:formula="of:=INFO.OBBA.OBBA.OBGET(INFO.OBBA.OBBA.OBCALL(&quot;&quot;;[.$B$12];&quot;getHaltonNumber&quot;;INFO.OBBA.OBBA.OBMAKE(&quot;&quot;;&quot;int&quot;;[.H469])))" office:value-type="float" office:value="0.451171875">
            <text:p>0,451</text:p>
          </table:table-cell>
          <table:table-cell table:style-name="ce1"/>
          <table:table-cell table:style-name="ce19" table:formula="of:=[.K468]+2" office:value-type="float" office:value="922">
            <text:p>922</text:p>
          </table:table-cell>
          <table:table-cell table:style-name="ce19" table:formula="of:=[.L468]+2" office:value-type="float" office:value="923">
            <text:p>923</text:p>
          </table:table-cell>
          <table:table-cell table:style-name="ce23" table:formula="of:=INFO.OBBA.OBBA.OBGET(INFO.OBBA.OBBA.OBCALL(&quot;&quot;;[.$B$12];&quot;getHaltonNumber&quot;;INFO.OBBA.OBBA.OBMAKE(&quot;&quot;;&quot;int&quot;;[.K469])))" office:value-type="float" office:value="0.8505859375">
            <text:p>0,851</text:p>
          </table:table-cell>
          <table:table-cell table:style-name="ce23" table:formula="of:=INFO.OBBA.OBBA.OBGET(INFO.OBBA.OBBA.OBCALL(&quot;&quot;;[.$B$12];&quot;getHaltonNumber&quot;;INFO.OBBA.OBBA.OBMAKE(&quot;&quot;;&quot;int&quot;;[.L469])))" office:value-type="float" office:value="0.2255859375">
            <text:p>0,22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2">
            <text:p>462</text:p>
          </table:table-cell>
          <table:table-cell table:style-name="ce23" table:formula="of:=INFO.OBBA.OBBA.OBGET(INFO.OBBA.OBBA.OBCALL(&quot;&quot;;[.$B$12];&quot;getHaltonNumber&quot;;INFO.OBBA.OBBA.OBMAKE(&quot;&quot;;&quot;int&quot;;[.H470])))" office:value-type="float" office:value="0.951171875">
            <text:p>0,951</text:p>
          </table:table-cell>
          <table:table-cell table:style-name="ce1"/>
          <table:table-cell table:style-name="ce19" table:formula="of:=[.K469]+2" office:value-type="float" office:value="924">
            <text:p>924</text:p>
          </table:table-cell>
          <table:table-cell table:style-name="ce19" table:formula="of:=[.L469]+2" office:value-type="float" office:value="925">
            <text:p>925</text:p>
          </table:table-cell>
          <table:table-cell table:style-name="ce23" table:formula="of:=INFO.OBBA.OBBA.OBGET(INFO.OBBA.OBBA.OBCALL(&quot;&quot;;[.$B$12];&quot;getHaltonNumber&quot;;INFO.OBBA.OBBA.OBMAKE(&quot;&quot;;&quot;int&quot;;[.K470])))" office:value-type="float" office:value="0.7255859375">
            <text:p>0,726</text:p>
          </table:table-cell>
          <table:table-cell table:style-name="ce23" table:formula="of:=INFO.OBBA.OBBA.OBGET(INFO.OBBA.OBBA.OBCALL(&quot;&quot;;[.$B$12];&quot;getHaltonNumber&quot;;INFO.OBBA.OBBA.OBMAKE(&quot;&quot;;&quot;int&quot;;[.L470])))" office:value-type="float" office:value="0.4755859375">
            <text:p>0,47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3">
            <text:p>463</text:p>
          </table:table-cell>
          <table:table-cell table:style-name="ce23" table:formula="of:=INFO.OBBA.OBBA.OBGET(INFO.OBBA.OBBA.OBCALL(&quot;&quot;;[.$B$12];&quot;getHaltonNumber&quot;;INFO.OBBA.OBBA.OBMAKE(&quot;&quot;;&quot;int&quot;;[.H471])))" office:value-type="float" office:value="0.044921875">
            <text:p>0,045</text:p>
          </table:table-cell>
          <table:table-cell table:style-name="ce1"/>
          <table:table-cell table:style-name="ce19" table:formula="of:=[.K470]+2" office:value-type="float" office:value="926">
            <text:p>926</text:p>
          </table:table-cell>
          <table:table-cell table:style-name="ce19" table:formula="of:=[.L470]+2" office:value-type="float" office:value="927">
            <text:p>927</text:p>
          </table:table-cell>
          <table:table-cell table:style-name="ce23" table:formula="of:=INFO.OBBA.OBBA.OBGET(INFO.OBBA.OBBA.OBCALL(&quot;&quot;;[.$B$12];&quot;getHaltonNumber&quot;;INFO.OBBA.OBBA.OBMAKE(&quot;&quot;;&quot;int&quot;;[.K471])))" office:value-type="float" office:value="0.9755859375">
            <text:p>0,976</text:p>
          </table:table-cell>
          <table:table-cell table:style-name="ce23" table:formula="of:=INFO.OBBA.OBBA.OBGET(INFO.OBBA.OBBA.OBCALL(&quot;&quot;;[.$B$12];&quot;getHaltonNumber&quot;;INFO.OBBA.OBBA.OBMAKE(&quot;&quot;;&quot;int&quot;;[.L471])))" office:value-type="float" office:value="0.0224609375">
            <text:p>0,02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4">
            <text:p>464</text:p>
          </table:table-cell>
          <table:table-cell table:style-name="ce23" table:formula="of:=INFO.OBBA.OBBA.OBGET(INFO.OBBA.OBBA.OBCALL(&quot;&quot;;[.$B$12];&quot;getHaltonNumber&quot;;INFO.OBBA.OBBA.OBMAKE(&quot;&quot;;&quot;int&quot;;[.H472])))" office:value-type="float" office:value="0.544921875">
            <text:p>0,545</text:p>
          </table:table-cell>
          <table:table-cell table:style-name="ce1"/>
          <table:table-cell table:style-name="ce19" table:formula="of:=[.K471]+2" office:value-type="float" office:value="928">
            <text:p>928</text:p>
          </table:table-cell>
          <table:table-cell table:style-name="ce19" table:formula="of:=[.L471]+2" office:value-type="float" office:value="929">
            <text:p>929</text:p>
          </table:table-cell>
          <table:table-cell table:style-name="ce23" table:formula="of:=INFO.OBBA.OBBA.OBGET(INFO.OBBA.OBBA.OBCALL(&quot;&quot;;[.$B$12];&quot;getHaltonNumber&quot;;INFO.OBBA.OBBA.OBMAKE(&quot;&quot;;&quot;int&quot;;[.K472])))" office:value-type="float" office:value="0.5224609375">
            <text:p>0,522</text:p>
          </table:table-cell>
          <table:table-cell table:style-name="ce23" table:formula="of:=INFO.OBBA.OBBA.OBGET(INFO.OBBA.OBBA.OBCALL(&quot;&quot;;[.$B$12];&quot;getHaltonNumber&quot;;INFO.OBBA.OBBA.OBMAKE(&quot;&quot;;&quot;int&quot;;[.L472])))" office:value-type="float" office:value="0.2724609375">
            <text:p>0,27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5">
            <text:p>465</text:p>
          </table:table-cell>
          <table:table-cell table:style-name="ce23" table:formula="of:=INFO.OBBA.OBBA.OBGET(INFO.OBBA.OBBA.OBCALL(&quot;&quot;;[.$B$12];&quot;getHaltonNumber&quot;;INFO.OBBA.OBBA.OBMAKE(&quot;&quot;;&quot;int&quot;;[.H473])))" office:value-type="float" office:value="0.294921875">
            <text:p>0,295</text:p>
          </table:table-cell>
          <table:table-cell table:style-name="ce1"/>
          <table:table-cell table:style-name="ce19" table:formula="of:=[.K472]+2" office:value-type="float" office:value="930">
            <text:p>930</text:p>
          </table:table-cell>
          <table:table-cell table:style-name="ce19" table:formula="of:=[.L472]+2" office:value-type="float" office:value="931">
            <text:p>931</text:p>
          </table:table-cell>
          <table:table-cell table:style-name="ce23" table:formula="of:=INFO.OBBA.OBBA.OBGET(INFO.OBBA.OBBA.OBCALL(&quot;&quot;;[.$B$12];&quot;getHaltonNumber&quot;;INFO.OBBA.OBBA.OBMAKE(&quot;&quot;;&quot;int&quot;;[.K473])))" office:value-type="float" office:value="0.7724609375">
            <text:p>0,772</text:p>
          </table:table-cell>
          <table:table-cell table:style-name="ce23" table:formula="of:=INFO.OBBA.OBBA.OBGET(INFO.OBBA.OBBA.OBCALL(&quot;&quot;;[.$B$12];&quot;getHaltonNumber&quot;;INFO.OBBA.OBBA.OBMAKE(&quot;&quot;;&quot;int&quot;;[.L473])))" office:value-type="float" office:value="0.1474609375">
            <text:p>0,14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6">
            <text:p>466</text:p>
          </table:table-cell>
          <table:table-cell table:style-name="ce23" table:formula="of:=INFO.OBBA.OBBA.OBGET(INFO.OBBA.OBBA.OBCALL(&quot;&quot;;[.$B$12];&quot;getHaltonNumber&quot;;INFO.OBBA.OBBA.OBMAKE(&quot;&quot;;&quot;int&quot;;[.H474])))" office:value-type="float" office:value="0.794921875">
            <text:p>0,795</text:p>
          </table:table-cell>
          <table:table-cell table:style-name="ce1"/>
          <table:table-cell table:style-name="ce19" table:formula="of:=[.K473]+2" office:value-type="float" office:value="932">
            <text:p>932</text:p>
          </table:table-cell>
          <table:table-cell table:style-name="ce19" table:formula="of:=[.L473]+2" office:value-type="float" office:value="933">
            <text:p>933</text:p>
          </table:table-cell>
          <table:table-cell table:style-name="ce23" table:formula="of:=INFO.OBBA.OBBA.OBGET(INFO.OBBA.OBBA.OBCALL(&quot;&quot;;[.$B$12];&quot;getHaltonNumber&quot;;INFO.OBBA.OBBA.OBMAKE(&quot;&quot;;&quot;int&quot;;[.K474])))" office:value-type="float" office:value="0.6474609375">
            <text:p>0,647</text:p>
          </table:table-cell>
          <table:table-cell table:style-name="ce23" table:formula="of:=INFO.OBBA.OBBA.OBGET(INFO.OBBA.OBBA.OBCALL(&quot;&quot;;[.$B$12];&quot;getHaltonNumber&quot;;INFO.OBBA.OBBA.OBMAKE(&quot;&quot;;&quot;int&quot;;[.L474])))" office:value-type="float" office:value="0.3974609375">
            <text:p>0,39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7">
            <text:p>467</text:p>
          </table:table-cell>
          <table:table-cell table:style-name="ce23" table:formula="of:=INFO.OBBA.OBBA.OBGET(INFO.OBBA.OBBA.OBCALL(&quot;&quot;;[.$B$12];&quot;getHaltonNumber&quot;;INFO.OBBA.OBBA.OBMAKE(&quot;&quot;;&quot;int&quot;;[.H475])))" office:value-type="float" office:value="0.169921875">
            <text:p>0,170</text:p>
          </table:table-cell>
          <table:table-cell table:style-name="ce1"/>
          <table:table-cell table:style-name="ce19" table:formula="of:=[.K474]+2" office:value-type="float" office:value="934">
            <text:p>934</text:p>
          </table:table-cell>
          <table:table-cell table:style-name="ce19" table:formula="of:=[.L474]+2" office:value-type="float" office:value="935">
            <text:p>935</text:p>
          </table:table-cell>
          <table:table-cell table:style-name="ce23" table:formula="of:=INFO.OBBA.OBBA.OBGET(INFO.OBBA.OBBA.OBCALL(&quot;&quot;;[.$B$12];&quot;getHaltonNumber&quot;;INFO.OBBA.OBBA.OBMAKE(&quot;&quot;;&quot;int&quot;;[.K475])))" office:value-type="float" office:value="0.8974609375">
            <text:p>0,897</text:p>
          </table:table-cell>
          <table:table-cell table:style-name="ce23" table:formula="of:=INFO.OBBA.OBBA.OBGET(INFO.OBBA.OBBA.OBCALL(&quot;&quot;;[.$B$12];&quot;getHaltonNumber&quot;;INFO.OBBA.OBBA.OBMAKE(&quot;&quot;;&quot;int&quot;;[.L475])))" office:value-type="float" office:value="0.0849609375">
            <text:p>0,08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8">
            <text:p>468</text:p>
          </table:table-cell>
          <table:table-cell table:style-name="ce23" table:formula="of:=INFO.OBBA.OBBA.OBGET(INFO.OBBA.OBBA.OBCALL(&quot;&quot;;[.$B$12];&quot;getHaltonNumber&quot;;INFO.OBBA.OBBA.OBMAKE(&quot;&quot;;&quot;int&quot;;[.H476])))" office:value-type="float" office:value="0.669921875">
            <text:p>0,670</text:p>
          </table:table-cell>
          <table:table-cell table:style-name="ce1"/>
          <table:table-cell table:style-name="ce19" table:formula="of:=[.K475]+2" office:value-type="float" office:value="936">
            <text:p>936</text:p>
          </table:table-cell>
          <table:table-cell table:style-name="ce19" table:formula="of:=[.L475]+2" office:value-type="float" office:value="937">
            <text:p>937</text:p>
          </table:table-cell>
          <table:table-cell table:style-name="ce23" table:formula="of:=INFO.OBBA.OBBA.OBGET(INFO.OBBA.OBBA.OBCALL(&quot;&quot;;[.$B$12];&quot;getHaltonNumber&quot;;INFO.OBBA.OBBA.OBMAKE(&quot;&quot;;&quot;int&quot;;[.K476])))" office:value-type="float" office:value="0.5849609375">
            <text:p>0,585</text:p>
          </table:table-cell>
          <table:table-cell table:style-name="ce23" table:formula="of:=INFO.OBBA.OBBA.OBGET(INFO.OBBA.OBBA.OBCALL(&quot;&quot;;[.$B$12];&quot;getHaltonNumber&quot;;INFO.OBBA.OBBA.OBMAKE(&quot;&quot;;&quot;int&quot;;[.L476])))" office:value-type="float" office:value="0.3349609375">
            <text:p>0,33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69">
            <text:p>469</text:p>
          </table:table-cell>
          <table:table-cell table:style-name="ce23" table:formula="of:=INFO.OBBA.OBBA.OBGET(INFO.OBBA.OBBA.OBCALL(&quot;&quot;;[.$B$12];&quot;getHaltonNumber&quot;;INFO.OBBA.OBBA.OBMAKE(&quot;&quot;;&quot;int&quot;;[.H477])))" office:value-type="float" office:value="0.419921875">
            <text:p>0,420</text:p>
          </table:table-cell>
          <table:table-cell table:style-name="ce1"/>
          <table:table-cell table:style-name="ce19" table:formula="of:=[.K476]+2" office:value-type="float" office:value="938">
            <text:p>938</text:p>
          </table:table-cell>
          <table:table-cell table:style-name="ce19" table:formula="of:=[.L476]+2" office:value-type="float" office:value="939">
            <text:p>939</text:p>
          </table:table-cell>
          <table:table-cell table:style-name="ce23" table:formula="of:=INFO.OBBA.OBBA.OBGET(INFO.OBBA.OBBA.OBCALL(&quot;&quot;;[.$B$12];&quot;getHaltonNumber&quot;;INFO.OBBA.OBBA.OBMAKE(&quot;&quot;;&quot;int&quot;;[.K477])))" office:value-type="float" office:value="0.8349609375">
            <text:p>0,835</text:p>
          </table:table-cell>
          <table:table-cell table:style-name="ce23" table:formula="of:=INFO.OBBA.OBBA.OBGET(INFO.OBBA.OBBA.OBCALL(&quot;&quot;;[.$B$12];&quot;getHaltonNumber&quot;;INFO.OBBA.OBBA.OBMAKE(&quot;&quot;;&quot;int&quot;;[.L477])))" office:value-type="float" office:value="0.2099609375">
            <text:p>0,21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0">
            <text:p>470</text:p>
          </table:table-cell>
          <table:table-cell table:style-name="ce23" table:formula="of:=INFO.OBBA.OBBA.OBGET(INFO.OBBA.OBBA.OBCALL(&quot;&quot;;[.$B$12];&quot;getHaltonNumber&quot;;INFO.OBBA.OBBA.OBMAKE(&quot;&quot;;&quot;int&quot;;[.H478])))" office:value-type="float" office:value="0.919921875">
            <text:p>0,920</text:p>
          </table:table-cell>
          <table:table-cell table:style-name="ce1"/>
          <table:table-cell table:style-name="ce19" table:formula="of:=[.K477]+2" office:value-type="float" office:value="940">
            <text:p>940</text:p>
          </table:table-cell>
          <table:table-cell table:style-name="ce19" table:formula="of:=[.L477]+2" office:value-type="float" office:value="941">
            <text:p>941</text:p>
          </table:table-cell>
          <table:table-cell table:style-name="ce23" table:formula="of:=INFO.OBBA.OBBA.OBGET(INFO.OBBA.OBBA.OBCALL(&quot;&quot;;[.$B$12];&quot;getHaltonNumber&quot;;INFO.OBBA.OBBA.OBMAKE(&quot;&quot;;&quot;int&quot;;[.K478])))" office:value-type="float" office:value="0.7099609375">
            <text:p>0,710</text:p>
          </table:table-cell>
          <table:table-cell table:style-name="ce23" table:formula="of:=INFO.OBBA.OBBA.OBGET(INFO.OBBA.OBBA.OBCALL(&quot;&quot;;[.$B$12];&quot;getHaltonNumber&quot;;INFO.OBBA.OBBA.OBMAKE(&quot;&quot;;&quot;int&quot;;[.L478])))" office:value-type="float" office:value="0.4599609375">
            <text:p>0,46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1">
            <text:p>471</text:p>
          </table:table-cell>
          <table:table-cell table:style-name="ce23" table:formula="of:=INFO.OBBA.OBBA.OBGET(INFO.OBBA.OBBA.OBCALL(&quot;&quot;;[.$B$12];&quot;getHaltonNumber&quot;;INFO.OBBA.OBBA.OBMAKE(&quot;&quot;;&quot;int&quot;;[.H479])))" office:value-type="float" office:value="0.107421875">
            <text:p>0,107</text:p>
          </table:table-cell>
          <table:table-cell table:style-name="ce1"/>
          <table:table-cell table:style-name="ce19" table:formula="of:=[.K478]+2" office:value-type="float" office:value="942">
            <text:p>942</text:p>
          </table:table-cell>
          <table:table-cell table:style-name="ce19" table:formula="of:=[.L478]+2" office:value-type="float" office:value="943">
            <text:p>943</text:p>
          </table:table-cell>
          <table:table-cell table:style-name="ce23" table:formula="of:=INFO.OBBA.OBBA.OBGET(INFO.OBBA.OBBA.OBCALL(&quot;&quot;;[.$B$12];&quot;getHaltonNumber&quot;;INFO.OBBA.OBBA.OBMAKE(&quot;&quot;;&quot;int&quot;;[.K479])))" office:value-type="float" office:value="0.9599609375">
            <text:p>0,960</text:p>
          </table:table-cell>
          <table:table-cell table:style-name="ce23" table:formula="of:=INFO.OBBA.OBBA.OBGET(INFO.OBBA.OBBA.OBCALL(&quot;&quot;;[.$B$12];&quot;getHaltonNumber&quot;;INFO.OBBA.OBBA.OBMAKE(&quot;&quot;;&quot;int&quot;;[.L479])))" office:value-type="float" office:value="0.0537109375">
            <text:p>0,05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2">
            <text:p>472</text:p>
          </table:table-cell>
          <table:table-cell table:style-name="ce23" table:formula="of:=INFO.OBBA.OBBA.OBGET(INFO.OBBA.OBBA.OBCALL(&quot;&quot;;[.$B$12];&quot;getHaltonNumber&quot;;INFO.OBBA.OBBA.OBMAKE(&quot;&quot;;&quot;int&quot;;[.H480])))" office:value-type="float" office:value="0.607421875">
            <text:p>0,607</text:p>
          </table:table-cell>
          <table:table-cell table:style-name="ce1"/>
          <table:table-cell table:style-name="ce19" table:formula="of:=[.K479]+2" office:value-type="float" office:value="944">
            <text:p>944</text:p>
          </table:table-cell>
          <table:table-cell table:style-name="ce19" table:formula="of:=[.L479]+2" office:value-type="float" office:value="945">
            <text:p>945</text:p>
          </table:table-cell>
          <table:table-cell table:style-name="ce23" table:formula="of:=INFO.OBBA.OBBA.OBGET(INFO.OBBA.OBBA.OBCALL(&quot;&quot;;[.$B$12];&quot;getHaltonNumber&quot;;INFO.OBBA.OBBA.OBMAKE(&quot;&quot;;&quot;int&quot;;[.K480])))" office:value-type="float" office:value="0.5537109375">
            <text:p>0,554</text:p>
          </table:table-cell>
          <table:table-cell table:style-name="ce23" table:formula="of:=INFO.OBBA.OBBA.OBGET(INFO.OBBA.OBBA.OBCALL(&quot;&quot;;[.$B$12];&quot;getHaltonNumber&quot;;INFO.OBBA.OBBA.OBMAKE(&quot;&quot;;&quot;int&quot;;[.L480])))" office:value-type="float" office:value="0.3037109375">
            <text:p>0,304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3">
            <text:p>473</text:p>
          </table:table-cell>
          <table:table-cell table:style-name="ce23" table:formula="of:=INFO.OBBA.OBBA.OBGET(INFO.OBBA.OBBA.OBCALL(&quot;&quot;;[.$B$12];&quot;getHaltonNumber&quot;;INFO.OBBA.OBBA.OBMAKE(&quot;&quot;;&quot;int&quot;;[.H481])))" office:value-type="float" office:value="0.357421875">
            <text:p>0,357</text:p>
          </table:table-cell>
          <table:table-cell table:style-name="ce1"/>
          <table:table-cell table:style-name="ce19" table:formula="of:=[.K480]+2" office:value-type="float" office:value="946">
            <text:p>946</text:p>
          </table:table-cell>
          <table:table-cell table:style-name="ce19" table:formula="of:=[.L480]+2" office:value-type="float" office:value="947">
            <text:p>947</text:p>
          </table:table-cell>
          <table:table-cell table:style-name="ce23" table:formula="of:=INFO.OBBA.OBBA.OBGET(INFO.OBBA.OBBA.OBCALL(&quot;&quot;;[.$B$12];&quot;getHaltonNumber&quot;;INFO.OBBA.OBBA.OBMAKE(&quot;&quot;;&quot;int&quot;;[.K481])))" office:value-type="float" office:value="0.8037109375">
            <text:p>0,804</text:p>
          </table:table-cell>
          <table:table-cell table:style-name="ce23" table:formula="of:=INFO.OBBA.OBBA.OBGET(INFO.OBBA.OBBA.OBCALL(&quot;&quot;;[.$B$12];&quot;getHaltonNumber&quot;;INFO.OBBA.OBBA.OBMAKE(&quot;&quot;;&quot;int&quot;;[.L481])))" office:value-type="float" office:value="0.1787109375">
            <text:p>0,17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4">
            <text:p>474</text:p>
          </table:table-cell>
          <table:table-cell table:style-name="ce23" table:formula="of:=INFO.OBBA.OBBA.OBGET(INFO.OBBA.OBBA.OBCALL(&quot;&quot;;[.$B$12];&quot;getHaltonNumber&quot;;INFO.OBBA.OBBA.OBMAKE(&quot;&quot;;&quot;int&quot;;[.H482])))" office:value-type="float" office:value="0.857421875">
            <text:p>0,857</text:p>
          </table:table-cell>
          <table:table-cell table:style-name="ce1"/>
          <table:table-cell table:style-name="ce19" table:formula="of:=[.K481]+2" office:value-type="float" office:value="948">
            <text:p>948</text:p>
          </table:table-cell>
          <table:table-cell table:style-name="ce19" table:formula="of:=[.L481]+2" office:value-type="float" office:value="949">
            <text:p>949</text:p>
          </table:table-cell>
          <table:table-cell table:style-name="ce23" table:formula="of:=INFO.OBBA.OBBA.OBGET(INFO.OBBA.OBBA.OBCALL(&quot;&quot;;[.$B$12];&quot;getHaltonNumber&quot;;INFO.OBBA.OBBA.OBMAKE(&quot;&quot;;&quot;int&quot;;[.K482])))" office:value-type="float" office:value="0.6787109375">
            <text:p>0,679</text:p>
          </table:table-cell>
          <table:table-cell table:style-name="ce23" table:formula="of:=INFO.OBBA.OBBA.OBGET(INFO.OBBA.OBBA.OBCALL(&quot;&quot;;[.$B$12];&quot;getHaltonNumber&quot;;INFO.OBBA.OBBA.OBMAKE(&quot;&quot;;&quot;int&quot;;[.L482])))" office:value-type="float" office:value="0.4287109375">
            <text:p>0,429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5">
            <text:p>475</text:p>
          </table:table-cell>
          <table:table-cell table:style-name="ce23" table:formula="of:=INFO.OBBA.OBBA.OBGET(INFO.OBBA.OBBA.OBCALL(&quot;&quot;;[.$B$12];&quot;getHaltonNumber&quot;;INFO.OBBA.OBBA.OBMAKE(&quot;&quot;;&quot;int&quot;;[.H483])))" office:value-type="float" office:value="0.232421875">
            <text:p>0,232</text:p>
          </table:table-cell>
          <table:table-cell table:style-name="ce1"/>
          <table:table-cell table:style-name="ce19" table:formula="of:=[.K482]+2" office:value-type="float" office:value="950">
            <text:p>950</text:p>
          </table:table-cell>
          <table:table-cell table:style-name="ce19" table:formula="of:=[.L482]+2" office:value-type="float" office:value="951">
            <text:p>951</text:p>
          </table:table-cell>
          <table:table-cell table:style-name="ce23" table:formula="of:=INFO.OBBA.OBBA.OBGET(INFO.OBBA.OBBA.OBCALL(&quot;&quot;;[.$B$12];&quot;getHaltonNumber&quot;;INFO.OBBA.OBBA.OBMAKE(&quot;&quot;;&quot;int&quot;;[.K483])))" office:value-type="float" office:value="0.9287109375">
            <text:p>0,929</text:p>
          </table:table-cell>
          <table:table-cell table:style-name="ce23" table:formula="of:=INFO.OBBA.OBBA.OBGET(INFO.OBBA.OBBA.OBCALL(&quot;&quot;;[.$B$12];&quot;getHaltonNumber&quot;;INFO.OBBA.OBBA.OBMAKE(&quot;&quot;;&quot;int&quot;;[.L483])))" office:value-type="float" office:value="0.1162109375">
            <text:p>0,11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6">
            <text:p>476</text:p>
          </table:table-cell>
          <table:table-cell table:style-name="ce23" table:formula="of:=INFO.OBBA.OBBA.OBGET(INFO.OBBA.OBBA.OBCALL(&quot;&quot;;[.$B$12];&quot;getHaltonNumber&quot;;INFO.OBBA.OBBA.OBMAKE(&quot;&quot;;&quot;int&quot;;[.H484])))" office:value-type="float" office:value="0.732421875">
            <text:p>0,732</text:p>
          </table:table-cell>
          <table:table-cell table:style-name="ce1"/>
          <table:table-cell table:style-name="ce19" table:formula="of:=[.K483]+2" office:value-type="float" office:value="952">
            <text:p>952</text:p>
          </table:table-cell>
          <table:table-cell table:style-name="ce19" table:formula="of:=[.L483]+2" office:value-type="float" office:value="953">
            <text:p>953</text:p>
          </table:table-cell>
          <table:table-cell table:style-name="ce23" table:formula="of:=INFO.OBBA.OBBA.OBGET(INFO.OBBA.OBBA.OBCALL(&quot;&quot;;[.$B$12];&quot;getHaltonNumber&quot;;INFO.OBBA.OBBA.OBMAKE(&quot;&quot;;&quot;int&quot;;[.K484])))" office:value-type="float" office:value="0.6162109375">
            <text:p>0,616</text:p>
          </table:table-cell>
          <table:table-cell table:style-name="ce23" table:formula="of:=INFO.OBBA.OBBA.OBGET(INFO.OBBA.OBBA.OBCALL(&quot;&quot;;[.$B$12];&quot;getHaltonNumber&quot;;INFO.OBBA.OBBA.OBMAKE(&quot;&quot;;&quot;int&quot;;[.L484])))" office:value-type="float" office:value="0.3662109375">
            <text:p>0,36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7">
            <text:p>477</text:p>
          </table:table-cell>
          <table:table-cell table:style-name="ce23" table:formula="of:=INFO.OBBA.OBBA.OBGET(INFO.OBBA.OBBA.OBCALL(&quot;&quot;;[.$B$12];&quot;getHaltonNumber&quot;;INFO.OBBA.OBBA.OBMAKE(&quot;&quot;;&quot;int&quot;;[.H485])))" office:value-type="float" office:value="0.482421875">
            <text:p>0,482</text:p>
          </table:table-cell>
          <table:table-cell table:style-name="ce1"/>
          <table:table-cell table:style-name="ce19" table:formula="of:=[.K484]+2" office:value-type="float" office:value="954">
            <text:p>954</text:p>
          </table:table-cell>
          <table:table-cell table:style-name="ce19" table:formula="of:=[.L484]+2" office:value-type="float" office:value="955">
            <text:p>955</text:p>
          </table:table-cell>
          <table:table-cell table:style-name="ce23" table:formula="of:=INFO.OBBA.OBBA.OBGET(INFO.OBBA.OBBA.OBCALL(&quot;&quot;;[.$B$12];&quot;getHaltonNumber&quot;;INFO.OBBA.OBBA.OBMAKE(&quot;&quot;;&quot;int&quot;;[.K485])))" office:value-type="float" office:value="0.8662109375">
            <text:p>0,866</text:p>
          </table:table-cell>
          <table:table-cell table:style-name="ce23" table:formula="of:=INFO.OBBA.OBBA.OBGET(INFO.OBBA.OBBA.OBCALL(&quot;&quot;;[.$B$12];&quot;getHaltonNumber&quot;;INFO.OBBA.OBBA.OBMAKE(&quot;&quot;;&quot;int&quot;;[.L485])))" office:value-type="float" office:value="0.2412109375">
            <text:p>0,24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8">
            <text:p>478</text:p>
          </table:table-cell>
          <table:table-cell table:style-name="ce23" table:formula="of:=INFO.OBBA.OBBA.OBGET(INFO.OBBA.OBBA.OBCALL(&quot;&quot;;[.$B$12];&quot;getHaltonNumber&quot;;INFO.OBBA.OBBA.OBMAKE(&quot;&quot;;&quot;int&quot;;[.H486])))" office:value-type="float" office:value="0.982421875">
            <text:p>0,982</text:p>
          </table:table-cell>
          <table:table-cell table:style-name="ce1"/>
          <table:table-cell table:style-name="ce19" table:formula="of:=[.K485]+2" office:value-type="float" office:value="956">
            <text:p>956</text:p>
          </table:table-cell>
          <table:table-cell table:style-name="ce19" table:formula="of:=[.L485]+2" office:value-type="float" office:value="957">
            <text:p>957</text:p>
          </table:table-cell>
          <table:table-cell table:style-name="ce23" table:formula="of:=INFO.OBBA.OBBA.OBGET(INFO.OBBA.OBBA.OBCALL(&quot;&quot;;[.$B$12];&quot;getHaltonNumber&quot;;INFO.OBBA.OBBA.OBMAKE(&quot;&quot;;&quot;int&quot;;[.K486])))" office:value-type="float" office:value="0.7412109375">
            <text:p>0,741</text:p>
          </table:table-cell>
          <table:table-cell table:style-name="ce23" table:formula="of:=INFO.OBBA.OBBA.OBGET(INFO.OBBA.OBBA.OBCALL(&quot;&quot;;[.$B$12];&quot;getHaltonNumber&quot;;INFO.OBBA.OBBA.OBMAKE(&quot;&quot;;&quot;int&quot;;[.L486])))" office:value-type="float" office:value="0.4912109375">
            <text:p>0,49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79">
            <text:p>479</text:p>
          </table:table-cell>
          <table:table-cell table:style-name="ce23" table:formula="of:=INFO.OBBA.OBBA.OBGET(INFO.OBBA.OBBA.OBCALL(&quot;&quot;;[.$B$12];&quot;getHaltonNumber&quot;;INFO.OBBA.OBBA.OBMAKE(&quot;&quot;;&quot;int&quot;;[.H487])))" office:value-type="float" office:value="0.029296875">
            <text:p>0,029</text:p>
          </table:table-cell>
          <table:table-cell table:style-name="ce1"/>
          <table:table-cell table:style-name="ce19" table:formula="of:=[.K486]+2" office:value-type="float" office:value="958">
            <text:p>958</text:p>
          </table:table-cell>
          <table:table-cell table:style-name="ce19" table:formula="of:=[.L486]+2" office:value-type="float" office:value="959">
            <text:p>959</text:p>
          </table:table-cell>
          <table:table-cell table:style-name="ce23" table:formula="of:=INFO.OBBA.OBBA.OBGET(INFO.OBBA.OBBA.OBCALL(&quot;&quot;;[.$B$12];&quot;getHaltonNumber&quot;;INFO.OBBA.OBBA.OBMAKE(&quot;&quot;;&quot;int&quot;;[.K487])))" office:value-type="float" office:value="0.9912109375">
            <text:p>0,991</text:p>
          </table:table-cell>
          <table:table-cell table:style-name="ce23" table:formula="of:=INFO.OBBA.OBBA.OBGET(INFO.OBBA.OBBA.OBCALL(&quot;&quot;;[.$B$12];&quot;getHaltonNumber&quot;;INFO.OBBA.OBBA.OBMAKE(&quot;&quot;;&quot;int&quot;;[.L487])))" office:value-type="float" office:value="0.0146484375">
            <text:p>0,01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0">
            <text:p>480</text:p>
          </table:table-cell>
          <table:table-cell table:style-name="ce23" table:formula="of:=INFO.OBBA.OBBA.OBGET(INFO.OBBA.OBBA.OBCALL(&quot;&quot;;[.$B$12];&quot;getHaltonNumber&quot;;INFO.OBBA.OBBA.OBMAKE(&quot;&quot;;&quot;int&quot;;[.H488])))" office:value-type="float" office:value="0.529296875">
            <text:p>0,529</text:p>
          </table:table-cell>
          <table:table-cell table:style-name="ce1"/>
          <table:table-cell table:style-name="ce19" table:formula="of:=[.K487]+2" office:value-type="float" office:value="960">
            <text:p>960</text:p>
          </table:table-cell>
          <table:table-cell table:style-name="ce19" table:formula="of:=[.L487]+2" office:value-type="float" office:value="961">
            <text:p>961</text:p>
          </table:table-cell>
          <table:table-cell table:style-name="ce23" table:formula="of:=INFO.OBBA.OBBA.OBGET(INFO.OBBA.OBBA.OBCALL(&quot;&quot;;[.$B$12];&quot;getHaltonNumber&quot;;INFO.OBBA.OBBA.OBMAKE(&quot;&quot;;&quot;int&quot;;[.K488])))" office:value-type="float" office:value="0.5146484375">
            <text:p>0,515</text:p>
          </table:table-cell>
          <table:table-cell table:style-name="ce23" table:formula="of:=INFO.OBBA.OBBA.OBGET(INFO.OBBA.OBBA.OBCALL(&quot;&quot;;[.$B$12];&quot;getHaltonNumber&quot;;INFO.OBBA.OBBA.OBMAKE(&quot;&quot;;&quot;int&quot;;[.L488])))" office:value-type="float" office:value="0.2646484375">
            <text:p>0,26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1">
            <text:p>481</text:p>
          </table:table-cell>
          <table:table-cell table:style-name="ce23" table:formula="of:=INFO.OBBA.OBBA.OBGET(INFO.OBBA.OBBA.OBCALL(&quot;&quot;;[.$B$12];&quot;getHaltonNumber&quot;;INFO.OBBA.OBBA.OBMAKE(&quot;&quot;;&quot;int&quot;;[.H489])))" office:value-type="float" office:value="0.279296875">
            <text:p>0,279</text:p>
          </table:table-cell>
          <table:table-cell table:style-name="ce1"/>
          <table:table-cell table:style-name="ce19" table:formula="of:=[.K488]+2" office:value-type="float" office:value="962">
            <text:p>962</text:p>
          </table:table-cell>
          <table:table-cell table:style-name="ce19" table:formula="of:=[.L488]+2" office:value-type="float" office:value="963">
            <text:p>963</text:p>
          </table:table-cell>
          <table:table-cell table:style-name="ce23" table:formula="of:=INFO.OBBA.OBBA.OBGET(INFO.OBBA.OBBA.OBCALL(&quot;&quot;;[.$B$12];&quot;getHaltonNumber&quot;;INFO.OBBA.OBBA.OBMAKE(&quot;&quot;;&quot;int&quot;;[.K489])))" office:value-type="float" office:value="0.7646484375">
            <text:p>0,765</text:p>
          </table:table-cell>
          <table:table-cell table:style-name="ce23" table:formula="of:=INFO.OBBA.OBBA.OBGET(INFO.OBBA.OBBA.OBCALL(&quot;&quot;;[.$B$12];&quot;getHaltonNumber&quot;;INFO.OBBA.OBBA.OBMAKE(&quot;&quot;;&quot;int&quot;;[.L489])))" office:value-type="float" office:value="0.1396484375">
            <text:p>0,14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2">
            <text:p>482</text:p>
          </table:table-cell>
          <table:table-cell table:style-name="ce23" table:formula="of:=INFO.OBBA.OBBA.OBGET(INFO.OBBA.OBBA.OBCALL(&quot;&quot;;[.$B$12];&quot;getHaltonNumber&quot;;INFO.OBBA.OBBA.OBMAKE(&quot;&quot;;&quot;int&quot;;[.H490])))" office:value-type="float" office:value="0.779296875">
            <text:p>0,779</text:p>
          </table:table-cell>
          <table:table-cell table:style-name="ce1"/>
          <table:table-cell table:style-name="ce19" table:formula="of:=[.K489]+2" office:value-type="float" office:value="964">
            <text:p>964</text:p>
          </table:table-cell>
          <table:table-cell table:style-name="ce19" table:formula="of:=[.L489]+2" office:value-type="float" office:value="965">
            <text:p>965</text:p>
          </table:table-cell>
          <table:table-cell table:style-name="ce23" table:formula="of:=INFO.OBBA.OBBA.OBGET(INFO.OBBA.OBBA.OBCALL(&quot;&quot;;[.$B$12];&quot;getHaltonNumber&quot;;INFO.OBBA.OBBA.OBMAKE(&quot;&quot;;&quot;int&quot;;[.K490])))" office:value-type="float" office:value="0.6396484375">
            <text:p>0,640</text:p>
          </table:table-cell>
          <table:table-cell table:style-name="ce23" table:formula="of:=INFO.OBBA.OBBA.OBGET(INFO.OBBA.OBBA.OBCALL(&quot;&quot;;[.$B$12];&quot;getHaltonNumber&quot;;INFO.OBBA.OBBA.OBMAKE(&quot;&quot;;&quot;int&quot;;[.L490])))" office:value-type="float" office:value="0.3896484375">
            <text:p>0,39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3">
            <text:p>483</text:p>
          </table:table-cell>
          <table:table-cell table:style-name="ce23" table:formula="of:=INFO.OBBA.OBBA.OBGET(INFO.OBBA.OBBA.OBCALL(&quot;&quot;;[.$B$12];&quot;getHaltonNumber&quot;;INFO.OBBA.OBBA.OBMAKE(&quot;&quot;;&quot;int&quot;;[.H491])))" office:value-type="float" office:value="0.154296875">
            <text:p>0,154</text:p>
          </table:table-cell>
          <table:table-cell table:style-name="ce1"/>
          <table:table-cell table:style-name="ce19" table:formula="of:=[.K490]+2" office:value-type="float" office:value="966">
            <text:p>966</text:p>
          </table:table-cell>
          <table:table-cell table:style-name="ce19" table:formula="of:=[.L490]+2" office:value-type="float" office:value="967">
            <text:p>967</text:p>
          </table:table-cell>
          <table:table-cell table:style-name="ce23" table:formula="of:=INFO.OBBA.OBBA.OBGET(INFO.OBBA.OBBA.OBCALL(&quot;&quot;;[.$B$12];&quot;getHaltonNumber&quot;;INFO.OBBA.OBBA.OBMAKE(&quot;&quot;;&quot;int&quot;;[.K491])))" office:value-type="float" office:value="0.8896484375">
            <text:p>0,890</text:p>
          </table:table-cell>
          <table:table-cell table:style-name="ce23" table:formula="of:=INFO.OBBA.OBBA.OBGET(INFO.OBBA.OBBA.OBCALL(&quot;&quot;;[.$B$12];&quot;getHaltonNumber&quot;;INFO.OBBA.OBBA.OBMAKE(&quot;&quot;;&quot;int&quot;;[.L491])))" office:value-type="float" office:value="0.0771484375">
            <text:p>0,07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4">
            <text:p>484</text:p>
          </table:table-cell>
          <table:table-cell table:style-name="ce23" table:formula="of:=INFO.OBBA.OBBA.OBGET(INFO.OBBA.OBBA.OBCALL(&quot;&quot;;[.$B$12];&quot;getHaltonNumber&quot;;INFO.OBBA.OBBA.OBMAKE(&quot;&quot;;&quot;int&quot;;[.H492])))" office:value-type="float" office:value="0.654296875">
            <text:p>0,654</text:p>
          </table:table-cell>
          <table:table-cell table:style-name="ce1"/>
          <table:table-cell table:style-name="ce19" table:formula="of:=[.K491]+2" office:value-type="float" office:value="968">
            <text:p>968</text:p>
          </table:table-cell>
          <table:table-cell table:style-name="ce19" table:formula="of:=[.L491]+2" office:value-type="float" office:value="969">
            <text:p>969</text:p>
          </table:table-cell>
          <table:table-cell table:style-name="ce23" table:formula="of:=INFO.OBBA.OBBA.OBGET(INFO.OBBA.OBBA.OBCALL(&quot;&quot;;[.$B$12];&quot;getHaltonNumber&quot;;INFO.OBBA.OBBA.OBMAKE(&quot;&quot;;&quot;int&quot;;[.K492])))" office:value-type="float" office:value="0.5771484375">
            <text:p>0,577</text:p>
          </table:table-cell>
          <table:table-cell table:style-name="ce23" table:formula="of:=INFO.OBBA.OBBA.OBGET(INFO.OBBA.OBBA.OBCALL(&quot;&quot;;[.$B$12];&quot;getHaltonNumber&quot;;INFO.OBBA.OBBA.OBMAKE(&quot;&quot;;&quot;int&quot;;[.L492])))" office:value-type="float" office:value="0.3271484375">
            <text:p>0,327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5">
            <text:p>485</text:p>
          </table:table-cell>
          <table:table-cell table:style-name="ce23" table:formula="of:=INFO.OBBA.OBBA.OBGET(INFO.OBBA.OBBA.OBCALL(&quot;&quot;;[.$B$12];&quot;getHaltonNumber&quot;;INFO.OBBA.OBBA.OBMAKE(&quot;&quot;;&quot;int&quot;;[.H493])))" office:value-type="float" office:value="0.404296875">
            <text:p>0,404</text:p>
          </table:table-cell>
          <table:table-cell table:style-name="ce1"/>
          <table:table-cell table:style-name="ce19" table:formula="of:=[.K492]+2" office:value-type="float" office:value="970">
            <text:p>970</text:p>
          </table:table-cell>
          <table:table-cell table:style-name="ce19" table:formula="of:=[.L492]+2" office:value-type="float" office:value="971">
            <text:p>971</text:p>
          </table:table-cell>
          <table:table-cell table:style-name="ce23" table:formula="of:=INFO.OBBA.OBBA.OBGET(INFO.OBBA.OBBA.OBCALL(&quot;&quot;;[.$B$12];&quot;getHaltonNumber&quot;;INFO.OBBA.OBBA.OBMAKE(&quot;&quot;;&quot;int&quot;;[.K493])))" office:value-type="float" office:value="0.8271484375">
            <text:p>0,827</text:p>
          </table:table-cell>
          <table:table-cell table:style-name="ce23" table:formula="of:=INFO.OBBA.OBBA.OBGET(INFO.OBBA.OBBA.OBCALL(&quot;&quot;;[.$B$12];&quot;getHaltonNumber&quot;;INFO.OBBA.OBBA.OBMAKE(&quot;&quot;;&quot;int&quot;;[.L493])))" office:value-type="float" office:value="0.2021484375">
            <text:p>0,20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6">
            <text:p>486</text:p>
          </table:table-cell>
          <table:table-cell table:style-name="ce23" table:formula="of:=INFO.OBBA.OBBA.OBGET(INFO.OBBA.OBBA.OBCALL(&quot;&quot;;[.$B$12];&quot;getHaltonNumber&quot;;INFO.OBBA.OBBA.OBMAKE(&quot;&quot;;&quot;int&quot;;[.H494])))" office:value-type="float" office:value="0.904296875">
            <text:p>0,904</text:p>
          </table:table-cell>
          <table:table-cell table:style-name="ce1"/>
          <table:table-cell table:style-name="ce19" table:formula="of:=[.K493]+2" office:value-type="float" office:value="972">
            <text:p>972</text:p>
          </table:table-cell>
          <table:table-cell table:style-name="ce19" table:formula="of:=[.L493]+2" office:value-type="float" office:value="973">
            <text:p>973</text:p>
          </table:table-cell>
          <table:table-cell table:style-name="ce23" table:formula="of:=INFO.OBBA.OBBA.OBGET(INFO.OBBA.OBBA.OBCALL(&quot;&quot;;[.$B$12];&quot;getHaltonNumber&quot;;INFO.OBBA.OBBA.OBMAKE(&quot;&quot;;&quot;int&quot;;[.K494])))" office:value-type="float" office:value="0.7021484375">
            <text:p>0,702</text:p>
          </table:table-cell>
          <table:table-cell table:style-name="ce23" table:formula="of:=INFO.OBBA.OBBA.OBGET(INFO.OBBA.OBBA.OBCALL(&quot;&quot;;[.$B$12];&quot;getHaltonNumber&quot;;INFO.OBBA.OBBA.OBMAKE(&quot;&quot;;&quot;int&quot;;[.L494])))" office:value-type="float" office:value="0.4521484375">
            <text:p>0,452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7">
            <text:p>487</text:p>
          </table:table-cell>
          <table:table-cell table:style-name="ce23" table:formula="of:=INFO.OBBA.OBBA.OBGET(INFO.OBBA.OBBA.OBCALL(&quot;&quot;;[.$B$12];&quot;getHaltonNumber&quot;;INFO.OBBA.OBBA.OBMAKE(&quot;&quot;;&quot;int&quot;;[.H495])))" office:value-type="float" office:value="0.091796875">
            <text:p>0,092</text:p>
          </table:table-cell>
          <table:table-cell table:style-name="ce1"/>
          <table:table-cell table:style-name="ce19" table:formula="of:=[.K494]+2" office:value-type="float" office:value="974">
            <text:p>974</text:p>
          </table:table-cell>
          <table:table-cell table:style-name="ce19" table:formula="of:=[.L494]+2" office:value-type="float" office:value="975">
            <text:p>975</text:p>
          </table:table-cell>
          <table:table-cell table:style-name="ce23" table:formula="of:=INFO.OBBA.OBBA.OBGET(INFO.OBBA.OBBA.OBCALL(&quot;&quot;;[.$B$12];&quot;getHaltonNumber&quot;;INFO.OBBA.OBBA.OBMAKE(&quot;&quot;;&quot;int&quot;;[.K495])))" office:value-type="float" office:value="0.9521484375">
            <text:p>0,952</text:p>
          </table:table-cell>
          <table:table-cell table:style-name="ce23" table:formula="of:=INFO.OBBA.OBBA.OBGET(INFO.OBBA.OBBA.OBCALL(&quot;&quot;;[.$B$12];&quot;getHaltonNumber&quot;;INFO.OBBA.OBBA.OBMAKE(&quot;&quot;;&quot;int&quot;;[.L495])))" office:value-type="float" office:value="0.0458984375">
            <text:p>0,04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8">
            <text:p>488</text:p>
          </table:table-cell>
          <table:table-cell table:style-name="ce23" table:formula="of:=INFO.OBBA.OBBA.OBGET(INFO.OBBA.OBBA.OBCALL(&quot;&quot;;[.$B$12];&quot;getHaltonNumber&quot;;INFO.OBBA.OBBA.OBMAKE(&quot;&quot;;&quot;int&quot;;[.H496])))" office:value-type="float" office:value="0.591796875">
            <text:p>0,592</text:p>
          </table:table-cell>
          <table:table-cell table:style-name="ce1"/>
          <table:table-cell table:style-name="ce19" table:formula="of:=[.K495]+2" office:value-type="float" office:value="976">
            <text:p>976</text:p>
          </table:table-cell>
          <table:table-cell table:style-name="ce19" table:formula="of:=[.L495]+2" office:value-type="float" office:value="977">
            <text:p>977</text:p>
          </table:table-cell>
          <table:table-cell table:style-name="ce23" table:formula="of:=INFO.OBBA.OBBA.OBGET(INFO.OBBA.OBBA.OBCALL(&quot;&quot;;[.$B$12];&quot;getHaltonNumber&quot;;INFO.OBBA.OBBA.OBMAKE(&quot;&quot;;&quot;int&quot;;[.K496])))" office:value-type="float" office:value="0.5458984375">
            <text:p>0,546</text:p>
          </table:table-cell>
          <table:table-cell table:style-name="ce23" table:formula="of:=INFO.OBBA.OBBA.OBGET(INFO.OBBA.OBBA.OBCALL(&quot;&quot;;[.$B$12];&quot;getHaltonNumber&quot;;INFO.OBBA.OBBA.OBMAKE(&quot;&quot;;&quot;int&quot;;[.L496])))" office:value-type="float" office:value="0.2958984375">
            <text:p>0,296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89">
            <text:p>489</text:p>
          </table:table-cell>
          <table:table-cell table:style-name="ce23" table:formula="of:=INFO.OBBA.OBBA.OBGET(INFO.OBBA.OBBA.OBCALL(&quot;&quot;;[.$B$12];&quot;getHaltonNumber&quot;;INFO.OBBA.OBBA.OBMAKE(&quot;&quot;;&quot;int&quot;;[.H497])))" office:value-type="float" office:value="0.341796875">
            <text:p>0,342</text:p>
          </table:table-cell>
          <table:table-cell table:style-name="ce1"/>
          <table:table-cell table:style-name="ce19" table:formula="of:=[.K496]+2" office:value-type="float" office:value="978">
            <text:p>978</text:p>
          </table:table-cell>
          <table:table-cell table:style-name="ce19" table:formula="of:=[.L496]+2" office:value-type="float" office:value="979">
            <text:p>979</text:p>
          </table:table-cell>
          <table:table-cell table:style-name="ce23" table:formula="of:=INFO.OBBA.OBBA.OBGET(INFO.OBBA.OBBA.OBCALL(&quot;&quot;;[.$B$12];&quot;getHaltonNumber&quot;;INFO.OBBA.OBBA.OBMAKE(&quot;&quot;;&quot;int&quot;;[.K497])))" office:value-type="float" office:value="0.7958984375">
            <text:p>0,796</text:p>
          </table:table-cell>
          <table:table-cell table:style-name="ce23" table:formula="of:=INFO.OBBA.OBBA.OBGET(INFO.OBBA.OBBA.OBCALL(&quot;&quot;;[.$B$12];&quot;getHaltonNumber&quot;;INFO.OBBA.OBBA.OBMAKE(&quot;&quot;;&quot;int&quot;;[.L497])))" office:value-type="float" office:value="0.1708984375">
            <text:p>0,17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0">
            <text:p>490</text:p>
          </table:table-cell>
          <table:table-cell table:style-name="ce23" table:formula="of:=INFO.OBBA.OBBA.OBGET(INFO.OBBA.OBBA.OBCALL(&quot;&quot;;[.$B$12];&quot;getHaltonNumber&quot;;INFO.OBBA.OBBA.OBMAKE(&quot;&quot;;&quot;int&quot;;[.H498])))" office:value-type="float" office:value="0.841796875">
            <text:p>0,842</text:p>
          </table:table-cell>
          <table:table-cell table:style-name="ce1"/>
          <table:table-cell table:style-name="ce19" table:formula="of:=[.K497]+2" office:value-type="float" office:value="980">
            <text:p>980</text:p>
          </table:table-cell>
          <table:table-cell table:style-name="ce19" table:formula="of:=[.L497]+2" office:value-type="float" office:value="981">
            <text:p>981</text:p>
          </table:table-cell>
          <table:table-cell table:style-name="ce23" table:formula="of:=INFO.OBBA.OBBA.OBGET(INFO.OBBA.OBBA.OBCALL(&quot;&quot;;[.$B$12];&quot;getHaltonNumber&quot;;INFO.OBBA.OBBA.OBMAKE(&quot;&quot;;&quot;int&quot;;[.K498])))" office:value-type="float" office:value="0.6708984375">
            <text:p>0,671</text:p>
          </table:table-cell>
          <table:table-cell table:style-name="ce23" table:formula="of:=INFO.OBBA.OBBA.OBGET(INFO.OBBA.OBBA.OBCALL(&quot;&quot;;[.$B$12];&quot;getHaltonNumber&quot;;INFO.OBBA.OBBA.OBMAKE(&quot;&quot;;&quot;int&quot;;[.L498])))" office:value-type="float" office:value="0.4208984375">
            <text:p>0,421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1">
            <text:p>491</text:p>
          </table:table-cell>
          <table:table-cell table:style-name="ce23" table:formula="of:=INFO.OBBA.OBBA.OBGET(INFO.OBBA.OBBA.OBCALL(&quot;&quot;;[.$B$12];&quot;getHaltonNumber&quot;;INFO.OBBA.OBBA.OBMAKE(&quot;&quot;;&quot;int&quot;;[.H499])))" office:value-type="float" office:value="0.216796875">
            <text:p>0,217</text:p>
          </table:table-cell>
          <table:table-cell table:style-name="ce1"/>
          <table:table-cell table:style-name="ce19" table:formula="of:=[.K498]+2" office:value-type="float" office:value="982">
            <text:p>982</text:p>
          </table:table-cell>
          <table:table-cell table:style-name="ce19" table:formula="of:=[.L498]+2" office:value-type="float" office:value="983">
            <text:p>983</text:p>
          </table:table-cell>
          <table:table-cell table:style-name="ce23" table:formula="of:=INFO.OBBA.OBBA.OBGET(INFO.OBBA.OBBA.OBCALL(&quot;&quot;;[.$B$12];&quot;getHaltonNumber&quot;;INFO.OBBA.OBBA.OBMAKE(&quot;&quot;;&quot;int&quot;;[.K499])))" office:value-type="float" office:value="0.9208984375">
            <text:p>0,921</text:p>
          </table:table-cell>
          <table:table-cell table:style-name="ce23" table:formula="of:=INFO.OBBA.OBBA.OBGET(INFO.OBBA.OBBA.OBCALL(&quot;&quot;;[.$B$12];&quot;getHaltonNumber&quot;;INFO.OBBA.OBBA.OBMAKE(&quot;&quot;;&quot;int&quot;;[.L499])))" office:value-type="float" office:value="0.1083984375">
            <text:p>0,10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2">
            <text:p>492</text:p>
          </table:table-cell>
          <table:table-cell table:style-name="ce23" table:formula="of:=INFO.OBBA.OBBA.OBGET(INFO.OBBA.OBBA.OBCALL(&quot;&quot;;[.$B$12];&quot;getHaltonNumber&quot;;INFO.OBBA.OBBA.OBMAKE(&quot;&quot;;&quot;int&quot;;[.H500])))" office:value-type="float" office:value="0.716796875">
            <text:p>0,717</text:p>
          </table:table-cell>
          <table:table-cell table:style-name="ce1"/>
          <table:table-cell table:style-name="ce19" table:formula="of:=[.K499]+2" office:value-type="float" office:value="984">
            <text:p>984</text:p>
          </table:table-cell>
          <table:table-cell table:style-name="ce19" table:formula="of:=[.L499]+2" office:value-type="float" office:value="985">
            <text:p>985</text:p>
          </table:table-cell>
          <table:table-cell table:style-name="ce23" table:formula="of:=INFO.OBBA.OBBA.OBGET(INFO.OBBA.OBBA.OBCALL(&quot;&quot;;[.$B$12];&quot;getHaltonNumber&quot;;INFO.OBBA.OBBA.OBMAKE(&quot;&quot;;&quot;int&quot;;[.K500])))" office:value-type="float" office:value="0.6083984375">
            <text:p>0,608</text:p>
          </table:table-cell>
          <table:table-cell table:style-name="ce23" table:formula="of:=INFO.OBBA.OBBA.OBGET(INFO.OBBA.OBBA.OBCALL(&quot;&quot;;[.$B$12];&quot;getHaltonNumber&quot;;INFO.OBBA.OBBA.OBMAKE(&quot;&quot;;&quot;int&quot;;[.L500])))" office:value-type="float" office:value="0.3583984375">
            <text:p>0,358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3">
            <text:p>493</text:p>
          </table:table-cell>
          <table:table-cell table:style-name="ce23" table:formula="of:=INFO.OBBA.OBBA.OBGET(INFO.OBBA.OBBA.OBCALL(&quot;&quot;;[.$B$12];&quot;getHaltonNumber&quot;;INFO.OBBA.OBBA.OBMAKE(&quot;&quot;;&quot;int&quot;;[.H501])))" office:value-type="float" office:value="0.466796875">
            <text:p>0,467</text:p>
          </table:table-cell>
          <table:table-cell table:style-name="ce1"/>
          <table:table-cell table:style-name="ce19" table:formula="of:=[.K500]+2" office:value-type="float" office:value="986">
            <text:p>986</text:p>
          </table:table-cell>
          <table:table-cell table:style-name="ce19" table:formula="of:=[.L500]+2" office:value-type="float" office:value="987">
            <text:p>987</text:p>
          </table:table-cell>
          <table:table-cell table:style-name="ce23" table:formula="of:=INFO.OBBA.OBBA.OBGET(INFO.OBBA.OBBA.OBCALL(&quot;&quot;;[.$B$12];&quot;getHaltonNumber&quot;;INFO.OBBA.OBBA.OBMAKE(&quot;&quot;;&quot;int&quot;;[.K501])))" office:value-type="float" office:value="0.8583984375">
            <text:p>0,858</text:p>
          </table:table-cell>
          <table:table-cell table:style-name="ce23" table:formula="of:=INFO.OBBA.OBBA.OBGET(INFO.OBBA.OBBA.OBCALL(&quot;&quot;;[.$B$12];&quot;getHaltonNumber&quot;;INFO.OBBA.OBBA.OBMAKE(&quot;&quot;;&quot;int&quot;;[.L501])))" office:value-type="float" office:value="0.2333984375">
            <text:p>0,23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4">
            <text:p>494</text:p>
          </table:table-cell>
          <table:table-cell table:style-name="ce23" table:formula="of:=INFO.OBBA.OBBA.OBGET(INFO.OBBA.OBBA.OBCALL(&quot;&quot;;[.$B$12];&quot;getHaltonNumber&quot;;INFO.OBBA.OBBA.OBMAKE(&quot;&quot;;&quot;int&quot;;[.H502])))" office:value-type="float" office:value="0.966796875">
            <text:p>0,967</text:p>
          </table:table-cell>
          <table:table-cell table:style-name="ce1"/>
          <table:table-cell table:style-name="ce19" table:formula="of:=[.K501]+2" office:value-type="float" office:value="988">
            <text:p>988</text:p>
          </table:table-cell>
          <table:table-cell table:style-name="ce19" table:formula="of:=[.L501]+2" office:value-type="float" office:value="989">
            <text:p>989</text:p>
          </table:table-cell>
          <table:table-cell table:style-name="ce23" table:formula="of:=INFO.OBBA.OBBA.OBGET(INFO.OBBA.OBBA.OBCALL(&quot;&quot;;[.$B$12];&quot;getHaltonNumber&quot;;INFO.OBBA.OBBA.OBMAKE(&quot;&quot;;&quot;int&quot;;[.K502])))" office:value-type="float" office:value="0.7333984375">
            <text:p>0,733</text:p>
          </table:table-cell>
          <table:table-cell table:style-name="ce23" table:formula="of:=INFO.OBBA.OBBA.OBGET(INFO.OBBA.OBBA.OBCALL(&quot;&quot;;[.$B$12];&quot;getHaltonNumber&quot;;INFO.OBBA.OBBA.OBMAKE(&quot;&quot;;&quot;int&quot;;[.L502])))" office:value-type="float" office:value="0.4833984375">
            <text:p>0,483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5">
            <text:p>495</text:p>
          </table:table-cell>
          <table:table-cell table:style-name="ce23" table:formula="of:=INFO.OBBA.OBBA.OBGET(INFO.OBBA.OBBA.OBCALL(&quot;&quot;;[.$B$12];&quot;getHaltonNumber&quot;;INFO.OBBA.OBBA.OBMAKE(&quot;&quot;;&quot;int&quot;;[.H503])))" office:value-type="float" office:value="0.060546875">
            <text:p>0,061</text:p>
          </table:table-cell>
          <table:table-cell table:style-name="ce1"/>
          <table:table-cell table:style-name="ce19" table:formula="of:=[.K502]+2" office:value-type="float" office:value="990">
            <text:p>990</text:p>
          </table:table-cell>
          <table:table-cell table:style-name="ce19" table:formula="of:=[.L502]+2" office:value-type="float" office:value="991">
            <text:p>991</text:p>
          </table:table-cell>
          <table:table-cell table:style-name="ce23" table:formula="of:=INFO.OBBA.OBBA.OBGET(INFO.OBBA.OBBA.OBCALL(&quot;&quot;;[.$B$12];&quot;getHaltonNumber&quot;;INFO.OBBA.OBBA.OBMAKE(&quot;&quot;;&quot;int&quot;;[.K503])))" office:value-type="float" office:value="0.9833984375">
            <text:p>0,983</text:p>
          </table:table-cell>
          <table:table-cell table:style-name="ce23" table:formula="of:=INFO.OBBA.OBBA.OBGET(INFO.OBBA.OBBA.OBCALL(&quot;&quot;;[.$B$12];&quot;getHaltonNumber&quot;;INFO.OBBA.OBBA.OBMAKE(&quot;&quot;;&quot;int&quot;;[.L503])))" office:value-type="float" office:value="0.0302734375">
            <text:p>0,03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6">
            <text:p>496</text:p>
          </table:table-cell>
          <table:table-cell table:style-name="ce23" table:formula="of:=INFO.OBBA.OBBA.OBGET(INFO.OBBA.OBBA.OBCALL(&quot;&quot;;[.$B$12];&quot;getHaltonNumber&quot;;INFO.OBBA.OBBA.OBMAKE(&quot;&quot;;&quot;int&quot;;[.H504])))" office:value-type="float" office:value="0.560546875">
            <text:p>0,561</text:p>
          </table:table-cell>
          <table:table-cell table:style-name="ce1"/>
          <table:table-cell table:style-name="ce19" table:formula="of:=[.K503]+2" office:value-type="float" office:value="992">
            <text:p>992</text:p>
          </table:table-cell>
          <table:table-cell table:style-name="ce19" table:formula="of:=[.L503]+2" office:value-type="float" office:value="993">
            <text:p>993</text:p>
          </table:table-cell>
          <table:table-cell table:style-name="ce23" table:formula="of:=INFO.OBBA.OBBA.OBGET(INFO.OBBA.OBBA.OBCALL(&quot;&quot;;[.$B$12];&quot;getHaltonNumber&quot;;INFO.OBBA.OBBA.OBMAKE(&quot;&quot;;&quot;int&quot;;[.K504])))" office:value-type="float" office:value="0.5302734375">
            <text:p>0,530</text:p>
          </table:table-cell>
          <table:table-cell table:style-name="ce23" table:formula="of:=INFO.OBBA.OBBA.OBGET(INFO.OBBA.OBBA.OBCALL(&quot;&quot;;[.$B$12];&quot;getHaltonNumber&quot;;INFO.OBBA.OBBA.OBMAKE(&quot;&quot;;&quot;int&quot;;[.L504])))" office:value-type="float" office:value="0.2802734375">
            <text:p>0,280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7">
            <text:p>497</text:p>
          </table:table-cell>
          <table:table-cell table:style-name="ce23" table:formula="of:=INFO.OBBA.OBBA.OBGET(INFO.OBBA.OBBA.OBCALL(&quot;&quot;;[.$B$12];&quot;getHaltonNumber&quot;;INFO.OBBA.OBBA.OBMAKE(&quot;&quot;;&quot;int&quot;;[.H505])))" office:value-type="float" office:value="0.310546875">
            <text:p>0,311</text:p>
          </table:table-cell>
          <table:table-cell table:style-name="ce1"/>
          <table:table-cell table:style-name="ce19" table:formula="of:=[.K504]+2" office:value-type="float" office:value="994">
            <text:p>994</text:p>
          </table:table-cell>
          <table:table-cell table:style-name="ce19" table:formula="of:=[.L504]+2" office:value-type="float" office:value="995">
            <text:p>995</text:p>
          </table:table-cell>
          <table:table-cell table:style-name="ce23" table:formula="of:=INFO.OBBA.OBBA.OBGET(INFO.OBBA.OBBA.OBCALL(&quot;&quot;;[.$B$12];&quot;getHaltonNumber&quot;;INFO.OBBA.OBBA.OBMAKE(&quot;&quot;;&quot;int&quot;;[.K505])))" office:value-type="float" office:value="0.7802734375">
            <text:p>0,780</text:p>
          </table:table-cell>
          <table:table-cell table:style-name="ce23" table:formula="of:=INFO.OBBA.OBBA.OBGET(INFO.OBBA.OBBA.OBCALL(&quot;&quot;;[.$B$12];&quot;getHaltonNumber&quot;;INFO.OBBA.OBBA.OBMAKE(&quot;&quot;;&quot;int&quot;;[.L505])))" office:value-type="float" office:value="0.1552734375">
            <text:p>0,15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8">
            <text:p>498</text:p>
          </table:table-cell>
          <table:table-cell table:style-name="ce23" table:formula="of:=INFO.OBBA.OBBA.OBGET(INFO.OBBA.OBBA.OBCALL(&quot;&quot;;[.$B$12];&quot;getHaltonNumber&quot;;INFO.OBBA.OBBA.OBMAKE(&quot;&quot;;&quot;int&quot;;[.H506])))" office:value-type="float" office:value="0.810546875">
            <text:p>0,811</text:p>
          </table:table-cell>
          <table:table-cell table:style-name="ce1"/>
          <table:table-cell table:style-name="ce19" table:formula="of:=[.K505]+2" office:value-type="float" office:value="996">
            <text:p>996</text:p>
          </table:table-cell>
          <table:table-cell table:style-name="ce19" table:formula="of:=[.L505]+2" office:value-type="float" office:value="997">
            <text:p>997</text:p>
          </table:table-cell>
          <table:table-cell table:style-name="ce23" table:formula="of:=INFO.OBBA.OBBA.OBGET(INFO.OBBA.OBBA.OBCALL(&quot;&quot;;[.$B$12];&quot;getHaltonNumber&quot;;INFO.OBBA.OBBA.OBMAKE(&quot;&quot;;&quot;int&quot;;[.K506])))" office:value-type="float" office:value="0.6552734375">
            <text:p>0,655</text:p>
          </table:table-cell>
          <table:table-cell table:style-name="ce23" table:formula="of:=INFO.OBBA.OBBA.OBGET(INFO.OBBA.OBBA.OBCALL(&quot;&quot;;[.$B$12];&quot;getHaltonNumber&quot;;INFO.OBBA.OBBA.OBMAKE(&quot;&quot;;&quot;int&quot;;[.L506])))" office:value-type="float" office:value="0.4052734375">
            <text:p>0,405</text:p>
          </table:table-cell>
          <table:table-cell table:style-name="ce1" table:number-columns-repeated="242"/>
          <table:table-cell table:number-columns-repeated="768"/>
        </table:table-row>
        <table:table-row table:style-name="ro2">
          <table:table-cell table:style-name="ce1" table:number-columns-repeated="7"/>
          <table:table-cell table:style-name="ce19" office:value-type="float" office:value="499">
            <text:p>499</text:p>
          </table:table-cell>
          <table:table-cell table:style-name="ce23" table:formula="of:=INFO.OBBA.OBBA.OBGET(INFO.OBBA.OBBA.OBCALL(&quot;&quot;;[.$B$12];&quot;getHaltonNumber&quot;;INFO.OBBA.OBBA.OBMAKE(&quot;&quot;;&quot;int&quot;;[.H507])))" office:value-type="float" office:value="0.185546875">
            <text:p>0,186</text:p>
          </table:table-cell>
          <table:table-cell table:style-name="ce1"/>
          <table:table-cell table:style-name="ce19" table:formula="of:=[.K506]+2" office:value-type="float" office:value="998">
            <text:p>998</text:p>
          </table:table-cell>
          <table:table-cell table:style-name="ce19" table:formula="of:=[.L506]+2" office:value-type="float" office:value="999">
            <text:p>999</text:p>
          </table:table-cell>
          <table:table-cell table:style-name="ce23" table:formula="of:=INFO.OBBA.OBBA.OBGET(INFO.OBBA.OBBA.OBCALL(&quot;&quot;;[.$B$12];&quot;getHaltonNumber&quot;;INFO.OBBA.OBBA.OBMAKE(&quot;&quot;;&quot;int&quot;;[.K507])))" office:value-type="float" office:value="0.9052734375">
            <text:p>0,905</text:p>
          </table:table-cell>
          <table:table-cell table:style-name="ce23" table:formula="of:=INFO.OBBA.OBBA.OBGET(INFO.OBBA.OBBA.OBCALL(&quot;&quot;;[.$B$12];&quot;getHaltonNumber&quot;;INFO.OBBA.OBBA.OBMAKE(&quot;&quot;;&quot;int&quot;;[.L507])))" office:value-type="float" office:value="0.0927734375">
            <text:p>0,093</text:p>
          </table:table-cell>
          <table:table-cell table:style-name="ce1" table:number-columns-repeated="242"/>
          <table:table-cell table:number-columns-repeated="768"/>
        </table:table-row>
        <table:table-row table:style-name="ro2" table:number-rows-repeated="65029">
          <table:table-cell table:style-name="ce1" table:number-columns-repeated="8"/>
          <table:table-cell table:style-name="ce10"/>
          <table:table-cell table:style-name="ce1" table:number-columns-repeated="247"/>
          <table:table-cell table:number-columns-repeated="768"/>
        </table:table-row>
        <table:table-row table:style-name="ro2">
          <table:table-cell/>
          <table:table-cell table:style-name="ce1" table:number-columns-repeated="5"/>
          <table:table-cell table:number-columns-repeated="101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2:37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2-10-25T12:37:35</dc:date>
    <dc:creator>Christian Fries</dc:creator>
    <meta:editing-duration>PT5H48M9S</meta:editing-duration>
    <meta:editing-cycles>10</meta:editing-cycles>
    <meta:generator>OpenOffice.org/3.4.1$Unix OpenOffice.org_project/341m1$Build-9593</meta:generator>
    <meta:document-statistic meta:table-count="2" meta:cell-count="30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56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6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Halton Sequence'.M8:'Halton Sequence'.N507" svg:x="0.409cm" svg:y="0.14cm" svg:width="10.348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Halton Sequence'.N8:'Halton Sequence'.N507" chart:class="chart:scatter">
            <chart:domain table:cell-range-address="'Halton Sequence'.M8:'Halton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M8:'Halton Sequence'.M507</svg:desc>
                </draw:g>
              </table:table-cell>
              <table:table-cell office:value-type="float" office:value="0.25">
                <text:p>0.25</text:p>
                <draw:g>
                  <svg:desc>'Halton Sequence'.N8:'Halton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5">
                <text:p>0.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25">
                <text:p>0.8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75">
                <text:p>0.93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25">
                <text:p>0.531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125">
                <text:p>0.78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25">
                <text:p>0.65625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25">
                <text:p>0.9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75">
                <text:p>0.5937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375">
                <text:p>0.84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75">
                <text:p>0.71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875">
                <text:p>0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625">
                <text:p>0.5156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625">
                <text:p>0.7656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0625">
                <text:p>0.640625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0625">
                <text:p>0.89062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8125">
                <text:p>0.578125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125">
                <text:p>0.828125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3125">
                <text:p>0.70312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125">
                <text:p>0.9531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6875">
                <text:p>0.5468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6875">
                <text:p>0.7968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875">
                <text:p>0.67187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875">
                <text:p>0.92187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9375">
                <text:p>0.859375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4375">
                <text:p>0.73437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4375">
                <text:p>0.98437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78125">
                <text:p>0.7578125</text:p>
              </table:table-cell>
              <table:table-cell office:value-type="float" office:value="0.1328125">
                <text:p>0.1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8125">
                <text:p>0.8828125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03125">
                <text:p>0.8203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53125">
                <text:p>0.695312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53125">
                <text:p>0.945312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90625">
                <text:p>0.789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0625">
                <text:p>0.91406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15625">
                <text:p>0.851562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5625">
                <text:p>0.726562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65625">
                <text:p>0.9765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34375">
                <text:p>0.7734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84375">
                <text:p>0.8984375</text:p>
              </table:table-cell>
              <table:table-cell office:value-type="float" office:value="0.0859375">
                <text:p>0.08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59375">
                <text:p>0.83593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09375">
                <text:p>0.710937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09375">
                <text:p>0.960937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46875">
                <text:p>0.8046875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96875">
                <text:p>0.6796875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6875">
                <text:p>0.9296875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421875">
                <text:p>0.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21875">
                <text:p>0.742187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1875">
                <text:p>0.9921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6640625">
                <text:p>0.066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19140625">
                <text:p>0.19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44140625">
                <text:p>0.44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34765625">
                <text:p>0.3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22265625">
                <text:p>0.2226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47265625">
                <text:p>0.4726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6953125">
                <text:p>0.269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39453125">
                <text:p>0.394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45703125">
                <text:p>0.45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30078125">
                <text:p>0.300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2578125">
                <text:p>0.42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6171875">
                <text:p>0.261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32421875">
                <text:p>0.3242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44921875">
                <text:p>0.449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29296875">
                <text:p>0.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23046875">
                <text:p>0.230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48046875">
                <text:p>0.48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27734375">
                <text:p>0.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40234375">
                <text:p>0.402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33984375">
                <text:p>0.3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46484375">
                <text:p>0.4648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30859375">
                <text:p>0.30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18359375">
                <text:p>0.18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43359375">
                <text:p>0.43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37109375">
                <text:p>0.371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314453125">
                <text:p>0.31445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189453125">
                <text:p>0.1894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439453125">
                <text:p>0.4394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283203125">
                <text:p>0.283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158203125">
                <text:p>0.158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408203125">
                <text:p>0.408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95703125">
                <text:p>0.0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345703125">
                <text:p>0.3457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220703125">
                <text:p>0.220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470703125">
                <text:p>0.470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267578125">
                <text:p>0.26757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42578125">
                <text:p>0.1425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330078125">
                <text:p>0.3300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205078125">
                <text:p>0.20507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55078125">
                <text:p>0.4550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048828125">
                <text:p>0.04882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298828125">
                <text:p>0.298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423828125">
                <text:p>0.42382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111328125">
                <text:p>0.1113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361328125">
                <text:p>0.3613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236328125">
                <text:p>0.23632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486328125">
                <text:p>0.4863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259765625">
                <text:p>0.259765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134765625">
                <text:p>0.13476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84765625">
                <text:p>0.38476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072265625">
                <text:p>0.0722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197265625">
                <text:p>0.19726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166015625">
                <text:p>0.1660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416015625">
                <text:p>0.4160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103515625">
                <text:p>0.10351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228515625">
                <text:p>0.228515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275390625">
                <text:p>0.27539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150390625">
                <text:p>0.15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400390625">
                <text:p>0.40039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087890625">
                <text:p>0.0878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37890625">
                <text:p>0.33789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212890625">
                <text:p>0.2128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462890625">
                <text:p>0.4628906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056640625">
                <text:p>0.05664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306640625">
                <text:p>0.3066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181640625">
                <text:p>0.181640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431640625">
                <text:p>0.431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119140625">
                <text:p>0.11914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369140625">
                <text:p>0.36914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494140625">
                <text:p>0.4941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380859375">
                <text:p>0.3808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068359375">
                <text:p>0.0683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318359375">
                <text:p>0.318359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43359375">
                <text:p>0.4433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287109375">
                <text:p>0.28710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162109375">
                <text:p>0.1621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412109375">
                <text:p>0.41210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099609375">
                <text:p>0.09960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24609375">
                <text:p>0.224609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474609375">
                <text:p>0.4746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71484375">
                <text:p>0.271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396484375">
                <text:p>0.3964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984375">
                <text:p>0.08398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333984375">
                <text:p>0.3339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458984375">
                <text:p>0.4589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02734375">
                <text:p>0.3027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77734375">
                <text:p>0.1777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427734375">
                <text:p>0.42773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115234375">
                <text:p>0.11523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365234375">
                <text:p>0.36523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263671875">
                <text:p>0.26367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138671875">
                <text:p>0.138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388671875">
                <text:p>0.38867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326171875">
                <text:p>0.32617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044921875">
                <text:p>0.044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19921875">
                <text:p>0.41992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07421875">
                <text:p>0.10742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357421875">
                <text:p>0.35742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232421875">
                <text:p>0.23242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279296875">
                <text:p>0.27929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154296875">
                <text:p>0.15429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404296875">
                <text:p>0.4042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091796875">
                <text:p>0.091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341796875">
                <text:p>0.34179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216796875">
                <text:p>0.216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466796875">
                <text:p>0.46679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310546875">
                <text:p>0.31054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0.435546875">
                <text:p>0.43554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0.123046875">
                <text:p>0.1230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373046875">
                <text:p>0.373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0.248046875">
                <text:p>0.24804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2509765625">
                <text:p>0.250976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0.1259765625">
                <text:p>0.125976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3759765625">
                <text:p>0.375976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0.3134765625">
                <text:p>0.313476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0.1884765625">
                <text:p>0.188476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0.2822265625">
                <text:p>0.28222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0.1572265625">
                <text:p>0.15722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0.4072265625">
                <text:p>0.407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0.0947265625">
                <text:p>0.0947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0.3447265625">
                <text:p>0.344726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0.2197265625">
                <text:p>0.21972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0.4697265625">
                <text:p>0.469726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2666015625">
                <text:p>0.266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0.3916015625">
                <text:p>0.39160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0.4541015625">
                <text:p>0.454101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978515625">
                <text:p>0.297851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0.4228515625">
                <text:p>0.422851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0.1103515625">
                <text:p>0.110351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0.3603515625">
                <text:p>0.36035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0.2353515625">
                <text:p>0.235351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587890625">
                <text:p>0.258789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0.1337890625">
                <text:p>0.133789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0.3837890625">
                <text:p>0.3837890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0.0712890625">
                <text:p>0.0712890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0.3212890625">
                <text:p>0.3212890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0.4462890625">
                <text:p>0.446289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0.1650390625">
                <text:p>0.1650390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0.4150390625">
                <text:p>0.41503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0.4775390625">
                <text:p>0.4775390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0.2744140625">
                <text:p>0.27441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0.1494140625">
                <text:p>0.14941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0.3994140625">
                <text:p>0.399414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0.3369140625">
                <text:p>0.336914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0.2119140625">
                <text:p>0.2119140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0.4619140625">
                <text:p>0.461914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0.3056640625">
                <text:p>0.305664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0.1181640625">
                <text:p>0.1181640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0.3681640625">
                <text:p>0.368164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0.4931640625">
                <text:p>0.4931640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0.1298828125">
                <text:p>0.1298828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0.3798828125">
                <text:p>0.3798828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0.1923828125">
                <text:p>0.1923828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0.4423828125">
                <text:p>0.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0.2861328125">
                <text:p>0.2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0.1611328125">
                <text:p>0.161132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0.4111328125">
                <text:p>0.411132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0.0986328125">
                <text:p>0.0986328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0.3486328125">
                <text:p>0.3486328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0.2236328125">
                <text:p>0.223632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0.4736328125">
                <text:p>0.47363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0.2705078125">
                <text:p>0.2705078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0.3955078125">
                <text:p>0.3955078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0.0830078125">
                <text:p>0.083007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0.3330078125">
                <text:p>0.333007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0.4580078125">
                <text:p>0.458007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0.1767578125">
                <text:p>0.1767578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0.4267578125">
                <text:p>0.4267578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0.3642578125">
                <text:p>0.3642578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0.2392578125">
                <text:p>0.239257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0.4892578125">
                <text:p>0.489257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0.2626953125">
                <text:p>0.262695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0.1376953125">
                <text:p>0.137695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0.3876953125">
                <text:p>0.387695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0.3251953125">
                <text:p>0.325195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0.2001953125">
                <text:p>0.200195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0.0439453125">
                <text:p>0.043945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0.1689453125">
                <text:p>0.1689453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0.1064453125">
                <text:p>0.1064453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0.3564453125">
                <text:p>0.356445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0.2314453125">
                <text:p>0.231445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0.4814453125">
                <text:p>0.4814453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0.2783203125">
                <text:p>0.2783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0.4658203125">
                <text:p>0.46582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0.3095703125">
                <text:p>0.309570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0.1845703125">
                <text:p>0.1845703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0.4345703125">
                <text:p>0.4345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0.3720703125">
                <text:p>0.3720703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0.4970703125">
                <text:p>0.497070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0.2529296875">
                <text:p>0.252929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0.1279296875">
                <text:p>0.1279296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0.3779296875">
                <text:p>0.3779296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0.0654296875">
                <text:p>0.0654296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0.3154296875">
                <text:p>0.315429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0.1904296875">
                <text:p>0.190429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0.4404296875">
                <text:p>0.440429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0.4091796875">
                <text:p>0.409179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0.2685546875">
                <text:p>0.2685546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0.3935546875">
                <text:p>0.39355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0.0810546875">
                <text:p>0.0810546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3310546875">
                <text:p>0.3310546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0.4560546875">
                <text:p>0.456054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0.2998046875">
                <text:p>0.29980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0.1748046875">
                <text:p>0.174804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0.4248046875">
                <text:p>0.424804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0.1123046875">
                <text:p>0.1123046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0.3623046875">
                <text:p>0.36230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0.2373046875">
                <text:p>0.2373046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0.4873046875">
                <text:p>0.4873046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0.2607421875">
                <text:p>0.2607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0.1357421875">
                <text:p>0.13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0.3857421875">
                <text:p>0.3857421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0.1982421875">
                <text:p>0.1982421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0.4482421875">
                <text:p>0.448242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0.2919921875">
                <text:p>0.2919921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0.1669921875">
                <text:p>0.166992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0.4169921875">
                <text:p>0.416992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0.1044921875">
                <text:p>0.104492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0.2294921875">
                <text:p>0.229492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0.4794921875">
                <text:p>0.4794921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0.2763671875">
                <text:p>0.276367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0.1513671875">
                <text:p>0.1513671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0.4013671875">
                <text:p>0.4013671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0.3388671875">
                <text:p>0.3388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0.2138671875">
                <text:p>0.2138671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0.3076171875">
                <text:p>0.307617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0.1826171875">
                <text:p>0.1826171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0.4326171875">
                <text:p>0.4326171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0.3701171875">
                <text:p>0.37011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0.2451171875">
                <text:p>0.2451171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0.4951171875">
                <text:p>0.495117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68359375">
                <text:p>0.2568359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3818359375">
                <text:p>0.38183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0.3193359375">
                <text:p>0.31933593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0.1943359375">
                <text:p>0.1943359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0.4130859375">
                <text:p>0.41308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0.1005859375">
                <text:p>0.1005859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0.3505859375">
                <text:p>0.3505859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0.4755859375">
                <text:p>0.475585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0.2724609375">
                <text:p>0.27246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0.1474609375">
                <text:p>0.1474609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0.3974609375">
                <text:p>0.3974609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0.3349609375">
                <text:p>0.3349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0.2099609375">
                <text:p>0.2099609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0.0537109375">
                <text:p>0.053710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0.3037109375">
                <text:p>0.303710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0.1787109375">
                <text:p>0.1787109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0.4287109375">
                <text:p>0.428710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0.1162109375">
                <text:p>0.116210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0.3662109375">
                <text:p>0.3662109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0.4912109375">
                <text:p>0.4912109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0.2646484375">
                <text:p>0.2646484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0.1396484375">
                <text:p>0.139648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0.3896484375">
                <text:p>0.389648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0.0771484375">
                <text:p>0.0771484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0.3271484375">
                <text:p>0.3271484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0.2021484375">
                <text:p>0.2021484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0.4521484375">
                <text:p>0.4521484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0.2958984375">
                <text:p>0.2958984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0.1708984375">
                <text:p>0.1708984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0.4208984375">
                <text:p>0.42089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0.1083984375">
                <text:p>0.1083984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0.3583984375">
                <text:p>0.35839843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0.2333984375">
                <text:p>0.233398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0.4833984375">
                <text:p>0.4833984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0.2802734375">
                <text:p>0.280273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0.4052734375">
                <text:p>0.405273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0.0927734375">
                <text:p>0.0927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